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3000000D68E51C19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5" svg:font-family="Arial, sans-serif"/>
    <style:font-face style:name="OpenSymbol" svg:font-family="OpenSymbol"/>
    <style:font-face style:name="Tahoma2" svg:font-family="Tahoma"/>
    <style:font-face style:name="Segoe UI" svg:font-family="'Segoe UI'" style:font-family-generic="swiss"/>
    <style:font-face style:name="Liberation Mono" svg:font-family="'Liberation Mono'" style:font-family-generic="modern" style:font-pitch="fixed"/>
    <style:font-face style:name="Consolas" svg:font-family="Consolas" style:font-family-generic="swiss" style:font-pitch="fixed"/>
    <style:font-face style:name="MS Mincho" svg:font-family="'MS Mincho'" style:font-pitch="variable"/>
    <style:font-face style:name="Tahoma3" svg:font-family="Tahoma" style:font-pitch="variable"/>
    <style:font-face style:name="Arial4" svg:font-family="Arial" style:font-family-generic="roman"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6.6333in" fo:margin-left="0.0049in" fo:margin-right="0.0069in" table:align="margins" style:writing-mode="lr-tb"/>
    </style:style>
    <style:style style:name="Table3.A" style:family="table-column">
      <style:table-column-properties style:column-width="2.3243in" style:rel-column-width="22963*"/>
    </style:style>
    <style:style style:name="Table3.B" style:family="table-column">
      <style:table-column-properties style:column-width="4.309in" style:rel-column-width="42572*"/>
    </style:style>
    <style:style style:name="Table3.1" style:family="table-row">
      <style:table-row-properties style:min-row-height="0.5604in" style:keep-together="true" fo:keep-together="auto"/>
    </style:style>
    <style:style style:name="Table3.A1" style:family="table-cell">
      <style:table-cell-properties style:vertical-align="middle" fo:padding-left="0.1in" fo:padding-right="0.1in" fo:padding-top="0.0299in" fo:padding-bottom="0.0299in" fo:border-left="0.0007in solid #000000" fo:border-right="none" fo:border-top="0.0007in solid #000000" fo:border-bottom="0.0007in solid #000000" style:writing-mode="lr-tb"/>
    </style:style>
    <style:style style:name="Table3.B1" style:family="table-cell">
      <style:table-cell-properties style:vertical-align="middle" fo:padding-left="0.1in" fo:padding-right="0.1in" fo:padding-top="0.0299in" fo:padding-bottom="0.0299in" fo:border="0.0007in solid #000000" style:writing-mode="lr-tb"/>
    </style:style>
    <style:style style:name="Table3.A2" style:family="table-cell">
      <style:table-cell-properties style:vertical-align="middle" fo:padding-left="0.1in" fo:padding-right="0.1in" fo:padding-top="0.0299in" fo:padding-bottom="0.0299in" fo:border-left="0.0007in solid #000000" fo:border-right="none" fo:border-top="none" fo:border-bottom="0.0007in solid #000000" style:writing-mode="lr-tb"/>
    </style:style>
    <style:style style:name="Table3.B2" style:family="table-cell">
      <style:table-cell-properties style:vertical-align="middle" fo:padding-left="0.1in" fo:padding-right="0.1in" fo:padding-top="0.0299in" fo:padding-bottom="0.0299in" fo:border-left="0.0007in solid #000000" fo:border-right="0.0007in solid #000000" fo:border-top="none" fo:border-bottom="0.0007in solid #000000" style:writing-mode="lr-tb"/>
    </style:style>
    <style:style style:name="Table2" style:family="table">
      <style:table-properties style:width="6.2521in" fo:margin-left="0in" fo:margin-right="0.3931in" table:align="margins" style:writing-mode="lr-tb"/>
    </style:style>
    <style:style style:name="Table2.A" style:family="table-column">
      <style:table-column-properties style:column-width="0.7167in" style:rel-column-width="7513*"/>
    </style:style>
    <style:style style:name="Table2.B" style:family="table-column">
      <style:table-column-properties style:column-width="0.9701in" style:rel-column-width="10172*"/>
    </style:style>
    <style:style style:name="Table2.C" style:family="table-column">
      <style:table-column-properties style:column-width="1.2431in" style:rel-column-width="13033*"/>
    </style:style>
    <style:style style:name="Table2.D" style:family="table-column">
      <style:table-column-properties style:column-width="1.1069in" style:rel-column-width="11602*"/>
    </style:style>
    <style:style style:name="Table2.F" style:family="table-column">
      <style:table-column-properties style:column-width="1.1076in" style:rel-column-width="11613*"/>
    </style:style>
    <style:style style:name="Table2.A1" style:family="table-cell">
      <style:table-cell-properties fo:background-color="#99ffff" fo:padding="0.0382in" fo:border-left="0.0007in solid #000000" fo:border-right="none" fo:border-top="0.0007in solid #000000" fo:border-bottom="0.0007in solid #000000">
        <style:background-image/>
      </style:table-cell-properties>
    </style:style>
    <style:style style:name="Table2.F1" style:family="table-cell">
      <style:table-cell-properties fo:background-color="#99ffff"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2.A3" style:family="table-cell" style:data-style-name="N0">
      <style:table-cell-properties fo:padding="0.0382in" fo:border-left="0.0007in solid #000000" fo:border-right="none" fo:border-top="none" fo:border-bottom="0.0007in solid #000000"/>
    </style:style>
    <style:style style:name="Table5" style:family="table">
      <style:table-properties style:width="6.8333in" fo:margin-left="0.0243in" fo:margin-right="0.0201in" table:align="margins" style:writing-mode="lr-tb"/>
    </style:style>
    <style:style style:name="Table5.A" style:family="table-column">
      <style:table-column-properties style:column-width="2.0604in" style:rel-column-width="19759*"/>
    </style:style>
    <style:style style:name="Table5.B" style:family="table-column">
      <style:table-column-properties style:column-width="4.7729in" style:rel-column-width="45776*"/>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B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B2" style:family="table-cell">
      <style:table-cell-properties style:vertical-align="top" fo:padding="0.0382in" fo:border-left="0.0007in solid #000000" fo:border-right="0.0007in solid #000000" fo:border-top="none" fo:border-bottom="0.0007in solid #000000" style:writing-mode="lr-tb"/>
    </style:style>
    <style:style style:name="Table28" style:family="table">
      <style:table-properties style:width="6.8778in" table:align="margins" style:writing-mode="lr-tb"/>
    </style:style>
    <style:style style:name="Table28.A" style:family="table-column">
      <style:table-column-properties style:column-width="1.4875in" style:rel-column-width="14173*"/>
    </style:style>
    <style:style style:name="Table28.B" style:family="table-column">
      <style:table-column-properties style:column-width="5.3903in" style:rel-column-width="51362*"/>
    </style:style>
    <style:style style:name="Table28.1" style:family="table-row">
      <style:table-row-properties style:min-row-height="0.4083in" style:keep-together="true" fo:keep-together="auto"/>
    </style:style>
    <style:style style:name="Table28.A1" style:family="table-cell">
      <style:table-cell-properties style:vertical-align="middle" fo:padding="0.0382in" fo:border-left="0.0007in solid #000000" fo:border-right="none" fo:border-top="0.0007in solid #000000" fo:border-bottom="0.0007in solid #000000" style:writing-mode="lr-tb"/>
    </style:style>
    <style:style style:name="Table28.B1" style:family="table-cell">
      <style:table-cell-properties style:vertical-align="middle" fo:padding="0.0382in" fo:border="0.0007in solid #000000" style:writing-mode="lr-tb"/>
    </style:style>
    <style:style style:name="Table28.2" style:family="table-row">
      <style:table-row-properties style:min-row-height="0.2444in" style:keep-together="true" fo:keep-together="auto"/>
    </style:style>
    <style:style style:name="Table28.A2" style:family="table-cell">
      <style:table-cell-properties style:vertical-align="middle" fo:padding="0.0382in" fo:border-left="0.0007in solid #000000" fo:border-right="none" fo:border-top="none" fo:border-bottom="0.0007in solid #000000" style:writing-mode="lr-tb"/>
    </style:style>
    <style:style style:name="Table28.B2" style:family="table-cell">
      <style:table-cell-properties style:vertical-align="middle" fo:padding="0.0382in" fo:border-left="0.0007in solid #000000" fo:border-right="0.0007in solid #000000" fo:border-top="none" fo:border-bottom="0.0007in solid #000000" style:writing-mode="lr-tb"/>
    </style:style>
    <style:style style:name="Table1" style:family="table">
      <style:table-properties style:width="6.8778in" table:align="margins" style:writing-mode="lr-tb"/>
    </style:style>
    <style:style style:name="Table1.A" style:family="table-column">
      <style:table-column-properties style:column-width="1.4875in" style:rel-column-width="14173*"/>
    </style:style>
    <style:style style:name="Table1.B" style:family="table-column">
      <style:table-column-properties style:column-width="5.3903in" style:rel-column-width="51362*"/>
    </style:style>
    <style:style style:name="Table1.1" style:family="table-row">
      <style:table-row-properties style:min-row-height="0.4083in" style:keep-together="true" fo:keep-together="auto"/>
    </style:style>
    <style:style style:name="Table1.A1" style:family="table-cell">
      <style:table-cell-properties style:vertical-align="middle" fo:padding="0.0382in" fo:border-left="0.0007in solid #000000" fo:border-right="none" fo:border-top="0.0007in solid #000000" fo:border-bottom="0.0007in solid #000000" style:writing-mode="lr-tb"/>
    </style:style>
    <style:style style:name="Table1.B1" style:family="table-cell">
      <style:table-cell-properties style:vertical-align="middle" fo:padding="0.0382in" fo:border="0.0007in solid #000000" style:writing-mode="lr-tb"/>
    </style:style>
    <style:style style:name="Table85" style:family="table">
      <style:table-properties style:width="6.8778in" table:align="margins" style:writing-mode="lr-tb"/>
    </style:style>
    <style:style style:name="Table85.A" style:family="table-column">
      <style:table-column-properties style:column-width="0.6125in" style:rel-column-width="5833*"/>
    </style:style>
    <style:style style:name="Table85.B" style:family="table-column">
      <style:table-column-properties style:column-width="1.7035in" style:rel-column-width="16232*"/>
    </style:style>
    <style:style style:name="Table85.C" style:family="table-column">
      <style:table-column-properties style:column-width="4.5618in" style:rel-column-width="43470*"/>
    </style:style>
    <style:style style:name="Table85.1" style:family="table-row">
      <style:table-row-properties style:keep-together="true" fo:keep-together="auto"/>
    </style:style>
    <style:style style:name="Table85.A1" style:family="table-cell">
      <style:table-cell-properties style:vertical-align="top" fo:background-color="#808080" fo:padding="0.0382in" fo:border-left="0.0007in solid #000000" fo:border-right="none" fo:border-top="0.0007in solid #000000" fo:border-bottom="0.0007in solid #000000" style:writing-mode="lr-tb">
        <style:background-image/>
      </style:table-cell-properties>
    </style:style>
    <style:style style:name="Table85.C1" style:family="table-cell">
      <style:table-cell-properties style:vertical-align="top" fo:background-color="#808080" fo:padding="0.0382in" fo:border="0.0007in solid #000000" style:writing-mode="lr-tb">
        <style:background-image/>
      </style:table-cell-properties>
    </style:style>
    <style:style style:name="Table85.A2" style:family="table-cell">
      <style:table-cell-properties style:vertical-align="top" fo:padding="0.0382in" fo:border-left="0.0007in solid #000000" fo:border-right="none" fo:border-top="none" fo:border-bottom="0.0007in solid #000000" style:writing-mode="lr-tb"/>
    </style:style>
    <style:style style:name="Table85.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8597in" fo:margin-left="0.0153in" fo:margin-right="0.0028in" table:align="margins" style:writing-mode="lr-tb"/>
    </style:style>
    <style:style style:name="Table4.A" style:family="table-column">
      <style:table-column-properties style:column-width="0.45in" style:rel-column-width="4302*"/>
    </style:style>
    <style:style style:name="Table4.B" style:family="table-column">
      <style:table-column-properties style:column-width="2.0653in" style:rel-column-width="19733*"/>
    </style:style>
    <style:style style:name="Table4.C" style:family="table-column">
      <style:table-column-properties style:column-width="2.2521in" style:rel-column-width="21517*"/>
    </style:style>
    <style:style style:name="Table4.D" style:family="table-column">
      <style:table-column-properties style:column-width="2.0917in" style:rel-column-width="19983*"/>
    </style:style>
    <style:style style:name="Table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cccccc" fo:padding="0.0382in" fo:border="0.0007in solid #000000">
        <style:background-image/>
      </style:table-cell-properties>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4.6" style:family="table-row">
      <style:table-row-properties style:min-row-height="0.5375in"/>
    </style:style>
    <style:style style:name="Table4.C6" style:family="table-cell">
      <style:table-cell-properties style:vertical-align="middle" fo:padding="0.0382in" fo:border-left="0.0007in solid #000000" fo:border-right="none" fo:border-top="none" fo:border-bottom="0.0007in solid #000000"/>
    </style:style>
    <style:style style:name="Table4.7" style:family="table-row">
      <style:table-row-properties style:min-row-height="0.2847in"/>
    </style:style>
    <style:style style:name="Table4.11" style:family="table-row">
      <style:table-row-properties style:min-row-height="0.3021in"/>
    </style:style>
    <style:style style:name="Table4.248" style:family="table-row">
      <style:table-row-properties style:min-row-height="0.5444in"/>
    </style:style>
    <style:style style:name="Table11" style:family="table">
      <style:table-properties style:width="6.875in" table:align="left" style:writing-mode="lr-tb"/>
    </style:style>
    <style:style style:name="Table11.A" style:family="table-column">
      <style:table-column-properties style:column-width="0.4806in"/>
    </style:style>
    <style:style style:name="Table11.B" style:family="table-column">
      <style:table-column-properties style:column-width="1.1083in"/>
    </style:style>
    <style:style style:name="Table11.C" style:family="table-column">
      <style:table-column-properties style:column-width="1.1194in"/>
    </style:style>
    <style:style style:name="Table11.D" style:family="table-column">
      <style:table-column-properties style:column-width="2.1618in"/>
    </style:style>
    <style:style style:name="Table11.E" style:family="table-column">
      <style:table-column-properties style:column-width="2.0049in"/>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1.6" style:family="table-row">
      <style:table-row-properties style:keep-together="true" fo:keep-together="auto"/>
    </style:style>
    <style:style style:name="Table11.24" style:family="table-row">
      <style:table-row-properties style:min-row-height="0.5132in"/>
    </style:style>
    <style:style style:name="Table11.115" style:family="table-row">
      <style:table-row-properties style:min-row-height="0.2889in"/>
    </style:style>
    <style:style style:name="Table11.161" style:family="table-row">
      <style:table-row-properties style:min-row-height="0.5049in"/>
    </style:style>
    <style:style style:name="Table11.216" style:family="table-row">
      <style:table-row-properties style:min-row-height="0.2986in"/>
    </style:style>
    <style:style style:name="Table11.235" style:family="table-row">
      <style:table-row-properties style:min-row-height="0.55in"/>
    </style:style>
    <style:style style:name="P1" style:family="paragraph" style:parent-style-name="Header">
      <style:paragraph-properties fo:text-align="start" style:justify-single-word="false" style:text-autospace="none" style:writing-mode="lr-tb">
        <style:tab-stops>
          <style:tab-stop style:position="6.5339in" style:type="center"/>
        </style:tab-stops>
      </style:paragraph-properties>
      <style:text-properties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style>
    <style:style style:name="P2" style:family="paragraph" style:parent-style-name="Header">
      <style:paragraph-properties fo:text-align="end" style:justify-single-word="false" style:text-autospace="none" style:writing-mode="lr-tb">
        <style:tab-stops>
          <style:tab-stop style:position="6.5339in" style:type="center"/>
        </style:tab-stops>
      </style:paragraph-properties>
      <style:text-properties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style>
    <style:style style:name="P3" style:family="paragraph" style:parent-style-name="Footer">
      <style:paragraph-properties fo:line-height="0.1665in" fo:text-align="start" style:justify-single-word="false" fo:orphans="2" fo:widows="2" fo:hyphenation-ladder-count="no-limit" style:writing-mode="lr-tb">
        <style:tab-stops>
          <style:tab-stop style:position="6.5945in" style:type="center"/>
        </style:tab-stops>
      </style:paragraph-properties>
      <style:text-properties fo:font-size="11pt" fo:font-style="normal" fo:font-weight="normal" style:font-size-asian="11pt" style:font-style-asian="normal" style:font-weight-asian="normal" style:font-size-complex="11pt" style:font-style-complex="normal" style:font-weight-complex="normal" fo:hyphenate="false" fo:hyphenation-remain-char-count="2" fo:hyphenation-push-char-count="2"/>
    </style:style>
    <style:style style:name="P4" style:family="paragraph" style:parent-style-name="Standard">
      <style:paragraph-properties fo:line-height="0.1665in" fo:text-align="start" style:justify-single-word="false" fo:orphans="2" fo:widows="2" fo:hyphenation-ladder-count="no-limit" style:writing-mode="lr-tb">
        <style:tab-stops>
          <style:tab-stop style:position="6.5945in" style:type="center"/>
        </style:tab-stops>
      </style:paragraph-properties>
      <style:text-properties fo:font-size="11pt" fo:font-style="normal" fo:font-weight="bold" style:font-size-asian="11pt" style:font-style-asian="normal" style:font-weight-asian="bold" style:font-size-complex="11pt" style:font-style-complex="normal" style:font-weight-complex="bold" fo:hyphenate="false" fo:hyphenation-remain-char-count="2" fo:hyphenation-push-char-count="2"/>
    </style:style>
    <style:style style:name="P5" style:family="paragraph" style:parent-style-name="Standard">
      <style:paragraph-properties fo:line-height="0.1665in" fo:text-align="start" style:justify-single-word="false" fo:orphans="2" fo:widows="2" fo:hyphenation-ladder-count="no-limit" style:writing-mode="lr-tb"/>
      <style:text-properties fo:color="#000000" style:font-name="Arial" fo:font-size="11pt" fo:language="en" fo:country="US" fo:font-weight="normal" style:font-name-asian="Times New Roman" style:font-size-asian="11pt" style:language-asian="zxx" style:country-asian="none" style:font-weight-asian="normal" style:font-name-complex="Arial" style:font-size-complex="11pt" style:language-complex="ar" style:country-complex="SA" style:font-style-complex="italic" style:font-weight-complex="normal" fo:hyphenate="false" fo:hyphenation-remain-char-count="2" fo:hyphenation-push-char-count="2"/>
    </style:style>
    <style:style style:name="P6" style:family="paragraph" style:parent-style-name="template">
      <style:paragraph-properties fo:line-height="150%" fo:text-align="justify" style:justify-single-word="false" fo:orphans="2" fo:widows="2" fo:hyphenation-ladder-count="no-limit" style:writing-mode="lr-tb"/>
      <style:text-properties style:use-window-font-color="true" style:font-name="Arial" fo:language="en" fo:country="US" fo:font-style="normal" style:font-name-asian="Times New Roman" style:language-asian="zxx" style:country-asian="none" style:font-style-asian="normal" style:font-name-complex="Times New Roman" style:font-size-complex="10pt" style:language-complex="ar" style:country-complex="SA" style:font-style-complex="normal" fo:hyphenate="false" fo:hyphenation-remain-char-count="2" fo:hyphenation-push-char-count="2"/>
    </style:style>
    <style:style style:name="P7" style:family="paragraph" style:parent-style-name="Standard">
      <style:paragraph-properties fo:margin-left="0in" fo:margin-right="0in" fo:margin-top="0in" fo:margin-bottom="0in" fo:text-align="start" style:justify-single-word="false" fo:text-indent="0in" style:auto-text-indent="false" style:snap-to-layout-grid="false">
        <style:tab-stops>
          <style:tab-stop style:position="8.652in"/>
          <style:tab-stop style:position="11.3429in"/>
          <style:tab-stop style:position="17.4799in" style:type="right" style:leader-style="dotted" style:leader-text="."/>
        </style:tab-stops>
      </style:paragraph-properties>
      <style:text-properties style:use-window-font-color="true" style:font-name="Arial" fo:font-size="11pt" style:font-size-asian="11pt" style:font-size-complex="11pt"/>
    </style:style>
    <style:style style:name="P8" style:family="paragraph" style:parent-style-name="Header">
      <style:paragraph-properties fo:text-align="start" style:justify-single-word="false"/>
    </style:style>
    <style:style style:name="P9" style:family="paragraph" style:parent-style-name="Header">
      <style:paragraph-properties fo:text-align="start" style:justify-single-word="false">
        <style:tab-stops>
          <style:tab-stop style:position="6.5339in" style:type="center"/>
        </style:tab-stops>
      </style:paragraph-properties>
      <style:text-properties fo:font-weight="bold" style:font-weight-asian="bold" style:font-weight-complex="bold"/>
    </style:style>
    <style:style style:name="P10" style:family="paragraph" style:parent-style-name="Header">
      <style:paragraph-properties style:snap-to-layout-grid="false">
        <style:tab-stops/>
      </style:paragraph-properties>
      <style:text-properties style:font-name="Arial" fo:font-size="11pt" fo:font-style="normal" fo:font-weight="normal" fo:background-color="transparent" style:font-size-asian="11pt" style:font-style-asian="normal" style:font-weight-asian="normal" style:font-name-complex="Arial" style:font-style-complex="normal" style:font-weight-complex="normal"/>
    </style:style>
    <style:style style:name="P11" style:family="paragraph" style:parent-style-name="Header">
      <style:paragraph-properties style:snap-to-layout-grid="false">
        <style:tab-stops/>
      </style:paragraph-properties>
      <style:text-properties style:font-name="Arial" fo:font-size="11pt" fo:font-style="normal" fo:font-weight="normal" fo:background-color="transparent" style:font-size-asian="11pt" style:font-style-asian="normal" style:font-weight-asian="normal" style:font-name-complex="Arial" style:font-size-complex="11pt" style:font-style-complex="normal" style:font-weight-complex="normal"/>
    </style:style>
    <style:style style:name="P12" style:family="paragraph" style:parent-style-name="Header">
      <style:paragraph-properties style:snap-to-layout-grid="false">
        <style:tab-stops/>
      </style:paragraph-properties>
      <style:text-properties fo:color="#000000" style:font-name="Arial" fo:font-size="11pt" fo:font-style="normal" fo:font-weight="normal" fo:background-color="transparent" style:font-size-asian="11pt" style:font-style-asian="normal" style:font-weight-asian="normal" style:font-name-complex="Arial" style:font-size-complex="11pt" style:font-style-complex="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start" style:justify-single-word="false">
        <style:tab-stops>
          <style:tab-stop style:position="6.4201in" style:type="center"/>
        </style:tab-stops>
      </style:paragraph-properties>
      <style:text-properties fo:font-weight="bold" style:font-weight-asian="bold" style:font-weight-complex="bold"/>
    </style:style>
    <style:style style:name="P15" style:family="paragraph" style:parent-style-name="Standard">
      <style:paragraph-properties fo:line-height="150%"/>
      <style:text-properties fo:font-weight="bold" style:font-weight-asian="bold" style:font-weight-complex="bold"/>
    </style:style>
    <style:style style:name="P16" style:family="paragraph" style:parent-style-name="Standard">
      <style:text-properties fo:font-weight="bold" fo:background-color="transparent" style:font-weight-asian="bold" style:font-weight-complex="bold"/>
    </style:style>
    <style:style style:name="P17" style:family="paragraph" style:parent-style-name="Standard">
      <style:paragraph-properties fo:text-align="justify" style:justify-single-word="false"/>
      <style:text-properties fo:font-weight="bold" fo:background-color="transparent" style:font-weight-asian="bold" style:font-weight-complex="bold"/>
    </style:style>
    <style:style style:name="P18" style:family="paragraph" style:parent-style-name="Standard">
      <style:paragraph-properties fo:text-align="start" style:justify-single-word="false"/>
      <style:text-properties fo:font-weight="bold" fo:background-color="transparent" style:font-weight-asian="bold" style:font-weight-complex="bold"/>
    </style:style>
    <style:style style:name="P19" style:family="paragraph" style:parent-style-name="Standard">
      <style:paragraph-properties fo:text-align="start" style:justify-single-word="false">
        <style:tab-stops>
          <style:tab-stop style:position="6.4201in" style:type="center"/>
        </style:tab-stops>
      </style:paragraph-properties>
      <style:text-properties style:font-name="Arial" fo:font-size="11pt" fo:font-weight="bold" style:font-size-asian="11pt" style:font-weight-asian="bold" style:font-size-complex="11pt" style:font-weight-complex="bold"/>
    </style:style>
    <style:style style:name="P20" style:family="paragraph" style:parent-style-name="Standard">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21" style:family="paragraph" style:parent-style-name="Standard">
      <style:paragraph-properties style:snap-to-layout-grid="false"/>
      <style:text-properties style:font-name="Arial" fo:font-size="11pt" fo:font-weight="bold" fo:background-color="transparent" style:font-size-asian="11pt" style:font-weight-asian="bold" style:font-name-complex="Arial"/>
    </style:style>
    <style:style style:name="P22" style:family="paragraph" style:parent-style-name="Standard">
      <style:text-properties style:font-name="Arial" fo:font-size="11pt" fo:font-weight="bold" fo:background-color="transparent" style:font-size-asian="11pt" style:font-weight-asian="bold" style:font-size-complex="11pt" style:font-weight-complex="bold"/>
    </style:style>
    <style:style style:name="P23" style:family="paragraph" style:parent-style-name="Standard">
      <style:paragraph-properties fo:line-height="150%" fo:text-align="justify" style:justify-single-word="false"/>
      <style:text-properties style:font-name="Arial" fo:font-size="11pt" fo:font-weight="bold" fo:background-color="transparent" style:font-size-asian="11pt" style:font-weight-asian="bold" style:font-size-complex="11pt" style:font-weight-complex="bold"/>
    </style:style>
    <style:style style:name="P24" style:family="paragraph" style:parent-style-name="Standard">
      <style:text-properties style:font-name="Arial" fo:font-size="11pt" fo:font-weight="bold" fo:background-color="#ffffff" style:font-size-asian="11pt" style:font-weight-asian="bold" style:font-size-complex="11pt" style:font-weight-complex="bold"/>
    </style:style>
    <style:style style:name="P25" style:family="paragraph" style:parent-style-name="Standard">
      <style:paragraph-properties style:snap-to-layout-grid="false"/>
      <style:text-properties style:font-name="Arial" fo:font-size="11pt" fo:font-style="normal" fo:font-weight="normal" fo:background-color="transparent" style:font-size-asian="11pt" style:language-asian="en" style:country-asian="US" style:font-style-asian="normal" style:font-weight-asian="normal" style:font-name-complex="Arial" style:font-size-complex="11pt" style:font-style-complex="normal" style:font-weight-complex="normal"/>
    </style:style>
    <style:style style:name="P26" style:family="paragraph" style:parent-style-name="Standard">
      <style:text-properties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P27" style:family="paragraph" style:parent-style-name="Standard">
      <style:text-properties style:font-name="Arial" fo:font-size="11pt" fo:font-style="normal" fo:background-color="transparent" style:font-size-asian="11pt" style:font-style-asian="normal" style:font-size-complex="11pt" style:font-style-complex="normal"/>
    </style:style>
    <style:style style:name="P28" style:family="paragraph" style:parent-style-name="Standard">
      <style:text-properties style:font-name="Arial" fo:font-size="11pt" fo:font-style="normal" fo:font-weight="bold" fo:background-color="transparent" style:font-size-asian="11pt" style:font-style-asian="normal" style:font-weight-asian="bold" style:font-size-complex="11pt" style:font-style-complex="normal" style:font-weight-complex="bold"/>
    </style:style>
    <style:style style:name="P29"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30" style:family="paragraph" style:parent-style-name="Standard">
      <style:paragraph-properties fo:line-height="150%" fo:text-align="justify" style:justify-single-word="false"/>
      <style:text-properties style:font-name="Arial" fo:font-size="11pt" style:font-size-asian="11pt" style:font-size-complex="11pt"/>
    </style:style>
    <style:style style:name="P31" style:family="paragraph" style:parent-style-name="Standard">
      <style:paragraph-properties fo:text-align="justify" style:justify-single-word="false"/>
      <style:text-properties style:font-name="Arial" fo:font-size="11pt" style:font-size-asian="11pt" style:font-size-complex="11pt"/>
    </style:style>
    <style:style style:name="P32" style:family="paragraph" style:parent-style-name="Standard">
      <style:text-properties style:font-name="Arial" fo:font-size="11pt" fo:background-color="transparent" style:font-size-asian="11pt" style:font-name-complex="Arial"/>
    </style:style>
    <style:style style:name="P33" style:family="paragraph" style:parent-style-name="Standard">
      <style:paragraph-properties style:snap-to-layout-grid="false"/>
      <style:text-properties style:font-name="Arial" fo:font-size="11pt" fo:background-color="transparent" style:font-size-asian="11pt" style:font-name-complex="Arial"/>
    </style:style>
    <style:style style:name="P34" style:family="paragraph" style:parent-style-name="Standard">
      <style:paragraph-properties fo:text-align="justify" style:justify-single-word="false"/>
      <style:text-properties style:font-name="Arial" fo:font-size="11pt" fo:background-color="#ffffff" style:font-size-asian="11pt" style:font-size-complex="11pt"/>
    </style:style>
    <style:style style:name="P35" style:family="paragraph" style:parent-style-name="Standard">
      <style:text-properties style:font-name="Arial" fo:font-size="11pt" fo:font-weight="normal" fo:background-color="transparent" style:font-size-asian="11pt" style:font-weight-asian="normal" style:font-size-complex="11pt" style:font-weight-complex="normal"/>
    </style:style>
    <style:style style:name="P36" style:family="paragraph" style:parent-style-name="Standard">
      <style:paragraph-properties fo:line-height="150%"/>
      <style:text-properties style:font-name="Arial" fo:font-size="11pt" fo:font-weight="normal" fo:background-color="transparent" style:font-size-asian="11pt" style:font-weight-asian="normal" style:font-size-complex="11pt" style:font-weight-complex="normal"/>
    </style:style>
    <style:style style:name="P37" style:family="paragraph" style:parent-style-name="Standard">
      <style:paragraph-properties fo:line-height="150%" fo:text-align="justify" style:justify-single-word="false"/>
      <style:text-properties style:font-name="Arial" fo:font-size="11pt" fo:font-weight="normal" fo:background-color="transparent" style:font-size-asian="11pt" style:font-weight-asian="normal" style:font-size-complex="11pt" style:font-weight-complex="normal"/>
    </style:style>
    <style:style style:name="P38" style:family="paragraph" style:parent-style-name="Standard">
      <style:text-properties style:font-name="Arial" fo:font-size="11pt" fo:font-weight="normal" fo:background-color="#ffff00" style:font-size-asian="11pt" style:font-weight-asian="normal" style:font-size-complex="11pt" style:font-weight-complex="normal"/>
    </style:style>
    <style:style style:name="P39" style:family="paragraph" style:parent-style-name="Standard">
      <style:text-properties style:font-name="Arial" fo:font-size="11pt" fo:font-weight="normal" fo:background-color="#eeeeee" style:font-size-asian="11pt" style:font-weight-asian="normal" style:font-size-complex="11pt" style:font-weight-complex="normal"/>
    </style:style>
    <style:style style:name="P40"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41" style:family="paragraph" style:parent-style-name="Standard">
      <style:text-properties style:font-name="Arial" fo:font-style="normal" fo:font-weight="normal" style:font-style-asian="normal" style:font-weight-asian="normal" style:font-style-complex="normal" style:font-weight-complex="normal"/>
    </style:style>
    <style:style style:name="P42" style:family="paragraph" style:parent-style-name="Standard">
      <style:text-properties style:font-name="Arial" fo:font-style="normal" fo:font-weight="normal" fo:background-color="transparent" style:font-style-asian="normal" style:font-weight-asian="normal" style:font-style-complex="normal" style:font-weight-complex="normal"/>
    </style:style>
    <style:style style:name="P43" style:family="paragraph" style:parent-style-name="Standard">
      <style:text-properties style:font-name="Arial" fo:font-style="normal" fo:font-weight="bold"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style:font-name="Arial" fo:font-style="normal" fo:font-weight="bold" style:font-style-asian="normal" style:font-weight-asian="bold" style:font-style-complex="normal" style:font-weight-complex="bold"/>
    </style:style>
    <style:style style:name="P45" style:family="paragraph" style:parent-style-name="Standard">
      <style:text-properties style:font-name="Arial" fo:font-style="normal" fo:font-weight="bold" fo:background-color="transparent" style:font-style-asian="normal" style:font-weight-asian="bold" style:font-style-complex="normal" style:font-weight-complex="bold"/>
    </style:style>
    <style:style style:name="P46" style:family="paragraph" style:parent-style-name="Standard">
      <style:text-properties style:font-name="Arial" fo:font-style="normal" style:font-style-asian="normal" style:font-style-complex="normal"/>
    </style:style>
    <style:style style:name="P47" style:family="paragraph" style:parent-style-name="Standard">
      <style:text-properties style:font-name="Arial" fo:font-weight="bold" style:font-weight-asian="bold" style:font-weight-complex="bold"/>
    </style:style>
    <style:style style:name="P48" style:family="paragraph" style:parent-style-name="Standard">
      <style:text-properties style:font-name="Arial" fo:font-weight="bold" fo:background-color="transparent" style:font-weight-asian="bold" style:font-weight-complex="bold"/>
    </style:style>
    <style:style style:name="P49" style:family="paragraph" style:parent-style-name="Standard">
      <style:paragraph-properties fo:line-height="150%"/>
      <style:text-properties style:font-name="Arial" fo:font-weight="bold" fo:background-color="transparent" style:font-weight-asian="bold" style:font-weight-complex="bold"/>
    </style:style>
    <style:style style:name="P50" style:family="paragraph" style:parent-style-name="Standard">
      <style:text-properties style:font-name="Arial" fo:font-weight="normal" style:font-weight-asian="normal" style:font-weight-complex="normal"/>
    </style:style>
    <style:style style:name="P51" style:family="paragraph" style:parent-style-name="Standard">
      <style:text-properties style:font-name="Arial" fo:font-weight="normal" fo:background-color="transparent" style:font-weight-asian="normal" style:font-weight-complex="normal"/>
    </style:style>
    <style:style style:name="P52" style:family="paragraph" style:parent-style-name="Standard">
      <style:text-properties style:font-name="Arial" fo:font-weight="normal" fo:background-color="#ffff00" style:font-weight-asian="normal" style:font-weight-complex="normal"/>
    </style:style>
    <style:style style:name="P53" style:family="paragraph" style:parent-style-name="Standard">
      <style:text-properties style:font-name="Arial" fo:font-size="16pt" fo:font-style="normal" fo:font-weight="bold" fo:background-color="transparent" style:font-size-asian="16pt" style:font-style-asian="normal" style:font-weight-asian="bold" style:font-size-complex="16pt" style:font-style-complex="normal" style:font-weight-complex="bold"/>
    </style:style>
    <style:style style:name="P54"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55" style:family="paragraph" style:parent-style-name="Standard">
      <style:text-properties style:font-name="Arial" style:text-underline-style="solid" style:text-underline-width="auto" style:text-underline-color="font-color" fo:font-weight="normal" fo:background-color="#ffff00" style:font-weight-asian="normal" style:font-weight-complex="normal"/>
    </style:style>
    <style:style style:name="P56" style:family="paragraph" style:parent-style-name="Standard">
      <style:text-properties style:font-name="Arial" style:text-underline-style="none" fo:font-weight="normal" style:font-weight-asian="normal" style:font-weight-complex="normal"/>
    </style:style>
    <style:style style:name="P57" style:family="paragraph" style:parent-style-name="Standard">
      <style:text-properties style:font-name="Arial" style:text-underline-style="none" fo:font-weight="normal" fo:background-color="transparent" style:font-weight-asian="normal" style:font-weight-complex="normal"/>
    </style:style>
    <style:style style:name="P58" style:family="paragraph" style:parent-style-name="Standard">
      <style:text-properties style:font-name="Arial" style:text-underline-style="none" fo:font-weight="bold" fo:background-color="transparent" style:font-weight-asian="bold" style:font-weight-complex="bold"/>
    </style:style>
    <style:style style:name="P59" style:family="paragraph" style:parent-style-name="Standard">
      <style:paragraph-properties style:snap-to-layout-grid="false"/>
      <style:text-properties style:use-window-font-color="true" style:font-name="Arial" fo:font-size="11pt" fo:font-style="normal" fo:font-weight="normal" fo:background-color="transparent" style:font-name-asian="Times New Roman"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P60" style:family="paragraph" style:parent-style-name="Standard">
      <style:paragraph-properties fo:text-align="center" style:justify-single-word="false" style:snap-to-layout-grid="false"/>
      <style:text-properties style:use-window-font-color="true" style:font-name="Arial" fo:font-size="11pt" fo:language="en" fo:country="US" style:font-name-asian="Times New Roman" style:font-size-asian="11pt" style:language-asian="zxx" style:country-asian="none" style:font-name-complex="Arial" style:font-size-complex="11pt" style:language-complex="ar" style:country-complex="SA" style:font-weight-complex="bold"/>
    </style:style>
    <style:style style:name="P61" style:family="paragraph" style:parent-style-name="Standard">
      <style:text-properties style:use-window-font-color="true" style:font-name="Arial" fo:font-size="11pt" fo:language="en" fo:country="US" fo:font-style="normal" fo:font-weight="normal"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62" style:family="paragraph" style:parent-style-name="Standard">
      <style:text-properties style:use-window-font-color="true" style:font-name="Arial" fo:font-size="11pt" fo:language="en" fo:country="US" fo:font-style="normal" fo:font-weight="normal"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63" style:family="paragraph" style:parent-style-name="Standard">
      <style:text-properties style:use-window-font-color="true" style:font-name="Arial" fo:font-size="11pt" fo:language="en" fo:country="US" fo:font-style="normal" fo:font-weight="normal"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64" style:family="paragraph" style:parent-style-name="Standard">
      <style:text-properties style:use-window-font-color="true" style:font-name="Arial" fo:font-size="11pt" fo:language="en" fo:country="US" fo:font-style="normal" fo:font-weight="bold" style:font-name-asian="Times New Roman" style:font-size-asian="11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65" style:family="paragraph" style:parent-style-name="Standard">
      <style:text-properties style:use-window-font-color="true" style:font-name="Arial" fo:font-size="11pt" fo:language="en" fo:country="US" fo:font-weight="normal"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66" style:family="paragraph" style:parent-style-name="Standard">
      <style:paragraph-properties fo:line-height="150%"/>
      <style:text-properties style:use-window-font-color="true" fo:language="en" fo:country="US" style:font-name-asian="Times New Roman" style:language-asian="zxx" style:country-asian="none" style:font-name-complex="Times New Roman" style:language-complex="ar" style:country-complex="SA"/>
    </style:style>
    <style:style style:name="P67" style:family="paragraph" style:parent-style-name="Standard">
      <style:text-properties style:use-window-font-color="true" style:font-name="Arial2" fo:font-size="11pt" fo:language="en" fo:country="US" fo:font-style="normal" fo:font-weight="bold" style:font-name-asian="Times New Roman" style:font-size-asian="11pt" style:language-asian="zxx" style:country-asian="none" style:font-style-asian="normal" style:font-weight-asian="bold" style:font-name-complex="Times New Roman" style:font-size-complex="10pt" style:language-complex="ar" style:country-complex="SA" style:font-style-complex="normal"/>
    </style:style>
    <style:style style:name="P68" style:family="paragraph" style:parent-style-name="Standard">
      <style:text-properties style:use-window-font-color="true" style:font-name="Arial1" fo:font-size="11pt" fo:language="en" fo:country="US" fo:font-weight="normal" fo:background-color="transparent"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P69" style:family="paragraph" style:parent-style-name="Standard">
      <style:paragraph-properties fo:text-align="start" style:justify-single-word="false"/>
    </style:style>
    <style:style style:name="P70" style:family="paragraph" style:parent-style-name="Standard">
      <style:text-properties fo:color="#000000"/>
    </style:style>
    <style:style style:name="P71" style:family="paragraph" style:parent-style-name="Standard">
      <style:text-properties fo:color="#000000" style:font-name="Arial" fo:font-size="11pt" style:font-size-asian="11pt" style:font-name-complex="Arial"/>
    </style:style>
    <style:style style:name="P72" style:family="paragraph" style:parent-style-name="Standard">
      <style:text-properties fo:color="#000000" style:font-name="Arial" fo:font-size="11pt" fo:font-weight="bold" style:font-size-asian="11pt" style:font-weight-asian="bold" style:font-name-complex="Arial" style:font-weight-complex="normal"/>
    </style:style>
    <style:style style:name="P73" style:family="paragraph" style:parent-style-name="Standard">
      <style:text-properties fo:color="#000000" style:font-name="Arial" fo:font-size="11pt" fo:font-weight="normal" fo:background-color="transparent" style:font-size-asian="11pt" style:font-weight-asian="normal" style:font-size-complex="11pt" style:font-weight-complex="normal"/>
    </style:style>
    <style:style style:name="P74" style:family="paragraph" style:parent-style-name="Standard">
      <style:text-properties fo:color="#000000" style:font-name="Arial" fo:font-size="11pt" fo:font-weight="normal" fo:background-color="transparent" style:font-name-asian="Consolas" style:font-size-asian="11pt" style:font-weight-asian="normal" style:font-name-complex="Consolas" style:font-size-complex="11pt" style:font-weight-complex="normal"/>
    </style:style>
    <style:style style:name="P75" style:family="paragraph" style:parent-style-name="Standard">
      <style:text-properties fo:color="#000000" style:font-name="Arial" fo:font-style="normal" fo:font-weight="normal" style:font-style-asian="normal" style:font-weight-asian="normal" style:font-style-complex="normal" style:font-weight-complex="normal"/>
    </style:style>
    <style:style style:name="P76" style:family="paragraph" style:parent-style-name="Standard">
      <style:text-properties fo:color="#000000" style:font-name="Arial" fo:font-style="normal" fo:font-weight="normal" fo:background-color="transparent" style:font-style-asian="normal" style:font-weight-asian="normal" style:font-style-complex="normal" style:font-weight-complex="normal"/>
    </style:style>
    <style:style style:name="P77" style:family="paragraph" style:parent-style-name="Standard">
      <style:text-properties fo:color="#000000" style:font-name="Arial" fo:font-style="normal" fo:font-weight="bold" style:font-style-asian="normal" style:font-weight-asian="bold" style:font-style-complex="normal" style:font-weight-complex="bold"/>
    </style:style>
    <style:style style:name="P78" style:family="paragraph" style:parent-style-name="Standard">
      <style:text-properties fo:color="#000000" style:font-name="Arial" fo:font-weight="bold" style:font-weight-asian="bold" style:font-weight-complex="bold"/>
    </style:style>
    <style:style style:name="P79" style:family="paragraph" style:parent-style-name="Standard">
      <style:text-properties fo:color="#000000" fo:font-weight="normal" style:font-weight-asian="normal" style:font-weight-complex="normal"/>
    </style:style>
    <style:style style:name="P80" style:family="paragraph" style:parent-style-name="Standard">
      <style:text-properties fo:color="#000000" fo:font-weight="normal" fo:background-color="#ffffff" style:font-weight-asian="normal" style:font-weight-complex="normal"/>
    </style:style>
    <style:style style:name="P81" style:family="paragraph" style:parent-style-name="Standard">
      <style:text-properties fo:color="#000000" fo:font-weight="normal" fo:background-color="transparent" style:font-weight-asian="normal" style:font-weight-complex="normal"/>
    </style:style>
    <style:style style:name="P82" style:family="paragraph" style:parent-style-name="Standard">
      <style:text-properties fo:color="#000000" style:text-position="sub 58%"/>
    </style:style>
    <style:style style:name="P83" style:family="paragraph" style:parent-style-name="Standard">
      <style:text-properties fo:color="#000000" fo:background-color="transparent"/>
    </style:style>
    <style:style style:name="P84" style:family="paragraph" style:parent-style-name="Standard">
      <style:text-properties fo:font-weight="normal" style:font-weight-asian="normal" style:font-weight-complex="normal"/>
    </style:style>
    <style:style style:name="P85" style:family="paragraph" style:parent-style-name="Standard">
      <style:paragraph-properties fo:text-align="justify" style:justify-single-word="false"/>
      <style:text-properties fo:font-weight="normal" style:font-weight-asian="normal" style:font-weight-complex="normal"/>
    </style:style>
    <style:style style:name="P86" style:family="paragraph" style:parent-style-name="Standard">
      <style:paragraph-properties fo:line-height="150%" fo:text-align="justify" style:justify-single-word="false"/>
      <style:text-properties fo:font-weight="normal" style:font-weight-asian="normal" style:font-weight-complex="normal"/>
    </style:style>
    <style:style style:name="P87" style:family="paragraph" style:parent-style-name="Standard">
      <style:text-properties fo:font-weight="normal" fo:background-color="transparent" style:font-weight-asian="normal" style:font-weight-complex="normal"/>
    </style:style>
    <style:style style:name="P88" style:family="paragraph" style:parent-style-name="Standard">
      <style:paragraph-properties fo:text-align="justify" style:justify-single-word="false"/>
      <style:text-properties fo:font-weight="normal" fo:background-color="transparent" style:font-weight-asian="normal" style:font-weight-complex="normal"/>
    </style:style>
    <style:style style:name="P89" style:family="paragraph" style:parent-style-name="Standard">
      <style:paragraph-properties fo:line-height="150%"/>
      <style:text-properties fo:font-weight="normal" fo:background-color="transparent" style:font-weight-asian="normal" style:font-weight-complex="normal"/>
    </style:style>
    <style:style style:name="P90" style:family="paragraph" style:parent-style-name="Standard">
      <style:paragraph-properties fo:text-align="start" style:justify-single-word="false"/>
      <style:text-properties fo:font-weight="normal" fo:background-color="transparent" style:font-weight-asian="normal" style:font-weight-complex="normal"/>
    </style:style>
    <style:style style:name="P91" style:family="paragraph" style:parent-style-name="Standard">
      <style:text-properties fo:font-weight="normal" fo:background-color="#ffff00" style:font-weight-asian="normal" style:font-weight-complex="normal"/>
    </style:style>
    <style:style style:name="P92" style:family="paragraph" style:parent-style-name="Standard">
      <style:text-properties fo:font-weight="normal" fo:background-color="#ffffff" style:font-weight-asian="normal" style:font-weight-complex="normal"/>
    </style:style>
    <style:style style:name="P93" style:family="paragraph" style:parent-style-name="Standard">
      <style:text-properties fo:font-weight="normal" fo:background-color="#eeeeee" style:font-weight-asian="normal" style:font-weight-complex="normal"/>
    </style:style>
    <style:style style:name="P94" style:family="paragraph" style:parent-style-name="Standard">
      <style:text-properties fo:font-variant="normal" fo:text-transform="none" style:use-window-font-color="true" style:font-name="Arial" fo:font-size="11pt" fo:language="en" fo:country="US" fo:font-style="normal" fo:font-weight="normal"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P95" style:family="paragraph" style:parent-style-name="Standard">
      <style:text-properties fo:font-variant="normal" fo:text-transform="none" style:use-window-font-color="true" style:font-name="Arial" fo:font-size="11pt" fo:language="en" fo:country="US" fo:font-style="normal" fo:font-weight="normal"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96" style:family="paragraph" style:parent-style-name="Standard">
      <style:text-properties fo:font-variant="normal" fo:text-transform="none" style:use-window-font-color="true" style:font-name="Arial" fo:font-size="11pt" fo:language="en" fo:country="US" fo:font-style="normal" fo:font-weight="normal" fo:background-color="transparent"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P97" style:family="paragraph" style:parent-style-name="Standard">
      <style:paragraph-properties fo:line-height="150%"/>
      <style:text-properties fo:font-variant="normal" fo:text-transform="none" style:use-window-font-color="true" style:font-name="Arial" fo:font-size="11pt" fo:language="en" fo:country="US" fo:font-style="normal" fo:font-weight="normal" fo:background-color="transparent"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P98" style:family="paragraph" style:parent-style-name="Standard">
      <style:paragraph-properties fo:line-height="150%" fo:text-align="justify" style:justify-single-word="false"/>
      <style:text-properties fo:font-variant="normal" fo:text-transform="none" style:use-window-font-color="true" style:font-name="Arial" fo:font-size="11pt" fo:language="en" fo:country="US" fo:font-style="normal" fo:font-weight="normal" fo:background-color="transparent"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P99" style:family="paragraph" style:parent-style-name="Standard">
      <style:text-properties fo:font-variant="normal" fo:text-transform="none" style:use-window-font-color="true" style:font-name="Arial" fo:font-size="11pt" fo:language="en" fo:country="US" fo:font-style="normal" fo:font-weight="normal" fo:background-color="transparent"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00" style:family="paragraph" style:parent-style-name="Standard">
      <style:text-properties fo:font-variant="normal" fo:text-transform="none" style:use-window-font-color="true" style:font-name="Arial" fo:font-size="11pt" fo:language="en" fo:country="US" fo:font-style="normal" fo:font-weight="bold" fo:background-color="transparent"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01" style:family="paragraph" style:parent-style-name="Standard">
      <style:paragraph-properties fo:line-height="150%" fo:text-align="justify" style:justify-single-word="false"/>
      <style:text-properties fo:font-variant="normal" fo:text-transform="none" style:use-window-font-color="true" style:font-name="Arial" fo:font-size="11pt" fo:language="en" fo:country="US" fo:font-style="normal" fo:font-weight="bold" fo:background-color="transparent"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02" style:family="paragraph" style:parent-style-name="Standard">
      <style:text-properties fo:font-variant="normal" fo:text-transform="none" style:font-name="Arial5" fo:font-style="normal" fo:font-weight="normal" style:font-weight-asian="normal" style:font-weight-complex="normal"/>
    </style:style>
    <style:style style:name="P103" style:family="paragraph" style:parent-style-name="Standard">
      <style:text-properties fo:font-variant="normal" fo:text-transform="none" style:font-name="Arial5" fo:font-style="normal" fo:font-weight="bold" style:font-weight-asian="bold" style:font-weight-complex="bold"/>
    </style:style>
    <style:style style:name="P104" style:family="paragraph" style:parent-style-name="Standard">
      <style:text-properties fo:font-variant="normal" fo:text-transform="none" style:font-name="Arial" fo:font-style="normal" fo:font-weight="normal" style:font-weight-asian="normal" style:font-weight-complex="normal"/>
    </style:style>
    <style:style style:name="P105" style:family="paragraph" style:parent-style-name="Standard">
      <style:text-properties fo:font-variant="normal" fo:text-transform="none" fo:color="#000000" style:font-name="Arial" fo:font-size="11pt" fo:language="en" fo:country="US" fo:font-style="normal" fo:font-weight="normal" fo:background-color="transparent"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P106" style:family="paragraph" style:parent-style-name="Standard">
      <style:paragraph-properties fo:line-height="150%"/>
    </style:style>
    <style:style style:name="P107" style:family="paragraph" style:parent-style-name="Standard">
      <style:paragraph-properties fo:line-height="150%" fo:text-align="justify" style:justify-single-word="false"/>
    </style:style>
    <style:style style:name="P108" style:family="paragraph" style:parent-style-name="Standard">
      <style:paragraph-properties fo:text-align="center" style:justify-single-word="false"/>
    </style:style>
    <style:style style:name="P109" style:family="paragraph" style:parent-style-name="Standard">
      <style:paragraph-properties fo:text-align="center" style:justify-single-word="false" style:snap-to-layout-grid="false"/>
    </style:style>
    <style:style style:name="P110" style:family="paragraph" style:parent-style-name="Standard">
      <style:paragraph-properties fo:line-height="150%" fo:text-align="start" style:justify-single-word="false"/>
      <style:text-properties fo:color="#00cc00" style:font-name="Arial" fo:font-size="12pt" fo:font-style="normal" fo:font-weight="bold" style:font-size-asian="12pt" style:font-style-asian="normal" style:font-weight-asian="bold" style:font-size-complex="12pt" style:font-style-complex="normal" style:font-weight-complex="bold"/>
    </style:style>
    <style:style style:name="P111" style:family="paragraph" style:parent-style-name="Standard">
      <style:text-properties fo:color="#c9211e"/>
    </style:style>
    <style:style style:name="P112" style:family="paragraph" style:parent-style-name="Standard">
      <style:text-properties style:font-name="Arial5" fo:font-weight="normal" style:font-weight-asian="normal" style:font-weight-complex="normal"/>
    </style:style>
    <style:style style:name="P113" style:family="paragraph" style:parent-style-name="Standard">
      <style:text-properties fo:font-style="normal" style:font-style-asian="normal" style:font-style-complex="normal"/>
    </style:style>
    <style:style style:name="P114" style:family="paragraph" style:parent-style-name="Standard">
      <style:paragraph-properties fo:line-height="150%"/>
      <style:text-properties fo:font-size="12pt" fo:font-weight="bold" style:font-size-asian="12pt" style:font-weight-asian="bold" style:font-size-complex="12pt" style:font-weight-complex="bold"/>
    </style:style>
    <style:style style:name="P115" style:family="paragraph" style:parent-style-name="Standard">
      <style:text-properties style:text-underline-style="solid" style:text-underline-width="auto" style:text-underline-color="font-color" fo:font-weight="normal" style:font-weight-asian="normal" style:font-weight-complex="normal"/>
    </style:style>
    <style:style style:name="P116" style:family="paragraph" style:parent-style-name="Standard">
      <style:text-properties style:text-underline-style="none"/>
    </style:style>
    <style:style style:name="P117" style:family="paragraph" style:parent-style-name="Standard">
      <style:text-properties style:text-underline-style="none" fo:font-weight="normal" style:font-weight-asian="normal" style:font-weight-complex="normal"/>
    </style:style>
    <style:style style:name="P118" style:family="paragraph" style:parent-style-name="Standard">
      <style:text-properties style:text-underline-style="none" fo:font-weight="bold" style:font-weight-asian="bold" style:font-weight-complex="bold"/>
    </style:style>
    <style:style style:name="P119" style:family="paragraph" style:parent-style-name="Standard">
      <style:text-properties style:text-underline-style="none" fo:font-weight="bold" fo:background-color="transparent" style:font-weight-asian="bold" style:font-weight-complex="bold"/>
    </style:style>
    <style:style style:name="P120" style:family="paragraph" style:parent-style-name="Standard">
      <style:text-properties fo:background-color="#ffff00"/>
    </style:style>
    <style:style style:name="P121" style:family="paragraph" style:parent-style-name="Standard">
      <style:text-properties fo:background-color="transparent"/>
    </style:style>
    <style:style style:name="P122" style:family="paragraph" style:parent-style-name="Standard">
      <style:paragraph-properties fo:line-height="150%"/>
      <style:text-properties fo:background-color="transparent"/>
    </style:style>
    <style:style style:name="P123" style:family="paragraph" style:parent-style-name="Standard">
      <style:paragraph-properties fo:margin-left="0.5in" fo:margin-right="0in" fo:margin-top="0in" fo:margin-bottom="0in" fo:text-align="justify" style:justify-single-word="false" fo:text-indent="0in" style:auto-text-indent="false" style:snap-to-layout-grid="false">
        <style:tab-stops>
          <style:tab-stop style:position="8.652in"/>
          <style:tab-stop style:position="11.3429in"/>
          <style:tab-stop style:position="17.4799in" style:type="right" style:leader-style="dotted" style:leader-text="."/>
        </style:tab-stops>
      </style:paragraph-properties>
      <style:text-properties style:use-window-font-color="true" style:font-name="Arial" fo:font-size="11pt" style:font-size-asian="11pt" style:font-size-complex="11pt"/>
    </style:style>
    <style:style style:name="P124" style:family="paragraph" style:parent-style-name="Standard">
      <style:paragraph-properties fo:margin-left="0.5in" fo:margin-right="0in" fo:margin-top="0in" fo:margin-bottom="0in" fo:text-align="justify" style:justify-single-word="false" fo:text-indent="0in" style:auto-text-indent="false" style:snap-to-layout-grid="false"/>
      <style:text-properties style:use-window-font-color="true" style:font-name="Arial" fo:font-size="11pt" style:font-size-asian="11pt" style:font-size-complex="11pt"/>
    </style:style>
    <style:style style:name="P125" style:family="paragraph" style:parent-style-name="Standard">
      <style:paragraph-properties fo:margin-left="0.5in" fo:margin-right="0in" fo:margin-top="0in" fo:margin-bottom="0in" fo:line-height="150%" fo:text-align="justify" style:justify-single-word="false" fo:text-indent="0in" style:auto-text-indent="false" style:snap-to-layout-grid="false"/>
      <style:text-properties style:use-window-font-color="true" style:font-name="Arial" fo:font-size="11pt" style:font-size-asian="11pt" style:font-name-complex="Arial" style:font-size-complex="11pt"/>
    </style:style>
    <style:style style:name="P126" style:family="paragraph" style:parent-style-name="Standard">
      <style:paragraph-properties fo:margin-left="0.5in" fo:margin-right="0in" fo:margin-top="0in" fo:margin-bottom="0in" fo:text-align="justify" style:justify-single-word="false" fo:text-indent="0in" style:auto-text-indent="false" style:snap-to-layout-grid="false">
        <style:tab-stops>
          <style:tab-stop style:position="8.652in"/>
          <style:tab-stop style:position="11.3429in"/>
          <style:tab-stop style:position="17.4799in" style:type="right" style:leader-style="dotted" style:leader-text="."/>
        </style:tab-stops>
      </style:paragraph-properties>
      <style:text-properties style:use-window-font-color="true" style:font-name="Arial" fo:font-size="11pt" fo:language="en" fo:country="US" style:font-name-asian="Times New Roman" style:font-size-asian="11pt" style:language-asian="zxx" style:country-asian="none" style:font-name-complex="Times New Roman" style:font-size-complex="11pt" style:language-complex="ar" style:country-complex="SA"/>
    </style:style>
    <style:style style:name="P127" style:family="paragraph" style:parent-style-name="Standard">
      <style:paragraph-properties fo:margin-left="0.5in" fo:margin-right="0in" fo:margin-top="0in" fo:margin-bottom="0in" fo:text-align="justify" style:justify-single-word="false" fo:text-indent="0in" style:auto-text-indent="false" style:snap-to-layout-grid="false">
        <style:tab-stops>
          <style:tab-stop style:position="8.652in"/>
          <style:tab-stop style:position="11.3429in"/>
          <style:tab-stop style:position="17.4799in" style:type="right" style:leader-style="dotted" style:leader-text="."/>
        </style:tab-stops>
      </style:paragraph-properties>
      <style:text-properties style:use-window-font-color="true" style:font-name="Arial" fo:font-size="11pt" fo:font-weight="normal" style:font-size-asian="11pt" style:font-weight-asian="normal" style:font-size-complex="11pt" style:font-weight-complex="normal"/>
    </style:style>
    <style:style style:name="P128" style:family="paragraph" style:parent-style-name="Standard">
      <style:paragraph-properties fo:margin-left="0.5in" fo:margin-right="0in" fo:margin-top="0in" fo:margin-bottom="0in" fo:text-align="justify" style:justify-single-word="false" fo:text-indent="0in" style:auto-text-indent="false" style:snap-to-layout-grid="false">
        <style:tab-stops>
          <style:tab-stop style:position="8.652in"/>
          <style:tab-stop style:position="11.3429in"/>
          <style:tab-stop style:position="17.4799in" style:type="right" style:leader-style="dotted" style:leader-text="."/>
        </style:tab-stops>
      </style:paragraph-properties>
      <style:text-properties style:font-name="Arial" fo:font-size="11pt" style:font-size-asian="11pt" style:font-size-complex="11pt"/>
    </style:style>
    <style:style style:name="P129" style:family="paragraph" style:parent-style-name="Standard">
      <style:paragraph-properties fo:margin-left="0.5in" fo:margin-right="0in" fo:margin-top="0in" fo:margin-bottom="0in" fo:text-align="justify" style:justify-single-word="false" fo:text-indent="0in" style:auto-text-indent="false" style:snap-to-layout-grid="false">
        <style:tab-stops>
          <style:tab-stop style:position="8.652in"/>
          <style:tab-stop style:position="11.3429in"/>
          <style:tab-stop style:position="17.4799in" style:type="right" style:leader-style="dotted" style:leader-text="."/>
        </style:tab-stops>
      </style:paragraph-properties>
      <style:text-properties style:font-name="Arial" fo:font-size="11pt" fo:font-weight="normal" style:font-size-asian="11pt" style:font-weight-asian="normal" style:font-size-complex="11pt" style:font-weight-complex="normal"/>
    </style:style>
    <style:style style:name="P130" style:family="paragraph" style:parent-style-name="Standard">
      <style:paragraph-properties fo:margin-top="0in" fo:margin-bottom="0in" style:snap-to-layout-grid="false">
        <style:tab-stops/>
      </style:paragraph-properties>
      <style:text-properties style:use-window-font-color="true" style:font-name="Arial" fo:font-size="11pt" fo:font-style="normal" fo:font-weight="normal" fo:background-color="transparent" style:font-name-asian="Times New Roman"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P131" style:family="paragraph" style:parent-style-name="Standard">
      <style:paragraph-properties fo:margin-top="0in" fo:margin-bottom="0in" fo:text-align="start" style:justify-single-word="false" style:snap-to-layout-grid="false">
        <style:tab-stops/>
      </style:paragraph-properties>
      <style:text-properties style:use-window-font-color="true" style:font-name="Arial" fo:font-size="11pt" fo:font-style="normal" fo:font-weight="normal" fo:background-color="transparent" style:font-name-asian="Times New Roman"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P132" style:family="paragraph" style:parent-style-name="Standard">
      <style:paragraph-properties fo:margin-top="0in" fo:margin-bottom="0in" fo:text-align="justify" style:justify-single-word="false" style:snap-to-layout-grid="false">
        <style:tab-stops>
          <style:tab-stop style:position="8.6882in"/>
          <style:tab-stop style:position="11.3791in"/>
          <style:tab-stop style:position="17.5161in" style:type="right" style:leader-style="dotted" style:leader-text="."/>
        </style:tab-stops>
      </style:paragraph-properties>
      <style:text-properties style:use-window-font-color="true" style:font-name="Arial" fo:font-size="11pt" fo:font-weight="bold" style:letter-kerning="true" style:font-size-asian="11pt" style:font-weight-asian="bold" style:font-name-complex="Arial" style:font-size-complex="11pt"/>
    </style:style>
    <style:style style:name="P133" style:family="paragraph" style:parent-style-name="Standard">
      <style:paragraph-properties fo:margin-top="0in" fo:margin-bottom="0in" fo:line-height="150%" fo:text-align="start" style:justify-single-word="false">
        <style:tab-stops>
          <style:tab-stop style:position="0in"/>
        </style:tab-stops>
      </style:paragraph-properties>
      <style:text-properties style:font-name="Arial" fo:font-size="11pt" style:font-size-asian="11pt" style:font-size-complex="11pt"/>
    </style:style>
    <style:style style:name="P134" style:family="paragraph" style:parent-style-name="Standard">
      <style:paragraph-properties fo:margin-top="0in" fo:margin-bottom="0in" fo:line-height="150%">
        <style:tab-stops>
          <style:tab-stop style:position="0in"/>
        </style:tab-stops>
      </style:paragraph-properties>
      <style:text-properties style:font-name="Arial" fo:font-size="11pt" fo:background-color="transparent" style:font-size-asian="11pt" style:font-size-complex="11pt"/>
    </style:style>
    <style:style style:name="P135" style:family="paragraph" style:parent-style-name="Standard">
      <style:paragraph-properties fo:margin-top="0in" fo:margin-bottom="0in" fo:text-align="start" style:justify-single-word="false" style:snap-to-layout-grid="false" style:writing-mode="lr-tb"/>
      <style:text-properties style:use-window-font-color="true" style:font-name="Arial" fo:font-size="11pt" fo:font-weight="bold" style:font-size-asian="11pt" style:font-weight-asian="bold" style:font-size-complex="11pt" style:font-weight-complex="bold"/>
    </style:style>
    <style:style style:name="P136" style:family="paragraph" style:parent-style-name="Standard">
      <style:paragraph-properties fo:margin-top="0in" fo:margin-bottom="0in" fo:line-height="150%" fo:text-align="center" style:justify-single-word="false" fo:orphans="2" fo:widows="2" fo:hyphenation-ladder-count="no-limit" style:writing-mode="lr-tb">
        <style:tab-stops>
          <style:tab-stop style:position="0in"/>
        </style:tab-stops>
      </style:paragraph-properties>
      <style:text-properties style:use-window-font-color="true" style:font-name="Arial"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137" style:family="paragraph" style:parent-style-name="Standard">
      <style:paragraph-properties fo:margin-top="0in" fo:margin-bottom="0in" fo:text-align="start" style:justify-single-word="false" style:snap-to-layout-grid="false" style:writing-mode="lr-tb"/>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size-complex="11pt" style:font-weight-complex="bold" style:text-emphasize="none"/>
    </style:style>
    <style:style style:name="P138" style:family="paragraph" style:parent-style-name="template">
      <style:paragraph-properties fo:margin-top="0in" fo:margin-bottom="0in" fo:text-align="justify" style:justify-single-word="false" style:snap-to-layout-grid="false"/>
      <style:text-properties style:font-name="Arial" fo:font-size="11pt" fo:font-style="normal" fo:font-weight="bold" style:font-size-asian="11pt" style:font-style-asian="normal" style:font-weight-asian="bold" style:font-size-complex="11pt"/>
    </style:style>
    <style:style style:name="P139" style:family="paragraph" style:parent-style-name="Text_20_body">
      <style:paragraph-properties fo:margin-top="0in" fo:margin-bottom="0in" fo:text-align="center" style:justify-single-word="false" style:snap-to-layout-grid="false">
        <style:tab-stops/>
      </style:paragraph-properties>
      <style:text-properties fo:color="#ffffff" fo:font-weight="bold" style:font-weight-asian="bold" style:font-size-complex="11pt"/>
    </style:style>
    <style:style style:name="P140" style:family="paragraph" style:parent-style-name="Text_20_body">
      <style:paragraph-properties fo:margin-top="0in" fo:margin-bottom="0in" fo:text-align="center" style:justify-single-word="false" style:snap-to-layout-grid="false">
        <style:tab-stops/>
      </style:paragraph-properties>
      <style:text-properties style:font-size-complex="11pt"/>
    </style:style>
    <style:style style:name="P141" style:family="paragraph" style:parent-style-name="Text_20_body">
      <style:paragraph-properties fo:margin-top="0in" fo:margin-bottom="0in" style:snap-to-layout-grid="false">
        <style:tab-stops/>
      </style:paragraph-properties>
      <style:text-properties style:font-size-complex="11pt"/>
    </style:style>
    <style:style style:name="P142" style:family="paragraph" style:parent-style-name="Text_20_body">
      <style:paragraph-properties fo:margin-top="0in" fo:margin-bottom="0in" style:snap-to-layout-grid="false">
        <style:tab-stops/>
      </style:paragraph-properties>
      <style:text-properties fo:background-color="transparent" style:font-size-complex="11pt"/>
    </style:style>
    <style:style style:name="P143" style:family="paragraph" style:parent-style-name="Text_20_body">
      <style:paragraph-properties fo:margin-top="0in" fo:margin-bottom="0in" style:snap-to-layout-grid="false">
        <style:tab-stops/>
      </style:paragraph-properties>
      <style:text-properties fo:background-color="transparent"/>
    </style:style>
    <style:style style:name="P144" style:family="paragraph" style:parent-style-name="Text_20_body">
      <style:paragraph-properties fo:margin-top="0in" fo:margin-bottom="0in" style:snap-to-layout-grid="false">
        <style:tab-stops/>
      </style:paragraph-properties>
    </style:style>
    <style:style style:name="P145" style:family="paragraph" style:parent-style-name="WW-Body_20_Text_20_2">
      <style:paragraph-properties fo:text-align="center" style:justify-single-word="false"/>
      <style:text-properties style:font-name="Arial" fo:background-color="transparent"/>
    </style:style>
    <style:style style:name="P146" style:family="paragraph" style:parent-style-name="TOCEntry">
      <style:paragraph-properties fo:text-align="center" style:justify-single-word="false"/>
      <style:text-properties style:font-name="Arial"/>
    </style:style>
    <style:style style:name="P147" style:family="paragraph" style:parent-style-name="TOCEntry">
      <style:paragraph-properties fo:text-align="center" style:justify-single-word="false"/>
    </style:style>
    <style:style style:name="P148" style:family="paragraph" style:parent-style-name="Standard">
      <style:paragraph-properties fo:line-height="150%" fo:break-before="page"/>
    </style:style>
    <style:style style:name="P149" style:family="paragraph" style:parent-style-name="TOCEntry">
      <style:paragraph-properties fo:break-before="page"/>
    </style:style>
    <style:style style:name="P150" style:family="paragraph" style:parent-style-name="template">
      <style:paragraph-properties fo:line-height="150%" fo:text-align="justify" style:justify-single-word="false"/>
    </style:style>
    <style:style style:name="P151" style:family="paragraph" style:parent-style-name="WW-Default">
      <style:paragraph-properties fo:text-align="center" style:justify-single-word="false"/>
      <style:text-properties fo:text-transform="uppercase" fo:font-size="16pt" fo:font-weight="bold" style:font-size-asian="16pt" style:font-weight-asian="bold" style:font-name-complex="Arial"/>
    </style:style>
    <style:style style:name="P152" style:family="paragraph" style:parent-style-name="WW-Default">
      <style:paragraph-properties fo:text-align="center" style:justify-single-word="false"/>
      <style:text-properties fo:text-transform="uppercase" fo:font-size="16pt" fo:font-weight="bold" style:font-size-asian="16pt" style:font-weight-asian="bold" style:font-name-complex="Arial" style:font-size-complex="16pt" style:font-weight-complex="bold"/>
    </style:style>
    <style:style style:name="P153" style:family="paragraph" style:parent-style-name="WW-Default">
      <style:paragraph-properties fo:text-align="center" style:justify-single-word="false">
        <style:tab-stops>
          <style:tab-stop style:position="3in" style:type="center"/>
          <style:tab-stop style:position="4.698in"/>
        </style:tab-stops>
      </style:paragraph-properties>
      <style:text-properties fo:text-transform="uppercase" style:font-name="Arial" fo:font-size="16pt" fo:font-style="normal" fo:font-weight="bold" fo:background-color="transparent" style:font-size-asian="16pt" style:font-style-asian="normal" style:font-weight-asian="bold" style:font-name-complex="Arial" style:font-size-complex="16pt" style:font-style-complex="normal" style:font-weight-complex="bold"/>
    </style:style>
    <style:style style:name="P154" style:family="paragraph" style:parent-style-name="Contents_20_2">
      <style:paragraph-properties>
        <style:tab-stops>
          <style:tab-stop style:position="6.6866in" style:type="right" style:leader-style="dotted" style:leader-text="."/>
        </style:tab-stops>
      </style:paragraph-properties>
    </style:style>
    <style:style style:name="P155" style:family="paragraph" style:parent-style-name="Contents_20_4">
      <style:paragraph-properties>
        <style:tab-stops>
          <style:tab-stop style:position="6.6866in" style:type="right" style:leader-style="dotted" style:leader-text="."/>
        </style:tab-stops>
      </style:paragraph-properties>
    </style:style>
    <style:style style:name="P156" style:family="paragraph" style:parent-style-name="Contents_20_3">
      <style:paragraph-properties>
        <style:tab-stops>
          <style:tab-stop style:position="6.6866in" style:type="right" style:leader-style="dotted" style:leader-text="."/>
        </style:tab-stops>
      </style:paragraph-properties>
    </style:style>
    <style:style style:name="P157" style:family="paragraph" style:parent-style-name="Contents_20_1">
      <style:paragraph-properties>
        <style:tab-stops>
          <style:tab-stop style:position="6.6866in" style:type="right" style:leader-style="dotted" style:leader-text="."/>
        </style:tab-stops>
      </style:paragraph-properties>
    </style:style>
    <style:style style:name="P158" style:family="paragraph" style:parent-style-name="Standard" style:list-style-name="List_20_1">
      <style:paragraph-properties fo:text-align="justify" style:justify-single-word="false"/>
      <style:text-properties style:font-name="Arial" fo:font-size="11pt" style:font-size-asian="11pt" style:font-size-complex="11pt"/>
    </style:style>
    <style:style style:name="P159" style:family="paragraph" style:parent-style-name="Standard">
      <style:text-properties style:font-name="Arial" fo:font-style="normal" fo:font-weight="normal" fo:background-color="transparent" style:font-style-asian="normal" style:font-weight-asian="normal" style:font-style-complex="normal" style:font-weight-complex="normal"/>
    </style:style>
    <style:style style:name="P160" style:family="paragraph" style:parent-style-name="Standard">
      <style:text-properties style:font-name="Arial" fo:font-style="normal" fo:font-weight="normal" style:font-style-asian="normal" style:font-weight-asian="normal" style:font-style-complex="normal" style:font-weight-complex="normal"/>
    </style:style>
    <style:style style:name="P161" style:family="paragraph" style:parent-style-name="Standard">
      <style:text-properties style:font-name="Arial" fo:font-style="normal" fo:font-weight="bold" style:font-style-asian="normal" style:font-weight-asian="bold" style:font-style-complex="normal" style:font-weight-complex="bold"/>
    </style:style>
    <style:style style:name="P162" style:family="paragraph" style:parent-style-name="Standard" style:list-style-name="L1">
      <style:paragraph-properties style:snap-to-layout-grid="false"/>
      <style:text-properties style:font-name="Arial" fo:language="en" fo:country="US" fo:font-style="normal" fo:font-weight="normal" fo:background-color="transparent" style:font-size-asian="11pt" style:language-asian="en" style:country-asian="US" style:font-style-asian="normal" style:font-weight-asian="normal" style:font-name-complex="Arial" style:font-size-complex="11pt" style:font-style-complex="normal" style:font-weight-complex="normal"/>
    </style:style>
    <style:style style:name="P163" style:family="paragraph" style:parent-style-name="Standard">
      <style:text-properties style:font-name="Arial" fo:font-weight="normal" style:font-weight-asian="normal" style:font-weight-complex="normal"/>
    </style:style>
    <style:style style:name="P164" style:family="paragraph" style:parent-style-name="Standard" style:list-style-name="L2"/>
    <style:style style:name="P165" style:family="paragraph" style:parent-style-name="Standard" style:list-style-name="L2">
      <style:text-properties style:use-window-font-color="true" style:font-name="Arial1" fo:font-size="11pt" fo:language="en" fo:country="US" style:font-name-asian="Times New Roman" style:font-size-asian="12pt" style:language-asian="zxx" style:country-asian="none" style:font-name-complex="Times New Roman" style:font-size-complex="10pt" style:language-complex="ar" style:country-complex="SA"/>
    </style:style>
    <style:style style:name="P166" style:family="paragraph" style:parent-style-name="Standard" style:list-style-name="List_20_1">
      <style:paragraph-properties fo:line-height="150%" fo:text-align="start" style:justify-single-word="false"/>
      <style:text-properties fo:color="#00cc00" style:font-name="Arial" fo:font-size="12pt" fo:font-style="italic" fo:font-weight="bold" style:font-size-asian="12pt" style:font-style-asian="italic" style:font-weight-asian="bold" style:font-size-complex="12pt" style:font-style-complex="italic" style:font-weight-complex="bold"/>
    </style:style>
    <style:style style:name="P167" style:family="paragraph" style:parent-style-name="Standard" style:list-style-name="List_20_1">
      <style:paragraph-properties fo:line-height="150%" fo:text-align="start" style:justify-single-word="false"/>
      <style:text-properties fo:color="#00ae00" style:font-name="Arial" fo:font-size="12pt" fo:font-style="italic" fo:font-weight="bold" style:font-size-asian="12pt" style:font-style-asian="italic" style:font-weight-asian="bold" style:font-size-complex="12pt" style:font-style-complex="italic" style:font-weight-complex="bold"/>
    </style:style>
    <style:style style:name="P168" style:family="paragraph" style:parent-style-name="Standard" style:master-page-name="Standard">
      <style:paragraph-properties style:page-number="1">
        <style:tab-stops>
          <style:tab-stop style:position="0.0957in"/>
        </style:tab-stops>
      </style:paragraph-properties>
      <style:text-properties style:font-name="Arial" fo:font-size="16pt" fo:font-style="normal" fo:font-weight="bold" style:font-size-asian="16pt" style:font-style-asian="normal" style:font-weight-asian="bold" style:font-size-complex="16pt" style:font-style-complex="normal" style:font-weight-complex="bold"/>
    </style:style>
    <style:style style:name="P169" style:family="paragraph" style:parent-style-name="Standard" style:list-style-name="List_20_1">
      <style:paragraph-properties fo:margin-top="0in" fo:margin-bottom="0in" fo:line-height="150%" fo:text-align="justify" style:justify-single-word="false" style:snap-to-layout-grid="false"/>
      <style:text-properties style:font-name="Arial" fo:font-size="11pt" fo:font-weight="bold" style:font-size-asian="11pt" style:font-weight-asian="bold" style:font-size-complex="11pt" style:font-weight-complex="bold"/>
    </style:style>
    <style:style style:name="P170" style:family="paragraph" style:parent-style-name="Standard" style:list-style-name="List_20_1">
      <style:paragraph-properties fo:margin-top="0in" fo:margin-bottom="0in" fo:line-height="150%" fo:text-align="justify" style:justify-single-word="false" style:snap-to-layout-grid="false"/>
      <style:text-properties style:font-name="Arial" fo:font-size="11pt" fo:font-weight="bold" style:font-size-asian="11pt" style:font-weight-asian="bold" style:font-size-complex="11pt"/>
    </style:style>
    <style:style style:name="P171" style:family="paragraph" style:parent-style-name="Heading_20_1" style:master-page-name="Convert_20_5">
      <style:paragraph-properties style:page-number="auto"/>
      <style:text-properties style:font-name="Arial"/>
    </style:style>
    <style:style style:name="P172" style:family="paragraph" style:parent-style-name="Heading_20_1">
      <style:paragraph-properties fo:line-height="150%" fo:break-before="page"/>
      <style:text-properties style:font-name="Arial" fo:font-size="18pt" style:font-size-asian="18pt" style:font-size-complex="18pt"/>
    </style:style>
    <style:style style:name="P173" style:family="paragraph" style:parent-style-name="Heading_20_2">
      <style:text-properties style:font-name="Arial"/>
    </style:style>
    <style:style style:name="P174" style:family="paragraph" style:parent-style-name="Heading_20_2">
      <style:text-properties fo:font-weight="bold" style:font-weight-asian="bold" style:font-weight-complex="bold"/>
    </style:style>
    <style:style style:name="P175" style:family="paragraph" style:parent-style-name="Heading_20_2">
      <style:paragraph-properties fo:text-align="start" style:justify-single-word="false" fo:orphans="2" fo:widows="2" fo:hyphenation-ladder-count="no-limit" style:writing-mode="lr-tb"/>
      <style:text-properties fo:hyphenate="false" fo:hyphenation-remain-char-count="2" fo:hyphenation-push-char-count="2"/>
    </style:style>
    <style:style style:name="P176" style:family="paragraph" style:parent-style-name="Heading_20_2">
      <style:paragraph-properties fo:break-before="page"/>
    </style:style>
    <style:style style:name="P177" style:family="paragraph" style:parent-style-name="Heading_20_3">
      <style:text-properties style:use-window-font-color="true" style:font-name="Arial1" fo:font-size="11pt" fo:language="en" fo:country="U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178" style:family="paragraph" style:parent-style-name="Heading_20_3">
      <style:text-properties fo:background-color="transparent"/>
    </style:style>
    <style:style style:name="P179" style:family="paragraph" style:parent-style-name="Heading_20_3">
      <style:text-properties fo:font-variant="normal" fo:text-transform="none" style:use-window-font-color="true" style:font-name="Arial" fo:font-size="11pt" fo:language="en" fo:country="US" fo:font-style="normal" fo:font-weight="bold" fo:background-color="transparent"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80" style:family="paragraph" style:parent-style-name="Heading_20_3">
      <style:text-properties fo:font-weight="bold" fo:background-color="transparent" style:font-weight-asian="bold" style:font-weight-complex="bold"/>
    </style:style>
    <style:style style:name="P181" style:family="paragraph" style:parent-style-name="Heading_20_3">
      <style:paragraph-properties fo:break-before="page"/>
    </style:style>
    <style:style style:name="P182" style:family="paragraph" style:parent-style-name="Heading_20_3">
      <style:paragraph-properties fo:line-height="150%" fo:text-align="justify" style:justify-single-word="false" fo:break-before="page"/>
      <style:text-properties fo:font-variant="normal" fo:text-transform="none" style:use-window-font-color="true" style:font-name="Arial" fo:font-size="11pt" fo:language="en" fo:country="US" fo:font-style="normal" fo:font-weight="bold" fo:background-color="transparent"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83" style:family="paragraph" style:parent-style-name="Heading_20_4">
      <style:text-properties style:font-name="Arial" fo:font-style="normal" style:font-style-asian="normal" style:font-style-complex="normal"/>
    </style:style>
    <style:style style:name="P184" style:family="paragraph" style:parent-style-name="Heading_20_4">
      <style:text-properties style:font-name="Arial" fo:font-style="normal" fo:font-weight="bold" style:font-style-asian="normal" style:font-weight-asian="bold" style:font-style-complex="normal" style:font-weight-complex="bold"/>
    </style:style>
    <style:style style:name="P185" style:family="paragraph" style:parent-style-name="Heading_20_4">
      <style:text-properties style:use-window-font-color="true" style:font-name="Arial" fo:font-size="11pt" fo:language="en" fo:country="US" fo:font-style="normal" fo:font-weight="bold" style:font-name-asian="Times New Roman" style:font-size-asian="11pt" style:language-asian="zxx" style:country-asian="none" style:font-style-asian="normal" style:font-weight-asian="bold" style:font-name-complex="Times New Roman" style:font-size-complex="10pt" style:language-complex="ar" style:country-complex="SA" style:font-style-complex="normal"/>
    </style:style>
    <style:style style:name="P186" style:family="paragraph" style:parent-style-name="Heading_20_4">
      <style:text-properties style:use-window-font-color="true" style:font-name="Arial2" fo:font-size="11pt" fo:language="en" fo:country="US" fo:font-style="normal" fo:font-weight="bold" style:font-name-asian="Times New Roman" style:font-size-asian="11pt" style:language-asian="zxx" style:country-asian="none" style:font-style-asian="normal" style:font-weight-asian="bold" style:font-name-complex="Times New Roman" style:font-size-complex="10pt" style:language-complex="ar" style:country-complex="SA" style:font-style-complex="normal"/>
    </style:style>
    <style:style style:name="P187" style:family="paragraph" style:parent-style-name="Heading_20_4">
      <style:text-properties fo:font-style="normal" style:font-style-asian="normal" style:font-style-complex="normal"/>
    </style:style>
    <style:style style:name="P188" style:family="paragraph" style:parent-style-name="Table_20_Contents">
      <style:paragraph-properties fo:text-align="center" style:justify-single-word="false"/>
      <style:text-properties fo:font-weight="bold" style:font-weight-asian="bold" style:font-weight-complex="bold"/>
    </style:style>
    <style:style style:name="P189" style:family="paragraph" style:parent-style-name="Table_20_Contents" style:list-style-name="">
      <style:paragraph-properties fo:text-align="center" style:justify-single-word="false"/>
      <style:text-properties fo:font-weight="bold" style:font-weight-asian="bold" style:font-weight-complex="bold"/>
    </style:style>
    <style:style style:name="P190" style:family="paragraph" style:parent-style-name="Table_20_Contents" style:list-style-name=""/>
    <style:style style:name="P191" style:family="paragraph" style:parent-style-name="Table_20_Contents" style:list-style-name="">
      <style:paragraph-properties fo:text-align="center" style:justify-single-word="false"/>
    </style:style>
    <style:style style:name="P192" style:family="paragraph" style:parent-style-name="Table_20_Contents" style:list-style-name="">
      <style:paragraph-properties fo:text-align="start" style:justify-single-word="false"/>
    </style:style>
    <style:style style:name="P193" style:family="paragraph" style:parent-style-name="Table_20_Contents" style:list-style-name="">
      <style:paragraph-properties fo:text-align="center" style:justify-single-word="false"/>
      <style:text-properties style:use-window-font-color="true" style:font-name="Arial1" fo:font-size="11pt" fo:language="en" fo:country="US" style:font-name-asian="Times New Roman" style:font-size-asian="12pt" style:language-asian="zxx" style:country-asian="none" style:font-name-complex="Times New Roman" style:font-size-complex="10pt" style:language-complex="ar" style:country-complex="SA"/>
    </style:style>
    <style:style style:name="P194" style:family="paragraph" style:parent-style-name="Table_20_Contents" style:list-style-name="">
      <style:paragraph-properties fo:text-align="start" style:justify-single-word="false"/>
      <style:text-properties style:use-window-font-color="true" style:font-name="Arial1" fo:font-size="11pt" fo:language="en" fo:country="US" style:font-name-asian="Times New Roman" style:font-size-asian="12pt" style:language-asian="zxx" style:country-asian="none" style:font-name-complex="Times New Roman" style:font-size-complex="10pt" style:language-complex="ar" style:country-complex="SA"/>
    </style:style>
    <style:style style:name="P195" style:family="paragraph" style:parent-style-name="Table_20_Contents" style:list-style-name="">
      <style:paragraph-properties fo:text-align="justify" style:justify-single-word="false"/>
      <style:text-properties style:use-window-font-color="true" style:font-name="Arial1" fo:font-size="11pt" fo:language="en" fo:country="US" style:font-name-asian="Times New Roman" style:font-size-asian="12pt" style:language-asian="zxx" style:country-asian="none" style:font-name-complex="Times New Roman" style:font-size-complex="10pt" style:language-complex="ar" style:country-complex="SA"/>
    </style:style>
    <style:style style:name="P196" style:family="paragraph" style:parent-style-name="Table_20_Contents" style:list-style-name="">
      <style:paragraph-properties fo:text-align="justify" style:justify-single-word="false"/>
    </style:style>
    <style:style style:name="P197" style:family="paragraph" style:parent-style-name="Table_20_Contents" style:list-style-name="">
      <style:paragraph-properties fo:text-align="justify" style:justify-single-word="false"/>
      <style:text-properties style:font-name="Arial" fo:font-size="11pt" fo:font-weight="bold" style:font-size-asian="11pt" style:font-weight-asian="bold" style:font-size-complex="11pt" style:font-weight-complex="bold"/>
    </style:style>
    <style:style style:name="P198" style:family="paragraph" style:parent-style-name="Table_20_Contents">
      <style:paragraph-properties fo:text-align="start" style:justify-single-word="false"/>
      <style:text-properties style:font-name="Arial" fo:font-size="11pt" fo:font-weight="bold" style:font-size-asian="11pt" style:font-weight-asian="bold" style:font-size-complex="11pt" style:font-weight-complex="bold"/>
    </style:style>
    <style:style style:name="P199" style:family="paragraph" style:parent-style-name="Table_20_Contents" style:list-style-name="">
      <style:paragraph-properties fo:text-align="justify" style:justify-single-word="false"/>
      <style:text-properties style:font-name="Arial" fo:font-size="11pt" style:font-size-asian="11pt" style:font-size-complex="11pt"/>
    </style:style>
    <style:style style:name="P200" style:family="paragraph" style:parent-style-name="Table_20_Contents" style:list-style-name="">
      <style:paragraph-properties fo:line-height="150%" fo:text-align="justify" style:justify-single-word="false"/>
      <style:text-properties style:font-name="Arial" fo:font-size="11pt" style:font-size-asian="11pt" style:font-size-complex="11pt"/>
    </style:style>
    <style:style style:name="P201" style:family="paragraph" style:parent-style-name="Table_20_Contents" style:list-style-name="">
      <style:paragraph-properties fo:text-align="center" style:justify-single-word="false"/>
      <style:text-properties fo:color="#00cc00"/>
    </style:style>
    <style:style style:name="P202" style:family="paragraph" style:parent-style-name="Table_20_Contents" style:list-style-name="">
      <style:text-properties fo:color="#00cc00"/>
    </style:style>
    <style:style style:name="P203" style:family="paragraph" style:parent-style-name="Table_20_Contents" style:list-style-name="">
      <style:paragraph-properties fo:text-align="center" style:justify-single-word="false"/>
      <style:text-properties fo:color="#00cc00" fo:font-style="italic" fo:font-weight="bold" style:font-style-asian="italic" style:font-weight-asian="bold" style:font-style-complex="italic" style:font-weight-complex="bold"/>
    </style:style>
    <style:style style:name="P204" style:family="paragraph" style:parent-style-name="Table_20_Contents" style:list-style-name="">
      <style:paragraph-properties fo:text-align="start" style:justify-single-word="false"/>
      <style:text-properties fo:color="#00cc00" fo:font-style="italic" fo:font-weight="bold" style:font-style-asian="italic" style:font-weight-asian="bold" style:font-style-complex="italic" style:font-weight-complex="bold"/>
    </style:style>
    <style:style style:name="P205" style:family="paragraph" style:parent-style-name="Table_20_Contents" style:list-style-name="">
      <style:paragraph-properties fo:text-align="justify" style:justify-single-word="false"/>
      <style:text-properties fo:color="#00cc00" style:font-name="Arial" fo:font-size="11pt" fo:font-style="normal" fo:font-weight="bold" style:font-size-asian="11pt" style:font-style-asian="normal" style:font-weight-asian="bold" style:font-size-complex="11pt" style:font-style-complex="normal" style:font-weight-complex="bold"/>
    </style:style>
    <style:style style:name="P206" style:family="paragraph" style:parent-style-name="Table_20_Contents" style:list-style-name="">
      <style:paragraph-properties fo:text-align="start" style:justify-single-word="false"/>
      <style:text-properties fo:color="#00cc00" style:font-name="Arial" fo:font-size="12pt" fo:font-style="italic" fo:font-weight="bold" style:font-size-asian="12pt" style:font-style-asian="italic" style:font-weight-asian="bold" style:font-size-complex="12pt" style:font-style-complex="italic" style:font-weight-complex="bold"/>
    </style:style>
    <style:style style:name="P207" style:family="paragraph" style:parent-style-name="Table_20_Contents" style:list-style-name="">
      <style:paragraph-properties fo:text-align="start" style:justify-single-word="false"/>
      <style:text-properties fo:color="#00cc00"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P208" style:family="paragraph" style:parent-style-name="Table_20_Contents" style:list-style-name="">
      <style:paragraph-properties fo:text-align="justify" style:justify-single-word="false"/>
      <style:text-properties fo:color="#ff0000" fo:font-style="italic" fo:font-weight="bold" style:font-style-asian="italic" style:font-weight-asian="bold" style:font-style-complex="italic" style:font-weight-complex="bold"/>
    </style:style>
    <style:style style:name="P209" style:family="paragraph" style:parent-style-name="Table_20_Contents" style:list-style-name="">
      <style:text-properties fo:color="#ff0000" fo:font-style="italic" fo:font-weight="bold" style:font-style-asian="italic" style:font-weight-asian="bold" style:font-style-complex="italic" style:font-weight-complex="bold"/>
    </style:style>
    <style:style style:name="P210" style:family="paragraph" style:parent-style-name="Table_20_Contents" style:list-style-name="">
      <style:paragraph-properties fo:text-align="start" style:justify-single-word="false"/>
      <style:text-properties fo:color="#ff0000" fo:font-style="italic" fo:font-weight="bold" style:font-style-asian="italic" style:font-weight-asian="bold" style:font-style-complex="italic" style:font-weight-complex="bold"/>
    </style:style>
    <style:style style:name="P211" style:family="paragraph" style:parent-style-name="Table_20_Contents" style:list-style-name="">
      <style:text-properties fo:color="#ff0000" fo:font-style="italic" style:text-underline-style="none" fo:font-weight="bold" style:font-style-asian="italic" style:font-weight-asian="bold" style:font-style-complex="italic" style:font-weight-complex="bold"/>
    </style:style>
    <style:style style:name="P212" style:family="paragraph" style:parent-style-name="Table_20_Contents" style:list-style-name="">
      <style:paragraph-properties fo:text-align="justify" style:justify-single-word="false"/>
      <style:text-properties fo:color="#000000" style:font-name="Arial" fo:font-size="11pt" fo:font-weight="normal" style:font-size-asian="11pt" style:font-weight-asian="normal" style:font-size-complex="11pt" style:font-weight-complex="normal"/>
    </style:style>
    <style:style style:name="P213" style:family="paragraph" style:parent-style-name="Table_20_Contents">
      <style:paragraph-properties fo:text-align="justify" style:justify-single-word="false"/>
      <style:text-properties fo:color="#00ae00" style:font-name="Arial" fo:font-size="12pt" fo:font-weight="bold" style:font-size-asian="12pt" style:font-weight-asian="bold" style:font-size-complex="12pt" style:font-weight-complex="bold"/>
    </style:style>
    <style:style style:name="P214" style:family="paragraph" style:parent-style-name="Table_20_Contents" style:list-style-name="List_20_1">
      <style:paragraph-properties fo:margin-top="0in" fo:margin-bottom="0in" fo:text-align="justify" style:justify-single-word="false" style:snap-to-layout-grid="false"/>
      <style:text-properties style:font-name="Arial" fo:font-size="11pt" fo:font-weight="bold" style:font-size-asian="11pt" style:font-weight-asian="bold" style:font-size-complex="11pt"/>
    </style:style>
    <style:style style:name="P215" style:family="paragraph" style:parent-style-name="Table_20_Contents">
      <style:paragraph-properties fo:margin-top="0in" fo:margin-bottom="0in" fo:text-align="justify" style:justify-single-word="false" style:snap-to-layout-grid="false"/>
      <style:text-properties style:font-name="Arial" fo:font-size="11pt" fo:font-weight="bold" style:font-size-asian="11pt" style:font-weight-asian="bold" style:font-size-complex="11pt"/>
    </style:style>
    <style:style style:name="P216" style:family="paragraph" style:parent-style-name="Table_20_Contents" style:list-style-name="">
      <style:paragraph-properties fo:margin-top="0in" fo:margin-bottom="0in" fo:line-height="150%" fo:text-align="center" style:justify-single-word="false" style:snap-to-layout-grid="false"/>
      <style:text-properties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P217" style:family="paragraph" style:parent-style-name="Table_20_Contents">
      <style:paragraph-properties fo:margin-top="0in" fo:margin-bottom="0in" fo:text-align="justify" style:justify-single-word="false" style:snap-to-layout-grid="false"/>
      <style:text-properties style:use-window-font-color="true" style:font-name="Arial" fo:font-size="11pt" fo:font-weight="bold" style:font-size-asian="11pt" style:font-weight-asian="bold" style:font-size-complex="11pt"/>
    </style:style>
    <style:style style:name="P218" style:family="paragraph" style:parent-style-name="Table_20_Contents">
      <style:paragraph-properties fo:margin-top="0in" fo:margin-bottom="0in" fo:text-align="justify" style:justify-single-word="false" style:snap-to-layout-grid="false"/>
      <style:text-properties style:use-window-font-color="true" style:font-name="Arial" fo:font-size="11pt" fo:font-weight="bold" style:font-size-asian="11pt" style:font-weight-asian="bold" style:font-size-complex="11pt" style:font-weight-complex="bold"/>
    </style:style>
    <style:style style:name="P219" style:family="paragraph" style:parent-style-name="Table_20_Contents">
      <style:paragraph-properties fo:margin-top="0in" fo:margin-bottom="0in" fo:text-align="justify" style:justify-single-word="false" style:snap-to-layout-grid="false"/>
      <style:text-properties style:use-window-font-color="true" style:font-name="Arial" fo:font-size="11pt" fo:language="en" fo:country="US" fo:font-weight="bold" style:font-name-asian="Times New Roman" style:font-size-asian="11pt" style:language-asian="zxx" style:country-asian="none" style:font-weight-asian="bold" style:font-name-complex="Times New Roman" style:font-size-complex="11pt" style:language-complex="ar" style:country-complex="SA"/>
    </style:style>
    <style:style style:name="P220" style:family="paragraph" style:parent-style-name="Table_20_Contents">
      <style:paragraph-properties fo:margin-top="0in" fo:margin-bottom="0in" fo:text-align="center" style:justify-single-word="false" style:snap-to-layout-grid="false">
        <style:tab-stops/>
      </style:paragraph-properties>
      <style:text-properties fo:color="#ffffff" fo:font-weight="bold" style:font-weight-asian="bold"/>
    </style:style>
    <style:style style:name="P221" style:family="paragraph" style:parent-style-name="Table_20_Contents" style:list-style-name="WW8Num158">
      <style:paragraph-properties fo:margin-top="0in" fo:margin-bottom="0in" style:line-height-at-least="0.0693in" style:snap-to-layout-grid="false">
        <style:tab-stops/>
      </style:paragraph-properties>
      <style:text-properties fo:background-color="transparent" style:language-asian="en" style:country-asian="US" style:font-name-complex="Arial" style:font-size-complex="11pt" style:language-complex="en" style:country-complex="US" style:font-style-complex="italic"/>
    </style:style>
    <style:style style:name="P222" style:family="paragraph" style:parent-style-name="Table_20_Contents" style:list-style-name="">
      <style:paragraph-properties fo:line-height="150%" fo:text-align="start" style:justify-single-word="false" fo:orphans="2" fo:widows="2" fo:hyphenation-ladder-count="no-limit" style:writing-mode="lr-tb"/>
      <style:text-properties fo:color="#00cc00" style:font-name="Arial" fo:font-size="11pt" fo:language="en" fo:country="US" fo:font-style="normal" fo:font-weight="bold"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fo:hyphenate="false" fo:hyphenation-remain-char-count="2" fo:hyphenation-push-char-count="2"/>
    </style:style>
    <style:style style:name="P223" style:family="paragraph" style:parent-style-name="Table_20_Contents" style:list-style-name="">
      <style:paragraph-properties fo:line-height="150%" fo:text-align="center" style:justify-single-word="false" fo:orphans="2" fo:widows="2" fo:hyphenation-ladder-count="no-limit" style:shadow="none" text:number-lines="false" text:line-number="0" style:writing-mode="lr-tb">
        <style:tab-stops/>
      </style:paragraph-properties>
      <style:text-properties fo:hyphenate="false" fo:hyphenation-remain-char-count="2" fo:hyphenation-push-char-count="2"/>
    </style:style>
    <style:style style:name="P224" style:family="paragraph" style:parent-style-name="Figure" style:list-style-name="L2">
      <style:paragraph-properties fo:text-align="start" style:justify-single-word="false"/>
      <style:text-properties style:use-window-font-color="true" style:font-name="Arial" fo:font-size="11pt" fo:language="en" fo:country="US" fo:font-style="normal" fo:font-weight="normal" fo:background-color="transparent" style:font-name-asian="Times New Roman" style:font-size-asian="11pt" style:language-asian="zxx" style:country-asian="none" style:font-style-asian="normal" style:font-weight-asian="normal" style:font-name-complex="Tahoma1" style:font-size-complex="11pt" style:language-complex="ar" style:country-complex="SA" style:font-style-complex="normal" style:font-weight-complex="normal"/>
    </style:style>
    <style:style style:name="P225" style:family="paragraph" style:parent-style-name="Figure" style:list-style-name="L2">
      <style:paragraph-properties fo:line-height="100%" fo:text-align="start" style:justify-single-word="false"/>
      <style:text-properties style:use-window-font-color="true" style:font-name="Arial" fo:font-size="11pt" fo:language="en" fo:country="US" fo:font-style="normal" fo:font-weight="normal" fo:background-color="transparent" style:font-name-asian="Times New Roman" style:font-size-asian="11pt" style:language-asian="zxx" style:country-asian="none" style:font-style-asian="normal" style:font-weight-asian="normal" style:font-name-complex="Tahoma1" style:font-size-complex="11pt" style:language-complex="ar" style:country-complex="SA" style:font-style-complex="normal" style:font-weight-complex="normal"/>
    </style:style>
    <style:style style:name="P226" style:family="paragraph" style:parent-style-name="Figure" style:list-style-name="L2">
      <style:paragraph-properties fo:line-height="150%" fo:text-align="start" style:justify-single-word="false"/>
      <style:text-properties style:use-window-font-color="true" style:font-name="Arial" fo:font-size="11pt" fo:language="en" fo:country="US" fo:font-style="normal" fo:font-weight="normal" fo:background-color="transparent" style:font-name-asian="Times New Roman" style:font-size-asian="11pt" style:language-asian="zxx" style:country-asian="none" style:font-style-asian="normal" style:font-weight-asian="normal" style:font-name-complex="Tahoma1" style:font-size-complex="11pt" style:language-complex="ar" style:country-complex="SA" style:font-style-complex="normal" style:font-weight-complex="normal"/>
    </style:style>
    <style:style style:name="P2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29"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P230" style:family="paragraph">
      <style:paragraph-properties fo:margin-left="0in" fo:margin-right="0in" fo:margin-top="0in" fo:margin-bottom="0in" fo:line-height="100%" fo:text-indent="0in"/>
    </style:style>
    <style:style style:name="P23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4"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232" style:family="paragraph">
      <style:paragraph-properties style:writing-mode="lr-tb"/>
    </style:style>
    <style:style style:name="P233" style:family="paragraph">
      <style:paragraph-properties fo:margin-left="0.5in" fo:margin-right="0.5in" fo:line-height="150%" fo:text-align="center" fo:text-indent="0in" style:text-autospace="none" style:writing-mode="lr-tb"/>
    </style:style>
    <style:style style:name="P234" style:family="paragraph">
      <style:paragraph-properties fo:margin-left="0.25in" fo:margin-right="0.25in" fo:line-height="150%" fo:text-align="justify" fo:text-indent="0in" style:writing-mode="lr-tb"/>
    </style:style>
    <style:style style:name="T1" style:family="text">
      <style:text-properties fo:background-color="transparent"/>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fo:background-color="#b2b2b2" loext:char-shading-value="0"/>
    </style:style>
    <style:style style:name="T5" style:family="text">
      <style:text-properties style:use-window-font-color="true" fo:language="en" fo:country="US" fo:background-color="#b2b2b2" style:language-asian="zxx" style:country-asian="none" style:language-complex="ar" style:country-complex="SA" loext:opacity="0%" loext:char-shading-value="0"/>
    </style:style>
    <style:style style:name="T6" style:family="text">
      <style:text-properties style:use-window-font-color="true" fo:language="en" fo:country="US" style:font-name-asian="Times New Roman" style:language-asian="zxx" style:country-asian="none" style:font-name-complex="Times New Roman" style:language-complex="ar" style:country-complex="SA" loext:opacity="0%"/>
    </style:style>
    <style:style style:name="T7" style:family="text">
      <style:text-properties style:use-window-font-color="true" style:font-name="Arial1" fo:font-size="11pt" fo:language="en" fo:country="US" fo:font-weight="normal" style:font-name-asian="Times New Roman" style:font-size-asian="12pt" style:language-asian="zxx" style:country-asian="none" style:font-weight-asian="normal" style:font-name-complex="Times New Roman" style:font-size-complex="10pt" style:language-complex="ar" style:country-complex="SA" style:font-weight-complex="normal" loext:opacity="0%"/>
    </style:style>
    <style:style style:name="T8" style:family="text">
      <style:text-properties style:use-window-font-color="true" style:font-name="Arial1" fo:font-size="11pt" fo:language="en" fo:country="US" fo:font-weight="normal" fo:background-color="#ffff00" style:font-name-asian="Times New Roman" style:font-size-asian="12pt" style:language-asian="zxx" style:country-asian="none" style:font-weight-asian="normal" style:font-name-complex="Times New Roman" style:font-size-complex="10pt" style:language-complex="ar" style:country-complex="SA" style:font-weight-complex="normal" loext:opacity="0%"/>
    </style:style>
    <style:style style:name="T9" style:family="text">
      <style:text-properties style:use-window-font-color="true" style:font-name="Arial1" fo:font-size="11pt" fo:language="en" fo:country="US" style:font-name-asian="Times New Roman" style:font-size-asian="12pt" style:language-asian="zxx" style:country-asian="none" style:font-name-complex="Times New Roman" style:font-size-complex="10pt" style:language-complex="ar" style:country-complex="SA" loext:opacity="0%"/>
    </style:style>
    <style:style style:name="T10" style:family="text">
      <style:text-properties style:use-window-font-color="true" style:font-name="Arial1" fo:font-size="11pt" fo:language="en" fo:country="US" fo:font-weight="bold" style:font-name-asian="Times New Roman" style:font-size-asian="12pt" style:language-asian="zxx" style:country-asian="none" style:font-weight-asian="bold" style:font-name-complex="Times New Roman" style:font-size-complex="10pt" style:language-complex="ar" style:country-complex="SA" style:font-weight-complex="bold" loext:opacity="0%"/>
    </style:style>
    <style:style style:name="T11" style:family="text">
      <style:text-properties style:use-window-font-color="true" style:font-name="Arial1" fo:font-size="11pt" fo:language="en" fo:country="US" fo:font-weight="bold" fo:background-color="transparent" style:font-name-asian="Times New Roman" style:font-size-asian="12pt" style:language-asian="zxx" style:country-asian="none" style:font-weight-asian="bold" style:font-name-complex="Times New Roman" style:font-size-complex="10pt" style:language-complex="ar" style:country-complex="SA" style:font-weight-complex="bold" loext:opacity="0%"/>
    </style:style>
    <style:style style:name="T12" style:family="text">
      <style:text-properties style:use-window-font-color="true" style:font-name="Arial1" fo:font-size="11pt" fo:language="en" fo:country="US" fo:background-color="#ffff00" style:font-name-asian="Times New Roman" style:font-size-asian="12pt" style:language-asian="zxx" style:country-asian="none" style:font-name-complex="Times New Roman" style:font-size-complex="10pt" style:language-complex="ar" style:country-complex="SA" loext:opacity="0%"/>
    </style:style>
    <style:style style:name="T13" style:family="text">
      <style:text-properties style:use-window-font-color="true" style:font-name="Arial1" fo:font-size="11pt" fo:language="en" fo:country="US" fo:background-color="transparent" style:font-name-asian="Times New Roman" style:font-size-asian="12pt" style:language-asian="zxx" style:country-asian="none" style:font-name-complex="Times New Roman" style:font-size-complex="10pt" style:language-complex="ar" style:country-complex="SA" loext:opacity="0%"/>
    </style:style>
    <style:style style:name="T14" style:family="text">
      <style:text-properties style:use-window-font-color="true" style:font-name="Arial" fo:font-size="11pt" fo:language="en" fo:country="US" style:text-underline-style="none" style:font-name-asian="Times New Roman" style:font-size-asian="12pt" style:language-asian="zxx" style:country-asian="none" style:font-name-complex="Times New Roman" style:font-size-complex="10pt" style:language-complex="ar" style:country-complex="SA" loext:opacity="0%"/>
    </style:style>
    <style:style style:name="T15" style:family="text">
      <style:text-properties style:use-window-font-color="true" style:font-name="Arial" fo:font-size="11pt" fo:language="en" fo:country="US" style:text-underline-style="none" fo:font-weight="normal" style:font-name-asian="Times New Roman" style:font-size-asian="12pt" style:language-asian="zxx" style:country-asian="none" style:font-weight-asian="normal" style:font-name-complex="Times New Roman" style:font-size-complex="10pt" style:language-complex="ar" style:country-complex="SA" style:font-weight-complex="normal" loext:opacity="0%"/>
    </style:style>
    <style:style style:name="T16" style:family="text">
      <style:text-properties style:use-window-font-color="true" style:font-name="Arial" fo:font-size="11pt" fo:language="en" fo:country="US" style:text-underline-style="none" fo:background-color="#ffff00" style:font-name-asian="Times New Roman" style:font-size-asian="11pt" style:language-asian="zxx" style:country-asian="none" style:font-name-complex="Times New Roman" style:font-size-complex="11pt" style:language-complex="ar" style:country-complex="SA" loext:opacity="0%"/>
    </style:style>
    <style:style style:name="T17" style:family="text">
      <style:text-properties style:use-window-font-color="true" style:font-name="Arial" fo:font-size="11pt" fo:language="en" fo:country="US" style:font-name-asian="Times New Roman" style:font-size-asian="12pt" style:language-asian="zxx" style:country-asian="none" style:font-name-complex="Times New Roman" style:font-size-complex="10pt" style:language-complex="ar" style:country-complex="SA" loext:opacity="0%"/>
    </style:style>
    <style:style style:name="T18" style:family="text">
      <style:text-properties style:use-window-font-color="true" style:font-name="Arial" fo:font-size="11pt" fo:language="en" fo:country="US" style:font-name-asian="Times New Roman" style:font-size-asian="11pt" style:language-asian="zxx" style:country-asian="none" style:font-name-complex="Times New Roman" style:font-size-complex="11pt" style:language-complex="ar" style:country-complex="SA" loext:opacity="0%"/>
    </style:style>
    <style:style style:name="T19" style:family="text">
      <style:text-properties style:use-window-font-color="true" style:font-name="Arial" fo:font-size="11pt" fo:language="en" fo:country="US" fo:font-style="normal" style:font-name-asian="Times New Roman" style:font-size-asian="11pt" style:language-asian="zxx" style:country-asian="none" style:font-style-asian="normal" style:font-name-complex="Times New Roman" style:font-size-complex="11pt" style:language-complex="ar" style:country-complex="SA" style:font-style-complex="normal" loext:opacity="0%"/>
    </style:style>
    <style:style style:name="T20" style:family="text">
      <style:text-properties style:use-window-font-color="true" style:font-name="Arial" fo:font-size="11pt" fo:language="en" fo:country="US" fo:font-style="normal" style:font-name-asian="Times New Roman" style:font-size-asian="11pt" style:language-asian="zxx" style:country-asian="none" style:font-style-asian="normal" style:font-name-complex="Times New Roman" style:font-size-complex="10pt" style:language-complex="ar" style:country-complex="SA" style:font-style-complex="normal" loext:opacity="0%"/>
    </style:style>
    <style:style style:name="T21" style:family="text">
      <style:text-properties style:use-window-font-color="true" style:font-name="Arial" fo:font-size="11pt" fo:language="en" fo:country="US" fo:font-style="normal" fo:font-weight="bold" style:font-name-asian="Times New Roman" style:font-size-asian="12pt" style:language-asian="zxx" style:country-asian="none" style:font-style-asian="normal" style:font-weight-asian="bold" style:font-name-complex="Times New Roman" style:font-size-complex="10pt" style:language-complex="ar" style:country-complex="SA" style:font-style-complex="normal" style:font-weight-complex="bold" loext:opacity="0%"/>
    </style:style>
    <style:style style:name="T22" style:family="text">
      <style:text-properties style:use-window-font-color="true" style:font-name="Arial" fo:font-size="11pt" fo:language="en" fo:country="US" fo:font-style="normal" fo:font-weight="bold" style:font-name-asian="Times New Roman" style:font-size-asian="11pt" style:language-asian="zxx" style:country-asian="none" style:font-style-asian="normal" style:font-weight-asian="bold" style:font-name-complex="Times New Roman" style:font-size-complex="10pt" style:language-complex="ar" style:country-complex="SA" style:font-style-complex="normal" style:font-weight-complex="bold" loext:opacity="0%"/>
    </style:style>
    <style:style style:name="T23" style:family="text">
      <style:text-properties style:use-window-font-color="true" style:font-name="Arial" fo:font-size="11pt" fo:language="en" fo:country="US" fo:font-style="normal" fo:font-weight="normal"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loext:opacity="0%"/>
    </style:style>
    <style:style style:name="T24" style:family="text">
      <style:text-properties style:use-window-font-color="true" style:font-name="Arial" fo:font-size="11pt" fo:language="en" fo:country="US" fo:font-style="normal" fo:background-color="#ffff00" style:font-name-asian="Times New Roman" style:font-size-asian="11pt" style:language-asian="zxx" style:country-asian="none" style:font-style-asian="normal" style:font-name-complex="Times New Roman" style:font-size-complex="11pt" style:language-complex="ar" style:country-complex="SA" style:font-style-complex="normal" loext:opacity="0%"/>
    </style:style>
    <style:style style:name="T25" style:family="text">
      <style:text-properties style:use-window-font-color="true" style:font-name="Arial" fo:font-size="11pt" fo:language="en" fo:country="US" fo:background-color="#ffff00" style:font-name-asian="Times New Roman" style:font-size-asian="11pt" style:language-asian="zxx" style:country-asian="none" style:font-name-complex="Times New Roman" style:font-size-complex="11pt" style:language-complex="ar" style:country-complex="SA" loext:opacity="0%"/>
    </style:style>
    <style:style style:name="T26" style:family="text">
      <style:text-properties style:use-window-font-color="true" style:font-name="Arial" fo:font-size="11pt" fo:language="en" fo:country="US" fo:background-color="#ffff00" style:font-name-asian="Times New Roman" style:font-size-asian="11pt" style:language-asian="zxx" style:country-asian="none" style:font-name-complex="Times New Roman" style:font-size-complex="11pt" style:language-complex="ar" style:country-complex="SA" loext:opacity="0%" loext:char-shading-value="0"/>
    </style:style>
    <style:style style:name="T27" style:family="text">
      <style:text-properties style:use-window-font-color="true" style:font-name="Arial" fo:font-size="11pt" fo:language="en" fo:country="US" fo:font-weight="bold" style:font-name-asian="Times New Roman" style:font-size-asian="12pt" style:language-asian="zxx" style:country-asian="none" style:font-weight-asian="bold" style:font-name-complex="Times New Roman" style:font-size-complex="10pt" style:language-complex="ar" style:country-complex="SA" style:font-weight-complex="bold" loext:opacity="0%"/>
    </style:style>
    <style:style style:name="T28" style:family="text">
      <style:text-properties style:use-window-font-color="true" style:font-name="Arial" fo:font-size="11pt" fo:language="en" fo:country="US" fo:font-weight="bold" style:font-name-asian="Times New Roman" style:font-size-asian="11pt" style:language-asian="zxx" style:country-asian="none" style:font-weight-asian="bold" style:font-name-complex="Times New Roman" style:font-size-complex="11pt" style:language-complex="ar" style:country-complex="SA" style:font-weight-complex="bold" loext:opacity="0%"/>
    </style:style>
    <style:style style:name="T29" style:family="text">
      <style:text-properties style:use-window-font-color="true" style:font-name="Arial" fo:font-size="11pt" fo:language="en" fo:country="US" fo:font-weight="normal" fo:background-color="transparent" style:font-name-asian="Times New Roman" style:font-size-asian="12pt" style:language-asian="zxx" style:country-asian="none" style:font-weight-asian="normal" style:font-name-complex="Times New Roman" style:font-size-complex="10pt" style:language-complex="ar" style:country-complex="SA" style:font-weight-complex="normal" loext:opacity="0%" loext:char-shading-value="0"/>
    </style:style>
    <style:style style:name="T30" style:family="text">
      <style:text-properties style:use-window-font-color="true" style:font-name="Arial" fo:language="en" fo:country="US" style:font-name-asian="Times New Roman" style:language-asian="zxx" style:country-asian="none" style:font-name-complex="Times New Roman" style:font-size-complex="10pt" style:language-complex="ar" style:country-complex="SA" loext:opacity="0%"/>
    </style:style>
    <style:style style:name="T31" style:family="text">
      <style:text-properties style:use-window-font-color="true" style:font-name-asian="Times New Roman" style:language-complex="ar" style:country-complex="SA" loext:opacity="0%"/>
    </style:style>
    <style:style style:name="T32" style:family="text">
      <style:text-properties style:use-window-font-color="true" fo:font-size="11pt" fo:language="en" fo:country="US" fo:font-weight="bold" style:font-name-asian="Times New Roman" style:font-size-asian="12pt" style:language-asian="zxx" style:country-asian="none" style:font-weight-asian="bold" style:font-name-complex="Times New Roman" style:font-size-complex="10pt" style:language-complex="ar" style:country-complex="SA" style:font-weight-complex="bold" loext:opacity="0%"/>
    </style:style>
    <style:style style:name="T33" style:family="text">
      <style:text-properties style:use-window-font-color="true" fo:font-size="11pt" fo:language="en" fo:country="US" fo:font-weight="bold" fo:background-color="#ffff00" style:font-name-asian="Times New Roman" style:font-size-asian="12pt" style:language-asian="zxx" style:country-asian="none" style:font-weight-asian="bold" style:font-name-complex="Times New Roman" style:font-size-complex="10pt" style:language-complex="ar" style:country-complex="SA" style:font-weight-complex="bold" loext:opacity="0%"/>
    </style:style>
    <style:style style:name="T34" style:family="text">
      <style:text-properties style:use-window-font-color="true" fo:font-size="11pt" fo:language="en" fo:country="US" style:font-name-asian="Times New Roman" style:font-size-asian="12pt" style:language-asian="zxx" style:country-asian="none" style:font-name-complex="Times New Roman" style:font-size-complex="10pt" style:language-complex="ar" style:country-complex="SA" loext:opacity="0%"/>
    </style:style>
    <style:style style:name="T35" style:family="text">
      <style:text-properties style:use-window-font-color="true" fo:font-size="11pt" fo:language="en" fo:country="US" fo:font-weight="normal" style:font-name-asian="Times New Roman" style:font-size-asian="12pt" style:language-asian="zxx" style:country-asian="none" style:font-weight-asian="normal" style:font-name-complex="Times New Roman" style:font-size-complex="10pt" style:language-complex="ar" style:country-complex="SA" style:font-weight-complex="normal" loext:opacity="0%"/>
    </style:style>
    <style:style style:name="T36" style:family="text">
      <style:text-properties style:use-window-font-color="true" fo:font-size="11pt" fo:language="en" fo:country="US" fo:font-style="normal" fo:font-weight="normal"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loext:opacity="0%"/>
    </style:style>
    <style:style style:name="T37" style:family="text">
      <style:text-properties style:use-window-font-color="true" fo:font-size="11pt" fo:language="en" fo:country="US" fo:font-style="normal" style:font-name-asian="Times New Roman" style:font-size-asian="12pt" style:language-asian="zxx" style:country-asian="none" style:font-style-asian="normal" style:font-name-complex="Times New Roman" style:font-size-complex="10pt" style:language-complex="ar" style:country-complex="SA" style:font-style-complex="normal" loext:opacity="0%"/>
    </style:style>
    <style:style style:name="T38" style:family="text">
      <style:text-properties style:use-window-font-color="true" fo:font-size="11pt" fo:language="en" fo:country="US" fo:background-color="transparent" style:font-name-asian="Times New Roman" style:font-size-asian="12pt" style:language-asian="zxx" style:country-asian="none" style:font-name-complex="Times New Roman" style:font-size-complex="10pt" style:language-complex="ar" style:country-complex="SA" loext:opacity="0%" loext:char-shading-value="0"/>
    </style:style>
    <style:style style:name="T39" style:family="text">
      <style:text-properties style:use-window-font-color="true" fo:font-size="11pt" fo:font-weight="bold" style:font-name-asian="Consolas" style:font-size-asian="11pt" style:font-weight-asian="bold" style:font-name-complex="Consolas" style:font-size-complex="11pt" style:font-weight-complex="bold"/>
    </style:style>
    <style:style style:name="T40" style:family="text">
      <style:text-properties style:use-window-font-color="true" style:font-name="Arial2" fo:font-size="11pt" fo:language="en" fo:country="US" fo:font-weight="bold" style:font-name-asian="Times New Roman" style:font-size-asian="11pt" style:language-asian="zxx" style:country-asian="none" style:font-weight-asian="bold" style:font-name-complex="Times New Roman" style:font-size-complex="10pt" style:language-complex="ar" style:country-complex="SA" loext:opacity="0%"/>
    </style:style>
    <style:style style:name="T41" style:family="text">
      <style:text-properties style:use-window-font-color="true" fo:font-size="9.5pt" style:font-name-asian="Consolas" style:font-size-asian="9.5pt" style:font-name-complex="Consolas" style:font-size-complex="9.5pt"/>
    </style:style>
    <style:style style:name="T42" style:family="text">
      <style:text-properties style:font-name="Arial"/>
    </style:style>
    <style:style style:name="T43" style:family="text">
      <style:text-properties style:font-name="Arial" fo:font-weight="bold" style:font-weight-asian="bold" style:font-weight-complex="bold"/>
    </style:style>
    <style:style style:name="T44" style:family="text">
      <style:text-properties style:font-name="Arial" fo:font-size="11pt" fo:font-weight="normal" style:font-size-asian="11pt" style:font-weight-asian="normal" style:font-size-complex="11pt" style:font-weight-complex="normal"/>
    </style:style>
    <style:style style:name="T45" style:family="text">
      <style:text-properties style:font-name="Arial" fo:font-size="11pt" fo:font-weight="normal" fo:background-color="transparent" style:font-size-asian="11pt" style:font-weight-asian="normal" style:font-name-complex="Arial" style:font-weight-complex="normal" loext:char-shading-value="0"/>
    </style:style>
    <style:style style:name="T46" style:family="text">
      <style:text-properties style:font-name="Arial" fo:font-size="11pt" fo:font-weight="bold" style:font-size-asian="11pt" style:font-weight-asian="bold" style:font-size-complex="11pt" style:font-weight-complex="bold"/>
    </style:style>
    <style:style style:name="T47" style:family="text">
      <style:text-properties style:font-name="Arial" fo:font-size="11pt" fo:font-weight="bold" fo:background-color="#eeeeee" style:font-size-asian="11pt" style:font-weight-asian="bold" style:font-size-complex="11pt" style:font-weight-complex="bold" loext:char-shading-value="0"/>
    </style:style>
    <style:style style:name="T48"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Arial" fo:font-size="11pt" fo:font-style="normal" fo:background-color="transparent" style:font-size-asian="11pt" style:font-style-asian="normal" style:font-name-complex="Arial" style:font-size-complex="11pt" style:font-style-complex="normal" loext:char-shading-value="0"/>
    </style:style>
    <style:style style:name="T50" style:family="text">
      <style:text-properties style:font-name="Arial" fo:font-size="11pt" fo:font-style="normal" style:font-size-asian="11pt" style:font-style-asian="normal" style:font-name-complex="Arial" style:font-size-complex="11pt" style:font-style-complex="normal"/>
    </style:style>
    <style:style style:name="T51" style:family="text">
      <style:text-properties style:font-name="Arial" fo:font-size="11pt" fo:font-style="normal" style:font-size-asian="11pt" style:font-style-asian="normal" style:font-size-complex="11pt" style:font-style-complex="normal"/>
    </style:style>
    <style:style style:name="T52" style:family="text">
      <style:text-properties style:font-name="Arial" fo:font-size="11pt" fo:font-style="normal" fo:background-color="#b2b2b2" style:font-size-asian="11pt" style:font-style-asian="normal" style:font-name-complex="Arial" style:font-size-complex="11pt" style:font-style-complex="normal" loext:char-shading-value="0"/>
    </style:style>
    <style:style style:name="T53"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54"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55"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56" style:family="text">
      <style:text-properties style:font-name="Arial" fo:font-size="11pt" style:font-size-asian="11pt" style:font-size-complex="11pt"/>
    </style:style>
    <style:style style:name="T57" style:family="text">
      <style:text-properties style:font-name="Arial" fo:font-size="11pt" style:font-size-asian="11pt" style:font-size-complex="11pt" loext:char-shading-value="0"/>
    </style:style>
    <style:style style:name="T58" style:family="text">
      <style:text-properties style:font-name="Arial" fo:font-size="11pt" fo:background-color="transparent" style:font-size-asian="11pt" style:font-name-complex="Arial" loext:char-shading-value="0"/>
    </style:style>
    <style:style style:name="T59" style:family="text">
      <style:text-properties style:font-name="Arial" fo:font-size="11pt" fo:background-color="#ffff00" style:font-size-asian="11pt" style:font-size-complex="11pt"/>
    </style:style>
    <style:style style:name="T60" style:family="text">
      <style:text-properties style:font-name="Arial" fo:font-size="11pt" fo:background-color="#ffff00" style:font-size-asian="11pt" style:font-size-complex="11pt" loext:char-shading-value="0"/>
    </style:style>
    <style:style style:name="T61" style:family="text">
      <style:text-properties style:font-name="Arial" fo:font-size="11pt" fo:language="en" fo:country="IN" fo:font-style="normal" style:text-underline-style="none" fo:font-weight="normal" fo:background-color="transparent" style:font-size-asian="11pt" style:language-asian="ar" style:country-asian="SA" style:font-style-asian="normal" style:font-weight-asian="normal" style:font-name-complex="Arial" style:font-size-complex="11pt" style:language-complex="ar" style:country-complex="SA" style:font-style-complex="normal" style:font-weight-complex="normal" loext:char-shading-value="0"/>
    </style:style>
    <style:style style:name="T62" style:family="text">
      <style:text-properties style:font-name="Arial" fo:font-size="11pt" style:text-underline-style="none" fo:font-weight="normal" fo:background-color="#ffff00" style:font-size-asian="11pt" style:font-weight-asian="normal" style:font-size-complex="11pt" style:font-weight-complex="normal" loext:char-shading-value="0"/>
    </style:style>
    <style:style style:name="T63" style:family="text">
      <style:text-properties style:font-name="Arial" fo:font-size="11pt" fo:background-color="#eeeeee" style:font-size-asian="11pt" style:font-size-complex="11pt" loext:char-shading-value="0"/>
    </style:style>
    <style:style style:name="T64" style:family="text">
      <style:text-properties style:font-name="Arial" style:text-underline-style="none"/>
    </style:style>
    <style:style style:name="T65" style:family="text">
      <style:text-properties style:font-name="Arial" style:text-underline-style="none" fo:font-weight="normal" style:font-weight-asian="normal" style:font-weight-complex="normal"/>
    </style:style>
    <style:style style:name="T66" style:family="text">
      <style:text-properties style:font-name="Arial" style:text-underline-style="none" fo:background-color="#ffff00" loext:char-shading-value="0"/>
    </style:style>
    <style:style style:name="T67" style:family="text">
      <style:text-properties style:font-name="Arial" style:text-underline-style="none" fo:font-weight="bold" style:font-weight-asian="bold" style:font-weight-complex="bold"/>
    </style:style>
    <style:style style:name="T68" style:family="text">
      <style:text-properties style:font-name="Arial" fo:font-style="normal" style:font-style-asian="normal" style:font-style-complex="normal"/>
    </style:style>
    <style:style style:name="T69" style:family="text">
      <style:text-properties style:font-name="Arial" fo:font-style="normal" style:font-style-asian="normal" style:font-style-complex="normal" style:font-weight-complex="bold"/>
    </style:style>
    <style:style style:name="T70" style:family="text">
      <style:text-properties style:font-name="Arial" fo:font-style="normal" fo:font-weight="normal" style:font-style-asian="normal" style:font-weight-asian="normal" style:font-style-complex="normal" style:font-weight-complex="normal"/>
    </style:style>
    <style:style style:name="T71" style:family="text">
      <style:text-properties style:font-name="Arial" fo:font-style="normal" fo:font-weight="normal" fo:background-color="#ffff00" style:font-style-asian="normal" style:font-weight-asian="normal" style:font-style-complex="normal" style:font-weight-complex="normal" loext:char-shading-value="0"/>
    </style:style>
    <style:style style:name="T72" style:family="text">
      <style:text-properties style:font-name="Arial" fo:font-style="normal" fo:font-weight="bold" style:font-style-asian="normal" style:font-weight-asian="bold" style:font-style-complex="normal" style:font-weight-complex="bold"/>
    </style:style>
    <style:style style:name="T73" style:family="text">
      <style:text-properties style:font-name="Arial" fo:font-style="normal" fo:background-color="#ffff00" style:font-style-asian="normal" style:font-style-complex="normal" loext:char-shading-value="0"/>
    </style:style>
    <style:style style:name="T74" style:family="text">
      <style:text-properties style:font-name="Arial" fo:background-color="#ffff00"/>
    </style:style>
    <style:style style:name="T75" style:family="text">
      <style:text-properties style:font-name="Arial" fo:font-weight="normal" style:font-weight-asian="normal" style:font-weight-complex="normal"/>
    </style:style>
    <style:style style:name="T76" style:family="text">
      <style:text-properties style:font-name="Arial" fo:font-weight="normal" fo:background-color="transparent" style:font-weight-asian="normal" style:font-weight-complex="normal" loext:char-shading-value="0"/>
    </style:style>
    <style:style style:name="T77" style:family="text">
      <style:text-properties style:font-name="Arial" fo:font-weight="normal" fo:background-color="#ffff00" style:font-weight-asian="normal" style:font-weight-complex="normal" loext:char-shading-value="0"/>
    </style:style>
    <style:style style:name="T78" style:family="text">
      <style:text-properties fo:color="#000000" style:font-name="Arial" fo:font-weight="bold" style:font-weight-asian="bold" style:font-name-complex="Arial" style:font-weight-complex="bold" loext:opacity="100%"/>
    </style:style>
    <style:style style:name="T79" style:family="text">
      <style:text-properties fo:color="#000000" style:font-name="Arial" fo:font-weight="bold" style:font-weight-asian="bold" style:font-weight-complex="bold" loext:opacity="100%"/>
    </style:style>
    <style:style style:name="T80" style:family="text">
      <style:text-properties fo:color="#000000" style:font-name="Arial" style:font-name-complex="Arial" loext:opacity="100%"/>
    </style:style>
    <style:style style:name="T81" style:family="text">
      <style:text-properties fo:color="#000000" style:font-name="Arial" fo:font-size="11pt" fo:font-style="normal" style:font-size-asian="11pt" style:font-style-asian="normal" style:font-name-complex="Arial" style:font-size-complex="11pt" style:font-style-complex="normal" loext:opacity="100%"/>
    </style:style>
    <style:style style:name="T82" style:family="text">
      <style:text-properties fo:color="#000000" style:font-name="Arial" fo:font-size="11pt" fo:language="en" fo:country="US" loext:opacity="100%"/>
    </style:style>
    <style:style style:name="T83" style:family="text">
      <style:text-properties fo:color="#000000" style:font-name="Arial" fo:font-size="11pt" fo:language="en" fo:country="US" fo:font-style="normal" fo:font-weight="normal"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loext:opacity="100%"/>
    </style:style>
    <style:style style:name="T84" style:family="text">
      <style:text-properties fo:color="#000000" style:font-name="Arial" fo:font-size="11pt" fo:language="en" fo:country="US" fo:font-style="normal" fo:font-weight="bold" fo:background-color="#ffffff" style:font-name-asian="Times New Roman" style:font-size-asian="12pt" style:language-asian="zxx" style:country-asian="none" style:font-style-asian="normal" style:font-weight-asian="bold" style:font-name-complex="Times New Roman" style:font-size-complex="10pt" style:language-complex="ar" style:country-complex="SA" style:font-style-complex="normal" style:font-weight-complex="bold" loext:opacity="100%" loext:char-shading-value="0"/>
    </style:style>
    <style:style style:name="T85" style:family="text">
      <style:text-properties fo:color="#000000" style:font-name="Arial" fo:font-size="11pt" fo:language="en" fo:country="US" fo:font-style="normal" fo:font-weight="bold" style:font-name-asian="Times New Roman" style:font-size-asian="12pt" style:language-asian="zxx" style:country-asian="none" style:font-style-asian="normal" style:font-weight-asian="bold" style:font-name-complex="Times New Roman" style:font-size-complex="10pt" style:language-complex="ar" style:country-complex="SA" style:font-style-complex="normal" style:font-weight-complex="bold" loext:opacity="100%"/>
    </style:style>
    <style:style style:name="T86" style:family="text">
      <style:text-properties fo:color="#000000" style:font-name="Arial" fo:font-size="11pt" style:text-underline-style="none" fo:font-weight="normal" fo:background-color="#ffff00" style:font-name-asian="Consolas" style:font-size-asian="11pt" style:font-weight-asian="normal" style:font-name-complex="Consolas" style:font-size-complex="11pt" style:font-weight-complex="normal" loext:opacity="100%" loext:char-shading-value="0"/>
    </style:style>
    <style:style style:name="T87" style:family="text">
      <style:text-properties fo:color="#000000" loext:opacity="100%"/>
    </style:style>
    <style:style style:name="T88" style:family="text">
      <style:text-properties fo:color="#000000" fo:font-weight="normal" style:font-weight-asian="normal" style:font-weight-complex="normal" loext:opacity="100%"/>
    </style:style>
    <style:style style:name="T89" style:family="text">
      <style:text-properties fo:font-weight="normal" style:font-weight-asian="normal" style:font-weight-complex="normal"/>
    </style:style>
    <style:style style:name="T90" style:family="text">
      <style:text-properties fo:font-weight="normal" style:font-weight-asian="normal" style:font-size-complex="11pt" style:font-weight-complex="normal"/>
    </style:style>
    <style:style style:name="T91" style:family="text">
      <style:text-properties fo:font-weight="normal" fo:background-color="#ffff00" style:font-weight-asian="normal" style:font-weight-complex="normal"/>
    </style:style>
    <style:style style:name="T92" style:family="text">
      <style:text-properties fo:font-weight="normal" fo:background-color="#ffff00" style:font-weight-asian="normal" style:font-weight-complex="normal" loext:char-shading-value="0"/>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loext:char-shading-value="0"/>
    </style:style>
    <style:style style:name="T95" style:family="text">
      <style:text-properties fo:font-weight="bold" fo:background-color="#ffff00" style:font-weight-asian="bold" style:font-weight-complex="bold"/>
    </style:style>
    <style:style style:name="T96" style:family="text">
      <style:text-properties fo:font-weight="bold" fo:background-color="#ffff00" style:font-weight-asian="bold" style:font-weight-complex="bold" loext:char-shading-value="0"/>
    </style:style>
    <style:style style:name="T97" style:family="text">
      <style:text-properties fo:font-weight="bold" style:font-size-asian="11pt" style:font-weight-asian="bold" style:font-weight-complex="bold"/>
    </style:style>
    <style:style style:name="T98" style:family="text">
      <style:text-properties fo:font-weight="bold" fo:background-color="transparent" style:font-weight-asian="bold" style:font-weight-complex="bold"/>
    </style:style>
    <style:style style:name="T99" style:family="text">
      <style:text-properties fo:font-variant="normal" fo:text-transform="none" style:use-window-font-color="true" style:font-name="Arial" fo:font-size="11pt" fo:language="en" fo:country="US" fo:font-style="normal" fo:font-weight="normal" style:font-name-asian="Times New Roman" style:font-size-asian="12pt" style:language-asian="zxx" style:country-asian="none" style:font-weight-asian="normal" style:font-name-complex="Times New Roman" style:font-size-complex="10pt" style:language-complex="ar" style:country-complex="SA" style:font-weight-complex="normal" loext:opacity="0%"/>
    </style:style>
    <style:style style:name="T100" style:family="text">
      <style:text-properties fo:font-variant="normal" fo:text-transform="none" style:use-window-font-color="true" style:font-name="Arial" fo:font-size="11pt" fo:language="en" fo:country="US" fo:font-style="normal" fo:font-weight="normal" fo:background-color="transparent"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T101" style:family="text">
      <style:text-properties fo:font-variant="normal" fo:text-transform="none" style:use-window-font-color="true" style:font-name="Arial" fo:font-size="11pt" fo:language="en" fo:country="US" fo:font-style="normal" style:font-name-asian="Times New Roman" style:font-size-asian="12pt" style:language-asian="zxx" style:country-asian="none" style:font-name-complex="Times New Roman" style:font-size-complex="10pt" style:language-complex="ar" style:country-complex="SA" loext:opacity="0%"/>
    </style:style>
    <style:style style:name="T102" style:family="text">
      <style:text-properties fo:font-variant="normal" fo:text-transform="none" style:use-window-font-color="true" style:font-name="Arial" fo:font-size="11pt" fo:language="en" fo:country="US" fo:font-style="normal" style:font-name-asian="Times New Roman" style:font-size-asian="12pt" style:language-asian="zxx" style:country-asian="none" style:font-style-asian="normal" style:font-name-complex="Times New Roman" style:font-size-complex="10pt" style:language-complex="ar" style:country-complex="SA" style:font-style-complex="normal" loext:opacity="0%"/>
    </style:style>
    <style:style style:name="T103" style:family="text">
      <style:text-properties fo:font-variant="normal" fo:text-transform="none" style:use-window-font-color="true" style:font-name="Arial" fo:font-size="11pt" fo:language="en" fo:country="US" fo:font-style="normal" style:font-name-asian="Times New Roman" style:font-size-asian="12pt" style:language-asian="zxx" style:country-asian="none" style:font-style-asian="normal" style:font-name-complex="Times New Roman" style:font-size-complex="10pt" style:language-complex="ar" style:country-complex="SA" style:font-style-complex="normal" loext:opacity="0%" loext:char-shading-value="0"/>
    </style:style>
    <style:style style:name="T104" style:family="text">
      <style:text-properties fo:font-variant="normal" fo:text-transform="none" style:use-window-font-color="true" style:font-name="Arial" fo:font-size="11pt" fo:language="en" fo:country="US" fo:font-style="normal" style:font-name-asian="Times New Roman" style:font-size-asian="11pt" style:language-asian="zxx" style:country-asian="none" style:font-name-complex="Times New Roman" style:font-size-complex="11pt" style:language-complex="ar" style:country-complex="SA" loext:opacity="0%"/>
    </style:style>
    <style:style style:name="T105" style:family="text">
      <style:text-properties fo:font-variant="normal" fo:text-transform="none" style:use-window-font-color="true" style:font-name="Arial" fo:font-size="11pt" fo:language="en" fo:country="US" fo:font-style="normal" fo:font-weight="bold" style:font-name-asian="Times New Roman" style:font-size-asian="12pt" style:language-asian="zxx" style:country-asian="none" style:font-weight-asian="bold" style:font-name-complex="Times New Roman" style:font-size-complex="10pt" style:language-complex="ar" style:country-complex="SA" style:font-weight-complex="bold" loext:opacity="0%"/>
    </style:style>
    <style:style style:name="T106" style:family="text">
      <style:text-properties fo:font-variant="normal" fo:text-transform="none" style:use-window-font-color="true" style:font-name="Arial" fo:font-size="11pt" fo:language="en" fo:country="US" fo:font-style="normal" fo:font-weight="bold" style:font-name-asian="Times New Roman" style:font-size-asian="12pt" style:language-asian="zxx" style:country-asian="none" style:font-style-asian="normal" style:font-weight-asian="bold" style:font-name-complex="Times New Roman" style:font-size-complex="10pt" style:language-complex="ar" style:country-complex="SA" style:font-style-complex="normal" style:font-weight-complex="bold" loext:opacity="0%"/>
    </style:style>
    <style:style style:name="T107" style:family="text">
      <style:text-properties fo:font-variant="normal" fo:text-transform="none" style:use-window-font-color="true" style:font-name="Arial" fo:font-size="11pt" fo:language="en" fo:country="US" fo:font-style="normal" fo:font-weight="bold" fo:background-color="#ffff00" style:font-name-asian="Times New Roman" style:font-size-asian="12pt" style:language-asian="zxx" style:country-asian="none" style:font-weight-asian="bold" style:font-name-complex="Times New Roman" style:font-size-complex="10pt" style:language-complex="ar" style:country-complex="SA" style:font-weight-complex="bold" loext:opacity="0%"/>
    </style:style>
    <style:style style:name="T108" style:family="text">
      <style:text-properties fo:font-variant="normal" fo:text-transform="none" style:use-window-font-color="true" style:font-name="Arial" fo:font-size="11pt" fo:language="en" fo:country="US" fo:font-style="normal" fo:font-weight="bold" fo:background-color="#ffff00" style:font-name-asian="Times New Roman" style:font-size-asian="12pt" style:language-asian="zxx" style:country-asian="none" style:font-weight-asian="bold" style:font-name-complex="Times New Roman" style:font-size-complex="10pt" style:language-complex="ar" style:country-complex="SA" style:font-weight-complex="bold" loext:opacity="0%" loext:char-shading-value="0"/>
    </style:style>
    <style:style style:name="T109" style:family="text">
      <style:text-properties fo:font-variant="normal" fo:text-transform="none" style:use-window-font-color="true" style:font-name="Arial" fo:font-size="11pt" fo:language="en" fo:country="US" fo:font-style="normal" fo:font-weight="bold" fo:background-color="transparent"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T110" style:family="text">
      <style:text-properties fo:font-variant="normal" fo:text-transform="none" style:use-window-font-color="true" style:font-name="Arial" fo:font-size="11pt" fo:language="en" fo:country="US" fo:font-style="normal" fo:font-weight="bold" fo:background-color="transparent"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T111" style:family="text">
      <style:text-properties fo:font-variant="normal" fo:text-transform="none" style:use-window-font-color="true" style:font-name="Arial" fo:font-size="11pt" fo:language="en" fo:country="US" fo:font-style="normal" fo:background-color="#ffff00" style:font-name-asian="Times New Roman" style:font-size-asian="12pt" style:language-asian="zxx" style:country-asian="none" style:font-name-complex="Times New Roman" style:font-size-complex="10pt" style:language-complex="ar" style:country-complex="SA" loext:opacity="0%"/>
    </style:style>
    <style:style style:name="T112" style:family="text">
      <style:text-properties fo:font-variant="normal" fo:text-transform="none" style:use-window-font-color="true" style:font-name="Arial" fo:font-size="11pt" fo:language="en" fo:country="US" fo:font-style="normal" fo:background-color="#ffff00" style:font-name-asian="Times New Roman" style:font-size-asian="12pt" style:language-asian="zxx" style:country-asian="none" style:font-name-complex="Times New Roman" style:font-size-complex="10pt" style:language-complex="ar" style:country-complex="SA" loext:opacity="0%" loext:char-shading-value="0"/>
    </style:style>
    <style:style style:name="T113" style:family="text">
      <style:text-properties fo:font-variant="normal" fo:text-transform="none" style:use-window-font-color="true" style:font-name="Arial" fo:font-size="11pt" fo:language="en" fo:country="US" fo:font-style="normal" fo:background-color="#ffff00" style:font-name-asian="Times New Roman" style:font-size-asian="12pt" style:language-asian="zxx" style:country-asian="none" style:font-style-asian="normal" style:font-name-complex="Times New Roman" style:font-size-complex="10pt" style:language-complex="ar" style:country-complex="SA" style:font-style-complex="normal" loext:opacity="0%" loext:char-shading-value="0"/>
    </style:style>
    <style:style style:name="T114" style:family="text">
      <style:text-properties fo:font-variant="normal" fo:text-transform="none" style:use-window-font-color="true" style:font-name="Arial" fo:font-size="11pt" fo:language="en" fo:country="US" fo:font-style="normal" fo:background-color="#ffff00" style:font-name-asian="Times New Roman" style:font-size-asian="11pt" style:language-asian="zxx" style:country-asian="none" style:font-name-complex="Times New Roman" style:font-size-complex="11pt" style:language-complex="ar" style:country-complex="SA" loext:opacity="0%"/>
    </style:style>
    <style:style style:name="T115" style:family="text">
      <style:text-properties fo:font-variant="normal" fo:text-transform="none" style:use-window-font-color="true" style:font-name="Arial" fo:font-size="11pt" fo:language="en" fo:country="US" fo:font-style="normal" fo:background-color="transparent" style:font-name-asian="Times New Roman" style:font-size-asian="12pt" style:language-asian="zxx" style:country-asian="none" style:font-name-complex="Times New Roman" style:font-size-complex="10pt" style:language-complex="ar" style:country-complex="SA"/>
    </style:style>
    <style:style style:name="T116" style:family="text">
      <style:text-properties fo:font-variant="normal" fo:text-transform="none" style:use-window-font-color="true" style:font-name="Arial" fo:font-size="11pt" fo:language="en" fo:country="US" fo:font-style="normal" fo:background-color="transparent" style:font-name-asian="Times New Roman" style:font-size-asian="11pt" style:language-asian="zxx" style:country-asian="none" style:font-name-complex="Times New Roman" style:font-size-complex="11pt" style:language-complex="ar" style:country-complex="SA"/>
    </style:style>
    <style:style style:name="T117" style:family="text">
      <style:text-properties fo:font-variant="normal" fo:text-transform="none" style:use-window-font-color="true" style:font-name="Arial" fo:font-size="11pt" fo:language="en" fo:country="US" fo:font-style="normal" fo:background-color="#ffffff" style:font-name-asian="Times New Roman" style:font-size-asian="12pt" style:language-asian="zxx" style:country-asian="none" style:font-style-asian="normal" style:font-name-complex="Times New Roman" style:font-size-complex="10pt" style:language-complex="ar" style:country-complex="SA" style:font-style-complex="normal" loext:opacity="0%" loext:char-shading-value="0"/>
    </style:style>
    <style:style style:name="T118" style:family="text">
      <style:text-properties fo:font-variant="normal" fo:text-transform="none" style:use-window-font-color="true" style:font-name="Arial5" fo:font-size="11pt" fo:language="en" fo:country="US" fo:font-style="normal" fo:font-weight="normal" style:font-name-asian="Times New Roman" style:font-size-asian="12pt" style:language-asian="zxx" style:country-asian="none" style:font-name-complex="Times New Roman" style:font-size-complex="10pt" style:language-complex="ar" style:country-complex="SA" loext:opacity="0%"/>
    </style:style>
    <style:style style:name="T119" style:family="text">
      <style:text-properties fo:font-variant="normal" fo:text-transform="none" style:font-name="Arial" fo:font-style="normal"/>
    </style:style>
    <style:style style:name="T120" style:family="text">
      <style:text-properties fo:font-variant="normal" fo:text-transform="none" fo:color="#000000" style:font-name="Arial" fo:font-style="normal" fo:background-color="transparent" style:font-style-asian="normal" style:font-style-complex="normal" loext:opacity="100%" loext:char-shading-value="0"/>
    </style:style>
    <style:style style:name="T121" style:family="text">
      <style:text-properties fo:font-variant="normal" fo:text-transform="none" fo:color="#000000" style:font-name="Arial" fo:font-style="normal" fo:font-weight="normal" fo:background-color="transparent" style:font-style-asian="normal" style:font-weight-asian="normal" style:font-style-complex="normal" style:font-weight-complex="normal" loext:opacity="100%" loext:char-shading-value="0"/>
    </style:style>
    <style:style style:name="T122" style:family="text">
      <style:text-properties fo:font-variant="normal" fo:text-transform="none" fo:color="#000000" style:font-name="Arial" fo:font-size="11pt" fo:language="en" fo:country="US" fo:font-style="normal" fo:font-weight="normal" style:font-name-asian="Consolas" style:font-size-asian="11pt" style:language-asian="zxx" style:country-asian="none" style:font-weight-asian="normal" style:font-name-complex="Consolas" style:font-size-complex="11pt" style:language-complex="ar" style:country-complex="SA" style:font-weight-complex="normal" loext:opacity="100%"/>
    </style:style>
    <style:style style:name="T123" style:family="text">
      <style:text-properties fo:font-variant="normal" fo:text-transform="none" style:font-name="Arial5" fo:font-style="normal" fo:font-weight="normal"/>
    </style:style>
    <style:style style:name="T124" style:family="text">
      <style:text-properties fo:background-color="#ffff00"/>
    </style:style>
    <style:style style:name="T125" style:family="text">
      <style:text-properties fo:background-color="#ffff00" loext:char-shading-value="0"/>
    </style:style>
    <style:style style:name="T126" style:family="text">
      <style:text-properties fo:font-size="13pt" style:font-size-asian="12pt" style:font-size-complex="10pt" loext:char-shading-value="0"/>
    </style:style>
    <style:style style:name="T127" style:family="text">
      <style:text-properties fo:font-style="normal" style:font-style-asian="normal" style:font-style-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ize="11pt" fo:background-color="transparent" style:font-size-asian="11pt" style:font-name-complex="Arial" style:font-size-complex="10pt" loext:char-shading-value="0"/>
    </style:style>
    <style:style style:name="T131" style:family="text">
      <style:text-properties fo:font-size="11pt" style:font-size-asian="11pt" style:font-size-complex="11pt"/>
    </style:style>
    <style:style style:name="T132" style:family="text">
      <style:text-properties style:font-size-complex="11pt"/>
    </style:style>
    <style:style style:name="T133" style:family="text">
      <style:text-properties fo:color="#a000a0" style:font-name="Arial1" fo:font-size="11pt" fo:font-weight="bold" style:font-size-asian="11pt" style:font-weight-asian="bold" style:font-weight-complex="bold" loext:opacity="100%"/>
    </style:style>
    <style:style style:name="T134" style:family="text">
      <style:text-properties style:font-size-asian="11pt"/>
    </style:style>
    <style:style style:name="T135" style:family="text">
      <style:text-properties style:font-size-asian="11pt" style:font-size-complex="11pt"/>
    </style:style>
    <style:style style:name="T136" style:family="text">
      <style:text-properties fo:language="en" fo:country="US" style:font-name-asian="Times New Roman" style:language-asian="zxx" style:country-asian="none" style:font-name-complex="Times New Roman" style:language-complex="ar" style:country-complex="SA"/>
    </style:style>
    <style:style style:name="T137" style:family="text">
      <style:text-properties loext:char-shading-value="0"/>
    </style:style>
    <style:style style:name="T138" style:family="text">
      <style:text-properties fo:background-color="#ffffff" loext:char-shading-value="0"/>
    </style:style>
    <style:style style:name="T139"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14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2" style:family="text">
      <style:text-properties style:use-window-font-color="true" style:text-outline="false" style:text-line-through-style="none" style:font-name="Arial"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loext:opacity="0%"/>
    </style:style>
    <style:style style:name="T143" style:family="text">
      <style:text-properties style:use-window-font-color="true" style:font-name="Arial"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Arial" style:font-size-complex="11.5pt" style:language-complex="ar" style:country-complex="SA" style:font-weight-complex="normal" loext:opacity="0%"/>
    </style:style>
    <style:style style:name="T144" style:family="text">
      <style:text-properties style:use-window-font-color="true" style:font-name="Arial"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Arial" style:font-size-complex="11pt" style:language-complex="ar" style:country-complex="SA" style:font-weight-complex="normal" loext:opacity="0%"/>
    </style:style>
    <style:style style:name="T145" style:family="text">
      <style:text-properties style:use-window-font-color="true" style:font-name="Arial" fo:font-size="11pt" fo:language="en" fo:country="US" style:font-name-asian="Times New Roman" style:font-size-asian="11pt" style:language-asian="zxx" style:country-asian="none" style:font-name-complex="Arial" style:font-size-complex="12pt" style:language-complex="ar" style:country-complex="SA" style:font-weight-complex="normal" loext:opacity="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draw:stroke="none" draw:stroke-dash="Dash_20_2" svg:stroke-width="0in" svg:stroke-color="#000000" draw:marker-start="" draw:marker-start-width="0.1181in" draw:marker-start-center="false" draw:marker-end="" draw:marker-end-width="0.1181in" draw:marker-end-center="false" draw:fill="none" draw:fill-color="#ffffff" fo:min-height="0.1661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loext:allow-overlap="true" draw:stroke="solid" draw:stroke-dash="Dash_20_2" svg:stroke-width="0in" svg:stroke-color="#000000" draw:marker-start="" draw:marker-start-width="0.1181in" draw:marker-start-center="false" draw:marker-end="" draw:marker-end-width="0.1181in" draw:marker-end-center="false" draw:fill="solid" draw:fill-color="#000000"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loext:allow-overlap="true" draw:stroke="solid" draw:stroke-dash="Dash_20_2" svg:stroke-width="0in" svg:stroke-color="#000000" draw:marker-start="" draw:marker-start-width="0.1181in" draw:marker-start-center="false" draw:marker-end="" draw:marker-end-width="0.1181in" draw:marker-end-center="false" draw:fill="solid" draw:fill-color="#000000"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9in" svg:stroke-color="#000000" draw:stroke-linejoin="miter" draw:fill="solid"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in" fo:padding-bottom="0in" fo:padding-left="0in" fo:padding-right="0in" fo:wrap-option="wrap" draw:shadow="hidden"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DOC_ORGIN_DEPT"/>
        <text:user-field-decl office:value-type="string" office:string-value="OCV" text:name="DOC_TYPE"/>
        <text:user-field-decl office:value-type="string" office:string-value="1" text:name="DOC_VER_MAJOR"/>
        <text:user-field-decl office:value-type="string" office:string-value="DP-DAU-8002-V1" text:name="PRJ_ID"/>
        <text:user-field-decl office:value-type="string" office:string-value="DIU" text:name="PRJ_MODULE"/>
        <text:user-field-decl office:value-type="string" office:string-value="January 22, 2022" text:name="DOC_VER_DATE"/>
        <text:user-field-decl office:value-type="string" office:string-value="00" text:name="DOV_VER_MINOR"/>
        <text:user-field-decl office:value-type="string" office:string-value="" text:name="DOC_DIDRNO"/>
        <text:user-field-decl office:value-type="float" office:value="50" text:name="DOC_PAGE_COUNT"/>
        <text:user-field-decl office:value-type="string" office:string-value="OBJECT CODE VERIFICATION REPORT" text:name="DOC_NAME"/>
        <text:user-field-decl office:value-type="string" office:string-value="SCDS - DIU" text:name="PRJ_NAME"/>
      </text:user-field-decls>
      <text:p text:style-name="P168"><text:tab/><text:tab/><text:tab/></text:p>
      <text:p text:style-name="P152"><text:user-field-get text:name="DOC_NAME">OBJECT CODE VERIFICATION REPORT</text:user-field-get></text:p>
      <text:p text:style-name="P151">FOR</text:p>
      <text:p text:style-name="P153"><text:user-field-get text:name="PRJ_NAME">SCDS - DIU</text:user-field-get></text:p>
      <text:p text:style-name="P53"/>
      <table:table table:name="Table3" table:style-name="Table3">
        <table:table-column table:style-name="Table3.A"/>
        <table:table-column table:style-name="Table3.B"/>
        <table:table-row table:style-name="Table3.1">
          <table:table-cell table:style-name="Table3.A1" office:value-type="string">
            <text:p text:style-name="P21">DOCUMENT TITLE</text:p>
          </table:table-cell>
          <table:table-cell table:style-name="Table3.B1" office:value-type="string">
            <text:p text:style-name="P10"><text:user-field-get text:name="DOC_NAME">OBJECT CODE VERIFICATION REPORT</text:user-field-get> FOR <text:user-field-get text:name="PRJ_NAME">SCDS - DIU</text:user-field-get></text:p>
          </table:table-cell>
        </table:table-row>
        <table:table-row table:style-name="Table3.1">
          <table:table-cell table:style-name="Table3.A2" office:value-type="string">
            <text:p text:style-name="P21">DOCUMENT REFERENCE</text:p>
          </table:table-cell>
          <table:table-cell table:style-name="Table3.B2" office:value-type="string">
            <text:p text:style-name="P11"><text:user-field-get text:name="PRJ_ID">DP-DAU-8002-V1</text:user-field-get>-<text:user-field-get text:name="DOC_TYPE">OCV</text:user-field-get>(<text:user-field-get text:name="PRJ_MODULE">DIU</text:user-field-get>)-<text:user-field-get text:name="DOC_VER_MAJOR">1</text:user-field-get>V<text:user-field-get text:name="DOV_VER_MINOR">00</text:user-field-get><text:user-field-get text:name="DOC_DIDRNO"/></text:p>
          </table:table-cell>
        </table:table-row>
        <table:table-row table:style-name="Table3.1">
          <table:table-cell table:style-name="Table3.A2" office:value-type="string">
            <text:p text:style-name="P21">VERSION NUMBER</text:p>
          </table:table-cell>
          <table:table-cell table:style-name="Table3.B2" office:value-type="string">
            <text:p text:style-name="P12"><text:user-field-get text:name="DOC_VER_MAJOR">1</text:user-field-get>.<text:user-field-get text:name="DOV_VER_MINOR">00</text:user-field-get></text:p>
          </table:table-cell>
        </table:table-row>
        <table:table-row table:style-name="Table3.1">
          <table:table-cell table:style-name="Table3.A2" office:value-type="string">
            <text:p text:style-name="P21">VERSION DATE</text:p>
          </table:table-cell>
          <table:table-cell table:style-name="Table3.B2" office:value-type="string">
            <text:p text:style-name="P12"><text:user-field-get text:name="DOC_VER_DATE">January 22, 2022</text:user-field-get></text:p>
          </table:table-cell>
        </table:table-row>
        <table:table-row table:style-name="Table3.1">
          <table:table-cell table:style-name="Table3.A2" office:value-type="string">
            <text:p text:style-name="P21">PREPARED BY</text:p>
          </table:table-cell>
          <table:table-cell table:style-name="Table3.B2" office:value-type="string">
            <text:p text:style-name="P33">Name: Vignesh raja P</text:p>
            <text:p text:style-name="P33"/>
            <text:p text:style-name="P32">Sign: <text:s/></text:p>
          </table:table-cell>
        </table:table-row>
        <table:table-row table:style-name="Table3.1">
          <table:table-cell table:style-name="Table3.A2" office:value-type="string">
            <text:p text:style-name="P21">DOCUMENT REVIEW BY</text:p>
          </table:table-cell>
          <table:table-cell table:style-name="Table3.B2" office:value-type="string">
            <text:p text:style-name="Standard"><text:span text:style-name="T58">Name: </text:span><text:span text:style-name="T45">Arun Kumar B</text:span></text:p>
            <text:p text:style-name="P32"><text:s text:c="13"/></text:p>
            <text:p text:style-name="P32">Sign: </text:p>
          </table:table-cell>
        </table:table-row>
        <table:table-row table:style-name="Table3.1">
          <table:table-cell table:style-name="Table3.A2" office:value-type="string">
            <text:p text:style-name="P21">TECHNICAL REVIEW BY</text:p>
          </table:table-cell>
          <table:table-cell table:style-name="Table3.B2" office:value-type="string">
            <text:p text:style-name="P33">Name: <text:span text:style-name="T89">Arun Kumar M</text:span></text:p>
            <text:p text:style-name="P32"/>
            <text:p text:style-name="P32">Sign:</text:p>
          </table:table-cell>
        </table:table-row>
        <table:table-row table:style-name="Table3.1">
          <table:table-cell table:style-name="Table3.A2" office:value-type="string">
            <text:p text:style-name="P21">PROCESS REVIEW BY</text:p>
          </table:table-cell>
          <table:table-cell table:style-name="Table3.B2" office:value-type="string">
            <text:p text:style-name="P33">Name: Vignesh raja P</text:p>
            <text:p text:style-name="P33"/>
            <text:p text:style-name="P33">Sign: </text:p>
          </table:table-cell>
        </table:table-row>
        <table:table-row table:style-name="Table3.1">
          <table:table-cell table:style-name="Table3.A2" office:value-type="string">
            <text:p text:style-name="P21">APPROVED BY</text:p>
          </table:table-cell>
          <table:table-cell table:style-name="Table3.B2" office:value-type="string">
            <text:p text:style-name="P33">Name:</text:p>
            <text:p text:style-name="P32"/>
            <text:p text:style-name="P32">Sign: </text:p>
          </table:table-cell>
        </table:table-row>
      </table:table>
      <text:p text:style-name="P145"/>
      <text:p text:style-name="Standard"><draw:g text:anchor-type="char" draw:z-index="452" draw:name="Shape7" draw:style-name="gr4"><draw:custom-shape draw:style-name="gr5" draw:text-style-name="P232" svg:width="5.7524in" svg:height="1.7406in" svg:x="0.3972in" svg:y="0.08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33" svg:width="5.5571in" svg:height="1.5461in" svg:x="0.4909in" svg:y="0.1772in"><draw:text-box><text:p text:style-name="P233"><text:span text:style-name="T143">Copyright </text:span><text:span text:style-name="T144">@</text:span><text:span text:style-name="T143"> (2022) by Data Patterns</text:span></text:p><text:p text:style-name="P234"><text:span text:style-name="T145">All right reserved. These materials are confidential and proprietary to Data Patterns and no part of these materials should be reproduced, published in any form by any means, electronic or mechanical including photocopy or any information storage or retrieval system nor should the materials be disclosed to third parties without the written authorization of Data Patterns.</text:span></text:p></draw:text-box></draw:frame></draw:g></text:p>
      <text:p text:style-name="P72"/>
      <text:p text:style-name="P72"/>
      <text:p text:style-name="P72"/>
      <text:p text:style-name="P71"/>
      <text:p text:style-name="P71"/>
      <text:p text:style-name="P146"><text:soft-page-break/>Revision History</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table-cell table:style-name="Table2.A1" office:value-type="string">
            <text:list xml:id="list4763056981773312012" text:style-name="List_20_1">
              <text:list-header>
                <text:p text:style-name="P188">S. No</text:p>
              </text:list-header>
            </text:list>
          </table:table-cell>
          <table:table-cell table:style-name="Table2.A1" office:value-type="string">
            <text:list xml:id="list34779811" text:continue-numbering="true" text:style-name="List_20_1">
              <text:list-header>
                <text:p text:style-name="P188">Version No</text:p>
              </text:list-header>
            </text:list>
          </table:table-cell>
          <table:table-cell table:style-name="Table2.A1" office:value-type="string">
            <text:list xml:id="list34801481" text:continue-numbering="true" text:style-name="List_20_1">
              <text:list-header>
                <text:p text:style-name="P188">Version Date</text:p>
              </text:list-header>
            </text:list>
          </table:table-cell>
          <table:table-cell table:style-name="Table2.A1" office:value-type="string">
            <text:list xml:id="list34775239" text:continue-numbering="true" text:style-name="List_20_1">
              <text:list-header>
                <text:p text:style-name="P188">Changed By</text:p>
              </text:list-header>
            </text:list>
          </table:table-cell>
          <table:table-cell table:style-name="Table2.A1" office:value-type="string">
            <text:list xml:id="list34796201" text:continue-numbering="true" text:style-name="List_20_1">
              <text:list-header>
                <text:p text:style-name="P188">Sections changed</text:p>
              </text:list-header>
            </text:list>
          </table:table-cell>
          <table:table-cell table:style-name="Table2.F1" office:value-type="string">
            <text:list xml:id="list34780129" text:continue-numbering="true" text:style-name="List_20_1">
              <text:list-header>
                <text:p text:style-name="P188">Description of change</text:p>
              </text:list-header>
            </text:list>
          </table:table-cell>
        </table:table-row>
        <table:table-row>
          <table:table-cell table:style-name="Table2.A2" office:value-type="string">
            <text:p text:style-name="P60">1</text:p>
          </table:table-cell>
          <table:table-cell table:style-name="Table2.A2" office:value-type="string">
            <text:p text:style-name="P60">0.01</text:p>
          </table:table-cell>
          <table:table-cell table:style-name="Table2.A2" office:value-type="string">
            <text:p text:style-name="P60">December 23, 2017</text:p>
          </table:table-cell>
          <table:table-cell table:style-name="Table2.A2" office:value-type="string">
            <text:p text:style-name="P60">Angad</text:p>
          </table:table-cell>
          <table:table-cell table:style-name="Table2.A2" office:value-type="string">
            <text:p text:style-name="P29">-</text:p>
          </table:table-cell>
          <table:table-cell table:style-name="Table2.F2" office:value-type="string">
            <text:p text:style-name="P60">Initial Version</text:p>
          </table:table-cell>
        </table:table-row>
        <table:table-row>
          <table:table-cell table:style-name="Table2.A3" office:value-type="float" office:value="2">
            <text:p text:style-name="P60">2</text:p>
          </table:table-cell>
          <table:table-cell table:style-name="Table2.A2" office:value-type="string">
            <text:p text:style-name="P60">1.00</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able:table-cell>
          <table:table-cell table:style-name="Table2.A2" office:value-type="string">
            <text:p text:style-name="P109">November 16, 2019</text:p>
            <text:p text:style-name="P109"/>
            <text:p text:style-name="P109"/>
            <text:p text:style-name="P109"/>
            <text:p text:style-name="P109"/>
            <text:p text:style-name="P109"/>
            <text:p text:style-name="P109"/>
            <text:p text:style-name="P109">July 24, 2021</text:p>
          </table:table-cell>
          <table:table-cell table:style-name="Table2.A2" office:value-type="string">
            <text:p text:style-name="P60">Vignesh raja</text:p>
            <text:p text:style-name="P60"/>
            <text:p text:style-name="P60"/>
            <text:p text:style-name="P60"/>
            <text:p text:style-name="P60"/>
            <text:p text:style-name="P60"/>
            <text:p text:style-name="P60"/>
            <text:p text:style-name="P60"/>
            <text:p text:style-name="P60">Vignesh raja P</text:p>
          </table:table-cell>
          <table:table-cell table:style-name="Table2.A2" office:value-type="string">
            <text:p text:style-name="P29">1.4</text:p>
            <text:p text:style-name="P29">2.1</text:p>
            <text:p text:style-name="P29">2.2</text:p>
            <text:p text:style-name="P29">2.3</text:p>
            <text:p text:style-name="P29">2.4</text:p>
            <text:p text:style-name="P29">2.5</text:p>
            <text:p text:style-name="P29"/>
            <text:p text:style-name="P29"/>
            <text:p text:style-name="P29">1.4</text:p>
            <text:p text:style-name="P29">1.5</text:p>
            <text:p text:style-name="P29">2</text:p>
          </table:table-cell>
          <table:table-cell table:style-name="Table2.F2" office:value-type="string">
            <text:p text:style-name="P60">Changed as per assembly code generated from the firmware version 1V12.</text:p>
            <text:p text:style-name="P60"/>
            <text:p text:style-name="P60">Updated as per assembly code generated from the firmware version 1V14.</text:p>
          </table:table-cell>
        </table:table-row>
        <table:table-row>
          <table:table-cell table:style-name="Table2.A3" office:value-type="float" office:value="3">
            <text:p text:style-name="P60">3</text:p>
          </table:table-cell>
          <table:table-cell table:style-name="Table2.A2" office:value-type="string">
            <text:p text:style-name="P60">1.00</text:p>
          </table:table-cell>
          <table:table-cell table:style-name="Table2.A2" office:value-type="string">
            <text:p text:style-name="P109">January 04,2022</text:p>
          </table:table-cell>
          <table:table-cell table:style-name="Table2.A2" office:value-type="string">
            <text:p text:style-name="P60">Vignesh raja P</text:p>
          </table:table-cell>
          <table:table-cell table:style-name="Table2.A2" office:value-type="string">
            <text:p text:style-name="P29">2</text:p>
          </table:table-cell>
          <table:table-cell table:style-name="Table2.F2" office:value-type="string">
            <text:p text:style-name="P60">Updated as per HAL Comments</text:p>
          </table:table-cell>
        </table:table-row>
        <table:table-row>
          <table:table-cell table:style-name="Table2.A3" office:value-type="float" office:value="4">
            <text:p text:style-name="P60">4</text:p>
          </table:table-cell>
          <table:table-cell table:style-name="Table2.A2" office:value-type="string">
            <text:p text:style-name="P60">1.00</text:p>
          </table:table-cell>
          <table:table-cell table:style-name="Table2.A2" office:value-type="string">
            <text:p text:style-name="P109">January 19, 2022</text:p>
          </table:table-cell>
          <table:table-cell table:style-name="Table2.A2" office:value-type="string">
            <text:p text:style-name="P60">Vignesh Raja P</text:p>
          </table:table-cell>
          <table:table-cell table:style-name="Table2.A2" office:value-type="string">
            <text:p text:style-name="P29">2.15</text:p>
            <text:p text:style-name="P29">2.15</text:p>
            <text:p text:style-name="P29">2.15</text:p>
            <text:p text:style-name="P29">2.15.34, 2.15.33</text:p>
            <text:p text:style-name="P29">2.15.32</text:p>
            <text:p text:style-name="P29">2.15.32</text:p>
            <text:p text:style-name="P29">2.15.31</text:p>
            <text:p text:style-name="P29">2.15.29</text:p>
            <text:p text:style-name="P29">2.15.25</text:p>
            <text:p text:style-name="P29">2.15.23</text:p>
            <text:p text:style-name="P29">2.15.23</text:p>
            <text:p text:style-name="P29"><text:soft-page-break/>2.3</text:p>
            <text:p text:style-name="P29">2.15.5</text:p>
            <text:p text:style-name="P29">2.2</text:p>
            <text:p text:style-name="P29">2.15.8</text:p>
            <text:p text:style-name="P29">2.15.9</text:p>
            <text:p text:style-name="P29">2.2</text:p>
            <text:p text:style-name="P29">2.2</text:p>
            <text:p text:style-name="P29">2.2</text:p>
            <text:p text:style-name="P29">2.15.14</text:p>
            <text:p text:style-name="P29">2.2</text:p>
            <text:p text:style-name="P29">2.15.18</text:p>
            <text:p text:style-name="P29">2.15.19</text:p>
            <text:p text:style-name="P29">2.2</text:p>
            <text:p text:style-name="P29">2.4.3.2</text:p>
            <text:p text:style-name="P29">2.4.4</text:p>
            <text:p text:style-name="P29">2.4.6</text:p>
            <text:p text:style-name="P29">2.5.4</text:p>
            <text:p text:style-name="P29">2.6</text:p>
            <text:p text:style-name="P29">2.7</text:p>
            <text:p text:style-name="P29">2.8</text:p>
            <text:p text:style-name="P29">2.10</text:p>
            <text:p text:style-name="P29">2.13</text:p>
            <text:p text:style-name="P29">2.5.1</text:p>
            <text:p text:style-name="P29">2.5.3</text:p>
          </table:table-cell>
          <table:table-cell table:style-name="Table2.F2" office:value-type="string">
            <text:p text:style-name="P60">Updated as per <text:s/>V&amp;V comments and peer review comments</text:p>
          </table:table-cell>
        </table:table-row>
      </table:table>
      <text:p text:style-name="P146"/>
      <text:table-of-content text:style-name="Sect1" text:protected="true" text:name="Table of Contents1">
        <text:table-of-content-source text:outline-level="10">
          <text:index-title-template text:style-name="TOCEntry">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9">Table of Contents</text:p>
          </text:index-title>
          <text:p text:style-name="P157"><text:a xlink:type="simple" xlink:href="#__RefHeading__1342_24244982" text:style-name="Internet_20_link" text:visited-style-name="Internet_20_link">1.Introduction<text:tab/>8</text:a></text:p>
          <text:p text:style-name="P154"><text:a xlink:type="simple" xlink:href="#__RefHeading__1344_24244982" text:style-name="Internet_20_link" text:visited-style-name="Internet_20_link">1.1Purpose <text:tab/>8</text:a></text:p>
          <text:p text:style-name="P154"><text:a xlink:type="simple" xlink:href="#__RefHeading__1346_24244982" text:style-name="Internet_20_link" text:visited-style-name="Internet_20_link">1.2Scope<text:tab/>8</text:a></text:p>
          <text:p text:style-name="P154"><text:a xlink:type="simple" xlink:href="#__RefHeading__1348_24244982" text:style-name="Internet_20_link" text:visited-style-name="Internet_20_link">1.3Definitions, Acronyms, and Abbreviations<text:tab/>8</text:a></text:p>
          <text:p text:style-name="P154"><text:a xlink:type="simple" xlink:href="#__RefHeading__1350_24244982" text:style-name="Internet_20_link" text:visited-style-name="Internet_20_link">1.4References<text:tab/>10</text:a></text:p>
          <text:p text:style-name="P154"><text:a xlink:type="simple" xlink:href="#__RefHeading__1352_24244982" text:style-name="Internet_20_link" text:visited-style-name="Internet_20_link">1.5Document Overview<text:tab/>10</text:a></text:p>
          <text:p text:style-name="P157"><text:a xlink:type="simple" xlink:href="#__RefHeading__49859_1486458729" text:style-name="Internet_20_link" text:visited-style-name="Internet_20_link">2.Object Code Description<text:tab/>12</text:a></text:p>
          <text:p text:style-name="P154"><text:a xlink:type="simple" xlink:href="#__RefHeading___Toc186526_525644856" text:style-name="Internet_20_link" text:visited-style-name="Internet_20_link">2.1Assembly Code Generation Procedure<text:tab/>12</text:a></text:p>
          <text:p text:style-name="P154"><text:a xlink:type="simple" xlink:href="#__RefHeading___Toc51528_2449577928" text:style-name="Internet_20_link" text:visited-style-name="Internet_20_link">2.2Instruction Set<text:tab/>12</text:a></text:p>
          <text:p text:style-name="P154"><text:a xlink:type="simple" xlink:href="#__RefHeading___Toc215002_3166274798" text:style-name="Internet_20_link" text:visited-style-name="Internet_20_link">2.3 Initialization Code<text:tab/>32</text:a></text:p>
          <text:p text:style-name="P154"><text:a xlink:type="simple" xlink:href="#__RefHeading___Toc215010_3166274798" text:style-name="Internet_20_link" text:visited-style-name="Internet_20_link">2.4Decision Making Statements<text:tab/>46</text:a></text:p>
          <text:p text:style-name="P156"><text:a xlink:type="simple" xlink:href="#__RefHeading___Toc215012_3166274798" text:style-name="Internet_20_link" text:visited-style-name="Internet_20_link">2.4.1If Statement<text:tab/>46</text:a></text:p>
          <text:p text:style-name="P155"><text:a xlink:type="simple" xlink:href="#__RefHeading___Toc215014_3166274798" text:style-name="Internet_20_link" text:visited-style-name="Internet_20_link">2.4.1.1Sample 1<text:tab/>46</text:a></text:p>
          <text:p text:style-name="P155"><text:a xlink:type="simple" xlink:href="#__RefHeading___Toc216462_3166274798" text:style-name="Internet_20_link" text:visited-style-name="Internet_20_link">2.4.1.2Sample 2<text:tab/>47</text:a></text:p>
          <text:p text:style-name="P156"><text:a xlink:type="simple" xlink:href="#__RefHeading___Toc216464_3166274798" text:style-name="Internet_20_link" text:visited-style-name="Internet_20_link">2.4.2If-else Statement<text:tab/>48</text:a></text:p>
          <text:p text:style-name="P155"><text:a xlink:type="simple" xlink:href="#__RefHeading___Toc216466_3166274798" text:style-name="Internet_20_link" text:visited-style-name="Internet_20_link">2.4.2.1Sample 1<text:tab/>48</text:a></text:p>
          <text:p text:style-name="P155"><text:a xlink:type="simple" xlink:href="#__RefHeading___Toc216468_3166274798" text:style-name="Internet_20_link" text:visited-style-name="Internet_20_link">2.4.2.2Sample 2<text:tab/>49</text:a></text:p>
          <text:p text:style-name="P156"><text:a xlink:type="simple" xlink:href="#__RefHeading___Toc216470_3166274798" text:style-name="Internet_20_link" text:visited-style-name="Internet_20_link">2.4.3If-elseif-else Statement<text:tab/>50</text:a></text:p>
          <text:p text:style-name="P155"><text:a xlink:type="simple" xlink:href="#__RefHeading___Toc86506_3028997477" text:style-name="Internet_20_link" text:visited-style-name="Internet_20_link">2.4.3.1Sample 1<text:tab/>50</text:a></text:p>
          <text:p text:style-name="P155"><text:a xlink:type="simple" xlink:href="#__RefHeading___Toc216472_3166274798" text:style-name="Internet_20_link" text:visited-style-name="Internet_20_link">2.4.3.2Sample 2<text:tab/>53</text:a></text:p>
          <text:p text:style-name="P156"><text:a xlink:type="simple" xlink:href="#__RefHeading___Toc216474_3166274798" text:style-name="Internet_20_link" text:visited-style-name="Internet_20_link">2.4.4If-elseif-end Statement<text:tab/>56</text:a></text:p>
          <text:p text:style-name="P155"><text:a xlink:type="simple" xlink:href="#__RefHeading___Toc216476_3166274798" text:style-name="Internet_20_link" text:visited-style-name="Internet_20_link">2.4.4.1Sample 1<text:tab/>56</text:a></text:p>
          <text:p text:style-name="P155"><text:a xlink:type="simple" xlink:href="#__RefHeading___Toc216478_3166274798" text:style-name="Internet_20_link" text:visited-style-name="Internet_20_link">2.4.4.2Sample 2<text:tab/>58</text:a></text:p>
          <text:p text:style-name="P156"><text:a xlink:type="simple" xlink:href="#__RefHeading___Toc216480_3166274798" text:style-name="Internet_20_link" text:visited-style-name="Internet_20_link">2.4.5Switch Statement<text:tab/>61</text:a></text:p>
          <text:p text:style-name="P155"><text:a xlink:type="simple" xlink:href="#__RefHeading___Toc216482_3166274798" text:style-name="Internet_20_link" text:visited-style-name="Internet_20_link">2.4.5.1Sample 1<text:tab/>61</text:a></text:p>
          <text:p text:style-name="P155"><text:a xlink:type="simple" xlink:href="#__RefHeading___Toc216484_3166274798" text:style-name="Internet_20_link" text:visited-style-name="Internet_20_link">2.4.5.2Sample 2<text:tab/>63</text:a></text:p>
          <text:p text:style-name="P156"><text:a xlink:type="simple" xlink:href="#__RefHeading___Toc216486_3166274798" text:style-name="Internet_20_link" text:visited-style-name="Internet_20_link">2.4.6Nested if Statement<text:tab/>64</text:a></text:p>
          <text:p text:style-name="P155"><text:a xlink:type="simple" xlink:href="#__RefHeading___Toc216488_3166274798" text:style-name="Internet_20_link" text:visited-style-name="Internet_20_link">2.4.6.1Sample 1<text:tab/>64</text:a></text:p>
          <text:p text:style-name="P155"><text:a xlink:type="simple" xlink:href="#__RefHeading___Toc216490_3166274798" text:style-name="Internet_20_link" text:visited-style-name="Internet_20_link">2.4.6.2Sample 2<text:tab/>66</text:a></text:p>
          <text:p text:style-name="P154"><text:a xlink:type="simple" xlink:href="#__RefHeading___Toc219934_3166274798" text:style-name="Internet_20_link" text:visited-style-name="Internet_20_link">2.5Looping Statement<text:tab/>68</text:a></text:p>
          <text:p text:style-name="P156"><text:a xlink:type="simple" xlink:href="#__RefHeading___Toc219936_3166274798" text:style-name="Internet_20_link" text:visited-style-name="Internet_20_link">2.5.1While Loop<text:tab/>68</text:a></text:p>
          <text:p text:style-name="P155"><text:a xlink:type="simple" xlink:href="#__RefHeading___Toc219938_3166274798" text:style-name="Internet_20_link" text:visited-style-name="Internet_20_link">2.5.1.1Sample 1<text:tab/>68</text:a></text:p>
          <text:p text:style-name="P155"><text:a xlink:type="simple" xlink:href="#__RefHeading___Toc219940_3166274798" text:style-name="Internet_20_link" text:visited-style-name="Internet_20_link">2.5.1.2Sample 2<text:tab/>69</text:a></text:p>
          <text:p text:style-name="P156"><text:a xlink:type="simple" xlink:href="#__RefHeading___Toc219942_3166274798" text:style-name="Internet_20_link" text:visited-style-name="Internet_20_link">2.5.2For Loop<text:tab/>70</text:a></text:p>
          <text:p text:style-name="P155"><text:soft-page-break/><text:a xlink:type="simple" xlink:href="#__RefHeading___Toc219944_3166274798" text:style-name="Internet_20_link" text:visited-style-name="Internet_20_link">2.5.2.1Sample 1<text:tab/>70</text:a></text:p>
          <text:p text:style-name="P155"><text:a xlink:type="simple" xlink:href="#__RefHeading___Toc219946_3166274798" text:style-name="Internet_20_link" text:visited-style-name="Internet_20_link">2.5.2.2Sample 2<text:tab/>71</text:a></text:p>
          <text:p text:style-name="P156"><text:a xlink:type="simple" xlink:href="#__RefHeading___Toc219948_3166274798" text:style-name="Internet_20_link" text:visited-style-name="Internet_20_link">2.5.3do-while Loop<text:tab/>72</text:a></text:p>
          <text:p text:style-name="P155"><text:a xlink:type="simple" xlink:href="#__RefHeading___Toc219950_3166274798" text:style-name="Internet_20_link" text:visited-style-name="Internet_20_link">2.5.3.1Sample 1<text:tab/>72</text:a></text:p>
          <text:p text:style-name="P155"><text:a xlink:type="simple" xlink:href="#__RefHeading___Toc219952_3166274798" text:style-name="Internet_20_link" text:visited-style-name="Internet_20_link">2.5.3.2Sample 2<text:tab/>73</text:a></text:p>
          <text:p text:style-name="P156"><text:a xlink:type="simple" xlink:href="#__RefHeading___Toc219954_3166274798" text:style-name="Internet_20_link" text:visited-style-name="Internet_20_link">2.5.4Nested For Loop<text:tab/>74</text:a></text:p>
          <text:p text:style-name="P155"><text:a xlink:type="simple" xlink:href="#__RefHeading___Toc219956_3166274798" text:style-name="Internet_20_link" text:visited-style-name="Internet_20_link">2.5.4.1Sample 1<text:tab/>74</text:a></text:p>
          <text:p text:style-name="P155"><text:a xlink:type="simple" xlink:href="#__RefHeading___Toc219958_3166274798" text:style-name="Internet_20_link" text:visited-style-name="Internet_20_link">2.5.4.2Sample 2<text:tab/>76</text:a></text:p>
          <text:p text:style-name="P154"><text:a xlink:type="simple" xlink:href="#__RefHeading___Toc219960_3166274798" text:style-name="Internet_20_link" text:visited-style-name="Internet_20_link">2.6Structure to be matched with data size<text:tab/>78</text:a></text:p>
          <text:p text:style-name="P156"><text:a xlink:type="simple" xlink:href="#__RefHeading___Toc219962_3166274798" text:style-name="Internet_20_link" text:visited-style-name="Internet_20_link">2.6.1Sample 1<text:tab/>78</text:a></text:p>
          <text:p text:style-name="P156"><text:a xlink:type="simple" xlink:href="#__RefHeading___Toc219964_3166274798" text:style-name="Internet_20_link" text:visited-style-name="Internet_20_link">2.6.2Sample 2<text:tab/>79</text:a></text:p>
          <text:p text:style-name="P154"><text:a xlink:type="simple" xlink:href="#__RefHeading___Toc219966_3166274798" text:style-name="Internet_20_link" text:visited-style-name="Internet_20_link">2.7Macro Conversion<text:tab/>80</text:a></text:p>
          <text:p text:style-name="P156"><text:a xlink:type="simple" xlink:href="#__RefHeading___Toc219968_3166274798" text:style-name="Internet_20_link" text:visited-style-name="Internet_20_link">2.7.1Sample 1<text:tab/>80</text:a></text:p>
          <text:p text:style-name="P156"><text:a xlink:type="simple" xlink:href="#__RefHeading___Toc219970_3166274798" text:style-name="Internet_20_link" text:visited-style-name="Internet_20_link">2.7.2Sample 2<text:tab/>81</text:a></text:p>
          <text:p text:style-name="P154"><text:a xlink:type="simple" xlink:href="#__RefHeading___Toc219972_3166274798" text:style-name="Internet_20_link" text:visited-style-name="Internet_20_link">2.8Conditional Compilation<text:tab/>81</text:a></text:p>
          <text:p text:style-name="P156"><text:a xlink:type="simple" xlink:href="#__RefHeading___Toc219974_3166274798" text:style-name="Internet_20_link" text:visited-style-name="Internet_20_link">2.8.1Sample 1<text:tab/>81</text:a></text:p>
          <text:p text:style-name="P156"><text:a xlink:type="simple" xlink:href="#__RefHeading___Toc219976_3166274798" text:style-name="Internet_20_link" text:visited-style-name="Internet_20_link">2.8.2Sample 2<text:tab/>82</text:a></text:p>
          <text:p text:style-name="P154"><text:a xlink:type="simple" xlink:href="#__RefHeading___Toc219978_3166274798" text:style-name="Internet_20_link" text:visited-style-name="Internet_20_link">2.9Pointer to Function<text:tab/>84</text:a></text:p>
          <text:p text:style-name="P156"><text:a xlink:type="simple" xlink:href="#__RefHeading___Toc219980_3166274798" text:style-name="Internet_20_link" text:visited-style-name="Internet_20_link">2.9.1Sample<text:tab/>84</text:a></text:p>
          <text:p text:style-name="P154"><text:a xlink:type="simple" xlink:href="#__RefHeading___Toc219984_3166274798" text:style-name="Internet_20_link" text:visited-style-name="Internet_20_link">2.10Operators<text:tab/>86</text:a></text:p>
          <text:p text:style-name="P156"><text:a xlink:type="simple" xlink:href="#__RefHeading___Toc219986_3166274798" text:style-name="Internet_20_link" text:visited-style-name="Internet_20_link">2.10.1Arithmetic Operators<text:tab/>86</text:a></text:p>
          <text:p text:style-name="P155"><text:a xlink:type="simple" xlink:href="#__RefHeading___Toc121360_3206746324" text:style-name="Internet_20_link" text:visited-style-name="Internet_20_link">2.10.1.1Addition Operation<text:tab/>86</text:a></text:p>
          <text:p text:style-name="P155"><text:a xlink:type="simple" xlink:href="#__RefHeading___Toc121362_3206746324" text:style-name="Internet_20_link" text:visited-style-name="Internet_20_link">2.10.1.2Subtraction Operation<text:tab/>87</text:a></text:p>
          <text:p text:style-name="P155"><text:a xlink:type="simple" xlink:href="#__RefHeading___Toc19978_748551475" text:style-name="Internet_20_link" text:visited-style-name="Internet_20_link">2.10.1.3Multiplication Operation<text:tab/>87</text:a></text:p>
          <text:p text:style-name="P155"><text:a xlink:type="simple" xlink:href="#__RefHeading___Toc19980_748551475" text:style-name="Internet_20_link" text:visited-style-name="Internet_20_link">2.10.1.4Division Operation<text:tab/>88</text:a></text:p>
          <text:p text:style-name="P155"><text:a xlink:type="simple" xlink:href="#__RefHeading___Toc19982_748551475" text:style-name="Internet_20_link" text:visited-style-name="Internet_20_link">2.10.1.5Modulus Operation<text:tab/>88</text:a></text:p>
          <text:p text:style-name="P155"><text:a xlink:type="simple" xlink:href="#__RefHeading___Toc19984_748551475" text:style-name="Internet_20_link" text:visited-style-name="Internet_20_link">2.10.1.6Increment Operation<text:tab/>89</text:a></text:p>
          <text:p text:style-name="P155"><text:a xlink:type="simple" xlink:href="#__RefHeading___Toc19986_748551475" text:style-name="Internet_20_link" text:visited-style-name="Internet_20_link">2.10.1.7Decrement Operation<text:tab/>90</text:a></text:p>
          <text:p text:style-name="P156"><text:a xlink:type="simple" xlink:href="#__RefHeading___Toc219988_3166274798" text:style-name="Internet_20_link" text:visited-style-name="Internet_20_link">2.10.2Bit wise Operators<text:tab/>91</text:a></text:p>
          <text:p text:style-name="P155"><text:a xlink:type="simple" xlink:href="#__RefHeading___Toc121364_3206746324" text:style-name="Internet_20_link" text:visited-style-name="Internet_20_link">2.10.2.1Bitwise OR Operation<text:tab/>91</text:a></text:p>
          <text:p text:style-name="P155"><text:a xlink:type="simple" xlink:href="#__RefHeading___Toc121366_3206746324" text:style-name="Internet_20_link" text:visited-style-name="Internet_20_link">2.10.2.2Bitwise AND Operation<text:tab/>91</text:a></text:p>
          <text:p text:style-name="P155"><text:a xlink:type="simple" xlink:href="#__RefHeading___Toc19988_748551475" text:style-name="Internet_20_link" text:visited-style-name="Internet_20_link">2.10.2.3Left Shift Operation<text:tab/>92</text:a></text:p>
          <text:p text:style-name="P155"><text:a xlink:type="simple" xlink:href="#__RefHeading___Toc19990_748551475" text:style-name="Internet_20_link" text:visited-style-name="Internet_20_link">2.10.2.4Right Shift Operation<text:tab/>92</text:a></text:p>
          <text:p text:style-name="P155"><text:a xlink:type="simple" xlink:href="#__RefHeading___Toc19992_748551475" text:style-name="Internet_20_link" text:visited-style-name="Internet_20_link">2.10.2.5Complement Operation<text:tab/>93</text:a></text:p>
          <text:p text:style-name="P155"><text:a xlink:type="simple" xlink:href="#__RefHeading___Toc19994_748551475" text:style-name="Internet_20_link" text:visited-style-name="Internet_20_link">2.10.2.6Exclusive OR Operation<text:tab/>94</text:a></text:p>
          <text:p text:style-name="P156"><text:a xlink:type="simple" xlink:href="#__RefHeading___Toc19996_748551475" text:style-name="Internet_20_link" text:visited-style-name="Internet_20_link">2.10.3Address of Operator<text:tab/>94</text:a></text:p>
          <text:p text:style-name="P156"><text:a xlink:type="simple" xlink:href="#__RefHeading___Toc19998_748551475" text:style-name="Internet_20_link" text:visited-style-name="Internet_20_link">2.10.4Sizeof Operator<text:tab/>95</text:a></text:p>
          <text:p text:style-name="P156"><text:soft-page-break/><text:a xlink:type="simple" xlink:href="#__RefHeading___Toc219990_3166274798" text:style-name="Internet_20_link" text:visited-style-name="Internet_20_link">2.10.5Assignment Operators<text:tab/>96</text:a></text:p>
          <text:p text:style-name="P155"><text:a xlink:type="simple" xlink:href="#__RefHeading___Toc121368_3206746324" text:style-name="Internet_20_link" text:visited-style-name="Internet_20_link">2.10.5.1Sample 1<text:tab/>96</text:a></text:p>
          <text:p text:style-name="P155"><text:a xlink:type="simple" xlink:href="#__RefHeading___Toc121370_3206746324" text:style-name="Internet_20_link" text:visited-style-name="Internet_20_link">2.10.5.2Sample 2<text:tab/>96</text:a></text:p>
          <text:p text:style-name="P156"><text:a xlink:type="simple" xlink:href="#__RefHeading___Toc219992_3166274798" text:style-name="Internet_20_link" text:visited-style-name="Internet_20_link">2.10.6Logical Operators<text:tab/>97</text:a></text:p>
          <text:p text:style-name="P155"><text:a xlink:type="simple" xlink:href="#__RefHeading___Toc54441_1111455129" text:style-name="Internet_20_link" text:visited-style-name="Internet_20_link">2.10.6.1Logical AND Operation<text:tab/>97</text:a></text:p>
          <text:p text:style-name="P155"><text:a xlink:type="simple" xlink:href="#__RefHeading___Toc54443_1111455129" text:style-name="Internet_20_link" text:visited-style-name="Internet_20_link">2.10.6.2Logical OR Operation<text:tab/>99</text:a></text:p>
          <text:p text:style-name="P154"><text:a xlink:type="simple" xlink:href="#__RefHeading___Toc219996_3166274798" text:style-name="Internet_20_link" text:visited-style-name="Internet_20_link">2.11Type Casting<text:tab/>100</text:a></text:p>
          <text:p text:style-name="P156"><text:a xlink:type="simple" xlink:href="#__RefHeading___Toc219998_3166274798" text:style-name="Internet_20_link" text:visited-style-name="Internet_20_link">2.11.1Sample 1<text:tab/>100</text:a></text:p>
          <text:p text:style-name="P156"><text:a xlink:type="simple" xlink:href="#__RefHeading___Toc220000_3166274798" text:style-name="Internet_20_link" text:visited-style-name="Internet_20_link">2.11.2Sample 2<text:tab/>101</text:a></text:p>
          <text:p text:style-name="P154"><text:a xlink:type="simple" xlink:href="#__RefHeading___Toc220002_3166274798" text:style-name="Internet_20_link" text:visited-style-name="Internet_20_link">2.12Type casting for return Statements<text:tab/>101</text:a></text:p>
          <text:p text:style-name="P156"><text:a xlink:type="simple" xlink:href="#__RefHeading___Toc220004_3166274798" text:style-name="Internet_20_link" text:visited-style-name="Internet_20_link">2.12.1Sample 1<text:tab/>101</text:a></text:p>
          <text:p text:style-name="P156"><text:a xlink:type="simple" xlink:href="#__RefHeading___Toc220006_3166274798" text:style-name="Internet_20_link" text:visited-style-name="Internet_20_link">2.12.2Sample 2<text:tab/>102</text:a></text:p>
          <text:p text:style-name="P154"><text:a xlink:type="simple" xlink:href="#__RefHeading___Toc220014_3166274798" text:style-name="Internet_20_link" text:visited-style-name="Internet_20_link">2.13Line Continuation Statements<text:tab/>102</text:a></text:p>
          <text:p text:style-name="P156"><text:a xlink:type="simple" xlink:href="#__RefHeading___Toc220016_3166274798" text:style-name="Internet_20_link" text:visited-style-name="Internet_20_link">2.13.1Sample 1<text:tab/>102</text:a></text:p>
          <text:p text:style-name="P156"><text:a xlink:type="simple" xlink:href="#__RefHeading___Toc220018_3166274798" text:style-name="Internet_20_link" text:visited-style-name="Internet_20_link">2.13.2Sample 2<text:tab/>103</text:a></text:p>
          <text:p text:style-name="P154"><text:a xlink:type="simple" xlink:href="#__RefHeading___Toc220020_3166274798" text:style-name="Internet_20_link" text:visited-style-name="Internet_20_link">2.14NOP Statements<text:tab/>105</text:a></text:p>
          <text:p text:style-name="P156"><text:a xlink:type="simple" xlink:href="#__RefHeading___Toc220022_3166274798" text:style-name="Internet_20_link" text:visited-style-name="Internet_20_link">2.14.1Sample<text:tab/>105</text:a></text:p>
          <text:p text:style-name="P154"><text:a xlink:type="simple" xlink:href="#__RefHeading__51813_379190513" text:style-name="Internet_20_link" text:visited-style-name="Internet_20_link">2.15Driver Functions<text:tab/>106</text:a></text:p>
          <text:p text:style-name="P156"><text:a xlink:type="simple" xlink:href="#__RefHeading__116544_1817337265" text:style-name="Internet_20_link" text:visited-style-name="Internet_20_link">2.15.1adcifa_configure_sequencer<text:tab/>106</text:a></text:p>
          <text:p text:style-name="P156"><text:a xlink:type="simple" xlink:href="#__RefHeading__51821_379190513" text:style-name="Internet_20_link" text:visited-style-name="Internet_20_link">2.15.2adcifa_start_sequencer<text:tab/>133</text:a></text:p>
          <text:p text:style-name="P156"><text:a xlink:type="simple" xlink:href="#__RefHeading__48060_118953356" text:style-name="Internet_20_link" text:visited-style-name="Internet_20_link">2.15.3adcifa_check_eos<text:tab/>135</text:a></text:p>
          <text:p text:style-name="P156"><text:a xlink:type="simple" xlink:href="#__RefHeading___Toc93065_3266971254" text:style-name="Internet_20_link" text:visited-style-name="Internet_20_link">2.15.4gpio_get_pin_value<text:tab/>136</text:a></text:p>
          <text:p text:style-name="P156"><text:a xlink:type="simple" xlink:href="#__RefHeading___Toc93067_3266971254" text:style-name="Internet_20_link" text:visited-style-name="Internet_20_link">2.15.5gpio_set_gpio_pin<text:tab/>138</text:a></text:p>
          <text:p text:style-name="P156"><text:a xlink:type="simple" xlink:href="#__RefHeading___Toc587105_4056621977" text:style-name="Internet_20_link" text:visited-style-name="Internet_20_link">2.15.6flashc_set_wait_state<text:tab/>140</text:a></text:p>
          <text:p text:style-name="P156"><text:a xlink:type="simple" xlink:href="#__RefHeading___Toc587107_4056621977" text:style-name="Internet_20_link" text:visited-style-name="Internet_20_link">2.15.7flashc_set_bus_freq<text:tab/>142</text:a></text:p>
          <text:p text:style-name="P156"><text:a xlink:type="simple" xlink:href="#__RefHeading___Toc587159_4056621977" text:style-name="Internet_20_link" text:visited-style-name="Internet_20_link">2.15.8spi_initMaster<text:tab/>143</text:a></text:p>
          <text:p text:style-name="P156"><text:a xlink:type="simple" xlink:href="#__RefHeading___Toc587161_4056621977" text:style-name="Internet_20_link" text:visited-style-name="Internet_20_link">2.15.9spi_selectionMode<text:tab/>146</text:a></text:p>
          <text:p text:style-name="P156"><text:a xlink:type="simple" xlink:href="#__RefHeading___Toc587163_4056621977" text:style-name="Internet_20_link" text:visited-style-name="Internet_20_link">2.15.10spi_selectChip<text:tab/>149</text:a></text:p>
          <text:p text:style-name="P156"><text:a xlink:type="simple" xlink:href="#__RefHeading___Toc587165_4056621977" text:style-name="Internet_20_link" text:visited-style-name="Internet_20_link">2.15.11spi_unselectChip<text:tab/>153</text:a></text:p>
          <text:p text:style-name="P156"><text:a xlink:type="simple" xlink:href="#__RefHeading___Toc587167_4056621977" text:style-name="Internet_20_link" text:visited-style-name="Internet_20_link">2.15.12spi_setupChipReg<text:tab/>156</text:a></text:p>
          <text:p text:style-name="P156"><text:a xlink:type="simple" xlink:href="#__RefHeading___Toc587169_4056621977" text:style-name="Internet_20_link" text:visited-style-name="Internet_20_link">2.15.13spi_enable<text:tab/>164</text:a></text:p>
          <text:p text:style-name="P156"><text:a xlink:type="simple" xlink:href="#__RefHeading___Toc587171_4056621977" text:style-name="Internet_20_link" text:visited-style-name="Internet_20_link">2.15.14spi_write<text:tab/>165</text:a></text:p>
          <text:p text:style-name="P156"><text:a xlink:type="simple" xlink:href="#__RefHeading___Toc587173_4056621977" text:style-name="Internet_20_link" text:visited-style-name="Internet_20_link">2.15.15spi_read<text:tab/>167</text:a></text:p>
          <text:p text:style-name="P156"><text:a xlink:type="simple" xlink:href="#__RefHeading___Toc54445_1111455129" text:style-name="Internet_20_link" text:visited-style-name="Internet_20_link">2.15.16spi_reset<text:tab/>169</text:a></text:p>
          <text:p text:style-name="P156"><text:a xlink:type="simple" xlink:href="#__RefHeading___Toc93069_3266971254" text:style-name="Internet_20_link" text:visited-style-name="Internet_20_link">2.15.17tc_configure_interrupts<text:tab/>170</text:a></text:p>
          <text:p text:style-name="P156"><text:a xlink:type="simple" xlink:href="#__RefHeading___Toc587191_4056621977" text:style-name="Internet_20_link" text:visited-style-name="Internet_20_link">2.15.18tc_start<text:tab/>180</text:a></text:p>
          <text:p text:style-name="P156"><text:a xlink:type="simple" xlink:href="#__RefHeading___Toc587193_4056621977" text:style-name="Internet_20_link" text:visited-style-name="Internet_20_link">2.15.19tc_stop<text:tab/>182</text:a></text:p>
          <text:p text:style-name="P156"><text:soft-page-break/><text:a xlink:type="simple" xlink:href="#__RefHeading___Toc54449_1111455129" text:style-name="Internet_20_link" text:visited-style-name="Internet_20_link">2.15.20tc_init_waveform<text:tab/>183</text:a></text:p>
          <text:p text:style-name="P156"><text:a xlink:type="simple" xlink:href="#__RefHeading___Toc587197_4056621977" text:style-name="Internet_20_link" text:visited-style-name="Internet_20_link">2.15.21tc_write_rc<text:tab/>192</text:a></text:p>
          <text:p text:style-name="P156"><text:a xlink:type="simple" xlink:href="#__RefHeading___Toc587227_4056621977" text:style-name="Internet_20_link" text:visited-style-name="Internet_20_link">2.15.22usart_reset<text:tab/>194</text:a></text:p>
          <text:p text:style-name="P156"><text:a xlink:type="simple" xlink:href="#__RefHeading___Toc587229_4056621977" text:style-name="Internet_20_link" text:visited-style-name="Internet_20_link">2.15.23usart_init_rs232<text:tab/>197</text:a></text:p>
          <text:p text:style-name="P156"><text:a xlink:type="simple" xlink:href="#__RefHeading___Toc587231_4056621977" text:style-name="Internet_20_link" text:visited-style-name="Internet_20_link">2.15.24usart_write_char<text:tab/>205</text:a></text:p>
          <text:p text:style-name="P156"><text:a xlink:type="simple" xlink:href="#__RefHeading___Toc587233_4056621977" text:style-name="Internet_20_link" text:visited-style-name="Internet_20_link">2.15.25usart_putchar<text:tab/>207</text:a></text:p>
          <text:p text:style-name="P156"><text:a xlink:type="simple" xlink:href="#__RefHeading___Toc587235_4056621977" text:style-name="Internet_20_link" text:visited-style-name="Internet_20_link">2.15.26usart_read_char<text:tab/>209</text:a></text:p>
          <text:p text:style-name="P156"><text:a xlink:type="simple" xlink:href="#__RefHeading___Toc54455_1111455129" text:style-name="Internet_20_link" text:visited-style-name="Internet_20_link">2.15.27DIU_FPGA_WriteWord<text:tab/>212</text:a></text:p>
          <text:p text:style-name="P156"><text:a xlink:type="simple" xlink:href="#__RefHeading___Toc93071_3266971254" text:style-name="Internet_20_link" text:visited-style-name="Internet_20_link">2.15.28DIU_FPGA_ReadWord<text:tab/>215</text:a></text:p>
          <text:p text:style-name="P156"><text:a xlink:type="simple" xlink:href="#__RefHeading___Toc54453_1111455129" text:style-name="Internet_20_link" text:visited-style-name="Internet_20_link">2.15.29DIU_MM_1553B_WriteMemory<text:tab/>218</text:a></text:p>
          <text:p text:style-name="P156"><text:a xlink:type="simple" xlink:href="#__RefHeading___Toc54457_1111455129" text:style-name="Internet_20_link" text:visited-style-name="Internet_20_link">2.15.30DIU_MM_1553B_ConfigRT<text:tab/>220</text:a></text:p>
          <text:p text:style-name="P156"><text:a xlink:type="simple" xlink:href="#__RefHeading___Toc54459_1111455129" text:style-name="Internet_20_link" text:visited-style-name="Internet_20_link">2.15.31DIU_MM_CalculateParity<text:tab/>228</text:a></text:p>
          <text:p text:style-name="P156"><text:a xlink:type="simple" xlink:href="#__RefHeading___Toc54461_1111455129" text:style-name="Internet_20_link" text:visited-style-name="Internet_20_link">2.15.32DIU_MM_1553B_Read_MemBlock<text:tab/>231</text:a></text:p>
          <text:p text:style-name="P156"><text:a xlink:type="simple" xlink:href="#__RefHeading___Toc54463_1111455129" text:style-name="Internet_20_link" text:visited-style-name="Internet_20_link">2.15.33DIU_MM_1553B_ReadMemory<text:tab/>234</text:a></text:p>
          <text:p text:style-name="P156"><text:a xlink:type="simple" xlink:href="#__RefHeading___Toc54465_1111455129" text:style-name="Internet_20_link" text:visited-style-name="Internet_20_link">2.15.34DIU_MM_1553B_LoadData<text:tab/>238</text:a></text:p>
        </text:index-body>
      </text:table-of-content>
      <text:p text:style-name="P147"/>
      <text:p text:style-name="P147"/>
      <text:h text:style-name="P171" text:outline-level="1"><text:bookmark-start text:name="__RefHeading__1342_24244982"/>Introduction<text:bookmark-end text:name="__RefHeading__1342_24244982"/></text:h>
      <text:h text:style-name="P173" text:outline-level="2"><text:bookmark-start text:name="__RefHeading__1344_24244982"/>Purpose <text:bookmark-end text:name="__RefHeading__1344_24244982"/></text:h>
      <text:p text:style-name="P150"><text:span text:style-name="T68"><text:tab/><text:tab/>The purpose of this Object Code Verification(OCV) report is to prove that the object code has a one to one correspondence with the source code. </text:span><text:span text:style-name="T61">The intended audience of this document are internal SDG, Verification and Validation (V &amp; V) Team of Data Patterns. The expected users of this document are the Hindustan Aeronautical Limited (HAL), Centre for Military Airworthiness and Certification (CEMILAC). </text:span></text:p>
      <text:h text:style-name="P173" text:outline-level="2"><text:bookmark-start text:name="__RefHeading__1346_24244982"/>Scope<text:bookmark-end text:name="__RefHeading__1346_24244982"/></text:h>
      <text:p text:style-name="P6"><text:tab/><text:tab/>This document acts as a verification report for the object-code of DIU firmware and provide the information on how much the control flow structure of the compiler-generated object code differs from that of the application source code from which it was derived. </text:p>
      <text:h text:style-name="P175" text:outline-level="2"><text:bookmark-start text:name="__RefHeading__1348_24244982"/><text:span text:style-name="T42">Definitions,</text:span> <text:span text:style-name="T30">Acronyms, and Abbreviations</text:span><text:bookmark-end text:name="__RefHeading__1348_24244982"/></text:h>
      <text:p text:style-name="P133">The list of acronyms and abbreviations used in the document are given in the below table.</text:p>
      <text:p text:style-name="P136"><text:span text:style-name="T130">Table </text:span><text:span text:style-name="T130"><text:sequence text:ref-name="refTable0" text:name="Table" text:formula="ooow:Table+1" style:num-format="1">1</text:sequence></text:span><text:span text:style-name="T130">: :List of Acronyms and Abbreviations</text:span></text:p>
      <table:table table:name="Table5" table:style-name="Table5">
        <table:table-column table:style-name="Table5.A"/>
        <table:table-column table:style-name="Table5.B"/>
        <table:table-row table:style-name="Table5.1">
          <table:table-cell table:style-name="Table5.A1" office:value-type="string">
            <text:p text:style-name="P132"><text:s text:c="4"/>st.b</text:p>
          </table:table-cell>
          <table:table-cell table:style-name="Table5.B1" office:value-type="string">
            <text:p text:style-name="P125">Stores a byte of data from a general-purpose register into a specified location in memory </text:p>
          </table:table-cell>
        </table:table-row>
        <table:table-row table:style-name="Table5.1">
          <table:table-cell table:style-name="Table5.A2" office:value-type="string">
            <text:p text:style-name="P138"><text:s text:c="3"/>add</text:p>
          </table:table-cell>
          <table:table-cell table:style-name="Table5.B2" office:value-type="string">
            <text:p text:style-name="P123">Addition operation</text:p>
          </table:table-cell>
        </table:table-row>
        <table:table-row table:style-name="Table5.1">
          <table:table-cell table:style-name="Table5.A2" office:value-type="string">
            <text:p text:style-name="P132"><text:s text:c="3"/>mov</text:p>
          </table:table-cell>
          <table:table-cell table:style-name="Table5.B2" office:value-type="string">
            <text:p text:style-name="P124">moves data to and from the registers</text:p>
          </table:table-cell>
        </table:table-row>
        <table:table-row table:style-name="Table5.1">
          <table:table-cell table:style-name="Table5.A2" office:value-type="string">
            <text:p text:style-name="P132"><text:s text:c="3"/><text:span text:style-name="T69">st.w</text:span></text:p>
          </table:table-cell>
          <table:table-cell table:style-name="Table5.B2" office:value-type="string">
            <text:p text:style-name="P125">Stores a word of data from a general-purpose register into a specified location in memory </text:p>
          </table:table-cell>
        </table:table-row>
        <table:table-row table:style-name="Table5.1">
          <table:table-cell table:style-name="Table5.A2" office:value-type="string">
            <text:list xml:id="list34788830" text:continue-numbering="true" text:style-name="List_20_1">
              <text:list-header>
                <text:p text:style-name="P214">and</text:p>
              </text:list-header>
            </text:list>
          </table:table-cell>
          <table:table-cell table:style-name="Table5.B2" office:value-type="string">
            <text:p text:style-name="P126">Logical AND operation</text:p>
          </table:table-cell>
        </table:table-row>
        <table:table-row table:style-name="Table5.1">
          <table:table-cell table:style-name="Table5.A2" office:value-type="string">
            <text:list xml:id="list34791597" text:continue-numbering="true" text:style-name="List_20_1">
              <text:list-header>
                <text:p text:style-name="P169">asr</text:p>
              </text:list-header>
            </text:list>
          </table:table-cell>
          <table:table-cell table:style-name="Table5.B2" office:value-type="string">
            <text:p text:style-name="P129">Arithmetic shift right </text:p>
          </table:table-cell>
        </table:table-row>
        <table:table-row table:style-name="Table5.1">
          <table:table-cell table:style-name="Table5.A2" office:value-type="string">
            <text:list xml:id="list34785802" text:continue-numbering="true" text:style-name="List_20_1">
              <text:list-header>
                <text:p text:style-name="P215">bral</text:p>
              </text:list-header>
            </text:list>
          </table:table-cell>
          <table:table-cell table:style-name="Table5.B2" office:value-type="string">
            <text:p text:style-name="P128">Branch to address location </text:p>
          </table:table-cell>
        </table:table-row>
        <table:table-row table:style-name="Table5.1">
          <table:table-cell table:style-name="Table5.A2" office:value-type="string">
            <text:list xml:id="list34774421" text:continue-numbering="true" text:style-name="List_20_1">
              <text:list-header>
                <text:p text:style-name="P215">breq</text:p>
              </text:list-header>
            </text:list>
          </table:table-cell>
          <table:table-cell table:style-name="Table5.B2" office:value-type="string">
            <text:p text:style-name="P128">Branch to address location if equal</text:p>
          </table:table-cell>
        </table:table-row>
        <table:table-row table:style-name="Table5.1">
          <table:table-cell table:style-name="Table5.A2" office:value-type="string">
            <text:list xml:id="list34778447" text:continue-numbering="true" text:style-name="List_20_1">
              <text:list-header>
                <text:p text:style-name="P169">brge</text:p>
              </text:list-header>
            </text:list>
          </table:table-cell>
          <table:table-cell table:style-name="Table5.B2" office:value-type="string">
            <text:p text:style-name="P129">Branch to address location if greater than or equal</text:p>
          </table:table-cell>
        </table:table-row>
        <table:table-row table:style-name="Table5.1">
          <table:table-cell table:style-name="Table5.A2" office:value-type="string">
            <text:list xml:id="list34796417" text:continue-numbering="true" text:style-name="List_20_1">
              <text:list-header>
                <text:p text:style-name="P169">brle</text:p>
              </text:list-header>
            </text:list>
          </table:table-cell>
          <table:table-cell table:style-name="Table5.B2" office:value-type="string">
            <text:p text:style-name="P129">Branch to address location if less than or equal</text:p>
          </table:table-cell>
        </table:table-row>
        <table:table-row table:style-name="Table5.1">
          <table:table-cell table:style-name="Table5.A2" office:value-type="string">
            <text:list xml:id="list34784119" text:continue-numbering="true" text:style-name="List_20_1">
              <text:list-header>
                <text:p text:style-name="P169">brne</text:p>
              </text:list-header>
            </text:list>
          </table:table-cell>
          <table:table-cell table:style-name="Table5.B2" office:value-type="string">
            <text:p text:style-name="P129">Branch to address location if not equal</text:p>
          </table:table-cell>
        </table:table-row>
        <table:table-row table:style-name="Table5.1">
          <table:table-cell table:style-name="Table5.A2" office:value-type="string">
            <text:list xml:id="list34776030" text:continue-numbering="true" text:style-name="List_20_1">
              <text:list-header>
                <text:p text:style-name="P169">cop</text:p>
              </text:list-header>
            </text:list>
          </table:table-cell>
          <table:table-cell table:style-name="Table5.B2" office:value-type="string">
            <text:p text:style-name="P127">Co processor instruction</text:p>
          </table:table-cell>
        </table:table-row>
        <text:soft-page-break/>
        <table:table-row table:style-name="Table5.1">
          <table:table-cell table:style-name="Table5.A2" office:value-type="string">
            <text:list xml:id="list34777602" text:continue-numbering="true" text:style-name="List_20_1">
              <text:list-header>
                <text:p text:style-name="P215">cp.w</text:p>
              </text:list-header>
            </text:list>
          </table:table-cell>
          <table:table-cell table:style-name="Table5.B2" office:value-type="string">
            <text:p text:style-name="P128">Compare words </text:p>
          </table:table-cell>
        </table:table-row>
        <table:table-row table:style-name="Table5.1">
          <table:table-cell table:style-name="Table5.A2" office:value-type="string">
            <text:list xml:id="list34773248" text:continue-numbering="true" text:style-name="List_20_1">
              <text:list-header>
                <text:p text:style-name="P169">divs</text:p>
              </text:list-header>
            </text:list>
          </table:table-cell>
          <table:table-cell table:style-name="Table5.B2" office:value-type="string">
            <text:p text:style-name="P127">Division operation</text:p>
          </table:table-cell>
        </table:table-row>
        <table:table-row table:style-name="Table5.1">
          <table:table-cell table:style-name="Table5.A2" office:value-type="string">
            <text:list xml:id="list34775413" text:continue-numbering="true" text:style-name="List_20_1">
              <text:list-header>
                <text:p text:style-name="P215">ld.w</text:p>
              </text:list-header>
            </text:list>
          </table:table-cell>
          <table:table-cell table:style-name="Table5.B2" office:value-type="string">
            <text:p text:style-name="P128">Load 32-bit word from memory</text:p>
          </table:table-cell>
        </table:table-row>
        <table:table-row table:style-name="Table5.1">
          <table:table-cell table:style-name="Table5.A2" office:value-type="string">
            <text:list xml:id="list34781878" text:continue-numbering="true" text:style-name="List_20_1">
              <text:list-header>
                <text:p text:style-name="P214">lddpc</text:p>
              </text:list-header>
            </text:list>
          </table:table-cell>
          <table:table-cell table:style-name="Table5.B2" office:value-type="string">
            <text:p text:style-name="P128">Load with displacement from Program Counter(PC) </text:p>
          </table:table-cell>
        </table:table-row>
        <table:table-row table:style-name="Table5.1">
          <table:table-cell table:style-name="Table5.A2" office:value-type="string">
            <text:list xml:id="list34799172" text:continue-numbering="true" text:style-name="List_20_1">
              <text:list-header>
                <text:p text:style-name="P214">lddsp</text:p>
              </text:list-header>
            </text:list>
          </table:table-cell>
          <table:table-cell table:style-name="Table5.B2" office:value-type="string">
            <text:p text:style-name="P128">Load with displacement from Stack Pointer(SP) </text:p>
          </table:table-cell>
        </table:table-row>
        <table:table-row table:style-name="Table5.1">
          <table:table-cell table:style-name="Table5.A2" office:value-type="string">
            <text:list xml:id="list34787353" text:continue-numbering="true" text:style-name="List_20_1">
              <text:list-header>
                <text:p text:style-name="P169">lsl</text:p>
              </text:list-header>
            </text:list>
          </table:table-cell>
          <table:table-cell table:style-name="Table5.B2" office:value-type="string">
            <text:p text:style-name="P129">Logical left shift</text:p>
          </table:table-cell>
        </table:table-row>
        <table:table-row table:style-name="Table5.1">
          <table:table-cell table:style-name="Table5.A2" office:value-type="string">
            <text:list xml:id="list34792905" text:continue-numbering="true" text:style-name="List_20_1">
              <text:list-header>
                <text:p text:style-name="P169">mcall</text:p>
              </text:list-header>
            </text:list>
          </table:table-cell>
          <table:table-cell table:style-name="Table5.B2" office:value-type="string">
            <text:p text:style-name="P129">Call to memory with address</text:p>
          </table:table-cell>
        </table:table-row>
        <table:table-row table:style-name="Table5.1">
          <table:table-cell table:style-name="Table5.A2" office:value-type="string">
            <text:list xml:id="list34775327" text:continue-numbering="true" text:style-name="List_20_1">
              <text:list-header>
                <text:p text:style-name="P215">movhi</text:p>
              </text:list-header>
            </text:list>
          </table:table-cell>
          <table:table-cell table:style-name="Table5.B2" office:value-type="string">
            <text:p text:style-name="P128">Load immediate into high halfword of register.</text:p>
          </table:table-cell>
        </table:table-row>
        <table:table-row table:style-name="Table5.1">
          <table:table-cell table:style-name="Table5.A2" office:value-type="string">
            <text:list xml:id="list34791458" text:continue-numbering="true" text:style-name="List_20_1">
              <text:list-header>
                <text:p text:style-name="P169">mul</text:p>
              </text:list-header>
            </text:list>
          </table:table-cell>
          <table:table-cell table:style-name="Table5.B2" office:value-type="string">
            <text:p text:style-name="P127">Multiplication operation</text:p>
          </table:table-cell>
        </table:table-row>
        <table:table-row table:style-name="Table5.1">
          <table:table-cell table:style-name="Table5.A2" office:value-type="string">
            <text:list xml:id="list34790779" text:continue-numbering="true" text:style-name="List_20_1">
              <text:list-header>
                <text:p text:style-name="P214">or</text:p>
              </text:list-header>
            </text:list>
          </table:table-cell>
          <table:table-cell table:style-name="Table5.B2" office:value-type="string">
            <text:p text:style-name="P128">Oring</text:p>
          </table:table-cell>
        </table:table-row>
        <table:table-row table:style-name="Table5.1">
          <table:table-cell table:style-name="Table5.A2" office:value-type="string">
            <text:list xml:id="list34786809" text:continue-numbering="true" text:style-name="List_20_1">
              <text:list-header>
                <text:p text:style-name="P215">orh</text:p>
              </text:list-header>
            </text:list>
          </table:table-cell>
          <table:table-cell table:style-name="Table5.B2" office:value-type="string">
            <text:p text:style-name="P128">Oring of High Half word</text:p>
          </table:table-cell>
        </table:table-row>
        <table:table-row table:style-name="Table5.1">
          <table:table-cell table:style-name="Table5.A2" office:value-type="string">
            <text:list xml:id="list34782163" text:continue-numbering="true" text:style-name="List_20_1">
              <text:list-header>
                <text:p text:style-name="P217">pushm</text:p>
              </text:list-header>
            </text:list>
          </table:table-cell>
          <table:table-cell table:style-name="Table5.B2" office:value-type="string">
            <text:p text:style-name="P123">Push multiple registers to stack</text:p>
          </table:table-cell>
        </table:table-row>
        <table:table-row table:style-name="Table5.1">
          <table:table-cell table:style-name="Table5.A2" office:value-type="string">
            <text:list xml:id="list34802042" text:continue-numbering="true" text:style-name="List_20_1">
              <text:list-header>
                <text:p text:style-name="P170">rjmp</text:p>
              </text:list-header>
            </text:list>
          </table:table-cell>
          <table:table-cell table:style-name="Table5.B2" office:value-type="string">
            <text:p text:style-name="P129">Jump to address location</text:p>
          </table:table-cell>
        </table:table-row>
        <table:table-row table:style-name="Table5.1">
          <table:table-cell table:style-name="Table5.A2" office:value-type="string">
            <text:list xml:id="list34773846" text:continue-numbering="true" text:style-name="List_20_1">
              <text:list-header>
                <text:p text:style-name="P214">stdsp</text:p>
              </text:list-header>
            </text:list>
          </table:table-cell>
          <table:table-cell table:style-name="Table5.B2" office:value-type="string">
            <text:p text:style-name="P128">Store with displacement from Stack Pointer(SP) </text:p>
          </table:table-cell>
        </table:table-row>
        <table:table-row table:style-name="Table5.1">
          <table:table-cell table:style-name="Table5.A2" office:value-type="string">
            <text:list xml:id="list34796547" text:continue-numbering="true" text:style-name="List_20_1">
              <text:list-header>
                <text:p text:style-name="P217">sub</text:p>
              </text:list-header>
            </text:list>
          </table:table-cell>
          <table:table-cell table:style-name="Table5.B2" office:value-type="string">
            <text:p text:style-name="P123">Subtract operation</text:p>
          </table:table-cell>
        </table:table-row>
        <table:table-row table:style-name="Table5.1">
          <table:table-cell table:style-name="Table5.A2" office:value-type="string">
            <text:p text:style-name="P137"><text:s text:c="3"/>casts.h</text:p>
          </table:table-cell>
          <table:table-cell table:style-name="Table5.B2" office:value-type="string">
            <text:p text:style-name="P123">Typecast to signed word</text:p>
          </table:table-cell>
        </table:table-row>
        <table:table-row table:style-name="Table5.1">
          <table:table-cell table:style-name="Table5.A2" office:value-type="string">
            <text:p text:style-name="P135"><text:s text:c="3"/>castu.h</text:p>
          </table:table-cell>
          <table:table-cell table:style-name="Table5.B2" office:value-type="string">
            <text:p text:style-name="P7"><text:s text:c="12"/>Typecast to unsigned word</text:p>
          </table:table-cell>
        </table:table-row>
        <table:table-row table:style-name="Table5.1">
          <table:table-cell table:style-name="Table5.A2" office:value-type="string">
            <text:p text:style-name="P137"><text:s text:c="3"/>rsub</text:p>
          </table:table-cell>
          <table:table-cell table:style-name="Table5.B2" office:value-type="string">
            <text:p text:style-name="P123">Reversed subtraction</text:p>
          </table:table-cell>
        </table:table-row>
        <table:table-row table:style-name="Table5.1">
          <table:table-cell table:style-name="Table5.A2" office:value-type="string">
            <text:p text:style-name="P137"><text:s text:c="3"/>ld.uh</text:p>
          </table:table-cell>
          <table:table-cell table:style-name="Table5.B2" office:value-type="string">
            <text:p text:style-name="P123">Load unsigned half word</text:p>
          </table:table-cell>
        </table:table-row>
        <table:table-row table:style-name="Table5.1">
          <table:table-cell table:style-name="Table5.A2" office:value-type="string">
            <text:list xml:id="list34800427" text:continue-numbering="true" text:style-name="List_20_1">
              <text:list-header>
                <text:p text:style-name="P218">ld.w</text:p>
              </text:list-header>
            </text:list>
          </table:table-cell>
          <table:table-cell table:style-name="Table5.B2" office:value-type="string">
            <text:p text:style-name="P123">Load word</text:p>
          </table:table-cell>
        </table:table-row>
        <table:table-row table:style-name="Table5.1">
          <table:table-cell table:style-name="Table5.A2" office:value-type="string">
            <text:list xml:id="list34799189" text:continue-numbering="true" text:style-name="List_20_1">
              <text:list-header>
                <text:p text:style-name="P217">bfextu</text:p>
              </text:list-header>
            </text:list>
          </table:table-cell>
          <table:table-cell table:style-name="Table5.B2" office:value-type="string">
            <text:p text:style-name="P123">Bit fields extract and zero extend</text:p>
          </table:table-cell>
        </table:table-row>
        <table:table-row table:style-name="Table5.1">
          <table:table-cell table:style-name="Table5.A2" office:value-type="string">
            <text:list xml:id="list34797154" text:continue-numbering="true" text:style-name="List_20_1">
              <text:list-header>
                <text:p text:style-name="P217">bfexts</text:p>
              </text:list-header>
            </text:list>
          </table:table-cell>
          <table:table-cell table:style-name="Table5.B2" office:value-type="string">
            <text:p text:style-name="P123">Bit fields extract and sign extend</text:p>
          </table:table-cell>
        </table:table-row>
        <table:table-row table:style-name="Table5.1">
          <table:table-cell table:style-name="Table5.A2" office:value-type="string">
            <text:list xml:id="list34793294" text:continue-numbering="true" text:style-name="List_20_1">
              <text:list-header>
                <text:p text:style-name="P217">st.h</text:p>
              </text:list-header>
            </text:list>
          </table:table-cell>
          <table:table-cell table:style-name="Table5.B2" office:value-type="string">
            <text:p text:style-name="P123">Store half words</text:p>
          </table:table-cell>
        </table:table-row>
        <table:table-row table:style-name="Table5.1">
          <table:table-cell table:style-name="Table5.A2" office:value-type="string">
            <text:list xml:id="list34801728" text:continue-numbering="true" text:style-name="List_20_1">
              <text:list-header>
                <text:p text:style-name="P217">andl</text:p>
              </text:list-header>
            </text:list>
          </table:table-cell>
          <table:table-cell table:style-name="Table5.B2" office:value-type="string">
            <text:p text:style-name="P123"><text:span text:style-name="T136">bitwise</text:span> AND into lower half of the register</text:p>
          </table:table-cell>
        </table:table-row>
        <table:table-row table:style-name="Table5.1">
          <table:table-cell table:style-name="Table5.A2" office:value-type="string">
            <text:list xml:id="list34770294" text:continue-numbering="true" text:style-name="List_20_1">
              <text:list-header>
                <text:p text:style-name="P217">st.d</text:p>
              </text:list-header>
            </text:list>
          </table:table-cell>
          <table:table-cell table:style-name="Table5.B2" office:value-type="string">
            <text:p text:style-name="P123">Store double word</text:p>
          </table:table-cell>
        </table:table-row>
        <table:table-row table:style-name="Table5.1">
          <table:table-cell table:style-name="Table5.A2" office:value-type="string">
            <text:list xml:id="list34782242" text:continue-numbering="true" text:style-name="List_20_1">
              <text:list-header>
                <text:p text:style-name="P217">cp.b</text:p>
              </text:list-header>
            </text:list>
          </table:table-cell>
          <table:table-cell table:style-name="Table5.B2" office:value-type="string">
            <text:p text:style-name="P123">Compare byte</text:p>
          </table:table-cell>
        </table:table-row>
        <table:table-row table:style-name="Table5.1">
          <table:table-cell table:style-name="Table5.A2" office:value-type="string">
            <text:list xml:id="list34787809" text:continue-numbering="true" text:style-name="List_20_1">
              <text:list-header>
                <text:p text:style-name="P217">brcs</text:p>
              </text:list-header>
            </text:list>
          </table:table-cell>
          <table:table-cell table:style-name="Table5.B2" office:value-type="string">
            <text:p text:style-name="P123">Branch if carry is set</text:p>
          </table:table-cell>
        </table:table-row>
        <table:table-row table:style-name="Table5.1">
          <table:table-cell table:style-name="Table5.A2" office:value-type="string">
            <text:list xml:id="list34788687" text:continue-numbering="true" text:style-name="List_20_1">
              <text:list-header>
                <text:p text:style-name="P217">st.h</text:p>
              </text:list-header>
            </text:list>
          </table:table-cell>
          <table:table-cell table:style-name="Table5.B2" office:value-type="string">
            <text:p text:style-name="P123">Store half word</text:p>
          </table:table-cell>
        </table:table-row>
        <table:table-row table:style-name="Table5.1">
          <table:table-cell table:style-name="Table5.A2" office:value-type="string">
            <text:list xml:id="list34783027" text:continue-numbering="true" text:style-name="List_20_1">
              <text:list-header>
                <text:p text:style-name="P217">bfins</text:p>
              </text:list-header>
            </text:list>
          </table:table-cell>
          <table:table-cell table:style-name="Table5.B2" office:value-type="string">
            <text:p text:style-name="P123">Bitfields insert</text:p>
          </table:table-cell>
        </table:table-row>
        <table:table-row table:style-name="Table5.1">
          <table:table-cell table:style-name="Table5.A2" office:value-type="string">
            <text:list xml:id="list34774634" text:continue-numbering="true" text:style-name="List_20_1">
              <text:list-header>
                <text:p text:style-name="P217">brhi</text:p>
              </text:list-header>
            </text:list>
          </table:table-cell>
          <table:table-cell table:style-name="Table5.B2" office:value-type="string">
            <text:p text:style-name="P123">Branch if higher</text:p>
          </table:table-cell>
        </table:table-row>
        <table:table-row table:style-name="Table5.1">
          <table:table-cell table:style-name="Table5.A2" office:value-type="string">
            <text:list xml:id="list34799061" text:continue-numbering="true" text:style-name="List_20_1">
              <text:list-header>
                <text:p text:style-name="P219">sreq</text:p>
              </text:list-header>
            </text:list>
          </table:table-cell>
          <table:table-cell table:style-name="Table5.B2" office:value-type="string">
            <text:p text:style-name="P123">Set register if equal</text:p>
          </table:table-cell>
        </table:table-row>
        <table:table-row table:style-name="Table5.1">
          <table:table-cell table:style-name="Table5.A2" office:value-type="string">
            <text:list xml:id="list34778468" text:continue-numbering="true" text:style-name="List_20_1">
              <text:list-header>
                <text:p text:style-name="P217">ld.ub</text:p>
              </text:list-header>
            </text:list>
          </table:table-cell>
          <table:table-cell table:style-name="Table5.B2" office:value-type="string">
            <text:p text:style-name="P123">Load upper byte</text:p>
          </table:table-cell>
        </table:table-row>
      </table:table>
      <text:p text:style-name="P5"/>
      <text:h text:style-name="P173" text:outline-level="2"><text:bookmark-start text:name="__RefHeading__1350_24244982"/><text:soft-page-break/>References<text:bookmark-end text:name="__RefHeading__1350_24244982"/></text:h>
      <text:p text:style-name="P134">The documents referred to prepare this document are given in the below table.</text:p>
      <table:table table:name="Table28" table:style-name="Table28">
        <table:table-column table:style-name="Table28.A"/>
        <table:table-column table:style-name="Table28.B"/>
        <table:table-row table:style-name="Table28.1">
          <table:table-cell table:style-name="Table28.A1" office:value-type="string">
            <text:p text:style-name="P216">DIU Source Code</text:p>
          </table:table-cell>
          <table:table-cell table:style-name="Table28.B1" office:value-type="string">
            <text:p text:style-name="P59">DIU Firmware – DP-DAU-8002-V1-MM(DIU)-FWS-AT32-1V14. </text:p>
          </table:table-cell>
        </table:table-row>
        <table:table-row table:style-name="Table28.2">
          <table:table-cell table:style-name="Table28.A2" office:value-type="string">
            <text:p text:style-name="P216">Object code</text:p>
          </table:table-cell>
          <table:table-cell table:style-name="Table28.B2" office:value-type="string">
            <text:p text:style-name="P25">Object Code generated from the <text:span text:style-name="T31">DP-DAU-8002-V1-MM(DIU)-FWS-AT32-1V14 source code.</text:span></text:p>
          </table:table-cell>
        </table:table-row>
      </table:table>
      <text:p text:style-name="Standard"/>
      <table:table table:name="Table1" table:style-name="Table1">
        <table:table-column table:style-name="Table1.A"/>
        <table:table-column table:style-name="Table1.B"/>
        <table:table-row table:style-name="Table1.1">
          <table:table-cell table:style-name="Table1.A1" office:value-type="string">
            <text:p text:style-name="P216">Document Reference</text:p>
          </table:table-cell>
          <table:table-cell table:style-name="Table1.B1" office:value-type="string">
            <text:list xml:id="list6529281649220850890" text:style-name="L1">
              <text:list-item>
                <text:p text:style-name="P162">AVR32 Architecture document doc32000.</text:p>
              </text:list-item>
              <text:list-item>
                <text:p text:style-name="P162">AVR32 Complete data sheet doc32117.</text:p>
              </text:list-item>
            </text:list>
          </table:table-cell>
        </table:table-row>
      </table:table>
      <text:h text:style-name="P173" text:outline-level="2"><text:bookmark-start text:name="__RefHeading__1352_24244982"/>Document Overview<text:bookmark-end text:name="__RefHeading__1352_24244982"/></text:h>
      <text:p text:style-name="P106">This document helps to detect and identify the presence of additional, untraceable object code. In all cases, the functionality of this additional code should be clearly identified, so that its behavior can be understood. This additional verification activity demonstrate that the added code identified during the analysis will correctly implements its functionality and does not introduce anomalous behavior in the operational software.</text:p>
      <text:p text:style-name="P106"/>
      <text:p text:style-name="P15">Object code verification :</text:p>
      <text:p text:style-name="P106"/>
      <text:p text:style-name="P106"><text:span text:style-name="T6">The relevant section of the DO-178B standard (§6.4.4.2 Structural Coverage Analysis) describes the </text:span>requirement as follows:</text:p>
      <text:p text:style-name="P106"/>
      <text:p text:style-name="P106">“Structural coverage analysis may be performed on the Source Code, Object Code, or Executable Object Code. Independent of the code form on which the structural coverage analysis is performed, if the software level is A and a compiler, linker or other means generates additional code that is not directly traceable to Source Code Statements, then additional verification should be performed to establish the correctness of such generated code sequences”.</text:p>
      <text:p text:style-name="P106"/>
      <text:p text:style-name="P66">The following are the steps carried out during object source code to object code traceability and verification <text:s text:c="2"/></text:p>
      <text:p text:style-name="P106">1. <text:s/>Detecting and identifying added object code.</text:p>
      <text:p text:style-name="P106">2. <text:span text:style-name="T124"><text:s/>Object-code is verified for Initialization code, all constructs and driver functions in code.</text:span></text:p>
      <text:p text:style-name="P106"/>
      <text:p text:style-name="P148"/>
      <text:p text:style-name="P114">Software Details :</text:p>
      <text:p text:style-name="P136"><text:span text:style-name="T130">Table </text:span><text:span text:style-name="T130"><text:sequence text:ref-name="refTable1" text:name="Table" text:formula="ooow:Table+1" style:num-format="1">2</text:sequence></text:span><text:span text:style-name="T130">: :Software and Platform Details</text:span></text:p>
      <table:table table:name="Table85" table:style-name="Table85">
        <table:table-column table:style-name="Table85.A"/>
        <table:table-column table:style-name="Table85.B"/>
        <table:table-column table:style-name="Table85.C"/>
        <table:table-row table:style-name="Table85.1">
          <table:table-cell table:style-name="Table85.A1" office:value-type="string">
            <text:p text:style-name="P139">S. No</text:p>
          </table:table-cell>
          <table:table-cell table:style-name="Table85.A1" office:value-type="string">
            <text:list xml:id="list982853039669426494" text:style-name="List_20_1">
              <text:list-header>
                <text:p text:style-name="P220">Parameter</text:p>
              </text:list-header>
            </text:list>
          </table:table-cell>
          <table:table-cell table:style-name="Table85.C1" office:value-type="string">
            <text:list xml:id="list34776710" text:continue-numbering="true" text:style-name="List_20_1">
              <text:list-header>
                <text:p text:style-name="P220">Details</text:p>
              </text:list-header>
            </text:list>
          </table:table-cell>
        </table:table-row>
        <table:table-row table:style-name="Table85.1">
          <table:table-cell table:style-name="Table85.A2" office:value-type="string">
            <text:p text:style-name="P140">1</text:p>
          </table:table-cell>
          <table:table-cell table:style-name="Table85.A2" office:value-type="string">
            <text:p text:style-name="P141">Software type</text:p>
          </table:table-cell>
          <table:table-cell table:style-name="Table85.C2" office:value-type="string">
            <text:p text:style-name="P141">Embedded software</text:p>
          </table:table-cell>
        </table:table-row>
        <table:table-row table:style-name="Table85.1">
          <table:table-cell table:style-name="Table85.A2" office:value-type="string">
            <text:p text:style-name="P140">2</text:p>
          </table:table-cell>
          <table:table-cell table:style-name="Table85.A2" office:value-type="string">
            <text:p text:style-name="P142">Micro-controller</text:p>
          </table:table-cell>
          <table:table-cell table:style-name="Table85.C2" office:value-type="string">
            <text:p text:style-name="P143">AT32UC3C0512C</text:p>
          </table:table-cell>
        </table:table-row>
        <table:table-row table:style-name="Table85.1">
          <table:table-cell table:style-name="Table85.A2" office:value-type="string">
            <text:p text:style-name="P140">3</text:p>
          </table:table-cell>
          <table:table-cell table:style-name="Table85.A2" office:value-type="string">
            <text:p text:style-name="P141">IDE for Firmware </text:p>
          </table:table-cell>
          <table:table-cell table:style-name="Table85.C2" office:value-type="string">
            <text:list xml:id="list34770978" text:continue-list="list34776710" text:style-name="WW8Num158">
              <text:list-header>
                <text:p text:style-name="P221">Atmel Studio 6.2</text:p>
              </text:list-header>
            </text:list>
          </table:table-cell>
        </table:table-row>
        <table:table-row table:style-name="Table85.1">
          <table:table-cell table:style-name="Table85.A2" office:value-type="string">
            <text:p text:style-name="P140">4</text:p>
          </table:table-cell>
          <table:table-cell table:style-name="Table85.A2" office:value-type="string">
            <text:p text:style-name="P141">Programming Language</text:p>
          </table:table-cell>
          <table:table-cell table:style-name="Table85.C2" office:value-type="string">
            <text:p text:style-name="P144"><text:span text:style-name="T90">“C</text:span><text:span text:style-name="T132">” Language</text:span></text:p>
          </table:table-cell>
        </table:table-row>
        <table:table-row table:style-name="Table85.1">
          <table:table-cell table:style-name="Table85.A2" office:value-type="string">
            <text:p text:style-name="P140">5</text:p>
          </table:table-cell>
          <table:table-cell table:style-name="Table85.A2" office:value-type="string">
            <text:p text:style-name="P141">Compiler version</text:p>
          </table:table-cell>
          <table:table-cell table:style-name="Table85.C2" office:value-type="string">
            <text:p text:style-name="P144"><text:s/>GNU C Compiler : 4.4.7</text:p>
          </table:table-cell>
        </table:table-row>
        <table:table-row table:style-name="Table85.1">
          <table:table-cell table:style-name="Table85.A2" office:value-type="string">
            <text:p text:style-name="P140">6</text:p>
          </table:table-cell>
          <table:table-cell table:style-name="Table85.A2" office:value-type="string">
            <text:p text:style-name="P141">Optimization level </text:p>
          </table:table-cell>
          <table:table-cell table:style-name="Table85.C2" office:value-type="string">
            <text:p text:style-name="P144">None (-O0) - No optimization</text:p>
          </table:table-cell>
        </table:table-row>
        <table:table-row table:style-name="Table85.1">
          <table:table-cell table:style-name="Table85.A2" office:value-type="string">
            <text:p text:style-name="P140">7</text:p>
          </table:table-cell>
          <table:table-cell table:style-name="Table85.A2" office:value-type="string">
            <text:p text:style-name="P141">Software <text:s/>Version </text:p>
          </table:table-cell>
          <table:table-cell table:style-name="Table85.C2" office:value-type="string">
            <text:p text:style-name="P131"><text:span text:style-name="T93">Main module</text:span> : DP-DAU-8002-V1-MM(DIU)-FWS-AT32-1V14</text:p>
            <text:p text:style-name="P131"><text:span text:style-name="T93">Redundant Module</text:span> : DP-DAU-8002-V1-RM(DIU)-FWS-AT32-1V10</text:p>
          </table:table-cell>
        </table:table-row>
        <table:table-row table:style-name="Table85.1">
          <table:table-cell table:style-name="Table85.A2" office:value-type="string">
            <text:p text:style-name="P140">8</text:p>
          </table:table-cell>
          <table:table-cell table:style-name="Table85.A2" office:value-type="string">
            <text:p text:style-name="P141">Development Platform</text:p>
          </table:table-cell>
          <table:table-cell table:style-name="Table85.C2" office:value-type="string">
            <text:p text:style-name="P130"><text:s/>Windows Vista/XP/7</text:p>
          </table:table-cell>
        </table:table-row>
      </table:table>
      <text:p text:style-name="P15"/>
      <text:p text:style-name="P15"/>
      <text:p text:style-name="P15">Note: <text:span text:style-name="T89">The object code verification done for the main module is applicable for the redundant module also. (Since the same IDE, development platform, compiler and optimization settings are used for the redundant module). </text:span></text:p>
      <text:h text:style-name="P172" text:outline-level="1"><text:bookmark-start text:name="__RefHeading__49859_1486458729"/>Object Code Description<text:bookmark-end text:name="__RefHeading__49859_1486458729"/></text:h>
      <text:h text:style-name="Heading_20_2" text:outline-level="2"><text:bookmark-start text:name="__RefHeading___Toc186526_525644856"/>Assembly Code Generation Procedure<text:bookmark-end text:name="__RefHeading___Toc186526_525644856"/></text:h>
      <text:list xml:id="list6703019896333041494" text:style-name="L2">
        <text:list-item>
          <text:p text:style-name="P164">Open the Atmel solution file <text:span text:style-name="T9">present in the folder of DIU main module source code (DP-DAU-8002-V1-MM(DIU)-FWS-AT32-1V14).</text:span></text:p>
          <text:p text:style-name="P165">File Name : DIU-MM-APPLICATION_FIRMWARE.atsln</text:p>
        </text:list-item>
        <text:list-item>
          <text:p text:style-name="P224">Wait for the atmel studio to open the project file, go to the tool chain options in the project window.</text:p>
        </text:list-item>
        <text:list-item>
          <text:p text:style-name="P225">In the tool chain settings, go to AVR32/GNU common and click on sub section OutputFiles.</text:p>
        </text:list-item>
        <text:list-item>
          <text:p text:style-name="P225">Check the .lss (Generate lss file) option to generate assembly code for the project.</text:p>
        </text:list-item>
        <text:list-item>
          <text:p text:style-name="P225">Press F7 button to build the project.</text:p>
        </text:list-item>
        <text:list-item>
          <text:p text:style-name="P226">The generated assembly code will be automatically generated and the files can be seen in the “DIU-MM-APPLICATION_FIRMWARE\Debug” folder.</text:p>
        </text:list-item>
      </text:list>
      <text:h text:style-name="Heading_20_2" text:outline-level="2"><text:bookmark-start text:name="__RefHeading___Toc51528_2449577928"/>Instruction Set<text:bookmark-end text:name="__RefHeading___Toc51528_2449577928"/></text:h>
      <text:p text:style-name="P120"><text:span text:style-name="T1"><text:tab/>The AVR instructions and their Opcode size are taken from the </text:span><text:span text:style-name="T13">Atmel Instruction Set Manual refer section 9 in</text:span><text:span text:style-name="T11"> </text:span><text:span text:style-name="T10">AVR32 Architecture document doc32000</text:span><text:span text:style-name="T13"> and added as part of the assembly code.</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89">S.No</text:p>
          </table:table-cell>
          <table:table-cell table:style-name="Table4.A1" office:value-type="string">
            <text:p text:style-name="P189">Instruction</text:p>
          </table:table-cell>
          <table:table-cell table:style-name="Table4.A1" office:value-type="string">
            <text:p text:style-name="P189">Condition</text:p>
          </table:table-cell>
          <table:table-cell table:style-name="Table4.D1" office:value-type="string">
            <text:p text:style-name="P191">Size</text:p>
          </table:table-cell>
        </table:table-row>
        <table:table-row>
          <table:table-cell table:style-name="Table4.A2" office:value-type="float" office:value="1">
            <text:p text:style-name="P191">1</text:p>
          </table:table-cell>
          <table:table-cell table:style-name="Table4.B2" office:value-type="string">
            <text:p text:style-name="P192">ABS – Absolute Value</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2">
            <text:p text:style-name="P191">2</text:p>
          </table:table-cell>
          <table:table-cell table:style-name="Table4.B2" office:value-type="string">
            <text:p text:style-name="P192">ACALL – <text:s/>Application Call</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3">
            <text:p text:style-name="P191">3</text:p>
          </table:table-cell>
          <table:table-cell table:style-name="Table4.B2" office:value-type="string">
            <text:p text:style-name="P192">ACR – Add Carry to Register</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4">
            <text:p text:style-name="P191">4</text:p>
          </table:table-cell>
          <table:table-cell table:style-name="Table4.B2" office:value-type="string">
            <text:p text:style-name="P192">ADC – Add with Carry</text:p>
          </table:table-cell>
          <table:table-cell table:style-name="Table4.B2" office:value-type="string">
            <text:p text:style-name="P191">-</text:p>
          </table:table-cell>
          <table:table-cell table:style-name="Table4.D2" office:value-type="string">
            <text:p text:style-name="P191">4Bytes</text:p>
          </table:table-cell>
        </table:table-row>
        <table:table-row table:style-name="Table4.6">
          <table:table-cell table:style-name="Table4.A2" table:number-rows-spanned="2" office:value-type="float" office:value="5">
            <text:p text:style-name="P193">5</text:p>
          </table:table-cell>
          <table:table-cell table:style-name="Table4.B2" table:number-rows-spanned="2" office:value-type="string">
            <text:p text:style-name="P192">ADD – Add without Carry</text:p>
          </table:table-cell>
          <table:table-cell table:style-name="Table4.C6" office:value-type="string">
            <text:p text:style-name="P192">Direct addition of two operands. </text:p>
          </table:table-cell>
          <table:table-cell table:style-name="Table4.D2" office:value-type="string">
            <text:p text:style-name="P191">2 Bytes</text:p>
          </table:table-cell>
        </table:table-row>
        <table:table-row table:style-name="Table4.7">
          <table:covered-table-cell/>
          <table:covered-table-cell/>
          <table:table-cell table:style-name="Table4.C6" office:value-type="string">
            <text:p text:style-name="P192">If second operand is shifted and added with the first operand.</text:p>
          </table:table-cell>
          <table:table-cell table:style-name="Table4.D2" office:value-type="string">
            <text:p text:style-name="P191">4Bytes</text:p>
          </table:table-cell>
        </table:table-row>
        <table:table-row>
          <table:table-cell table:style-name="Table4.A2" office:value-type="float" office:value="6">
            <text:p text:style-name="P193">6</text:p>
          </table:table-cell>
          <table:table-cell table:style-name="Table4.B2" office:value-type="string">
            <text:p text:style-name="P192">ADD{cond4} – Conditional <text:soft-page-break/>Add</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7">
            <text:p text:style-name="P191">7</text:p>
          </table:table-cell>
          <table:table-cell table:style-name="Table4.B2" office:value-type="string">
            <text:p text:style-name="P192">ADDABS – Add Absolute Value</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8">
            <text:p text:style-name="P191">8</text:p>
          </table:table-cell>
          <table:table-cell table:style-name="Table4.B2" office:value-type="string">
            <text:p text:style-name="P192">ADDHH.W-Add Halfwords into Word</text:p>
          </table:table-cell>
          <table:table-cell table:style-name="Table4.B2" office:value-type="string">
            <text:p text:style-name="P191">-</text:p>
          </table:table-cell>
          <table:table-cell table:style-name="Table4.D2" office:value-type="string">
            <text:p text:style-name="P191">4 Bytes</text:p>
          </table:table-cell>
        </table:table-row>
        <table:table-row table:style-name="Table4.11">
          <table:table-cell table:style-name="Table4.B2" table:number-rows-spanned="2" office:value-type="string">
            <text:p text:style-name="P191">9</text:p>
          </table:table-cell>
          <table:table-cell table:style-name="Table4.B2" table:number-rows-spanned="2" office:value-type="string">
            <text:p text:style-name="P192">AND – Logical AND with optional logical shift</text:p>
          </table:table-cell>
          <table:table-cell table:style-name="Table4.B2" office:value-type="string">
            <text:p text:style-name="P192">Direct logical AND for two operands.</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4">Second operand is shifted and logical AND is performed.</text:p>
          </table:table-cell>
          <table:table-cell table:style-name="Table4.D2" office:value-type="string">
            <text:p text:style-name="P191">4 Bytes</text:p>
          </table:table-cell>
        </table:table-row>
        <table:table-row>
          <table:table-cell table:style-name="Table4.A2" office:value-type="float" office:value="10">
            <text:p text:style-name="P193">10</text:p>
          </table:table-cell>
          <table:table-cell table:style-name="Table4.B2" office:value-type="string">
            <text:p text:style-name="P192">AND{cond4} – Conditional And</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1">
            <text:p text:style-name="P191">11</text:p>
          </table:table-cell>
          <table:table-cell table:style-name="Table4.B2" office:value-type="string">
            <text:p text:style-name="P192">ANDH,ANDL – Logical AND into high or low half of register</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2">
            <text:p text:style-name="P191">12</text:p>
          </table:table-cell>
          <table:table-cell table:style-name="Table4.B2" office:value-type="string">
            <text:p text:style-name="P192">ANDN – Logical AND NOT</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B2" table:number-rows-spanned="2" office:value-type="string">
            <text:p text:style-name="P191">13</text:p>
          </table:table-cell>
          <table:table-cell table:style-name="Table4.B2" table:number-rows-spanned="2" office:value-type="string">
            <text:p text:style-name="P192">ASR <text:s/>– <text:s/>Arithmetic Shift Right</text:p>
          </table:table-cell>
          <table:table-cell table:style-name="Table4.B2" office:value-type="string">
            <text:p text:style-name="P192">Number and position required for shifting are considered as two operands.</text:p>
          </table:table-cell>
          <table:table-cell table:style-name="Table4.D2" office:value-type="string">
            <text:p text:style-name="P191">4 Bytes</text:p>
          </table:table-cell>
        </table:table-row>
        <table:table-row>
          <table:covered-table-cell/>
          <table:covered-table-cell/>
          <table:table-cell table:style-name="Table4.B2" office:value-type="string">
            <text:p text:style-name="P192">If the position is an immediate value.</text:p>
          </table:table-cell>
          <table:table-cell table:style-name="Table4.D2" office:value-type="string">
            <text:p text:style-name="P191">2 Bytes</text:p>
          </table:table-cell>
        </table:table-row>
        <table:table-row>
          <table:table-cell table:style-name="Table4.A2" office:value-type="float" office:value="14">
            <text:p text:style-name="P191">14</text:p>
          </table:table-cell>
          <table:table-cell table:style-name="Table4.B2" office:value-type="string">
            <text:p text:style-name="P192">BFEXTS <text:s/>– <text:s/>Bitfield extract and sign- extend </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5">
            <text:p text:style-name="P191">15</text:p>
          </table:table-cell>
          <table:table-cell table:style-name="Table4.B2" office:value-type="string">
            <text:p text:style-name="P192">BFEXTU <text:s/>– <text:s/>Bitfield extract and Zero- extend </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6">
            <text:p text:style-name="P191">16</text:p>
          </table:table-cell>
          <table:table-cell table:style-name="Table4.B2" office:value-type="string">
            <text:p text:style-name="P192">BFINS – <text:s/>Bitfield insert</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7">
            <text:p text:style-name="P191">17</text:p>
          </table:table-cell>
          <table:table-cell table:style-name="Table4.B2" office:value-type="string">
            <text:p text:style-name="P192">BLD – Bit Load from register to C and Z</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B2" table:number-rows-spanned="2" office:value-type="string">
            <text:p text:style-name="P191">18</text:p>
          </table:table-cell>
          <table:table-cell table:style-name="Table4.B2" table:number-rows-spanned="2" office:value-type="string">
            <text:p text:style-name="Standard">BR{cond} – Branch if condition satisfied </text:p>
          </table:table-cell>
          <table:table-cell table:style-name="Table4.B2" office:value-type="string">
            <text:p text:style-name="P192">Applicable for condition 3 branching for </text:p>
            <text:p text:style-name="P192">eq, ne, cc/hs, cs/lo, ge, lt, mi, pl where the displacement range will be from -256 to 254.</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Applicable for condition 4 branching for </text:p>
            <text:p text:style-name="P192"><text:soft-page-break/>eq, ne, cc/hs, cs/lo, ge, lt, mi, pl , ls, gt, le, hi, vs, vc, qs, al where the displacement range will be from -<text:span text:style-name="T9">2097152</text:span> to <text:span text:style-name="T9">2097150</text:span>.</text:p>
          </table:table-cell>
          <table:table-cell table:style-name="Table4.D2" office:value-type="string">
            <text:p text:style-name="P191">4 Bytes</text:p>
          </table:table-cell>
        </table:table-row>
        <table:table-row>
          <table:table-cell table:style-name="Table4.A2" office:value-type="float" office:value="19">
            <text:p text:style-name="P191">19</text:p>
          </table:table-cell>
          <table:table-cell table:style-name="Table4.B2" office:value-type="string">
            <text:p text:style-name="P192">BREAKPOINT – Software Debug Breakpoint</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20">
            <text:p text:style-name="P191">20</text:p>
          </table:table-cell>
          <table:table-cell table:style-name="Table4.B2" office:value-type="string">
            <text:p text:style-name="P192">BREV – Bit Reverse</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21">
            <text:p text:style-name="P193">21</text:p>
          </table:table-cell>
          <table:table-cell table:style-name="Table4.B2" office:value-type="string">
            <text:p text:style-name="P192">BST – <text:s/>Copy C to register bit</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22">
            <text:p text:style-name="P193">22</text:p>
          </table:table-cell>
          <table:table-cell table:style-name="Table4.B2" office:value-type="string">
            <text:p text:style-name="P192">CACHE – Perform cache control operation</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table:number-rows-spanned="2" office:value-type="float" office:value="23">
            <text:p text:style-name="P193">23</text:p>
          </table:table-cell>
          <table:table-cell table:style-name="Table4.B2" office:value-type="string">
            <text:p text:style-name="P192">CASTU{H,B} – Typecast to unsigned Word</text:p>
          </table:table-cell>
          <table:table-cell table:style-name="Table4.B2" table:number-rows-spanned="2" office:value-type="string">
            <text:p text:style-name="P191">-</text:p>
          </table:table-cell>
          <table:table-cell table:style-name="Table4.D2" table:number-rows-spanned="2" office:value-type="string">
            <text:p text:style-name="P191">2 Bytes</text:p>
          </table:table-cell>
        </table:table-row>
        <table:table-row>
          <table:covered-table-cell/>
          <table:table-cell table:style-name="Table4.B2" office:value-type="string">
            <text:p text:style-name="P192">CASTS.{H,B} – Typecast to signed word</text:p>
          </table:table-cell>
          <table:covered-table-cell/>
          <table:covered-table-cell/>
        </table:table-row>
        <table:table-row>
          <table:table-cell table:style-name="Table4.A2" office:value-type="float" office:value="24">
            <text:p text:style-name="P191">24</text:p>
          </table:table-cell>
          <table:table-cell table:style-name="Table4.B2" office:value-type="string">
            <text:p text:style-name="P192">CBR – Clear Bit in Register</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25">
            <text:p text:style-name="P193">25</text:p>
          </table:table-cell>
          <table:table-cell table:style-name="Table4.B2" office:value-type="string">
            <text:p text:style-name="P192">CLZ – Count Leading Zeros</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26">
            <text:p text:style-name="P191">26</text:p>
          </table:table-cell>
          <table:table-cell table:style-name="Table4.B2" office:value-type="string">
            <text:p text:style-name="P192">COM – One’s Compliment</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27">
            <text:p text:style-name="P193">27</text:p>
          </table:table-cell>
          <table:table-cell table:style-name="Table4.B2" office:value-type="string">
            <text:p text:style-name="P192">COP – Coprocessor Operation</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28">
            <text:p text:style-name="P193">28</text:p>
          </table:table-cell>
          <table:table-cell table:style-name="Table4.B2" office:value-type="string">
            <text:p text:style-name="P192">CP.B – Compare Byte</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29">
            <text:p text:style-name="P191">29</text:p>
          </table:table-cell>
          <table:table-cell table:style-name="Table4.B2" office:value-type="string">
            <text:p text:style-name="P192">CP.H – Compare Halfword</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table:number-rows-spanned="3" office:value-type="float" office:value="30">
            <text:p text:style-name="P193">30</text:p>
          </table:table-cell>
          <table:table-cell table:style-name="Table4.B2" table:number-rows-spanned="3" office:value-type="string">
            <text:p text:style-name="P192">CP.W – Compare Word</text:p>
          </table:table-cell>
          <table:table-cell table:style-name="Table4.B2" office:value-type="string">
            <text:p text:style-name="P192">If both <text:span text:style-name="T9">operands are taken from registers.</text:span></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One operand from register and other is an immediate value ranges between -32 to 31.</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One operand from register and other is an immediate value ranges between -<text:span text:style-name="T9">1048576</text:span> to <text:span text:style-name="T9">1048575</text:span>.</text:p>
          </table:table-cell>
          <table:table-cell table:style-name="Table4.D2" office:value-type="string">
            <text:p text:style-name="P191">4 bytes</text:p>
          </table:table-cell>
        </table:table-row>
        <table:table-row>
          <table:table-cell table:style-name="Table4.B2" table:number-rows-spanned="2" office:value-type="string">
            <text:p text:style-name="P193">31</text:p>
          </table:table-cell>
          <table:table-cell table:style-name="Table4.B2" table:number-rows-spanned="2" office:value-type="string">
            <text:p text:style-name="P192">CPC – Compare with Carry</text:p>
          </table:table-cell>
          <table:table-cell table:style-name="Table4.B2" office:value-type="string">
            <text:p text:style-name="P192">Compare two operands and carry.</text:p>
          </table:table-cell>
          <table:table-cell table:style-name="Table4.D2" office:value-type="string">
            <text:p text:style-name="P191"><text:span text:style-name="T9">4</text:span> Bytes</text:p>
          </table:table-cell>
        </table:table-row>
        <table:table-row>
          <table:covered-table-cell/>
          <table:covered-table-cell/>
          <table:table-cell table:style-name="Table4.B2" office:value-type="string">
            <text:p text:style-name="P192">Compare a operand and carry.</text:p>
          </table:table-cell>
          <table:table-cell table:style-name="Table4.D2" office:value-type="string">
            <text:p text:style-name="P191">2 Bytes</text:p>
          </table:table-cell>
        </table:table-row>
        <text:soft-page-break/>
        <table:table-row>
          <table:table-cell table:style-name="Table4.A2" office:value-type="float" office:value="32">
            <text:p text:style-name="P193">32</text:p>
          </table:table-cell>
          <table:table-cell table:style-name="Table4.B2" office:value-type="string">
            <text:p text:style-name="P192">CSRF – Clear Status Register Flag</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33">
            <text:p text:style-name="P193">33</text:p>
          </table:table-cell>
          <table:table-cell table:style-name="Table4.B2" office:value-type="string">
            <text:p text:style-name="P192">CSRFCZ – Copy Status Register Flag to C and Z</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34">
            <text:p text:style-name="P193">34</text:p>
          </table:table-cell>
          <table:table-cell table:style-name="Table4.B2" office:value-type="string">
            <text:p text:style-name="P194">DIVS – Signed divide</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35">
            <text:p text:style-name="P193">35</text:p>
          </table:table-cell>
          <table:table-cell table:style-name="Table4.B2" office:value-type="string">
            <text:p text:style-name="P194">DIVU – Unsigned divide</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B2" table:number-rows-spanned="2" office:value-type="string">
            <text:p text:style-name="P191">36</text:p>
          </table:table-cell>
          <table:table-cell table:style-name="Table4.B2" table:number-rows-spanned="2" office:value-type="string">
            <text:p text:style-name="P192">EOR – Logical Exclusive OR with optional logical shift</text:p>
          </table:table-cell>
          <table:table-cell table:style-name="Table4.B2" office:value-type="string">
            <text:p text:style-name="P192">Two operands are used for Exclusive OR operation.</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Allows shifting of <text:span text:style-name="T9">second operand and EOR with first <text:s/>operand.</text:span></text:p>
          </table:table-cell>
          <table:table-cell table:style-name="Table4.D2" office:value-type="string">
            <text:p text:style-name="P191"><text:span text:style-name="T9">4</text:span> Bytes</text:p>
          </table:table-cell>
        </table:table-row>
        <table:table-row>
          <table:table-cell table:style-name="Table4.A2" office:value-type="float" office:value="37">
            <text:p text:style-name="P193">37</text:p>
          </table:table-cell>
          <table:table-cell table:style-name="Table4.B2" office:value-type="string">
            <text:p text:style-name="P192">EOR{cond4} – conditional logical EOR</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38">
            <text:p text:style-name="P191">38</text:p>
          </table:table-cell>
          <table:table-cell table:style-name="Table4.B2" office:value-type="string">
            <text:p text:style-name="P192">EORH,EORL – Logical EOR into high or low half of register</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39">
            <text:p text:style-name="P191">39</text:p>
          </table:table-cell>
          <table:table-cell table:style-name="Table4.B2" office:value-type="string">
            <text:p text:style-name="P192">FRS – Flush Return Stack</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40">
            <text:p text:style-name="P193">40</text:p>
          </table:table-cell>
          <table:table-cell table:style-name="Table4.B2" office:value-type="string">
            <text:p text:style-name="P192">ICALL – Indirect Call to Subroutine</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41">
            <text:p text:style-name="P193">41</text:p>
          </table:table-cell>
          <table:table-cell table:style-name="Table4.B2" office:value-type="string">
            <text:p text:style-name="P192">INCJOSP – Increment Java Operand Stack Pointer</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table:number-rows-spanned="5" office:value-type="float" office:value="42">
            <text:p text:style-name="P193">42</text:p>
          </table:table-cell>
          <table:table-cell table:style-name="Table4.B2" table:number-rows-spanned="5" office:value-type="string">
            <text:p text:style-name="P192">LD.D – Load Doubleword</text:p>
          </table:table-cell>
          <table:table-cell table:style-name="Table4.B2" office:value-type="string">
            <text:p text:style-name="P196">First operand from register ans second operand is post incremented after operation.</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6">First operand from register ans second operand is pee-decremented.</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6">Direct loading of <text:span text:style-name="T9">operands from register.</text:span></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6">First operand from register and second operand taken using displacement.</text:p>
          </table:table-cell>
          <table:table-cell table:style-name="Table4.D2" office:value-type="string">
            <text:p text:style-name="P191">4 Bytes</text:p>
          </table:table-cell>
        </table:table-row>
        <table:table-row>
          <table:covered-table-cell/>
          <table:covered-table-cell/>
          <table:table-cell table:style-name="Table4.B2" office:value-type="string">
            <text:p text:style-name="P196">First operand from register and second operand is shifted and <text:soft-page-break/>taken.</text:p>
          </table:table-cell>
          <table:table-cell table:style-name="Table4.D2" office:value-type="string">
            <text:p text:style-name="P191">4 Bytes</text:p>
          </table:table-cell>
        </table:table-row>
        <table:table-row>
          <table:table-cell table:style-name="Table4.A2" office:value-type="float" office:value="43">
            <text:p text:style-name="P191">43</text:p>
          </table:table-cell>
          <table:table-cell table:style-name="Table4.B2" office:value-type="string">
            <text:p text:style-name="P192">LD.SB – Load Sign – extended byte</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44">
            <text:p text:style-name="P191">44</text:p>
          </table:table-cell>
          <table:table-cell table:style-name="Table4.B2" office:value-type="string">
            <text:p text:style-name="P192">LD.SB{cond4} – Conditionally Load Sign <text:s/>- extended byte</text:p>
          </table:table-cell>
          <table:table-cell table:style-name="Table4.B2" office:value-type="string">
            <text:p text:style-name="P192">Where cond4 is as follows,</text:p>
            <text:p text:style-name="P192">eq, ne , cc/hs, cs/lo, ge, lt, mi, pl, ls, gt, le, hi, vs, vc, qs, al</text:p>
          </table:table-cell>
          <table:table-cell table:style-name="Table4.D2" office:value-type="string">
            <text:p text:style-name="P191"><text:span text:style-name="T9">4</text:span> Bytes</text:p>
          </table:table-cell>
        </table:table-row>
        <table:table-row>
          <table:table-cell table:style-name="Table4.B2" table:number-rows-spanned="5" office:value-type="string">
            <text:p text:style-name="P193">45</text:p>
          </table:table-cell>
          <table:table-cell table:style-name="Table4.B2" table:number-rows-spanned="5" office:value-type="string">
            <text:p text:style-name="P192">LD.UB – Load zero - extended byte</text:p>
          </table:table-cell>
          <table:table-cell table:style-name="Table4.B2" office:value-type="string">
            <text:p text:style-name="P196">First operand from register ans second operand is post incremented after operation.</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6">First operand from register ans second operand is pee-decremented.</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5">First operand from register and second operand taken using displacement.</text:p>
            <text:p text:style-name="P195">Where displacement varies from 0 to 7</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6">First operand from register and second operand taken using displacement.</text:p>
            <text:p text:style-name="P196">Where displacement varies from -32768 to 32767.</text:p>
          </table:table-cell>
          <table:table-cell table:style-name="Table4.D2" office:value-type="string">
            <text:p text:style-name="P191"><text:span text:style-name="T9">4</text:span> Bytes</text:p>
          </table:table-cell>
        </table:table-row>
        <table:table-row>
          <table:covered-table-cell/>
          <table:covered-table-cell/>
          <table:table-cell table:style-name="Table4.B2" office:value-type="string">
            <text:p text:style-name="P196">First operand from register and second operand is shifted and taken.</text:p>
          </table:table-cell>
          <table:table-cell table:style-name="Table4.D2" office:value-type="string">
            <text:p text:style-name="P191"><text:span text:style-name="T9">4</text:span> Bytes</text:p>
          </table:table-cell>
        </table:table-row>
        <table:table-row>
          <table:table-cell table:style-name="Table4.A2" office:value-type="float" office:value="46">
            <text:p text:style-name="P191">46</text:p>
          </table:table-cell>
          <table:table-cell table:style-name="Table4.B2" office:value-type="string">
            <text:p text:style-name="P192">LD.UB{cond4}-Conditionally Load Zero-extended Byte</text:p>
          </table:table-cell>
          <table:table-cell table:style-name="Table4.B2" office:value-type="string">
            <text:p text:style-name="P192">Where cond4 is as follows,</text:p>
            <text:p text:style-name="P192">eq, ne , cc/hs, cs/lo, ge, lt, mi, pl, ls, gt, le, hi, vs, vc, qs, al</text:p>
          </table:table-cell>
          <table:table-cell table:style-name="Table4.D2" office:value-type="string">
            <text:p text:style-name="P191">4 Bytes</text:p>
          </table:table-cell>
        </table:table-row>
        <table:table-row>
          <table:table-cell table:style-name="Table4.B2" table:number-rows-spanned="5" office:value-type="string">
            <text:p text:style-name="P193">47</text:p>
          </table:table-cell>
          <table:table-cell table:style-name="Table4.B2" table:number-rows-spanned="5" office:value-type="string">
            <text:p text:style-name="P192">LD.SH – Load sign – extended halfword</text:p>
          </table:table-cell>
          <table:table-cell table:style-name="Table4.B2" office:value-type="string">
            <text:p text:style-name="P196">First operand from register ans second operand is post incremented after operation.</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6">First operand from register ans second operand is pee-decremented.</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5">First operand from register and second operand taken using displacement.</text:p>
            <text:p text:style-name="P195">Where displacement varies from 0 to 14.</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6">First operand from register and second operand taken using displacement.</text:p>
            <text:p text:style-name="P196">Where displacement varies from -32768 to 32767.</text:p>
          </table:table-cell>
          <table:table-cell table:style-name="Table4.D2" office:value-type="string">
            <text:p text:style-name="P191"><text:span text:style-name="T9">4</text:span> Bytes</text:p>
          </table:table-cell>
        </table:table-row>
        <table:table-row>
          <table:covered-table-cell/>
          <table:covered-table-cell/>
          <table:table-cell table:style-name="Table4.B2" office:value-type="string">
            <text:p text:style-name="P196">First operand from register and second operand is shifted and taken.</text:p>
          </table:table-cell>
          <table:table-cell table:style-name="Table4.D2" office:value-type="string">
            <text:p text:style-name="P191"><text:span text:style-name="T9">4</text:span> Bytes</text:p>
          </table:table-cell>
        </table:table-row>
        <table:table-row>
          <table:table-cell table:style-name="Table4.A2" office:value-type="float" office:value="48">
            <text:p text:style-name="P193">48</text:p>
          </table:table-cell>
          <table:table-cell table:style-name="Table4.B2" office:value-type="string">
            <text:p text:style-name="P192">LD.SH{cond4}-Conditionally Load <text:span text:style-name="T9">Sign</text:span>-extended Halfword</text:p>
          </table:table-cell>
          <table:table-cell table:style-name="Table4.B2" office:value-type="string">
            <text:p text:style-name="P192">Where cond4 is as follows,</text:p>
            <text:p text:style-name="P192">eq, ne , cc/hs, cs/lo, ge, lt, mi, pl, ls, gt, le, hi, vs, vc, qs, al</text:p>
          </table:table-cell>
          <table:table-cell table:style-name="Table4.D2" office:value-type="string">
            <text:p text:style-name="P191"><text:span text:style-name="T9">4 </text:span>Bytes</text:p>
          </table:table-cell>
        </table:table-row>
        <table:table-row>
          <table:table-cell table:style-name="Table4.B2" table:number-rows-spanned="5" office:value-type="string">
            <text:p text:style-name="P193">49</text:p>
          </table:table-cell>
          <table:table-cell table:style-name="Table4.B2" table:number-rows-spanned="5" office:value-type="string">
            <text:p text:style-name="P192">LD.UH – Load zero – extended halfword</text:p>
          </table:table-cell>
          <table:table-cell table:style-name="Table4.B2" office:value-type="string">
            <text:p text:style-name="P196">First operand from register ans second operand is post incremented after operation.</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6">First operand from register ans second operand is pee-decremented.</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5">First operand from register and second operand taken using displacement.</text:p>
            <text:p text:style-name="P195">Where displacement varies from 0 to 14.</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6">First operand from register and second operand taken using displacement.</text:p>
            <text:p text:style-name="P196">Where displacement varies from -32768 to 32767.</text:p>
          </table:table-cell>
          <table:table-cell table:style-name="Table4.D2" office:value-type="string">
            <text:p text:style-name="P191"><text:span text:style-name="T9">4</text:span> Bytes</text:p>
          </table:table-cell>
        </table:table-row>
        <table:table-row>
          <table:covered-table-cell/>
          <table:covered-table-cell/>
          <table:table-cell table:style-name="Table4.B2" office:value-type="string">
            <text:p text:style-name="P196">First operand from register and second operand is shifted and <text:soft-page-break/>taken.</text:p>
          </table:table-cell>
          <table:table-cell table:style-name="Table4.D2" office:value-type="string">
            <text:p text:style-name="P191"><text:span text:style-name="T9">4</text:span> Bytes</text:p>
          </table:table-cell>
        </table:table-row>
        <table:table-row>
          <table:table-cell table:style-name="Table4.A2" office:value-type="float" office:value="50">
            <text:p text:style-name="P193">50</text:p>
          </table:table-cell>
          <table:table-cell table:style-name="Table4.B2" office:value-type="string">
            <text:p text:style-name="P192">LD.UH{cond4}-Conditionally Load Zero-extended Halfword</text:p>
          </table:table-cell>
          <table:table-cell table:style-name="Table4.B2" office:value-type="string">
            <text:p text:style-name="P192">Where cond4 is as follows,</text:p>
            <text:p text:style-name="P192">eq, ne , cc/hs, cs/lo, ge, lt, mi, pl, ls, gt, le, hi, vs, vc, qs, al</text:p>
          </table:table-cell>
          <table:table-cell table:style-name="Table4.D2" office:value-type="string">
            <text:p text:style-name="P191"><text:span text:style-name="T9">4</text:span>Bytes</text:p>
          </table:table-cell>
        </table:table-row>
        <table:table-row>
          <table:table-cell table:style-name="Table4.B2" table:number-rows-spanned="6" office:value-type="string">
            <text:p text:style-name="P193">51</text:p>
          </table:table-cell>
          <table:table-cell table:style-name="Table4.B2" table:number-rows-spanned="6" office:value-type="string">
            <text:p text:style-name="P192">LD.W – Load Word</text:p>
          </table:table-cell>
          <table:table-cell table:style-name="Table4.B2" office:value-type="string">
            <text:p text:style-name="P196">First operand from register ans second operand is post incremented after operation.</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6">First operand from register ans second operand is pee-decremented.</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5">First operand from register and second operand taken using displacement.</text:p>
            <text:p text:style-name="P195">Where displacement varies from 0 to 14.</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6">First operand from register and second operand taken using displacement.</text:p>
            <text:p text:style-name="P196">Where displacement varies from -32768 to 32767.</text:p>
          </table:table-cell>
          <table:table-cell table:style-name="Table4.D2" office:value-type="string">
            <text:p text:style-name="P191"><text:span text:style-name="T9">4</text:span> Bytes</text:p>
          </table:table-cell>
        </table:table-row>
        <table:table-row>
          <table:covered-table-cell/>
          <table:covered-table-cell/>
          <table:table-cell table:style-name="Table4.B2" office:value-type="string">
            <text:p text:style-name="P196">First operand from register and second operand is shifted and taken.</text:p>
          </table:table-cell>
          <table:table-cell table:style-name="Table4.D2" office:value-type="string">
            <text:p text:style-name="P191"><text:span text:style-name="T9">4</text:span> Bytes</text:p>
          </table:table-cell>
        </table:table-row>
        <table:table-row>
          <table:covered-table-cell/>
          <table:covered-table-cell/>
          <table:table-cell table:style-name="Table4.B2" office:value-type="string">
            <text:p text:style-name="P196">First operand from register and second operand taken from a part is shifted and taken.</text:p>
          </table:table-cell>
          <table:table-cell table:style-name="Table4.D2" office:value-type="string">
            <text:p text:style-name="P191"><text:span text:style-name="T9">4</text:span> Bytes</text:p>
          </table:table-cell>
        </table:table-row>
        <table:table-row>
          <table:table-cell table:style-name="Table4.A2" office:value-type="float" office:value="52">
            <text:p text:style-name="P193">52</text:p>
          </table:table-cell>
          <table:table-cell table:style-name="Table4.B2" office:value-type="string">
            <text:p text:style-name="P192">LD.W (cond4)–Conditinally Load Word </text:p>
          </table:table-cell>
          <table:table-cell table:style-name="Table4.B2" office:value-type="string">
            <text:p text:style-name="P192">Where cond4 is as follows,</text:p>
            <text:p text:style-name="P192">eq, ne , cc/hs, cs/lo, ge, lt, mi, pl, ls, gt, le, hi, vs, vc, qs, al</text:p>
          </table:table-cell>
          <table:table-cell table:style-name="Table4.D2" office:value-type="string">
            <text:p text:style-name="P191">4Bytes</text:p>
          </table:table-cell>
        </table:table-row>
        <table:table-row>
          <table:table-cell table:style-name="Table4.A2" office:value-type="float" office:value="53">
            <text:p text:style-name="P191">53</text:p>
          </table:table-cell>
          <table:table-cell table:style-name="Table4.B2" office:value-type="string">
            <text:p text:style-name="P192">LDC.{D,W} – Load Coprocessor</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54">
            <text:p text:style-name="P193">54</text:p>
          </table:table-cell>
          <table:table-cell table:style-name="Table4.B2" office:value-type="string">
            <text:p text:style-name="P192">LDC.{D,W} – Load Coprocessor 0</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55">
            <text:p text:style-name="P193">55</text:p>
          </table:table-cell>
          <table:table-cell table:style-name="Table4.B2" office:value-type="string">
            <text:p text:style-name="P192">LDCM{D,W} – Load <text:soft-page-break/>coprocessor Multiple Registers</text:p>
          </table:table-cell>
          <table:table-cell table:style-name="Table4.B2" office:value-type="string">
            <text:p text:style-name="P191">-</text:p>
          </table:table-cell>
          <table:table-cell table:style-name="Table4.D2" office:value-type="string">
            <text:p text:style-name="P191"><text:span text:style-name="T9">4 </text:span>Bytes</text:p>
          </table:table-cell>
        </table:table-row>
        <table:table-row>
          <table:table-cell table:style-name="Table4.A2" office:value-type="float" office:value="56">
            <text:p text:style-name="P191">56</text:p>
          </table:table-cell>
          <table:table-cell table:style-name="Table4.B2" office:value-type="string">
            <text:p text:style-name="P192">LDDPC – Load PC-relative with Displacement</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57">
            <text:p text:style-name="P193">57</text:p>
          </table:table-cell>
          <table:table-cell table:style-name="Table4.B2" office:value-type="string">
            <text:p text:style-name="P192">LDDSP – Load SP-relative with Displacement</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58">
            <text:p text:style-name="P193">58</text:p>
          </table:table-cell>
          <table:table-cell table:style-name="Table4.B2" office:value-type="string">
            <text:p text:style-name="P192">LDINS{B,H} – Load and Insert byte or Halfword into register</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59">
            <text:p text:style-name="P193">59</text:p>
          </table:table-cell>
          <table:table-cell table:style-name="Table4.B2" office:value-type="string">
            <text:p text:style-name="P192">LDM – Load Multiple register</text:p>
          </table:table-cell>
          <table:table-cell table:style-name="Table4.B2" office:value-type="string">
            <text:p text:style-name="P191">-</text:p>
          </table:table-cell>
          <table:table-cell table:style-name="Table4.D2" office:value-type="string">
            <text:p text:style-name="P191"><text:span text:style-name="T9">4 </text:span>Bytes</text:p>
          </table:table-cell>
        </table:table-row>
        <table:table-row>
          <table:table-cell table:style-name="Table4.A2" office:value-type="float" office:value="60">
            <text:p text:style-name="P193">60</text:p>
          </table:table-cell>
          <table:table-cell table:style-name="Table4.B2" office:value-type="string">
            <text:p text:style-name="P192">LDMTS – Load Multiple register for Task Switch</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61">
            <text:p text:style-name="P193">61</text:p>
          </table:table-cell>
          <table:table-cell table:style-name="Table4.B2" office:value-type="string">
            <text:p text:style-name="P192">LDSWP{SH,UH,W} – Load and Swap</text:p>
          </table:table-cell>
          <table:table-cell table:style-name="Table4.B2" office:value-type="string">
            <text:p text:style-name="P191">-</text:p>
          </table:table-cell>
          <table:table-cell table:style-name="Table4.D2" office:value-type="string">
            <text:p text:style-name="P191"><text:span text:style-name="T9">4 </text:span>Bytes</text:p>
          </table:table-cell>
        </table:table-row>
        <table:table-row>
          <table:table-cell table:style-name="Table4.B2" table:number-rows-spanned="3" office:value-type="string">
            <text:p text:style-name="P193">62</text:p>
          </table:table-cell>
          <table:table-cell table:style-name="Table4.B2" table:number-rows-spanned="3" office:value-type="string">
            <text:p text:style-name="P194">LSL – Logical Shift Left</text:p>
          </table:table-cell>
          <table:table-cell table:style-name="Table4.B2" office:value-type="string">
            <text:p text:style-name="P196">Two operands the number and the shift amount are taken from registers and result is stored in other register.</text:p>
          </table:table-cell>
          <table:table-cell table:style-name="Table4.D2" office:value-type="string">
            <text:p text:style-name="P191">4 Bytes</text:p>
          </table:table-cell>
        </table:table-row>
        <table:table-row>
          <table:covered-table-cell/>
          <table:covered-table-cell/>
          <table:table-cell table:style-name="Table4.B2" office:value-type="string">
            <text:p text:style-name="P196">First operand is taken from register and shift amount is an immediate value and result is stored in the first operands register.</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6">First operand is taken from register and shift amount is an immediate value and result is stored in separate register.</text:p>
          </table:table-cell>
          <table:table-cell table:style-name="Table4.D2" office:value-type="string">
            <text:p text:style-name="P191">4 Bytes</text:p>
          </table:table-cell>
        </table:table-row>
        <table:table-row>
          <table:table-cell table:style-name="Table4.B2" table:number-rows-spanned="3" office:value-type="string">
            <text:p text:style-name="P193">63</text:p>
          </table:table-cell>
          <table:table-cell table:style-name="Table4.B2" table:number-rows-spanned="3" office:value-type="string">
            <text:p text:style-name="P192">LSR – Logical shift Right</text:p>
          </table:table-cell>
          <table:table-cell table:style-name="Table4.B2" office:value-type="string">
            <text:p text:style-name="P196">Two operands the number and the shift amount are taken from registers and result is stored in other register.</text:p>
          </table:table-cell>
          <table:table-cell table:style-name="Table4.D2" office:value-type="string">
            <text:p text:style-name="P191">4 Bytes</text:p>
          </table:table-cell>
        </table:table-row>
        <table:table-row>
          <table:covered-table-cell/>
          <table:covered-table-cell/>
          <table:table-cell table:style-name="Table4.B2" office:value-type="string">
            <text:p text:style-name="P196">First operand is taken from register and shift amount is an immediate value and result is <text:soft-page-break/>stored in the first operands register.</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6">First operand is taken from register and shift amount is an immediate value and result is stored in separate register.</text:p>
          </table:table-cell>
          <table:table-cell table:style-name="Table4.D2" office:value-type="string">
            <text:p text:style-name="P191">4 Bytes</text:p>
          </table:table-cell>
        </table:table-row>
        <table:table-row>
          <table:table-cell table:style-name="Table4.A2" office:value-type="float" office:value="64">
            <text:p text:style-name="P191">64</text:p>
          </table:table-cell>
          <table:table-cell table:style-name="Table4.B2" office:value-type="string">
            <text:p text:style-name="P194">MAC – Multiply Accumulate</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65">
            <text:p text:style-name="P193">65</text:p>
          </table:table-cell>
          <table:table-cell table:style-name="Table4.B2" office:value-type="string">
            <text:p text:style-name="P192">MACHH.D – Multiply Halfwords and Accumulate in Doubleword</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66">
            <text:p text:style-name="P193">66</text:p>
          </table:table-cell>
          <table:table-cell table:style-name="Table4.B2" office:value-type="string">
            <text:p text:style-name="P192">MACHH.D – Multiply Halfwords and Accumulate in Word</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67">
            <text:p text:style-name="P193">67</text:p>
          </table:table-cell>
          <table:table-cell table:style-name="Table4.B2" office:value-type="string">
            <text:p text:style-name="P192">MACS.D – Multiply Accumulate Signed</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68">
            <text:p text:style-name="P191">68</text:p>
          </table:table-cell>
          <table:table-cell table:style-name="Table4.B2" office:value-type="string">
            <text:p text:style-name="P192">MACSATHH.W – Multiply- Halfwords with saturation into word</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69">
            <text:p text:style-name="P191">69</text:p>
          </table:table-cell>
          <table:table-cell table:style-name="Table4.B2" office:value-type="string">
            <text:p text:style-name="P192">MACU.D – Multiply Accumulate Unsigned</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70">
            <text:p text:style-name="P193">70</text:p>
          </table:table-cell>
          <table:table-cell table:style-name="Table4.B2" office:value-type="string">
            <text:p text:style-name="P192">MACWH.D – Multiply Word With halfword and Accumulate in DoubleWord</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71">
            <text:p text:style-name="P193">71</text:p>
          </table:table-cell>
          <table:table-cell table:style-name="Table4.B2" office:value-type="string">
            <text:p text:style-name="P192">MAX – Return Maximum Value</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72">
            <text:p text:style-name="P191">72</text:p>
          </table:table-cell>
          <table:table-cell table:style-name="Table4.B2" office:value-type="string">
            <text:p text:style-name="P194">MCALL – Subroutine Call</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73">
            <text:p text:style-name="P193">73</text:p>
          </table:table-cell>
          <table:table-cell table:style-name="Table4.B2" office:value-type="string">
            <text:p text:style-name="P194">MEMC – Clear bit in Memory</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74">
            <text:p text:style-name="P191">74</text:p>
          </table:table-cell>
          <table:table-cell table:style-name="Table4.B2" office:value-type="string">
            <text:p text:style-name="P194">MEMS – Set bit in Memory</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75">
            <text:p text:style-name="P191">75</text:p>
          </table:table-cell>
          <table:table-cell table:style-name="Table4.B2" office:value-type="string">
            <text:p text:style-name="P194">MEMT – Toggle bit in Memory</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76">
            <text:p text:style-name="P193">76</text:p>
          </table:table-cell>
          <table:table-cell table:style-name="Table4.B2" office:value-type="string">
            <text:p text:style-name="P192">MFDR – Move from Debug Register</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77">
            <text:p text:style-name="P193">77</text:p>
          </table:table-cell>
          <table:table-cell table:style-name="Table4.B2" office:value-type="string">
            <text:p text:style-name="P192">MFSR – Move from System register</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ext:soft-page-break/>
        <table:table-row>
          <table:table-cell table:style-name="Table4.A2" office:value-type="float" office:value="78">
            <text:p text:style-name="P191">78</text:p>
          </table:table-cell>
          <table:table-cell table:style-name="Table4.B2" office:value-type="string">
            <text:p text:style-name="P192">MIN – Return Minimum value</text:p>
          </table:table-cell>
          <table:table-cell table:style-name="Table4.B2" office:value-type="string">
            <text:p text:style-name="P191">-</text:p>
          </table:table-cell>
          <table:table-cell table:style-name="Table4.D2" office:value-type="string">
            <text:p text:style-name="P191"><text:span text:style-name="T9">4 </text:span>Bytes</text:p>
          </table:table-cell>
        </table:table-row>
        <table:table-row>
          <table:table-cell table:style-name="Table4.B2" table:number-rows-spanned="3" office:value-type="string">
            <text:p text:style-name="P191">79</text:p>
          </table:table-cell>
          <table:table-cell table:style-name="Table4.B2" table:number-rows-spanned="3" office:value-type="string">
            <text:p text:style-name="P192">MOV – Move Data Into Register</text:p>
          </table:table-cell>
          <table:table-cell table:style-name="Table4.B2" office:value-type="string">
            <text:p text:style-name="P196">Moving an immediate value to register with displacement of -128 to 127.</text:p>
          </table:table-cell>
          <table:table-cell table:style-name="Table4.D2" office:value-type="string">
            <text:p text:style-name="P191"><text:span text:style-name="T9">2</text:span> Bytes</text:p>
          </table:table-cell>
        </table:table-row>
        <table:table-row>
          <table:covered-table-cell/>
          <table:covered-table-cell/>
          <table:table-cell table:style-name="Table4.B2" office:value-type="string">
            <text:p text:style-name="P196">Moving an immediate value to register with displacement of -1048576 to 1048575.</text:p>
          </table:table-cell>
          <table:table-cell table:style-name="Table4.D2" office:value-type="string">
            <text:p text:style-name="P191"><text:span text:style-name="T9">4</text:span> Bytes</text:p>
          </table:table-cell>
        </table:table-row>
        <table:table-row>
          <table:covered-table-cell/>
          <table:covered-table-cell/>
          <table:table-cell table:style-name="Table4.B2" office:value-type="string">
            <text:p text:style-name="P195">Moving a value from one register to other register.</text:p>
          </table:table-cell>
          <table:table-cell table:style-name="Table4.D2" office:value-type="string">
            <text:p text:style-name="P191"><text:span text:style-name="T9">2</text:span> Bytes</text:p>
          </table:table-cell>
        </table:table-row>
        <table:table-row>
          <table:table-cell table:style-name="Table4.A2" office:value-type="float" office:value="80">
            <text:p text:style-name="P193">80</text:p>
          </table:table-cell>
          <table:table-cell table:style-name="Table4.B2" office:value-type="string">
            <text:p text:style-name="P194">MOV{cond4} – Conditional Move Register</text:p>
          </table:table-cell>
          <table:table-cell table:style-name="Table4.B2" office:value-type="string">
            <text:p text:style-name="P192">Where cond4 is as follows,</text:p>
            <text:p text:style-name="P192">eq, ne , cc/hs, cs/lo, ge, lt, mi, pl, ls, gt, le, hi, vs, vc, qs, al</text:p>
          </table:table-cell>
          <table:table-cell table:style-name="Table4.D2" office:value-type="string">
            <text:p text:style-name="P191"><text:span text:style-name="T9">4</text:span> Bytes</text:p>
          </table:table-cell>
        </table:table-row>
        <table:table-row>
          <table:table-cell table:style-name="Table4.A2" office:value-type="float" office:value="81">
            <text:p text:style-name="P193">81</text:p>
          </table:table-cell>
          <table:table-cell table:style-name="Table4.B2" office:value-type="string">
            <text:p text:style-name="P192">MOVH – Move Data into High HalfWord of Register</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82">
            <text:p text:style-name="P193">82</text:p>
          </table:table-cell>
          <table:table-cell table:style-name="Table4.B2" office:value-type="string">
            <text:p text:style-name="P192">MTDR – Move to debug Register</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83">
            <text:p text:style-name="P191">83</text:p>
          </table:table-cell>
          <table:table-cell table:style-name="Table4.B2" office:value-type="string">
            <text:p text:style-name="P192">MTSR – Move to System Register</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B2" table:number-rows-spanned="3" office:value-type="string">
            <text:p text:style-name="P193">84</text:p>
          </table:table-cell>
          <table:table-cell table:style-name="Table4.B2" table:number-rows-spanned="3" office:value-type="string">
            <text:p text:style-name="P192">MUL – Multiply</text:p>
          </table:table-cell>
          <table:table-cell table:style-name="Table4.B2" office:value-type="string">
            <text:p text:style-name="P196">Multiply register 1 value and register 2 value, store the result in register 1.</text:p>
          </table:table-cell>
          <table:table-cell table:style-name="Table4.D2" office:value-type="string">
            <text:p text:style-name="P191"><text:span text:style-name="T9">2</text:span> Bytes</text:p>
          </table:table-cell>
        </table:table-row>
        <table:table-row>
          <table:covered-table-cell/>
          <table:covered-table-cell/>
          <table:table-cell table:style-name="Table4.B2" office:value-type="string">
            <text:p text:style-name="P196">Multiply register 1 value and register 2 value, store the result in register 3.</text:p>
          </table:table-cell>
          <table:table-cell table:style-name="Table4.D2" office:value-type="string">
            <text:p text:style-name="P191"><text:span text:style-name="T9">4</text:span> Bytes</text:p>
          </table:table-cell>
        </table:table-row>
        <table:table-row>
          <table:covered-table-cell/>
          <table:covered-table-cell/>
          <table:table-cell table:style-name="Table4.B2" office:value-type="string">
            <text:p text:style-name="P195">Multiply a value from register 1 and an immediate value and store the result in register 2.</text:p>
          </table:table-cell>
          <table:table-cell table:style-name="Table4.D2" office:value-type="string">
            <text:p text:style-name="P191"><text:span text:style-name="T9">4</text:span> Bytes</text:p>
          </table:table-cell>
        </table:table-row>
        <table:table-row>
          <table:table-cell table:style-name="Table4.A2" office:value-type="float" office:value="85">
            <text:p text:style-name="P191">85</text:p>
          </table:table-cell>
          <table:table-cell table:style-name="Table4.B2" office:value-type="string">
            <text:p text:style-name="P192">MULHH.W – Multiply Halfword with Halfword</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86">
            <text:p text:style-name="P191">86</text:p>
          </table:table-cell>
          <table:table-cell table:style-name="Table4.B2" office:value-type="string">
            <text:p text:style-name="P192">MULNHH.W – Multiply Halfword with Neg Halfword</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87">
            <text:p text:style-name="P193">87</text:p>
          </table:table-cell>
          <table:table-cell table:style-name="Table4.B2" office:value-type="string">
            <text:p text:style-name="P192">MULNWH.D – Multiply word with Negated Halfword</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88">
            <text:p text:style-name="P193">88</text:p>
          </table:table-cell>
          <table:table-cell table:style-name="Table4.B2" office:value-type="string">
            <text:p text:style-name="P192">MULS.D – Multiply signed</text:p>
          </table:table-cell>
          <table:table-cell table:style-name="Table4.B2" office:value-type="string">
            <text:p text:style-name="P191">-</text:p>
          </table:table-cell>
          <table:table-cell table:style-name="Table4.D2" office:value-type="string">
            <text:p text:style-name="P191"><text:span text:style-name="T9">4 </text:span>Bytes</text:p>
          </table:table-cell>
        </table:table-row>
        <text:soft-page-break/>
        <table:table-row>
          <table:table-cell table:style-name="Table4.A2" office:value-type="float" office:value="89">
            <text:p text:style-name="P193">89</text:p>
          </table:table-cell>
          <table:table-cell table:style-name="Table4.B2" office:value-type="string">
            <text:p text:style-name="P192">MULSATHH.H – multiply Halfwords with Saturation into Halfword</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90">
            <text:p text:style-name="P193">90</text:p>
          </table:table-cell>
          <table:table-cell table:style-name="Table4.B2" office:value-type="string">
            <text:p text:style-name="P192">MULSATHH.W – multiply Halfwords with Saturation into word</text:p>
          </table:table-cell>
          <table:table-cell table:style-name="Table4.B2" office:value-type="string">
            <text:p text:style-name="P191">-</text:p>
          </table:table-cell>
          <table:table-cell table:style-name="Table4.D2" office:value-type="string">
            <text:p text:style-name="P191"><text:span text:style-name="T9">4 </text:span>Bytes</text:p>
          </table:table-cell>
        </table:table-row>
        <table:table-row>
          <table:table-cell table:style-name="Table4.A2" office:value-type="float" office:value="91">
            <text:p text:style-name="P191">91</text:p>
          </table:table-cell>
          <table:table-cell table:style-name="Table4.B2" office:value-type="string">
            <text:p text:style-name="P192">MULSATRNDHH.H – multiply Halfwords with Saturation and Rounding into Halfword</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92">
            <text:p text:style-name="P191">92</text:p>
          </table:table-cell>
          <table:table-cell table:style-name="Table4.B2" office:value-type="string">
            <text:p text:style-name="P192">MULSATRNDHH.W – multiply Halfwords with Saturation and Rounding into word</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93">
            <text:p text:style-name="P191">93</text:p>
          </table:table-cell>
          <table:table-cell table:style-name="Table4.B2" office:value-type="string">
            <text:p text:style-name="P192">MULSATWH.W – multiply words and Halfword with Saturation into word</text:p>
          </table:table-cell>
          <table:table-cell table:style-name="Table4.B2" office:value-type="string">
            <text:p text:style-name="P191">-</text:p>
          </table:table-cell>
          <table:table-cell table:style-name="Table4.D2" office:value-type="string">
            <text:p text:style-name="P191"><text:span text:style-name="T9">4 </text:span>Bytes</text:p>
          </table:table-cell>
        </table:table-row>
        <table:table-row>
          <table:table-cell table:style-name="Table4.A2" office:value-type="float" office:value="94">
            <text:p text:style-name="P193">94</text:p>
          </table:table-cell>
          <table:table-cell table:style-name="Table4.B2" office:value-type="string">
            <text:p text:style-name="P192">MULU.D – Multiply Unsigned</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95">
            <text:p text:style-name="P193">95</text:p>
          </table:table-cell>
          <table:table-cell table:style-name="Table4.B2" office:value-type="string">
            <text:p text:style-name="P192">MULWH.D – Mltiply word with Halfword</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table:number-rows-spanned="2" office:value-type="float" office:value="96">
            <text:p text:style-name="P193">96</text:p>
          </table:table-cell>
          <table:table-cell table:style-name="Table4.B2" office:value-type="string">
            <text:p text:style-name="P192">MUSFR – Copy Register to Status Register</text:p>
          </table:table-cell>
          <table:table-cell table:style-name="Table4.B2" office:value-type="string">
            <text:p text:style-name="P191">-</text:p>
          </table:table-cell>
          <table:table-cell table:style-name="Table4.D2" table:number-rows-spanned="2" office:value-type="string">
            <text:p text:style-name="P191"/>
            <text:p text:style-name="P191">2 Bytes</text:p>
          </table:table-cell>
        </table:table-row>
        <table:table-row>
          <table:covered-table-cell/>
          <table:table-cell table:style-name="Table4.B2" office:value-type="string">
            <text:p text:style-name="P192">MUSTR – copy status register to register.</text:p>
          </table:table-cell>
          <table:table-cell table:style-name="Table4.B2" office:value-type="string">
            <text:p text:style-name="P191">-</text:p>
          </table:table-cell>
          <table:covered-table-cell/>
        </table:table-row>
        <table:table-row>
          <table:table-cell table:style-name="Table4.A2" office:value-type="float" office:value="97">
            <text:p text:style-name="P193">97</text:p>
          </table:table-cell>
          <table:table-cell table:style-name="Table4.B2" office:value-type="string">
            <text:p text:style-name="P192">MVCR.{D,W} – Move Coprocessor Register to Register file</text:p>
          </table:table-cell>
          <table:table-cell table:style-name="Table4.B2" office:value-type="string">
            <text:p text:style-name="P191">-</text:p>
          </table:table-cell>
          <table:table-cell table:style-name="Table4.D2" office:value-type="string">
            <text:p text:style-name="P191"><text:span text:style-name="T9">4 </text:span>Bytes</text:p>
          </table:table-cell>
        </table:table-row>
        <table:table-row>
          <table:table-cell table:style-name="Table4.A2" office:value-type="float" office:value="98">
            <text:p text:style-name="P191">98</text:p>
          </table:table-cell>
          <table:table-cell table:style-name="Table4.B2" office:value-type="string">
            <text:p text:style-name="P192">MVRC.{D,W} – Move Register</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99">
            <text:p text:style-name="P191">99</text:p>
          </table:table-cell>
          <table:table-cell table:style-name="Table4.B2" office:value-type="string">
            <text:p text:style-name="P192">NEG – Two’s Complement</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100">
            <text:p text:style-name="P193">100</text:p>
          </table:table-cell>
          <table:table-cell table:style-name="Table4.B2" office:value-type="string">
            <text:p text:style-name="P192">NOP – No operation</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table:number-rows-spanned="3" office:value-type="float" office:value="101">
            <text:p text:style-name="P191">101</text:p>
          </table:table-cell>
          <table:table-cell table:style-name="Table4.B2" table:number-rows-spanned="3" office:value-type="string">
            <text:p text:style-name="P192">OR – Logical OR With optional logical shift</text:p>
          </table:table-cell>
          <table:table-cell table:style-name="Table4.B2" office:value-type="string">
            <text:p text:style-name="P196">Logical OR of two operands and store the result in the memory of first operand.</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6">Logical OR of two operands where first operand is taken directly and second operand is <text:s/>shifted left with an immediate and taken, result is stored in some other register.</text:p>
          </table:table-cell>
          <table:table-cell table:style-name="Table4.D2" office:value-type="string">
            <text:p text:style-name="P191">4 Bytes</text:p>
          </table:table-cell>
        </table:table-row>
        <table:table-row>
          <table:covered-table-cell/>
          <table:covered-table-cell/>
          <table:table-cell table:style-name="Table4.B2" office:value-type="string">
            <text:p text:style-name="P196">Logical OR of two operands where first operand is taken directly and second operand is <text:s/>shifted <text:span text:style-name="T9">right</text:span> with an immediate and taken, result is stored in some other register.</text:p>
          </table:table-cell>
          <table:table-cell table:style-name="Table4.D2" office:value-type="string">
            <text:p text:style-name="P191">4 Bytes</text:p>
          </table:table-cell>
        </table:table-row>
        <table:table-row>
          <table:table-cell table:style-name="Table4.A2" office:value-type="float" office:value="102">
            <text:p text:style-name="P193">102</text:p>
          </table:table-cell>
          <table:table-cell table:style-name="Table4.B2" office:value-type="string">
            <text:p text:style-name="P192">OR{cond4} – Conditional logical OR</text:p>
          </table:table-cell>
          <table:table-cell table:style-name="Table4.B2" office:value-type="string">
            <text:p text:style-name="P196">Where cond4 is as follows,</text:p>
            <text:p text:style-name="P196">eq, ne , cc/hs, cs/lo, ge, lt, mi, pl, ls, gt, le, hi, vs, vc, qs, al</text:p>
          </table:table-cell>
          <table:table-cell table:style-name="Table4.D2" office:value-type="string">
            <text:p text:style-name="P191">4 Bytes</text:p>
          </table:table-cell>
        </table:table-row>
        <table:table-row>
          <table:table-cell table:style-name="Table4.A2" office:value-type="float" office:value="103">
            <text:p text:style-name="P193">103</text:p>
          </table:table-cell>
          <table:table-cell table:style-name="Table4.B2" office:value-type="string">
            <text:p text:style-name="P192">ORH,ORL – Logical OR into High or low half of register</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04">
            <text:p text:style-name="P193">104</text:p>
          </table:table-cell>
          <table:table-cell table:style-name="Table4.B2" office:value-type="string">
            <text:p text:style-name="P192">PABS.{SB/SH] – packed absolete value</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05">
            <text:p text:style-name="P193">105</text:p>
          </table:table-cell>
          <table:table-cell table:style-name="Table4.B2" office:value-type="string">
            <text:p text:style-name="P192">PACKSH.{UB,SB} – Pack signed halfwords to bytes.</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06">
            <text:p text:style-name="P193">106</text:p>
          </table:table-cell>
          <table:table-cell table:style-name="Table4.B2" office:value-type="string">
            <text:p text:style-name="P192">PACKW.SH – pack words to signed halfwords</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07">
            <text:p text:style-name="P193">107</text:p>
          </table:table-cell>
          <table:table-cell table:style-name="Table4.B2" office:value-type="string">
            <text:p text:style-name="P192">PADD.{B/H} – packed addition</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08">
            <text:p text:style-name="P193">108</text:p>
          </table:table-cell>
          <table:table-cell table:style-name="Table4.B2" office:value-type="string">
            <text:p text:style-name="P192">PADDH.{UB,SH} – packed addition with halving</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09">
            <text:p text:style-name="P193">109</text:p>
          </table:table-cell>
          <table:table-cell table:style-name="Table4.B2" office:value-type="string">
            <text:p text:style-name="P192">PADDS.{UB,SB,UH,SH} – packed addition with saturation</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10">
            <text:p text:style-name="P193">110</text:p>
          </table:table-cell>
          <table:table-cell table:style-name="Table4.B2" office:value-type="string">
            <text:p text:style-name="P192">PADDSUB.H – packed halfword addition with subtraction</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11">
            <text:p text:style-name="P193">111</text:p>
          </table:table-cell>
          <table:table-cell table:style-name="Table4.B2" office:value-type="string">
            <text:p text:style-name="P192">PADDSUBH.SH – packed <text:soft-page-break/>halfword addition and subtraction with halving</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12">
            <text:p text:style-name="P193">112</text:p>
          </table:table-cell>
          <table:table-cell table:style-name="Table4.B2" office:value-type="string">
            <text:p text:style-name="P192">PADDSUBS,{UH,SH} – packed halfword addition and subtraction with saturation.</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13">
            <text:p text:style-name="P193">113</text:p>
          </table:table-cell>
          <table:table-cell table:style-name="Table4.B2" office:value-type="string">
            <text:p text:style-name="P192">PADDX.H – packed halfword addition with crossed operand.</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14">
            <text:p text:style-name="P193">114</text:p>
          </table:table-cell>
          <table:table-cell table:style-name="Table4.B2" office:value-type="string">
            <text:p text:style-name="P192">PADDXH.SH – packed signed halfword addition with crossed operand and halving</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15">
            <text:p text:style-name="P193">115</text:p>
          </table:table-cell>
          <table:table-cell table:style-name="Table4.B2" office:value-type="string">
            <text:p text:style-name="P192">PADDXS.{UH/SH} – packed halfword addition with crossed operand and halving</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16">
            <text:p text:style-name="P193">116</text:p>
          </table:table-cell>
          <table:table-cell table:style-name="Table4.B2" office:value-type="string">
            <text:p text:style-name="P192">PASR.{B/H} – packed arithmetic shift right</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17">
            <text:p text:style-name="P193">117</text:p>
          </table:table-cell>
          <table:table-cell table:style-name="Table4.B2" office:value-type="string">
            <text:p text:style-name="P192">PAVG.{UB/SH} – packed average</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18">
            <text:p text:style-name="P193">118</text:p>
          </table:table-cell>
          <table:table-cell table:style-name="Table4.B2" office:value-type="string">
            <text:p text:style-name="P192">PLSL.{B/H} – Packed logical shift left</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19">
            <text:p text:style-name="P193">119</text:p>
          </table:table-cell>
          <table:table-cell table:style-name="Table4.B2" office:value-type="string">
            <text:p text:style-name="P192">PLSR.{B/H} – packed logical shift right</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20">
            <text:p text:style-name="P193">120</text:p>
          </table:table-cell>
          <table:table-cell table:style-name="Table4.B2" office:value-type="string">
            <text:p text:style-name="P192">PMAX.{UB/SH} – packed maximum value</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21">
            <text:p text:style-name="P193">121</text:p>
          </table:table-cell>
          <table:table-cell table:style-name="Table4.B2" office:value-type="string">
            <text:p text:style-name="P192">PMIN.{UB/SH} – packed minimum value</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22">
            <text:p text:style-name="P193">122</text:p>
          </table:table-cell>
          <table:table-cell table:style-name="Table4.B2" office:value-type="string">
            <text:p text:style-name="P192">POPJC – POP java context from frame</text:p>
          </table:table-cell>
          <table:table-cell table:style-name="Table4.B2" office:value-type="string">
            <text:p text:style-name="P191">-</text:p>
          </table:table-cell>
          <table:table-cell table:style-name="Table4.D2" office:value-type="string">
            <text:p text:style-name="P191"><text:span text:style-name="T9">2</text:span> Bytes</text:p>
          </table:table-cell>
        </table:table-row>
        <table:table-row>
          <table:table-cell table:style-name="Table4.A2" office:value-type="float" office:value="123">
            <text:p text:style-name="P193">123</text:p>
          </table:table-cell>
          <table:table-cell table:style-name="Table4.B2" office:value-type="string">
            <text:p text:style-name="P192">POPM – pop multiple register from stackl</text:p>
          </table:table-cell>
          <table:table-cell table:style-name="Table4.B2" office:value-type="string">
            <text:p text:style-name="P191">-</text:p>
          </table:table-cell>
          <table:table-cell table:style-name="Table4.D2" office:value-type="string">
            <text:p text:style-name="P191"><text:span text:style-name="T9">2</text:span> Bytes</text:p>
          </table:table-cell>
        </table:table-row>
        <table:table-row>
          <table:table-cell table:style-name="Table4.A2" office:value-type="float" office:value="124">
            <text:p text:style-name="P193">124</text:p>
          </table:table-cell>
          <table:table-cell table:style-name="Table4.B2" office:value-type="string">
            <text:p text:style-name="P192">PREF – cache prefetch</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25">
            <text:p text:style-name="P193">125</text:p>
          </table:table-cell>
          <table:table-cell table:style-name="Table4.B2" office:value-type="string">
            <text:p text:style-name="P192">PSAD – packed sum of absolute differences</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26">
            <text:p text:style-name="P193">126</text:p>
          </table:table-cell>
          <table:table-cell table:style-name="Table4.B2" office:value-type="string">
            <text:p text:style-name="P192">PSUB.{B/H} – packed <text:soft-page-break/>substraction</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27">
            <text:p text:style-name="P193">127</text:p>
          </table:table-cell>
          <table:table-cell table:style-name="Table4.B2" office:value-type="string">
            <text:p text:style-name="P192">PSUBADD.H – packed halfword subtraction and addition</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28">
            <text:p text:style-name="P193">128</text:p>
          </table:table-cell>
          <table:table-cell table:style-name="Table4.B2" office:value-type="string">
            <text:p text:style-name="P192">PSUBADDH.SH – packed signed halfword subtraction and addition with halving</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29">
            <text:p text:style-name="P193">129</text:p>
          </table:table-cell>
          <table:table-cell table:style-name="Table4.B2" office:value-type="string">
            <text:p text:style-name="P192">PSUBADDS.{UH/SH} – packed halfword subtraction and addition with saturation</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30">
            <text:p text:style-name="P193">130</text:p>
          </table:table-cell>
          <table:table-cell table:style-name="Table4.B2" office:value-type="string">
            <text:p text:style-name="P192">PSUBH.{UB/SH} – packed subtraction with halving</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31">
            <text:p text:style-name="P193">131</text:p>
          </table:table-cell>
          <table:table-cell table:style-name="Table4.B2" office:value-type="string">
            <text:p text:style-name="P192">PSUBS.{UB/SB/UH/SH} – packed subtraction with saturation</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32">
            <text:p text:style-name="P193">132</text:p>
          </table:table-cell>
          <table:table-cell table:style-name="Table4.B2" office:value-type="string">
            <text:p text:style-name="P192">PSUBX.H – packed halfword subtraction with crossed operand</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33">
            <text:p text:style-name="P193">133</text:p>
          </table:table-cell>
          <table:table-cell table:style-name="Table4.B2" office:value-type="string">
            <text:p text:style-name="P192">PSUBXH.SH – packed signed halfword subtraction with crossed operand and halving</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34">
            <text:p text:style-name="P193">134</text:p>
          </table:table-cell>
          <table:table-cell table:style-name="Table4.B2" office:value-type="string">
            <text:p text:style-name="P192">PSUBXS.{UH/SH} – packed halfword subtraction with crossed operand and saturation</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35">
            <text:p text:style-name="P193">135</text:p>
          </table:table-cell>
          <table:table-cell table:style-name="Table4.B2" office:value-type="string">
            <text:p text:style-name="P192">PUNPCK{SB.UB}.H – unpack bytes to halfwords</text:p>
          </table:table-cell>
          <table:table-cell table:style-name="Table4.B2" office:value-type="string">
            <text:p text:style-name="P191">-</text:p>
          </table:table-cell>
          <table:table-cell table:style-name="Table4.D2" office:value-type="string">
            <text:p text:style-name="P191"><text:span text:style-name="T9">4</text:span> Bytes</text:p>
          </table:table-cell>
        </table:table-row>
        <table:table-row>
          <table:table-cell table:style-name="Table4.A2" office:value-type="float" office:value="136">
            <text:p text:style-name="P193">136</text:p>
          </table:table-cell>
          <table:table-cell table:style-name="Table4.B2" office:value-type="string">
            <text:p text:style-name="P192">PUSHJC – push java context to frame</text:p>
          </table:table-cell>
          <table:table-cell table:style-name="Table4.B2" office:value-type="string">
            <text:p text:style-name="P191">-</text:p>
          </table:table-cell>
          <table:table-cell table:style-name="Table4.D2" office:value-type="string">
            <text:p text:style-name="P191"><text:span text:style-name="T9">2</text:span> Bytes</text:p>
          </table:table-cell>
        </table:table-row>
        <table:table-row>
          <table:table-cell table:style-name="Table4.A2" office:value-type="float" office:value="137">
            <text:p text:style-name="P193">137</text:p>
          </table:table-cell>
          <table:table-cell table:style-name="Table4.B2" office:value-type="string">
            <text:p text:style-name="P192">PUSHM – push multiple registers to stack.</text:p>
          </table:table-cell>
          <table:table-cell table:style-name="Table4.B2" office:value-type="string">
            <text:p text:style-name="P191">-</text:p>
          </table:table-cell>
          <table:table-cell table:style-name="Table4.D2" office:value-type="string">
            <text:p text:style-name="P191"><text:span text:style-name="T9">2</text:span> Bytes</text:p>
          </table:table-cell>
        </table:table-row>
        <table:table-row>
          <table:table-cell table:style-name="Table4.A2" table:number-rows-spanned="2" office:value-type="float" office:value="138">
            <text:p text:style-name="P193">138</text:p>
          </table:table-cell>
          <table:table-cell table:style-name="Table4.B2" table:number-rows-spanned="2" office:value-type="string">
            <text:p text:style-name="P192">RCALL – relative subroutine call</text:p>
          </table:table-cell>
          <table:table-cell table:style-name="Table4.B2" office:value-type="string">
            <text:p text:style-name="P192">Relative call with displacement -1024 to 1022. </text:p>
          </table:table-cell>
          <table:table-cell table:style-name="Table4.D2" office:value-type="string">
            <text:p text:style-name="P191"><text:span text:style-name="T9">2</text:span> Bytes</text:p>
          </table:table-cell>
        </table:table-row>
        <table:table-row>
          <table:covered-table-cell/>
          <table:covered-table-cell/>
          <table:table-cell table:style-name="Table4.B2" office:value-type="string">
            <text:p text:style-name="P192">Relative call with displacement -<text:span text:style-name="T9">2097152</text:span> to <text:span text:style-name="T9">2097150</text:span>. </text:p>
          </table:table-cell>
          <table:table-cell table:style-name="Table4.D2" office:value-type="string">
            <text:p text:style-name="P191"><text:span text:style-name="T9">4</text:span> Bytes</text:p>
          </table:table-cell>
        </table:table-row>
        <table:table-row>
          <table:table-cell table:style-name="Table4.A2" office:value-type="float" office:value="139">
            <text:p text:style-name="P193">139</text:p>
          </table:table-cell>
          <table:table-cell table:style-name="Table4.B2" office:value-type="string">
            <text:p text:style-name="P192">RET{cond4} - conditional return from subroutines</text:p>
          </table:table-cell>
          <table:table-cell table:style-name="Table4.B2" office:value-type="string">
            <text:p text:style-name="P191">-</text:p>
          </table:table-cell>
          <table:table-cell table:style-name="Table4.D2" office:value-type="string">
            <text:p text:style-name="P191"><text:span text:style-name="T9">2</text:span> Bytes</text:p>
          </table:table-cell>
        </table:table-row>
        <table:table-row>
          <table:table-cell table:style-name="Table4.A2" office:value-type="float" office:value="140">
            <text:p text:style-name="P193">140</text:p>
          </table:table-cell>
          <table:table-cell table:style-name="Table4.B2" office:value-type="string">
            <text:p text:style-name="P192">RETD – return from debug mode</text:p>
          </table:table-cell>
          <table:table-cell table:style-name="Table4.B2" office:value-type="string">
            <text:p text:style-name="P191">-</text:p>
          </table:table-cell>
          <table:table-cell table:style-name="Table4.D2" office:value-type="string">
            <text:p text:style-name="P191"><text:span text:style-name="T9">2</text:span> Bytes</text:p>
          </table:table-cell>
        </table:table-row>
        <table:table-row>
          <table:table-cell table:style-name="Table4.A2" office:value-type="float" office:value="141">
            <text:p text:style-name="P193">141</text:p>
          </table:table-cell>
          <table:table-cell table:style-name="Table4.B2" office:value-type="string">
            <text:p text:style-name="P192">RETE – return from event handler</text:p>
          </table:table-cell>
          <table:table-cell table:style-name="Table4.B2" office:value-type="string">
            <text:p text:style-name="P191">-</text:p>
          </table:table-cell>
          <table:table-cell table:style-name="Table4.D2" office:value-type="string">
            <text:p text:style-name="P191"><text:span text:style-name="T9">2</text:span> Bytes</text:p>
          </table:table-cell>
        </table:table-row>
        <table:table-row>
          <table:table-cell table:style-name="Table4.A2" office:value-type="float" office:value="142">
            <text:p text:style-name="P193">142</text:p>
          </table:table-cell>
          <table:table-cell table:style-name="Table4.B2" office:value-type="string">
            <text:p text:style-name="P192">RETJ – return from java trap</text:p>
          </table:table-cell>
          <table:table-cell table:style-name="Table4.B2" office:value-type="string">
            <text:p text:style-name="P191">-</text:p>
          </table:table-cell>
          <table:table-cell table:style-name="Table4.D2" office:value-type="string">
            <text:p text:style-name="P191"><text:span text:style-name="T9">2</text:span> Bytes</text:p>
          </table:table-cell>
        </table:table-row>
        <table:table-row>
          <table:table-cell table:style-name="Table4.A2" office:value-type="float" office:value="143">
            <text:p text:style-name="P193">143</text:p>
          </table:table-cell>
          <table:table-cell table:style-name="Table4.B2" office:value-type="string">
            <text:p text:style-name="P192">RETS – return from supervisor call</text:p>
          </table:table-cell>
          <table:table-cell table:style-name="Table4.B2" office:value-type="string">
            <text:p text:style-name="P191">-</text:p>
          </table:table-cell>
          <table:table-cell table:style-name="Table4.D2" office:value-type="string">
            <text:p text:style-name="P191"><text:span text:style-name="T9">2</text:span> Bytes</text:p>
          </table:table-cell>
        </table:table-row>
        <table:table-row>
          <table:table-cell table:style-name="Table4.A2" office:value-type="float" office:value="144">
            <text:p text:style-name="P193">144</text:p>
          </table:table-cell>
          <table:table-cell table:style-name="Table4.B2" office:value-type="string">
            <text:p text:style-name="P192">RETSS – return from secure state</text:p>
          </table:table-cell>
          <table:table-cell table:style-name="Table4.B2" office:value-type="string">
            <text:p text:style-name="P191">-</text:p>
          </table:table-cell>
          <table:table-cell table:style-name="Table4.D2" office:value-type="string">
            <text:p text:style-name="P191"><text:span text:style-name="T9">2</text:span> Bytes</text:p>
          </table:table-cell>
        </table:table-row>
        <table:table-row>
          <table:table-cell table:style-name="Table4.A2" office:value-type="float" office:value="145">
            <text:p text:style-name="P193">145</text:p>
          </table:table-cell>
          <table:table-cell table:style-name="Table4.B2" office:value-type="string">
            <text:p text:style-name="P192">RJMP – relative jump</text:p>
          </table:table-cell>
          <table:table-cell table:style-name="Table4.B2" office:value-type="string">
            <text:p text:style-name="P191">-</text:p>
          </table:table-cell>
          <table:table-cell table:style-name="Table4.D2" office:value-type="string">
            <text:p text:style-name="P191"><text:span text:style-name="T9">2</text:span> Bytes</text:p>
          </table:table-cell>
        </table:table-row>
        <table:table-row>
          <table:table-cell table:style-name="Table4.A2" office:value-type="float" office:value="146">
            <text:p text:style-name="P193">146</text:p>
          </table:table-cell>
          <table:table-cell table:style-name="Table4.B2" office:value-type="string">
            <text:p text:style-name="P192">ROL – Rotate left through carry</text:p>
          </table:table-cell>
          <table:table-cell table:style-name="Table4.B2" office:value-type="string">
            <text:p text:style-name="P191">-</text:p>
          </table:table-cell>
          <table:table-cell table:style-name="Table4.D2" office:value-type="string">
            <text:p text:style-name="P191"><text:span text:style-name="T9">2</text:span> Bytes</text:p>
          </table:table-cell>
        </table:table-row>
        <table:table-row>
          <table:table-cell table:style-name="Table4.A2" office:value-type="float" office:value="147">
            <text:p text:style-name="P193">147</text:p>
          </table:table-cell>
          <table:table-cell table:style-name="Table4.B2" office:value-type="string">
            <text:p text:style-name="P192">ROR – Rotate right through carry</text:p>
          </table:table-cell>
          <table:table-cell table:style-name="Table4.B2" office:value-type="string">
            <text:p text:style-name="P191">-</text:p>
          </table:table-cell>
          <table:table-cell table:style-name="Table4.D2" office:value-type="string">
            <text:p text:style-name="P191"><text:span text:style-name="T9">2</text:span> Bytes</text:p>
          </table:table-cell>
        </table:table-row>
        <table:table-row>
          <table:table-cell table:style-name="Table4.A2" table:number-rows-spanned="2" office:value-type="float" office:value="148">
            <text:p text:style-name="P193">148</text:p>
          </table:table-cell>
          <table:table-cell table:style-name="Table4.B2" table:number-rows-spanned="2" office:value-type="string">
            <text:p text:style-name="P192">RSUB – reverse subtract</text:p>
          </table:table-cell>
          <table:table-cell table:style-name="Table4.B2" office:value-type="string">
            <text:p text:style-name="P192">Both operands fetched from registers.</text:p>
          </table:table-cell>
          <table:table-cell table:style-name="Table4.D2" office:value-type="string">
            <text:p text:style-name="P191"><text:span text:style-name="T9">2</text:span> Bytes</text:p>
          </table:table-cell>
        </table:table-row>
        <table:table-row>
          <table:covered-table-cell/>
          <table:covered-table-cell/>
          <table:table-cell table:style-name="Table4.B2" office:value-type="string">
            <text:p text:style-name="P192">One operand from register and other is an immediate value</text:p>
          </table:table-cell>
          <table:table-cell table:style-name="Table4.D2" office:value-type="string">
            <text:p text:style-name="P191">4 Bytes</text:p>
          </table:table-cell>
        </table:table-row>
        <table:table-row>
          <table:table-cell table:style-name="Table4.A2" office:value-type="float" office:value="149">
            <text:p text:style-name="P193">149</text:p>
          </table:table-cell>
          <table:table-cell table:style-name="Table4.B2" office:value-type="string">
            <text:p text:style-name="P192">RSUB{cond4} – conditional reverse subtract</text:p>
          </table:table-cell>
          <table:table-cell table:style-name="Table4.B2" office:value-type="string">
            <text:p text:style-name="P192">{eq, ne, cc/hs, cs/lo, ge, lt, mi, pl, ls, gt, le, hi, vs, vc, qs, al}</text:p>
          </table:table-cell>
          <table:table-cell table:style-name="Table4.D2" office:value-type="string">
            <text:p text:style-name="P191">4 Bytes</text:p>
          </table:table-cell>
        </table:table-row>
        <table:table-row>
          <table:table-cell table:style-name="Table4.A2" office:value-type="float" office:value="150">
            <text:p text:style-name="P193">150</text:p>
          </table:table-cell>
          <table:table-cell table:style-name="Table4.B2" office:value-type="string">
            <text:p text:style-name="P192">SATADD.H – saturated add of halfwords</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51">
            <text:p text:style-name="P193">151</text:p>
          </table:table-cell>
          <table:table-cell table:style-name="Table4.B2" office:value-type="string">
            <text:p text:style-name="P192">SATADD.W – saturated add <text:s/>of words</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52">
            <text:p text:style-name="P193">152</text:p>
          </table:table-cell>
          <table:table-cell table:style-name="Table4.B2" office:value-type="string">
            <text:p text:style-name="P192">SATRNDS – saturate with rounding signed</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53">
            <text:p text:style-name="P193">153</text:p>
          </table:table-cell>
          <table:table-cell table:style-name="Table4.B2" office:value-type="string">
            <text:p text:style-name="P192">SATRNDU – saturate with rounding unsigned</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54">
            <text:p text:style-name="P193">154</text:p>
          </table:table-cell>
          <table:table-cell table:style-name="Table4.B2" office:value-type="string">
            <text:p text:style-name="P192">SATS – saturate signed</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55">
            <text:p text:style-name="P193">155</text:p>
          </table:table-cell>
          <table:table-cell table:style-name="Table4.B2" office:value-type="string">
            <text:p text:style-name="P192">SATSUB.H – saturate <text:soft-page-break/>subtract of halfwords</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56">
            <text:p text:style-name="P193">156</text:p>
          </table:table-cell>
          <table:table-cell table:style-name="Table4.B2" office:value-type="string">
            <text:p text:style-name="P192">SATSUB.W - <text:s/>saturate subtract of words.</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57">
            <text:p text:style-name="P193">157</text:p>
          </table:table-cell>
          <table:table-cell table:style-name="Table4.B2" office:value-type="string">
            <text:p text:style-name="P192">SATU – saturate unsigned</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58">
            <text:p text:style-name="P193">158</text:p>
          </table:table-cell>
          <table:table-cell table:style-name="Table4.B2" office:value-type="string">
            <text:p text:style-name="P192">SBC- subtract with carry</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59">
            <text:p text:style-name="P191">159</text:p>
          </table:table-cell>
          <table:table-cell table:style-name="Table4.B2" office:value-type="string">
            <text:p text:style-name="P192">SBR – set bit in register</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160">
            <text:p text:style-name="P191">160</text:p>
          </table:table-cell>
          <table:table-cell table:style-name="Table4.B2" office:value-type="string">
            <text:p text:style-name="P192">SCALL – supervisor call</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161">
            <text:p text:style-name="P191">161</text:p>
          </table:table-cell>
          <table:table-cell table:style-name="Table4.B2" office:value-type="string">
            <text:p text:style-name="P192">SCR – subtract carry from register</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162">
            <text:p text:style-name="P191">162</text:p>
          </table:table-cell>
          <table:table-cell table:style-name="Table4.B2" office:value-type="string">
            <text:p text:style-name="P192">SLEEP – set CPU activity mode</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63">
            <text:p text:style-name="P191">163</text:p>
          </table:table-cell>
          <table:table-cell table:style-name="Table4.B2" office:value-type="string">
            <text:p text:style-name="P192">SR{cond4} – set register conditionally</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164">
            <text:p text:style-name="P191">164</text:p>
          </table:table-cell>
          <table:table-cell table:style-name="Table4.B2" office:value-type="string">
            <text:p text:style-name="P192">SSCALL – secure state call</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165">
            <text:p text:style-name="P191">165</text:p>
          </table:table-cell>
          <table:table-cell table:style-name="Table4.B2" office:value-type="string">
            <text:p text:style-name="P192">SSRF – set status register flag</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table:number-rows-spanned="5" office:value-type="float" office:value="166">
            <text:p text:style-name="P191">166</text:p>
          </table:table-cell>
          <table:table-cell table:style-name="Table4.B2" table:number-rows-spanned="5" office:value-type="string">
            <text:p text:style-name="P192">ST.B – store byte</text:p>
          </table:table-cell>
          <table:table-cell table:style-name="Table4.B2" office:value-type="string">
            <text:p text:style-name="P192">First operand from register is post incremented after taking and second operand is taken directly.</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First operand is pre- decremented and taken and second is taken directly.</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First operand is taken with displacement and second is taken directly.</text:p>
            <text:p text:style-name="P192">Where displacement from 0 to 7</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First operand is taken with displacement and second is taken directly.</text:p>
            <text:p text:style-name="P192">Where displacement from 0 to 15.</text:p>
          </table:table-cell>
          <table:table-cell table:style-name="Table4.D2" office:value-type="string">
            <text:p text:style-name="P191">4 bytes</text:p>
          </table:table-cell>
        </table:table-row>
        <table:table-row>
          <table:covered-table-cell/>
          <table:covered-table-cell/>
          <table:table-cell table:style-name="Table4.B2" office:value-type="string">
            <text:p text:style-name="P192">First operand is taken with displacement and displacement <text:soft-page-break/>value shifted with an immediate value.</text:p>
          </table:table-cell>
          <table:table-cell table:style-name="Table4.D2" office:value-type="string">
            <text:p text:style-name="P191">4 bytes</text:p>
          </table:table-cell>
        </table:table-row>
        <table:table-row>
          <table:table-cell table:style-name="Table4.A2" office:value-type="float" office:value="167">
            <text:p text:style-name="P191">167</text:p>
          </table:table-cell>
          <table:table-cell table:style-name="Table4.B2" office:value-type="string">
            <text:p text:style-name="P192">ST.B{cond4} – conditionally store byte</text:p>
          </table:table-cell>
          <table:table-cell table:style-name="Table4.B2" office:value-type="string">
            <text:p text:style-name="P192">{eq, ne, cc/hs, cs/lo, ge, lt, mi, pl, ls, gt, le, hi, vs, vc, qs, al}</text:p>
          </table:table-cell>
          <table:table-cell table:style-name="Table4.D2" office:value-type="string">
            <text:p text:style-name="P191">4 bytes</text:p>
          </table:table-cell>
        </table:table-row>
        <table:table-row>
          <table:table-cell table:style-name="Table4.A2" table:number-rows-spanned="5" office:value-type="float" office:value="168">
            <text:p text:style-name="P191">168</text:p>
          </table:table-cell>
          <table:table-cell table:style-name="Table4.B2" table:number-rows-spanned="5" office:value-type="string">
            <text:p text:style-name="P192">ST.D – store double halfword</text:p>
          </table:table-cell>
          <table:table-cell table:style-name="Table4.B2" office:value-type="string">
            <text:p text:style-name="P192">First operand from register is post incremented after taking and second operand is taken directly.</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First operand is pre- decremented and taken and second is taken directly.</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First operand is taken with displacement and second is taken directly.</text:p>
            <text:p text:style-name="P192">Where displacement from 0 to 7</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First operand is taken with displacement and second is taken directly.</text:p>
            <text:p text:style-name="P192">Where displacement from -32768 to 32767.</text:p>
          </table:table-cell>
          <table:table-cell table:style-name="Table4.D2" office:value-type="string">
            <text:p text:style-name="P191">4 bytes</text:p>
          </table:table-cell>
        </table:table-row>
        <table:table-row>
          <table:covered-table-cell/>
          <table:covered-table-cell/>
          <table:table-cell table:style-name="Table4.B2" office:value-type="string">
            <text:p text:style-name="P192">First operand is taken with displacement and displacement value shifted with an immediate value.</text:p>
          </table:table-cell>
          <table:table-cell table:style-name="Table4.D2" office:value-type="string">
            <text:p text:style-name="P191">4 bytes</text:p>
          </table:table-cell>
        </table:table-row>
        <table:table-row>
          <table:table-cell table:style-name="Table4.A2" table:number-rows-spanned="5" office:value-type="float" office:value="169">
            <text:p text:style-name="P191">169</text:p>
          </table:table-cell>
          <table:table-cell table:style-name="Table4.B2" table:number-rows-spanned="5" office:value-type="string">
            <text:p text:style-name="P192">ST.H – store half word</text:p>
          </table:table-cell>
          <table:table-cell table:style-name="Table4.B2" office:value-type="string">
            <text:p text:style-name="P192">First operand from register is post incremented after taking and second operand is taken directly.</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First operand is pre- decremented and taken and second is taken directly.</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First operand is taken with displacement and second is taken directly.</text:p>
            <text:p text:style-name="P192"><text:soft-page-break/>Where displacement from 0 to 7</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First operand is taken with displacement and second is taken directly.</text:p>
            <text:p text:style-name="P192">Where displacement from -32768 to 32767.</text:p>
          </table:table-cell>
          <table:table-cell table:style-name="Table4.D2" office:value-type="string">
            <text:p text:style-name="P191">4 bytes</text:p>
          </table:table-cell>
        </table:table-row>
        <table:table-row>
          <table:covered-table-cell/>
          <table:covered-table-cell/>
          <table:table-cell table:style-name="Table4.B2" office:value-type="string">
            <text:p text:style-name="P192">First operand is taken with displacement and displacement value shifted with an immediate value.</text:p>
          </table:table-cell>
          <table:table-cell table:style-name="Table4.D2" office:value-type="string">
            <text:p text:style-name="P191">4 bytes</text:p>
          </table:table-cell>
        </table:table-row>
        <table:table-row>
          <table:table-cell table:style-name="Table4.A2" office:value-type="float" office:value="170">
            <text:p text:style-name="P191">170</text:p>
          </table:table-cell>
          <table:table-cell table:style-name="Table4.B2" office:value-type="string">
            <text:p text:style-name="P192">ST.H{cond4} – conditionally store half word</text:p>
          </table:table-cell>
          <table:table-cell table:style-name="Table4.B2" office:value-type="string">
            <text:p text:style-name="P192">{eq, ne, cc/hs, cs/lo, ge, lt, mi, pl, ls, gt, le, hi, vs, vc, qs, al}</text:p>
          </table:table-cell>
          <table:table-cell table:style-name="Table4.D2" office:value-type="string">
            <text:p text:style-name="P191">4 bytes</text:p>
          </table:table-cell>
        </table:table-row>
        <table:table-row>
          <table:table-cell table:style-name="Table4.A2" table:number-rows-spanned="5" office:value-type="float" office:value="171">
            <text:p text:style-name="P191">171</text:p>
          </table:table-cell>
          <table:table-cell table:style-name="Table4.B2" table:number-rows-spanned="5" office:value-type="string">
            <text:p text:style-name="P192">ST.W – store word</text:p>
          </table:table-cell>
          <table:table-cell table:style-name="Table4.B2" office:value-type="string">
            <text:p text:style-name="P192">First operand from register is post incremented after taking and second operand is taken directly.</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First operand is pre- decremented and taken and second is taken directly.</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First operand is taken with displacement and second is taken directly.</text:p>
            <text:p text:style-name="P192">Where displacement from 0 to 7</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First operand is taken with displacement and second is taken directly.</text:p>
            <text:p text:style-name="P192">Where displacement from -32768 to 32767.</text:p>
          </table:table-cell>
          <table:table-cell table:style-name="Table4.D2" office:value-type="string">
            <text:p text:style-name="P191">4 bytes</text:p>
          </table:table-cell>
        </table:table-row>
        <table:table-row>
          <table:covered-table-cell/>
          <table:covered-table-cell/>
          <table:table-cell table:style-name="Table4.B2" office:value-type="string">
            <text:p text:style-name="P192">First operand is taken with displacement and displacement value shifted with an immediate value.</text:p>
          </table:table-cell>
          <table:table-cell table:style-name="Table4.D2" office:value-type="string">
            <text:p text:style-name="P191">4 bytes</text:p>
          </table:table-cell>
        </table:table-row>
        <table:table-row>
          <table:table-cell table:style-name="Table4.A2" office:value-type="float" office:value="172">
            <text:p text:style-name="P191">172</text:p>
          </table:table-cell>
          <table:table-cell table:style-name="Table4.B2" office:value-type="string">
            <text:p text:style-name="P192">ST.W{cond4} – conditionally store word</text:p>
          </table:table-cell>
          <table:table-cell table:style-name="Table4.B2" office:value-type="string">
            <text:p text:style-name="P192">{eq, ne, cc/hs, cs/lo, ge, lt, mi, pl, ls, gt, le, hi, vs, vc, qs, al}</text:p>
          </table:table-cell>
          <table:table-cell table:style-name="Table4.D2" office:value-type="string">
            <text:p text:style-name="P191">4 bytes</text:p>
          </table:table-cell>
        </table:table-row>
        <text:soft-page-break/>
        <table:table-row>
          <table:table-cell table:style-name="Table4.A2" office:value-type="float" office:value="173">
            <text:p text:style-name="P191">173</text:p>
          </table:table-cell>
          <table:table-cell table:style-name="Table4.B2" office:value-type="string">
            <text:p text:style-name="P192">STC.{D,W} – store coprocessor</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74">
            <text:p text:style-name="P191">174</text:p>
          </table:table-cell>
          <table:table-cell table:style-name="Table4.B2" office:value-type="string">
            <text:p text:style-name="P192">STC0.{D,W} – store coprocessor 0 register</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75">
            <text:p text:style-name="P191">175</text:p>
          </table:table-cell>
          <table:table-cell table:style-name="Table4.B2" office:value-type="string">
            <text:p text:style-name="P192">STCM.{D,W} – store coprocessor multiple registers</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76">
            <text:p text:style-name="P191">176</text:p>
          </table:table-cell>
          <table:table-cell table:style-name="Table4.B2" office:value-type="string">
            <text:p text:style-name="P192">STCOND – store word conditionally</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77">
            <text:p text:style-name="P191">177</text:p>
          </table:table-cell>
          <table:table-cell table:style-name="Table4.B2" office:value-type="string">
            <text:p text:style-name="P192">STDSP – store stack pointer relative</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178">
            <text:p text:style-name="P191">178</text:p>
          </table:table-cell>
          <table:table-cell table:style-name="Table4.B2" office:value-type="string">
            <text:p text:style-name="P192">STHH.W – store halfwords into word.</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79">
            <text:p text:style-name="P191">179</text:p>
          </table:table-cell>
          <table:table-cell table:style-name="Table4.B2" office:value-type="string">
            <text:p text:style-name="P192">STM – store multiple registers</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80">
            <text:p text:style-name="P191">180</text:p>
          </table:table-cell>
          <table:table-cell table:style-name="Table4.B2" office:value-type="string">
            <text:p text:style-name="P192">STMTS – store multiple registers for task switch</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81">
            <text:p text:style-name="P191">181</text:p>
          </table:table-cell>
          <table:table-cell table:style-name="Table4.B2" office:value-type="string">
            <text:p text:style-name="P192">STSWP.{H,W} – swap and store</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table:number-rows-spanned="5" office:value-type="float" office:value="182">
            <text:p text:style-name="P191">182</text:p>
          </table:table-cell>
          <table:table-cell table:style-name="Table4.B2" table:number-rows-spanned="5" office:value-type="string">
            <text:p text:style-name="P192">SUB – subtract without carry</text:p>
          </table:table-cell>
          <table:table-cell table:style-name="Table4.B2" office:value-type="string">
            <text:p text:style-name="P192">Operands are directly taken from registers and result in stored in first operand register</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First operand is taken directly and second operand is shifted and taken and result is stored in other register.</text:p>
          </table:table-cell>
          <table:table-cell table:style-name="Table4.D2" office:value-type="string">
            <text:p text:style-name="P191">4 bytes</text:p>
          </table:table-cell>
        </table:table-row>
        <table:table-row>
          <table:covered-table-cell/>
          <table:covered-table-cell/>
          <table:table-cell table:style-name="Table4.B2" office:value-type="string">
            <text:p text:style-name="P192">Operand from register and immediate values ranges from -512 to 508 and result is stored in first operand register</text:p>
          </table:table-cell>
          <table:table-cell table:style-name="Table4.D2" office:value-type="string">
            <text:p text:style-name="P191">2 bytes</text:p>
          </table:table-cell>
        </table:table-row>
        <table:table-row>
          <table:covered-table-cell/>
          <table:covered-table-cell/>
          <table:table-cell table:style-name="Table4.B2" office:value-type="string">
            <text:p text:style-name="P192">Operand from register and immediate values ranges from -1048576 to 1048575 and result is stored in first operand <text:soft-page-break/>register.</text:p>
          </table:table-cell>
          <table:table-cell table:style-name="Table4.D2" office:value-type="string">
            <text:p text:style-name="P191">4 bytes</text:p>
          </table:table-cell>
        </table:table-row>
        <table:table-row>
          <table:covered-table-cell/>
          <table:covered-table-cell/>
          <table:table-cell table:style-name="Table4.B2" office:value-type="string">
            <text:p text:style-name="P192">First operand from register and <text:s/>immediate value and store result in separate register. Where immediate value from -32767 to 32768.</text:p>
          </table:table-cell>
          <table:table-cell table:style-name="Table4.D2" office:value-type="string">
            <text:p text:style-name="P191">4 bytes</text:p>
          </table:table-cell>
        </table:table-row>
        <table:table-row>
          <table:table-cell table:style-name="Table4.A2" office:value-type="float" office:value="183">
            <text:p text:style-name="P191">183</text:p>
          </table:table-cell>
          <table:table-cell table:style-name="Table4.B2" office:value-type="string">
            <text:p text:style-name="P192">SUB{cond4} – subtract conditionally</text:p>
          </table:table-cell>
          <table:table-cell table:style-name="Table4.B2" office:value-type="string">
            <text:p text:style-name="P192">{eq, ne, cc/hs, cs/lo, ge, lt, mi, pl, ls, gt, le, hi, vs, vc, qs, al}</text:p>
          </table:table-cell>
          <table:table-cell table:style-name="Table4.D2" office:value-type="string">
            <text:p text:style-name="P191">4 bytes</text:p>
          </table:table-cell>
        </table:table-row>
        <table:table-row table:style-name="Table4.248">
          <table:table-cell table:style-name="Table4.A2" office:value-type="float" office:value="184">
            <text:p text:style-name="P191">184</text:p>
          </table:table-cell>
          <table:table-cell table:style-name="Table4.B2" office:value-type="string">
            <text:p text:style-name="P192">SUBHH.W – subtract halfwords into word</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85">
            <text:p text:style-name="P191">185</text:p>
          </table:table-cell>
          <table:table-cell table:style-name="Table4.B2" office:value-type="string">
            <text:p text:style-name="P192">SWAP.B – swap bytes</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186">
            <text:p text:style-name="P191">186</text:p>
          </table:table-cell>
          <table:table-cell table:style-name="Table4.B2" office:value-type="string">
            <text:p text:style-name="P192">SWAP.BH – swap <text:span text:style-name="T9">bytes in halfword</text:span></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187">
            <text:p text:style-name="P191">187</text:p>
          </table:table-cell>
          <table:table-cell table:style-name="Table4.B2" office:value-type="string">
            <text:p text:style-name="P192">SWAP.H – swap halfwords</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188">
            <text:p text:style-name="P191">188</text:p>
          </table:table-cell>
          <table:table-cell table:style-name="Table4.B2" office:value-type="string">
            <text:p text:style-name="P192">SYNC – synchronize memory</text:p>
          </table:table-cell>
          <table:table-cell table:style-name="Table4.B2" office:value-type="string">
            <text:p text:style-name="P191">-</text:p>
          </table:table-cell>
          <table:table-cell table:style-name="Table4.D2" office:value-type="string">
            <text:p text:style-name="P191">4 bytes</text:p>
          </table:table-cell>
        </table:table-row>
        <table:table-row>
          <table:table-cell table:style-name="Table4.A2" office:value-type="float" office:value="189">
            <text:p text:style-name="P191">189</text:p>
          </table:table-cell>
          <table:table-cell table:style-name="Table4.B2" office:value-type="string">
            <text:p text:style-name="P192">TLBR – read TLB entry</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190">
            <text:p text:style-name="P191">190</text:p>
          </table:table-cell>
          <table:table-cell table:style-name="Table4.B2" office:value-type="string">
            <text:p text:style-name="P192">TLBS – search TLB for entry</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191">
            <text:p text:style-name="P191">191</text:p>
          </table:table-cell>
          <table:table-cell table:style-name="Table4.B2" office:value-type="string">
            <text:p text:style-name="P192">TLBW – write TLB entry</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192">
            <text:p text:style-name="P191">192</text:p>
          </table:table-cell>
          <table:table-cell table:style-name="Table4.B2" office:value-type="string">
            <text:p text:style-name="P192">TNBZ – test if no byte is equal to zero</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193">
            <text:p text:style-name="P191">193</text:p>
          </table:table-cell>
          <table:table-cell table:style-name="Table4.B2" office:value-type="string">
            <text:p text:style-name="P192">TST – test register</text:p>
          </table:table-cell>
          <table:table-cell table:style-name="Table4.B2" office:value-type="string">
            <text:p text:style-name="P191">-</text:p>
          </table:table-cell>
          <table:table-cell table:style-name="Table4.D2" office:value-type="string">
            <text:p text:style-name="P191">2 bytes</text:p>
          </table:table-cell>
        </table:table-row>
        <table:table-row>
          <table:table-cell table:style-name="Table4.A2" office:value-type="float" office:value="194">
            <text:p text:style-name="P191">194</text:p>
          </table:table-cell>
          <table:table-cell table:style-name="Table4.B2" office:value-type="string">
            <text:p text:style-name="P192">XCHG – exchange register and memory.</text:p>
          </table:table-cell>
          <table:table-cell table:style-name="Table4.B2" office:value-type="string">
            <text:p text:style-name="P191">-</text:p>
          </table:table-cell>
          <table:table-cell table:style-name="Table4.D2" office:value-type="string">
            <text:p text:style-name="P191">4 bytes</text:p>
          </table:table-cell>
        </table:table-row>
      </table:table>
      <text:h text:style-name="P176" text:outline-level="2"><text:bookmark-start text:name="__RefHeading___Toc215002_3166274798"/><text:s/>Initialization Code<text:bookmark-end text:name="__RefHeading___Toc215002_3166274798"/></text:h>
      <text:p text:style-name="Standard"><text:tab/><text:span text:style-name="T2">This section contains information about the instruction, instruction size, Op code and their descriptions. </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89">S.No</text:p>
          </table:table-cell>
          <table:table-cell table:style-name="Table11.A1" office:value-type="string">
            <text:p text:style-name="P189">Address</text:p>
          </table:table-cell>
          <table:table-cell table:style-name="Table11.A1" office:value-type="string">
            <text:p text:style-name="P197">Instruction size as per instruction set</text:p>
          </table:table-cell>
          <table:table-cell table:style-name="Table11.A1" office:value-type="string">
            <text:list xml:id="list34787113" text:continue-list="list34778468" text:style-name="List_20_1">
              <text:list-header>
                <text:p text:style-name="P198">Instruction and Op Codes</text:p>
              </text:list-header>
            </text:list>
          </table:table-cell>
          <table:table-cell table:style-name="Table11.E1" office:value-type="string">
            <text:p text:style-name="P197">Description</text:p>
          </table:table-cell>
        </table:table-row>
        <table:table-row>
          <table:table-cell table:style-name="Table11.A2">
            <text:p text:style-name="P201"/>
          </table:table-cell>
          <table:table-cell table:style-name="Table11.B2" office:value-type="string">
            <text:p text:style-name="P110"><text:s/>{</text:p>
          </table:table-cell>
          <table:table-cell table:style-name="Table11.B2" office:value-type="string">
            <text:p text:style-name="P202"/>
          </table:table-cell>
          <table:table-cell table:style-name="Table11.B2" office:value-type="string">
            <text:list xml:id="list34795348" text:continue-numbering="true" text:style-name="List_20_1">
              <text:list-header>
                <text:p text:style-name="P166">Start of function – Stack Winding Phase</text:p>
              </text:list-header>
            </text:list>
          </table:table-cell>
          <table:table-cell table:style-name="Table11.E2" office:value-type="string">
            <text:p text:style-name="P222">Code related to storing local variables and function address to stack. This is verified when the function is called.</text:p>
          </table:table-cell>
        </table:table-row>
        <table:table-row>
          <table:table-cell table:style-name="Table11.A2" office:value-type="float" office:value="1">
            <text:p text:style-name="P203">1</text:p>
          </table:table-cell>
          <table:table-cell table:style-name="Table11.B2" office:value-type="string">
            <text:p text:style-name="P203"><text:s/>80020a70</text:p>
          </table:table-cell>
          <table:table-cell table:style-name="Table11.A2" office:value-type="float" office:value="4">
            <text:p text:style-name="P203">4</text:p>
          </table:table-cell>
          <table:table-cell table:style-name="Table11.B2" office:value-type="string">
            <text:p text:style-name="P204">pushm r7,lr</text:p>
          </table:table-cell>
          <table:table-cell table:style-name="Table11.E2" office:value-type="string">
            <text:p text:style-name="P205">Push registers R7 and LR to stack.</text:p>
          </table:table-cell>
        </table:table-row>
        <table:table-row>
          <table:table-cell table:style-name="Table11.A2" office:value-type="float" office:value="2">
            <text:p text:style-name="P203">2</text:p>
          </table:table-cell>
          <table:table-cell table:style-name="Table11.B2" office:value-type="string">
            <text:p text:style-name="P203"><text:s/>80020a74</text:p>
          </table:table-cell>
          <table:table-cell table:style-name="Table11.A2" office:value-type="float" office:value="2">
            <text:p text:style-name="P203">2</text:p>
          </table:table-cell>
          <table:table-cell table:style-name="Table11.B2" office:value-type="string">
            <text:p text:style-name="P204">mov<text:tab/>r7,sp</text:p>
          </table:table-cell>
          <table:table-cell table:style-name="Table11.E2" office:value-type="string">
            <text:p text:style-name="P205">Move stack pointer to register R7.</text:p>
          </table:table-cell>
        </table:table-row>
        <table:table-row>
          <table:table-cell table:style-name="Table11.A2" office:value-type="float" office:value="3">
            <text:p text:style-name="P203">3</text:p>
          </table:table-cell>
          <table:table-cell table:style-name="Table11.B2" office:value-type="string">
            <text:p text:style-name="P203">80020a76</text:p>
          </table:table-cell>
          <table:table-cell table:style-name="Table11.A2" office:value-type="float" office:value="2">
            <text:p text:style-name="P203">2</text:p>
          </table:table-cell>
          <table:table-cell table:style-name="Table11.B2" office:value-type="string">
            <text:p text:style-name="P204">sub<text:tab/>sp,8</text:p>
          </table:table-cell>
          <table:table-cell table:style-name="Table11.E2" office:value-type="string">
            <text:p text:style-name="P205">Subtract stack pointer value with 8.</text:p>
          </table:table-cell>
        </table:table-row>
        <table:table-row table:style-name="Table11.6">
          <table:table-cell table:style-name="Table11.B2" table:number-rows-spanned="3" office:value-type="string">
            <text:p text:style-name="P191">4</text:p>
          </table:table-cell>
          <table:table-cell table:style-name="Table11.E2" table:number-columns-spanned="4" office:value-type="string">
            <text:p text:style-name="P208">Statement1 : short sRetVal = DIU_MM_VAR_INIT;<text:tab/></text:p>
          </table:table-cell>
          <table:covered-table-cell/>
          <table:covered-table-cell/>
          <table:covered-table-cell/>
        </table:table-row>
        <table:table-row>
          <table:covered-table-cell/>
          <table:table-cell table:style-name="Table11.B2" office:value-type="string">
            <text:p text:style-name="P191">80020a78</text:p>
          </table:table-cell>
          <table:table-cell table:style-name="Table11.A2" office:value-type="float" office:value="2">
            <text:p text:style-name="P191">2</text:p>
          </table:table-cell>
          <table:table-cell table:style-name="Table11.B2" office:value-type="string">
            <text:p text:style-name="P190">mov<text:tab/>r8,0</text:p>
          </table:table-cell>
          <table:table-cell table:style-name="Table11.E2" office:value-type="string">
            <text:p text:style-name="P31">Move value 0(0x0) into register R8.</text:p>
          </table:table-cell>
        </table:table-row>
        <table:table-row>
          <table:covered-table-cell/>
          <table:table-cell table:style-name="Table11.B2" office:value-type="string">
            <text:p text:style-name="P191">80020a7a</text:p>
          </table:table-cell>
          <table:table-cell table:style-name="Table11.A2" office:value-type="float" office:value="4">
            <text:p text:style-name="P191">4</text:p>
          </table:table-cell>
          <table:table-cell table:style-name="Table11.B2" office:value-type="string">
            <text:p text:style-name="P190">st.h<text:tab/>r7[-2],r8</text:p>
          </table:table-cell>
          <table:table-cell table:style-name="Table11.E2" office:value-type="string">
            <text:p text:style-name="P31">Store R8 into register R7 with half word displacement of -2.</text:p>
          </table:table-cell>
        </table:table-row>
        <table:table-row>
          <table:table-cell table:style-name="Table11.A2" table:number-rows-spanned="3" office:value-type="float" office:value="5">
            <text:p text:style-name="P191">5</text:p>
          </table:table-cell>
          <table:table-cell table:style-name="Table11.E2" table:number-columns-spanned="4" office:value-type="string">
            <text:p text:style-name="P208">Statement2 : UDIU_ADC_CFG_REG <text:s/>s_inADCVoltConReg = {{DIU_MM_VAR_INIT}};</text:p>
          </table:table-cell>
          <table:covered-table-cell/>
          <table:covered-table-cell/>
          <table:covered-table-cell/>
        </table:table-row>
        <table:table-row>
          <table:covered-table-cell/>
          <table:table-cell table:style-name="Table11.B2" office:value-type="string">
            <text:p text:style-name="P191">80020a7e</text:p>
          </table:table-cell>
          <table:table-cell table:style-name="Table11.A2" office:value-type="float" office:value="2">
            <text:p text:style-name="P191">2</text:p>
          </table:table-cell>
          <table:table-cell table:style-name="Table11.B2" office:value-type="string">
            <text:p text:style-name="P190">mov<text:tab/>r8,0</text:p>
          </table:table-cell>
          <table:table-cell table:style-name="Table11.E2" office:value-type="string">
            <text:p text:style-name="P31">Move value 0(0x0) into register R8.</text:p>
          </table:table-cell>
        </table:table-row>
        <table:table-row>
          <table:covered-table-cell/>
          <table:table-cell table:style-name="Table11.B2" office:value-type="string">
            <text:p text:style-name="P191">80020a80</text:p>
          </table:table-cell>
          <table:table-cell table:style-name="Table11.A2" office:value-type="float" office:value="4">
            <text:p text:style-name="P191">4</text:p>
          </table:table-cell>
          <table:table-cell table:style-name="Table11.B2" office:value-type="string">
            <text:p text:style-name="P190">st.h<text:tab/>r7[-4],r8</text:p>
          </table:table-cell>
          <table:table-cell table:style-name="Table11.E2" office:value-type="string">
            <text:p text:style-name="P31">Store R8 into register R7 with half word displacement of -4.</text:p>
          </table:table-cell>
        </table:table-row>
        <table:table-row>
          <table:table-cell table:style-name="Table11.A2" table:number-rows-spanned="3" office:value-type="float" office:value="6">
            <text:p text:style-name="P191">6</text:p>
          </table:table-cell>
          <table:table-cell table:style-name="Table11.E2" table:number-columns-spanned="4" office:value-type="string">
            <text:p text:style-name="P208">Statement3 : unsigned short usBitWordStatus = DIU_MM_VAR_INIT;</text:p>
          </table:table-cell>
          <table:covered-table-cell/>
          <table:covered-table-cell/>
          <table:covered-table-cell/>
        </table:table-row>
        <table:table-row>
          <table:covered-table-cell/>
          <table:table-cell table:style-name="Table11.B2" office:value-type="string">
            <text:p text:style-name="P191">80020a84</text:p>
          </table:table-cell>
          <table:table-cell table:style-name="Table11.A2" office:value-type="float" office:value="2">
            <text:p text:style-name="P191">2</text:p>
          </table:table-cell>
          <table:table-cell table:style-name="Table11.B2" office:value-type="string">
            <text:p text:style-name="P190">mov<text:tab/>r8,0</text:p>
          </table:table-cell>
          <table:table-cell table:style-name="Table11.E2" office:value-type="string">
            <text:p text:style-name="P31">Move value 0(0x0) into <text:soft-page-break/>register R8.</text:p>
          </table:table-cell>
        </table:table-row>
        <table:table-row>
          <table:covered-table-cell/>
          <table:table-cell table:style-name="Table11.B2" office:value-type="string">
            <text:p text:style-name="P191">80020a86</text:p>
          </table:table-cell>
          <table:table-cell table:style-name="Table11.A2" office:value-type="float" office:value="4">
            <text:p text:style-name="P191">4</text:p>
          </table:table-cell>
          <table:table-cell table:style-name="Table11.B2" office:value-type="string">
            <text:p text:style-name="P190">st.h<text:tab/>r7[-6],r8</text:p>
          </table:table-cell>
          <table:table-cell table:style-name="Table11.E2" office:value-type="string">
            <text:p text:style-name="P31">Store R8 into register R7 with half word displacement of -6.</text:p>
          </table:table-cell>
        </table:table-row>
        <table:table-row>
          <table:table-cell table:style-name="Table11.B2" table:number-rows-spanned="3" office:value-type="string">
            <text:p text:style-name="P191">`7</text:p>
          </table:table-cell>
          <table:table-cell table:style-name="Table11.E2" table:number-columns-spanned="4" office:value-type="string">
            <text:p text:style-name="P208">Statement4 : unsigned char ucWDTResetSource = DIU_MM_VAR_INIT;</text:p>
          </table:table-cell>
          <table:covered-table-cell/>
          <table:covered-table-cell/>
          <table:covered-table-cell/>
        </table:table-row>
        <table:table-row>
          <table:covered-table-cell/>
          <table:table-cell table:style-name="Table11.B2" office:value-type="string">
            <text:p text:style-name="P191">80020a8a</text:p>
          </table:table-cell>
          <table:table-cell table:style-name="Table11.A2" office:value-type="float" office:value="2">
            <text:p text:style-name="P191">2</text:p>
          </table:table-cell>
          <table:table-cell table:style-name="Table11.B2" office:value-type="string">
            <text:p text:style-name="P190">mov<text:tab/>r8,0</text:p>
          </table:table-cell>
          <table:table-cell table:style-name="Table11.E2" office:value-type="string">
            <text:p text:style-name="P31">Move value 0(0x0) into register R8.</text:p>
          </table:table-cell>
        </table:table-row>
        <table:table-row>
          <table:covered-table-cell/>
          <table:table-cell table:style-name="Table11.B2" office:value-type="string">
            <text:p text:style-name="P191">80020a8c</text:p>
          </table:table-cell>
          <table:table-cell table:style-name="Table11.A2" office:value-type="float" office:value="4">
            <text:p text:style-name="P191">4</text:p>
          </table:table-cell>
          <table:table-cell table:style-name="Table11.B2" office:value-type="string">
            <text:p text:style-name="P190">st.b<text:tab/>r7[-7],r8</text:p>
          </table:table-cell>
          <table:table-cell table:style-name="Table11.E2" office:value-type="string">
            <text:p text:style-name="P31">Store R8 into register R7 with byte displacement of -7.</text:p>
          </table:table-cell>
        </table:table-row>
        <table:table-row>
          <table:table-cell table:style-name="Table11.A2" table:number-rows-spanned="3" office:value-type="float" office:value="8">
            <text:p text:style-name="P191">8</text:p>
          </table:table-cell>
          <table:table-cell table:style-name="Table11.E2" table:number-columns-spanned="4" office:value-type="string">
            <text:p text:style-name="P208">Statement5 : s_inADCVoltConReg.usRegValue<text:tab/>= DIU_MM_VAR_INIT;</text:p>
          </table:table-cell>
          <table:covered-table-cell/>
          <table:covered-table-cell/>
          <table:covered-table-cell/>
        </table:table-row>
        <table:table-row>
          <table:covered-table-cell/>
          <table:table-cell table:style-name="Table11.B2" office:value-type="string">
            <text:p text:style-name="P191">80020a90</text:p>
          </table:table-cell>
          <table:table-cell table:style-name="Table11.A2" office:value-type="float" office:value="2">
            <text:p text:style-name="P191">2</text:p>
          </table:table-cell>
          <table:table-cell table:style-name="Table11.B2" office:value-type="string">
            <text:p text:style-name="P190">mov<text:tab/>r8,0</text:p>
          </table:table-cell>
          <table:table-cell table:style-name="Table11.E2" office:value-type="string">
            <text:p text:style-name="P31">Move value 0(0x0) into register R8.</text:p>
          </table:table-cell>
        </table:table-row>
        <table:table-row>
          <table:covered-table-cell/>
          <table:table-cell table:style-name="Table11.B2" office:value-type="string">
            <text:p text:style-name="P191">80020a92</text:p>
          </table:table-cell>
          <table:table-cell table:style-name="Table11.A2" office:value-type="float" office:value="4">
            <text:p text:style-name="P191">4</text:p>
          </table:table-cell>
          <table:table-cell table:style-name="Table11.B2" office:value-type="string">
            <text:p text:style-name="P190">st.h<text:tab/>r7[-4],r8</text:p>
          </table:table-cell>
          <table:table-cell table:style-name="Table11.E2" office:value-type="string">
            <text:p text:style-name="P31">Store R8 into register R7 with half word displacement of -4.</text:p>
          </table:table-cell>
        </table:table-row>
        <table:table-row>
          <table:table-cell table:style-name="Table11.B2" table:number-rows-spanned="2" office:value-type="string">
            <text:p text:style-name="P191">9</text:p>
          </table:table-cell>
          <table:table-cell table:style-name="Table11.E2" table:number-columns-spanned="4" office:value-type="string">
            <text:p text:style-name="P208">Statement6 : DIU_Config_SysClock();</text:p>
          </table:table-cell>
          <table:covered-table-cell/>
          <table:covered-table-cell/>
          <table:covered-table-cell/>
        </table:table-row>
        <table:table-row>
          <table:covered-table-cell/>
          <table:table-cell table:style-name="Table11.B2" office:value-type="string">
            <text:p text:style-name="P191">80020a96</text:p>
          </table:table-cell>
          <table:table-cell table:style-name="Table11.A2" office:value-type="float" office:value="4">
            <text:p text:style-name="P191">4</text:p>
          </table:table-cell>
          <table:table-cell table:style-name="Table11.B2" office:value-type="string">
            <text:p text:style-name="P190">mcall<text:tab/>80020ca8 </text:p>
          </table:table-cell>
          <table:table-cell table:style-name="Table11.E2" office:value-type="string">
            <text:p text:style-name="P199">Call to memory address <text:s/>80020ca8.</text:p>
          </table:table-cell>
        </table:table-row>
        <table:table-row>
          <table:table-cell table:style-name="Table11.A2" table:number-rows-spanned="4" office:value-type="float" office:value="10">
            <text:p text:style-name="P191">10</text:p>
          </table:table-cell>
          <table:table-cell table:style-name="Table11.E2" table:number-columns-spanned="4" office:value-type="string">
            <text:p text:style-name="P208">Statement7 : sRetVal = DIU_GPIO_Configuration();</text:p>
          </table:table-cell>
          <table:covered-table-cell/>
          <table:covered-table-cell/>
          <table:covered-table-cell/>
        </table:table-row>
        <table:table-row table:style-name="Table11.24">
          <table:covered-table-cell/>
          <table:table-cell table:style-name="Table11.B2" office:value-type="string">
            <text:p text:style-name="P191">80020a9a</text:p>
          </table:table-cell>
          <table:table-cell table:style-name="Table11.A2" office:value-type="float" office:value="4">
            <text:p text:style-name="P191">4</text:p>
          </table:table-cell>
          <table:table-cell table:style-name="Table11.B2" office:value-type="string">
            <text:p text:style-name="P190">mcall<text:tab/>80020cac </text:p>
          </table:table-cell>
          <table:table-cell table:style-name="Table11.E2" office:value-type="string">
            <text:p text:style-name="P199">Call to memory address <text:s/>80020cac.</text:p>
          </table:table-cell>
        </table:table-row>
        <table:table-row>
          <table:covered-table-cell/>
          <table:table-cell table:style-name="Table11.B2" office:value-type="string">
            <text:p text:style-name="P191">80020a9e</text:p>
          </table:table-cell>
          <table:table-cell table:style-name="Table11.A2" office:value-type="float" office:value="2">
            <text:p text:style-name="P191">2</text:p>
          </table:table-cell>
          <table:table-cell table:style-name="Table11.B2" office:value-type="string">
            <text:p text:style-name="P190">mov<text:tab/>r8,r12</text:p>
          </table:table-cell>
          <table:table-cell table:style-name="Table11.E2" office:value-type="string">
            <text:p text:style-name="P31">Move the value of the register R12 into register R8.</text:p>
          </table:table-cell>
        </table:table-row>
        <table:table-row>
          <table:covered-table-cell/>
          <table:table-cell table:style-name="Table11.B2" office:value-type="string">
            <text:p text:style-name="P191">80020aa0</text:p>
          </table:table-cell>
          <table:table-cell table:style-name="Table11.A2" office:value-type="float" office:value="4">
            <text:p text:style-name="P191">4</text:p>
          </table:table-cell>
          <table:table-cell table:style-name="Table11.B2" office:value-type="string">
            <text:p text:style-name="P190">st.h<text:tab/>r7[-2],r8</text:p>
          </table:table-cell>
          <table:table-cell table:style-name="Table11.E2" office:value-type="string">
            <text:p text:style-name="P31">Store R8 into register R7 with half word displacement of -2.</text:p>
          </table:table-cell>
        </table:table-row>
        <table:table-row>
          <table:table-cell table:style-name="Table11.B2" table:number-rows-spanned="5" office:value-type="string">
            <text:p text:style-name="P191">11</text:p>
          </table:table-cell>
          <table:table-cell table:style-name="Table11.E2" table:number-columns-spanned="4" office:value-type="string">
            <text:p text:style-name="P208">Statement8 : if(sRetVal != DIU_MM_SUCCESS)</text:p>
          </table:table-cell>
          <table:covered-table-cell/>
          <table:covered-table-cell/>
          <table:covered-table-cell/>
        </table:table-row>
        <table:table-row>
          <table:covered-table-cell/>
          <table:table-cell table:style-name="Table11.B2" office:value-type="string">
            <text:p text:style-name="P191">80020aa4</text:p>
          </table:table-cell>
          <table:table-cell table:style-name="Table11.A2" office:value-type="float" office:value="4">
            <text:p text:style-name="P191">4</text:p>
          </table:table-cell>
          <table:table-cell table:style-name="Table11.B2" office:value-type="string">
            <text:p text:style-name="P190">ld.sh<text:tab/>r9,r7[-2]</text:p>
          </table:table-cell>
          <table:table-cell table:style-name="Table11.E2" office:value-type="string">
            <text:p text:style-name="P212">Load signed halfword of R7 into R9 with displacement -2.</text:p>
          </table:table-cell>
        </table:table-row>
        <table:table-row>
          <table:covered-table-cell/>
          <table:table-cell table:style-name="Table11.B2" office:value-type="string">
            <text:p text:style-name="P191">80020aa8</text:p>
          </table:table-cell>
          <table:table-cell table:style-name="Table11.A2" office:value-type="float" office:value="2">
            <text:p text:style-name="P223">2</text:p>
          </table:table-cell>
          <table:table-cell table:style-name="Table11.B2" office:value-type="string">
            <text:p text:style-name="P190">mov<text:tab/>r8,0</text:p>
          </table:table-cell>
          <table:table-cell table:style-name="Table11.E2" office:value-type="string">
            <text:p text:style-name="P31">Move value 0(0x0) into register R8.</text:p>
          </table:table-cell>
        </table:table-row>
        <table:table-row>
          <table:covered-table-cell/>
          <table:table-cell table:style-name="Table11.B2" office:value-type="string">
            <text:p text:style-name="P191">80020aaa</text:p>
          </table:table-cell>
          <table:table-cell table:style-name="Table11.A2" office:value-type="float" office:value="4">
            <text:p text:style-name="P191">4</text:p>
          </table:table-cell>
          <table:table-cell table:style-name="Table11.B2" office:value-type="string">
            <text:p text:style-name="P190">cp.h<text:tab/>r9,r8</text:p>
          </table:table-cell>
          <table:table-cell table:style-name="Table11.E2" office:value-type="string">
            <text:p text:style-name="P31">Compare half word of R8 and R9</text:p>
          </table:table-cell>
        </table:table-row>
        <table:table-row>
          <table:covered-table-cell/>
          <table:table-cell table:style-name="Table11.B2" office:value-type="string">
            <text:p text:style-name="P191">80020aae</text:p>
          </table:table-cell>
          <table:table-cell table:style-name="Table11.A2" office:value-type="float" office:value="2">
            <text:p text:style-name="P191">2</text:p>
          </table:table-cell>
          <table:table-cell table:style-name="Table11.B2" office:value-type="string">
            <text:p text:style-name="P190">breq<text:tab/>80020ac0 </text:p>
          </table:table-cell>
          <table:table-cell table:style-name="Table11.E2" office:value-type="string">
            <text:p text:style-name="P31">Branch to address location 80020ac0 if the contents of the R8 and R9 are equals.</text:p>
          </table:table-cell>
        </table:table-row>
        <table:table-row>
          <table:table-cell table:style-name="Table11.B2" table:number-rows-spanned="6" office:value-type="string">
            <text:p text:style-name="P191">12</text:p>
          </table:table-cell>
          <table:table-cell table:style-name="Table11.E2" table:number-columns-spanned="4" office:value-type="string">
            <text:p text:style-name="P209">Statement9 : DIU_MM_Update_PBIT_System_Init_Failure(DIU_MM_SYSINIT_OPERAT</text:p>
            <text:p text:style-name="P209">ION, DIU_MM_SYS_GPIO_INIT_ID, sRetVal);</text:p>
          </table:table-cell>
          <table:covered-table-cell/>
          <table:covered-table-cell/>
          <table:covered-table-cell/>
        </table:table-row>
        <table:table-row>
          <table:covered-table-cell/>
          <table:table-cell table:style-name="Table11.B2" office:value-type="string">
            <text:p text:style-name="P191">80020ab0</text:p>
          </table:table-cell>
          <table:table-cell table:style-name="Table11.A2" office:value-type="float" office:value="4">
            <text:p text:style-name="P191">4</text:p>
          </table:table-cell>
          <table:table-cell table:style-name="Table11.B2" office:value-type="string">
            <text:p text:style-name="P190">ld.sh<text:tab/>r8,r7[-2]</text:p>
          </table:table-cell>
          <table:table-cell table:style-name="Table11.E2" office:value-type="string">
            <text:p text:style-name="P212">Load signed halfword of R7 into R8 with displacement -2.</text:p>
          </table:table-cell>
        </table:table-row>
        <table:table-row>
          <table:covered-table-cell/>
          <table:table-cell table:style-name="Table11.B2" office:value-type="string">
            <text:p text:style-name="P191">80020ab4</text:p>
          </table:table-cell>
          <table:table-cell table:style-name="Table11.A2" office:value-type="float" office:value="2">
            <text:p text:style-name="P191">2</text:p>
          </table:table-cell>
          <table:table-cell table:style-name="Table11.B2" office:value-type="string">
            <text:p text:style-name="P190">mov<text:tab/>r10,r8</text:p>
          </table:table-cell>
          <table:table-cell table:style-name="Table11.E2" office:value-type="string">
            <text:p text:style-name="P31">Move the value of the register R8 into register R10.</text:p>
          </table:table-cell>
        </table:table-row>
        <table:table-row>
          <table:covered-table-cell/>
          <table:table-cell table:style-name="Table11.B2" office:value-type="string">
            <text:p text:style-name="P191">80020ab6</text:p>
          </table:table-cell>
          <table:table-cell table:style-name="Table11.A2" office:value-type="float" office:value="4">
            <text:p text:style-name="P191">4</text:p>
          </table:table-cell>
          <table:table-cell table:style-name="Table11.B2" office:value-type="string">
            <text:p text:style-name="P190">mov<text:tab/>r11,163</text:p>
          </table:table-cell>
          <table:table-cell table:style-name="Table11.E2" office:value-type="string">
            <text:p text:style-name="P31">Move value 163 into register R11.</text:p>
          </table:table-cell>
        </table:table-row>
        <table:table-row>
          <table:covered-table-cell/>
          <table:table-cell table:style-name="Table11.B2" office:value-type="string">
            <text:p text:style-name="P191">80020aba</text:p>
          </table:table-cell>
          <table:table-cell table:style-name="Table11.A2" office:value-type="float" office:value="2">
            <text:p text:style-name="P191">2</text:p>
          </table:table-cell>
          <table:table-cell table:style-name="Table11.B2" office:value-type="string">
            <text:p text:style-name="P190">mov<text:tab/>r12,0</text:p>
          </table:table-cell>
          <table:table-cell table:style-name="Table11.E2" office:value-type="string">
            <text:p text:style-name="P31">Move value 0(0x0) into register R12.</text:p>
          </table:table-cell>
        </table:table-row>
        <table:table-row>
          <table:covered-table-cell/>
          <table:table-cell table:style-name="Table11.B2" office:value-type="string">
            <text:p text:style-name="P191">80020abc</text:p>
          </table:table-cell>
          <table:table-cell table:style-name="Table11.A2" office:value-type="float" office:value="4">
            <text:p text:style-name="P191">4</text:p>
          </table:table-cell>
          <table:table-cell table:style-name="Table11.B2" office:value-type="string">
            <text:p text:style-name="P190">mcall<text:tab/>80020cb0 </text:p>
          </table:table-cell>
          <table:table-cell table:style-name="Table11.E2" office:value-type="string">
            <text:p text:style-name="P199">Call to memory address <text:s/>80020cb0.</text:p>
          </table:table-cell>
        </table:table-row>
        <table:table-row>
          <table:table-cell table:style-name="Table11.B2" table:number-rows-spanned="4" office:value-type="string">
            <text:p text:style-name="P191">13</text:p>
          </table:table-cell>
          <table:table-cell table:style-name="Table11.E2" table:number-columns-spanned="4" office:value-type="string">
            <text:p text:style-name="P209">Statement10 : sRetVal = DIU_Config_SMC();</text:p>
          </table:table-cell>
          <table:covered-table-cell/>
          <table:covered-table-cell/>
          <table:covered-table-cell/>
        </table:table-row>
        <table:table-row>
          <table:covered-table-cell/>
          <table:table-cell table:style-name="Table11.B2" office:value-type="string">
            <text:p text:style-name="P191">80020ac0</text:p>
          </table:table-cell>
          <table:table-cell table:style-name="Table11.A2" office:value-type="float" office:value="4">
            <text:p text:style-name="P191">4</text:p>
          </table:table-cell>
          <table:table-cell table:style-name="Table11.B2" office:value-type="string">
            <text:p text:style-name="P190">mcall<text:tab/>80020cb4 </text:p>
          </table:table-cell>
          <table:table-cell table:style-name="Table11.E2" office:value-type="string">
            <text:p text:style-name="P200">Call to memory address <text:s/>80020cb4.</text:p>
          </table:table-cell>
        </table:table-row>
        <table:table-row>
          <table:covered-table-cell/>
          <table:table-cell table:style-name="Table11.B2" office:value-type="string">
            <text:p text:style-name="P191">80020ac4</text:p>
          </table:table-cell>
          <table:table-cell table:style-name="Table11.A2" office:value-type="float" office:value="2">
            <text:p text:style-name="P191">2</text:p>
          </table:table-cell>
          <table:table-cell table:style-name="Table11.B2" office:value-type="string">
            <text:p text:style-name="P190">mov<text:tab/>r8,r12</text:p>
          </table:table-cell>
          <table:table-cell table:style-name="Table11.E2" office:value-type="string">
            <text:p text:style-name="P31">Move the value of the register R12 into register R8.</text:p>
          </table:table-cell>
        </table:table-row>
        <table:table-row>
          <table:covered-table-cell/>
          <table:table-cell table:style-name="Table11.B2" office:value-type="string">
            <text:p text:style-name="P191">80020ac6</text:p>
          </table:table-cell>
          <table:table-cell table:style-name="Table11.A2" office:value-type="float" office:value="4">
            <text:p text:style-name="P191">4</text:p>
          </table:table-cell>
          <table:table-cell table:style-name="Table11.B2" office:value-type="string">
            <text:p text:style-name="P190">st.h<text:tab/>r7[-2],r8</text:p>
          </table:table-cell>
          <table:table-cell table:style-name="Table11.E2" office:value-type="string">
            <text:p text:style-name="P31">Store R8 into register R7 with half word displacement of -2.</text:p>
          </table:table-cell>
        </table:table-row>
        <table:table-row>
          <table:table-cell table:style-name="Table11.B2" table:number-rows-spanned="5" office:value-type="string">
            <text:p text:style-name="P191">14</text:p>
          </table:table-cell>
          <table:table-cell table:style-name="Table11.E2" table:number-columns-spanned="4" office:value-type="string">
            <text:p text:style-name="P209">Statement11 : if(sRetVal != DIU_MM_SUCCESS)</text:p>
          </table:table-cell>
          <table:covered-table-cell/>
          <table:covered-table-cell/>
          <table:covered-table-cell/>
        </table:table-row>
        <table:table-row>
          <table:covered-table-cell/>
          <table:table-cell table:style-name="Table11.B2" office:value-type="string">
            <text:p text:style-name="P191">80020aca</text:p>
          </table:table-cell>
          <table:table-cell table:style-name="Table11.A2" office:value-type="float" office:value="4">
            <text:p text:style-name="P193">4</text:p>
          </table:table-cell>
          <table:table-cell table:style-name="Table11.B2" office:value-type="string">
            <text:p text:style-name="P190">ld.sh<text:tab/>r9,r7[-2]</text:p>
          </table:table-cell>
          <table:table-cell table:style-name="Table11.E2" office:value-type="string">
            <text:p text:style-name="P212">Load signed halfword of R7 into R9 with displacement -2.</text:p>
          </table:table-cell>
        </table:table-row>
        <table:table-row>
          <table:covered-table-cell/>
          <table:table-cell table:style-name="Table11.B2" office:value-type="string">
            <text:p text:style-name="P191">80020ace</text:p>
          </table:table-cell>
          <table:table-cell table:style-name="Table11.A2" office:value-type="float" office:value="2">
            <text:p text:style-name="P191">2</text:p>
          </table:table-cell>
          <table:table-cell table:style-name="Table11.B2" office:value-type="string">
            <text:p text:style-name="P190">mov<text:tab/>r8,0</text:p>
          </table:table-cell>
          <table:table-cell table:style-name="Table11.E2" office:value-type="string">
            <text:p text:style-name="P31">Move value 0(0x0) into register R8.</text:p>
          </table:table-cell>
        </table:table-row>
        <table:table-row>
          <table:covered-table-cell/>
          <table:table-cell table:style-name="Table11.B2" office:value-type="string">
            <text:p text:style-name="P191">80020ad0</text:p>
          </table:table-cell>
          <table:table-cell table:style-name="Table11.A2" office:value-type="float" office:value="4">
            <text:p text:style-name="P191">4</text:p>
          </table:table-cell>
          <table:table-cell table:style-name="Table11.B2" office:value-type="string">
            <text:p text:style-name="P190">cp.h<text:tab/>r9,r8</text:p>
          </table:table-cell>
          <table:table-cell table:style-name="Table11.E2" office:value-type="string">
            <text:p text:style-name="P31">Compare half word of R8 and R9</text:p>
          </table:table-cell>
        </table:table-row>
        <table:table-row>
          <table:covered-table-cell/>
          <table:table-cell table:style-name="Table11.B2" office:value-type="string">
            <text:p text:style-name="P191">80020ad4</text:p>
          </table:table-cell>
          <table:table-cell table:style-name="Table11.A2" office:value-type="float" office:value="2">
            <text:p text:style-name="P191">2</text:p>
          </table:table-cell>
          <table:table-cell table:style-name="Table11.B2" office:value-type="string">
            <text:p text:style-name="P190">breq<text:tab/>80020ae6 </text:p>
          </table:table-cell>
          <table:table-cell table:style-name="Table11.E2" office:value-type="string">
            <text:p text:style-name="P31">Branch to address location 80020ae6 if the contents of the R8 and R9 are equals.</text:p>
          </table:table-cell>
        </table:table-row>
        <table:table-row>
          <table:table-cell table:style-name="Table11.B2" table:number-rows-spanned="6" office:value-type="string">
            <text:p text:style-name="P191">15</text:p>
          </table:table-cell>
          <table:table-cell table:style-name="Table11.E2" table:number-columns-spanned="4" office:value-type="string">
            <text:p text:style-name="P209">Statement12 : DIU_MM_Update_PBIT_System_Init_Failure(DIU_MM_SYSINIT_</text:p>
            <text:p text:style-name="P209">OPERATION, DIU_MM_SYS_CLOCK_INIT_ID, sRetVal);</text:p>
          </table:table-cell>
          <table:covered-table-cell/>
          <table:covered-table-cell/>
          <table:covered-table-cell/>
        </table:table-row>
        <table:table-row>
          <table:covered-table-cell/>
          <table:table-cell table:style-name="Table11.B2" office:value-type="string">
            <text:p text:style-name="P191">80020ad6</text:p>
          </table:table-cell>
          <table:table-cell table:style-name="Table11.A2" office:value-type="float" office:value="4">
            <text:p text:style-name="P191">4</text:p>
          </table:table-cell>
          <table:table-cell table:style-name="Table11.B2" office:value-type="string">
            <text:p text:style-name="P190">ld.sh<text:tab/>r8,r7[-2]</text:p>
          </table:table-cell>
          <table:table-cell table:style-name="Table11.E2" office:value-type="string">
            <text:p text:style-name="P212">Load signed halfword of R7 into R8 with displacement -2.</text:p>
          </table:table-cell>
        </table:table-row>
        <table:table-row>
          <table:covered-table-cell/>
          <table:table-cell table:style-name="Table11.B2" office:value-type="string">
            <text:p text:style-name="P191">80020ada</text:p>
          </table:table-cell>
          <table:table-cell table:style-name="Table11.A2" office:value-type="float" office:value="2">
            <text:p text:style-name="P191">2</text:p>
          </table:table-cell>
          <table:table-cell table:style-name="Table11.B2" office:value-type="string">
            <text:p text:style-name="P190">mov<text:tab/>r10,r8</text:p>
          </table:table-cell>
          <table:table-cell table:style-name="Table11.E2" office:value-type="string">
            <text:p text:style-name="P31">Move the value of the register R8 into register R10.</text:p>
          </table:table-cell>
        </table:table-row>
        <table:table-row>
          <table:covered-table-cell/>
          <table:table-cell table:style-name="Table11.B2" office:value-type="string">
            <text:p text:style-name="P191">80020adc</text:p>
          </table:table-cell>
          <table:table-cell table:style-name="Table11.A2" office:value-type="float" office:value="4">
            <text:p text:style-name="P191">4</text:p>
          </table:table-cell>
          <table:table-cell table:style-name="Table11.B2" office:value-type="string">
            <text:p text:style-name="P190">mov<text:tab/>r11,163</text:p>
          </table:table-cell>
          <table:table-cell table:style-name="Table11.E2" office:value-type="string">
            <text:p text:style-name="P31">Move value 163 into register R11.</text:p>
          </table:table-cell>
        </table:table-row>
        <table:table-row>
          <table:covered-table-cell/>
          <table:table-cell table:style-name="Table11.B2" office:value-type="string">
            <text:p text:style-name="P191">80020ae0</text:p>
          </table:table-cell>
          <table:table-cell table:style-name="Table11.A2" office:value-type="float" office:value="2">
            <text:p text:style-name="P191">2</text:p>
          </table:table-cell>
          <table:table-cell table:style-name="Table11.B2" office:value-type="string">
            <text:p text:style-name="P190">mov<text:tab/>r12,0</text:p>
          </table:table-cell>
          <table:table-cell table:style-name="Table11.E2" office:value-type="string">
            <text:p text:style-name="P31">Move value 0(0x0) into register R12.</text:p>
          </table:table-cell>
        </table:table-row>
        <table:table-row>
          <table:covered-table-cell/>
          <table:table-cell table:style-name="Table11.B2" office:value-type="string">
            <text:p text:style-name="P191">80020ae2</text:p>
          </table:table-cell>
          <table:table-cell table:style-name="Table11.A2" office:value-type="float" office:value="4">
            <text:p text:style-name="P191">4</text:p>
          </table:table-cell>
          <table:table-cell table:style-name="Table11.B2" office:value-type="string">
            <text:p text:style-name="P190">mcall<text:tab/>80020cb0 </text:p>
          </table:table-cell>
          <table:table-cell table:style-name="Table11.E2" office:value-type="string">
            <text:p text:style-name="P200">Call to memory address <text:s/>80020cb0.</text:p>
          </table:table-cell>
        </table:table-row>
        <table:table-row>
          <table:table-cell table:style-name="Table11.B2" table:number-rows-spanned="4" office:value-type="string">
            <text:p text:style-name="P191">16</text:p>
            <text:p text:style-name="P191"/>
            <text:p text:style-name="P191"/>
          </table:table-cell>
          <table:table-cell table:style-name="Table11.E2" table:number-columns-spanned="4" office:value-type="string">
            <text:p text:style-name="P209">Statement13 : DIU_FPGA_Wdt_Read_RstSource(&amp;ucWDTResetSource);</text:p>
          </table:table-cell>
          <table:covered-table-cell/>
          <table:covered-table-cell/>
          <table:covered-table-cell/>
        </table:table-row>
        <table:table-row>
          <table:covered-table-cell/>
          <table:table-cell table:style-name="Table11.B2" office:value-type="string">
            <text:p text:style-name="P191">80020ae6</text:p>
          </table:table-cell>
          <table:table-cell table:style-name="Table11.A2" office:value-type="float" office:value="4">
            <text:p text:style-name="P191">4</text:p>
          </table:table-cell>
          <table:table-cell table:style-name="Table11.B2" office:value-type="string">
            <text:p text:style-name="P190">sub<text:tab/>r8,r7,7</text:p>
          </table:table-cell>
          <table:table-cell table:style-name="Table11.E2" office:value-type="string">
            <text:p text:style-name="P30">Subtract 7 from R7 and store in R8,</text:p>
          </table:table-cell>
        </table:table-row>
        <table:table-row>
          <table:covered-table-cell/>
          <table:table-cell table:style-name="Table11.B2" office:value-type="string">
            <text:p text:style-name="P191">80020aea</text:p>
          </table:table-cell>
          <table:table-cell table:style-name="Table11.A2" office:value-type="float" office:value="2">
            <text:p text:style-name="P191">2</text:p>
          </table:table-cell>
          <table:table-cell table:style-name="Table11.B2" office:value-type="string">
            <text:p text:style-name="P190">mov<text:tab/>r12,r8</text:p>
          </table:table-cell>
          <table:table-cell table:style-name="Table11.E2" office:value-type="string">
            <text:p text:style-name="P31">Move the value of the register R8 into register R12.</text:p>
          </table:table-cell>
        </table:table-row>
        <table:table-row>
          <table:covered-table-cell/>
          <table:table-cell table:style-name="Table11.B2" office:value-type="string">
            <text:p text:style-name="P191">80020aec</text:p>
          </table:table-cell>
          <table:table-cell table:style-name="Table11.A2" office:value-type="float" office:value="4">
            <text:p text:style-name="P191">4</text:p>
          </table:table-cell>
          <table:table-cell table:style-name="Table11.B2" office:value-type="string">
            <text:p text:style-name="P190">mcall<text:tab/>80020cb8 </text:p>
          </table:table-cell>
          <table:table-cell table:style-name="Table11.E2" office:value-type="string">
            <text:p text:style-name="P199">Call to memory address <text:s/>80020cb8.</text:p>
          </table:table-cell>
        </table:table-row>
        <table:table-row>
          <table:table-cell table:style-name="Table11.B2" table:number-rows-spanned="5" office:value-type="string">
            <text:p text:style-name="P191">17</text:p>
            <text:p text:style-name="P191"/>
          </table:table-cell>
          <table:table-cell table:style-name="Table11.E2" table:number-columns-spanned="4" office:value-type="string">
            <text:p text:style-name="P209">Statement14 : gsDIU_Handle.m_ucWDTResetVal = ucWDTResetSource;</text:p>
          </table:table-cell>
          <table:covered-table-cell/>
          <table:covered-table-cell/>
          <table:covered-table-cell/>
        </table:table-row>
        <table:table-row>
          <table:covered-table-cell/>
          <table:table-cell table:style-name="Table11.B2" office:value-type="string">
            <text:p text:style-name="P191">80020af0</text:p>
          </table:table-cell>
          <table:table-cell table:style-name="Table11.A2" office:value-type="float" office:value="4">
            <text:p text:style-name="P191">4</text:p>
          </table:table-cell>
          <table:table-cell table:style-name="Table11.B2" office:value-type="string">
            <text:p text:style-name="P190">ld.ub<text:tab/>r8,r7[-7]</text:p>
          </table:table-cell>
          <table:table-cell table:style-name="Table11.E2" office:value-type="string">
            <text:p text:style-name="P199">Load unsigned byte with displacement -7 from R7 into R8.</text:p>
          </table:table-cell>
        </table:table-row>
        <table:table-row>
          <table:covered-table-cell/>
          <table:table-cell table:style-name="Table11.B2" office:value-type="string">
            <text:p text:style-name="P191">80020af4</text:p>
          </table:table-cell>
          <table:table-cell table:style-name="Table11.A2" office:value-type="float" office:value="2">
            <text:p text:style-name="P191">2</text:p>
          </table:table-cell>
          <table:table-cell table:style-name="Table11.B2" office:value-type="string">
            <text:p text:style-name="P190">lddpc<text:tab/>r10,80020cbc </text:p>
          </table:table-cell>
          <table:table-cell table:style-name="Table11.E2" office:value-type="string">
            <text:list xml:id="list34785416" text:continue-numbering="true" text:style-name="List_20_1">
              <text:list-header>
                <text:p text:style-name="P158">Load PC(0x80020cbc) into R10.</text:p>
              </text:list-header>
            </text:list>
          </table:table-cell>
        </table:table-row>
        <table:table-row>
          <table:covered-table-cell/>
          <table:table-cell table:style-name="Table11.B2" office:value-type="string">
            <text:p text:style-name="P191">80020af6</text:p>
          </table:table-cell>
          <table:table-cell table:style-name="Table11.A2" office:value-type="float" office:value="4">
            <text:p text:style-name="P191">4</text:p>
          </table:table-cell>
          <table:table-cell table:style-name="Table11.B2" office:value-type="string">
            <text:p text:style-name="P190">mov<text:tab/>r9,42323</text:p>
          </table:table-cell>
          <table:table-cell table:style-name="Table11.E2" office:value-type="string">
            <text:p text:style-name="P31">Move value 42323 into <text:soft-page-break/>register R8.</text:p>
          </table:table-cell>
        </table:table-row>
        <table:table-row>
          <table:covered-table-cell/>
          <table:table-cell table:style-name="Table11.B2" office:value-type="string">
            <text:p text:style-name="P191">80020afa</text:p>
          </table:table-cell>
          <table:table-cell table:style-name="Table11.A2" office:value-type="float" office:value="4">
            <text:p text:style-name="P191">4</text:p>
          </table:table-cell>
          <table:table-cell table:style-name="Table11.B2" office:value-type="string">
            <text:p text:style-name="P190">st.b<text:tab/>r10[r9],r8</text:p>
          </table:table-cell>
          <table:table-cell table:style-name="Table11.E2" office:value-type="string">
            <text:p text:style-name="P31">Store byte R8 into R10 with index R9.</text:p>
          </table:table-cell>
        </table:table-row>
        <table:table-row>
          <table:table-cell table:style-name="Table11.B2" table:number-rows-spanned="2" office:value-type="string">
            <text:p text:style-name="P191">18</text:p>
            <text:p text:style-name="P191"/>
          </table:table-cell>
          <table:table-cell table:style-name="Table11.E2" table:number-columns-spanned="4" office:value-type="string">
            <text:p text:style-name="P209">Statement15 : DIU_Reset_FPGA_UART_1553B();</text:p>
          </table:table-cell>
          <table:covered-table-cell/>
          <table:covered-table-cell/>
          <table:covered-table-cell/>
        </table:table-row>
        <table:table-row>
          <table:covered-table-cell/>
          <table:table-cell table:style-name="Table11.B2" office:value-type="string">
            <text:p text:style-name="P191">80020afe</text:p>
          </table:table-cell>
          <table:table-cell table:style-name="Table11.A2" office:value-type="float" office:value="4">
            <text:p text:style-name="P191">4</text:p>
          </table:table-cell>
          <table:table-cell table:style-name="Table11.B2" office:value-type="string">
            <text:p text:style-name="P190">mcall<text:tab/>80020cc0 </text:p>
          </table:table-cell>
          <table:table-cell table:style-name="Table11.E2" office:value-type="string">
            <text:p text:style-name="P199">Call to memory address <text:s/>80020cc0.</text:p>
          </table:table-cell>
        </table:table-row>
        <table:table-row>
          <table:table-cell table:style-name="Table11.B2" table:number-rows-spanned="5" office:value-type="string">
            <text:p text:style-name="P191">19</text:p>
            <text:p text:style-name="P191"/>
            <text:p text:style-name="P191"/>
          </table:table-cell>
          <table:table-cell table:style-name="Table11.E2" table:number-columns-spanned="4" office:value-type="string">
            <text:p text:style-name="P209">Statement16 : sRetVal = DIU_WDT_Init(DIU_MM_WDT_TIME_OUT_MS);<text:tab/></text:p>
          </table:table-cell>
          <table:covered-table-cell/>
          <table:covered-table-cell/>
          <table:covered-table-cell/>
        </table:table-row>
        <table:table-row>
          <table:covered-table-cell/>
          <table:table-cell table:style-name="Table11.B2" office:value-type="string">
            <text:p text:style-name="P191">80020b02</text:p>
          </table:table-cell>
          <table:table-cell table:style-name="Table11.A2" office:value-type="float" office:value="4">
            <text:p text:style-name="P191">4</text:p>
          </table:table-cell>
          <table:table-cell table:style-name="Table11.B2" office:value-type="string">
            <text:p text:style-name="P190">mov<text:tab/>r12,2000</text:p>
          </table:table-cell>
          <table:table-cell table:style-name="Table11.E2" office:value-type="string">
            <text:p text:style-name="P31">Move value 2000 into register R12.</text:p>
          </table:table-cell>
        </table:table-row>
        <table:table-row>
          <table:covered-table-cell/>
          <table:table-cell table:style-name="Table11.B2" office:value-type="string">
            <text:p text:style-name="P191">80020b06</text:p>
          </table:table-cell>
          <table:table-cell table:style-name="Table11.A2" office:value-type="float" office:value="4">
            <text:p text:style-name="P191">4</text:p>
          </table:table-cell>
          <table:table-cell table:style-name="Table11.B2" office:value-type="string">
            <text:p text:style-name="P190">mcall<text:tab/>80020cc4 </text:p>
          </table:table-cell>
          <table:table-cell table:style-name="Table11.E2" office:value-type="string">
            <text:p text:style-name="P199">Call to memory address <text:s text:c="2"/>80020cc4.</text:p>
          </table:table-cell>
        </table:table-row>
        <table:table-row>
          <table:covered-table-cell/>
          <table:table-cell table:style-name="Table11.B2" office:value-type="string">
            <text:p text:style-name="P191">80020b0a</text:p>
          </table:table-cell>
          <table:table-cell table:style-name="Table11.A2" office:value-type="float" office:value="2">
            <text:p text:style-name="P191">2</text:p>
          </table:table-cell>
          <table:table-cell table:style-name="Table11.B2" office:value-type="string">
            <text:p text:style-name="P190">mov<text:tab/>r8,r12</text:p>
          </table:table-cell>
          <table:table-cell table:style-name="Table11.E2" office:value-type="string">
            <text:p text:style-name="P31">Move the value of the register R12 into register R8.</text:p>
          </table:table-cell>
        </table:table-row>
        <table:table-row>
          <table:covered-table-cell/>
          <table:table-cell table:style-name="Table11.B2" office:value-type="string">
            <text:p text:style-name="P191">80020b0c</text:p>
          </table:table-cell>
          <table:table-cell table:style-name="Table11.A2" office:value-type="float" office:value="4">
            <text:p text:style-name="P191">4</text:p>
          </table:table-cell>
          <table:table-cell table:style-name="Table11.B2" office:value-type="string">
            <text:p text:style-name="P190">st.h<text:tab/>r7[-2],r8</text:p>
          </table:table-cell>
          <table:table-cell table:style-name="Table11.E2" office:value-type="string">
            <text:p text:style-name="P31">Store R8 into register R7 with half word displacement of -2.</text:p>
          </table:table-cell>
        </table:table-row>
        <table:table-row>
          <table:table-cell table:style-name="Table11.A2" table:number-rows-spanned="5" office:value-type="float" office:value="20">
            <text:p text:style-name="P191">20</text:p>
          </table:table-cell>
          <table:table-cell table:style-name="Table11.E2" table:number-columns-spanned="4" office:value-type="string">
            <text:p text:style-name="P209">Statement17 : if (sRetVal != DIU_MM_SUCCESS)</text:p>
          </table:table-cell>
          <table:covered-table-cell/>
          <table:covered-table-cell/>
          <table:covered-table-cell/>
        </table:table-row>
        <table:table-row>
          <table:covered-table-cell/>
          <table:table-cell table:style-name="Table11.B2" office:value-type="string">
            <text:p text:style-name="P191">80020b10</text:p>
          </table:table-cell>
          <table:table-cell table:style-name="Table11.A2" office:value-type="float" office:value="4">
            <text:p text:style-name="P108">4</text:p>
          </table:table-cell>
          <table:table-cell table:style-name="Table11.B2" office:value-type="string">
            <text:p text:style-name="Standard">ld.sh<text:tab/>r9,r7[-2]</text:p>
          </table:table-cell>
          <table:table-cell table:style-name="Table11.E2" office:value-type="string">
            <text:p text:style-name="P212">Load signed halfword of R7 into R9 with displacement -2.</text:p>
          </table:table-cell>
        </table:table-row>
        <table:table-row>
          <table:covered-table-cell/>
          <table:table-cell table:style-name="Table11.B2" office:value-type="string">
            <text:p text:style-name="P191">80020b14</text:p>
          </table:table-cell>
          <table:table-cell table:style-name="Table11.A2" office:value-type="float" office:value="2">
            <text:p text:style-name="P108">2</text:p>
          </table:table-cell>
          <table:table-cell table:style-name="Table11.B2" office:value-type="string">
            <text:p text:style-name="Standard">mov<text:tab/>r8,0</text:p>
          </table:table-cell>
          <table:table-cell table:style-name="Table11.E2" office:value-type="string">
            <text:p text:style-name="P31">Move value 0(0x0) into register R8.</text:p>
          </table:table-cell>
        </table:table-row>
        <table:table-row>
          <table:covered-table-cell/>
          <table:table-cell table:style-name="Table11.B2" office:value-type="string">
            <text:p text:style-name="P191">80020b16</text:p>
          </table:table-cell>
          <table:table-cell table:style-name="Table11.A2" office:value-type="float" office:value="4">
            <text:p text:style-name="P108">4</text:p>
          </table:table-cell>
          <table:table-cell table:style-name="Table11.B2" office:value-type="string">
            <text:p text:style-name="Standard">cp.h<text:tab/>r9,r8</text:p>
          </table:table-cell>
          <table:table-cell table:style-name="Table11.E2" office:value-type="string">
            <text:p text:style-name="P31">Compare half word of R8 and R9</text:p>
          </table:table-cell>
        </table:table-row>
        <table:table-row>
          <table:covered-table-cell/>
          <table:table-cell table:style-name="Table11.B2" office:value-type="string">
            <text:p text:style-name="P191">80020b1a</text:p>
          </table:table-cell>
          <table:table-cell table:style-name="Table11.A2" office:value-type="float" office:value="2">
            <text:p text:style-name="P108">2</text:p>
          </table:table-cell>
          <table:table-cell table:style-name="Table11.B2" office:value-type="string">
            <text:p text:style-name="Standard">breq<text:tab/>80020b2c </text:p>
          </table:table-cell>
          <table:table-cell table:style-name="Table11.E2" office:value-type="string">
            <text:p text:style-name="P31">Branch to address location 80020b2c if the contents of the R8 and R9 are equals.</text:p>
          </table:table-cell>
        </table:table-row>
        <table:table-row>
          <table:table-cell table:style-name="Table11.B2" table:number-rows-spanned="6" office:value-type="string">
            <text:p text:style-name="P191">21</text:p>
          </table:table-cell>
          <table:table-cell table:style-name="Table11.E2" table:number-columns-spanned="4" office:value-type="string">
            <text:p text:style-name="P209">Statement18 : DIU_MM_Update_PBIT_System_Init_Failure(DIU_MM_SYSINIT_</text:p>
            <text:p text:style-name="P209">OPERATION, <text:s/>DIU_MM_WDT_INIT_ID, sRetVal);</text:p>
          </table:table-cell>
          <table:covered-table-cell/>
          <table:covered-table-cell/>
          <table:covered-table-cell/>
        </table:table-row>
        <table:table-row>
          <table:covered-table-cell/>
          <table:table-cell table:style-name="Table11.B2" office:value-type="string">
            <text:p text:style-name="P191">80020b1c</text:p>
          </table:table-cell>
          <table:table-cell table:style-name="Table11.A2" office:value-type="float" office:value="4">
            <text:p text:style-name="P108">4</text:p>
          </table:table-cell>
          <table:table-cell table:style-name="Table11.B2" office:value-type="string">
            <text:p text:style-name="Standard">ld.sh<text:tab/>r8,r7[-2]</text:p>
          </table:table-cell>
          <table:table-cell table:style-name="Table11.E2" office:value-type="string">
            <text:p text:style-name="P212">Load signed halfword of R7 into R8 with displacement -2.</text:p>
          </table:table-cell>
        </table:table-row>
        <table:table-row>
          <table:covered-table-cell/>
          <table:table-cell table:style-name="Table11.B2" office:value-type="string">
            <text:p text:style-name="P191">80020b20</text:p>
          </table:table-cell>
          <table:table-cell table:style-name="Table11.A2" office:value-type="float" office:value="2">
            <text:p text:style-name="P108">2</text:p>
          </table:table-cell>
          <table:table-cell table:style-name="Table11.B2" office:value-type="string">
            <text:p text:style-name="Standard">mov<text:tab/>r10,r8</text:p>
          </table:table-cell>
          <table:table-cell table:style-name="Table11.E2" office:value-type="string">
            <text:p text:style-name="P31">Move the value of the <text:soft-page-break/>register R8 into register R10.</text:p>
          </table:table-cell>
        </table:table-row>
        <table:table-row>
          <table:covered-table-cell/>
          <table:table-cell table:style-name="Table11.B2" office:value-type="string">
            <text:p text:style-name="P191">80020b22</text:p>
          </table:table-cell>
          <table:table-cell table:style-name="Table11.A2" office:value-type="float" office:value="4">
            <text:p text:style-name="P108">4</text:p>
          </table:table-cell>
          <table:table-cell table:style-name="Table11.B2" office:value-type="string">
            <text:p text:style-name="Standard">mov<text:tab/>r11,168</text:p>
          </table:table-cell>
          <table:table-cell table:style-name="Table11.E2" office:value-type="string">
            <text:p text:style-name="P31">Move value 168 into register R11.</text:p>
          </table:table-cell>
        </table:table-row>
        <table:table-row>
          <table:covered-table-cell/>
          <table:table-cell table:style-name="Table11.B2" office:value-type="string">
            <text:p text:style-name="P191">80020b26</text:p>
          </table:table-cell>
          <table:table-cell table:style-name="Table11.A2" office:value-type="float" office:value="2">
            <text:p text:style-name="P108">2</text:p>
          </table:table-cell>
          <table:table-cell table:style-name="Table11.B2" office:value-type="string">
            <text:p text:style-name="Standard">mov<text:tab/>r12,0</text:p>
          </table:table-cell>
          <table:table-cell table:style-name="Table11.E2" office:value-type="string">
            <text:p text:style-name="P31">Move value 0(0x0) into register R12.</text:p>
          </table:table-cell>
        </table:table-row>
        <table:table-row>
          <table:covered-table-cell/>
          <table:table-cell table:style-name="Table11.B2" office:value-type="string">
            <text:p text:style-name="P191">80020b28</text:p>
          </table:table-cell>
          <table:table-cell table:style-name="Table11.A2" office:value-type="float" office:value="4">
            <text:p text:style-name="P108">4</text:p>
          </table:table-cell>
          <table:table-cell table:style-name="Table11.B2" office:value-type="string">
            <text:p text:style-name="Standard">mcall<text:tab/>80020cb0 </text:p>
          </table:table-cell>
          <table:table-cell table:style-name="Table11.E2" office:value-type="string">
            <text:p text:style-name="P199">Call to memory address <text:s text:c="2"/>80020cb0.</text:p>
          </table:table-cell>
        </table:table-row>
        <table:table-row>
          <table:table-cell table:style-name="Table11.B2" table:number-rows-spanned="2" office:value-type="string">
            <text:p text:style-name="P191">22</text:p>
          </table:table-cell>
          <table:table-cell table:style-name="Table11.E2" table:number-columns-spanned="4" office:value-type="string">
            <text:p text:style-name="P209">Statement19 : DIU_Init_UC_UART();</text:p>
          </table:table-cell>
          <table:covered-table-cell/>
          <table:covered-table-cell/>
          <table:covered-table-cell/>
        </table:table-row>
        <table:table-row>
          <table:covered-table-cell/>
          <table:table-cell table:style-name="Table11.B2" office:value-type="string">
            <text:p text:style-name="P191">80020b2c</text:p>
          </table:table-cell>
          <table:table-cell table:style-name="Table11.A2" office:value-type="float" office:value="4">
            <text:p text:style-name="P108">4</text:p>
          </table:table-cell>
          <table:table-cell table:style-name="Table11.B2" office:value-type="string">
            <text:p text:style-name="Standard">mcall<text:tab/>80020cc8 </text:p>
          </table:table-cell>
          <table:table-cell table:style-name="Table11.E2" office:value-type="string">
            <text:p text:style-name="P199">Call to memory address <text:s text:c="2"/>80020cc8.</text:p>
          </table:table-cell>
        </table:table-row>
        <table:table-row>
          <table:table-cell table:style-name="Table11.B2" table:number-rows-spanned="2" office:value-type="string">
            <text:p text:style-name="P191">23</text:p>
          </table:table-cell>
          <table:table-cell table:style-name="Table11.E2" table:number-columns-spanned="4" office:value-type="string">
            <text:p text:style-name="P209">Statement20 : DIU_Init_Discrete_IO();</text:p>
          </table:table-cell>
          <table:covered-table-cell/>
          <table:covered-table-cell/>
          <table:covered-table-cell/>
        </table:table-row>
        <table:table-row>
          <table:covered-table-cell/>
          <table:table-cell table:style-name="Table11.B2" office:value-type="string">
            <text:p text:style-name="P191">80020b30</text:p>
          </table:table-cell>
          <table:table-cell table:style-name="Table11.A2" office:value-type="float" office:value="4">
            <text:p text:style-name="P108">4</text:p>
          </table:table-cell>
          <table:table-cell table:style-name="Table11.B2" office:value-type="string">
            <text:p text:style-name="Standard">mcall<text:tab/>80020ccc <text:tab/><text:tab/><text:tab/><text:tab/></text:p>
          </table:table-cell>
          <table:table-cell table:style-name="Table11.E2" office:value-type="string">
            <text:p text:style-name="P199">Call to memory address <text:s text:c="2"/>80020ccc.</text:p>
          </table:table-cell>
        </table:table-row>
        <table:table-row>
          <table:table-cell table:style-name="Table11.B2" table:number-rows-spanned="2" office:value-type="string">
            <text:p text:style-name="P191">24</text:p>
          </table:table-cell>
          <table:table-cell table:style-name="Table11.E2" table:number-columns-spanned="4" office:value-type="string">
            <text:p text:style-name="P209">Statement21 : DIU_ADCIFA_Config();</text:p>
          </table:table-cell>
          <table:covered-table-cell/>
          <table:covered-table-cell/>
          <table:covered-table-cell/>
        </table:table-row>
        <table:table-row>
          <table:covered-table-cell/>
          <table:table-cell table:style-name="Table11.B2" office:value-type="string">
            <text:p text:style-name="P191">80020b34</text:p>
          </table:table-cell>
          <table:table-cell table:style-name="Table11.A2" office:value-type="float" office:value="4">
            <text:p text:style-name="P108">4</text:p>
          </table:table-cell>
          <table:table-cell table:style-name="Table11.B2" office:value-type="string">
            <text:p text:style-name="Standard">mcall<text:tab/>80020cd0 </text:p>
          </table:table-cell>
          <table:table-cell table:style-name="Table11.E2" office:value-type="string">
            <text:p text:style-name="P199">Call to memory address <text:s text:c="2"/>80020cd0.</text:p>
          </table:table-cell>
        </table:table-row>
        <table:table-row>
          <table:table-cell table:style-name="Table11.B2" table:number-rows-spanned="6" office:value-type="string">
            <text:p text:style-name="P191">25</text:p>
          </table:table-cell>
          <table:table-cell table:style-name="Table11.E2" table:number-columns-spanned="4" office:value-type="string">
            <text:p text:style-name="P209">Statement22 : sRetVal = DIU_Timer_Config(DIU_MM_TIMER_1, DIU_MM_TIMER_TIME OUT);</text:p>
          </table:table-cell>
          <table:covered-table-cell/>
          <table:covered-table-cell/>
          <table:covered-table-cell/>
        </table:table-row>
        <table:table-row>
          <table:covered-table-cell/>
          <table:table-cell table:style-name="Table11.B2" office:value-type="string">
            <text:p text:style-name="P191">80020b38</text:p>
          </table:table-cell>
          <table:table-cell table:style-name="Table11.A2" office:value-type="float" office:value="4">
            <text:p text:style-name="P108">4</text:p>
          </table:table-cell>
          <table:table-cell table:style-name="Table11.B2" office:value-type="string">
            <text:p text:style-name="Standard">mov<text:tab/>r11,7500</text:p>
          </table:table-cell>
          <table:table-cell table:style-name="Table11.E2" office:value-type="string">
            <text:p text:style-name="P31">Move value 7500 into register R11.</text:p>
          </table:table-cell>
        </table:table-row>
        <table:table-row>
          <table:covered-table-cell/>
          <table:table-cell table:style-name="Table11.B2" office:value-type="string">
            <text:p text:style-name="P191">80020b3c</text:p>
          </table:table-cell>
          <table:table-cell table:style-name="Table11.A2" office:value-type="float" office:value="2">
            <text:p text:style-name="P108">2</text:p>
          </table:table-cell>
          <table:table-cell table:style-name="Table11.B2" office:value-type="string">
            <text:p text:style-name="Standard">mov<text:tab/>r12,1</text:p>
          </table:table-cell>
          <table:table-cell table:style-name="Table11.E2" office:value-type="string">
            <text:p text:style-name="P31">Move value 1 into register R12.</text:p>
          </table:table-cell>
        </table:table-row>
        <table:table-row>
          <table:covered-table-cell/>
          <table:table-cell table:style-name="Table11.B2" office:value-type="string">
            <text:p text:style-name="P191">80020b3e</text:p>
          </table:table-cell>
          <table:table-cell table:style-name="Table11.A2" office:value-type="float" office:value="4">
            <text:p text:style-name="P108">4</text:p>
          </table:table-cell>
          <table:table-cell table:style-name="Table11.B2" office:value-type="string">
            <text:p text:style-name="Standard">mcall<text:tab/>80020cd4</text:p>
          </table:table-cell>
          <table:table-cell table:style-name="Table11.E2" office:value-type="string">
            <text:p text:style-name="P199">Call to memory address <text:s text:c="2"/>80020cd4.</text:p>
          </table:table-cell>
        </table:table-row>
        <table:table-row>
          <table:covered-table-cell/>
          <table:table-cell table:style-name="Table11.B2" office:value-type="string">
            <text:p text:style-name="P191">80020b42</text:p>
          </table:table-cell>
          <table:table-cell table:style-name="Table11.A2" office:value-type="float" office:value="2">
            <text:p text:style-name="P108">2</text:p>
          </table:table-cell>
          <table:table-cell table:style-name="Table11.B2" office:value-type="string">
            <text:p text:style-name="Standard">mov<text:tab/>r8,r12</text:p>
          </table:table-cell>
          <table:table-cell table:style-name="Table11.E2" office:value-type="string">
            <text:p text:style-name="P31">Move the value of the register R12 into register R8.</text:p>
          </table:table-cell>
        </table:table-row>
        <table:table-row>
          <table:covered-table-cell/>
          <table:table-cell table:style-name="Table11.B2" office:value-type="string">
            <text:p text:style-name="P191">80020b44</text:p>
          </table:table-cell>
          <table:table-cell table:style-name="Table11.A2" office:value-type="float" office:value="4">
            <text:p text:style-name="P108">4</text:p>
          </table:table-cell>
          <table:table-cell table:style-name="Table11.B2" office:value-type="string">
            <text:p text:style-name="Standard">st.h<text:tab/>r7[-2],r8</text:p>
          </table:table-cell>
          <table:table-cell table:style-name="Table11.E2" office:value-type="string">
            <text:p text:style-name="P31">Store R8 into register R7 with half word displacement of -2.</text:p>
          </table:table-cell>
        </table:table-row>
        <table:table-row>
          <table:table-cell table:style-name="Table11.B2" table:number-rows-spanned="5" office:value-type="string">
            <text:p text:style-name="P191">26</text:p>
          </table:table-cell>
          <table:table-cell table:style-name="Table11.E2" table:number-columns-spanned="4" office:value-type="string">
            <text:p text:style-name="P210">Statement23 : if (sRetVal != DIU_MM_SUCCESS)</text:p>
          </table:table-cell>
          <table:covered-table-cell/>
          <table:covered-table-cell/>
          <table:covered-table-cell/>
        </table:table-row>
        <table:table-row>
          <table:covered-table-cell/>
          <table:table-cell table:style-name="Table11.B2" office:value-type="string">
            <text:p text:style-name="P191">80020b48</text:p>
          </table:table-cell>
          <table:table-cell table:style-name="Table11.A2" office:value-type="float" office:value="4">
            <text:p text:style-name="P191">4</text:p>
          </table:table-cell>
          <table:table-cell table:style-name="Table11.B2" office:value-type="string">
            <text:p text:style-name="Standard">ld.sh<text:tab/>r9,r7[-2]</text:p>
          </table:table-cell>
          <table:table-cell table:style-name="Table11.E2" office:value-type="string">
            <text:p text:style-name="P212">Load signed halfword of R7 into R9 with displacement <text:soft-page-break/>-2.</text:p>
          </table:table-cell>
        </table:table-row>
        <table:table-row>
          <table:covered-table-cell/>
          <table:table-cell table:style-name="Table11.B2" office:value-type="string">
            <text:p text:style-name="P191">80020b4c</text:p>
          </table:table-cell>
          <table:table-cell table:style-name="Table11.A2" office:value-type="float" office:value="2">
            <text:p text:style-name="P191">2</text:p>
          </table:table-cell>
          <table:table-cell table:style-name="Table11.B2" office:value-type="string">
            <text:p text:style-name="Standard">mov<text:tab/>r8,0</text:p>
          </table:table-cell>
          <table:table-cell table:style-name="Table11.E2" office:value-type="string">
            <text:p text:style-name="P31">Move value 0(0x0) into register R8.</text:p>
          </table:table-cell>
        </table:table-row>
        <table:table-row>
          <table:covered-table-cell/>
          <table:table-cell table:style-name="Table11.B2" office:value-type="string">
            <text:p text:style-name="P191">80020b4e</text:p>
          </table:table-cell>
          <table:table-cell table:style-name="Table11.A2" office:value-type="float" office:value="4">
            <text:p text:style-name="P191">4</text:p>
          </table:table-cell>
          <table:table-cell table:style-name="Table11.B2" office:value-type="string">
            <text:p text:style-name="Standard">cp.h<text:tab/>r9,r8</text:p>
          </table:table-cell>
          <table:table-cell table:style-name="Table11.E2" office:value-type="string">
            <text:p text:style-name="P31">Compare half word of R8 and R9</text:p>
          </table:table-cell>
        </table:table-row>
        <table:table-row>
          <table:covered-table-cell/>
          <table:table-cell table:style-name="Table11.B2" office:value-type="string">
            <text:p text:style-name="P191">80020b52</text:p>
          </table:table-cell>
          <table:table-cell table:style-name="Table11.A2" office:value-type="float" office:value="2">
            <text:p text:style-name="P191">2</text:p>
          </table:table-cell>
          <table:table-cell table:style-name="Table11.B2" office:value-type="string">
            <text:p text:style-name="Standard">breq<text:tab/>80020b64 </text:p>
          </table:table-cell>
          <table:table-cell table:style-name="Table11.E2" office:value-type="string">
            <text:p text:style-name="P31">Branch to address location 80020b64 if the contents of the R8 and R9 are equals.</text:p>
          </table:table-cell>
        </table:table-row>
        <table:table-row>
          <table:table-cell table:style-name="Table11.B2" table:number-rows-spanned="6" office:value-type="string">
            <text:p text:style-name="P191">27</text:p>
          </table:table-cell>
          <table:table-cell table:style-name="Table11.E2" table:number-columns-spanned="4" office:value-type="string">
            <text:p text:style-name="P209">Statement24 : DIU_MM_Update_PBIT_System_Init_Failure(DIU_MM_SYSINIT_ OPERATION, DIU_MM_TIMER_TEST_ID, sRetVal);</text:p>
          </table:table-cell>
          <table:covered-table-cell/>
          <table:covered-table-cell/>
          <table:covered-table-cell/>
        </table:table-row>
        <table:table-row>
          <table:covered-table-cell/>
          <table:table-cell table:style-name="Table11.B2" office:value-type="string">
            <text:p text:style-name="P191">80020b54</text:p>
          </table:table-cell>
          <table:table-cell table:style-name="Table11.A2" office:value-type="float" office:value="4">
            <text:p text:style-name="P108">4</text:p>
          </table:table-cell>
          <table:table-cell table:style-name="Table11.B2" office:value-type="string">
            <text:p text:style-name="Standard">ld.sh<text:tab/>r8,r7[-2]</text:p>
          </table:table-cell>
          <table:table-cell table:style-name="Table11.E2" office:value-type="string">
            <text:p text:style-name="P212">Load signed halfword of R7 into R8 with displacement -2.</text:p>
          </table:table-cell>
        </table:table-row>
        <table:table-row>
          <table:covered-table-cell/>
          <table:table-cell table:style-name="Table11.B2" office:value-type="string">
            <text:p text:style-name="P191">80020b58</text:p>
          </table:table-cell>
          <table:table-cell table:style-name="Table11.A2" office:value-type="float" office:value="2">
            <text:p text:style-name="P108">2</text:p>
          </table:table-cell>
          <table:table-cell table:style-name="Table11.B2" office:value-type="string">
            <text:p text:style-name="Standard">mov<text:tab/>r10,r8</text:p>
          </table:table-cell>
          <table:table-cell table:style-name="Table11.E2" office:value-type="string">
            <text:p text:style-name="P31">Move the value of the register R8 into register R10.</text:p>
          </table:table-cell>
        </table:table-row>
        <table:table-row>
          <table:covered-table-cell/>
          <table:table-cell table:style-name="Table11.B2" office:value-type="string">
            <text:p text:style-name="P191">80020b5a</text:p>
          </table:table-cell>
          <table:table-cell table:style-name="Table11.A2" office:value-type="float" office:value="4">
            <text:p text:style-name="P108">4</text:p>
          </table:table-cell>
          <table:table-cell table:style-name="Table11.B2" office:value-type="string">
            <text:p text:style-name="Standard">mov<text:tab/>r11,156</text:p>
          </table:table-cell>
          <table:table-cell table:style-name="Table11.E2" office:value-type="string">
            <text:p text:style-name="P31">Move value 156 into register R11.</text:p>
          </table:table-cell>
        </table:table-row>
        <table:table-row>
          <table:covered-table-cell/>
          <table:table-cell table:style-name="Table11.B2" office:value-type="string">
            <text:p text:style-name="P191">80020b5e</text:p>
          </table:table-cell>
          <table:table-cell table:style-name="Table11.A2" office:value-type="float" office:value="2">
            <text:p text:style-name="P108">2</text:p>
          </table:table-cell>
          <table:table-cell table:style-name="Table11.B2" office:value-type="string">
            <text:p text:style-name="Standard">mov<text:tab/>r12,0</text:p>
          </table:table-cell>
          <table:table-cell table:style-name="Table11.E2" office:value-type="string">
            <text:p text:style-name="P31">Move value 0(0x0) into register R12.</text:p>
          </table:table-cell>
        </table:table-row>
        <table:table-row>
          <table:covered-table-cell/>
          <table:table-cell table:style-name="Table11.B2" office:value-type="string">
            <text:p text:style-name="P191">80020b60</text:p>
          </table:table-cell>
          <table:table-cell table:style-name="Table11.A2" office:value-type="float" office:value="4">
            <text:p text:style-name="P108">4</text:p>
          </table:table-cell>
          <table:table-cell table:style-name="Table11.B2" office:value-type="string">
            <text:p text:style-name="Standard">mcall<text:tab/>80020cb0 </text:p>
          </table:table-cell>
          <table:table-cell table:style-name="Table11.E2" office:value-type="string">
            <text:p text:style-name="P199">Call to memory address <text:s text:c="2"/>80020cb0.</text:p>
          </table:table-cell>
        </table:table-row>
        <table:table-row>
          <table:table-cell table:style-name="Table11.B2" table:number-rows-spanned="2" office:value-type="string">
            <text:p text:style-name="P191">28</text:p>
          </table:table-cell>
          <table:table-cell table:style-name="Table11.E2" table:number-columns-spanned="4" office:value-type="string">
            <text:p text:style-name="P209">Statement25 : DIU_Init_ARINC429();</text:p>
          </table:table-cell>
          <table:covered-table-cell/>
          <table:covered-table-cell/>
          <table:covered-table-cell/>
        </table:table-row>
        <table:table-row>
          <table:covered-table-cell/>
          <table:table-cell table:style-name="Table11.B2" office:value-type="string">
            <text:p text:style-name="P191">80020b64</text:p>
          </table:table-cell>
          <table:table-cell table:style-name="Table11.A2" office:value-type="float" office:value="4">
            <text:p text:style-name="P108">4</text:p>
          </table:table-cell>
          <table:table-cell table:style-name="Table11.B2" office:value-type="string">
            <text:p text:style-name="Standard">mcall<text:tab/>80020cd8 </text:p>
          </table:table-cell>
          <table:table-cell table:style-name="Table11.E2" office:value-type="string">
            <text:p text:style-name="P199">Call to memory address <text:s text:c="2"/>80020cd8.</text:p>
          </table:table-cell>
        </table:table-row>
        <table:table-row>
          <table:table-cell table:style-name="Table11.B2" table:number-rows-spanned="3" office:value-type="string">
            <text:p text:style-name="P191">29</text:p>
          </table:table-cell>
          <table:table-cell table:style-name="Table11.E2" table:number-columns-spanned="4" office:value-type="string">
            <text:p text:style-name="P209">Statement26 : DIU_MM_1553B_Init(DIU_MM_1553B_DEFAULT_RT_NUM);</text:p>
          </table:table-cell>
          <table:covered-table-cell/>
          <table:covered-table-cell/>
          <table:covered-table-cell/>
        </table:table-row>
        <table:table-row>
          <table:covered-table-cell/>
          <table:table-cell table:style-name="Table11.B2" office:value-type="string">
            <text:p text:style-name="P191">80020b68</text:p>
          </table:table-cell>
          <table:table-cell table:style-name="Table11.A2" office:value-type="float" office:value="2">
            <text:p text:style-name="P108">2</text:p>
          </table:table-cell>
          <table:table-cell table:style-name="Table11.B2" office:value-type="string">
            <text:p text:style-name="Standard">mov<text:tab/>r12,2</text:p>
          </table:table-cell>
          <table:table-cell table:style-name="Table11.E2" office:value-type="string">
            <text:p text:style-name="P31">Move value 2 into register R12.</text:p>
          </table:table-cell>
        </table:table-row>
        <table:table-row>
          <table:covered-table-cell/>
          <table:table-cell table:style-name="Table11.B2" office:value-type="string">
            <text:p text:style-name="P191">80020b6a</text:p>
          </table:table-cell>
          <table:table-cell table:style-name="Table11.A2" office:value-type="float" office:value="4">
            <text:p text:style-name="P108">4</text:p>
          </table:table-cell>
          <table:table-cell table:style-name="Table11.B2" office:value-type="string">
            <text:p text:style-name="Standard">mcall<text:tab/>80020cdc </text:p>
          </table:table-cell>
          <table:table-cell table:style-name="Table11.E2" office:value-type="string">
            <text:p text:style-name="P199">Call to memory address <text:s text:c="2"/>80020cdc.</text:p>
          </table:table-cell>
        </table:table-row>
        <table:table-row>
          <table:table-cell table:style-name="Table11.A2" table:number-rows-spanned="5" office:value-type="float" office:value="30">
            <text:p text:style-name="P191">30</text:p>
          </table:table-cell>
          <table:table-cell table:style-name="Table11.E2" table:number-columns-spanned="4" office:value-type="string">
            <text:p text:style-name="P209">Statement27 : DIU_MM_1553B_ReadRegister(DIU_MM_1553B_BIT_WORD_REG,&amp;us BitWordStatus);</text:p>
          </table:table-cell>
          <table:covered-table-cell/>
          <table:covered-table-cell/>
          <table:covered-table-cell/>
        </table:table-row>
        <table:table-row>
          <table:covered-table-cell/>
          <table:table-cell table:style-name="Table11.B2" office:value-type="string">
            <text:p text:style-name="P191">80020b6e</text:p>
          </table:table-cell>
          <table:table-cell table:style-name="Table11.A2" office:value-type="float" office:value="4">
            <text:p text:style-name="P108">4</text:p>
          </table:table-cell>
          <table:table-cell table:style-name="Table11.B2" office:value-type="string">
            <text:p text:style-name="Standard">sub<text:tab/>r8,r7,6</text:p>
          </table:table-cell>
          <table:table-cell table:style-name="Table11.E2" office:value-type="string">
            <text:p text:style-name="P30">Subtract 6 from R7 and store in R8,</text:p>
          </table:table-cell>
        </table:table-row>
        <table:table-row>
          <table:covered-table-cell/>
          <table:table-cell table:style-name="Table11.B2" office:value-type="string">
            <text:p text:style-name="P191">80020b72</text:p>
          </table:table-cell>
          <table:table-cell table:style-name="Table11.A2" office:value-type="float" office:value="2">
            <text:p text:style-name="P108">2</text:p>
          </table:table-cell>
          <table:table-cell table:style-name="Table11.B2" office:value-type="string">
            <text:p text:style-name="Standard">mov<text:tab/>r11,r8</text:p>
          </table:table-cell>
          <table:table-cell table:style-name="Table11.E2" office:value-type="string">
            <text:p text:style-name="P31">Move the value of the register R8 into register R11.</text:p>
          </table:table-cell>
        </table:table-row>
        <table:table-row>
          <table:covered-table-cell/>
          <table:table-cell table:style-name="Table11.B2" office:value-type="string">
            <text:p text:style-name="P191">80020b74</text:p>
          </table:table-cell>
          <table:table-cell table:style-name="Table11.A2" office:value-type="float" office:value="2">
            <text:p text:style-name="P108">2</text:p>
          </table:table-cell>
          <table:table-cell table:style-name="Table11.B2" office:value-type="string">
            <text:p text:style-name="Standard">mov<text:tab/>r12,15</text:p>
          </table:table-cell>
          <table:table-cell table:style-name="Table11.E2" office:value-type="string">
            <text:p text:style-name="P31">Move value 15 into register R12.</text:p>
          </table:table-cell>
        </table:table-row>
        <table:table-row>
          <table:covered-table-cell/>
          <table:table-cell table:style-name="Table11.B2" office:value-type="string">
            <text:p text:style-name="P191">80020b76</text:p>
          </table:table-cell>
          <table:table-cell table:style-name="Table11.B2" office:value-type="string">
            <text:p text:style-name="P108">4</text:p>
          </table:table-cell>
          <table:table-cell table:style-name="Table11.B2" office:value-type="string">
            <text:p text:style-name="Standard">mcall<text:tab/>80020ce0</text:p>
          </table:table-cell>
          <table:table-cell table:style-name="Table11.E2" office:value-type="string">
            <text:p text:style-name="P199">Call to memory address <text:s text:c="2"/>80020ce0.</text:p>
          </table:table-cell>
        </table:table-row>
        <table:table-row>
          <table:table-cell table:style-name="Table11.B2" table:number-rows-spanned="5" office:value-type="string">
            <text:p text:style-name="P191">31</text:p>
          </table:table-cell>
          <table:table-cell table:style-name="Table11.E2" table:number-columns-spanned="4" office:value-type="string">
            <text:p text:style-name="P209">Statement28 : if(usBitWordStatus &amp; 0x100)</text:p>
          </table:table-cell>
          <table:covered-table-cell/>
          <table:covered-table-cell/>
          <table:covered-table-cell/>
        </table:table-row>
        <table:table-row>
          <table:covered-table-cell/>
          <table:table-cell table:style-name="Table11.B2" office:value-type="string">
            <text:p text:style-name="P191">80020b7a</text:p>
          </table:table-cell>
          <table:table-cell table:style-name="Table11.A2" office:value-type="float" office:value="4">
            <text:p text:style-name="P108">4</text:p>
          </table:table-cell>
          <table:table-cell table:style-name="Table11.B2" office:value-type="string">
            <text:p text:style-name="Standard">ld.sh<text:tab/>r8,r7[-6]</text:p>
          </table:table-cell>
          <table:table-cell table:style-name="Table11.E2" office:value-type="string">
            <text:p text:style-name="P212">Load signed halfword of R7 into R8 with displacement -6.</text:p>
          </table:table-cell>
        </table:table-row>
        <table:table-row table:style-name="Table11.115">
          <table:covered-table-cell/>
          <table:table-cell table:style-name="Table11.B2" office:value-type="string">
            <text:p text:style-name="P191">80020b7e</text:p>
          </table:table-cell>
          <table:table-cell table:style-name="Table11.A2" office:value-type="float" office:value="2">
            <text:p text:style-name="P108">2</text:p>
          </table:table-cell>
          <table:table-cell table:style-name="Table11.B2" office:value-type="string">
            <text:p text:style-name="Standard">castu.h <text:tab/>r8</text:p>
          </table:table-cell>
          <table:table-cell table:style-name="Table11.E2" office:value-type="string">
            <text:p text:style-name="Standard">Type cast the half word of R8 into unsigned word </text:p>
          </table:table-cell>
        </table:table-row>
        <table:table-row>
          <table:covered-table-cell/>
          <table:table-cell table:style-name="Table11.B2" office:value-type="string">
            <text:p text:style-name="P191">80020b80</text:p>
          </table:table-cell>
          <table:table-cell table:style-name="Table11.A2" office:value-type="float" office:value="4">
            <text:p text:style-name="P108">4</text:p>
          </table:table-cell>
          <table:table-cell table:style-name="Table11.B2" office:value-type="string">
            <text:p text:style-name="Standard">andl<text:tab/>r8,0x100,COH</text:p>
          </table:table-cell>
          <table:table-cell table:style-name="Table11.E2" office:value-type="string">
            <text:p text:style-name="Standard">Performs the logical AND between 0x100 and COH and places the result in <text:s/>register R8. </text:p>
          </table:table-cell>
        </table:table-row>
        <table:table-row>
          <table:covered-table-cell/>
          <table:table-cell table:style-name="Table11.B2" office:value-type="string">
            <text:p text:style-name="P191">80020b84</text:p>
          </table:table-cell>
          <table:table-cell table:style-name="Table11.A2" office:value-type="float" office:value="2">
            <text:p text:style-name="P108">2</text:p>
          </table:table-cell>
          <table:table-cell table:style-name="Table11.B2" office:value-type="string">
            <text:p text:style-name="Standard">breq<text:tab/>80020b8c </text:p>
          </table:table-cell>
          <table:table-cell table:style-name="Table11.E2" office:value-type="string">
            <text:p text:style-name="P34">Branch to address location 80020b8c.</text:p>
          </table:table-cell>
        </table:table-row>
        <table:table-row>
          <table:table-cell table:style-name="Table11.B2" table:number-rows-spanned="2" office:value-type="string">
            <text:p text:style-name="P191">32</text:p>
          </table:table-cell>
          <table:table-cell table:style-name="Table11.E2" table:number-columns-spanned="4" office:value-type="string">
            <text:p text:style-name="P209">Statement29 : DIU_Printf("1553B Bit test Failure");</text:p>
          </table:table-cell>
          <table:covered-table-cell/>
          <table:covered-table-cell/>
          <table:covered-table-cell/>
        </table:table-row>
        <table:table-row>
          <table:covered-table-cell/>
          <table:table-cell table:style-name="Table11.B2" office:value-type="string">
            <text:p text:style-name="P190">80020b86</text:p>
          </table:table-cell>
          <table:table-cell table:style-name="Table11.A2" office:value-type="float" office:value="2">
            <text:p text:style-name="P108">2</text:p>
          </table:table-cell>
          <table:table-cell table:style-name="Table11.B2" office:value-type="string">
            <text:p text:style-name="Standard">lddpc<text:tab/>r12,80020ce4</text:p>
          </table:table-cell>
          <table:table-cell table:style-name="Table11.E2" office:value-type="string">
            <text:p text:style-name="P199">Load PC(80020ce4) into R12.</text:p>
          </table:table-cell>
        </table:table-row>
        <table:table-row>
          <table:table-cell table:style-name="Table11.A2">
            <text:p text:style-name="P191"/>
          </table:table-cell>
          <table:table-cell table:style-name="Table11.B2" office:value-type="string">
            <text:p text:style-name="P190">80020b88</text:p>
          </table:table-cell>
          <table:table-cell table:style-name="Table11.A2" office:value-type="float" office:value="4">
            <text:p text:style-name="P108">4</text:p>
          </table:table-cell>
          <table:table-cell table:style-name="Table11.B2" office:value-type="string">
            <text:p text:style-name="Standard">mcall<text:tab/>80020ce8 </text:p>
          </table:table-cell>
          <table:table-cell table:style-name="Table11.E2" office:value-type="string">
            <text:p text:style-name="P199">Call to memory address <text:s text:c="2"/>80020ce8.</text:p>
          </table:table-cell>
        </table:table-row>
        <table:table-row>
          <table:table-cell table:style-name="Table11.B2" table:number-rows-spanned="2" office:value-type="string">
            <text:p text:style-name="P191">33</text:p>
          </table:table-cell>
          <table:table-cell table:style-name="Table11.E2" table:number-columns-spanned="4" office:value-type="string">
            <text:p text:style-name="P209">Statement30 : DIU_MM_ConfigureIOExpander();</text:p>
          </table:table-cell>
          <table:covered-table-cell/>
          <table:covered-table-cell/>
          <table:covered-table-cell/>
        </table:table-row>
        <table:table-row>
          <table:covered-table-cell/>
          <table:table-cell table:style-name="Table11.B2" office:value-type="string">
            <text:p text:style-name="P190">80020b8c</text:p>
          </table:table-cell>
          <table:table-cell table:style-name="Table11.A2" office:value-type="float" office:value="4">
            <text:p text:style-name="P108">4</text:p>
          </table:table-cell>
          <table:table-cell table:style-name="Table11.B2" office:value-type="string">
            <text:p text:style-name="Standard">mcall<text:tab/>80020cec </text:p>
          </table:table-cell>
          <table:table-cell table:style-name="Table11.E2" office:value-type="string">
            <text:p text:style-name="P199">Call to memory address <text:s text:c="2"/>80020cec.</text:p>
          </table:table-cell>
        </table:table-row>
        <table:table-row>
          <table:table-cell table:style-name="Table11.B2" table:number-rows-spanned="2" office:value-type="string">
            <text:p text:style-name="P191">34</text:p>
          </table:table-cell>
          <table:table-cell table:style-name="Table11.E2" table:number-columns-spanned="4" office:value-type="string">
            <text:p text:style-name="P209">Statement31 : DIU_Init_FrequencyChannels();</text:p>
          </table:table-cell>
          <table:covered-table-cell/>
          <table:covered-table-cell/>
          <table:covered-table-cell/>
        </table:table-row>
        <table:table-row>
          <table:covered-table-cell/>
          <table:table-cell table:style-name="Table11.B2" office:value-type="string">
            <text:p text:style-name="P190">80020b90</text:p>
          </table:table-cell>
          <table:table-cell table:style-name="Table11.A2" office:value-type="float" office:value="4">
            <text:p text:style-name="P108">4</text:p>
          </table:table-cell>
          <table:table-cell table:style-name="Table11.B2" office:value-type="string">
            <text:p text:style-name="Standard">mcall<text:tab/>80020cf0 </text:p>
          </table:table-cell>
          <table:table-cell table:style-name="Table11.E2" office:value-type="string">
            <text:p text:style-name="P199">Call to memory address <text:s text:c="2"/>80020cf0.</text:p>
          </table:table-cell>
        </table:table-row>
        <table:table-row>
          <table:table-cell table:style-name="Table11.B2" table:number-rows-spanned="5" office:value-type="string">
            <text:p text:style-name="P191">35</text:p>
          </table:table-cell>
          <table:table-cell table:style-name="Table11.E2" table:number-columns-spanned="4" office:value-type="string">
            <text:p text:style-name="P209">Statement32 : sRetVal=DIU_SIGMA_Delta_ADC_ConfigureTimeout(DIU_SIGMA_DEL TA_ADC_PBIT_TIMEOUT);</text:p>
          </table:table-cell>
          <table:covered-table-cell/>
          <table:covered-table-cell/>
          <table:covered-table-cell/>
        </table:table-row>
        <table:table-row>
          <table:covered-table-cell/>
          <table:table-cell table:style-name="Table11.B2" office:value-type="string">
            <text:p text:style-name="P191">80020b94</text:p>
          </table:table-cell>
          <table:table-cell table:style-name="Table11.A2" office:value-type="float" office:value="2">
            <text:p text:style-name="P108">2</text:p>
          </table:table-cell>
          <table:table-cell table:style-name="Table11.B2" office:value-type="string">
            <text:p text:style-name="Standard">mov<text:tab/>r12,20</text:p>
          </table:table-cell>
          <table:table-cell table:style-name="Table11.E2" office:value-type="string">
            <text:p text:style-name="P31">Move value 20 into register R12.</text:p>
          </table:table-cell>
        </table:table-row>
        <table:table-row>
          <table:covered-table-cell/>
          <table:table-cell table:style-name="Table11.B2" office:value-type="string">
            <text:p text:style-name="P191">80020b96</text:p>
          </table:table-cell>
          <table:table-cell table:style-name="Table11.A2" office:value-type="float" office:value="4">
            <text:p text:style-name="P108">4</text:p>
          </table:table-cell>
          <table:table-cell table:style-name="Table11.B2" office:value-type="string">
            <text:p text:style-name="Standard">mcall<text:tab/>80020cf4 </text:p>
          </table:table-cell>
          <table:table-cell table:style-name="Table11.E2" office:value-type="string">
            <text:p text:style-name="P199">Call to memory address <text:s text:c="2"/>80020cf4.</text:p>
          </table:table-cell>
        </table:table-row>
        <table:table-row>
          <table:covered-table-cell/>
          <table:table-cell table:style-name="Table11.B2" office:value-type="string">
            <text:p text:style-name="P191">80020b9a</text:p>
          </table:table-cell>
          <table:table-cell table:style-name="Table11.A2" office:value-type="float" office:value="2">
            <text:p text:style-name="P108">2</text:p>
          </table:table-cell>
          <table:table-cell table:style-name="Table11.B2" office:value-type="string">
            <text:p text:style-name="Standard">mov<text:tab/>r8,r12</text:p>
          </table:table-cell>
          <table:table-cell table:style-name="Table11.E2" office:value-type="string">
            <text:p text:style-name="P31">Move the value of the register R8 into register R12.</text:p>
          </table:table-cell>
        </table:table-row>
        <table:table-row>
          <table:covered-table-cell/>
          <table:table-cell table:style-name="Table11.B2" office:value-type="string">
            <text:p text:style-name="P191">80020b9c</text:p>
          </table:table-cell>
          <table:table-cell table:style-name="Table11.A2" office:value-type="float" office:value="4">
            <text:p text:style-name="P108">4</text:p>
          </table:table-cell>
          <table:table-cell table:style-name="Table11.B2" office:value-type="string">
            <text:p text:style-name="Standard">st.h<text:tab/>r7[-2],r8</text:p>
          </table:table-cell>
          <table:table-cell table:style-name="Table11.E2" office:value-type="string">
            <text:p text:style-name="P31">Store R8 into register R7 with half word displacement of -2.</text:p>
          </table:table-cell>
        </table:table-row>
        <table:table-row>
          <table:table-cell table:style-name="Table11.B2" table:number-rows-spanned="5" office:value-type="string">
            <text:p text:style-name="P191">36</text:p>
          </table:table-cell>
          <table:table-cell table:style-name="Table11.E2" table:number-columns-spanned="4" office:value-type="string">
            <text:p text:style-name="P209">Statement33 : if (sRetVal != DIU_MM_SUCCESS)</text:p>
          </table:table-cell>
          <table:covered-table-cell/>
          <table:covered-table-cell/>
          <table:covered-table-cell/>
        </table:table-row>
        <table:table-row>
          <table:covered-table-cell/>
          <table:table-cell table:style-name="Table11.B2" office:value-type="string">
            <text:p text:style-name="P191">80020ba0</text:p>
          </table:table-cell>
          <table:table-cell table:style-name="Table11.A2" office:value-type="float" office:value="4">
            <text:p text:style-name="P108">4</text:p>
          </table:table-cell>
          <table:table-cell table:style-name="Table11.B2" office:value-type="string">
            <text:p text:style-name="Standard">ld.sh<text:tab/>r9,r7[-2]</text:p>
          </table:table-cell>
          <table:table-cell table:style-name="Table11.E2" office:value-type="string">
            <text:p text:style-name="P212">Load signed halfword of R7 into R8 with displacement -2.</text:p>
          </table:table-cell>
        </table:table-row>
        <table:table-row>
          <table:covered-table-cell/>
          <table:table-cell table:style-name="Table11.B2" office:value-type="string">
            <text:p text:style-name="P191">80020ba4</text:p>
          </table:table-cell>
          <table:table-cell table:style-name="Table11.A2" office:value-type="float" office:value="2">
            <text:p text:style-name="P108">2</text:p>
          </table:table-cell>
          <table:table-cell table:style-name="Table11.B2" office:value-type="string">
            <text:p text:style-name="Standard">mov<text:tab/>r8,0</text:p>
          </table:table-cell>
          <table:table-cell table:style-name="Table11.E2" office:value-type="string">
            <text:p text:style-name="P31">Move value 0(0x0) into register R8.</text:p>
          </table:table-cell>
        </table:table-row>
        <table:table-row>
          <table:covered-table-cell/>
          <table:table-cell table:style-name="Table11.B2" office:value-type="string">
            <text:p text:style-name="P191">80020ba6</text:p>
          </table:table-cell>
          <table:table-cell table:style-name="Table11.A2" office:value-type="float" office:value="4">
            <text:p text:style-name="P108">4</text:p>
          </table:table-cell>
          <table:table-cell table:style-name="Table11.B2" office:value-type="string">
            <text:p text:style-name="Standard">cp.h<text:tab/>r9,r8</text:p>
          </table:table-cell>
          <table:table-cell table:style-name="Table11.E2" office:value-type="string">
            <text:p text:style-name="P31">Compare half word of R8 and R9</text:p>
          </table:table-cell>
        </table:table-row>
        <table:table-row>
          <table:covered-table-cell/>
          <table:table-cell table:style-name="Table11.B2" office:value-type="string">
            <text:p text:style-name="P191">80020baa</text:p>
          </table:table-cell>
          <table:table-cell table:style-name="Table11.A2" office:value-type="float" office:value="2">
            <text:p text:style-name="P108">2</text:p>
          </table:table-cell>
          <table:table-cell table:style-name="Table11.B2" office:value-type="string">
            <text:p text:style-name="Standard">breq<text:tab/>80020bbc </text:p>
          </table:table-cell>
          <table:table-cell table:style-name="Table11.E2" office:value-type="string">
            <text:p text:style-name="P31">Branch to address location 80020b64 if the contents of the R8 and R9 are equals.</text:p>
          </table:table-cell>
        </table:table-row>
        <table:table-row>
          <table:table-cell table:style-name="Table11.B2" table:number-rows-spanned="6" office:value-type="string">
            <text:p text:style-name="P191">37</text:p>
          </table:table-cell>
          <table:table-cell table:style-name="Table11.E2" table:number-columns-spanned="4" office:value-type="string">
            <text:p text:style-name="P209">Statement34 : DIU_MM_Update_PBIT_System_Init_Failure(DIU_MM_SYSINIT_OPERA TION, DIU_MM_ADC_INIT_ID, sRetVal);</text:p>
          </table:table-cell>
          <table:covered-table-cell/>
          <table:covered-table-cell/>
          <table:covered-table-cell/>
        </table:table-row>
        <table:table-row>
          <table:covered-table-cell/>
          <table:table-cell table:style-name="Table11.B2" office:value-type="string">
            <text:p text:style-name="P191">80020bac</text:p>
          </table:table-cell>
          <table:table-cell table:style-name="Table11.A2" office:value-type="float" office:value="4">
            <text:p text:style-name="P108">4</text:p>
          </table:table-cell>
          <table:table-cell table:style-name="Table11.B2" office:value-type="string">
            <text:p text:style-name="Standard">ld.sh<text:tab/>r8,r7[-2]</text:p>
          </table:table-cell>
          <table:table-cell table:style-name="Table11.E2" office:value-type="string">
            <text:p text:style-name="P212">Load signed halfword of R7 into R8 with displacement -2.</text:p>
          </table:table-cell>
        </table:table-row>
        <table:table-row>
          <table:covered-table-cell/>
          <table:table-cell table:style-name="Table11.B2" office:value-type="string">
            <text:p text:style-name="P191">80020bb0</text:p>
          </table:table-cell>
          <table:table-cell table:style-name="Table11.A2" office:value-type="float" office:value="2">
            <text:p text:style-name="P108">2</text:p>
          </table:table-cell>
          <table:table-cell table:style-name="Table11.B2" office:value-type="string">
            <text:p text:style-name="Standard">mov<text:tab/>r10,r8</text:p>
          </table:table-cell>
          <table:table-cell table:style-name="Table11.E2" office:value-type="string">
            <text:p text:style-name="P31">Move the value of the register R8 into register R10.</text:p>
          </table:table-cell>
        </table:table-row>
        <table:table-row>
          <table:covered-table-cell/>
          <table:table-cell table:style-name="Table11.B2" office:value-type="string">
            <text:p text:style-name="P191">80020bb2</text:p>
          </table:table-cell>
          <table:table-cell table:style-name="Table11.A2" office:value-type="float" office:value="4">
            <text:p text:style-name="P108">4</text:p>
          </table:table-cell>
          <table:table-cell table:style-name="Table11.B2" office:value-type="string">
            <text:p text:style-name="Standard">mov<text:tab/>r11,176</text:p>
          </table:table-cell>
          <table:table-cell table:style-name="Table11.E2" office:value-type="string">
            <text:p text:style-name="P31">Move value 176 into register R11.</text:p>
          </table:table-cell>
        </table:table-row>
        <table:table-row>
          <table:covered-table-cell/>
          <table:table-cell table:style-name="Table11.B2" office:value-type="string">
            <text:p text:style-name="P191">80020bb6</text:p>
          </table:table-cell>
          <table:table-cell table:style-name="Table11.A2" office:value-type="float" office:value="2">
            <text:p text:style-name="P108">2</text:p>
          </table:table-cell>
          <table:table-cell table:style-name="Table11.B2" office:value-type="string">
            <text:p text:style-name="Standard">mov<text:tab/>r12,0</text:p>
          </table:table-cell>
          <table:table-cell table:style-name="Table11.E2" office:value-type="string">
            <text:p text:style-name="P31">Move value 0(0x0) into register R12.</text:p>
          </table:table-cell>
        </table:table-row>
        <table:table-row>
          <table:covered-table-cell/>
          <table:table-cell table:style-name="Table11.B2" office:value-type="string">
            <text:p text:style-name="P191">80020bb8</text:p>
          </table:table-cell>
          <table:table-cell table:style-name="Table11.A2" office:value-type="float" office:value="4">
            <text:p text:style-name="P108">4</text:p>
          </table:table-cell>
          <table:table-cell table:style-name="Table11.B2" office:value-type="string">
            <text:p text:style-name="Standard">mcall<text:tab/>80020cb0 </text:p>
          </table:table-cell>
          <table:table-cell table:style-name="Table11.E2" office:value-type="string">
            <text:p text:style-name="P199">Call to memory address <text:s text:c="2"/>80020cb0.</text:p>
          </table:table-cell>
        </table:table-row>
        <table:table-row>
          <table:table-cell table:style-name="Table11.B2" table:number-rows-spanned="2" office:value-type="string">
            <text:p text:style-name="P191">38</text:p>
          </table:table-cell>
          <table:table-cell table:style-name="Table11.E2" table:number-columns-spanned="4" office:value-type="string">
            <text:p text:style-name="P209">Statement35 : DIU_Create_CRC16_HashTable();</text:p>
          </table:table-cell>
          <table:covered-table-cell/>
          <table:covered-table-cell/>
          <table:covered-table-cell/>
        </table:table-row>
        <table:table-row>
          <table:covered-table-cell/>
          <table:table-cell table:style-name="Table11.B2" office:value-type="string">
            <text:p text:style-name="P191">80020bbc</text:p>
          </table:table-cell>
          <table:table-cell table:style-name="Table11.A2" office:value-type="float" office:value="4">
            <text:p text:style-name="P108">4</text:p>
          </table:table-cell>
          <table:table-cell table:style-name="Table11.B2" office:value-type="string">
            <text:p text:style-name="Standard">mcall<text:tab/>80020cf8 </text:p>
          </table:table-cell>
          <table:table-cell table:style-name="Table11.E2" office:value-type="string">
            <text:p text:style-name="P199">Call to memory address <text:s text:c="2"/>80020cf8.</text:p>
          </table:table-cell>
        </table:table-row>
        <table:table-row>
          <table:table-cell table:style-name="Table11.B2" table:number-rows-spanned="2" office:value-type="string">
            <text:p text:style-name="P191">39</text:p>
          </table:table-cell>
          <table:table-cell table:style-name="Table11.E2" table:number-columns-spanned="4" office:value-type="string">
            <text:p text:style-name="P209">Statement36 : DIU_MM_Init_RS422Rx_Header();</text:p>
          </table:table-cell>
          <table:covered-table-cell/>
          <table:covered-table-cell/>
          <table:covered-table-cell/>
        </table:table-row>
        <table:table-row>
          <table:covered-table-cell/>
          <table:table-cell table:style-name="Table11.B2" office:value-type="string">
            <text:p text:style-name="P191">80020bc0</text:p>
          </table:table-cell>
          <table:table-cell table:style-name="Table11.A2" office:value-type="float" office:value="4">
            <text:p text:style-name="P108">4</text:p>
          </table:table-cell>
          <table:table-cell table:style-name="Table11.B2" office:value-type="string">
            <text:p text:style-name="Standard">mcall<text:tab/>80020cfc </text:p>
          </table:table-cell>
          <table:table-cell table:style-name="Table11.E2" office:value-type="string">
            <text:p text:style-name="P199">Call to memory address <text:s text:c="2"/>80020cfc.</text:p>
          </table:table-cell>
        </table:table-row>
        <table:table-row>
          <table:table-cell table:style-name="Table11.A2" table:number-rows-spanned="5" office:value-type="float" office:value="40">
            <text:p text:style-name="P191">40</text:p>
          </table:table-cell>
          <table:table-cell table:style-name="Table11.E2" table:number-columns-spanned="4" office:value-type="string">
            <text:p text:style-name="P209">Statement37 : DIU_PowSup_Volt_Monit_ADC_Config(DIU_MM_ZERO,&amp;s_inADC Volt Con Reg);</text:p>
          </table:table-cell>
          <table:covered-table-cell/>
          <table:covered-table-cell/>
          <table:covered-table-cell/>
        </table:table-row>
        <table:table-row>
          <table:covered-table-cell/>
          <table:table-cell table:style-name="Table11.B2" office:value-type="string">
            <text:p text:style-name="P191">80020bc4</text:p>
          </table:table-cell>
          <table:table-cell table:style-name="Table11.A2" office:value-type="float" office:value="4">
            <text:p text:style-name="P108">4</text:p>
          </table:table-cell>
          <table:table-cell table:style-name="Table11.B2" office:value-type="string">
            <text:p text:style-name="Standard">sub<text:tab/>r8,r7,4</text:p>
          </table:table-cell>
          <table:table-cell table:style-name="Table11.E2" office:value-type="string">
            <text:p text:style-name="P30">Subtract 4 from R7 and store in R8.</text:p>
          </table:table-cell>
        </table:table-row>
        <table:table-row>
          <table:covered-table-cell/>
          <table:table-cell table:style-name="Table11.B2" office:value-type="string">
            <text:p text:style-name="P191">80020bc8</text:p>
          </table:table-cell>
          <table:table-cell table:style-name="Table11.A2" office:value-type="float" office:value="2">
            <text:p text:style-name="P108">2</text:p>
          </table:table-cell>
          <table:table-cell table:style-name="Table11.B2" office:value-type="string">
            <text:p text:style-name="Standard">mov<text:tab/>r11,r8</text:p>
          </table:table-cell>
          <table:table-cell table:style-name="Table11.E2" office:value-type="string">
            <text:p text:style-name="P31">Move the value of the register R8 into register R11.</text:p>
          </table:table-cell>
        </table:table-row>
        <table:table-row>
          <table:covered-table-cell/>
          <table:table-cell table:style-name="Table11.B2" office:value-type="string">
            <text:p text:style-name="P191">80020bca</text:p>
          </table:table-cell>
          <table:table-cell table:style-name="Table11.A2" office:value-type="float" office:value="2">
            <text:p text:style-name="P108">2</text:p>
          </table:table-cell>
          <table:table-cell table:style-name="Table11.B2" office:value-type="string">
            <text:p text:style-name="Standard">mov<text:tab/>r12,0</text:p>
          </table:table-cell>
          <table:table-cell table:style-name="Table11.E2" office:value-type="string">
            <text:p text:style-name="P31">Move value 0(0x0) into register R12.</text:p>
          </table:table-cell>
        </table:table-row>
        <table:table-row>
          <table:covered-table-cell/>
          <table:table-cell table:style-name="Table11.B2" office:value-type="string">
            <text:p text:style-name="P191">80020bcc</text:p>
          </table:table-cell>
          <table:table-cell table:style-name="Table11.A2" office:value-type="float" office:value="4">
            <text:p text:style-name="P108">4</text:p>
          </table:table-cell>
          <table:table-cell table:style-name="Table11.B2" office:value-type="string">
            <text:p text:style-name="Standard">mcall<text:tab/>80020d00 <text:tab/></text:p>
          </table:table-cell>
          <table:table-cell table:style-name="Table11.E2" office:value-type="string">
            <text:p text:style-name="P199">Call to memory address <text:s text:c="2"/>80020d00.</text:p>
          </table:table-cell>
        </table:table-row>
        <table:table-row>
          <table:table-cell table:style-name="Table11.B2" table:number-rows-spanned="4" office:value-type="string">
            <text:p text:style-name="P191">41</text:p>
          </table:table-cell>
          <table:table-cell table:style-name="Table11.E2" table:number-columns-spanned="4" office:value-type="string">
            <text:p text:style-name="P209">Statement38 : DIU_Volt_Monit_ADC_Config(DIU_MM_ZERO,s_inADCVoltConReg);</text:p>
          </table:table-cell>
          <table:covered-table-cell/>
          <table:covered-table-cell/>
          <table:covered-table-cell/>
        </table:table-row>
        <table:table-row>
          <table:covered-table-cell/>
          <table:table-cell table:style-name="Table11.B2" office:value-type="string">
            <text:p text:style-name="P191">80020bd0</text:p>
          </table:table-cell>
          <table:table-cell table:style-name="Table11.A2" office:value-type="float" office:value="4">
            <text:p text:style-name="P108">4</text:p>
          </table:table-cell>
          <table:table-cell table:style-name="Table11.B2" office:value-type="string">
            <text:p text:style-name="Standard">ld.sh<text:tab/>r11,r7[-4]</text:p>
          </table:table-cell>
          <table:table-cell table:style-name="Table11.E2" office:value-type="string">
            <text:p text:style-name="P212">Load signed halfword of R7 into R11 with displacement -4.</text:p>
          </table:table-cell>
        </table:table-row>
        <table:table-row>
          <table:covered-table-cell/>
          <table:table-cell table:style-name="Table11.B2" office:value-type="string">
            <text:p text:style-name="P191">80020bd4</text:p>
          </table:table-cell>
          <table:table-cell table:style-name="Table11.A2" office:value-type="float" office:value="2">
            <text:p text:style-name="P108">2</text:p>
          </table:table-cell>
          <table:table-cell table:style-name="Table11.B2" office:value-type="string">
            <text:p text:style-name="Standard">mov<text:tab/>r12,0</text:p>
          </table:table-cell>
          <table:table-cell table:style-name="Table11.E2" office:value-type="string">
            <text:p text:style-name="P31">Move value 0(0x0) into register R12.</text:p>
          </table:table-cell>
        </table:table-row>
        <table:table-row>
          <table:covered-table-cell/>
          <table:table-cell table:style-name="Table11.B2" office:value-type="string">
            <text:p text:style-name="P191">80020bd6</text:p>
          </table:table-cell>
          <table:table-cell table:style-name="Table11.A2" office:value-type="float" office:value="4">
            <text:p text:style-name="P108">4</text:p>
          </table:table-cell>
          <table:table-cell table:style-name="Table11.B2" office:value-type="string">
            <text:p text:style-name="Standard">mcall<text:tab/>80020d04 </text:p>
          </table:table-cell>
          <table:table-cell table:style-name="Table11.E2" office:value-type="string">
            <text:p text:style-name="P199">Call to memory address <text:s text:c="2"/>80020d04.</text:p>
          </table:table-cell>
        </table:table-row>
        <table:table-row>
          <table:table-cell table:style-name="Table11.B2" table:number-rows-spanned="3" office:value-type="string">
            <text:p text:style-name="P191">42</text:p>
          </table:table-cell>
          <table:table-cell table:style-name="Table11.E2" table:number-columns-spanned="4" office:value-type="string">
            <text:p text:style-name="P209">Statement39 : delay_ms(DIU_FPGA_ADC_ACQ_CYCLE_TIME);</text:p>
          </table:table-cell>
          <table:covered-table-cell/>
          <table:covered-table-cell/>
          <table:covered-table-cell/>
        </table:table-row>
        <table:table-row>
          <table:covered-table-cell/>
          <table:table-cell table:style-name="Table11.B2" office:value-type="string">
            <text:p text:style-name="P191">80020bda</text:p>
          </table:table-cell>
          <table:table-cell table:style-name="Table11.A2" office:value-type="float" office:value="2">
            <text:p text:style-name="P108">2</text:p>
          </table:table-cell>
          <table:table-cell table:style-name="Table11.B2" office:value-type="string">
            <text:p text:style-name="Standard">mov<text:tab/>r12,10</text:p>
          </table:table-cell>
          <table:table-cell table:style-name="Table11.E2" office:value-type="string">
            <text:p text:style-name="P31">Move value 10 into register R12.</text:p>
          </table:table-cell>
        </table:table-row>
        <table:table-row>
          <table:covered-table-cell/>
          <table:table-cell table:style-name="Table11.B2" office:value-type="string">
            <text:p text:style-name="P191">80020bdc</text:p>
          </table:table-cell>
          <table:table-cell table:style-name="Table11.A2" office:value-type="float" office:value="4">
            <text:p text:style-name="P108">4</text:p>
          </table:table-cell>
          <table:table-cell table:style-name="Table11.B2" office:value-type="string">
            <text:p text:style-name="Standard">mcall<text:tab/>80020d08 </text:p>
          </table:table-cell>
          <table:table-cell table:style-name="Table11.E2" office:value-type="string">
            <text:p text:style-name="P199">Call to memory address <text:s text:c="2"/>80020d08.</text:p>
          </table:table-cell>
        </table:table-row>
        <table:table-row>
          <table:table-cell table:style-name="Table11.B2" table:number-rows-spanned="2" office:value-type="string">
            <text:p text:style-name="P191">43</text:p>
          </table:table-cell>
          <table:table-cell table:style-name="Table11.E2" table:number-columns-spanned="4" office:value-type="string">
            <text:p text:style-name="P209">Statement40 : DIU_MODE_SEL_Disable_SelfTest();</text:p>
          </table:table-cell>
          <table:covered-table-cell/>
          <table:covered-table-cell/>
          <table:covered-table-cell/>
        </table:table-row>
        <table:table-row>
          <table:covered-table-cell/>
          <table:table-cell table:style-name="Table11.B2" office:value-type="string">
            <text:p text:style-name="P191">80020be0</text:p>
          </table:table-cell>
          <table:table-cell table:style-name="Table11.A2" office:value-type="float" office:value="4">
            <text:p text:style-name="P108">4</text:p>
          </table:table-cell>
          <table:table-cell table:style-name="Table11.B2" office:value-type="string">
            <text:p text:style-name="P69">mcall<text:tab/>80020d0c </text:p>
          </table:table-cell>
          <table:table-cell table:style-name="Table11.E2" office:value-type="string">
            <text:p text:style-name="P199">Call to memory address <text:s text:c="2"/>80020d0c.</text:p>
          </table:table-cell>
        </table:table-row>
        <table:table-row>
          <table:table-cell table:style-name="Table11.B2" table:number-rows-spanned="2" office:value-type="string">
            <text:p text:style-name="P191">44</text:p>
          </table:table-cell>
          <table:table-cell table:style-name="Table11.E2" table:number-columns-spanned="4" office:value-type="string">
            <text:p text:style-name="P210">Statement41 : DIU_SIGMA_Delta_ADC_Disable_SelfTest();</text:p>
          </table:table-cell>
          <table:covered-table-cell/>
          <table:covered-table-cell/>
          <table:covered-table-cell/>
        </table:table-row>
        <table:table-row>
          <table:covered-table-cell/>
          <table:table-cell table:style-name="Table11.B2" office:value-type="string">
            <text:p text:style-name="P191">80020be4</text:p>
          </table:table-cell>
          <table:table-cell table:style-name="Table11.A2" office:value-type="float" office:value="4">
            <text:p text:style-name="P108">4</text:p>
          </table:table-cell>
          <table:table-cell table:style-name="Table11.B2" office:value-type="string">
            <text:p text:style-name="Standard">mcall<text:tab/>80020d10 </text:p>
          </table:table-cell>
          <table:table-cell table:style-name="Table11.E2" office:value-type="string">
            <text:p text:style-name="P199">Call to memory address <text:s text:c="2"/><text:soft-page-break/>80020d10.</text:p>
          </table:table-cell>
        </table:table-row>
        <table:table-row table:style-name="Table11.161">
          <table:table-cell table:style-name="Table11.B2" table:number-rows-spanned="3" office:value-type="string">
            <text:p text:style-name="P191">45</text:p>
          </table:table-cell>
          <table:table-cell table:style-name="Table11.E2" table:number-columns-spanned="4" office:value-type="string">
            <text:p text:style-name="P209">Statement42 : DIU_SIGMA_Delta_ADC_EnableAutoManualMode(DIU_MM_SIGMA_ ADC_MANUAL_ MODE);</text:p>
          </table:table-cell>
          <table:covered-table-cell/>
          <table:covered-table-cell/>
          <table:covered-table-cell/>
        </table:table-row>
        <table:table-row>
          <table:covered-table-cell/>
          <table:table-cell table:style-name="Table11.B2" office:value-type="string">
            <text:p text:style-name="P191">80020be8</text:p>
          </table:table-cell>
          <table:table-cell table:style-name="Table11.A2" office:value-type="float" office:value="2">
            <text:p text:style-name="P108">2</text:p>
          </table:table-cell>
          <table:table-cell table:style-name="Table11.B2" office:value-type="string">
            <text:p text:style-name="Standard">mov<text:tab/>r12,0</text:p>
          </table:table-cell>
          <table:table-cell table:style-name="Table11.E2" office:value-type="string">
            <text:p text:style-name="P31">Move value 0(0x0) into register R12.</text:p>
          </table:table-cell>
        </table:table-row>
        <table:table-row>
          <table:covered-table-cell/>
          <table:table-cell table:style-name="Table11.B2" office:value-type="string">
            <text:p text:style-name="P191">80020bea</text:p>
          </table:table-cell>
          <table:table-cell table:style-name="Table11.A2" office:value-type="float" office:value="4">
            <text:p text:style-name="P108">4</text:p>
          </table:table-cell>
          <table:table-cell table:style-name="Table11.B2" office:value-type="string">
            <text:p text:style-name="Standard">mcall<text:tab/>80020d14 </text:p>
          </table:table-cell>
          <table:table-cell table:style-name="Table11.E2" office:value-type="string">
            <text:p text:style-name="P199">Call to memory address <text:s text:c="2"/>80020d14.</text:p>
          </table:table-cell>
        </table:table-row>
        <table:table-row>
          <table:table-cell table:style-name="Table11.B2" table:number-rows-spanned="2" office:value-type="string">
            <text:p text:style-name="P191">46</text:p>
          </table:table-cell>
          <table:table-cell table:style-name="Table11.E2" table:number-columns-spanned="4" office:value-type="string">
            <text:p text:style-name="P209">Statement43 : DIU_SIGMA_Delta_ADC_Init();</text:p>
          </table:table-cell>
          <table:covered-table-cell/>
          <table:covered-table-cell/>
          <table:covered-table-cell/>
        </table:table-row>
        <table:table-row>
          <table:covered-table-cell/>
          <table:table-cell table:style-name="Table11.B2" office:value-type="string">
            <text:p text:style-name="P191">80020bee</text:p>
          </table:table-cell>
          <table:table-cell table:style-name="Table11.A2" office:value-type="float" office:value="4">
            <text:p text:style-name="P108">4</text:p>
          </table:table-cell>
          <table:table-cell table:style-name="Table11.B2" office:value-type="string">
            <text:p text:style-name="Standard">mcall<text:tab/>80020d18 </text:p>
          </table:table-cell>
          <table:table-cell table:style-name="Table11.E2" office:value-type="string">
            <text:p text:style-name="P199">Call to memory address <text:s text:c="2"/>80020d18.</text:p>
          </table:table-cell>
        </table:table-row>
        <table:table-row>
          <table:table-cell table:style-name="Table11.B2" table:number-rows-spanned="3" office:value-type="string">
            <text:p text:style-name="P191">47</text:p>
          </table:table-cell>
          <table:table-cell table:style-name="Table11.E2" table:number-columns-spanned="4" office:value-type="string">
            <text:p text:style-name="P209">Statement44 : DIU_GNSS_Configure_pps(DIU_MM_PPS_CONFIG_COUNT);</text:p>
          </table:table-cell>
          <table:covered-table-cell/>
          <table:covered-table-cell/>
          <table:covered-table-cell/>
        </table:table-row>
        <table:table-row>
          <table:covered-table-cell/>
          <table:table-cell table:style-name="Table11.B2" office:value-type="string">
            <text:p text:style-name="P191">80020bf2</text:p>
          </table:table-cell>
          <table:table-cell table:style-name="Table11.A2" office:value-type="float" office:value="4">
            <text:p text:style-name="P108">4</text:p>
          </table:table-cell>
          <table:table-cell table:style-name="Table11.B2" office:value-type="string">
            <text:p text:style-name="Standard">mov<text:tab/>r12,500</text:p>
          </table:table-cell>
          <table:table-cell table:style-name="Table11.E2" office:value-type="string">
            <text:p text:style-name="P31">Move value 500 into register R12.</text:p>
          </table:table-cell>
        </table:table-row>
        <table:table-row>
          <table:covered-table-cell/>
          <table:table-cell table:style-name="Table11.B2" office:value-type="string">
            <text:p text:style-name="P191">80020bf6</text:p>
          </table:table-cell>
          <table:table-cell table:style-name="Table11.A2" office:value-type="float" office:value="4">
            <text:p text:style-name="P108">4</text:p>
          </table:table-cell>
          <table:table-cell table:style-name="Table11.B2" office:value-type="string">
            <text:p text:style-name="Standard">mcall<text:tab/>80020d1c </text:p>
          </table:table-cell>
          <table:table-cell table:style-name="Table11.E2" office:value-type="string">
            <text:p text:style-name="P199">Call to memory address <text:s text:c="2"/>80020d1c.</text:p>
          </table:table-cell>
        </table:table-row>
        <table:table-row>
          <table:table-cell table:style-name="Table11.B2" table:number-rows-spanned="2" office:value-type="string">
            <text:p text:style-name="P191">48</text:p>
          </table:table-cell>
          <table:table-cell table:style-name="Table11.E2" table:number-columns-spanned="4" office:value-type="string">
            <text:p text:style-name="P209">Statement45 : DIU_Init_Ext_UART();</text:p>
          </table:table-cell>
          <table:covered-table-cell/>
          <table:covered-table-cell/>
          <table:covered-table-cell/>
        </table:table-row>
        <table:table-row>
          <table:covered-table-cell/>
          <table:table-cell table:style-name="Table11.B2" office:value-type="string">
            <text:p text:style-name="P191">80020bfa</text:p>
          </table:table-cell>
          <table:table-cell table:style-name="Table11.A2" office:value-type="float" office:value="4">
            <text:p text:style-name="P108">4</text:p>
          </table:table-cell>
          <table:table-cell table:style-name="Table11.B2" office:value-type="string">
            <text:p text:style-name="Standard">mcall<text:tab/>80020d20 </text:p>
          </table:table-cell>
          <table:table-cell table:style-name="Table11.E2" office:value-type="string">
            <text:p text:style-name="P199">Call to memory address <text:s text:c="2"/>80020d20.</text:p>
          </table:table-cell>
        </table:table-row>
        <table:table-row>
          <table:table-cell table:style-name="Table11.B2" table:number-rows-spanned="2" office:value-type="string">
            <text:p text:style-name="P191">49</text:p>
          </table:table-cell>
          <table:table-cell table:style-name="Table11.E2" table:number-columns-spanned="4" office:value-type="string">
            <text:p text:style-name="P209">Statement46 : DIU_INTC_Configuration();</text:p>
          </table:table-cell>
          <table:covered-table-cell/>
          <table:covered-table-cell/>
          <table:covered-table-cell/>
        </table:table-row>
        <table:table-row>
          <table:covered-table-cell/>
          <table:table-cell table:style-name="Table11.B2" office:value-type="string">
            <text:p text:style-name="P191">80020bfe</text:p>
          </table:table-cell>
          <table:table-cell table:style-name="Table11.A2" office:value-type="float" office:value="4">
            <text:p text:style-name="P108">4</text:p>
          </table:table-cell>
          <table:table-cell table:style-name="Table11.B2" office:value-type="string">
            <text:p text:style-name="Standard">mcall<text:tab/>80020d24 </text:p>
          </table:table-cell>
          <table:table-cell table:style-name="Table11.E2" office:value-type="string">
            <text:p text:style-name="P199">Call to memory address <text:s text:c="2"/>80020d24.</text:p>
          </table:table-cell>
        </table:table-row>
        <table:table-row>
          <table:table-cell table:style-name="Table11.A2" table:number-rows-spanned="4" office:value-type="float" office:value="50">
            <text:p text:style-name="P191">50</text:p>
          </table:table-cell>
          <table:table-cell table:style-name="Table11.E2" table:number-columns-spanned="4" office:value-type="string">
            <text:p text:style-name="P209">Statement47 : #else<text:tab/></text:p>
            <text:p text:style-name="P209">DIU_FPGA_WriteWord(DIU_THERMO_ADC_CONFIG_REG, DIU_MM_ ENABLE);</text:p>
          </table:table-cell>
          <table:covered-table-cell/>
          <table:covered-table-cell/>
          <table:covered-table-cell/>
        </table:table-row>
        <table:table-row>
          <table:covered-table-cell/>
          <table:table-cell table:style-name="Table11.B2" office:value-type="string">
            <text:p text:style-name="P191">80020c02</text:p>
          </table:table-cell>
          <table:table-cell table:style-name="Table11.A2" office:value-type="float" office:value="2">
            <text:p text:style-name="P108">2</text:p>
          </table:table-cell>
          <table:table-cell table:style-name="Table11.B2" office:value-type="string">
            <text:p text:style-name="Standard">mov<text:tab/>r11,1</text:p>
          </table:table-cell>
          <table:table-cell table:style-name="Table11.E2" office:value-type="string">
            <text:p text:style-name="P31">Move value 1 into register R11.</text:p>
          </table:table-cell>
        </table:table-row>
        <table:table-row>
          <table:covered-table-cell/>
          <table:table-cell table:style-name="Table11.B2" office:value-type="string">
            <text:p text:style-name="P191">80020c04</text:p>
          </table:table-cell>
          <table:table-cell table:style-name="Table11.A2" office:value-type="float" office:value="4">
            <text:p text:style-name="P108">4</text:p>
          </table:table-cell>
          <table:table-cell table:style-name="Table11.B2" office:value-type="string">
            <text:p text:style-name="Standard">mov<text:tab/>r12,264</text:p>
          </table:table-cell>
          <table:table-cell table:style-name="Table11.E2" office:value-type="string">
            <text:p text:style-name="P31">Move value 264 into register R12.</text:p>
          </table:table-cell>
        </table:table-row>
        <table:table-row>
          <table:covered-table-cell/>
          <table:table-cell table:style-name="Table11.B2" office:value-type="string">
            <text:p text:style-name="P191">80020c08</text:p>
          </table:table-cell>
          <table:table-cell table:style-name="Table11.A2" office:value-type="float" office:value="4">
            <text:p text:style-name="P108">4</text:p>
          </table:table-cell>
          <table:table-cell table:style-name="Table11.B2" office:value-type="string">
            <text:p text:style-name="Standard">mcall<text:tab/>80020d28 </text:p>
          </table:table-cell>
          <table:table-cell table:style-name="Table11.E2" office:value-type="string">
            <text:p text:style-name="P199">Call to memory address <text:s text:c="2"/>80020d28.</text:p>
          </table:table-cell>
        </table:table-row>
        <table:table-row>
          <table:table-cell table:style-name="Table11.A2" table:number-rows-spanned="3" office:value-type="float" office:value="51">
            <text:p text:style-name="P191">51</text:p>
          </table:table-cell>
          <table:table-cell table:style-name="Table11.E2" table:number-columns-spanned="4" office:value-type="string">
            <text:p text:style-name="P209">Statement48: DIU_Config_Thermocouple_ADC(DIU_THERMO_ACTUAL_IP_CH);</text:p>
          </table:table-cell>
          <table:covered-table-cell/>
          <table:covered-table-cell/>
          <table:covered-table-cell/>
        </table:table-row>
        <table:table-row>
          <table:covered-table-cell/>
          <table:table-cell table:style-name="Table11.B2" office:value-type="string">
            <text:p text:style-name="P191">80020c0c</text:p>
          </table:table-cell>
          <table:table-cell table:style-name="Table11.A2" office:value-type="float" office:value="2">
            <text:p text:style-name="P108">2</text:p>
          </table:table-cell>
          <table:table-cell table:style-name="Table11.B2" office:value-type="string">
            <text:p text:style-name="Standard">mov<text:tab/>r12,0</text:p>
          </table:table-cell>
          <table:table-cell table:style-name="Table11.E2" office:value-type="string">
            <text:p text:style-name="P31">Move value 0(0x0) into register R12.</text:p>
          </table:table-cell>
        </table:table-row>
        <table:table-row>
          <table:covered-table-cell/>
          <table:table-cell table:style-name="Table11.B2" office:value-type="string">
            <text:p text:style-name="P191">80020c0e</text:p>
          </table:table-cell>
          <table:table-cell table:style-name="Table11.A2" office:value-type="float" office:value="4">
            <text:p text:style-name="P108">4</text:p>
          </table:table-cell>
          <table:table-cell table:style-name="Table11.B2" office:value-type="string">
            <text:p text:style-name="Standard">mcall<text:tab/>80020d2c </text:p>
          </table:table-cell>
          <table:table-cell table:style-name="Table11.E2" office:value-type="string">
            <text:p text:style-name="P199">Call to memory address <text:s text:c="2"/>80020d2c.</text:p>
          </table:table-cell>
        </table:table-row>
        <text:soft-page-break/>
        <table:table-row>
          <table:table-cell table:style-name="Table11.A2" table:number-rows-spanned="3" office:value-type="float" office:value="52">
            <text:p text:style-name="P191">52</text:p>
          </table:table-cell>
          <table:table-cell table:style-name="Table11.E2" table:number-columns-spanned="4" office:value-type="string">
            <text:p text:style-name="P209">Statement49 : DIU_SIGMA_Delta_ADC_ConfigureTimeout(20);</text:p>
          </table:table-cell>
          <table:covered-table-cell/>
          <table:covered-table-cell/>
          <table:covered-table-cell/>
        </table:table-row>
        <table:table-row>
          <table:covered-table-cell/>
          <table:table-cell table:style-name="Table11.B2" office:value-type="string">
            <text:p text:style-name="P191">80020c12</text:p>
          </table:table-cell>
          <table:table-cell table:style-name="Table11.A2" office:value-type="float" office:value="2">
            <text:p text:style-name="P108">2</text:p>
          </table:table-cell>
          <table:table-cell table:style-name="Table11.B2" office:value-type="string">
            <text:p text:style-name="Standard">mov<text:tab/>r12,20</text:p>
          </table:table-cell>
          <table:table-cell table:style-name="Table11.E2" office:value-type="string">
            <text:p text:style-name="P31">Move value 20 into register R12.</text:p>
          </table:table-cell>
        </table:table-row>
        <table:table-row>
          <table:covered-table-cell/>
          <table:table-cell table:style-name="Table11.B2" office:value-type="string">
            <text:p text:style-name="P191">80020c14</text:p>
          </table:table-cell>
          <table:table-cell table:style-name="Table11.A2" office:value-type="float" office:value="4">
            <text:p text:style-name="P108">4</text:p>
          </table:table-cell>
          <table:table-cell table:style-name="Table11.B2" office:value-type="string">
            <text:p text:style-name="Standard">mcall<text:tab/>80020cf4 </text:p>
            <text:p text:style-name="Standard"><text:tab/></text:p>
          </table:table-cell>
          <table:table-cell table:style-name="Table11.E2" office:value-type="string">
            <text:p text:style-name="P199">Call to memory address <text:s text:c="2"/>80020cf4.</text:p>
          </table:table-cell>
        </table:table-row>
        <table:table-row>
          <table:table-cell table:style-name="Table11.A2" table:number-rows-spanned="3" office:value-type="float" office:value="53">
            <text:p text:style-name="P191">53</text:p>
          </table:table-cell>
          <table:table-cell table:style-name="Table11.E2" table:number-columns-spanned="4" office:value-type="string">
            <text:p text:style-name="P209">Statement50 : DIU_SIGMA_Delta_ADC_EnableAutoManualMode(DIU_MM_SIGMA_ ADC_AUTO_MODE);</text:p>
          </table:table-cell>
          <table:covered-table-cell/>
          <table:covered-table-cell/>
          <table:covered-table-cell/>
        </table:table-row>
        <table:table-row>
          <table:covered-table-cell/>
          <table:table-cell table:style-name="Table11.B2" office:value-type="string">
            <text:p text:style-name="P191">80020c18</text:p>
          </table:table-cell>
          <table:table-cell table:style-name="Table11.A2" office:value-type="float" office:value="2">
            <text:p text:style-name="P108">2</text:p>
          </table:table-cell>
          <table:table-cell table:style-name="Table11.B2" office:value-type="string">
            <text:p text:style-name="Standard">mov<text:tab/>r12,1</text:p>
          </table:table-cell>
          <table:table-cell table:style-name="Table11.E2" office:value-type="string">
            <text:p text:style-name="P31">Move value 1 into register R12.</text:p>
          </table:table-cell>
        </table:table-row>
        <table:table-row>
          <table:covered-table-cell/>
          <table:table-cell table:style-name="Table11.B2" office:value-type="string">
            <text:p text:style-name="P191">80020c1a</text:p>
          </table:table-cell>
          <table:table-cell table:style-name="Table11.A2" office:value-type="float" office:value="4">
            <text:p text:style-name="P108">4</text:p>
          </table:table-cell>
          <table:table-cell table:style-name="Table11.B2" office:value-type="string">
            <text:p text:style-name="Standard">mcall<text:tab/>80020d14 </text:p>
          </table:table-cell>
          <table:table-cell table:style-name="Table11.E2" office:value-type="string">
            <text:p text:style-name="P199">Call to memory address <text:s text:c="2"/>80020d14.</text:p>
          </table:table-cell>
        </table:table-row>
        <table:table-row>
          <table:table-cell table:style-name="Table11.A2" table:number-rows-spanned="4" office:value-type="float" office:value="54">
            <text:p text:style-name="P191">54</text:p>
          </table:table-cell>
          <table:table-cell table:style-name="Table11.E2" table:number-columns-spanned="4" office:value-type="string">
            <text:p text:style-name="P209">Statement51 : DIU_FPGA_WriteWord(DIU_ADC_READ_AUTO_MANUAL_SEL_REG,0);</text:p>
          </table:table-cell>
          <table:covered-table-cell/>
          <table:covered-table-cell/>
          <table:covered-table-cell/>
        </table:table-row>
        <table:table-row>
          <table:covered-table-cell/>
          <table:table-cell table:style-name="Table11.B2" office:value-type="string">
            <text:p text:style-name="P191">80020c1e</text:p>
          </table:table-cell>
          <table:table-cell table:style-name="Table11.A2" office:value-type="float" office:value="2">
            <text:p text:style-name="P108">2</text:p>
          </table:table-cell>
          <table:table-cell table:style-name="Table11.B2" office:value-type="string">
            <text:p text:style-name="Standard">mov<text:tab/>r11,0</text:p>
          </table:table-cell>
          <table:table-cell table:style-name="Table11.E2" office:value-type="string">
            <text:p text:style-name="P31">Move value 0(0x0) into register R11.</text:p>
          </table:table-cell>
        </table:table-row>
        <table:table-row>
          <table:covered-table-cell/>
          <table:table-cell table:style-name="Table11.B2" office:value-type="string">
            <text:p text:style-name="P191">80020c20</text:p>
          </table:table-cell>
          <table:table-cell table:style-name="Table11.A2" office:value-type="float" office:value="4">
            <text:p text:style-name="P108">4</text:p>
          </table:table-cell>
          <table:table-cell table:style-name="Table11.B2" office:value-type="string">
            <text:p text:style-name="Standard">mov<text:tab/>r12,430</text:p>
          </table:table-cell>
          <table:table-cell table:style-name="Table11.E2" office:value-type="string">
            <text:p text:style-name="P31">Move value 430 into register R12.</text:p>
          </table:table-cell>
        </table:table-row>
        <table:table-row>
          <table:covered-table-cell/>
          <table:table-cell table:style-name="Table11.B2" office:value-type="string">
            <text:p text:style-name="P191">80020c24</text:p>
          </table:table-cell>
          <table:table-cell table:style-name="Table11.A2" office:value-type="float" office:value="4">
            <text:p text:style-name="P108">4</text:p>
          </table:table-cell>
          <table:table-cell table:style-name="Table11.B2" office:value-type="string">
            <text:p text:style-name="Standard">mcall<text:tab/>80020d28 </text:p>
          </table:table-cell>
          <table:table-cell table:style-name="Table11.E2" office:value-type="string">
            <text:p text:style-name="P199">Call to memory address <text:s text:c="2"/>80020d28.</text:p>
          </table:table-cell>
        </table:table-row>
        <table:table-row>
          <table:table-cell table:style-name="Table11.A2" table:number-rows-spanned="7" office:value-type="float" office:value="55">
            <text:p text:style-name="P191">55</text:p>
          </table:table-cell>
          <table:table-cell table:style-name="Table11.E2" table:number-columns-spanned="4" office:value-type="string">
            <text:p text:style-name="P211">Statement52: memset(gsDIU_Ex_Handle,0,sizeof(SDIU_EX_GLOBAL_HANDLE));</text:p>
          </table:table-cell>
          <table:covered-table-cell/>
          <table:covered-table-cell/>
          <table:covered-table-cell/>
        </table:table-row>
        <table:table-row>
          <table:covered-table-cell/>
          <table:table-cell table:style-name="Table11.B2" office:value-type="string">
            <text:p text:style-name="P191">80020c28</text:p>
          </table:table-cell>
          <table:table-cell table:style-name="Table11.A2" office:value-type="float" office:value="2">
            <text:p text:style-name="P108">2</text:p>
          </table:table-cell>
          <table:table-cell table:style-name="Table11.B2" office:value-type="string">
            <text:p text:style-name="Standard">lddpc<text:tab/>r8,80020d30 </text:p>
          </table:table-cell>
          <table:table-cell table:style-name="Table11.E2" office:value-type="string">
            <text:p text:style-name="P31">Load PC(0x80020d30) into R8.</text:p>
          </table:table-cell>
        </table:table-row>
        <table:table-row>
          <table:covered-table-cell/>
          <table:table-cell table:style-name="Table11.B2" office:value-type="string">
            <text:p text:style-name="P191">80020c2a</text:p>
          </table:table-cell>
          <table:table-cell table:style-name="Table11.A2" office:value-type="float" office:value="2">
            <text:p text:style-name="P108">2</text:p>
          </table:table-cell>
          <table:table-cell table:style-name="Table11.B2" office:value-type="string">
            <text:p text:style-name="Standard">ld.w<text:tab/>r8,r8[0x0]</text:p>
          </table:table-cell>
          <table:table-cell table:style-name="Table11.E2" office:value-type="string">
            <text:p text:style-name="P31">Load the register value of R8 with word displacement of 0 into register R8.</text:p>
          </table:table-cell>
        </table:table-row>
        <table:table-row>
          <table:covered-table-cell/>
          <table:table-cell table:style-name="Table11.B2" office:value-type="string">
            <text:p text:style-name="P191">80020c2c</text:p>
          </table:table-cell>
          <table:table-cell table:style-name="Table11.A2" office:value-type="float" office:value="4">
            <text:p text:style-name="P108">4</text:p>
          </table:table-cell>
          <table:table-cell table:style-name="Table11.B2" office:value-type="string">
            <text:p text:style-name="Standard">mov<text:tab/>r10,6996</text:p>
          </table:table-cell>
          <table:table-cell table:style-name="Table11.E2" office:value-type="string">
            <text:p text:style-name="P31">Move value 6996 into register R10.</text:p>
          </table:table-cell>
        </table:table-row>
        <table:table-row>
          <table:covered-table-cell/>
          <table:table-cell table:style-name="Table11.B2" office:value-type="string">
            <text:p text:style-name="P191">80020c30</text:p>
          </table:table-cell>
          <table:table-cell table:style-name="Table11.A2" office:value-type="float" office:value="2">
            <text:p text:style-name="P108">2</text:p>
          </table:table-cell>
          <table:table-cell table:style-name="Table11.B2" office:value-type="string">
            <text:p text:style-name="Standard">mov<text:tab/>r11,0</text:p>
          </table:table-cell>
          <table:table-cell table:style-name="Table11.E2" office:value-type="string">
            <text:p text:style-name="P31">Move value 0(0x0) into register R11.</text:p>
          </table:table-cell>
        </table:table-row>
        <table:table-row>
          <table:covered-table-cell/>
          <table:table-cell table:style-name="Table11.B2" office:value-type="string">
            <text:p text:style-name="P191">80020c32</text:p>
          </table:table-cell>
          <table:table-cell table:style-name="Table11.A2" office:value-type="float" office:value="2">
            <text:p text:style-name="P108">2</text:p>
          </table:table-cell>
          <table:table-cell table:style-name="Table11.B2" office:value-type="string">
            <text:p text:style-name="Standard">mov<text:tab/>r12,r8</text:p>
          </table:table-cell>
          <table:table-cell table:style-name="Table11.E2" office:value-type="string">
            <text:p text:style-name="P31">Move the value of the register R8 into register R12.</text:p>
          </table:table-cell>
        </table:table-row>
        <table:table-row>
          <table:covered-table-cell/>
          <table:table-cell table:style-name="Table11.B2" office:value-type="string">
            <text:p text:style-name="P191">80020c34</text:p>
          </table:table-cell>
          <table:table-cell table:style-name="Table11.A2" office:value-type="float" office:value="4">
            <text:p text:style-name="P108">4</text:p>
          </table:table-cell>
          <table:table-cell table:style-name="Table11.B2" office:value-type="string">
            <text:p text:style-name="Standard">mcall<text:tab/>80020d34 </text:p>
          </table:table-cell>
          <table:table-cell table:style-name="Table11.E2" office:value-type="string">
            <text:p text:style-name="P199">Call to memory address <text:s text:c="2"/>80020d34.</text:p>
          </table:table-cell>
        </table:table-row>
        <table:table-row>
          <table:table-cell table:style-name="Table11.A2" table:number-rows-spanned="2" office:value-type="float" office:value="56">
            <text:p text:style-name="P191">56</text:p>
          </table:table-cell>
          <table:table-cell table:style-name="Table11.E2" table:number-columns-spanned="4" office:value-type="string">
            <text:p text:style-name="P210">Statement53 : DIU_GNSS_Init();</text:p>
          </table:table-cell>
          <table:covered-table-cell/>
          <table:covered-table-cell/>
          <table:covered-table-cell/>
        </table:table-row>
        <table:table-row>
          <table:covered-table-cell/>
          <table:table-cell table:style-name="Table11.B2" office:value-type="string">
            <text:p text:style-name="P191">80020c38</text:p>
          </table:table-cell>
          <table:table-cell table:style-name="Table11.A2" office:value-type="float" office:value="4">
            <text:p text:style-name="P108">4</text:p>
          </table:table-cell>
          <table:table-cell table:style-name="Table11.B2" office:value-type="string">
            <text:p text:style-name="Standard">mcall<text:tab/>80020d38 </text:p>
          </table:table-cell>
          <table:table-cell table:style-name="Table11.E2" office:value-type="string">
            <text:p text:style-name="P199">Call to memory address <text:s text:c="2"/>80020d38.</text:p>
          </table:table-cell>
        </table:table-row>
        <table:table-row>
          <table:table-cell table:style-name="Table11.A2" table:number-rows-spanned="2" office:value-type="float" office:value="57">
            <text:p text:style-name="P191">57</text:p>
          </table:table-cell>
          <table:table-cell table:style-name="Table11.E2" table:number-columns-spanned="4" office:value-type="string">
            <text:p text:style-name="P210">Statement54 : DIU_Clear_ARINC_FIFO();</text:p>
          </table:table-cell>
          <table:covered-table-cell/>
          <table:covered-table-cell/>
          <table:covered-table-cell/>
        </table:table-row>
        <table:table-row>
          <table:covered-table-cell/>
          <table:table-cell table:style-name="Table11.B2" office:value-type="string">
            <text:p text:style-name="P191">80020c3c</text:p>
          </table:table-cell>
          <table:table-cell table:style-name="Table11.A2" office:value-type="float" office:value="4">
            <text:p text:style-name="P108">4</text:p>
          </table:table-cell>
          <table:table-cell table:style-name="Table11.B2" office:value-type="string">
            <text:p text:style-name="Standard">mcall<text:tab/>80020d3c </text:p>
          </table:table-cell>
          <table:table-cell table:style-name="Table11.E2" office:value-type="string">
            <text:p text:style-name="P199">Call to memory address <text:s text:c="2"/>80020d3c.</text:p>
          </table:table-cell>
        </table:table-row>
        <table:table-row>
          <table:table-cell table:style-name="Table11.A2" table:number-rows-spanned="4" office:value-type="float" office:value="58">
            <text:p text:style-name="P191">58</text:p>
          </table:table-cell>
          <table:table-cell table:style-name="Table11.E2" table:number-columns-spanned="4" office:value-type="string">
            <text:p text:style-name="P210">Statement55: sRetVal = DIU_Init_DAC();</text:p>
          </table:table-cell>
          <table:covered-table-cell/>
          <table:covered-table-cell/>
          <table:covered-table-cell/>
        </table:table-row>
        <table:table-row>
          <table:covered-table-cell/>
          <table:table-cell table:style-name="Table11.B2" office:value-type="string">
            <text:p text:style-name="P191">80020c40</text:p>
          </table:table-cell>
          <table:table-cell table:style-name="Table11.A2" office:value-type="float" office:value="4">
            <text:p text:style-name="P108">4</text:p>
          </table:table-cell>
          <table:table-cell table:style-name="Table11.B2" office:value-type="string">
            <text:p text:style-name="Standard">mcall<text:tab/>80020d40 </text:p>
          </table:table-cell>
          <table:table-cell table:style-name="Table11.E2" office:value-type="string">
            <text:p text:style-name="P199">Call to memory address <text:s text:c="2"/>80020d40.</text:p>
          </table:table-cell>
        </table:table-row>
        <table:table-row>
          <table:covered-table-cell/>
          <table:table-cell table:style-name="Table11.B2" office:value-type="string">
            <text:p text:style-name="P191">80020c44</text:p>
          </table:table-cell>
          <table:table-cell table:style-name="Table11.A2" office:value-type="float" office:value="2">
            <text:p text:style-name="P108">2</text:p>
          </table:table-cell>
          <table:table-cell table:style-name="Table11.B2" office:value-type="string">
            <text:p text:style-name="Standard">mov<text:tab/>r8,r12</text:p>
          </table:table-cell>
          <table:table-cell table:style-name="Table11.E2" office:value-type="string">
            <text:p text:style-name="P31">Move the value of the register R8 into register R12.</text:p>
          </table:table-cell>
        </table:table-row>
        <table:table-row>
          <table:covered-table-cell/>
          <table:table-cell table:style-name="Table11.B2" office:value-type="string">
            <text:p text:style-name="P191">80020c46</text:p>
          </table:table-cell>
          <table:table-cell table:style-name="Table11.A2" office:value-type="float" office:value="4">
            <text:p text:style-name="P108">4</text:p>
          </table:table-cell>
          <table:table-cell table:style-name="Table11.B2" office:value-type="string">
            <text:p text:style-name="Standard">st.h<text:tab/>r7[-2],r8</text:p>
          </table:table-cell>
          <table:table-cell table:style-name="Table11.E2" office:value-type="string">
            <text:p text:style-name="P31">Store R8 into register R7 with half word displacement of -2.</text:p>
          </table:table-cell>
        </table:table-row>
        <table:table-row>
          <table:table-cell table:style-name="Table11.A2" table:number-rows-spanned="5" office:value-type="float" office:value="59">
            <text:p text:style-name="P191">59</text:p>
          </table:table-cell>
          <table:table-cell table:style-name="Table11.E2" table:number-columns-spanned="4" office:value-type="string">
            <text:p text:style-name="P210">Statement56 : if (sRetVal != DIU_MM_SUCCESS)</text:p>
          </table:table-cell>
          <table:covered-table-cell/>
          <table:covered-table-cell/>
          <table:covered-table-cell/>
        </table:table-row>
        <table:table-row>
          <table:covered-table-cell/>
          <table:table-cell table:style-name="Table11.B2" office:value-type="string">
            <text:p text:style-name="P191">80020c4a</text:p>
          </table:table-cell>
          <table:table-cell table:style-name="Table11.A2" office:value-type="float" office:value="4">
            <text:p text:style-name="P108">4</text:p>
          </table:table-cell>
          <table:table-cell table:style-name="Table11.B2" office:value-type="string">
            <text:p text:style-name="Standard">ld.sh<text:tab/>r9,r7[-2]</text:p>
          </table:table-cell>
          <table:table-cell table:style-name="Table11.E2" office:value-type="string">
            <text:p text:style-name="P212">Load signed halfword of R7 into R9 with displacement -2.</text:p>
          </table:table-cell>
        </table:table-row>
        <table:table-row>
          <table:covered-table-cell/>
          <table:table-cell table:style-name="Table11.B2" office:value-type="string">
            <text:p text:style-name="P191">80020c4e</text:p>
          </table:table-cell>
          <table:table-cell table:style-name="Table11.A2" office:value-type="float" office:value="2">
            <text:p text:style-name="P108">2</text:p>
          </table:table-cell>
          <table:table-cell table:style-name="Table11.B2" office:value-type="string">
            <text:p text:style-name="Standard">mov<text:tab/>r8,0</text:p>
          </table:table-cell>
          <table:table-cell table:style-name="Table11.E2" office:value-type="string">
            <text:p text:style-name="P31">Move value 0(0x0) into register R8.</text:p>
          </table:table-cell>
        </table:table-row>
        <table:table-row>
          <table:covered-table-cell/>
          <table:table-cell table:style-name="Table11.B2" office:value-type="string">
            <text:p text:style-name="P191">80020c50</text:p>
          </table:table-cell>
          <table:table-cell table:style-name="Table11.A2" office:value-type="float" office:value="4">
            <text:p text:style-name="P108">4</text:p>
          </table:table-cell>
          <table:table-cell table:style-name="Table11.B2" office:value-type="string">
            <text:p text:style-name="Standard">cp.h<text:tab/>r9,r8</text:p>
          </table:table-cell>
          <table:table-cell table:style-name="Table11.E2" office:value-type="string">
            <text:p text:style-name="P31">Compare half word of R8 and R9</text:p>
          </table:table-cell>
        </table:table-row>
        <table:table-row>
          <table:covered-table-cell/>
          <table:table-cell table:style-name="Table11.B2" office:value-type="string">
            <text:p text:style-name="P191">80020c54</text:p>
          </table:table-cell>
          <table:table-cell table:style-name="Table11.A2" office:value-type="float" office:value="2">
            <text:p text:style-name="P108">2</text:p>
          </table:table-cell>
          <table:table-cell table:style-name="Table11.B2" office:value-type="string">
            <text:p text:style-name="Standard">breq<text:tab/>80020c66 </text:p>
          </table:table-cell>
          <table:table-cell table:style-name="Table11.E2" office:value-type="string">
            <text:p text:style-name="P31">Branch to address location 80020c66 if the contents of the R8 and R9 are equals.</text:p>
          </table:table-cell>
        </table:table-row>
        <table:table-row>
          <table:table-cell table:style-name="Table11.A2" table:number-rows-spanned="6" office:value-type="float" office:value="60">
            <text:p text:style-name="P191">60</text:p>
          </table:table-cell>
          <table:table-cell table:style-name="Table11.E2" table:number-columns-spanned="4" office:value-type="string">
            <text:p text:style-name="P210">Statement57: DIU_MM_Update_PBIT_System_Init_Failure(DIU_MM_SYSINIT_ OPERATI ON ,DIU_MM_DAC_INIT_ID, sRetVal);</text:p>
          </table:table-cell>
          <table:covered-table-cell/>
          <table:covered-table-cell/>
          <table:covered-table-cell/>
        </table:table-row>
        <table:table-row>
          <table:covered-table-cell/>
          <table:table-cell table:style-name="Table11.B2" office:value-type="string">
            <text:p text:style-name="P191">80020c56</text:p>
          </table:table-cell>
          <table:table-cell table:style-name="Table11.A2" office:value-type="float" office:value="4">
            <text:p text:style-name="P108">4</text:p>
          </table:table-cell>
          <table:table-cell table:style-name="Table11.B2" office:value-type="string">
            <text:p text:style-name="Standard">ld.sh<text:tab/>r8,r7[-2]</text:p>
          </table:table-cell>
          <table:table-cell table:style-name="Table11.E2" office:value-type="string">
            <text:p text:style-name="P212">Load signed halfword of R7 into R8 with displacement -2.</text:p>
          </table:table-cell>
        </table:table-row>
        <table:table-row>
          <table:covered-table-cell/>
          <table:table-cell table:style-name="Table11.B2" office:value-type="string">
            <text:p text:style-name="P191">80020c5a</text:p>
          </table:table-cell>
          <table:table-cell table:style-name="Table11.A2" office:value-type="float" office:value="2">
            <text:p text:style-name="P108">2</text:p>
          </table:table-cell>
          <table:table-cell table:style-name="Table11.B2" office:value-type="string">
            <text:p text:style-name="Standard">mov<text:tab/>r10,r8</text:p>
          </table:table-cell>
          <table:table-cell table:style-name="Table11.E2" office:value-type="string">
            <text:p text:style-name="P31">Move the value of the register R8 into register R10.</text:p>
          </table:table-cell>
        </table:table-row>
        <table:table-row>
          <table:covered-table-cell/>
          <table:table-cell table:style-name="Table11.B2" office:value-type="string">
            <text:p text:style-name="P191">80020c5c</text:p>
          </table:table-cell>
          <table:table-cell table:style-name="Table11.A2" office:value-type="float" office:value="4">
            <text:p text:style-name="P108">4</text:p>
          </table:table-cell>
          <table:table-cell table:style-name="Table11.B2" office:value-type="string">
            <text:p text:style-name="Standard">mov<text:tab/>r11,176</text:p>
          </table:table-cell>
          <table:table-cell table:style-name="Table11.E2" office:value-type="string">
            <text:p text:style-name="P31">Move the value 176 into <text:soft-page-break/>register R11.</text:p>
          </table:table-cell>
        </table:table-row>
        <table:table-row>
          <table:covered-table-cell/>
          <table:table-cell table:style-name="Table11.B2" office:value-type="string">
            <text:p text:style-name="P191">80020c60</text:p>
          </table:table-cell>
          <table:table-cell table:style-name="Table11.A2" office:value-type="float" office:value="2">
            <text:p text:style-name="P108">2</text:p>
          </table:table-cell>
          <table:table-cell table:style-name="Table11.B2" office:value-type="string">
            <text:p text:style-name="Standard">mov<text:tab/>r12,0</text:p>
          </table:table-cell>
          <table:table-cell table:style-name="Table11.E2" office:value-type="string">
            <text:p text:style-name="P31">Move the value 0(0x0) into register R12.</text:p>
          </table:table-cell>
        </table:table-row>
        <table:table-row>
          <table:covered-table-cell/>
          <table:table-cell table:style-name="Table11.B2" office:value-type="string">
            <text:p text:style-name="P191">80020c62</text:p>
          </table:table-cell>
          <table:table-cell table:style-name="Table11.A2" office:value-type="float" office:value="4">
            <text:p text:style-name="P108">4</text:p>
          </table:table-cell>
          <table:table-cell table:style-name="Table11.B2" office:value-type="string">
            <text:p text:style-name="Standard">mcall<text:tab/>80020cb0 </text:p>
          </table:table-cell>
          <table:table-cell table:style-name="Table11.E2" office:value-type="string">
            <text:p text:style-name="P199">Call to memory address <text:s text:c="2"/>80020cb0.</text:p>
          </table:table-cell>
        </table:table-row>
        <table:table-row table:style-name="Table11.216">
          <table:table-cell table:style-name="Table11.A2" table:number-rows-spanned="5" office:value-type="float" office:value="61">
            <text:p text:style-name="P191">61</text:p>
          </table:table-cell>
          <table:table-cell table:style-name="Table11.E2" table:number-columns-spanned="4" office:value-type="string">
            <text:p text:style-name="P210">Statement58 : sRetVal = DIU_WDT_Init(DIU_MM_WDT_PBIT_TIME_OUT_MS);<text:tab/></text:p>
          </table:table-cell>
          <table:covered-table-cell/>
          <table:covered-table-cell/>
          <table:covered-table-cell/>
        </table:table-row>
        <table:table-row>
          <table:covered-table-cell/>
          <table:table-cell table:style-name="Table11.B2" office:value-type="string">
            <text:p text:style-name="P191">80020c66</text:p>
          </table:table-cell>
          <table:table-cell table:style-name="Table11.A2" office:value-type="float" office:value="4">
            <text:p text:style-name="P108">4</text:p>
          </table:table-cell>
          <table:table-cell table:style-name="Table11.B2" office:value-type="string">
            <text:p text:style-name="Standard">mov<text:tab/>r12,12000</text:p>
          </table:table-cell>
          <table:table-cell table:style-name="Table11.E2" office:value-type="string">
            <text:p text:style-name="P31">Move the value 12000 into register R12.</text:p>
          </table:table-cell>
        </table:table-row>
        <table:table-row>
          <table:covered-table-cell/>
          <table:table-cell table:style-name="Table11.B2" office:value-type="string">
            <text:p text:style-name="P191">80020c6a</text:p>
          </table:table-cell>
          <table:table-cell table:style-name="Table11.A2" office:value-type="float" office:value="4">
            <text:p text:style-name="P108">4</text:p>
          </table:table-cell>
          <table:table-cell table:style-name="Table11.B2" office:value-type="string">
            <text:p text:style-name="Standard">mcall<text:tab/>80020cc4 </text:p>
          </table:table-cell>
          <table:table-cell table:style-name="Table11.E2" office:value-type="string">
            <text:p text:style-name="P199">Call to memory address <text:s text:c="2"/>80020cc4.</text:p>
          </table:table-cell>
        </table:table-row>
        <table:table-row>
          <table:covered-table-cell/>
          <table:table-cell table:style-name="Table11.B2" office:value-type="string">
            <text:p text:style-name="P191">80020c6e</text:p>
          </table:table-cell>
          <table:table-cell table:style-name="Table11.A2" office:value-type="float" office:value="2">
            <text:p text:style-name="P108">2</text:p>
          </table:table-cell>
          <table:table-cell table:style-name="Table11.B2" office:value-type="string">
            <text:p text:style-name="Standard">mov<text:tab/>r8,r12</text:p>
          </table:table-cell>
          <table:table-cell table:style-name="Table11.E2" office:value-type="string">
            <text:p text:style-name="P31">Move the value of the register R12 into register R8.</text:p>
          </table:table-cell>
        </table:table-row>
        <table:table-row>
          <table:covered-table-cell/>
          <table:table-cell table:style-name="Table11.B2" office:value-type="string">
            <text:p text:style-name="P191">80020c70</text:p>
          </table:table-cell>
          <table:table-cell table:style-name="Table11.A2" office:value-type="float" office:value="4">
            <text:p text:style-name="P108">4</text:p>
          </table:table-cell>
          <table:table-cell table:style-name="Table11.B2" office:value-type="string">
            <text:p text:style-name="Standard">st.h<text:tab/>r7[-2],r8</text:p>
          </table:table-cell>
          <table:table-cell table:style-name="Table11.E2" office:value-type="string">
            <text:p text:style-name="P31">Store R8 into register R7 with half word displacement of -2.</text:p>
          </table:table-cell>
        </table:table-row>
        <table:table-row>
          <table:table-cell table:style-name="Table11.A2" table:number-rows-spanned="5" office:value-type="float" office:value="62">
            <text:p text:style-name="P191">62</text:p>
          </table:table-cell>
          <table:table-cell table:style-name="Table11.E2" table:number-columns-spanned="4" office:value-type="string">
            <text:p text:style-name="P210">Statement59 : if (sRetVal != DIU_MM_SUCCESS)</text:p>
          </table:table-cell>
          <table:covered-table-cell/>
          <table:covered-table-cell/>
          <table:covered-table-cell/>
        </table:table-row>
        <table:table-row>
          <table:covered-table-cell/>
          <table:table-cell table:style-name="Table11.B2" office:value-type="string">
            <text:p text:style-name="P191">80020c74</text:p>
          </table:table-cell>
          <table:table-cell table:style-name="Table11.A2" office:value-type="float" office:value="4">
            <text:p text:style-name="P108">4</text:p>
          </table:table-cell>
          <table:table-cell table:style-name="Table11.B2" office:value-type="string">
            <text:p text:style-name="Standard">ld.sh<text:tab/>r9,r7[-2]</text:p>
          </table:table-cell>
          <table:table-cell table:style-name="Table11.E2" office:value-type="string">
            <text:p text:style-name="P212">Load signed halfword of R7 into R9 with displacement -2.</text:p>
          </table:table-cell>
        </table:table-row>
        <table:table-row>
          <table:covered-table-cell/>
          <table:table-cell table:style-name="Table11.B2" office:value-type="string">
            <text:p text:style-name="P191">80020c78</text:p>
          </table:table-cell>
          <table:table-cell table:style-name="Table11.A2" office:value-type="float" office:value="2">
            <text:p text:style-name="P108">2</text:p>
          </table:table-cell>
          <table:table-cell table:style-name="Table11.B2" office:value-type="string">
            <text:p text:style-name="Standard">mov<text:tab/>r8,0</text:p>
          </table:table-cell>
          <table:table-cell table:style-name="Table11.E2" office:value-type="string">
            <text:p text:style-name="P31">Move value 0(0x0) into register R8.</text:p>
          </table:table-cell>
        </table:table-row>
        <table:table-row>
          <table:covered-table-cell/>
          <table:table-cell table:style-name="Table11.B2" office:value-type="string">
            <text:p text:style-name="P191">80020c7a</text:p>
          </table:table-cell>
          <table:table-cell table:style-name="Table11.A2" office:value-type="float" office:value="4">
            <text:p text:style-name="P108">4</text:p>
          </table:table-cell>
          <table:table-cell table:style-name="Table11.B2" office:value-type="string">
            <text:p text:style-name="Standard">cp.h<text:tab/>r9,r8</text:p>
          </table:table-cell>
          <table:table-cell table:style-name="Table11.E2" office:value-type="string">
            <text:p text:style-name="P31">Compare half word of R8 and R9</text:p>
          </table:table-cell>
        </table:table-row>
        <table:table-row>
          <table:covered-table-cell/>
          <table:table-cell table:style-name="Table11.B2" office:value-type="string">
            <text:p text:style-name="P191">80020c7e</text:p>
          </table:table-cell>
          <table:table-cell table:style-name="Table11.A2" office:value-type="float" office:value="2">
            <text:p text:style-name="P108">2</text:p>
          </table:table-cell>
          <table:table-cell table:style-name="Table11.B2" office:value-type="string">
            <text:p text:style-name="Standard">breq<text:tab/>80020c90 </text:p>
          </table:table-cell>
          <table:table-cell table:style-name="Table11.E2" office:value-type="string">
            <text:p text:style-name="P31">Branch to address location 80020c90 if the contents of the R8 and R9 are equals.</text:p>
          </table:table-cell>
        </table:table-row>
        <table:table-row>
          <table:table-cell table:style-name="Table11.A2" table:number-rows-spanned="6" office:value-type="float" office:value="63">
            <text:p text:style-name="P191">63</text:p>
          </table:table-cell>
          <table:table-cell table:style-name="Table11.E2" table:number-columns-spanned="4" office:value-type="string">
            <text:p text:style-name="P210">Statement60 : DIU_MM_Update_PBIT_System_Init_Failure(DIU_MM_SYSINIT_OPERA TION, DIU_MM_WDT_INIT_ID, sRetVal);</text:p>
          </table:table-cell>
          <table:covered-table-cell/>
          <table:covered-table-cell/>
          <table:covered-table-cell/>
        </table:table-row>
        <table:table-row>
          <table:covered-table-cell/>
          <table:table-cell table:style-name="Table11.B2" office:value-type="string">
            <text:p text:style-name="P191">80020c80</text:p>
          </table:table-cell>
          <table:table-cell table:style-name="Table11.A2" office:value-type="float" office:value="4">
            <text:p text:style-name="P108">4</text:p>
          </table:table-cell>
          <table:table-cell table:style-name="Table11.B2" office:value-type="string">
            <text:p text:style-name="Standard">ld.sh<text:tab/>r8,r7[-2]</text:p>
          </table:table-cell>
          <table:table-cell table:style-name="Table11.E2" office:value-type="string">
            <text:p text:style-name="P212">Load signed halfword of R7 into R8 with displacement -2.</text:p>
          </table:table-cell>
        </table:table-row>
        <table:table-row>
          <table:covered-table-cell/>
          <table:table-cell table:style-name="Table11.B2" office:value-type="string">
            <text:p text:style-name="P191">80020c84</text:p>
          </table:table-cell>
          <table:table-cell table:style-name="Table11.A2" office:value-type="float" office:value="2">
            <text:p text:style-name="P108">2</text:p>
          </table:table-cell>
          <table:table-cell table:style-name="Table11.B2" office:value-type="string">
            <text:p text:style-name="Standard">mov<text:tab/>r10,r8</text:p>
          </table:table-cell>
          <table:table-cell table:style-name="Table11.E2" office:value-type="string">
            <text:p text:style-name="P31">Move the value of the register R8 into register <text:soft-page-break/>R10.</text:p>
          </table:table-cell>
        </table:table-row>
        <table:table-row>
          <table:covered-table-cell/>
          <table:table-cell table:style-name="Table11.B2" office:value-type="string">
            <text:p text:style-name="P191">80020c86</text:p>
          </table:table-cell>
          <table:table-cell table:style-name="Table11.A2" office:value-type="float" office:value="4">
            <text:p text:style-name="P108">4</text:p>
          </table:table-cell>
          <table:table-cell table:style-name="Table11.B2" office:value-type="string">
            <text:p text:style-name="Standard">mov<text:tab/>r11,168</text:p>
          </table:table-cell>
          <table:table-cell table:style-name="Table11.E2" office:value-type="string">
            <text:p text:style-name="P31">Move value 168 into register R11.</text:p>
          </table:table-cell>
        </table:table-row>
        <table:table-row>
          <table:covered-table-cell/>
          <table:table-cell table:style-name="Table11.B2" office:value-type="string">
            <text:p text:style-name="P191">80020c8a</text:p>
          </table:table-cell>
          <table:table-cell table:style-name="Table11.A2" office:value-type="float" office:value="2">
            <text:p text:style-name="P108">2</text:p>
          </table:table-cell>
          <table:table-cell table:style-name="Table11.B2" office:value-type="string">
            <text:p text:style-name="Standard">mov<text:tab/>r12,0</text:p>
          </table:table-cell>
          <table:table-cell table:style-name="Table11.E2" office:value-type="string">
            <text:p text:style-name="P31">Move value 0(0x0) into register R12.</text:p>
          </table:table-cell>
        </table:table-row>
        <table:table-row>
          <table:covered-table-cell/>
          <table:table-cell table:style-name="Table11.B2" office:value-type="string">
            <text:p text:style-name="P191">80020c8c</text:p>
          </table:table-cell>
          <table:table-cell table:style-name="Table11.A2" office:value-type="float" office:value="4">
            <text:p text:style-name="P108">4</text:p>
          </table:table-cell>
          <table:table-cell table:style-name="Table11.B2" office:value-type="string">
            <text:p text:style-name="Standard">mcall<text:tab/>80020cb0 </text:p>
          </table:table-cell>
          <table:table-cell table:style-name="Table11.E2" office:value-type="string">
            <text:p text:style-name="P199">Call to memory address <text:s text:c="2"/>80020cb0.</text:p>
          </table:table-cell>
        </table:table-row>
        <table:table-row>
          <table:table-cell table:style-name="Table11.A2" table:number-rows-spanned="4" office:value-type="float" office:value="64">
            <text:p text:style-name="P191">64</text:p>
          </table:table-cell>
          <table:table-cell table:style-name="Table11.E2" table:number-columns-spanned="4" office:value-type="string">
            <text:p text:style-name="P210">Statement61 : DIU_FPGA_WriteWord(DIU_DOP_GNDOPN_SUPLY_ENABLE_REG, DIU_MM_DOP_ENABLE_GNDOPN_SUPPLY);</text:p>
          </table:table-cell>
          <table:covered-table-cell/>
          <table:covered-table-cell/>
          <table:covered-table-cell/>
        </table:table-row>
        <table:table-row>
          <table:covered-table-cell/>
          <table:table-cell table:style-name="Table11.B2" office:value-type="string">
            <text:p text:style-name="P191">80020c90</text:p>
          </table:table-cell>
          <table:table-cell table:style-name="Table11.A2" office:value-type="float" office:value="2">
            <text:p text:style-name="P108">2</text:p>
          </table:table-cell>
          <table:table-cell table:style-name="Table11.B2" office:value-type="string">
            <text:p text:style-name="Standard">mov<text:tab/>r11,4</text:p>
          </table:table-cell>
          <table:table-cell table:style-name="Table11.E2" office:value-type="string">
            <text:p text:style-name="P31">Move value 4 into register R11.</text:p>
          </table:table-cell>
        </table:table-row>
        <table:table-row>
          <table:covered-table-cell/>
          <table:table-cell table:style-name="Table11.B2" office:value-type="string">
            <text:p text:style-name="P191">80020c92</text:p>
          </table:table-cell>
          <table:table-cell table:style-name="Table11.A2" office:value-type="float" office:value="4">
            <text:p text:style-name="P108">4</text:p>
          </table:table-cell>
          <table:table-cell table:style-name="Table11.B2" office:value-type="string">
            <text:p text:style-name="Standard">mov<text:tab/>r12,1100</text:p>
          </table:table-cell>
          <table:table-cell table:style-name="Table11.E2" office:value-type="string">
            <text:p text:style-name="P31">Move value 1100 into register R12.</text:p>
          </table:table-cell>
        </table:table-row>
        <table:table-row table:style-name="Table11.235">
          <table:covered-table-cell/>
          <table:table-cell table:style-name="Table11.B2" office:value-type="string">
            <text:p text:style-name="P191">80020c96</text:p>
          </table:table-cell>
          <table:table-cell table:style-name="Table11.A2" office:value-type="float" office:value="4">
            <text:p text:style-name="P108">4</text:p>
          </table:table-cell>
          <table:table-cell table:style-name="Table11.B2" office:value-type="string">
            <text:p text:style-name="Standard">mcall<text:tab/>80020d28 </text:p>
          </table:table-cell>
          <table:table-cell table:style-name="Table11.E2" office:value-type="string">
            <text:p text:style-name="P199">Call to memory address <text:s text:c="2"/>80020d28.</text:p>
          </table:table-cell>
        </table:table-row>
        <table:table-row>
          <table:table-cell table:style-name="Table11.A2" table:number-rows-spanned="3" office:value-type="float" office:value="65">
            <text:p text:style-name="P191">65</text:p>
          </table:table-cell>
          <table:table-cell table:style-name="Table11.E2" table:number-columns-spanned="4" office:value-type="string">
            <text:p text:style-name="P210">Statement62 : gpio_set_gpio_pin(DIU_OUTLED_DR1);</text:p>
          </table:table-cell>
          <table:covered-table-cell/>
          <table:covered-table-cell/>
          <table:covered-table-cell/>
        </table:table-row>
        <table:table-row>
          <table:covered-table-cell/>
          <table:table-cell table:style-name="Table11.B2" office:value-type="string">
            <text:p text:style-name="P191">80020c9a</text:p>
          </table:table-cell>
          <table:table-cell table:style-name="Table11.A2" office:value-type="float" office:value="2">
            <text:p text:style-name="P108">2</text:p>
          </table:table-cell>
          <table:table-cell table:style-name="Table11.B2" office:value-type="string">
            <text:p text:style-name="Standard">mov<text:tab/>r12,39</text:p>
          </table:table-cell>
          <table:table-cell table:style-name="Table11.E2" office:value-type="string">
            <text:p text:style-name="P31">Move value 39 into register R12.</text:p>
          </table:table-cell>
        </table:table-row>
        <table:table-row>
          <table:covered-table-cell/>
          <table:table-cell table:style-name="Table11.B2" office:value-type="string">
            <text:p text:style-name="P191">80020c9c</text:p>
          </table:table-cell>
          <table:table-cell table:style-name="Table11.A2" office:value-type="float" office:value="4">
            <text:p text:style-name="P108">4</text:p>
          </table:table-cell>
          <table:table-cell table:style-name="Table11.B2" office:value-type="string">
            <text:p text:style-name="Standard">mcall<text:tab/>80020d44 </text:p>
          </table:table-cell>
          <table:table-cell table:style-name="Table11.E2" office:value-type="string">
            <text:p text:style-name="P199">Call to memory address <text:s text:c="2"/>80020d44.</text:p>
          </table:table-cell>
        </table:table-row>
        <table:table-row>
          <table:table-cell table:style-name="Table11.A2" office:value-type="float" office:value="66">
            <text:p text:style-name="P191">66</text:p>
            <text:p text:style-name="P191">.</text:p>
          </table:table-cell>
          <table:table-cell table:style-name="Table11.B2" table:number-columns-spanned="3" office:value-type="string">
            <text:list xml:id="list34791298" text:continue-numbering="true" text:style-name="List_20_1">
              <text:list-header>
                <text:p text:style-name="P213"><text:s text:c="3"/>}</text:p>
                <text:p text:style-name="P167"><text:s text:c="10"/>End of function – Stack <text:s/>Unwinding Phase</text:p>
              </text:list-header>
            </text:list>
          </table:table-cell>
          <table:covered-table-cell/>
          <table:covered-table-cell/>
          <table:table-cell table:style-name="Table11.E2" office:value-type="string">
            <text:p text:style-name="P206"/>
            <text:p text:style-name="P207">C<text:span text:style-name="T131">ode related to storing local variables and function address to stack. This is verified when the function is called.</text:span></text:p>
          </table:table-cell>
        </table:table-row>
      </table:table>
      <text:p text:style-name="P47"/>
      <text:p text:style-name="P55">Conclusion:</text:p>
      <text:p text:style-name="P52"><text:tab/>The instruction, instruction size, Op code generated are verified manually and it is found to be correct.</text:p>
      <text:p text:style-name="P47"/>
      <text:p text:style-name="P47"/>
      <text:p text:style-name="P47"/>
      <text:h text:style-name="Heading_20_2" text:outline-level="2"><text:bookmark-start text:name="__RefHeading___Toc215010_3166274798"/><text:soft-page-break/>Decision Making Statements<text:bookmark-end text:name="__RefHeading___Toc215010_3166274798"/></text:h>
      <text:h text:style-name="Heading_20_3" text:outline-level="3"><text:bookmark-start text:name="__RefHeading___Toc215012_3166274798"/>If Statement<text:bookmark-end text:name="__RefHeading___Toc215012_3166274798"/></text:h>
      <text:h text:style-name="P183" text:outline-level="4"><text:bookmark-start text:name="__RefHeading___Toc215014_3166274798"/>Sample 1<text:bookmark-end text:name="__RefHeading___Toc215014_3166274798"/></text:h>
      <text:p text:style-name="Standard"/>
      <text:p text:style-name="Standard"><text:tab/><text:span text:style-name="T93">C Code :</text:span></text:p>
      <text:p text:style-name="Standard"><text:span text:style-name="T93"><text:tab/><text:tab/></text:span><text:span text:style-name="T75">if (sRetVal != DIU_MM_SUCCESS)</text:span></text:p>
      <text:p text:style-name="P50"><text:tab/><text:tab/>{</text:p>
      <text:p text:style-name="P50"><text:tab/><text:tab/><text:tab/>//Perform some operation.</text:p>
      <text:p text:style-name="P50"><text:span text:style-name="T93"><text:tab/></text:span><text:tab/>}</text:p>
      <text:p text:style-name="P50"><text:tab/><text:tab/>Next location.</text:p>
      <text:p text:style-name="P50"><text:tab/><text:tab/><text:span text:style-name="T93">where,</text:span></text:p>
      <text:p text:style-name="Standard"><text:span text:style-name="T43"><text:tab/><text:tab/></text:span><text:span text:style-name="T75">DIU_MM_SUCCESS = 0.</text:span></text:p>
      <text:p text:style-name="P50"/>
      <text:p text:style-name="P47"><text:tab/>Expected Assembly Code :</text:p>
      <text:p text:style-name="P50"><text:span text:style-name="T93"><text:tab/><text:tab/>ld.sh Rx,Ry – </text:span>Load a signed halfword from the register <text:span text:style-name="T93">Ry</text:span> into <text:span text:style-name="T93">Rx</text:span>.</text:p>
      <text:p text:style-name="P50"><text:span text:style-name="T93"><text:tab/><text:tab/>mov Rz,0 – </text:span>Move the value of 0 in the register <text:span text:style-name="T93">Rz</text:span>.</text:p>
      <text:p text:style-name="P50"><text:span text:style-name="T93"><text:tab/><text:tab/>cp.h Rx,Rz – </text:span>Compare values stored in register <text:span text:style-name="T93">Rx</text:span> and <text:span text:style-name="T93">Rz</text:span>.</text:p>
      <text:p text:style-name="P50"><text:span text:style-name="T93"><text:tab/><text:tab/>breq Loac_i – </text:span>If equal branch to next location. </text:p>
      <text:p text:style-name="P50"><text:tab/><text:tab/></text:p>
      <text:p text:style-name="P50"><text:tab/><text:tab/><text:span text:style-name="T93">Where,</text:span></text:p>
      <text:p text:style-name="P50"><text:tab/><text:tab/><text:tab/><text:span text:style-name="T93">Loc_i –</text:span> Is next Location address.<text:tab/><text:tab/></text:p>
      <text:p text:style-name="P50"/>
      <text:p text:style-name="P47"><text:tab/>Generated Assembly Code :</text:p>
      <text:p text:style-name="P50"><text:span text:style-name="T93"><text:tab/><text:tab/></text:span>80020c74:<text:tab/>ef 09 ff fe <text:tab/>ld.sh<text:tab/>r9,r7[-2]</text:p>
      <text:p text:style-name="P50"><text:tab/><text:tab/>80020c78:<text:tab/>30 08 <text:s text:c="6"/><text:tab/>mov<text:tab/>r8,0</text:p>
      <text:p text:style-name="P50"><text:tab/><text:tab/>80020c7a:<text:tab/>f0 09 19 00 <text:tab/>cp.h<text:tab/>r9,r8</text:p>
      <text:p text:style-name="P50"><text:tab/><text:tab/>80020c7e:<text:tab/>c0 90 <text:s text:c="6"/><text:tab/>breq<text:tab/>80020c90 </text:p>
      <text:p text:style-name="P50"><text:tab/><text:tab/>{</text:p>
      <text:p text:style-name="P50"><text:span text:style-name="T93"><text:tab/></text:span><text:tab/>}</text:p>
      <text:p text:style-name="P50"><text:tab/><text:tab/>80020c90:<text:tab/>30 4b <text:s text:c="6"/><text:tab/>mov<text:tab/>r11,4</text:p>
      <text:p text:style-name="P50"><text:tab/><text:span text:style-name="T93">Result :</text:span></text:p>
      <text:p text:style-name="P47"><text:soft-page-break/><text:tab/><text:tab/><text:span text:style-name="T89">By referring to the expected assembly code and the generated assembly code it is observed that compiler produces the same set of instructions for the if statements mentioned. Therefore it can be justified that compiler is not adding any extra code for the “C” source code.</text:span></text:p>
      <text:h text:style-name="P184" text:outline-level="4"><text:bookmark-start text:name="__RefHeading___Toc216462_3166274798"/>Sample 2<text:bookmark-end text:name="__RefHeading___Toc216462_3166274798"/></text:h>
      <text:p text:style-name="P43"><text:tab/><text:tab/></text:p>
      <text:p text:style-name="P43"><text:tab/>C Code :</text:p>
      <text:p text:style-name="Standard"><text:span text:style-name="T72"><text:tab/><text:tab/></text:span><text:span text:style-name="T70">if(in_ucBitType &gt; DIU_MM_IBIT_OPERATIONS)</text:span></text:p>
      <text:p text:style-name="P50"><text:tab/><text:tab/>{</text:p>
      <text:p text:style-name="P50"><text:span text:style-name="T128"><text:tab/></text:span><text:span text:style-name="T127"><text:tab/>}</text:span></text:p>
      <text:p text:style-name="P41"><text:tab/><text:tab/>Next location.</text:p>
      <text:p text:style-name="P43"><text:tab/><text:tab/>where,</text:p>
      <text:p text:style-name="P41"><text:tab/><text:tab/><text:tab/>DIU_MM_IBIT_OPERATIONS <text:tab/>= 3.</text:p>
      <text:p text:style-name="P41"/>
      <text:p text:style-name="P43"><text:tab/>Expected Assembly Code :</text:p>
      <text:p text:style-name="P41"><text:tab/><text:tab/><text:span text:style-name="T93">ld.ub Rx,Ry – </text:span>Load a <text:span text:style-name="T34">byte</text:span> from the register <text:span text:style-name="T93">Ry </text:span>into <text:span text:style-name="T93">Rx</text:span>.</text:p>
      <text:p text:style-name="P50"><text:span text:style-name="T93"><text:tab/><text:tab/>mov Rz,3 – </text:span>Move the value of 3 in the register <text:span text:style-name="T93">Rz</text:span>.</text:p>
      <text:p text:style-name="P50"><text:span text:style-name="T93"><text:tab/><text:tab/>cp.b Rx,Rz – </text:span>Compare bytes stored in register <text:span text:style-name="T93">Rx</text:span> and <text:span text:style-name="T93">Rz</text:span>.</text:p>
      <text:p text:style-name="P41"><text:span text:style-name="T93"><text:tab/><text:tab/>brls Loc_i – </text:span>If equal branch to next location. </text:p>
      <text:p text:style-name="P41"><text:tab/><text:tab/></text:p>
      <text:p text:style-name="P41"><text:tab/><text:tab/><text:span text:style-name="T93">Where,</text:span></text:p>
      <text:p text:style-name="P41"><text:tab/><text:tab/><text:tab/><text:span text:style-name="T93">Loc_i –</text:span> Is next Location address.</text:p>
      <text:p text:style-name="P41"/>
      <text:p text:style-name="P43"><text:tab/>Generated Assembly Code :</text:p>
      <text:p text:style-name="P50"><text:span text:style-name="T72"><text:tab/><text:tab/></text:span><text:span text:style-name="T127">800200b4:<text:tab/>ef 39 ff e4 <text:tab/>ld.ub<text:tab/>r9,r7[-28]</text:span></text:p>
      <text:p text:style-name="P50"><text:tab/><text:tab/>800200b8:<text:tab/>30 38 <text:s text:c="6"/><text:tab/>mov<text:tab/>r8,3</text:p>
      <text:p text:style-name="P50"><text:tab/><text:tab/>800200ba:<text:tab/>f0 09 18 00 <text:tab/>cp.b<text:tab/>r9,r8</text:p>
      <text:p text:style-name="P50"><text:tab/><text:tab/>800200be:<text:tab/>e0 88 00 05 <text:tab/>brls<text:tab/>800200c8</text:p>
      <text:p text:style-name="P50"><text:tab/><text:tab/>{</text:p>
      <text:p text:style-name="P50"><text:span text:style-name="T128"><text:tab/><text:tab/></text:span><text:span text:style-name="T127">}</text:span></text:p>
      <text:p text:style-name="P41"><text:tab/><text:tab/>800200c8:<text:tab/>ee f8 ff e0 <text:tab/>ld.w<text:tab/>r8,r7[-32]</text:p>
      <text:p text:style-name="P50"><text:span text:style-name="T127"><text:tab/></text:span><text:span text:style-name="T128">Result :</text:span></text:p>
      <text:p text:style-name="P43"><text:soft-page-break/><text:tab/><text:tab/><text:span text:style-name="T89">By referring to the expected assembly code and the generated assembly code it is observed that compiler produces the same set of instructions for the if statements mentioned. Therefore it can be justified that compiler is not adding any extra code for the “C” source code.</text:span></text:p>
      <text:h text:style-name="Heading_20_3" text:outline-level="3"><text:bookmark-start text:name="__RefHeading___Toc216464_3166274798"/>If-else Statement<text:bookmark-end text:name="__RefHeading___Toc216464_3166274798"/></text:h>
      <text:h text:style-name="P183" text:outline-level="4"><text:bookmark-start text:name="__RefHeading___Toc216466_3166274798"/>Sample 1<text:bookmark-end text:name="__RefHeading___Toc216466_3166274798"/></text:h>
      <text:p text:style-name="Standard"><text:tab/></text:p>
      <text:p text:style-name="Standard"><text:tab/><text:span text:style-name="T93">C Code :</text:span></text:p>
      <text:p text:style-name="Standard"><text:span text:style-name="T93"><text:tab/><text:tab/></text:span><text:span text:style-name="T75">if (ucCmdSrcSelStatus == DIU_MM_CMD_SRC_SEL_1553B)</text:span></text:p>
      <text:p text:style-name="P50"><text:tab/><text:tab/>{</text:p>
      <text:p text:style-name="P50"/>
      <text:p text:style-name="P50"><text:tab/><text:tab/> }</text:p>
      <text:p text:style-name="P50"><text:tab/><text:tab/>else</text:p>
      <text:p text:style-name="P50"><text:tab/><text:tab/>{</text:p>
      <text:p text:style-name="P50"/>
      <text:p text:style-name="P50"><text:span text:style-name="T93"><text:tab/><text:tab/></text:span> }</text:p>
      <text:p text:style-name="P47"><text:tab/><text:tab/>where,</text:p>
      <text:p text:style-name="P50"><text:tab/><text:tab/><text:tab/>DIU_MM_CMD_SRC_SEL_1553B = 0,</text:p>
      <text:p text:style-name="P50"/>
      <text:p text:style-name="P43"><text:tab/>Expected Assembly Code :</text:p>
      <text:p text:style-name="P50"><text:span text:style-name="T93"><text:tab/><text:tab/>ld.ub Rx,Ry – </text:span>Load a <text:span text:style-name="T34">byte</text:span> from the register Ry into Rx.</text:p>
      <text:p text:style-name="P50"><text:span text:style-name="T93"><text:tab/><text:tab/>mov Rz,0 – </text:span>Move the value of 0 in the register Rz.</text:p>
      <text:p text:style-name="P50"><text:span text:style-name="T93"><text:tab/><text:tab/>cp.b Rx,Rz – </text:span>Compare bytes stored in register Rx and Ry.</text:p>
      <text:p text:style-name="P41"><text:span text:style-name="T93"><text:tab/><text:tab/>Brne </text:span><text:span text:style-name="T32">Loc_i</text:span><text:span text:style-name="T93"> – </text:span>If not equal branch to next location. </text:p>
      <text:p text:style-name="P41"/>
      <text:p text:style-name="P41"><text:tab/>Where,<text:tab/></text:p>
      <text:p text:style-name="P41"><text:tab/><text:tab/><text:span text:style-name="T33">Loc_i</text:span><text:span text:style-name="T95"> – else block location</text:span></text:p>
      <text:p text:style-name="P13"><text:tab/>Generated Assembly Code :</text:p>
      <text:p text:style-name="Standard"><text:span text:style-name="T93"><text:tab/><text:tab/></text:span><text:span text:style-name="T75">8000a390:<text:tab/>ef 39 ff fd <text:tab/>ld.ub<text:tab/>r9,r7[-3]</text:span></text:p>
      <text:p text:style-name="P50"><text:tab/><text:tab/>8000a394:<text:tab/>30 08 <text:s text:c="6"/><text:tab/>mov<text:tab/>r8,0</text:p>
      <text:p text:style-name="P50"><text:tab/><text:tab/>8000a396:<text:tab/>f0 09 18 00 <text:tab/>cp.b<text:tab/>r9,r8</text:p>
      <text:p text:style-name="P50"><text:tab/><text:tab/>8000a39a:<text:tab/>c0 f1 <text:s text:c="6"/><text:tab/>brne<text:tab/>8000a3b8</text:p>
      <text:p text:style-name="P50"><text:tab/><text:tab/>{</text:p>
      <text:p text:style-name="P50"><text:soft-page-break/><text:tab/><text:tab/></text:p>
      <text:p text:style-name="P50"><text:tab/><text:tab/>}</text:p>
      <text:p text:style-name="P50"><text:tab/><text:tab/>{</text:p>
      <text:p text:style-name="P50"><text:tab/><text:tab/>8000a3b8:<text:tab/>ef 38 ff fd <text:tab/>ld.ub<text:tab/>r8,r7[-3]</text:p>
      <text:p text:style-name="P50"/>
      <text:p text:style-name="P50"><text:span text:style-name="T93"><text:tab/><text:tab/></text:span>}</text:p>
      <text:p text:style-name="Standard"><text:span text:style-name="T75"><text:tab/></text:span><text:span text:style-name="T43">Result :</text:span></text:p>
      <text:p text:style-name="P43"><text:span text:style-name="T93"><text:tab/><text:tab/></text:span><text:span text:style-name="T89">By referring to the expected assembly code and the generated assembly code it is observed that compiler produces the same set of instructions for the if-else statements mentioned. Therefore it can be justified that compiler is not adding any extra code for the “C” source code.</text:span></text:p>
      <text:p text:style-name="P47"/>
      <text:h text:style-name="P183" text:outline-level="4"><text:bookmark-start text:name="__RefHeading___Toc216468_3166274798"/>Sample 2<text:bookmark-end text:name="__RefHeading___Toc216468_3166274798"/></text:h>
      <text:p text:style-name="Standard"><text:tab/></text:p>
      <text:p text:style-name="Standard"><text:tab/><text:span text:style-name="T93">C Code :</text:span></text:p>
      <text:p text:style-name="P13"/>
      <text:p text:style-name="Standard"><text:span text:style-name="T93"><text:tab/><text:tab/></text:span><text:span text:style-name="T75">if(ucIndex == DIU_UC_UART_FIXED1_RS232)</text:span></text:p>
      <text:p text:style-name="P50"><text:tab/><text:tab/>{</text:p>
      <text:p text:style-name="P50"><text:tab/><text:tab/> }</text:p>
      <text:p text:style-name="P50"><text:tab/><text:tab/>else</text:p>
      <text:p text:style-name="P50"><text:tab/><text:tab/>{</text:p>
      <text:p text:style-name="P50"><text:span text:style-name="T93"><text:tab/><text:tab/></text:span> }</text:p>
      <text:p text:style-name="P13"><text:tab/><text:tab/>where,</text:p>
      <text:p text:style-name="Standard"><text:span text:style-name="T93"><text:tab/><text:tab/><text:tab/> </text:span><text:span text:style-name="T75">DIU_UC_UART_FIXED1_RS232 = 1</text:span></text:p>
      <text:p text:style-name="P50"><text:tab/><text:tab/></text:p>
      <text:p text:style-name="P43"><text:tab/>Expected Assembly Code :</text:p>
      <text:p text:style-name="P50"><text:span text:style-name="T93"><text:tab/><text:tab/>ld.ub Rx,Ry – </text:span>Load a <text:span text:style-name="T34">byte</text:span> from the register Ry <text:s/>into Rx.</text:p>
      <text:p text:style-name="P50"><text:span text:style-name="T93"><text:tab/><text:tab/>mov Rz,1 – </text:span>Move the value of 1 in the register Rz.</text:p>
      <text:p text:style-name="P50"><text:span text:style-name="T93"><text:tab/><text:tab/>cp.b Rx,Rz – </text:span>Compare bytes stored in register Rx and Rz.</text:p>
      <text:p text:style-name="P41"><text:span text:style-name="T93"><text:tab/><text:tab/>Brne </text:span><text:span text:style-name="T32">Loc_i</text:span><text:span text:style-name="T93"> – </text:span>If not equal branch to next location. </text:p>
      <text:p text:style-name="P41"/>
      <text:p text:style-name="P41"><text:tab/>Where,<text:tab/></text:p>
      <text:p text:style-name="P41"><text:span text:style-name="T93"><text:tab/><text:tab/></text:span><text:span text:style-name="T33">Loc_i</text:span><text:span text:style-name="T95"> – else block location</text:span></text:p>
      <text:p text:style-name="P50"/>
      <text:p text:style-name="P13"><text:soft-page-break/><text:tab/>Generated Assembly Code :</text:p>
      <text:p text:style-name="Standard"><text:span text:style-name="T93"><text:tab/><text:tab/></text:span><text:span text:style-name="T75">80031b16:<text:tab/>ef 39 ff f6 <text:tab/>ld.ub<text:tab/>r9,r7[-10]</text:span></text:p>
      <text:p text:style-name="P50"><text:tab/><text:tab/>80031b1a:<text:tab/>30 18 <text:s text:c="6"/><text:tab/>mov<text:tab/>r8,1</text:p>
      <text:p text:style-name="P50"><text:tab/><text:tab/>80031b1c:<text:tab/>f0 09 18 00 <text:tab/>cp.b<text:tab/>r9,r8</text:p>
      <text:p text:style-name="P50"><text:tab/><text:tab/>80031b20:<text:tab/>c0 51 <text:s text:c="6"/><text:tab/>brne<text:tab/>80031b2a </text:p>
      <text:p text:style-name="P50"><text:tab/><text:tab/>{</text:p>
      <text:p text:style-name="P50"><text:tab/><text:tab/>}</text:p>
      <text:p text:style-name="P50"><text:tab/><text:tab/>{</text:p>
      <text:p text:style-name="P50"><text:tab/><text:tab/>80031b2a:<text:tab/>30 28 <text:s text:c="6"/><text:tab/>mov<text:tab/>r8,2</text:p>
      <text:p text:style-name="P50"><text:span text:style-name="T93"><text:tab/><text:tab/></text:span>}</text:p>
      <text:p text:style-name="P50"><text:tab/><text:span text:style-name="T93">Result :</text:span></text:p>
      <text:p text:style-name="P43"><text:span text:style-name="T93"><text:tab/><text:tab/></text:span><text:span text:style-name="T89">By referring to the expected assembly code and the generated assembly code it is observed that compiler produces the same set of instructions for the if-else statements mentioned. Therefore it can be justified that compiler is not adding any extra code for the “C” source code.</text:span></text:p>
      <text:h text:style-name="Heading_20_3" text:outline-level="3"><text:bookmark-start text:name="__RefHeading___Toc216470_3166274798"/>If-elseif-else Statement<text:bookmark-end text:name="__RefHeading___Toc216470_3166274798"/></text:h>
      <text:h text:style-name="P184" text:outline-level="4"><text:bookmark-start text:name="__RefHeading___Toc86506_3028997477"/>Sample 1<text:bookmark-end text:name="__RefHeading___Toc86506_3028997477"/></text:h>
      <text:p text:style-name="Standard"/>
      <text:p text:style-name="Standard"><text:tab/><text:span text:style-name="T93">C Code :</text:span></text:p>
      <text:p text:style-name="P50"/>
      <text:p text:style-name="Standard"><text:span text:style-name="T93"><text:tab/><text:tab/></text:span><text:span text:style-name="T75"> if(in_ucGain==DIU_MM_ADC_GAIN_1)</text:span></text:p>
      <text:p text:style-name="P50"><text:tab/><text:tab/> {</text:p>
      <text:p text:style-name="P50"><text:tab/><text:tab/> }</text:p>
      <text:p text:style-name="P50"><text:tab/><text:tab/> else if(in_ucGain==DIU_MM_ADC_GAIN_8)</text:p>
      <text:p text:style-name="P50"><text:tab/><text:tab/> {</text:p>
      <text:p text:style-name="P50"><text:tab/><text:tab/> }</text:p>
      <text:p text:style-name="P50"><text:tab/><text:tab/> else if(in_ucGain==DIU_MM_ADC_GAIN_16)</text:p>
      <text:p text:style-name="P50"><text:tab/><text:tab/> {</text:p>
      <text:p text:style-name="P50"><text:tab/> <text:tab/> }</text:p>
      <text:p text:style-name="P50"><text:tab/><text:tab/> else if(in_ucGain==DIU_MM_ADC_GAIN_32)</text:p>
      <text:p text:style-name="P50"><text:tab/><text:tab/> {</text:p>
      <text:p text:style-name="P50"><text:tab/><text:tab/> }<text:tab/></text:p>
      <text:p text:style-name="P50"><text:tab/><text:tab/> else if(in_ucGain==DIU_MM_ADC_GAIN_64)</text:p>
      <text:p text:style-name="P50"><text:soft-page-break/><text:tab/><text:tab/> {</text:p>
      <text:p text:style-name="P50"><text:tab/><text:tab/> }</text:p>
      <text:p text:style-name="P50"><text:tab/><text:tab/> else </text:p>
      <text:p text:style-name="P50"><text:tab/><text:tab/> {</text:p>
      <text:p text:style-name="P50"><text:span text:style-name="T93"><text:tab/> <text:tab/></text:span>}</text:p>
      <text:p text:style-name="Standard"/>
      <text:p text:style-name="P13"><text:tab/><text:tab/>where,</text:p>
      <text:p text:style-name="Standard"><text:span text:style-name="T93"><text:tab/><text:tab/><text:tab/></text:span><text:span text:style-name="T89">DIU_MM_ADC_GAIN_1 <text:tab/><text:tab/>= 1,</text:span></text:p>
      <text:p text:style-name="P50"><text:tab/><text:tab/><text:tab/> DIU_MM_ADC_GAIN_8 <text:tab/><text:tab/>= 8,</text:p>
      <text:p text:style-name="P50"><text:tab/><text:tab/><text:tab/> DIU_MM_ADC_GAIN_16 <text:tab/><text:tab/>= 16,</text:p>
      <text:p text:style-name="P50"><text:tab/><text:tab/><text:tab/> DIU_MM_ADC_GAIN_32 <text:tab/><text:tab/>= 32,</text:p>
      <text:p text:style-name="P50"><text:s text:c="2"/><text:tab/><text:tab/><text:tab/> DIU_MM_ADC_GAIN_64 <text:tab/><text:tab/>= 64,</text:p>
      <text:p text:style-name="P50"/>
      <text:p text:style-name="P50"/>
      <text:p text:style-name="P43"><text:tab/>Expected Assembly Code :</text:p>
      <text:p text:style-name="P50"><text:span text:style-name="T93"><text:tab/><text:tab/>ld.ub Rx,Ry – </text:span>Load a <text:span text:style-name="T34">byte</text:span> from the register Ry into Rx.</text:p>
      <text:p text:style-name="P50"><text:span text:style-name="T93"><text:tab/><text:tab/>mov Rz, 1 – </text:span>Move the value of 1 in the register Rz.</text:p>
      <text:p text:style-name="P50"><text:span text:style-name="T93"><text:tab/><text:tab/>cp.b Rx,Rz – </text:span>Compare bytes stored in register Rx and Rz.</text:p>
      <text:p text:style-name="P41"><text:span text:style-name="T93"><text:tab/><text:tab/>brne Loc_i – </text:span>If not equal branch to next location. </text:p>
      <text:p text:style-name="P41"><text:tab/><text:tab/></text:p>
      <text:p text:style-name="P41">Where,<text:tab/></text:p>
      <text:p text:style-name="P41"><text:span text:style-name="T93"><text:tab/><text:tab/></text:span><text:span text:style-name="T33">Loc_i</text:span><text:span text:style-name="T95"> – next else if location</text:span></text:p>
      <text:p text:style-name="P41"><text:span text:style-name="T95"/></text:p>
      <text:p text:style-name="P50"><text:span text:style-name="T93"><text:tab/><text:tab/>ld.ub Rx,Ry – </text:span>Load a <text:span text:style-name="T34">byte</text:span> from the register Ry into Rx.</text:p>
      <text:p text:style-name="P50"><text:span text:style-name="T93"><text:tab/><text:tab/>mov Rz,8 – </text:span>Move the value of 8 in the register Rz.</text:p>
      <text:p text:style-name="P50"><text:span text:style-name="T93"><text:tab/><text:tab/>cp.b Rx,Rz – </text:span>Compare bytes stored in register Rx and Rz.</text:p>
      <text:p text:style-name="P41"><text:span text:style-name="T93"><text:tab/><text:tab/>brne Loc_j – </text:span>If not equal branch to next location. </text:p>
      <text:p text:style-name="P41">Where,<text:tab/></text:p>
      <text:p text:style-name="P41"><text:span text:style-name="T93"><text:tab/><text:tab/></text:span><text:span text:style-name="T33">Loc_j</text:span><text:span text:style-name="T95"> – next else if location</text:span></text:p>
      <text:p text:style-name="P41"/>
      <text:p text:style-name="P50"><text:span text:style-name="T93"><text:tab/><text:tab/>ld.ub Rx,Ry – </text:span>Load a <text:span text:style-name="T34">byte</text:span> from the register Ry into Rx.</text:p>
      <text:p text:style-name="P50"><text:span text:style-name="T93"><text:tab/><text:tab/>mov Rz,16 – </text:span>Move the value of 16 in the register Rz.</text:p>
      <text:p text:style-name="P50"><text:span text:style-name="T93"><text:tab/><text:tab/>cp.b Rx,Rz – </text:span>Compare bytes stored in register Rx and Rz.</text:p>
      <text:p text:style-name="P41"><text:span text:style-name="T93"><text:tab/><text:tab/>brne Loc_k – </text:span>If not equal branch to next location. </text:p>
      <text:p text:style-name="P41"><text:soft-page-break/>Where,<text:tab/></text:p>
      <text:p text:style-name="P41"><text:span text:style-name="T93"><text:tab/><text:tab/></text:span><text:span text:style-name="T33">Loc_k</text:span><text:span text:style-name="T95"> – next else if location</text:span></text:p>
      <text:p text:style-name="P41"/>
      <text:p text:style-name="P50"><text:span text:style-name="T93"><text:tab/><text:tab/>ld.ub Rx,Ry – </text:span>Load a <text:span text:style-name="T34">byte</text:span> from the register Ry into Rx.</text:p>
      <text:p text:style-name="P50"><text:span text:style-name="T93"><text:tab/><text:tab/>mov Rz,32 – </text:span>Move the value of 32 in the register Rz.</text:p>
      <text:p text:style-name="P50"><text:span text:style-name="T93"><text:tab/><text:tab/>cp.b Rx,Rz – </text:span>Compare bytes stored in register Rx and Rz.</text:p>
      <text:p text:style-name="P41"><text:span text:style-name="T93"><text:tab/><text:tab/>brne Loc_l – </text:span>If not equal branch to next location. </text:p>
      <text:p text:style-name="P41">Where,<text:tab/></text:p>
      <text:p text:style-name="P41"><text:span text:style-name="T93"><text:tab/><text:tab/></text:span><text:span text:style-name="T33">Loc_l</text:span><text:span text:style-name="T95"> – next else if location</text:span></text:p>
      <text:p text:style-name="P41"/>
      <text:p text:style-name="P50"><text:span text:style-name="T93"><text:tab/><text:tab/>ld.ub Rx,Ry– </text:span>Load a <text:span text:style-name="T34">byte</text:span> from the register Ry into Rx.</text:p>
      <text:p text:style-name="P50"><text:span text:style-name="T93"><text:tab/><text:tab/>mov Rz,64 – </text:span>Move the value of 64 in the register Rz.</text:p>
      <text:p text:style-name="P50"><text:span text:style-name="T93"><text:tab/><text:tab/>cp.b Rx,Rz – </text:span>Compare bytes stored in register Rx and Rz.</text:p>
      <text:p text:style-name="P41"><text:span text:style-name="T93"><text:tab/><text:tab/>brne Loc_m – </text:span>If not equal branch to next location. </text:p>
      <text:p text:style-name="P41">Where,<text:tab/></text:p>
      <text:p text:style-name="P41"><text:span text:style-name="T93"><text:tab/><text:tab/></text:span><text:span text:style-name="T33">Loc_m</text:span><text:span text:style-name="T95"> – next else location</text:span></text:p>
      <text:p text:style-name="P41"/>
      <text:p text:style-name="P13"><text:tab/>Generated Assembly Code :</text:p>
      <text:p text:style-name="Standard"><text:span text:style-name="T93"><text:tab/><text:tab/></text:span><text:span text:style-name="T75">8000a482:<text:tab/>ef 39 ff f8 <text:tab/>ld.ub<text:tab/>r9,r7[-8]</text:span></text:p>
      <text:p text:style-name="P50"><text:tab/><text:tab/>8000a486:<text:tab/>30 18 <text:s text:c="6"/><text:tab/>mov<text:tab/>r8,1</text:p>
      <text:p text:style-name="P50"><text:tab/><text:tab/>8000a488:<text:tab/>f0 09 18 00 <text:tab/>cp.b<text:tab/>r9,r8</text:p>
      <text:p text:style-name="P50"><text:tab/><text:tab/>8000a48c:<text:tab/>c0 51 <text:s text:c="6"/><text:tab/>brne<text:tab/>8000a496</text:p>
      <text:p text:style-name="P50"><text:tab/><text:tab/>{</text:p>
      <text:p text:style-name="P50"/>
      <text:p text:style-name="P50"><text:tab/><text:tab/>}</text:p>
      <text:p text:style-name="P50"><text:tab/><text:tab/>8000a496:<text:tab/>ef 39 ff f8 <text:tab/>ld.ub<text:tab/>r9,r7[-8]</text:p>
      <text:p text:style-name="P50"><text:tab/><text:tab/>8000a49a:<text:tab/>30 88 <text:s text:c="6"/><text:tab/>mov<text:tab/>r8,8</text:p>
      <text:p text:style-name="P50"><text:tab/><text:tab/>8000a49c:<text:tab/>f0 09 18 00 <text:tab/>cp.b<text:tab/>r9,r8</text:p>
      <text:p text:style-name="P50"><text:tab/><text:tab/>8000a4a0:<text:tab/>c0 51 <text:s text:c="6"/><text:tab/>brne<text:tab/>8000a4aa</text:p>
      <text:p text:style-name="P50"><text:tab/><text:tab/>{</text:p>
      <text:p text:style-name="P50"/>
      <text:p text:style-name="P50"><text:tab/><text:tab/>}</text:p>
      <text:p text:style-name="P50"><text:tab/><text:tab/>8000a4aa:<text:tab/>ef 39 ff f8 <text:tab/>ld.ub<text:tab/>r9,r7[-8]</text:p>
      <text:p text:style-name="P50"><text:tab/><text:tab/>8000a4ae:<text:tab/>31 08 <text:s text:c="6"/><text:tab/>mov<text:tab/>r8,16</text:p>
      <text:p text:style-name="P50"><text:soft-page-break/><text:tab/><text:tab/>8000a4b0:<text:tab/>f0 09 18 00 <text:tab/>cp.b<text:tab/>r9,r8</text:p>
      <text:p text:style-name="P50"><text:tab/><text:tab/>8000a4b4:<text:tab/>c0 51 <text:s text:c="6"/><text:tab/>brne<text:tab/>8000a4be </text:p>
      <text:p text:style-name="P50"><text:tab/><text:tab/>{</text:p>
      <text:p text:style-name="P50"><text:tab/><text:tab/>}</text:p>
      <text:p text:style-name="P50"><text:tab/><text:tab/>8000a4be:<text:tab/>ef 39 ff f8 <text:tab/>ld.ub<text:tab/>r9,r7[-8]</text:p>
      <text:p text:style-name="P50"><text:tab/><text:tab/>8000a4c2:<text:tab/>32 08 <text:s text:c="6"/><text:tab/>mov<text:tab/>r8,32</text:p>
      <text:p text:style-name="P50"><text:tab/><text:tab/>8000a4c4:<text:tab/>f0 09 18 00 <text:tab/>cp.b<text:tab/>r9,r8</text:p>
      <text:p text:style-name="P50"><text:tab/><text:tab/>8000a4c8:<text:tab/>c0 51 <text:s text:c="6"/><text:tab/>brne<text:tab/>8000a4d2 </text:p>
      <text:p text:style-name="P50"><text:tab/><text:tab/>{</text:p>
      <text:p text:style-name="P50"/>
      <text:p text:style-name="P50"><text:tab/><text:tab/>}</text:p>
      <text:p text:style-name="P50"><text:tab/><text:tab/>8000a4d2:<text:tab/>ef 39 ff f8 <text:tab/>ld.ub<text:tab/>r9,r7[-8]</text:p>
      <text:p text:style-name="P50"><text:tab/><text:tab/>8000a4d6:<text:tab/>34 08 <text:s text:c="6"/><text:tab/>mov<text:tab/>r8,64</text:p>
      <text:p text:style-name="P50"><text:tab/><text:tab/>8000a4d8:<text:tab/>f0 09 18 00 <text:tab/>cp.b<text:tab/>r9,r8</text:p>
      <text:p text:style-name="P50"><text:tab/><text:tab/>8000a4dc:<text:tab/>c0 51 <text:s text:c="6"/><text:tab/>brne<text:tab/>8000a4e6</text:p>
      <text:p text:style-name="P50"><text:tab/><text:tab/>{</text:p>
      <text:p text:style-name="P50"/>
      <text:p text:style-name="P50"><text:tab/><text:tab/>}</text:p>
      <text:p text:style-name="P50"><text:tab/><text:tab/>{</text:p>
      <text:p text:style-name="P50"><text:tab/><text:tab/>8000a4e6:<text:tab/>30 78 <text:s text:c="6"/><text:tab/>mov<text:tab/>r8,7</text:p>
      <text:p text:style-name="P50"><text:tab/><text:tab/>}</text:p>
      <text:p text:style-name="P50"><text:tab/><text:span text:style-name="T93">Result :</text:span></text:p>
      <text:p text:style-name="P43"><text:span text:style-name="T93"><text:tab/><text:tab/></text:span><text:span text:style-name="T89">By referring to the expected assembly code and the generated assembly code it is observed that compiler produces the same set of instructions for the if-elseif-else statements mentioned. Therefore it can be justified that compiler is not adding any extra code for the “C” source code.</text:span></text:p>
      <text:p text:style-name="P47"/>
      <text:h text:style-name="P184" text:outline-level="4"><text:bookmark-start text:name="__RefHeading___Toc216472_3166274798"/>Sample 2<text:bookmark-end text:name="__RefHeading___Toc216472_3166274798"/></text:h>
      <text:p text:style-name="Standard"><text:tab/></text:p>
      <text:p text:style-name="Standard"><text:tab/><text:span text:style-name="T93">C Code :</text:span></text:p>
      <text:p text:style-name="P50"><text:tab/><text:tab/>if (ucADCChnNumber &lt;= DIU_MM_POTENIOMETER_EXCIT_VOLT_MAX_CH)</text:p>
      <text:p text:style-name="P50"><text:tab/><text:tab/>{</text:p>
      <text:p text:style-name="P50"><text:tab/><text:tab/></text:p>
      <text:p text:style-name="P50"><text:soft-page-break/><text:tab/><text:tab/>}</text:p>
      <text:p text:style-name="P50"><text:tab/><text:tab/>else if (ucADCChnNumber &lt;= DIU_MM_STARIN_EXCIT_VOLT_MAX_CH)</text:p>
      <text:p text:style-name="P50"><text:tab/><text:tab/>{</text:p>
      <text:p text:style-name="P50"><text:tab/><text:tab/></text:p>
      <text:p text:style-name="P50"><text:tab/><text:tab/>}</text:p>
      <text:p text:style-name="P50"><text:tab/><text:tab/>else if (ucADCChnNumber &lt;= DIU_MM_PRESSURE_EXCIT_VOLT_MAX_CH)</text:p>
      <text:p text:style-name="P50"><text:tab/><text:tab/>{</text:p>
      <text:p text:style-name="P50"><text:tab/><text:tab/></text:p>
      <text:p text:style-name="P50"><text:tab/><text:tab/>}</text:p>
      <text:p text:style-name="P50"><text:tab/><text:tab/>else</text:p>
      <text:p text:style-name="P50"><text:tab/><text:tab/>{</text:p>
      <text:p text:style-name="P50"><text:tab/><text:tab/></text:p>
      <text:p text:style-name="P50"><text:tab/><text:tab/>}</text:p>
      <text:p text:style-name="P13"><text:tab/><text:tab/>where,</text:p>
      <text:p text:style-name="P50"><text:tab/><text:tab/>DIU_MM_PRESSURE_EXCIT_VOLT_MAX_CH = 15,</text:p>
      <text:p text:style-name="P50"><text:tab/><text:tab/>DIU_MM_STARIN_EXCIT_VOLT_MAX_CH<text:tab/> = 7,</text:p>
      <text:p text:style-name="P50"><text:tab/><text:tab/>DIU_MM_POTENIOMETER_EXCIT_VOLT_MAX_CH = 3,</text:p>
      <text:p text:style-name="P50"/>
      <text:p text:style-name="P43"><text:tab/>Expected Assembly Code :</text:p>
      <text:p text:style-name="P50"><text:span text:style-name="T93"><text:tab/><text:tab/>ld.ub Rx,Ry – </text:span>Load a <text:span text:style-name="T34">byte</text:span> from the register Ry into Rx.</text:p>
      <text:p text:style-name="P50"><text:span text:style-name="T93"><text:tab/><text:tab/>mov Rz,3 – </text:span>Move the value of 3 in the register Rz.</text:p>
      <text:p text:style-name="P50"><text:span text:style-name="T93"><text:tab/><text:tab/>cp.b Rx,Rz – </text:span>Compare bytes stored in register Rx and Rz.</text:p>
      <text:p text:style-name="P41"><text:span text:style-name="T93"><text:tab/><text:tab/></text:span><text:span text:style-name="T32">brhi</text:span><text:span text:style-name="T93"> Loc_i – </text:span>If higher than branch to next location. </text:p>
      <text:p text:style-name="P41"><text:tab/></text:p>
      <text:p text:style-name="P41">Where,<text:tab/></text:p>
      <text:p text:style-name="P41"><text:span text:style-name="T93"><text:tab/><text:tab/></text:span><text:span text:style-name="T33">Loc_i</text:span><text:span text:style-name="T95"> – next else if location</text:span><text:tab/></text:p>
      <text:p text:style-name="P41"/>
      <text:p text:style-name="P50"><text:span text:style-name="T93"><text:tab/><text:tab/>ld.ub Rx,Ry – </text:span>Load a <text:span text:style-name="T34">byte</text:span> from the register Ryinto Rx.</text:p>
      <text:p text:style-name="P50"><text:span text:style-name="T93"><text:tab/><text:tab/>mov Rz,7 – </text:span>Move the value of 7 in the register Rz.</text:p>
      <text:p text:style-name="P50"><text:span text:style-name="T93"><text:tab/><text:tab/>cp.b Rx,Rz – </text:span>Compare bytes stored in register Rx and Rz.</text:p>
      <text:p text:style-name="P41"><text:span text:style-name="T93"><text:tab/><text:tab/></text:span><text:span text:style-name="T32">brhi</text:span><text:span text:style-name="T93"> Loc_j – </text:span>If higher than branch to next location. </text:p>
      <text:p text:style-name="P41"><text:tab/></text:p>
      <text:p text:style-name="P41">Where,<text:tab/></text:p>
      <text:p text:style-name="P41"><text:span text:style-name="T93"><text:tab/><text:tab/></text:span><text:span text:style-name="T33">Loc_j</text:span><text:span text:style-name="T95"> – next else if location</text:span><text:span text:style-name="T93"><text:tab/></text:span></text:p>
      <text:p text:style-name="P41"><text:soft-page-break/></text:p>
      <text:p text:style-name="P50"><text:span text:style-name="T93"><text:tab/><text:tab/>ld.ub Rx,Ry – </text:span>Load a <text:span text:style-name="T34">byte</text:span> from the register Ry into Rx.</text:p>
      <text:p text:style-name="P50"><text:span text:style-name="T93"><text:tab/><text:tab/>mov Rz,15 – </text:span>Move the value of 15 in the register Rz.</text:p>
      <text:p text:style-name="P50"><text:span text:style-name="T93"><text:tab/><text:tab/>cp.b Rx, Rz – </text:span>Compare bytes stored in register Rx and Rz.</text:p>
      <text:p text:style-name="P41"><text:span text:style-name="T93"><text:tab/><text:tab/></text:span><text:span text:style-name="T32">brhi</text:span><text:span text:style-name="T93"> Loc_k – </text:span>If higher than branch to next location. </text:p>
      <text:p text:style-name="P41"><text:tab/></text:p>
      <text:p text:style-name="P41">Where,<text:tab/></text:p>
      <text:p text:style-name="P41"><text:span text:style-name="T93"><text:tab/><text:tab/></text:span><text:span text:style-name="T33">Loc_k</text:span><text:span text:style-name="T95"> – next else location</text:span><text:span text:style-name="T93"><text:tab/></text:span></text:p>
      <text:p text:style-name="P50"/>
      <text:p text:style-name="P13"><text:tab/>Generated Assembly Code :</text:p>
      <text:p text:style-name="P50"/>
      <text:p text:style-name="P50"><text:tab/><text:tab/>8000b136:<text:tab/>ef 39 ff ff <text:tab/>ld.ub<text:tab/>r9,r7[-1]</text:p>
      <text:p text:style-name="P50"><text:tab/><text:tab/>8000b13a:<text:tab/>30 38 <text:s text:c="6"/><text:tab/>mov<text:tab/>r8,3</text:p>
      <text:p text:style-name="P50"><text:tab/><text:tab/>8000b13c:<text:tab/>f0 09 18 00 <text:tab/>cp.b<text:tab/>r9,r8</text:p>
      <text:p text:style-name="P50"><text:tab/><text:tab/>8000b140:<text:tab/>e0 8b 00 1a <text:tab/>brhi<text:tab/>8000b174</text:p>
      <text:p text:style-name="P50"><text:tab/><text:tab/><text:tab/><text:tab/>{</text:p>
      <text:p text:style-name="P50"><text:tab/><text:tab/><text:tab/><text:tab/><text:tab/></text:p>
      <text:p text:style-name="P50"><text:tab/><text:tab/><text:tab/><text:tab/>}</text:p>
      <text:p text:style-name="P50"/>
      <text:p text:style-name="P50"><text:tab/><text:tab/>8000b174:<text:tab/>ef 39 ff ff <text:tab/>ld.ub<text:tab/>r9,r7[-1]</text:p>
      <text:p text:style-name="P50"><text:tab/><text:tab/>8000b178:<text:tab/>30 78 <text:s text:c="6"/><text:tab/>mov<text:tab/>r8,7</text:p>
      <text:p text:style-name="P50"><text:tab/><text:tab/>8000b17a:<text:tab/>f0 09 18 00 <text:tab/>cp.b<text:tab/>r9,r8</text:p>
      <text:p text:style-name="P50"><text:tab/><text:tab/>8000b17e:<text:tab/>e0 8b 00 1a <text:tab/>brhi<text:tab/>8000b1b2</text:p>
      <text:p text:style-name="P50"><text:tab/><text:tab/><text:tab/><text:tab/>{</text:p>
      <text:p text:style-name="P50"><text:tab/><text:tab/><text:tab/><text:tab/></text:p>
      <text:p text:style-name="P50"><text:tab/><text:tab/><text:tab/><text:tab/>}</text:p>
      <text:p text:style-name="P50"/>
      <text:p text:style-name="P50"><text:tab/><text:tab/>8000b1b2:<text:tab/>ef 39 ff ff <text:tab/>ld.ub<text:tab/>r9,r7[-1]</text:p>
      <text:p text:style-name="P50"><text:tab/><text:tab/>8000b1b6:<text:tab/>30 f8 <text:s text:c="6"/><text:tab/>mov<text:tab/>r8,15</text:p>
      <text:p text:style-name="P50"><text:tab/><text:tab/>8000b1b8:<text:tab/>f0 09 18 00 <text:tab/>cp.b<text:tab/>r9,r8</text:p>
      <text:p text:style-name="P50"><text:tab/><text:tab/>8000b1bc:<text:tab/>e0 8b 00 1a <text:tab/>brhi<text:tab/>8000b1f0</text:p>
      <text:p text:style-name="P50"><text:tab/><text:tab/><text:tab/><text:tab/>{</text:p>
      <text:p text:style-name="P50"><text:tab/><text:tab/><text:tab/><text:tab/></text:p>
      <text:p text:style-name="P50"><text:tab/><text:tab/><text:tab/><text:tab/>}</text:p>
      <text:p text:style-name="P50"><text:soft-page-break/></text:p>
      <text:p text:style-name="P50"><text:tab/><text:tab/><text:tab/><text:tab/>{</text:p>
      <text:p text:style-name="P50"/>
      <text:p text:style-name="P50"><text:tab/><text:tab/>8000b1f0:<text:tab/>ef 39 ff ff <text:tab/>ld.ub<text:tab/>r9,r7[-1]</text:p>
      <text:p text:style-name="P50"/>
      <text:p text:style-name="P50"><text:tab/><text:tab/><text:tab/><text:tab/>}</text:p>
      <text:p text:style-name="P50"><text:tab/><text:span text:style-name="T93">Result :</text:span></text:p>
      <text:p text:style-name="P43"><text:span text:style-name="T93"><text:tab/><text:tab/></text:span><text:span text:style-name="T89">By referring to the expected assembly code and the generated assembly code it is observed that compiler produces the same set of instructions for the if-elseif-else statements mentioned. Therefore it can be justified that compiler is not adding any extra code for the “C” source code.</text:span></text:p>
      <text:p text:style-name="P47"/>
      <text:h text:style-name="Heading_20_3" text:outline-level="3"><text:bookmark-start text:name="__RefHeading___Toc216474_3166274798"/>If-elseif-end Statement<text:bookmark-end text:name="__RefHeading___Toc216474_3166274798"/></text:h>
      <text:h text:style-name="P183" text:outline-level="4"><text:bookmark-start text:name="__RefHeading___Toc216476_3166274798"/>Sample 1<text:bookmark-end text:name="__RefHeading___Toc216476_3166274798"/></text:h>
      <text:p text:style-name="Standard"/>
      <text:p text:style-name="Standard"><text:tab/><text:span text:style-name="T93">C Code :</text:span></text:p>
      <text:p text:style-name="P50"/>
      <text:p text:style-name="Standard"><text:span text:style-name="T93"><text:tab/><text:tab/></text:span><text:span text:style-name="T75">if(usChNo==1)</text:span></text:p>
      <text:p text:style-name="P50"><text:tab/><text:tab/>{</text:p>
      <text:p text:style-name="P50"/>
      <text:p text:style-name="P50"><text:tab/><text:tab/>}</text:p>
      <text:p text:style-name="P50"><text:tab/><text:tab/>else if(usChNo==2)</text:p>
      <text:p text:style-name="P50"><text:tab/><text:tab/>{</text:p>
      <text:p text:style-name="P50"/>
      <text:p text:style-name="P50"><text:tab/><text:tab/>}</text:p>
      <text:p text:style-name="P50"><text:tab/><text:tab/>else if(usChNo==3)</text:p>
      <text:p text:style-name="P50"><text:tab/><text:tab/>{</text:p>
      <text:p text:style-name="P50"/>
      <text:p text:style-name="P50"><text:tab/><text:tab/>}</text:p>
      <text:p text:style-name="P50"><text:tab/><text:tab/>else if(usChNo==4)</text:p>
      <text:p text:style-name="P50"><text:tab/><text:tab/>{</text:p>
      <text:p text:style-name="P50"/>
      <text:p text:style-name="P50"><text:soft-page-break/><text:span text:style-name="T93"><text:tab/><text:tab/></text:span>}</text:p>
      <text:p text:style-name="P50"/>
      <text:p text:style-name="P43"><text:tab/>Expected Assembly Code :</text:p>
      <text:p text:style-name="P50"><text:span text:style-name="T93"><text:tab/><text:tab/>ld.sh Rx,Ry – </text:span>Load a signed halfword from the register Ry into Rx.</text:p>
      <text:p text:style-name="P50"><text:span text:style-name="T93"><text:tab/><text:tab/>mov Rz,1 – </text:span>Move the value of 1 in the register Rz.</text:p>
      <text:p text:style-name="P50"><text:span text:style-name="T93"><text:tab/><text:tab/>cp.h Rx,Rz – </text:span>Compare halfword stored in register Rx and Rz.</text:p>
      <text:p text:style-name="P41"><text:span text:style-name="T93"><text:tab/><text:tab/>brne Loc_i – </text:span>If not equal to branch the next location</text:p>
      <text:p text:style-name="P41">Where,<text:tab/></text:p>
      <text:p text:style-name="P41"><text:span text:style-name="T93"><text:tab/><text:tab/></text:span><text:span text:style-name="T33">Loc_i</text:span><text:span text:style-name="T95"> – next else if location</text:span><text:span text:style-name="T93"><text:tab/></text:span></text:p>
      <text:p text:style-name="P41"><text:tab/><text:tab/></text:p>
      <text:p text:style-name="P50"><text:span text:style-name="T93"><text:tab/><text:tab/>ld.sh Rx,Ry – </text:span>Load a signed halfword from the register Ry into Rx.</text:p>
      <text:p text:style-name="P50"><text:span text:style-name="T93"><text:tab/><text:tab/>mov Rz,2 – </text:span>Move the value of 2 in the register Rz.</text:p>
      <text:p text:style-name="P50"><text:span text:style-name="T93"><text:tab/><text:tab/>cp.h Rx,Rz – </text:span>Compare halfword stored in register Rx and Rz.</text:p>
      <text:p text:style-name="P41"><text:span text:style-name="T93"><text:tab/><text:tab/>brne Loc_j – </text:span>If not equal to branch the next location</text:p>
      <text:p text:style-name="P41">Where,<text:tab/></text:p>
      <text:p text:style-name="P41"><text:span text:style-name="T93"><text:tab/><text:tab/></text:span><text:span text:style-name="T33">Loc_j</text:span><text:span text:style-name="T95"> – next else if location</text:span><text:span text:style-name="T93"><text:tab/></text:span></text:p>
      <text:p text:style-name="P41"/>
      <text:p text:style-name="P50"><text:span text:style-name="T93"><text:tab/><text:tab/>ld.sh Rx,Ry – </text:span>Load a signed halfword from the register Ry into Rx.</text:p>
      <text:p text:style-name="P50"><text:span text:style-name="T93"><text:tab/><text:tab/>mov Rz,3 – </text:span>Move the value of 3 in the register Rz.</text:p>
      <text:p text:style-name="P50"><text:span text:style-name="T93"><text:tab/><text:tab/>cp.h Rx,Rz – </text:span>Compare halfword stored in register Rx and Rz.</text:p>
      <text:p text:style-name="P41"><text:span text:style-name="T93"><text:tab/><text:tab/>brne Loc_k – </text:span>If not equal to branch the next location</text:p>
      <text:p text:style-name="P41">Where,<text:tab/></text:p>
      <text:p text:style-name="P41"><text:span text:style-name="T93"><text:tab/><text:tab/></text:span><text:span text:style-name="T33">Loc_k</text:span><text:span text:style-name="T95"> – next else if location</text:span><text:span text:style-name="T93"><text:tab/></text:span></text:p>
      <text:p text:style-name="P41"/>
      <text:p text:style-name="P50"><text:tab/><text:span text:style-name="T93"><text:tab/>ld.sh<text:tab/>Rx,Ry – </text:span>Load a signed half word from the register Ry into Rx.</text:p>
      <text:p text:style-name="P47"><text:tab/><text:tab/>mov<text:tab/>Rz,4 – <text:span text:style-name="T89">Move the value of 4 into register Rz.</text:span></text:p>
      <text:p text:style-name="P47"><text:tab/><text:tab/>cp.h<text:tab/>Rx,Rz – <text:span text:style-name="T89">Compare halfword stored in register Rx and Rz.</text:span></text:p>
      <text:p text:style-name="P43"><text:tab/> <text:s/><text:tab/><text:span text:style-name="T89"> </text:span>brne Loc_l – <text:span text:style-name="T89">If not equal to branch the next location</text:span></text:p>
      <text:p text:style-name="P41">Where,<text:tab/></text:p>
      <text:p text:style-name="P41"><text:span text:style-name="T93"><text:tab/><text:tab/></text:span><text:span text:style-name="T33">Loc_l</text:span><text:span text:style-name="T95"> – next else location</text:span></text:p>
      <text:p text:style-name="P41"/>
      <text:p text:style-name="P13"><text:tab/>Generated Assembly Code :</text:p>
      <text:p text:style-name="Standard"><text:span text:style-name="T93"><text:tab/><text:tab/></text:span><text:span text:style-name="T75">800128b4:<text:tab/>ef 09 ff fe <text:tab/>ld.sh<text:tab/>r9,r7[-2]</text:span></text:p>
      <text:p text:style-name="P50"><text:tab/><text:tab/>800128b8:<text:tab/>30 18 <text:s text:c="6"/><text:tab/>mov<text:tab/>r8,1</text:p>
      <text:p text:style-name="P50"><text:soft-page-break/><text:tab/><text:tab/>800128ba:<text:tab/>f0 09 19 00 <text:tab/>cp.h<text:tab/>r9,r8</text:p>
      <text:p text:style-name="P50"><text:tab/><text:tab/>800128be:<text:tab/>c1 01 <text:s text:c="6"/><text:tab/>brne<text:tab/>800128de</text:p>
      <text:p text:style-name="P50"><text:tab/><text:tab/>{</text:p>
      <text:p text:style-name="P50"/>
      <text:p text:style-name="P50"><text:tab/><text:tab/>}</text:p>
      <text:p text:style-name="P50"><text:tab/><text:tab/>800128de:<text:tab/>ef 09 ff fe <text:tab/>ld.sh<text:tab/>r9,r7[-2]</text:p>
      <text:p text:style-name="P50"><text:tab/><text:tab/>800128e2:<text:tab/>30 28 <text:s text:c="6"/><text:tab/>mov<text:tab/>r8,2</text:p>
      <text:p text:style-name="P50"><text:tab/><text:tab/>800128e4:<text:tab/>f0 09 19 00 <text:tab/>cp.h<text:tab/>r9,r8</text:p>
      <text:p text:style-name="P50"><text:tab/><text:tab/>800128e8:<text:tab/>c0 e1 <text:s text:c="6"/><text:tab/>brne<text:tab/>80012904 </text:p>
      <text:p text:style-name="P50"><text:tab/><text:tab/>{</text:p>
      <text:p text:style-name="P50"><text:tab/></text:p>
      <text:p text:style-name="P50"><text:tab/><text:tab/>}</text:p>
      <text:p text:style-name="P50"><text:tab/><text:tab/>80012904:<text:tab/>ef 09 ff fe <text:tab/>ld.sh<text:tab/>r9,r7[-2]</text:p>
      <text:p text:style-name="P50"><text:tab/><text:tab/>80012908:<text:tab/>30 38 <text:s text:c="6"/><text:tab/>mov<text:tab/>r8,3</text:p>
      <text:p text:style-name="P50"><text:tab/><text:tab/>8001290a:<text:tab/>f0 09 19 00 <text:tab/>cp.h<text:tab/>r9,r8</text:p>
      <text:p text:style-name="P50"><text:tab/><text:tab/>8001290e:<text:tab/>c0 b1 <text:s text:c="6"/><text:tab/>brne<text:tab/>80012924 </text:p>
      <text:p text:style-name="P50"><text:tab/><text:tab/>{</text:p>
      <text:p text:style-name="P50"/>
      <text:p text:style-name="P50"><text:tab/><text:tab/>}</text:p>
      <text:p text:style-name="P50"><text:tab/><text:tab/>80012924:<text:tab/>ef 09 ff fe <text:tab/>ld.sh<text:tab/>r9,r7[-2]</text:p>
      <text:p text:style-name="P50"><text:tab/><text:tab/>80012928:<text:tab/>30 48 <text:s text:c="6"/><text:tab/>mov<text:tab/>r8,4</text:p>
      <text:p text:style-name="P50"><text:tab/><text:tab/>8001292a:<text:tab/>f0 09 19 00 <text:tab/>cp.h<text:tab/>r9,r8</text:p>
      <text:p text:style-name="P50"><text:tab/><text:tab/>8001292e:<text:tab/>c0 d1 <text:s text:c="6"/><text:tab/>brne<text:tab/>80012948</text:p>
      <text:p text:style-name="P50"><text:tab/><text:tab/>{</text:p>
      <text:p text:style-name="P50"/>
      <text:p text:style-name="P50"><text:tab/><text:tab/>}</text:p>
      <text:p text:style-name="P50"><text:tab/><text:tab/>80012948:<text:tab/>ee f8 ff f4 <text:tab/>ld.w<text:tab/>r8,r7[-12]</text:p>
      <text:p text:style-name="P47">Result :</text:p>
      <text:p text:style-name="P43"><text:span text:style-name="T93"><text:tab/><text:tab/></text:span><text:span text:style-name="T89">By referring to the expected assembly code and the generated assembly code it is observed that compiler produces the same set of instructions for the if-elseif-end statements mentioned. Therefore it can be justified that compiler is not adding any extra code for the “C” source code.</text:span></text:p>
      <text:p text:style-name="P47"/>
      <text:h text:style-name="P183" text:outline-level="4"><text:bookmark-start text:name="__RefHeading___Toc216478_3166274798"/><text:soft-page-break/>Sample 2<text:bookmark-end text:name="__RefHeading___Toc216478_3166274798"/></text:h>
      <text:p text:style-name="Standard"><text:tab/></text:p>
      <text:p text:style-name="Standard"><text:tab/><text:span text:style-name="T93">C Code :</text:span></text:p>
      <text:p text:style-name="P84"><text:tab/><text:tab/><text:tab/></text:p>
      <text:p text:style-name="Standard"><text:span text:style-name="T93"><text:tab/><text:tab/></text:span><text:span text:style-name="T89">if(in_ucChno ==DIU_3V3_DISC_ADC_CH_NO)</text:span></text:p>
      <text:p text:style-name="P84"><text:tab/><text:tab/>{</text:p>
      <text:p text:style-name="P84"/>
      <text:p text:style-name="P84"><text:tab/><text:tab/>}</text:p>
      <text:p text:style-name="P84"><text:tab/><text:tab/>else if(in_ucChno ==DIU_15V_DISC_ADC_CH_NO)</text:p>
      <text:p text:style-name="P84"><text:tab/><text:tab/>{</text:p>
      <text:p text:style-name="P84"/>
      <text:p text:style-name="P84"><text:tab/><text:tab/>}</text:p>
      <text:p text:style-name="P84"><text:tab/><text:tab/>else if(in_ucChno ==DIU_28V_DISC_ADC_CH_NO)</text:p>
      <text:p text:style-name="P84"><text:tab/><text:tab/>{</text:p>
      <text:p text:style-name="P84"/>
      <text:p text:style-name="P84"><text:tab/><text:tab/>} </text:p>
      <text:p text:style-name="P84"><text:tab/><text:tab/>else if(in_ucChno ==DIU_33V_DISC_ADC_CH_NO)</text:p>
      <text:p text:style-name="P84"><text:tab/><text:tab/>{</text:p>
      <text:p text:style-name="P84"/>
      <text:p text:style-name="P84"><text:tab/><text:tab/>}</text:p>
      <text:p text:style-name="P84"><text:tab/><text:tab/>else if(in_ucChno ==DIU_5V_DISC_ADC_CH_NO)</text:p>
      <text:p text:style-name="P84"><text:tab/><text:tab/>{</text:p>
      <text:p text:style-name="P84"/>
      <text:p text:style-name="P84"><text:tab/><text:tab/>}</text:p>
      <text:p text:style-name="P13"><text:tab/><text:tab/>where,</text:p>
      <text:p text:style-name="Standard"><text:span text:style-name="T93"><text:tab/><text:tab/><text:tab/> </text:span><text:span text:style-name="T89">DIU_3V3_DISC_ADC_CH_NO<text:tab/><text:tab/><text:tab/> = 0,</text:span></text:p>
      <text:p text:style-name="P84"><text:tab/><text:tab/><text:tab/> DIU_15V_DISC_ADC_CH_NO <text:tab/><text:tab/><text:tab/> <text:s/>= 1,</text:p>
      <text:p text:style-name="P84"><text:tab/><text:tab/><text:tab/> DIU_28V_DISC_ADC_CH_NO <text:tab/><text:tab/><text:tab/> <text:s text:c="2"/>= 2,</text:p>
      <text:p text:style-name="P84"><text:tab/><text:tab/><text:tab/> DIU_33V_DISC_ADC_CH_NO <text:s text:c="34"/>= 3,</text:p>
      <text:p text:style-name="P84"><text:tab/><text:tab/><text:tab/> DIU_5V_DISC_ADC_CH_NO <text:tab/><text:tab/><text:tab/> <text:s text:c="3"/>= 4,</text:p>
      <text:p text:style-name="P84"/>
      <text:p text:style-name="P43"><text:tab/>Expected Assembly Code :</text:p>
      <text:p text:style-name="P50"><text:span text:style-name="T93"><text:tab/><text:tab/>ld.ub Rx,Ry– </text:span>Load a <text:span text:style-name="T34">byte</text:span> from the register Ry into Rx.</text:p>
      <text:p text:style-name="P50"><text:span text:style-name="T93"><text:tab/><text:tab/>mov Rz,0 – </text:span>Move the value of 0 in the register Rz.</text:p>
      <text:p text:style-name="P50"><text:soft-page-break/><text:span text:style-name="T93"><text:tab/><text:tab/>cp.b Rx,Rz – </text:span>Compare bytes stored in register Rx and Rz.</text:p>
      <text:p text:style-name="P41"><text:span text:style-name="T93"><text:tab/><text:tab/>brne Loc_i – </text:span>If not equal to branch the next location</text:p>
      <text:p text:style-name="P41">Where,<text:tab/></text:p>
      <text:p text:style-name="P41"><text:span text:style-name="T93"><text:tab/><text:tab/></text:span><text:span text:style-name="T33">Loc_i</text:span><text:span text:style-name="T95"> – next else if location</text:span></text:p>
      <text:p text:style-name="P41"><text:tab/><text:tab/></text:p>
      <text:p text:style-name="P50"><text:span text:style-name="T93"><text:tab/><text:tab/>ld.ub Rx,Ry – </text:span>Load a <text:span text:style-name="T34">byte</text:span> from the register Ry into Rx.</text:p>
      <text:p text:style-name="P50"><text:span text:style-name="T93"><text:tab/><text:tab/>mov Rz,1– </text:span>Move the value of 1 in the register Rz.</text:p>
      <text:p text:style-name="P50"><text:span text:style-name="T93"><text:tab/><text:tab/>cp.b Rx,Rz – </text:span>Compare bytes stored in register Rx and Rz.</text:p>
      <text:p text:style-name="P41"><text:span text:style-name="T93"><text:tab/><text:tab/>brne Loc_j – </text:span>If not equal to branch the next location</text:p>
      <text:p text:style-name="P41">Where,<text:tab/></text:p>
      <text:p text:style-name="P41"><text:span text:style-name="T93"><text:tab/><text:tab/></text:span><text:span text:style-name="T33">Loc_j</text:span><text:span text:style-name="T95"> – next else if location</text:span></text:p>
      <text:p text:style-name="P41"/>
      <text:p text:style-name="P50"><text:span text:style-name="T93"><text:tab/><text:tab/>ld.ub Rx,Ry – </text:span>Load a <text:span text:style-name="T34">byte</text:span> from the register Ry into Rx.</text:p>
      <text:p text:style-name="P50"><text:span text:style-name="T93"><text:tab/><text:tab/>mov Rz,2 – </text:span>Move the value of 2 in the register Rz.</text:p>
      <text:p text:style-name="P50"><text:span text:style-name="T93"><text:tab/><text:tab/>cp.b Rx,Rz – </text:span>Compare bytes stored in register Rx and Rz.</text:p>
      <text:p text:style-name="P41"><text:span text:style-name="T93"><text:tab/><text:tab/>brne Loc_k – </text:span>If not equal to branch the next location</text:p>
      <text:p text:style-name="P41">Where,<text:tab/></text:p>
      <text:p text:style-name="P41"><text:span text:style-name="T93"><text:tab/><text:tab/></text:span><text:span text:style-name="T33">Loc_k</text:span><text:span text:style-name="T95"> – next else if location</text:span></text:p>
      <text:p text:style-name="P41"/>
      <text:p text:style-name="P50"><text:span text:style-name="T93"><text:tab/><text:tab/>ld.ub Rx,Ry – </text:span>Load a <text:span text:style-name="T34">byte</text:span> from the register Ry into Rx.</text:p>
      <text:p text:style-name="P50"><text:span text:style-name="T93"><text:tab/><text:tab/>mov Rz,3 – </text:span>Move the value of 3 in the register Rz.</text:p>
      <text:p text:style-name="P50"><text:span text:style-name="T93"><text:tab/><text:tab/>cp.b Rx,Rz – </text:span>Compare bytes stored in register Rx and Rz.</text:p>
      <text:p text:style-name="P41"><text:span text:style-name="T93"><text:tab/><text:tab/>brne Loc_l – </text:span>If not equal to branch the next location</text:p>
      <text:p text:style-name="P41">Where,<text:tab/></text:p>
      <text:p text:style-name="P41"><text:span text:style-name="T93"><text:tab/><text:tab/></text:span><text:span text:style-name="T33">Loc_l</text:span><text:span text:style-name="T95"> – next else if location</text:span></text:p>
      <text:p text:style-name="P41"/>
      <text:p text:style-name="P50"><text:span text:style-name="T93"><text:tab/><text:tab/>ld.ub Rx,Ry – </text:span>Load a <text:span text:style-name="T34">byte</text:span> from the register Rx into Ry.</text:p>
      <text:p text:style-name="P50"><text:span text:style-name="T93"><text:tab/><text:tab/>mov Rz,4 – </text:span>Move the value of 4 in the register Rz.</text:p>
      <text:p text:style-name="P50"><text:span text:style-name="T93"><text:tab/><text:tab/>cp.b Rx,Rz – </text:span>Compare bytes stored in register Rx and Rz.</text:p>
      <text:p text:style-name="P41"><text:span text:style-name="T93"><text:tab/><text:tab/>brne Loc_m – </text:span>If not equal to branch the next location</text:p>
      <text:p text:style-name="P41">Where,<text:tab/></text:p>
      <text:p text:style-name="P41"><text:span text:style-name="T93"><text:tab/><text:tab/></text:span><text:span text:style-name="T33">Loc_m</text:span><text:span text:style-name="T95"> – next else if location</text:span></text:p>
      <text:p text:style-name="P84"/>
      <text:p text:style-name="P13"><text:tab/>Generated Assembly Code :</text:p>
      <text:p text:style-name="Standard"><text:soft-page-break/><text:tab/><text:tab/><text:span text:style-name="T89">80029b04:<text:tab/>ef 39 ff ec <text:tab/>ld.ub<text:tab/>r9,r7[-20]</text:span></text:p>
      <text:p text:style-name="P84"><text:tab/><text:tab/>80029b08:<text:tab/>30 08 <text:s text:c="6"/><text:tab/>mov<text:tab/>r8,0</text:p>
      <text:p text:style-name="P84"><text:tab/><text:tab/>80029b0a:<text:tab/>f0 09 18 00 <text:tab/>cp.b<text:tab/>r9,r8</text:p>
      <text:p text:style-name="P84"><text:tab/><text:tab/>80029b0e:<text:tab/>c0 81 <text:s text:c="6"/><text:tab/>brne<text:tab/>80029b1e</text:p>
      <text:p text:style-name="P84"><text:tab/><text:tab/>{</text:p>
      <text:p text:style-name="P84"/>
      <text:p text:style-name="P84"><text:tab/><text:tab/>}</text:p>
      <text:p text:style-name="P84"><text:tab/><text:tab/>80029b1e:<text:tab/>ef 39 ff ec <text:tab/>ld.ub<text:tab/>r9,r7[-20]</text:p>
      <text:p text:style-name="P84"><text:tab/><text:tab/>80029b22:<text:tab/>30 18 <text:s text:c="6"/><text:tab/>mov<text:tab/>r8,1</text:p>
      <text:p text:style-name="P84"><text:tab/><text:tab/>80029b24:<text:tab/>f0 09 18 00 <text:tab/>cp.b<text:tab/>r9,r8</text:p>
      <text:p text:style-name="P84"><text:tab/><text:tab/>80029b28:<text:tab/>c0 c1 <text:s text:c="6"/><text:tab/>brne<text:tab/>80029b40</text:p>
      <text:p text:style-name="P84"><text:tab/><text:tab/>{</text:p>
      <text:p text:style-name="P84"><text:tab/><text:tab/>}</text:p>
      <text:p text:style-name="P84"><text:tab/><text:tab/>80029b40:<text:tab/>ef 39 ff ec <text:tab/>ld.ub<text:tab/>r9,r7[-20]</text:p>
      <text:p text:style-name="P84"><text:tab/><text:tab/>80029b44:<text:tab/>30 28 <text:s text:c="6"/><text:tab/>mov<text:tab/>r8,2</text:p>
      <text:p text:style-name="P84"><text:tab/><text:tab/>80029b46:<text:tab/>f0 09 18 00 <text:tab/>cp.b<text:tab/>r9,r8</text:p>
      <text:p text:style-name="P84"><text:tab/><text:tab/>80029b4a:<text:tab/>c0 c1 <text:s text:c="6"/><text:tab/>brne<text:tab/>80029b62</text:p>
      <text:p text:style-name="P84"><text:tab/><text:tab/>{</text:p>
      <text:p text:style-name="P84"/>
      <text:p text:style-name="P84"><text:tab/><text:tab/>} </text:p>
      <text:p text:style-name="P84"><text:tab/><text:tab/>80029b62:<text:tab/>ef 39 ff ec <text:tab/>ld.ub<text:tab/>r9,r7[-20]</text:p>
      <text:p text:style-name="P84"><text:tab/><text:tab/>80029b66:<text:tab/>30 38 <text:s text:c="6"/><text:tab/>mov<text:tab/>r8,3</text:p>
      <text:p text:style-name="P84"><text:tab/><text:tab/>80029b68:<text:tab/>f0 09 18 00 <text:tab/>cp.b<text:tab/>r9,r8</text:p>
      <text:p text:style-name="P84"><text:tab/><text:tab/>80029b6c:<text:tab/>c0 c1 <text:s text:c="6"/><text:tab/>brne<text:tab/>80029b84</text:p>
      <text:p text:style-name="P84"><text:tab/><text:tab/>{</text:p>
      <text:p text:style-name="P84"/>
      <text:p text:style-name="P84"><text:tab/><text:tab/>}</text:p>
      <text:p text:style-name="P84"><text:tab/><text:tab/>80029b84:<text:tab/>ef 39 ff ec <text:tab/>ld.ub<text:tab/>r9,r7[-20]</text:p>
      <text:p text:style-name="P84"><text:tab/><text:tab/>80029b88:<text:tab/>30 48 <text:s text:c="6"/><text:tab/>mov<text:tab/>r8,4</text:p>
      <text:p text:style-name="P84"><text:tab/><text:tab/>80029b8a:<text:tab/>f0 09 18 00 <text:tab/>cp.b<text:tab/>r9,r8</text:p>
      <text:p text:style-name="P84"><text:tab/><text:tab/>80029b8e:<text:tab/>c0 b1 <text:s text:c="6"/><text:tab/>brne<text:tab/>80029ba4</text:p>
      <text:p text:style-name="P84"><text:tab/><text:tab/>{</text:p>
      <text:p text:style-name="P84"/>
      <text:p text:style-name="P84"><text:tab/><text:tab/>}</text:p>
      <text:p text:style-name="P84"><text:soft-page-break/><text:tab/><text:tab/>80029ba4:<text:tab/>ee f8 ff e8 <text:tab/>ld.w<text:tab/>r8,r7[-24]</text:p>
      <text:p text:style-name="P84"><text:tab/><text:span text:style-name="T43">Result :</text:span></text:p>
      <text:p text:style-name="P43"><text:span text:style-name="T43"><text:tab/><text:tab/></text:span><text:span text:style-name="T89">By referring to the expected assembly code and the generated assembly code it is observed that compiler produces the same set of instructions for the if-elseif-end statements </text:span><text:span text:style-name="T89">mentioned. Therefore it can be justified that compiler is not adding any extra code for the “C” source code.</text:span></text:p>
      <text:h text:style-name="Heading_20_3" text:outline-level="3"><text:bookmark-start text:name="__RefHeading___Toc216480_3166274798"/>Switch Statement<text:bookmark-end text:name="__RefHeading___Toc216480_3166274798"/></text:h>
      <text:h text:style-name="P183" text:outline-level="4"><text:bookmark-start text:name="__RefHeading___Toc216482_3166274798"/>Sample 1<text:bookmark-end text:name="__RefHeading___Toc216482_3166274798"/></text:h>
      <text:p text:style-name="Standard"/>
      <text:p text:style-name="Standard"><text:tab/><text:span text:style-name="T93">C Code :<text:tab/><text:tab/></text:span></text:p>
      <text:p text:style-name="P50"/>
      <text:p text:style-name="P50"><text:tab/><text:tab/>switch (in_ucBitType)</text:p>
      <text:p text:style-name="P50"><text:tab/><text:tab/>{</text:p>
      <text:p text:style-name="P50"><text:tab/><text:tab/><text:tab/>case DIU_MM_CBIT_OPERATIONS:</text:p>
      <text:p text:style-name="P50"><text:tab/><text:tab/><text:tab/>{</text:p>
      <text:p text:style-name="P50"><text:tab/><text:tab/><text:tab/><text:tab/>break;</text:p>
      <text:p text:style-name="P50"><text:tab/><text:tab/><text:tab/>}<text:tab/></text:p>
      <text:p text:style-name="P50"><text:tab/><text:tab/><text:tab/>case DIU_MM_IBIT_OPERATIONS:</text:p>
      <text:p text:style-name="P50"><text:tab/><text:tab/><text:tab/>{</text:p>
      <text:p text:style-name="P50"><text:tab/><text:tab/><text:tab/><text:tab/>break;</text:p>
      <text:p text:style-name="P50"><text:tab/><text:tab/><text:tab/>}</text:p>
      <text:p text:style-name="P50"><text:tab/><text:tab/><text:tab/></text:p>
      <text:p text:style-name="P50"><text:tab/><text:tab/><text:tab/>default: </text:p>
      <text:p text:style-name="P50"><text:tab/><text:tab/><text:tab/>break;</text:p>
      <text:p text:style-name="P50"><text:tab/><text:tab/>}</text:p>
      <text:p text:style-name="P13"><text:tab/><text:tab/>where,</text:p>
      <text:p text:style-name="Standard"><text:span text:style-name="T93"><text:tab/><text:tab/><text:tab/></text:span><text:span text:style-name="T89">DIU_MM_CBIT_OPERATIONS = 2</text:span></text:p>
      <text:p text:style-name="P84"><text:tab/><text:tab/><text:tab/>DIU_MM_IBIT_OPERATIONS = 3</text:p>
      <text:p text:style-name="P50"/>
      <text:p text:style-name="P43"><text:tab/>Expected Assembly Code :</text:p>
      <text:p text:style-name="P50"><text:span text:style-name="T93"><text:tab/><text:tab/>ld.ub Rx,Ry – </text:span>Load a <text:span text:style-name="T34">byte</text:span> from the register Ry into Rx.</text:p>
      <text:p text:style-name="P50"><text:span text:style-name="T93"><text:tab/><text:tab/>cp.w Rx,2 – </text:span>Compare words Rx and value 2.</text:p>
      <text:p text:style-name="P41"><text:soft-page-break/><text:span text:style-name="T93"><text:tab/><text:tab/>breq Loc_i – </text:span>If equal than branch to next location.</text:p>
      <text:p text:style-name="P50"><text:span text:style-name="T93"><text:tab/><text:tab/>cp.w Rx,3 – </text:span>Compare words R8 and value 3.</text:p>
      <text:p text:style-name="P41"><text:span text:style-name="T93"><text:tab/><text:tab/>req Loc_j – </text:span>If equal than branch to next location.</text:p>
      <text:p text:style-name="P41"><text:tab/><text:tab/><text:span text:style-name="T32">rjmp</text:span><text:span text:style-name="T93"> Loc_k – </text:span>jump to the Loc_k.</text:p>
      <text:p text:style-name="P41">Where,<text:tab/></text:p>
      <text:p text:style-name="P41"><text:span text:style-name="T93"><text:tab/><text:tab/></text:span><text:span text:style-name="T33">Loc_i</text:span><text:span text:style-name="T95"> – move to this </text:span><text:span text:style-name="T124">case DIU_MM_CBIT_OPERATIONS:</text:span></text:p>
      <text:p text:style-name="P50"/>
      <text:p text:style-name="P41">Where,<text:tab/></text:p>
      <text:p text:style-name="P41"><text:span text:style-name="T93"><text:tab/><text:tab/></text:span><text:span text:style-name="T33">Loc_j</text:span><text:span text:style-name="T95"> – move to this </text:span><text:span text:style-name="T124">case DIU_MM_IBIT_OPERATIONS:</text:span></text:p>
      <text:p text:style-name="P41">Where,<text:tab/></text:p>
      <text:p text:style-name="P41"><text:span text:style-name="T95"><text:tab/><text:tab/></text:span><text:span text:style-name="T33">Loc_k</text:span><text:span text:style-name="T95"> – move to the default case.</text:span></text:p>
      <text:p text:style-name="P13"><text:tab/>Generated Assembly Code :</text:p>
      <text:p text:style-name="P50"><text:tab/><text:tab/>8001d8d6:<text:tab/>ef 38 ff d8 <text:tab/>ld.ub<text:tab/>r8,r7[-40]</text:p>
      <text:p text:style-name="P50"><text:tab/><text:tab/>8001d8da:<text:tab/>58 28 <text:s text:c="6"/><text:tab/>cp.w<text:tab/>r8,2</text:p>
      <text:p text:style-name="P50"><text:tab/><text:tab/>8001d8dc:<text:tab/>c0 40 <text:s text:c="6"/><text:tab/>breq<text:tab/>8001d8e4 </text:p>
      <text:p text:style-name="P50"><text:tab/><text:tab/>8001d8de:<text:tab/>58 38 <text:s text:c="6"/><text:tab/>cp.w<text:tab/>r8,3</text:p>
      <text:p text:style-name="P50"><text:tab/><text:tab/>8001d8e0:<text:tab/>c2 90 <text:s text:c="6"/><text:tab/>breq<text:tab/>8001d932 </text:p>
      <text:p text:style-name="P50"><text:tab/><text:tab/>8001d8e2:<text:tab/>c5 e8 <text:s text:c="6"/><text:tab/>rjmp<text:tab/>8001d99e </text:p>
      <text:p text:style-name="P50"><text:tab/><text:tab/><text:tab/>{<text:tab/></text:p>
      <text:p text:style-name="P50"><text:tab/><text:tab/><text:tab/>case DIU_MM_CBIT_OPERATIONS:</text:p>
      <text:p text:style-name="P50"><text:tab/><text:tab/><text:tab/>8001d8e4:<text:tab/>ef 09 ff fa <text:tab/>ld.sh<text:tab/>r9,r7[-6]</text:p>
      <text:p text:style-name="P50"><text:tab/><text:tab/><text:tab/>case DIU_MM_IBIT_OPERATIONS:</text:p>
      <text:p text:style-name="P50"><text:tab/><text:tab/><text:tab/>8001d932:<text:tab/>ee f8 ff d0 <text:tab/>ld.w<text:tab/>r8,r7[-48]</text:p>
      <text:p text:style-name="P50"><text:tab/><text:tab/><text:tab/>}<text:tab/><text:tab/></text:p>
      <text:p text:style-name="P50"><text:tab/><text:tab/><text:tab/><text:tab/> </text:p>
      <text:p text:style-name="P50"><text:tab/><text:tab/>8001d99e:<text:tab/>ef 08 ff fa <text:tab/>ld.sh<text:tab/>r8,r7[-6]</text:p>
      <text:p text:style-name="P50"><text:tab/><text:span text:style-name="T93">Result :</text:span></text:p>
      <text:p text:style-name="P47"><text:span text:style-name="T128"><text:tab/><text:tab/></text:span><text:span text:style-name="T129">By referring to the expected assembly code and the generated assembly code it is observed that compiler produces the same set of instructions for the </text:span><text:span text:style-name="T36">switch</text:span><text:span text:style-name="T129"> statements mentioned. Therefore it can be justified that compiler is not adding any extra code for the “C” source code.</text:span></text:p>
      <text:p text:style-name="P50"/>
      <text:h text:style-name="P183" text:outline-level="4"><text:bookmark-start text:name="__RefHeading___Toc216484_3166274798"/>Sample 2<text:bookmark-end text:name="__RefHeading___Toc216484_3166274798"/></text:h>
      <text:p text:style-name="Standard"><text:tab/></text:p>
      <text:p text:style-name="P13"><text:soft-page-break/><text:tab/>C Code :</text:p>
      <text:p text:style-name="P84"/>
      <text:p text:style-name="Standard"><text:span text:style-name="T93"><text:tab/><text:tab/></text:span><text:span text:style-name="T89">switch(in_ucRxTx)</text:span></text:p>
      <text:p text:style-name="P84"><text:tab/><text:tab/>{</text:p>
      <text:p text:style-name="P84"><text:tab/><text:tab/><text:tab/>case DIU_UART_TRANSMIT_FIFO:</text:p>
      <text:p text:style-name="P84"/>
      <text:p text:style-name="P84"><text:tab/><text:tab/><text:tab/><text:tab/>break;</text:p>
      <text:p text:style-name="P84"><text:tab/><text:tab/><text:tab/>case DIU_UART_RECEIVE_FIFO:</text:p>
      <text:p text:style-name="P84"/>
      <text:p text:style-name="P84"><text:tab/><text:tab/><text:tab/><text:tab/>break;</text:p>
      <text:p text:style-name="P84"><text:tab/><text:tab/><text:tab/>default:</text:p>
      <text:p text:style-name="P84"><text:tab/><text:tab/><text:tab/><text:tab/>break;<text:tab/></text:p>
      <text:p text:style-name="P84"><text:tab/><text:tab/>}</text:p>
      <text:p text:style-name="P13"/>
      <text:p text:style-name="P13"><text:tab/><text:tab/>where,</text:p>
      <text:p text:style-name="P13"><text:tab/><text:tab/><text:tab/> <text:span text:style-name="T89">DIU_UART_TRANSMIT_FIFO = 1,</text:span></text:p>
      <text:p text:style-name="P84"><text:tab/><text:tab/><text:tab/> DIU_UART_RECEIVE_FIFO = 2,</text:p>
      <text:p text:style-name="P84"/>
      <text:p text:style-name="P43"><text:tab/>Expected Assembly Code :</text:p>
      <text:p text:style-name="P50"><text:span text:style-name="T93"><text:tab/><text:tab/>ld.ub Rx,Ry – </text:span>Load a <text:span text:style-name="T34">byte</text:span> from the register Ry into Rx.</text:p>
      <text:p text:style-name="P50"><text:span text:style-name="T93"><text:tab/><text:tab/>cp.w Rx,1 – </text:span>Compare words Rx and 1.</text:p>
      <text:p text:style-name="P41"><text:span text:style-name="T93"><text:tab/><text:tab/>breq Loc_i – <text:s/></text:span>If equal than branch to next location.</text:p>
      <text:p text:style-name="P50"><text:span text:style-name="T93"><text:tab/><text:tab/>cp.w Rx,2 – </text:span>Compare words R8 and 2.</text:p>
      <text:p text:style-name="P41"><text:span text:style-name="T93"><text:tab/><text:tab/>breq Loc_j– <text:s/></text:span>If equal than branch to next location.</text:p>
      <text:p text:style-name="P41"><text:tab/><text:tab/><text:span text:style-name="T32">rjmp</text:span><text:span text:style-name="T93"> Loc_k – </text:span>jump to the location Loc_k.</text:p>
      <text:p text:style-name="P41">Where,<text:tab/></text:p>
      <text:p text:style-name="P41"><text:span text:style-name="T93"><text:tab/><text:tab/></text:span><text:span text:style-name="T33">Loc_i</text:span><text:span text:style-name="T95"> – move to this </text:span><text:span text:style-name="T124">case DIU_UART_TRANSMIT_FIFO:</text:span></text:p>
      <text:p text:style-name="P50"/>
      <text:p text:style-name="P41">Where,<text:tab/></text:p>
      <text:p text:style-name="P41"><text:span text:style-name="T93"><text:tab/><text:tab/></text:span><text:span text:style-name="T33">Loc_j</text:span><text:span text:style-name="T95"> – move to this </text:span><text:span text:style-name="T124">case DIU_UART_RECEIVE_FIFO:</text:span></text:p>
      <text:p text:style-name="P41">Where,<text:tab/></text:p>
      <text:p text:style-name="P41"><text:span text:style-name="T95"><text:tab/><text:tab/></text:span><text:span text:style-name="T33">Loc_k</text:span><text:span text:style-name="T95"> – move to the default case.</text:span></text:p>
      <text:p text:style-name="P41"><text:span text:style-name="T95"/></text:p>
      <text:p text:style-name="P41"><text:span text:style-name="T95"/></text:p>
      <text:p text:style-name="P13"><text:soft-page-break/><text:tab/>Generated Assembly Code :</text:p>
      <text:p text:style-name="P84"><text:tab/><text:tab/>80030866:<text:tab/>ef 38 ff f8 <text:tab/>ld.ub<text:tab/>r8,r7[-8]</text:p>
      <text:p text:style-name="P84"><text:tab/><text:tab/>8003086a:<text:tab/>58 18 <text:s text:c="6"/><text:tab/>cp.w<text:tab/>r8,1</text:p>
      <text:p text:style-name="P84"><text:tab/><text:tab/>8003086c:<text:tab/>c0 40 <text:s text:c="6"/><text:tab/>breq<text:tab/>80030874</text:p>
      <text:p text:style-name="P84"><text:tab/><text:tab/>8003086e:<text:tab/>58 28 <text:s text:c="6"/><text:tab/>cp.w<text:tab/>r8,2</text:p>
      <text:p text:style-name="P84"><text:tab/><text:tab/>80030870:<text:tab/>c0 a0 <text:s text:c="6"/><text:tab/>breq<text:tab/>80030884</text:p>
      <text:p text:style-name="P84"><text:tab/><text:tab/>80030872:<text:tab/>c1 08 <text:s text:c="6"/><text:tab/>rjmp<text:tab/>80030892</text:p>
      <text:p text:style-name="P84"><text:tab/><text:tab/>{</text:p>
      <text:p text:style-name="P84"><text:tab/><text:tab/>case DIU_UART_TRANSMIT_FIFO:</text:p>
      <text:p text:style-name="P84"><text:tab/><text:tab/>80030874:<text:tab/>ef 18 ff fc <text:tab/>ld.uh<text:tab/>r8,r7[-4]</text:p>
      <text:p text:style-name="P84"><text:tab/><text:tab/>}</text:p>
      <text:p text:style-name="P84"><text:tab/><text:tab/>{</text:p>
      <text:p text:style-name="P84"><text:tab/><text:tab/>case DIU_UART_RECEIVE_FIFO:</text:p>
      <text:p text:style-name="P84"><text:tab/><text:tab/>80030884:<text:tab/>ef 18 ff fc <text:tab/>ld.uh<text:tab/>r8,r7[-4]</text:p>
      <text:p text:style-name="P84"><text:tab/><text:tab/>}</text:p>
      <text:p text:style-name="P84"><text:tab/><text:tab/>80030892:<text:tab/>30 1c <text:s text:c="6"/><text:tab/>mov<text:tab/>r12,1</text:p>
      <text:p text:style-name="P84"><text:tab/><text:span text:style-name="T43">Result :</text:span></text:p>
      <text:p text:style-name="P43"><text:span text:style-name="T43"><text:tab/><text:tab/></text:span><text:span text:style-name="T89">By referring to the expected assembly code and the generated assembly code it is observed that compiler produces the same set of instructions for the </text:span><text:span text:style-name="T35">switch</text:span><text:span text:style-name="T89"> statements mentioned. Therefore it can be justified that compiler is not adding any extra code for the “C” source code.</text:span></text:p>
      <text:p text:style-name="P47"/>
      <text:h text:style-name="Heading_20_3" text:outline-level="3"><text:bookmark-start text:name="__RefHeading___Toc216486_3166274798"/>Nested if Statement<text:bookmark-end text:name="__RefHeading___Toc216486_3166274798"/></text:h>
      <text:h text:style-name="P183" text:outline-level="4"><text:bookmark-start text:name="__RefHeading___Toc216488_3166274798"/>Sample 1<text:bookmark-end text:name="__RefHeading___Toc216488_3166274798"/></text:h>
      <text:p text:style-name="P46"/>
      <text:p text:style-name="Standard"><text:tab/><text:span text:style-name="T93">C Code :</text:span><text:span text:style-name="T75"><text:tab/></text:span></text:p>
      <text:p text:style-name="Standard"><text:span text:style-name="T93"><text:tab/><text:tab/></text:span><text:span text:style-name="T75">if (in_ucBitType == DIU_MM_CBIT_OPERATIONS)</text:span></text:p>
      <text:p text:style-name="P50"><text:tab/><text:tab/>{</text:p>
      <text:p text:style-name="P50"><text:tab/><text:tab/><text:tab/>if (ucFailureCnt &gt; DIU_MM_CRITICAL_FAIL_OCCURANCE)</text:p>
      <text:p text:style-name="P50"><text:tab/><text:tab/><text:tab/>{ </text:p>
      <text:p text:style-name="P50"><text:tab/></text:p>
      <text:p text:style-name="P50"><text:span text:style-name="T93"><text:tab/><text:tab/><text:tab/></text:span>}</text:p>
      <text:p text:style-name="P50"><text:tab/><text:tab/><text:tab/>else </text:p>
      <text:p text:style-name="P50"><text:soft-page-break/><text:tab/><text:tab/><text:tab/>{</text:p>
      <text:p text:style-name="P50"/>
      <text:p text:style-name="P50"><text:tab/><text:tab/><text:tab/>}<text:tab/></text:p>
      <text:p text:style-name="P50"><text:tab/><text:tab/>}</text:p>
      <text:p text:style-name="P50"><text:tab/><text:tab/>else if (in_ucBitType == DIU_MM_PBIT_OPERATIONS)</text:p>
      <text:p text:style-name="P50"><text:tab/><text:tab/>{</text:p>
      <text:p text:style-name="P50"><text:tab/><text:tab/><text:tab/></text:p>
      <text:p text:style-name="P50"><text:tab/><text:tab/>}</text:p>
      <text:p text:style-name="P13"><text:tab/><text:tab/>where,</text:p>
      <text:p text:style-name="Standard"><text:span text:style-name="T93"><text:tab/><text:tab/><text:tab/></text:span><text:span text:style-name="T75">DIU_MM_CBIT_OPERATIONS = 2,</text:span></text:p>
      <text:p text:style-name="P50"><text:tab/><text:tab/><text:tab/>DIU_MM_PBIT_OPERATIONS = 1,</text:p>
      <text:p text:style-name="Standard"><text:tab/><text:tab/><text:tab/>DIU_MM_CRITICAL_FAIL_OCCURANCE = 3,</text:p>
      <text:p text:style-name="P50"/>
      <text:p text:style-name="P43"><text:tab/>Expected Assembly Code :</text:p>
      <text:p text:style-name="P50"><text:span text:style-name="T93"><text:tab/><text:tab/>ld.ub Rx,Ry – </text:span>Load a <text:span text:style-name="T34">byte</text:span> from the register Ry into Rx.</text:p>
      <text:p text:style-name="P50"><text:tab/><text:tab/><text:span text:style-name="T93">mov Rz,2</text:span> – Move the value of 2 in the register Rz.</text:p>
      <text:p text:style-name="P50"><text:tab/><text:tab/><text:span text:style-name="T93">cp.b Rx,Rz</text:span>– Compare bytes stored in register Rx and Rz.</text:p>
      <text:p text:style-name="P50"><text:tab/><text:tab/><text:span text:style-name="T93">brne Loc_i</text:span> – if not equal <text:s/>branch to next location.</text:p>
      <text:p text:style-name="P41">Where,<text:tab/></text:p>
      <text:p text:style-name="P41"><text:span text:style-name="T93"><text:tab/><text:tab/></text:span><text:span text:style-name="T33">Loc_i</text:span><text:span text:style-name="T95"> – else block location</text:span></text:p>
      <text:p text:style-name="P41"><text:span text:style-name="T95"/></text:p>
      <text:p text:style-name="P50"><text:span text:style-name="T93"><text:tab/><text:tab/>ld.ub Rx,Ry– </text:span>Load a <text:span text:style-name="T34">byte</text:span> from the register Ry into Rx.</text:p>
      <text:p text:style-name="P50"><text:tab/><text:tab/><text:span text:style-name="T93">mov Rz,3</text:span> – Move the value of 3 in the register Rz.</text:p>
      <text:p text:style-name="P50"><text:tab/><text:tab/><text:span text:style-name="T93">cp.b Rx,Rz</text:span> – Compare bytes stored in register Rx and Rz.</text:p>
      <text:p text:style-name="P41"><text:tab/><text:tab/><text:span text:style-name="T93">brne Loc_i</text:span> – if not equal <text:s/>branch to next location.</text:p>
      <text:p text:style-name="P41">Where,<text:tab/></text:p>
      <text:p text:style-name="P41"><text:span text:style-name="T93"><text:tab/><text:tab/></text:span><text:span text:style-name="T33">Loc_i</text:span><text:span text:style-name="T95"> – else block location</text:span></text:p>
      <text:p text:style-name="P41"/>
      <text:p text:style-name="P51"><text:tab/><text:tab/><text:span text:style-name="T93">ld.ub<text:tab/>Rx,Ry</text:span> - Load a <text:span text:style-name="T34">byte</text:span> from the register Ry into Rx.</text:p>
      <text:p text:style-name="P51"><text:tab/><text:tab/><text:span text:style-name="T93">mov<text:tab/>Rz,1 </text:span>- Move the value of <text:span text:style-name="T34">1</text:span> in the register Rz.</text:p>
      <text:p text:style-name="P51"><text:tab/><text:tab/><text:span text:style-name="T93">cp.b<text:tab/>Rx,Rz</text:span> – Compare bytes stored in registers Rx and Rz</text:p>
      <text:p text:style-name="P42"><text:tab/><text:tab/><text:span text:style-name="T93">brne Loc_i</text:span> – if not equal <text:s/>branch to next location.</text:p>
      <text:p text:style-name="P41">Where,<text:tab/></text:p>
      <text:p text:style-name="P42"><text:span text:style-name="T93"><text:tab/><text:tab/></text:span><text:span text:style-name="T33">Loc_i</text:span><text:span text:style-name="T95"> – else block location</text:span>.</text:p>
      <text:p text:style-name="P50"><text:soft-page-break/></text:p>
      <text:p text:style-name="P13"><text:tab/>Generated Assembly Code :</text:p>
      <text:p text:style-name="P50"><text:tab/><text:tab/>8000a13c:<text:tab/>ef 39 ff f8 <text:tab/>ld.ub<text:tab/>r9,r7[-8]</text:p>
      <text:p text:style-name="P50"><text:tab/><text:tab/>8000a140:<text:tab/>30 28 <text:s text:c="6"/><text:tab/>mov<text:tab/>r8,2</text:p>
      <text:p text:style-name="P50"><text:tab/><text:tab/>8000a142:<text:tab/>f0 09 18 00 <text:tab/>cp.b<text:tab/>r9,r8</text:p>
      <text:p text:style-name="P50"><text:tab/><text:tab/>8000a146:<text:tab/>c2 b1 <text:s text:c="6"/><text:tab/>brne<text:tab/>8000a19c</text:p>
      <text:p text:style-name="P50"><text:tab/><text:tab/><text:tab/>{</text:p>
      <text:p text:style-name="P50"/>
      <text:p text:style-name="P50"><text:tab/><text:tab/><text:tab/>8000a156:<text:tab/>ef 39 ff ff <text:tab/>ld.ub<text:tab/>r9,r7[-1]</text:p>
      <text:p text:style-name="P50"><text:tab/><text:tab/><text:tab/>8000a15a:<text:tab/>30 38 <text:s text:c="6"/><text:tab/>mov<text:tab/>r8,3</text:p>
      <text:p text:style-name="P50"><text:tab/><text:tab/><text:tab/>8000a15c:<text:tab/>f0 09 18 00 <text:tab/>cp.b<text:tab/>r9,r8</text:p>
      <text:p text:style-name="P50"><text:tab/><text:tab/><text:tab/>8000a160:<text:tab/>e0 88 00 10 <text:tab/>brls<text:tab/>8000a180</text:p>
      <text:p text:style-name="P50"><text:tab/><text:tab/><text:tab/><text:tab/>{</text:p>
      <text:p text:style-name="P50"><text:tab/><text:tab/><text:tab/><text:tab/>}</text:p>
      <text:p text:style-name="P50"><text:tab/><text:tab/><text:tab/><text:tab/>{</text:p>
      <text:p text:style-name="P50"><text:tab/><text:tab/><text:tab/><text:span text:style-name="T2">8000a180:<text:tab/>ef 38 ff ff <text:tab/>ld.ub<text:tab/>r8,r7[-1]</text:span></text:p>
      <text:p text:style-name="P51"><text:tab/><text:tab/><text:tab/><text:tab/>}<text:tab/></text:p>
      <text:p text:style-name="P51"><text:tab/><text:tab/><text:tab/>}</text:p>
      <text:p text:style-name="P51"><text:tab/>8000a19c:<text:tab/>ef 39 ff f8 <text:tab/>ld.ub<text:tab/>r9,r7[-8]</text:p>
      <text:p text:style-name="P51"><text:tab/>8000a1a0:<text:tab/>30 18 <text:s text:c="6"/><text:tab/>mov<text:tab/>r8,1</text:p>
      <text:p text:style-name="P51"><text:tab/>8000a1a2:<text:tab/>f0 09 18 00 <text:tab/>cp.b<text:tab/>r9,r8</text:p>
      <text:p text:style-name="P51"><text:tab/>8000a1a6:<text:tab/>c2 a1 <text:s text:c="6"/><text:tab/>brne<text:tab/>8000a1fa</text:p>
      <text:p text:style-name="P51"><text:tab/><text:tab/><text:tab/>{</text:p>
      <text:p text:style-name="P50"><text:tab/><text:tab/><text:tab/>}</text:p>
      <text:p text:style-name="P50"><text:tab/>8000a1fa:<text:tab/>30 08 <text:s text:c="6"/><text:tab/>mov<text:tab/>r8,0</text:p>
      <text:p text:style-name="P84"/>
      <text:p text:style-name="P47">Result :</text:p>
      <text:p text:style-name="P43"><text:span text:style-name="T43"><text:tab/><text:tab/></text:span><text:span text:style-name="T89">By referring to the expected assembly code and the generated assembly code it is observed that compiler produces the same set of instructions for the </text:span><text:span text:style-name="T35">Nested if</text:span><text:span text:style-name="T89"> statements mentioned. Therefore it can be justified that compiler is not adding any extra code for the “C” source code.</text:span></text:p>
      <text:p text:style-name="P47"/>
      <text:h text:style-name="P184" text:outline-level="4"><text:bookmark-start text:name="__RefHeading___Toc216490_3166274798"/>Sample 2<text:bookmark-end text:name="__RefHeading___Toc216490_3166274798"/></text:h>
      <text:p text:style-name="Standard"><text:tab/></text:p>
      <text:p text:style-name="Standard"><text:soft-page-break/><text:tab/><text:span text:style-name="T93">C Code :</text:span></text:p>
      <text:p text:style-name="Standard"><text:span text:style-name="T93"><text:tab/><text:tab/></text:span><text:span text:style-name="T75">if(ucLSRStatus &amp; 0x1E)</text:span></text:p>
      <text:p text:style-name="P50"><text:tab/><text:tab/>{</text:p>
      <text:p text:style-name="P50"><text:tab/><text:tab/><text:tab/>if(usChannelNo &gt; 0)</text:p>
      <text:p text:style-name="P50"><text:tab/><text:tab/><text:tab/>{<text:tab/></text:p>
      <text:p text:style-name="P50"><text:tab/><text:tab/><text:tab/>}</text:p>
      <text:p text:style-name="P50"><text:tab/><text:tab/><text:tab/>else</text:p>
      <text:p text:style-name="P50"><text:tab/><text:tab/><text:tab/>{<text:tab/></text:p>
      <text:p text:style-name="P50"><text:tab/><text:tab/><text:tab/>}</text:p>
      <text:p text:style-name="P50"><text:tab/><text:tab/>}</text:p>
      <text:p text:style-name="P50"/>
      <text:p text:style-name="P43"><text:tab/>Expected Assembly Code :</text:p>
      <text:p text:style-name="Standard"><text:span text:style-name="T72"><text:tab/></text:span><text:span text:style-name="T43">ld.ub<text:tab/>Rx,Ry </text:span><text:span text:style-name="T75">– </text:span><text:span text:style-name="T76">Load a </text:span><text:span text:style-name="T29">byte</text:span><text:span text:style-name="T76"> from the register Ry into Rx.</text:span><text:span text:style-name="T75"> </text:span></text:p>
      <text:p text:style-name="P50"><text:tab/><text:span text:style-name="T93">andl<text:tab/>Rz,0x1e,</text:span><text:span text:style-name="T93"><office:annotation office:name="__Annotation__27670_1916197236"><dc:creator>Unknown Author</dc:creator><dc:date>2022-02-19T14:35:23.53</dc:date><text:p text:style-name="P228"><text:span text:style-name="T140">Doubt</text:span></text:p></office:annotation></text:span><text:span text:style-name="T93">COH</text:span><office:annotation-end office:name="__Annotation__27670_1916197236"/> - Performs the logical AND between 0x1e and COH and places the result in <text:s/>register Rz. </text:p>
      <text:p text:style-name="P50"><text:tab/><text:span text:style-name="T93">breq<text:tab/>Loc_i</text:span>– if equal branch to next location.</text:p>
      <text:p text:style-name="P41">Where,<text:tab/></text:p>
      <text:p text:style-name="P42"><text:span text:style-name="T93"><text:tab/><text:tab/></text:span><text:span text:style-name="T33">Loc_i</text:span><text:span text:style-name="T95"> – else block location</text:span>.</text:p>
      <text:p text:style-name="P42"/>
      <text:p text:style-name="P50"><text:tab/><text:span text:style-name="T93">ld.sh<text:tab/>Rx,Ry</text:span> - <text:span text:style-name="T2">Load a </text:span><text:span text:style-name="T38">byte</text:span><text:span text:style-name="T2"> from the register Ry into Rx.</text:span> </text:p>
      <text:p text:style-name="P50"><text:tab/><text:span text:style-name="T93">mov<text:tab/>Rz,0</text:span> – Move the value of 0 to register Rz.</text:p>
      <text:p text:style-name="P50"><text:tab/><text:span text:style-name="T93">cp.h<text:tab/>Rx,Rz</text:span> – Compare halfword stored in registers Rx and Rz.</text:p>
      <text:p text:style-name="P50"><text:tab/><text:span text:style-name="T93">breq<text:tab/>Loc_j</text:span>– if equal branch to next location.</text:p>
      <text:p text:style-name="P41">Where,<text:tab/></text:p>
      <text:p text:style-name="P42"><text:span text:style-name="T93"><text:tab/><text:tab/></text:span><text:span text:style-name="T33">Loc_j</text:span><text:span text:style-name="T95"> – else block location</text:span>.</text:p>
      <text:p text:style-name="P50"/>
      <text:p text:style-name="P47"><text:tab/>Generated Assembly Code :</text:p>
      <text:p text:style-name="P50"><text:tab/>8000d2fe:<text:tab/>ef 38 ff f7 <text:tab/>ld.ub<text:tab/>r8,r7[-9]</text:p>
      <text:p text:style-name="P50"><text:tab/>8000d302:<text:tab/>e2 18 00 1e <text:tab/>andl<text:tab/>r8,0x1e,COH</text:p>
      <text:p text:style-name="P50"><text:tab/>8000d306:<text:tab/>c2 30 <text:s text:c="6"/><text:tab/>breq<text:tab/>8000d34c </text:p>
      <text:p text:style-name="P50"><text:tab/>{</text:p>
      <text:p text:style-name="P50"><text:tab/><text:tab/>8000d308:<text:tab/>ef 09 ff fc <text:tab/>ld.sh<text:tab/>r9,r7[-4]</text:p>
      <text:p text:style-name="P50"><text:tab/><text:tab/>8000d30c:<text:tab/>30 08 <text:s text:c="6"/><text:tab/>mov<text:tab/>r8,0</text:p>
      <text:p text:style-name="P50"><text:tab/><text:tab/>8000d30e:<text:tab/>f0 09 19 00 <text:tab/>cp.h<text:tab/>r9,r8</text:p>
      <text:p text:style-name="P50"><text:soft-page-break/><text:tab/><text:tab/>8000d312:<text:tab/>c1 10 <text:s text:c="6"/><text:tab/>breq<text:tab/>8000d334 </text:p>
      <text:p text:style-name="P50"><text:tab/><text:tab/>{</text:p>
      <text:p text:style-name="P50"><text:tab/><text:tab/>}</text:p>
      <text:p text:style-name="P50"><text:tab/><text:tab/>{</text:p>
      <text:p text:style-name="P50"><text:tab/><text:tab/>8000d334:<text:tab/>ef 38 ff f7 <text:tab/>ld.ub<text:tab/>r8,r7[-9]<text:tab/></text:p>
      <text:p text:style-name="P50"><text:tab/><text:tab/>}</text:p>
      <text:p text:style-name="P50"><text:tab/>}</text:p>
      <text:p text:style-name="P50"><text:tab/>8000d34c:<text:tab/>ef 18 ff fc <text:tab/>ld.uh<text:tab/>r8,r7[-4]</text:p>
      <text:p text:style-name="P47"/>
      <text:p text:style-name="P47">Result :</text:p>
      <text:p text:style-name="P43"><text:span text:style-name="T93"><text:tab/><text:tab/></text:span><text:span text:style-name="T89">By referring to the expected assembly code and the generated assembly code it is observed that compiler produces the same set of instructions for the </text:span><text:span text:style-name="T35">Nested if</text:span><text:span text:style-name="T89"> statements mentioned. Therefore it can be justified that compiler is not adding any extra code for the “C” source code.</text:span></text:p>
      <text:h text:style-name="Heading_20_2" text:outline-level="2"><text:bookmark-start text:name="__RefHeading___Toc219934_3166274798"/>Looping Statement<text:bookmark-end text:name="__RefHeading___Toc219934_3166274798"/></text:h>
      <text:h text:style-name="Heading_20_3" text:outline-level="3"><text:bookmark-start text:name="__RefHeading___Toc219936_3166274798"/>While Loop<text:bookmark-end text:name="__RefHeading___Toc219936_3166274798"/></text:h>
      <text:h text:style-name="P183" text:outline-level="4"><text:bookmark-start text:name="__RefHeading___Toc219938_3166274798"/>Sample 1<text:bookmark-end text:name="__RefHeading___Toc219938_3166274798"/></text:h>
      <text:p text:style-name="Standard"/>
      <text:p text:style-name="Standard"><text:tab/><text:span text:style-name="T93">C Code :</text:span></text:p>
      <text:p text:style-name="Standard"><text:span text:style-name="T93"><text:tab/><text:tab/></text:span><text:span text:style-name="T75">while(usNoOfWordsReceived&gt;0)</text:span></text:p>
      <text:p text:style-name="P50"><text:tab/><text:tab/>{</text:p>
      <text:p text:style-name="P50"/>
      <text:p text:style-name="P50"><text:tab/><text:tab/>}</text:p>
      <text:p text:style-name="P50"/>
      <text:p text:style-name="P43"><text:tab/>Expected Assembly Code :</text:p>
      <text:p text:style-name="Standard"><text:span text:style-name="T72"><text:tab/><text:tab/>rjmp<text:tab/>Loc_i –</text:span><text:span text:style-name="T23"> jump to location.</text:span></text:p>
      <text:p text:style-name="Standard"><text:span text:style-name="T21"><text:tab/><text:tab/>ld.sh r9,r7[-26]</text:span><text:span text:style-name="T23"> – Load a signed halfword from the register R7 with displacement -26 into R9.</text:span></text:p>
      <text:p text:style-name="Standard"><text:span text:style-name="T21"><text:tab/><text:tab/></text:span><text:span text:style-name="T84">cp.w<text:tab/>r8,0</text:span><text:span text:style-name="T23">– Compare word stored in register R8 and 0.</text:span></text:p>
      <text:p text:style-name="Standard"><text:span text:style-name="T21"><text:tab/><text:tab/>brne 8000f9b8</text:span><text:span text:style-name="T23"> – Branch the location 8000f9b8 if not equal.<text:tab/></text:span></text:p>
      <text:p text:style-name="P50"/>
      <text:p text:style-name="P13"><text:tab/>Generated Assembly Code :</text:p>
      <text:p text:style-name="P80"><text:soft-page-break/><text:tab/><text:tab/>8000f9b6:<text:tab/>c0 f8 <text:s text:c="6"/><text:tab/>rjmp<text:tab/>8000f9d4</text:p>
      <text:p text:style-name="P80"><text:tab/><text:tab/><text:tab/>{</text:p>
      <text:p text:style-name="P80"><text:tab/><text:tab/><text:tab/><text:tab/><text:span text:style-name="T2">8000f9b8:<text:tab/>ef 38 ff fd <text:tab/>ld.ub<text:tab/>r8,r7[-3]</text:span></text:p>
      <text:p text:style-name="P80"><text:tab/><text:tab/><text:tab/>}</text:p>
      <text:p text:style-name="P80"><text:tab/><text:tab/>8000f9d4:<text:tab/>ef 08 ff e6 <text:tab/>ld.sh<text:tab/>r8,r7[-26]</text:p>
      <text:p text:style-name="P80"><text:tab/><text:tab/>8000f9d8:<text:tab/>58 08 <text:s text:c="6"/><text:tab/>cp.w<text:tab/>r8,0</text:p>
      <text:p text:style-name="P80"><text:tab/><text:tab/>8000f9da:<text:tab/>ce f1 <text:s text:c="6"/><text:tab/>brne<text:tab/>8000f9b8</text:p>
      <text:p text:style-name="P80"/>
      <text:p text:style-name="P79"><text:tab/><text:span text:style-name="T43">Result :</text:span></text:p>
      <text:p text:style-name="P77"><text:span text:style-name="T43"><text:tab/><text:tab/></text:span><text:span text:style-name="T89">By referring to the expected assembly code and the generated assembly code it is observed that compiler produces the same set of instructions for the </text:span><text:span text:style-name="T35">While loop </text:span><text:span text:style-name="T89">statements mentioned. Therefore it can be justified that compiler is not adding any extra code for the “C” source code.</text:span></text:p>
      <text:p text:style-name="P78"/>
      <text:h text:style-name="P184" text:outline-level="4"><text:bookmark-start text:name="__RefHeading___Toc219940_3166274798"/>Sample 2<text:bookmark-end text:name="__RefHeading___Toc219940_3166274798"/></text:h>
      <text:p text:style-name="Standard"><text:tab/></text:p>
      <text:p text:style-name="Standard"><text:tab/><text:span text:style-name="T93">C Code :</text:span></text:p>
      <text:p text:style-name="Standard"><text:span text:style-name="T93"><text:tab/><text:tab/></text:span><text:span text:style-name="T75">while (usTempData &gt; 0)</text:span></text:p>
      <text:p text:style-name="P50"><text:tab/><text:tab/>{</text:p>
      <text:p text:style-name="P47"><text:tab/><text:tab/><text:span text:style-name="T89">}</text:span></text:p>
      <text:p text:style-name="P47"/>
      <text:p text:style-name="P43"><text:tab/>Expected Assembly Code :</text:p>
      <text:p text:style-name="Standard"><text:span text:style-name="T72"><text:tab/><text:tab/>rjmp<text:tab/>80023e0e –</text:span><text:span text:style-name="T23"> jump to location 80023e0e.</text:span></text:p>
      <text:p text:style-name="Standard"><text:span text:style-name="T21"><text:tab/><text:tab/>ld.sh r9,r7[-14]</text:span><text:span text:style-name="T23"> – Load a signed halfword from the register R7 with displacement -14 into R9.</text:span></text:p>
      <text:p text:style-name="Standard"><text:span text:style-name="T21"><text:tab/><text:tab/></text:span><text:span text:style-name="T85">mov<text:tab/>r8,0 – </text:span><text:span text:style-name="T83">Move the value of 0 into R8.</text:span></text:p>
      <text:p text:style-name="Standard"><text:span text:style-name="T21"><text:tab/><text:tab/>cp.b r9,r8</text:span><text:span text:style-name="T23"> – Compare bytes stored in register R9 and R8.</text:span></text:p>
      <text:p text:style-name="P47"><text:span text:style-name="T37"><text:tab/><text:tab/>brne 80023dbe</text:span><text:span text:style-name="T36"> – Branch the location 80023dbe if not equal.</text:span></text:p>
      <text:p text:style-name="P47"/>
      <text:p text:style-name="P13"><text:tab/>Generated Assembly Code :</text:p>
      <text:p text:style-name="P79"><text:tab/><text:tab/>80023dbc:<text:tab/>c2 98 <text:s text:c="6"/><text:tab/>rjmp<text:tab/>80023e0e</text:p>
      <text:p text:style-name="P79"><text:tab/><text:tab/><text:tab/><text:tab/>{</text:p>
      <text:p text:style-name="P81"><text:tab/><text:tab/><text:tab/><text:tab/>80023dbe:<text:tab/>ee fb ff f8 <text:tab/>ld.w<text:tab/>r11,r7[-8]</text:p>
      <text:p text:style-name="P79"><text:soft-page-break/><text:tab/><text:tab/><text:tab/><text:tab/>}</text:p>
      <text:p text:style-name="P79"><text:tab/><text:tab/>80023e0e:<text:tab/>ef 09 ff f2 <text:tab/>ld.sh<text:tab/>r9,r7[-14]</text:p>
      <text:p text:style-name="P79"><text:tab/><text:tab/>80023e12:<text:tab/>30 08 <text:s text:c="6"/><text:tab/>mov<text:tab/>r8,0</text:p>
      <text:p text:style-name="P79"><text:tab/><text:tab/>80023e14:<text:tab/>f0 09 19 00 <text:tab/>cp.h<text:tab/>r9,r8</text:p>
      <text:p text:style-name="P79"><text:tab/><text:tab/>80023e18:<text:tab/>cd 31 <text:s text:c="6"/><text:tab/>brne<text:tab/>80023dbe</text:p>
      <text:p text:style-name="P79"/>
      <text:p text:style-name="P79"><text:tab/><text:span text:style-name="T43">Result :</text:span></text:p>
      <text:p text:style-name="P77"><text:span text:style-name="T43"><text:tab/><text:tab/></text:span><text:span text:style-name="T89">By referring to the expected assembly code and the generated assembly code it is observed that compiler produces the same set of instructions for the </text:span><text:span text:style-name="T35">While loop </text:span><text:span text:style-name="T89">statements </text:span><text:span text:style-name="T89">mentioned. Therefore it can be justified that compiler is not adding any extra code for the “C” source code.</text:span></text:p>
      <text:p text:style-name="P78"/>
      <text:h text:style-name="Heading_20_3" text:outline-level="3"><text:bookmark-start text:name="__RefHeading___Toc219942_3166274798"/>For Loop<text:bookmark-end text:name="__RefHeading___Toc219942_3166274798"/></text:h>
      <text:h text:style-name="P183" text:outline-level="4"><text:bookmark-start text:name="__RefHeading___Toc219944_3166274798"/>Sample 1<text:bookmark-end text:name="__RefHeading___Toc219944_3166274798"/></text:h>
      <text:p text:style-name="Standard"/>
      <text:p text:style-name="Standard"><text:tab/><text:span text:style-name="T93">C Code :</text:span></text:p>
      <text:p text:style-name="Standard"><text:span text:style-name="T93"><text:tab/><text:tab/></text:span><text:span text:style-name="T75">for(uiIndex = 4; uiIndex &gt; 0; uiIndex--)</text:span></text:p>
      <text:p text:style-name="P50"><text:tab/><text:tab/>{</text:p>
      <text:p text:style-name="P50"><text:span text:style-name="T93"><text:tab/><text:tab/></text:span>}</text:p>
      <text:p text:style-name="P50"/>
      <text:p text:style-name="P43"><text:tab/>Expected Assembly Code :</text:p>
      <text:p text:style-name="P43"><text:tab/><text:tab/>mov r8,4 – <text:span text:style-name="T89">Move the value of 4 in the register R8.</text:span></text:p>
      <text:p text:style-name="P43"><text:tab/><text:tab/>st.w<text:tab/>r7[-8],r8 – <text:span text:style-name="T89">Store </text:span><text:span text:style-name="T35">word</text:span><text:span text:style-name="T89"> data from register R8 into R7 displaced by -8.</text:span></text:p>
      <text:p text:style-name="Standard"><text:span text:style-name="T72"><text:tab/><text:tab/>rjmp<text:tab/>80023e3e –</text:span><text:span text:style-name="T23"> jump to location 80023e3e.</text:span></text:p>
      <text:p text:style-name="P44"><text:tab/><text:tab/><text:span text:style-name="T34">ld.w r8,r7[-8]</text:span><text:span text:style-name="T35"> – load a word from the register R7 with displacement -8 into R8.</text:span></text:p>
      <text:p text:style-name="P44"><text:span text:style-name="T35"><text:tab/><text:tab/></text:span><text:span text:style-name="T34">sub<text:tab/>r8,-1 </text:span><text:span text:style-name="T35">– Subtract -1 from register R8</text:span></text:p>
      <text:p text:style-name="P44"><text:span text:style-name="T35"><text:tab/><text:tab/></text:span><text:span text:style-name="T34">st.w<text:tab/>r7[-8],r8</text:span><text:span text:style-name="T35"> – Store a word data from register R8 into R7 displaced by -8.</text:span></text:p>
      <text:p text:style-name="Standard"><text:span text:style-name="T21"><text:tab/><text:tab/>ld.w r8,r7[-8]</text:span><text:span text:style-name="T23"> – Load a word from the register R7 with displacement -8 into R8.</text:span></text:p>
      <text:p text:style-name="Standard"><text:span text:style-name="T21"><text:tab/><text:tab/>cp.w r8,0</text:span><text:span text:style-name="T23"> – Compare word stored in register R8 and 0.</text:span></text:p>
      <text:p text:style-name="P47"><text:span text:style-name="T36"><text:tab/><text:tab/></text:span><text:span text:style-name="T37">brne 80023e22</text:span><text:span text:style-name="T36"> – Branch the location 80023e22 if not equal.</text:span></text:p>
      <text:p text:style-name="P50"/>
      <text:p text:style-name="P13"><text:tab/>Generated Assembly Code :</text:p>
      <text:p text:style-name="P70"><text:soft-page-break/><text:tab/><text:tab/>80023e1a:<text:tab/>30 48 <text:s text:c="6"/><text:tab/>mov<text:tab/>r8,4</text:p>
      <text:p text:style-name="P70"><text:tab/><text:tab/>80023e1c:<text:tab/>ef 48 ff f8 <text:tab/>st.w<text:tab/>r7[-8],r8</text:p>
      <text:p text:style-name="P70"><text:tab/><text:tab/>80023e20:<text:tab/>c0 f8 <text:s text:c="6"/><text:tab/>rjmp<text:tab/>80023e3e</text:p>
      <text:p text:style-name="P70"><text:tab/><text:tab/><text:tab/><text:tab/>{</text:p>
      <text:p text:style-name="P70"><text:tab/><text:tab/><text:tab/><text:span text:style-name="T2">80023e22:<text:tab/>ee f8 ff f8 <text:tab/>ld.w<text:tab/>r8,r7[-8]</text:span></text:p>
      <text:p text:style-name="P70"><text:tab/><text:tab/><text:tab/><text:tab/>}</text:p>
      <text:p text:style-name="P70"><text:tab/><text:tab/>80023e34:<text:tab/>ee f8 ff f8 <text:tab/>ld.w<text:tab/>r8,r7[-8]</text:p>
      <text:p text:style-name="P70"><text:tab/><text:tab/>80023e38:<text:tab/>20 18 <text:s text:c="6"/><text:tab/>sub<text:tab/>r8,1</text:p>
      <text:p text:style-name="P70"><text:tab/><text:tab/>80023e3a:<text:tab/>ef 48 ff f8 <text:tab/>st.w<text:tab/>r7[-8],r8</text:p>
      <text:p text:style-name="P70"><text:tab/><text:tab/>80023e3e:<text:tab/>ee f8 ff f8 <text:tab/>ld.w<text:tab/>r8,r7[-8]</text:p>
      <text:p text:style-name="P70"><text:tab/><text:tab/>80023e42:<text:tab/>58 08 <text:s text:c="6"/><text:tab/>cp.w<text:tab/>r8,0</text:p>
      <text:p text:style-name="P70"><text:tab/><text:tab/>80023e44:<text:tab/>ce f1 <text:s text:c="6"/><text:tab/>brne<text:tab/>80023e22</text:p>
      <text:p text:style-name="P70"><text:tab/><text:span text:style-name="T43">Result :</text:span></text:p>
      <text:p text:style-name="P77"><text:span text:style-name="T43"><text:tab/><text:tab/></text:span><text:span text:style-name="T89">By referring to the expected assembly code and the generated assembly code it is observed that compiler produces the same set of instructions for the for</text:span><text:span text:style-name="T35"> loop </text:span><text:span text:style-name="T89">statements mentioned. Therefore it can be justified that compiler is not adding any extra code for the “C” source code.</text:span></text:p>
      <text:p text:style-name="Standard"><text:tab/><text:tab/></text:p>
      <text:h text:style-name="P184" text:outline-level="4"><text:bookmark-start text:name="__RefHeading___Toc219946_3166274798"/>Sample 2<text:bookmark-end text:name="__RefHeading___Toc219946_3166274798"/></text:h>
      <text:p text:style-name="Standard"/>
      <text:p text:style-name="Standard"><text:tab/><text:span text:style-name="T93">C Code :</text:span></text:p>
      <text:p text:style-name="Standard"><text:span text:style-name="T93"><text:tab/><text:tab/></text:span><text:span text:style-name="T75">for(ucChannel = 0; ucChannel &lt; DIU_MAX_UART_CH; ucChannel++)</text:span></text:p>
      <text:p text:style-name="P50"><text:tab/><text:tab/>{<text:tab/></text:p>
      <text:p text:style-name="P50"><text:span text:style-name="T93"><text:tab/></text:span><text:tab/>}</text:p>
      <text:p text:style-name="P13"><text:tab/><text:tab/>where,</text:p>
      <text:p text:style-name="P50"><text:tab/><text:tab/><text:tab/> DIU_MAX_UART_CH <text:tab/> <text:s text:c="5"/>= 6,</text:p>
      <text:p text:style-name="P50"/>
      <text:p text:style-name="P43"><text:tab/>Expected Assembly Code :</text:p>
      <text:p text:style-name="P43"><text:tab/><text:tab/>mov r8,0 – <text:span text:style-name="T89">Move the value of 0 in the register R8.</text:span></text:p>
      <text:p text:style-name="P43"><text:tab/><text:tab/>st.b<text:tab/>r7[-3],r8 – <text:span text:style-name="T89">Store </text:span><text:span text:style-name="T35">binary</text:span><text:span text:style-name="T89"> data from register R8 into R7 displaced by -3.</text:span></text:p>
      <text:p text:style-name="Standard"><text:span text:style-name="T72"><text:tab/><text:tab/>rjmp<text:tab/>8000cc7a –</text:span><text:span text:style-name="T23"> jump to location 8000cc7a.</text:span></text:p>
      <text:p text:style-name="P44"><text:tab/><text:tab/><text:span text:style-name="T34">ld.ub r8,r7[-3]</text:span><text:span text:style-name="T35"> – load a unsigned byte from the register R7 with displacement -3 into R8.</text:span></text:p>
      <text:p text:style-name="P44"><text:span text:style-name="T35"><text:tab/><text:tab/></text:span><text:span text:style-name="T34">sub<text:tab/>r8,-1 </text:span><text:span text:style-name="T35">– Subtract -1 to the value stored in register R8.</text:span></text:p>
      <text:p text:style-name="P44"><text:soft-page-break/><text:span text:style-name="T35"><text:tab/><text:tab/></text:span><text:span text:style-name="T34">st.b<text:tab/>r7[-3],r8</text:span><text:span text:style-name="T35"> – Store a byte from register R8 into R7 with a displacement of -3.</text:span></text:p>
      <text:p text:style-name="Standard"><text:span text:style-name="T21"><text:tab/><text:tab/>ld.ub r9,r7[-3]</text:span><text:span text:style-name="T23"> – Load a byte from the register R7 with displacement -3 into R9.</text:span></text:p>
      <text:p text:style-name="Standard"><text:span text:style-name="T23"><text:tab/><text:tab/></text:span><text:span text:style-name="T21">mov r8,5 – </text:span><text:span text:style-name="T23">Move the value of 5 in the register R8.</text:span></text:p>
      <text:p text:style-name="Standard"><text:span text:style-name="T21"><text:tab/><text:tab/>cp.b r9,r8</text:span><text:span text:style-name="T23"> – Compare bytes stored in register R9 and R8.</text:span></text:p>
      <text:p text:style-name="P47"><text:span text:style-name="T37"><text:tab/><text:tab/>brls 8000cc5a</text:span><text:span text:style-name="T36"> – Branch the location 8000cc5a if less than.</text:span></text:p>
      <text:p text:style-name="P50"/>
      <text:p text:style-name="P13"><text:tab/>Generated Assembly Code :</text:p>
      <text:p text:style-name="P70"><text:tab/><text:tab/>8000cc52:<text:tab/>30 08 <text:s text:c="6"/><text:tab/>mov<text:tab/>r8,0</text:p>
      <text:p text:style-name="P70"><text:tab/><text:tab/>8000cc54:<text:tab/>ef 68 ff fd <text:tab/>st.b<text:tab/>r7[-3],r8</text:p>
      <text:p text:style-name="P70"><text:tab/><text:tab/>8000cc58:<text:tab/>c1 18 <text:s text:c="6"/><text:tab/>rjmp<text:tab/>8000cc7a</text:p>
      <text:p text:style-name="P70"><text:tab/><text:tab/><text:tab/>{</text:p>
      <text:p text:style-name="P70"><text:tab/><text:tab/><text:tab/><text:span text:style-name="T2">8000cc5a:<text:tab/>ef 38 ff fd <text:tab/>ld.ub<text:tab/>r8,r7[-3]</text:span></text:p>
      <text:p text:style-name="P70"><text:tab/><text:tab/><text:tab/>}</text:p>
      <text:p text:style-name="P70"><text:tab/><text:tab/>8000cc70:<text:tab/>ef 38 ff fd <text:tab/>ld.ub<text:tab/>r8,r7[-3]</text:p>
      <text:p text:style-name="P70"><text:tab/><text:tab/>8000cc74:<text:tab/>2f f8 <text:s text:c="6"/><text:tab/>sub<text:tab/>r8,-1</text:p>
      <text:p text:style-name="P70"><text:tab/><text:tab/>8000cc76:<text:tab/>ef 68 ff fd <text:tab/>st.b<text:tab/>r7[-3],r8</text:p>
      <text:p text:style-name="P70"><text:tab/><text:tab/>8000cc7a:<text:tab/>ef 39 ff fd <text:tab/>ld.ub<text:tab/>r9,r7[-3]</text:p>
      <text:p text:style-name="P70"><text:tab/><text:tab/>8000cc7e:<text:tab/>30 58 <text:s text:c="6"/><text:tab/>mov<text:tab/>r8,5</text:p>
      <text:p text:style-name="P70"><text:tab/><text:tab/>8000cc80:<text:tab/>f0 09 18 00 <text:tab/>cp.b<text:tab/>r9,r8</text:p>
      <text:p text:style-name="P70"><text:tab/><text:tab/>8000cc84:<text:tab/>fe 98 ff eb <text:tab/>brls<text:tab/>8000cc5a</text:p>
      <text:p text:style-name="P82"/>
      <text:p text:style-name="P111"><text:tab/><text:span text:style-name="T79">Result :</text:span></text:p>
      <text:p text:style-name="P77"><text:span text:style-name="T79"><text:tab/><text:tab/></text:span><text:span text:style-name="T89">By referring to the expected assembly code and the generated assembly code it is observed that compiler produces the same set of instructions for the </text:span><text:span text:style-name="T35">for loop </text:span><text:span text:style-name="T89">statements mentioned. Therefore it can be justified that compiler is not adding any extra code for the “C” source code.</text:span></text:p>
      <text:p text:style-name="P111"/>
      <text:h text:style-name="Heading_20_3" text:outline-level="3"><text:bookmark-start text:name="__RefHeading___Toc219948_3166274798"/>do-while Loop<text:bookmark-end text:name="__RefHeading___Toc219948_3166274798"/></text:h>
      <text:h text:style-name="P183" text:outline-level="4"><text:bookmark-start text:name="__RefHeading___Toc219950_3166274798"/>Sample 1<text:bookmark-end text:name="__RefHeading___Toc219950_3166274798"/></text:h>
      <text:p text:style-name="Standard"/>
      <text:p text:style-name="Standard"><text:tab/><text:span text:style-name="T93">C Code :</text:span></text:p>
      <text:p text:style-name="Standard"><text:span text:style-name="T93"><text:tab/><text:tab/></text:span><text:span text:style-name="T89">do</text:span></text:p>
      <text:p text:style-name="P84"><text:tab/><text:tab/>{</text:p>
      <text:p text:style-name="P84"><text:span text:style-name="T93"><text:tab/><text:tab/></text:span>} while ((iValue) &gt; 0);</text:p>
      <text:p text:style-name="P84"><text:soft-page-break/></text:p>
      <text:p text:style-name="P43"><text:tab/>Expected Assembly Code :</text:p>
      <text:p text:style-name="P43"><text:span text:style-name="T35"><text:tab/><text:tab/></text:span><text:span text:style-name="T34">ld.w r8,r7[-16]</text:span><text:span text:style-name="T35"> – Load word from the register R7 with displacement -16 into R8.</text:span></text:p>
      <text:p text:style-name="P43"><text:span text:style-name="T34"><text:tab/><text:tab/>cp.w r8,0</text:span><text:span text:style-name="T35"> – Compare word stored in register R8 and 0.</text:span></text:p>
      <text:p text:style-name="P43"><text:span text:style-name="T35"><text:tab/><text:tab/></text:span><text:span text:style-name="T34">brgt 8001a9a4</text:span><text:span text:style-name="T35"> – Branch the location 8001a9a4 if greater than.</text:span></text:p>
      <text:p text:style-name="P50"/>
      <text:p text:style-name="P13"><text:tab/>Generated Assembly Code :</text:p>
      <text:p text:style-name="P79"><text:tab/><text:tab/><text:tab/>{</text:p>
      <text:p text:style-name="P79"><text:tab/><text:tab/><text:tab/><text:span text:style-name="T2">8001a9a4:<text:tab/>ee fa ff f0 <text:tab/>ld.w<text:tab/>r10,r7[-16]</text:span></text:p>
      <text:p text:style-name="P79"><text:tab/><text:tab/><text:tab/>}</text:p>
      <text:p text:style-name="P79"><text:tab/><text:tab/>8001aa0a:<text:tab/>ee f8 ff f0 <text:tab/>ld.w<text:tab/>r8,r7[-16]</text:p>
      <text:p text:style-name="P79"><text:tab/><text:tab/>8001aa0e:<text:tab/>58 08 <text:s text:c="6"/><text:tab/>cp.w<text:tab/>r8,0</text:p>
      <text:p text:style-name="P79"><text:tab/><text:tab/>8001aa10:<text:tab/>fe 99 ff ca <text:tab/>brgt<text:tab/>8001a9a4 </text:p>
      <text:p text:style-name="P79"><text:tab/><text:span text:style-name="T43">Result :</text:span></text:p>
      <text:p text:style-name="P77"><text:span text:style-name="T43"><text:tab/><text:tab/></text:span><text:span text:style-name="T89">By referring to the expected assembly code and the generated assembly code it is observed that compiler produces the same set of instructions for the do-</text:span><text:span text:style-name="T35">While loop </text:span><text:span text:style-name="T89">statements mentioned. Therefore it can be justified that compiler is not adding any extra code for the “C” source code.</text:span></text:p>
      <text:p text:style-name="P78"/>
      <text:h text:style-name="P183" text:outline-level="4"><text:bookmark-start text:name="__RefHeading___Toc219952_3166274798"/>Sample 2<text:bookmark-end text:name="__RefHeading___Toc219952_3166274798"/></text:h>
      <text:p text:style-name="P46"/>
      <text:p text:style-name="Standard"><text:span text:style-name="T68"><text:tab/></text:span><text:span text:style-name="T72">C Code :</text:span></text:p>
      <text:p text:style-name="P41"><text:tab/><text:tab/>do</text:p>
      <text:p text:style-name="P41"><text:tab/><text:tab/>{</text:p>
      <text:p text:style-name="P41"><text:tab/><text:tab/>} while ((ulValue) &gt; 0);</text:p>
      <text:p text:style-name="P41"/>
      <text:p text:style-name="P43"><text:tab/>Expected Assembly Code :</text:p>
      <text:p text:style-name="P43"><text:tab/><text:tab/><text:span text:style-name="T34">ld.w r8,r7[-12]</text:span><text:span text:style-name="T35"> – Load word from the register R7 with displacement -12 into R8.</text:span></text:p>
      <text:p text:style-name="P61"><text:tab/><text:tab/></text:p>
      <text:p text:style-name="P43"><text:span text:style-name="T35"><text:tab/><text:tab/></text:span><text:span text:style-name="T34">ld.w r8,r7[-12]</text:span><text:span text:style-name="T35"> – Load word from the register R7 with displacement -12 into R8.</text:span></text:p>
      <text:p text:style-name="P43"><text:span text:style-name="T34"><text:tab/><text:tab/>cp.w r8,0</text:span><text:span text:style-name="T35"> – Compare word stored in register R8 and 0.</text:span></text:p>
      <text:p text:style-name="P43"><text:span text:style-name="T35"><text:tab/><text:tab/></text:span><text:span text:style-name="T34">brne 8001a882</text:span><text:span text:style-name="T35"> – Branch the location 8001a882 if not equal.</text:span></text:p>
      <text:p text:style-name="P41"/>
      <text:p text:style-name="P84"><text:soft-page-break/><text:span text:style-name="T68"><text:tab/></text:span><text:span text:style-name="T72">Generated Assembly Code :</text:span></text:p>
      <text:p text:style-name="P75"><text:tab/><text:tab/><text:tab/>{</text:p>
      <text:p text:style-name="P75"><text:tab/><text:tab/><text:tab/><text:span text:style-name="T2">8001a882:<text:tab/>ee f8 ff f4 <text:tab/>ld.w<text:tab/>r8,r7[-12]</text:span></text:p>
      <text:p text:style-name="P75"><text:tab/><text:tab/><text:tab/>}</text:p>
      <text:p text:style-name="P75"><text:tab/><text:tab/>8001a924:<text:tab/>ee f8 ff f4 <text:tab/>ld.w<text:tab/>r8,r7[-12]</text:p>
      <text:p text:style-name="P75"><text:tab/><text:tab/>8001a928:<text:tab/>58 08 <text:s text:c="6"/><text:tab/>cp.w<text:tab/>r8,0</text:p>
      <text:p text:style-name="P75"><text:tab/><text:tab/>8001a92a:<text:tab/>ca c1 <text:s text:c="6"/><text:tab/>brne<text:tab/>8001a882 </text:p>
      <text:p text:style-name="P75"><text:tab/><text:span text:style-name="T93">Result :</text:span></text:p>
      <text:p text:style-name="P77"><text:span text:style-name="T93"><text:tab/><text:tab/></text:span><text:span text:style-name="T89">By referring to the expected assembly code and the generated assembly code it is observed that compiler produces the same set of instructions for the do-</text:span><text:span text:style-name="T35">While loop </text:span><text:span text:style-name="T89">statements mentioned. Therefore it can be justified that compiler is not adding any extra code for the “C” source code.</text:span></text:p>
      <text:p text:style-name="P77"/>
      <text:h text:style-name="Heading_20_3" text:outline-level="3"><text:bookmark-start text:name="__RefHeading___Toc219954_3166274798"/>Nested For Loop<text:bookmark-end text:name="__RefHeading___Toc219954_3166274798"/></text:h>
      <text:h text:style-name="P183" text:outline-level="4"><text:bookmark-start text:name="__RefHeading___Toc219956_3166274798"/>Sample 1<text:bookmark-end text:name="__RefHeading___Toc219956_3166274798"/></text:h>
      <text:p text:style-name="P46"><text:tab/></text:p>
      <text:p text:style-name="Standard"><text:span text:style-name="T68"><text:tab/></text:span><text:span text:style-name="T72">C Code :</text:span><text:span text:style-name="T70"><text:tab/></text:span></text:p>
      <text:p text:style-name="P41"><text:tab/><text:tab/>for(ucCycleNum = DIU_MM_VAR_INIT; ucCycleNum &lt; DIU_MM_MAX_TIMER_COUNTER; ucCycleNum++)</text:p>
      <text:p text:style-name="P41"><text:tab/><text:tab/>{</text:p>
      <text:p text:style-name="P41"><text:tab/><text:tab/><text:tab/>for(ucLabelNum = 1; ucLabelNum &lt; DIU_MAX_ARINC_WORD; ucLabelNum++)</text:p>
      <text:p text:style-name="P41"><text:tab/><text:tab/><text:tab/>{</text:p>
      <text:p text:style-name="P41"><text:tab/><text:tab/><text:tab/>}</text:p>
      <text:p text:style-name="P41"><text:tab/><text:tab/>}</text:p>
      <text:p text:style-name="P43"><text:tab/><text:tab/>where,</text:p>
      <text:p text:style-name="P41"><text:tab/><text:tab/><text:tab/>DIU_MM_VAR_INIT = 0</text:p>
      <text:p text:style-name="P41"><text:tab/><text:tab/><text:tab/>DIU_MM_MAX_TIMER_COUNTER = 50</text:p>
      <text:p text:style-name="P41"><text:tab/><text:tab/><text:tab/>DIU_MAX_ARINC_WORD = 256</text:p>
      <text:p text:style-name="P41"/>
      <text:p text:style-name="P43"><text:tab/>Expected Assembly Code :</text:p>
      <text:p text:style-name="P44"><text:span text:style-name="T35"><text:tab/><text:tab/></text:span><text:span text:style-name="T34">mov r8,0</text:span><text:span text:style-name="T35">– Move the value of 0 in the register R8.</text:span></text:p>
      <text:p text:style-name="P44"><text:soft-page-break/><text:span text:style-name="T35"><text:tab/><text:tab/></text:span><text:span text:style-name="T34">st.b<text:tab/>r7[-13],r8</text:span><text:span text:style-name="T35"> – Store a binary data from register R8 into R7.</text:span></text:p>
      <text:p text:style-name="P44"><text:span text:style-name="T35"><text:tab/><text:tab/></text:span><text:span text:style-name="T34">rjmp<text:tab/>800260c8</text:span><text:span text:style-name="T35"> – jump to location 800260c8.</text:span></text:p>
      <text:p text:style-name="P44"><text:span text:style-name="T35"><text:tab/><text:tab/></text:span><text:span text:style-name="T34">ld.ub r8,r7[-13]</text:span><text:span text:style-name="T35"> – Load an unsigned byte from the register R7 with displacement -13 into R8.</text:span></text:p>
      <text:p text:style-name="P44"><text:span text:style-name="T35"><text:tab/><text:tab/></text:span><text:span text:style-name="T34">sub<text:tab/>r8,-1 </text:span><text:span text:style-name="T35">– Subtract -1 from register R8</text:span></text:p>
      <text:p text:style-name="P44"><text:span text:style-name="T35"><text:tab/><text:tab/></text:span><text:span text:style-name="T34">st.b<text:tab/>r7[-13],r8</text:span><text:span text:style-name="T35"> – Store a binary data from register R8 into R7.</text:span></text:p>
      <text:p text:style-name="P44"><text:span text:style-name="T35"><text:tab/><text:tab/></text:span><text:span text:style-name="T34">ld.ub r9,r7[-13]</text:span><text:span text:style-name="T35"> – Load an unsigned byte from the register R7 with displacement -13 into R9.</text:span></text:p>
      <text:p text:style-name="P44"><text:span text:style-name="T35"><text:tab/><text:tab/></text:span><text:span text:style-name="T34">mov r9,49</text:span><text:span text:style-name="T35"> – Move the value of 49 in the register R9.</text:span></text:p>
      <text:p text:style-name="P44"><text:span text:style-name="T35"><text:tab/><text:tab/></text:span><text:span text:style-name="T34">cp.b r9,r8</text:span><text:span text:style-name="T35"> – Compare bytes stored in register R9 and R8.</text:span></text:p>
      <text:p text:style-name="P44"><text:span text:style-name="T35"><text:tab/><text:tab/></text:span><text:span text:style-name="T34">brls 80025fac</text:span><text:span text:style-name="T35"> – Branch the location 80025fac if less than.</text:span></text:p>
      <text:p text:style-name="P44"><text:span text:style-name="T35"><text:tab/><text:tab/></text:span><text:span text:style-name="T34">mov r8,1</text:span><text:span text:style-name="T35"> – Move the value of 1 in the register R8.</text:span></text:p>
      <text:p text:style-name="P44"><text:span text:style-name="T35"><text:tab/><text:tab/></text:span><text:span text:style-name="T34">st.h<text:tab/>r7[-12],r8</text:span><text:span text:style-name="T35"> – Store a half word from register R8 into R7 displaced by -12.</text:span></text:p>
      <text:p text:style-name="P44"><text:span text:style-name="T35"><text:tab/><text:tab/></text:span><text:span text:style-name="T34">rjmp<text:tab/>800260ae</text:span><text:span text:style-name="T35"> – jump to location 800260ae.</text:span></text:p>
      <text:p text:style-name="P44"><text:tab/><text:tab/><text:span text:style-name="T34">ld.sh r8,r7[-12]</text:span><text:span text:style-name="T35"> – load a signed half word from the register R7 with displacement -12 into R8.</text:span></text:p>
      <text:p text:style-name="P44"><text:span text:style-name="T35"><text:tab/><text:tab/></text:span><text:span text:style-name="T34">sub<text:tab/>r8,-1 </text:span><text:span text:style-name="T35">– Subtract -1 from register R8</text:span></text:p>
      <text:p text:style-name="P44"><text:span text:style-name="T35"><text:tab/><text:tab/></text:span><text:span text:style-name="T34">st.h<text:tab/>r7[-12],r8</text:span><text:span text:style-name="T35"> – Store a half word data from register R8 into R7 displaced by -12.</text:span></text:p>
      <text:p text:style-name="P44"><text:span text:style-name="T35"><text:tab/><text:tab/></text:span><text:span text:style-name="T34">ld.sh r9,r7[-12]</text:span><text:span text:style-name="T35"> – Load a signed half word from the register R7 with displacement -12 into R9.</text:span></text:p>
      <text:p text:style-name="P44"><text:span text:style-name="T35"><text:tab/><text:tab/></text:span><text:span text:style-name="T34">mov r8,255</text:span><text:span text:style-name="T35"> – Move the value of 255 in the register R8.</text:span></text:p>
      <text:p text:style-name="P44"><text:span text:style-name="T35"><text:tab/><text:tab/></text:span><text:span text:style-name="T34">cp.h r9,r8</text:span><text:span text:style-name="T35"> – Compare half word stored in register R9 and R8.</text:span></text:p>
      <text:p text:style-name="P44"><text:span text:style-name="T35"><text:tab/><text:tab/></text:span><text:span text:style-name="T34">brls 80025fb4</text:span><text:span text:style-name="T35"> – Branch the location 80025fb4 if less than.</text:span></text:p>
      <text:p text:style-name="P43"/>
      <text:p text:style-name="P43"><text:tab/>Generated Assembly Code :</text:p>
      <text:p text:style-name="P70"><text:tab/><text:tab/>80025fa4:<text:tab/>30 08 <text:s text:c="6"/><text:tab/>mov<text:tab/>r8,0</text:p>
      <text:p text:style-name="P70"><text:tab/><text:tab/>80025fa6:<text:tab/>ef 68 ff f3 <text:tab/>st.b<text:tab/>r7[-13],r8</text:p>
      <text:p text:style-name="P70"><text:tab/><text:tab/>80025faa:<text:tab/>c8 f8 <text:s text:c="6"/><text:tab/>rjmp<text:tab/>800260c8</text:p>
      <text:p text:style-name="P70"><text:tab/><text:tab/><text:tab/>{<text:tab/><text:tab/></text:p>
      <text:p text:style-name="P70"><text:tab/><text:tab/><text:tab/><text:span text:style-name="T2">80025fac:<text:tab/>30 18 <text:s text:c="6"/><text:tab/>mov<text:tab/>r8,1</text:span></text:p>
      <text:p text:style-name="P70"><text:tab/><text:tab/><text:tab/>80025fae:<text:tab/>ef 58 ff f4 <text:tab/>st.h<text:tab/>r7[-12],r8</text:p>
      <text:p text:style-name="P70"><text:tab/><text:tab/><text:tab/>80025fb2:<text:tab/>c7 e8 <text:s text:c="6"/><text:tab/>rjmp<text:tab/>800260ae</text:p>
      <text:p text:style-name="P70"><text:tab/><text:tab/><text:tab/><text:tab/>{<text:tab/></text:p>
      <text:p text:style-name="P83"><text:tab/><text:tab/><text:tab/><text:tab/>80025fb4:<text:tab/>ef 18 ff f4 <text:tab/>ld.uh<text:tab/>r8,r7[-12]</text:p>
      <text:p text:style-name="P83"><text:soft-page-break/><text:tab/><text:tab/><text:tab/><text:tab/>}</text:p>
      <text:p text:style-name="P70"><text:tab/><text:tab/><text:tab/>800260a4:<text:tab/>ef 08 ff f4 <text:tab/>ld.sh<text:tab/>r8,r7[-12]</text:p>
      <text:p text:style-name="P70"><text:tab/><text:tab/><text:tab/>800260a8:<text:tab/>2f f8 <text:s text:c="6"/><text:tab/>sub<text:tab/>r8,-1</text:p>
      <text:p text:style-name="P70"><text:tab/><text:tab/><text:tab/>800260aa:<text:tab/>ef 58 ff f4 <text:tab/>st.h<text:tab/>r7[-12],r8</text:p>
      <text:p text:style-name="P70"><text:tab/><text:tab/><text:tab/>800260ae:<text:tab/>ef 09 ff f4 <text:tab/>ld.sh<text:tab/>r9,r7[-12]</text:p>
      <text:p text:style-name="P70"><text:tab/><text:tab/><text:tab/>800260b2:<text:tab/>e0 68 00 ff <text:tab/>mov<text:tab/>r8,255</text:p>
      <text:p text:style-name="P70"><text:tab/><text:tab/><text:tab/>800260b6:<text:tab/>f0 09 19 00 <text:tab/>cp.h<text:tab/>r9,r8</text:p>
      <text:p text:style-name="P70"><text:tab/><text:tab/><text:tab/>800260ba:<text:tab/>fe 98 ff 7d <text:tab/>brls<text:tab/>80025fb4</text:p>
      <text:p text:style-name="P70"><text:tab/><text:tab/><text:tab/>}<text:tab/><text:tab/><text:tab/></text:p>
      <text:p text:style-name="P70"><text:tab/><text:tab/>800260be:<text:tab/>ef 38 ff f3 <text:tab/>ld.ub<text:tab/>r8,r7[-13]</text:p>
      <text:p text:style-name="P70"><text:tab/><text:tab/>800260c2:<text:tab/>2f f8 <text:s text:c="6"/><text:tab/>sub<text:tab/>r8,-1</text:p>
      <text:p text:style-name="P70"><text:tab/><text:tab/>800260c4:<text:tab/>ef 68 ff f3 <text:tab/>st.b<text:tab/>r7[-13],r8</text:p>
      <text:p text:style-name="P70"><text:tab/><text:tab/>800260c8:<text:tab/>ef 39 ff f3 <text:tab/>ld.ub<text:tab/>r9,r7[-13]</text:p>
      <text:p text:style-name="P70"><text:tab/><text:tab/>800260cc:<text:tab/>33 18 <text:s text:c="6"/><text:tab/>mov<text:tab/>r8,49</text:p>
      <text:p text:style-name="P70"><text:tab/><text:tab/>800260ce:<text:tab/>f0 09 18 00 <text:tab/>cp.b<text:tab/>r9,r8</text:p>
      <text:p text:style-name="P70"><text:tab/><text:tab/>800260d2:<text:tab/>fe 98 ff 6d <text:tab/>brls<text:tab/>80025fac</text:p>
      <text:p text:style-name="P70"/>
      <text:p text:style-name="P70"><text:tab/><text:span text:style-name="T43">Result :</text:span></text:p>
      <text:p text:style-name="P77"><text:span text:style-name="T43"><text:tab/><text:tab/></text:span><text:span text:style-name="T89">By referring to the expected assembly code and the generated assembly code it is observed that compiler produces the same set of instructions for the Nested For</text:span><text:span text:style-name="T35"> loop </text:span><text:span text:style-name="T89">statements mentioned. Therefore it can be justified that compiler is not adding any extra code for the “C” source code.</text:span></text:p>
      <text:p text:style-name="P78"/>
      <text:h text:style-name="P183" text:outline-level="4"><text:bookmark-start text:name="__RefHeading___Toc219958_3166274798"/>Sample 2<text:bookmark-end text:name="__RefHeading___Toc219958_3166274798"/></text:h>
      <text:p text:style-name="P46"><text:tab/></text:p>
      <text:p text:style-name="Standard"><text:span text:style-name="T68"><text:tab/></text:span><text:span text:style-name="T72">C Code :</text:span></text:p>
      <text:p text:style-name="P43"><text:tab/><text:tab/>where,</text:p>
      <text:p text:style-name="Standard"><text:span text:style-name="T72"><text:tab/><text:tab/><text:tab/> </text:span><text:span text:style-name="T70">DIU_MM_ZERO = 0,</text:span></text:p>
      <text:p text:style-name="Standard"><text:tab/><text:tab/><text:tab/>DIU_MAX_PWD_SPLY_CH = 13</text:p>
      <text:p text:style-name="P41"><text:tab/><text:tab/><text:tab/></text:p>
      <text:p text:style-name="Standard"><text:span text:style-name="T72"><text:tab/></text:span><text:span text:style-name="T70">for (usIndex = DIU_MM_ZERO; usIndex &lt;DIU_MAX_PWD_SPLY_CH; usIndex++)</text:span></text:p>
      <text:p text:style-name="P41"><text:tab/>{</text:p>
      <text:p text:style-name="P41"><text:tab/><text:tab/>for(ucRetryCount = 0; ucRetryCount&lt;3;ucRetryCount++)</text:p>
      <text:p text:style-name="P41"><text:soft-page-break/><text:tab/><text:tab/>{</text:p>
      <text:p text:style-name="P41"><text:tab/><text:tab/>}<text:tab/></text:p>
      <text:p text:style-name="P41"><text:tab/>}</text:p>
      <text:p text:style-name="P41"/>
      <text:p text:style-name="P43"><text:tab/>Expected Assembly Code :</text:p>
      <text:p text:style-name="P43"><text:span text:style-name="T35"><text:tab/><text:tab/></text:span><text:span text:style-name="T34">mov r8,0</text:span><text:span text:style-name="T35"> – Move the value of 0 in the register R8.<text:tab/><text:tab/></text:span></text:p>
      <text:p text:style-name="P43"><text:span text:style-name="T35"><text:tab/><text:tab/></text:span><text:span text:style-name="T34">st.b<text:tab/>r7[-13],r8</text:span><text:span text:style-name="T35"> – Store a byte from register R8 into R7with displacement -13. </text:span></text:p>
      <text:p text:style-name="P43"><text:span text:style-name="T35"><text:tab/><text:tab/></text:span><text:span text:style-name="T34">rjmp<text:tab/>800260c8</text:span><text:span text:style-name="T35"> – jump to location 800260c8.</text:span></text:p>
      <text:p text:style-name="P43"><text:span text:style-name="T35"><text:tab/><text:tab/></text:span><text:span text:style-name="T34">ld.ub r8,r7[-13] </text:span><text:span text:style-name="T35">– Load an unsigned byte from the register R7 with displacement -13 into R9.</text:span></text:p>
      <text:p text:style-name="P43"><text:span text:style-name="T35"><text:tab/><text:tab/></text:span><text:span text:style-name="T34">sub<text:tab/>r8,-1</text:span><text:span text:style-name="T35"> – Subtract -1 from register R8</text:span></text:p>
      <text:p text:style-name="P43"><text:span text:style-name="T35"><text:tab/><text:tab/></text:span><text:span text:style-name="T34">st.b<text:tab/>r7[-13],r8</text:span><text:span text:style-name="T35"> – Store a byte from register R8 into R7 displaced by -13.</text:span></text:p>
      <text:p text:style-name="P43"><text:span text:style-name="T35"><text:tab/><text:tab/></text:span><text:span text:style-name="T34">ld.ub r9,r7[-13]</text:span><text:span text:style-name="T35"> – Load an unsigned byte from the register R7 with displacement -13 into R9.</text:span></text:p>
      <text:p text:style-name="P43"><text:span text:style-name="T35"><text:tab/><text:tab/></text:span><text:span text:style-name="T34">mov r8,49</text:span><text:span text:style-name="T35"> – Move the value of 49 in the register R8.</text:span></text:p>
      <text:p text:style-name="P43"><text:span text:style-name="T35"><text:tab/><text:tab/></text:span><text:span text:style-name="T34">cp.b r9,r8</text:span><text:span text:style-name="T35"> – Compare bytes stored in register R9 and R8.</text:span></text:p>
      <text:p text:style-name="P43"><text:span text:style-name="T35"><text:tab/><text:tab/></text:span><text:span text:style-name="T34">brls 80025fac</text:span><text:span text:style-name="T35"> – Branch the location 80025fac if less than.</text:span></text:p>
      <text:p text:style-name="P43"><text:span text:style-name="T35"><text:tab/><text:tab/></text:span><text:span text:style-name="T34">mov r8,1</text:span><text:span text:style-name="T35"> – Move the value of 1 in the register R8.</text:span></text:p>
      <text:p text:style-name="P43"><text:span text:style-name="T35"><text:tab/><text:tab/></text:span><text:span text:style-name="T34">st.b<text:tab/>r7[-12],r8</text:span><text:span text:style-name="T35"> – Store a byte from register R8 into R7 displaced by -12.</text:span></text:p>
      <text:p text:style-name="P43"><text:span text:style-name="T35"><text:tab/><text:tab/></text:span><text:span text:style-name="T34">rjmp<text:tab/>800260ae</text:span><text:span text:style-name="T35"> – jump to location 800260ae.</text:span></text:p>
      <text:p text:style-name="P44"><text:tab/><text:tab/><text:span text:style-name="T34">ld.sh r8,r7[-12]</text:span><text:span text:style-name="T35"> – load a signed half word from the register R7 with displacement -12 into R8.</text:span></text:p>
      <text:p text:style-name="P44"><text:span text:style-name="T35"><text:tab/><text:tab/></text:span><text:span text:style-name="T34">sub<text:tab/>r8,-1 </text:span><text:span text:style-name="T35">– Subtract -1 from register R8</text:span></text:p>
      <text:p text:style-name="P44"><text:span text:style-name="T35"><text:tab/><text:tab/></text:span><text:span text:style-name="T34">st.h<text:tab/>r7[-12],r8</text:span><text:span text:style-name="T35"> – Store a half word data from register R8 into R7 displaced by -12.</text:span></text:p>
      <text:p text:style-name="P43"><text:span text:style-name="T35"><text:tab/><text:tab/></text:span><text:span text:style-name="T34">ld.sh r9,r7[-12]</text:span><text:span text:style-name="T35"> – Load a signed half word from the register R7 with displacement -12 into R9.</text:span></text:p>
      <text:p text:style-name="P43"><text:span text:style-name="T35"><text:tab/><text:tab/></text:span><text:span text:style-name="T34">mov r8,255</text:span><text:span text:style-name="T35"> – Move the value of 255 in the register R8.</text:span></text:p>
      <text:p text:style-name="P43"><text:span text:style-name="T35"><text:tab/><text:tab/></text:span><text:span text:style-name="T34">cp.h r9,r8</text:span><text:span text:style-name="T35"> – Compare bytes stored in register R9 and R8.</text:span></text:p>
      <text:p text:style-name="P43"><text:span text:style-name="T35"><text:tab/><text:tab/></text:span><text:span text:style-name="T34">brls 80025fb4</text:span><text:span text:style-name="T35"> – Branch the location 80025fb4 if less than.</text:span></text:p>
      <text:p text:style-name="P61"/>
      <text:p text:style-name="P43"><text:tab/>Generated Assembly Code :</text:p>
      <text:p text:style-name="P75"><text:tab/><text:tab/>8001ca8e:<text:tab/>30 08 <text:s text:c="6"/><text:tab/>mov<text:tab/>r8,0</text:p>
      <text:p text:style-name="P75"><text:tab/><text:tab/>8001ca90:<text:tab/>ef 58 ff fc <text:tab/>st.h<text:tab/>r7[-4],r8</text:p>
      <text:p text:style-name="P75"><text:tab/><text:tab/>8001ca94:<text:tab/>c6 28 <text:s text:c="6"/><text:tab/>rjmp<text:tab/>8001cb58</text:p>
      <text:p text:style-name="P75"><text:soft-page-break/><text:tab/><text:tab/><text:tab/>{</text:p>
      <text:p text:style-name="P76"><text:tab/><text:tab/><text:tab/>8001ca96:<text:tab/>ee c8 00 18 <text:tab/>sub<text:tab/>r8,r7,24</text:p>
      <text:p text:style-name="P75"><text:tab/><text:tab/><text:tab/>8001caac:<text:tab/>30 08 <text:s text:c="6"/><text:tab/>mov<text:tab/>r8,0</text:p>
      <text:p text:style-name="P75"><text:tab/><text:tab/><text:tab/>8001caae:<text:tab/>ef 68 ff ff <text:tab/>st.b<text:tab/>r7[-1],r8</text:p>
      <text:p text:style-name="P75"><text:tab/><text:tab/><text:tab/>8001cab2:<text:tab/>c2 78 <text:s text:c="6"/><text:tab/>rjmp<text:tab/>8001cb00</text:p>
      <text:p text:style-name="P75"><text:tab/><text:tab/><text:tab/><text:tab/>{</text:p>
      <text:p text:style-name="P75"><text:tab/><text:tab/><text:tab/><text:tab/>8001cab4:<text:tab/>ef 09 ff fc <text:tab/>ld.sh<text:tab/>r9,r7[-4]</text:p>
      <text:p text:style-name="P75"><text:tab/><text:tab/><text:tab/><text:tab/>}</text:p>
      <text:p text:style-name="P75"><text:tab/><text:tab/><text:tab/>8001caf6:<text:tab/>ef 38 ff ff <text:tab/>ld.ub<text:tab/>r8,r7[-1]</text:p>
      <text:p text:style-name="P75"><text:tab/><text:tab/><text:tab/>8001cafa:<text:tab/>2f f8 <text:s text:c="6"/><text:tab/>sub<text:tab/>r8,-1</text:p>
      <text:p text:style-name="P75"><text:tab/><text:tab/><text:tab/>8001cafc:<text:tab/>ef 68 ff ff <text:tab/>st.b<text:tab/>r7[-1],r8</text:p>
      <text:p text:style-name="P75"><text:tab/><text:tab/><text:tab/>8001cb00:<text:tab/>ef 39 ff ff <text:tab/>ld.ub<text:tab/>r9,r7[-1]</text:p>
      <text:p text:style-name="P75"><text:tab/><text:tab/><text:tab/>8001cb04:<text:tab/>30 28 <text:s text:c="6"/><text:tab/>mov<text:tab/>r8,2</text:p>
      <text:p text:style-name="P75"><text:tab/><text:tab/><text:tab/>8001cb06:<text:tab/>f0 09 18 00 <text:tab/>cp.b<text:tab/>r9,r8</text:p>
      <text:p text:style-name="P75"><text:tab/><text:tab/><text:tab/>8001cb0a:<text:tab/>fe 98 ff d5 <text:tab/>brls<text:tab/>8001cab4</text:p>
      <text:p text:style-name="P75"><text:tab/><text:tab/><text:tab/>}<text:tab/></text:p>
      <text:p text:style-name="P75"><text:tab/><text:span text:style-name="T2"><text:tab/>8001cb12:<text:tab/>ee f8 ff cc <text:tab/>ld.w<text:tab/>r8,r7[-52]</text:span></text:p>
      <text:p text:style-name="P75"><text:tab/><text:tab/>8001cb4e:<text:tab/>ef 08 ff fc <text:tab/>ld.sh<text:tab/>r8,r7[-4]</text:p>
      <text:p text:style-name="P75"><text:tab/><text:tab/>8001cb52:<text:tab/>2f f8 <text:s text:c="6"/><text:tab/>sub<text:tab/>r8,-1</text:p>
      <text:p text:style-name="P75"><text:tab/><text:tab/>8001cb54:<text:tab/>ef 58 ff fc <text:tab/>st.h<text:tab/>r7[-4],r8</text:p>
      <text:p text:style-name="P75"><text:tab/><text:tab/>8001cb58:<text:tab/>ef 09 ff fc <text:tab/>ld.sh<text:tab/>r9,r7[-4]</text:p>
      <text:p text:style-name="P75"><text:tab/><text:tab/>8001cb5c:<text:tab/>30 c8 <text:s text:c="6"/><text:tab/>mov<text:tab/>r8,12</text:p>
      <text:p text:style-name="P75"><text:tab/><text:tab/>8001cb5e:<text:tab/>f0 09 19 00 <text:tab/>cp.h<text:tab/>r9,r8</text:p>
      <text:p text:style-name="P75"><text:tab/><text:tab/>8001cb62:<text:tab/>fe 98 ff 9a <text:tab/>brls<text:tab/>8001ca96</text:p>
      <text:p text:style-name="P75"><text:tab/><text:tab/><text:tab/></text:p>
      <text:p text:style-name="P75"><text:tab/><text:span text:style-name="T93">Result :</text:span></text:p>
      <text:p text:style-name="P77"><text:tab/><text:tab/><text:span text:style-name="T89">By referring to the expected assembly code and the generated assembly code it is observed that compiler produces the same set of instructions for the Nested For</text:span><text:span text:style-name="T35"> loop </text:span><text:span text:style-name="T89">statements </text:span><text:span text:style-name="T89">mentioned. Therefore it can be justified that compiler is not adding any extra code for the “C” source code.</text:span></text:p>
      <text:p text:style-name="P77"/>
      <text:h text:style-name="Heading_20_2" text:outline-level="2"><text:bookmark-start text:name="__RefHeading___Toc219960_3166274798"/><text:soft-page-break/>Structure to be matched with data size<text:bookmark-end text:name="__RefHeading___Toc219960_3166274798"/></text:h>
      <text:h text:style-name="Heading_20_3" text:outline-level="3"><text:bookmark-start text:name="__RefHeading___Toc219962_3166274798"/>Sample 1<text:bookmark-end text:name="__RefHeading___Toc219962_3166274798"/></text:h>
      <text:p text:style-name="Standard"><text:tab/><text:span text:style-name="T93">C Code :</text:span></text:p>
      <text:p text:style-name="P84"><text:tab/>memset(&amp;sAnalogResult,DIU_MM_VAR_INIT,sizeof(S_DIU_MM_RESULT_AIP_TEST));</text:p>
      <text:p text:style-name="P84"/>
      <text:p text:style-name="P13"><text:tab/>Expected size of structure :</text:p>
      <text:p text:style-name="P84"><text:tab/><text:tab/>typedef struct</text:p>
      <text:p text:style-name="P84"><text:tab/><text:tab/>{</text:p>
      <text:p text:style-name="P84"><text:tab/><text:tab/><text:tab/>unsigned short<text:tab/>m_usChNo; <text:s text:c="6"/>\\sizeof unsigned short 2</text:p>
      <text:p text:style-name="P84"><text:tab/><text:tab/><text:tab/>unsigned short<text:tab/>Reserved;<text:tab/><text:tab/>\\sizeof unsigned short 2</text:p>
      <text:p text:style-name="P84"><text:tab/><text:tab/><text:tab/>float<text:tab/><text:tab/><text:tab/>m_fReadData;<text:tab/>\\sizeof float 4</text:p>
      <text:p text:style-name="P84"><text:tab/><text:tab/><text:tab/>float<text:tab/><text:tab/><text:tab/>m_fMinTolVal;<text:tab/>\\sizeof float 4</text:p>
      <text:p text:style-name="P84"><text:tab/><text:tab/><text:tab/>float<text:tab/><text:tab/><text:tab/>m_fMaxTolVal;<text:tab/>\\sizeof float 4</text:p>
      <text:p text:style-name="P84"/>
      <text:p text:style-name="P84"><text:tab/><text:tab/>}S_DIU_MM_RESULT_AIP_TEST;</text:p>
      <text:p text:style-name="P84"><text:tab/><text:tab/></text:p>
      <text:p text:style-name="P84"><text:tab/><text:tab/>Total size of structure "S_DIU_MM_RESULT_AIP_TEST" is 16</text:p>
      <text:p text:style-name="P84"/>
      <text:p text:style-name="Standard"><text:span text:style-name="T89"><text:tab/></text:span><text:span text:style-name="T93">Generated Assembly Code for Structure Size:</text:span></text:p>
      <text:p text:style-name="P84"><text:tab/><text:tab/>8000f25c:<text:tab/>ee c8 00 3c <text:tab/>sub<text:tab/>r8,r7,60</text:p>
      <text:p text:style-name="P84"><text:tab/><text:tab/><text:span text:style-name="T125">8000f260:<text:tab/>31 0a <text:s text:c="6"/><text:tab/>mov<text:tab/>r10,16</text:span></text:p>
      <text:p text:style-name="P84"><text:tab/><text:tab/>8000f262:<text:tab/>30 0b <text:s text:c="6"/><text:tab/>mov<text:tab/>r11,0</text:p>
      <text:p text:style-name="P84"><text:tab/><text:tab/>8000f264:<text:tab/>10 9c <text:s text:c="6"/><text:tab/>mov<text:tab/>r12,r8</text:p>
      <text:p text:style-name="P84"><text:tab/><text:tab/>8000f266:<text:tab/>f0 1f 00 62 <text:tab/>mcall<text:tab/>8000f3ec </text:p>
      <text:p text:style-name="Standard"><text:span text:style-name="T89"><text:tab/></text:span><text:span text:style-name="T43">Result :</text:span></text:p>
      <text:p text:style-name="Standard"><text:span text:style-name="T123"><text:tab/><text:tab/>The size of structure calculated by the compiler is highlighted and shown, also the size of the structure is calculated </text:span><text:span text:style-name="T118">manually and it has been verified the same.</text:span></text:p>
      <text:h text:style-name="Heading_20_3" text:outline-level="3"><text:bookmark-start text:name="__RefHeading___Toc219964_3166274798"/>Sample 2<text:bookmark-end text:name="__RefHeading___Toc219964_3166274798"/></text:h>
      <text:p text:style-name="Standard"><text:tab/><text:span text:style-name="T93">C Code :</text:span></text:p>
      <text:p text:style-name="P85"><text:tab/>memset(&amp;sDIU_UnitInfoTbl,DIU_MM_VAR_INIT,sizeof(SDIU_UNIT_INFORMATION_TABLE));</text:p>
      <text:p text:style-name="P13"><text:soft-page-break/><text:tab/><text:tab/>where,</text:p>
      <text:p text:style-name="Standard"><text:span text:style-name="T93"><text:tab/><text:tab/> </text:span><text:span text:style-name="T89">DIU_MM_VAR_INIT = 0,</text:span></text:p>
      <text:p text:style-name="P84"><text:tab/>DIU_USR_PART_NUM_BUFF_LEN = 16</text:p>
      <text:p text:style-name="P13"><text:tab/>Expected size of structure :</text:p>
      <text:p text:style-name="P84"><text:tab/><text:tab/>typedef struct </text:p>
      <text:p text:style-name="P84"><text:tab/><text:tab/>{</text:p>
      <text:p text:style-name="P84"><text:tab/><text:tab/><text:tab/>char <text:s/><text:tab/><text:tab/><text:tab/>m_arrusUserPartNumber[DIU_USR_PART_NUM_BUFF_LEN]; \\ size of char 16</text:p>
      <text:p text:style-name="P84"><text:tab/><text:tab/><text:tab/>unsigned short<text:tab/>m_usSerialNumber;\\ size of char 2</text:p>
      <text:p text:style-name="P84"><text:tab/><text:tab/><text:tab/>unsigned char<text:tab/>m_ucMajor;\\ size of char 1</text:p>
      <text:p text:style-name="P84"><text:tab/><text:tab/><text:tab/>unsigned char<text:tab/>m_ucMinor;\\ size of char 1</text:p>
      <text:p text:style-name="P84"/>
      <text:p text:style-name="P84"><text:tab/><text:tab/>}SDIU_UNIT_INFORMATION;</text:p>
      <text:p text:style-name="P84"><text:tab/><text:tab/>Total size of structure "SDIU_UNIT_INFORMATION" is 20</text:p>
      <text:p text:style-name="P84"/>
      <text:p text:style-name="P84"><text:tab/><text:tab/>typedef struct </text:p>
      <text:p text:style-name="P84"><text:tab/><text:tab/>{</text:p>
      <text:p text:style-name="P84"><text:tab/><text:tab/><text:tab/>SDIU_UNIT_INFORMATION<text:tab/>m_sUnitInfo; \\ size of SDIU_UNIT_INFORMATION is 20</text:p>
      <text:p text:style-name="P84"><text:tab/><text:tab/><text:tab/>unsigned short<text:tab/><text:tab/><text:tab/>m_usChecksum;\\ size of char 2</text:p>
      <text:p text:style-name="P84"><text:tab/><text:tab/><text:tab/>unsigned short<text:tab/><text:tab/><text:tab/>m_usReserved;\\ size of char 2</text:p>
      <text:p text:style-name="P84"/>
      <text:p text:style-name="P84"><text:tab/><text:tab/>}SDIU_UNIT_INFORMATION_TABLE;</text:p>
      <text:p text:style-name="P84"><text:tab/><text:tab/>Total size of structure "SDIU_UNIT_INFORMATION_TABLE" is 24</text:p>
      <text:p text:style-name="P84"><text:tab/><text:tab/><text:tab/></text:p>
      <text:p text:style-name="Standard"><text:span text:style-name="T89"><text:tab/></text:span><text:span text:style-name="T93">Generated Assembly Code for Structure Size :</text:span></text:p>
      <text:p text:style-name="Standard"><text:span text:style-name="T93"><text:tab/><text:tab/></text:span><text:span text:style-name="T89">8002fab4:<text:tab/>ee c8 1c 20 <text:tab/>sub<text:tab/>r8,r7,7200</text:span></text:p>
      <text:p text:style-name="P84"><text:tab/><text:tab/><text:span text:style-name="T125">8002fab8:<text:tab/>31 8a <text:s text:c="6"/><text:tab/>mov<text:tab/>r10,24</text:span></text:p>
      <text:p text:style-name="P84"><text:tab/><text:tab/>8002faba:<text:tab/>30 0b <text:s text:c="6"/><text:tab/>mov<text:tab/>r11,0</text:p>
      <text:p text:style-name="P84"><text:tab/><text:tab/>8002fabc:<text:tab/>10 9c <text:s text:c="6"/><text:tab/>mov<text:tab/>r12,r8</text:p>
      <text:p text:style-name="P84"><text:tab/><text:tab/>8002fabe:<text:tab/>f0 1f 01 21 <text:tab/>mcall<text:tab/>8002ff40</text:p>
      <text:p text:style-name="P84"><text:tab/><text:span text:style-name="T43">Result :</text:span></text:p>
      <text:p text:style-name="P102"><text:span text:style-name="T119"><text:tab/><text:tab/></text:span>The size of structure calculated by the compiler is highlighted and shown, also the size of the structure is calculated <text:span text:style-name="T34">manually and it has been verified for the same.</text:span></text:p>
      <text:h text:style-name="Heading_20_2" text:outline-level="2"><text:bookmark-start text:name="__RefHeading___Toc219966_3166274798"/><text:soft-page-break/>Macro Conversion<text:bookmark-end text:name="__RefHeading___Toc219966_3166274798"/></text:h>
      <text:h text:style-name="Heading_20_3" text:outline-level="3"><text:bookmark-start text:name="__RefHeading___Toc219968_3166274798"/>Sample 1<text:bookmark-end text:name="__RefHeading___Toc219968_3166274798"/></text:h>
      <text:p text:style-name="Standard"><text:tab/><text:span text:style-name="T93">C Code :</text:span></text:p>
      <text:p text:style-name="Standard"><text:span text:style-name="T93"><text:tab/><text:tab/></text:span><text:span text:style-name="T89">#define DIU_PPS_CONFIG_TIME<text:tab/><text:tab/>1000</text:span></text:p>
      <text:p text:style-name="P84"><text:tab/><text:tab/>delay_ms(DIU_PPS_CONFIG_TIME);</text:p>
      <text:p text:style-name="P84"/>
      <text:p text:style-name="P43"><text:tab/>Expected Assembly Code :</text:p>
      <text:p text:style-name="P43"><text:span text:style-name="T35"><text:tab/><text:tab/></text:span><text:span text:style-name="T34">mov r12,1000</text:span><text:span text:style-name="T35"> – Move the value of 1000 in the register R12.</text:span></text:p>
      <text:p text:style-name="P84"/>
      <text:p text:style-name="P84"><text:tab/><text:span text:style-name="T93">Generated assembly Code :</text:span></text:p>
      <text:p text:style-name="P84"><text:span text:style-name="T93"><text:tab/><text:tab/></text:span>80011662:<text:tab/>e0 6c 03 e8 <text:tab/>mov<text:tab/>r12,1000</text:p>
      <text:p text:style-name="P84"><text:tab/><text:span text:style-name="T43">Result :</text:span></text:p>
      <text:p text:style-name="P104"><text:tab/><text:tab/>From the expected assembly code and generated assembly code it is found that the macros defined with constant values are directly taken as constants by the compiler in the compilation stage.</text:p>
      <text:p text:style-name="P47"/>
      <text:h text:style-name="Heading_20_3" text:outline-level="3"><text:bookmark-start text:name="__RefHeading___Toc219970_3166274798"/>Sample 2<text:bookmark-end text:name="__RefHeading___Toc219970_3166274798"/></text:h>
      <text:p text:style-name="Standard"><text:tab/><text:span text:style-name="T93">C Code :</text:span></text:p>
      <text:p text:style-name="Standard"><text:span text:style-name="T93"><text:tab/><text:tab/></text:span><text:span text:style-name="T89">#define DIU_FUEL_FLOW_RATE_READING_TIME<text:tab/>500</text:span></text:p>
      <text:p text:style-name="P84"><text:tab/><text:tab/>delay_ms(DIU_FUEL_FLOW_RATE_READING_TIME);</text:p>
      <text:p text:style-name="P43"/>
      <text:p text:style-name="P41"><text:tab/><text:span text:style-name="T93">Expected assembly Code :</text:span></text:p>
      <text:p text:style-name="P43"><text:span text:style-name="T35"><text:tab/><text:tab/></text:span><text:span text:style-name="T34">mov r12,500</text:span><text:span text:style-name="T35"> – Move the value of 500 in the register R12.</text:span></text:p>
      <text:p text:style-name="P84"/>
      <text:p text:style-name="Standard"><text:span text:style-name="T89"><text:tab/></text:span><text:span text:style-name="T93">Generated Assembly Code :</text:span></text:p>
      <text:p text:style-name="Standard"><text:span text:style-name="T93"><text:tab/><text:tab/></text:span><text:span text:style-name="T89">80021e46:<text:tab/>e0 6c 01 f4 <text:tab/>mov<text:tab/>r12,500</text:span></text:p>
      <text:p text:style-name="P84"><text:tab/><text:span text:style-name="T43">Result :</text:span></text:p>
      <text:p text:style-name="P104"><text:tab/><text:tab/> From the expected assembly code and generated assembly code it is found that the macros defined with constant values are directly taken as constants by the compiler in the compilation stage.</text:p>
      <text:p text:style-name="P47"/>
      <text:h text:style-name="P174" text:outline-level="2"><text:bookmark-start text:name="__RefHeading___Toc219972_3166274798"/><text:soft-page-break/>Conditional Compilation<text:bookmark-end text:name="__RefHeading___Toc219972_3166274798"/></text:h>
      <text:h text:style-name="Heading_20_3" text:outline-level="3"><text:bookmark-start text:name="__RefHeading___Toc219974_3166274798"/>Sample 1<text:bookmark-end text:name="__RefHeading___Toc219974_3166274798"/></text:h>
      <text:p text:style-name="P13"><text:tab/>C Code :</text:p>
      <text:p text:style-name="P84"><text:tab/><text:tab/>#ifdef DIU_MM_VERSION1</text:p>
      <text:p text:style-name="P84"><text:tab/><text:tab/><text:tab/>smc_fpga_mode_config.m_uiDBW = 0;<text:tab/></text:p>
      <text:p text:style-name="P84"><text:tab/><text:tab/>#else</text:p>
      <text:p text:style-name="P84"><text:tab/><text:tab/><text:tab/>smc_fpga_mode_config.m_uiDBW= DIU_MM_SMC_CS1MODE_DBW;</text:p>
      <text:p text:style-name="P84"><text:tab/><text:tab/>#endif<text:tab/><text:tab/></text:p>
      <text:p text:style-name="P13"><text:tab/><text:tab/>where,</text:p>
      <text:p text:style-name="P13"><text:span text:style-name="T89"><text:tab/><text:tab/><text:tab/></text:span><text:span text:style-name="T88">DIU_MM_SMC_CS1MODE_DBW=1</text:span></text:p>
      <text:p text:style-name="P84"/>
      <text:p text:style-name="Standard"><text:span text:style-name="T89"><text:tab/></text:span><text:span text:style-name="T93">Generated Assembly Code :</text:span></text:p>
      <text:p text:style-name="P84"><text:tab/><text:tab/>800324ac:<text:tab/>ee f8 ff f8 <text:tab/>ld.w<text:tab/>r8,r7[-8]</text:p>
      <text:p text:style-name="P84"><text:tab/><text:span text:style-name="T2"><text:tab/>800324b0:<text:tab/>30 19 <text:s text:c="6"/><text:tab/>mov<text:tab/>r9,1</text:span></text:p>
      <text:p text:style-name="P84"><text:tab/><text:tab/>800324b2:<text:tab/>f1 d9 d2 42 <text:tab/>bfins<text:tab/>r8,r9,0x12,0x2</text:p>
      <text:p text:style-name="P84"><text:tab/><text:tab/>800324b6:<text:tab/>ef 48 ff f8 <text:tab/>st.w<text:tab/>r7[-8],r8</text:p>
      <text:p text:style-name="P84"/>
      <text:p text:style-name="P84"><text:tab/><text:span text:style-name="T43">Result :</text:span></text:p>
      <text:p text:style-name="P104"><text:tab/>Macro “DIU_MM_VERSION1” is not defined in the code so the <text:span text:style-name="T34">statements</text:span> under the preprocessing statement #else are only considered for the assembly code generation. From the generated assembly code it is confirmed that the statements coming under the #else part are only generated as assembly code.</text:p>
      <text:p text:style-name="P104"/>
      <text:p text:style-name="P103"><text:span text:style-name="T42">Note: </text:span><text:span text:style-name="T75">Same condition is also verified by defining the macro “DIU_MM_VERSION1”, the assembly code is generated for the statements under the #ifdef part.</text:span></text:p>
      <text:p text:style-name="Standard"/>
      <text:h text:style-name="Heading_20_3" text:outline-level="3"><text:bookmark-start text:name="__RefHeading___Toc219976_3166274798"/>Sample 2<text:bookmark-end text:name="__RefHeading___Toc219976_3166274798"/></text:h>
      <text:p text:style-name="Standard"><text:tab/><text:span text:style-name="T93">C Code :</text:span></text:p>
      <text:p text:style-name="P84"><text:tab/><text:tab/>#ifdef DIU_MM_VERSION1<text:tab/></text:p>
      <text:p text:style-name="P84"><text:tab/><text:tab/><text:tab/>delay_ms(1000);<text:tab/></text:p>
      <text:p text:style-name="P84"><text:tab/><text:tab/><text:tab/>DIU_FPGA_WriteWord(DIU_ADC_WRITE_DATA_LATCH_REG, 0x2);<text:tab/></text:p>
      <text:p text:style-name="P84"><text:soft-page-break/><text:tab/><text:tab/><text:tab/>delay_ms(40);</text:p>
      <text:p text:style-name="P84"><text:tab/><text:tab/>#else</text:p>
      <text:p text:style-name="P84"><text:tab/><text:tab/><text:tab/>delay_ms(15);</text:p>
      <text:p text:style-name="P84"><text:tab/><text:tab/>#endif</text:p>
      <text:p text:style-name="P84"/>
      <text:p text:style-name="P13"><text:tab/>Generated Assembly Code :</text:p>
      <text:p text:style-name="P84"><text:tab/><text:tab/><text:span text:style-name="T2">8001ddc0:<text:tab/>30 fc <text:s text:c="6"/><text:tab/>mov<text:tab/>r12,15</text:span></text:p>
      <text:p text:style-name="P84"><text:tab/><text:tab/>8001ddc2:<text:tab/>f0 1f 01 06 <text:tab/>mcall<text:tab/>8001e1d8</text:p>
      <text:p text:style-name="P84"/>
      <text:p text:style-name="P84"><text:tab/><text:span text:style-name="T43">Result :</text:span></text:p>
      <text:p text:style-name="P104"><text:tab/><text:tab/>Macro “DIU_MM_VERSION1” is not defined in the code so the <text:span text:style-name="T34">statements</text:span> under the preprocessing statement #else are only considered for the assembly code generation. From the generated assembly code it is confirmed that the statements coming under the #else part are only generated as assembly code.</text:p>
      <text:p text:style-name="P104"/>
      <text:p text:style-name="P103"><text:span text:style-name="T42">Note: </text:span><text:span text:style-name="T75">Same condition is also verified by defining the macro “DIU_MM_VERSION1”, the assembly code is generated for the statements under the #ifdef part.</text:span></text:p>
      <text:h text:style-name="P176" text:outline-level="2"><text:bookmark-start text:name="__RefHeading___Toc219978_3166274798"/>Pointer to Function<text:bookmark-end text:name="__RefHeading___Toc219978_3166274798"/></text:h>
      <text:h text:style-name="Heading_20_3" text:outline-level="3"><text:bookmark-start text:name="__RefHeading___Toc219980_3166274798"/>Sample<text:bookmark-end text:name="__RefHeading___Toc219980_3166274798"/></text:h>
      <text:p text:style-name="Standard"><text:tab/><text:span text:style-name="T93">C Code :</text:span></text:p>
      <text:p text:style-name="P115">Function Pointer Declaration:</text:p>
      <text:p text:style-name="P116">typedef short (*DP_NMEA_DATA_CALLBACK)(unsigned short in_usCmdID, U_DP_NMEA_DATA *in_pNMEAData);</text:p>
      <text:p text:style-name="P116"/>
      <text:p text:style-name="P54">Function Pointer Assignment:</text:p>
      <text:p text:style-name="Standard"><text:span text:style-name="T43"><text:tab/></text:span>in_pHandle-&gt;pNmeaDataCallback = in_pNmeaDataHandler;</text:p>
      <text:p text:style-name="Standard"/>
      <text:p text:style-name="P115">Call Back <text:span text:style-name="T9">through function pointer:</text:span></text:p>
      <text:p text:style-name="Standard"><text:tab/>if(in_pHandle-&gt;pNmeaDataCallback)</text:p>
      <text:p text:style-name="Standard"><text:tab/>{</text:p>
      <text:p text:style-name="Standard"><text:tab/><text:tab/>if(sCmdID &gt; 0)</text:p>
      <text:p text:style-name="Standard"><text:tab/><text:tab/>{</text:p>
      <text:p text:style-name="Standard"><text:tab/><text:tab/><text:tab/>(in_pHandle-&gt;pNmeaDataCallback)(sCmdID, &amp;NMEAData);</text:p>
      <text:p text:style-name="Standard"><text:tab/><text:tab/>}</text:p>
      <text:p text:style-name="Standard"><text:tab/>}</text:p>
      <text:p text:style-name="Standard"/>
      <text:p text:style-name="P13"><text:tab/>Expected Assembly Code:</text:p>
      <text:p text:style-name="P13"><text:span text:style-name="T65"><text:tab/><text:tab/>ld.w<text:tab/>r8,r7[-4] - Load a word stored in register R7 with displacement -4 into R8.</text:span><text:tab/><text:tab/></text:p>
      <text:p text:style-name="P117"><text:span text:style-name="T42"><text:tab/><text:tab/>ld.w<text:tab/>r9,r7[-8] - Load a word stored in register R7 with displacement -8 into R9.</text:span><text:span text:style-name="T43"><text:tab/><text:tab/></text:span></text:p>
      <text:p text:style-name="P56"><text:tab/><text:tab/>st.w<text:tab/>r8[228],r9 – store the value in the register R9 in register R8 with displacement of 228.</text:p>
      <text:p text:style-name="P117"><text:tab/><text:tab/>ld.w<text:tab/>r8,r7[-280] - <text:s/><text:span text:style-name="T42">Load a word stored in register R7 with displacement -280 into R8.</text:span></text:p>
      <text:p text:style-name="P117"><text:tab/><text:tab/>ld.w<text:tab/>r8,r8[228] - <text:s/><text:span text:style-name="T42">Load a word stored in register R8 <text:s/>with displacement </text:span><text:span text:style-name="T17">228</text:span><text:span text:style-name="T42"> into R8.</text:span></text:p>
      <text:p text:style-name="P117"><text:tab/><text:tab/>cp.w<text:tab/>r8,0 – Compare the words stored in register R8 and the value 0.</text:p>
      <text:p text:style-name="P117"><text:tab/><text:tab/>breq<text:tab/>800190f6 – Branch to location 800190f6 if equals.</text:p>
      <text:p text:style-name="P117"><text:tab/><text:tab/>ld.sh<text:tab/>r9,r7[-2] - <text:s/><text:span text:style-name="T42">Load a </text:span><text:span text:style-name="T17">signed half word</text:span><text:span text:style-name="T42"> stored in register R7 with displacement <text:s/>-2 into R9.</text:span></text:p>
      <text:p text:style-name="P117"><text:tab/><text:tab/>mov<text:tab/>r8,0 – Move the value of 0 into the register R8.</text:p>
      <text:p text:style-name="P117"><text:soft-page-break/><text:tab/><text:tab/>cp.h<text:tab/>r9,r8 – Compare the half word stored in register R8 and R9.</text:p>
      <text:p text:style-name="P117"><text:tab/><text:tab/>brle<text:tab/>800190f6 – Branch to location 800190f6 if less than or equal to.</text:p>
      <text:p text:style-name="P117"><text:tab/><text:tab/>ld.w<text:tab/>r8,r7[-280] - <text:s/><text:span text:style-name="T42">Load a word stored in register R7 with displacement -280 into R</text:span><text:span text:style-name="T17">8.</text:span></text:p>
      <text:p text:style-name="P117"><text:tab/><text:tab/>ld.w<text:tab/>r9,r8[228] - <text:s/><text:span text:style-name="T42">Load a word stored in register R8 with displacement 228 into R9.</text:span></text:p>
      <text:p text:style-name="P117"><text:tab/><text:tab/>ld.sh<text:tab/>r8,r7[-2] - <text:s/><text:span text:style-name="T42">Load a </text:span><text:span text:style-name="T17">signed half word</text:span><text:span text:style-name="T42"> stored in register R7 with displacement <text:s/>-2 into R8.</text:span></text:p>
      <text:p text:style-name="P117"><text:tab/><text:tab/>castu.h<text:tab/>r8 – typecast half word to unsigned word.</text:p>
      <text:p text:style-name="P117"><text:tab/><text:tab/>sub<text:tab/>r10,r7,276 – subtract the value stored in register R7 and 256, and store the result in R10.</text:p>
      <text:p text:style-name="P117"><text:tab/><text:tab/>mov<text:tab/>r11,r10 – Move the value stored in the register R10 to R11.</text:p>
      <text:p text:style-name="P117"><text:tab/><text:tab/>mov<text:tab/>r12,r8 – Move the value stored in the register R8 to register R12.</text:p>
      <text:p text:style-name="P84"><text:tab/><text:tab/>icall<text:tab/>r9 – Perform Indirect call to subroutine stored in register R9.</text:p>
      <text:p text:style-name="P13"><text:tab/>Generated Assembly Code:</text:p>
      <text:p text:style-name="P54">Function Pointer Assignment:</text:p>
      <text:p text:style-name="P117"><text:span text:style-name="T43"><text:tab/><text:tab/></text:span><text:span text:style-name="T42">80018e62:<text:tab/>ee f8 ff fc <text:tab/>ld.w<text:tab/>r8,r7[-4]</text:span></text:p>
      <text:p text:style-name="P56"><text:tab/><text:tab/>80018e66:<text:tab/>ee f9 ff f8 <text:tab/>ld.w<text:tab/>r9,r7[-8]</text:p>
      <text:p text:style-name="P56"><text:tab/><text:tab/>80018e6a:<text:tab/>f1 49 00 e4 <text:tab/>st.w<text:tab/>r8[228],r9</text:p>
      <text:p text:style-name="P118"/>
      <text:p text:style-name="P115">Call Back <text:span text:style-name="T9">through function pointer:</text:span></text:p>
      <text:p text:style-name="P117"><text:tab/><text:tab/>800190c4:<text:tab/>ee f8 fe e8 <text:tab/>ld.w<text:tab/>r8,r7[-280]</text:p>
      <text:p text:style-name="P117"><text:tab/><text:tab/>800190c8:<text:tab/>f0 f8 00 e4 <text:tab/>ld.w<text:tab/>r8,r8[228]</text:p>
      <text:p text:style-name="P117"><text:tab/><text:tab/>800190cc:<text:tab/>58 08 <text:s text:c="6"/><text:tab/>cp.w<text:tab/>r8,0</text:p>
      <text:p text:style-name="P117"><text:tab/><text:tab/>800190ce:<text:tab/>c1 40 <text:s text:c="6"/><text:tab/>breq<text:tab/>800190f6</text:p>
      <text:p text:style-name="P117"><text:tab/><text:tab/>800190d0:<text:tab/>ef 09 ff fe <text:tab/>ld.sh<text:tab/>r9,r7[-2]</text:p>
      <text:p text:style-name="P117"><text:tab/><text:tab/>800190d4:<text:tab/>30 08 <text:s text:c="6"/><text:tab/>mov<text:tab/>r8,0</text:p>
      <text:p text:style-name="P117"><text:tab/><text:tab/>800190d6:<text:tab/>f0 09 19 00 <text:tab/>cp.h<text:tab/>r9,r8</text:p>
      <text:p text:style-name="P117"><text:tab/><text:tab/>800190da:<text:tab/>e0 8a 00 0e <text:tab/>brle<text:tab/>800190f6</text:p>
      <text:p text:style-name="P117"><text:tab/><text:tab/>800190de:<text:tab/>ee f8 fe e8 <text:tab/>ld.w<text:tab/>r8,r7[-280]</text:p>
      <text:p text:style-name="P117"><text:tab/><text:tab/>800190e2:<text:tab/>f0 f9 00 e4 <text:tab/>ld.w<text:tab/>r9,r8[228]</text:p>
      <text:p text:style-name="P117"><text:tab/><text:tab/>800190e6:<text:tab/>ef 08 ff fe <text:tab/>ld.sh<text:tab/>r8,r7[-2]</text:p>
      <text:p text:style-name="P117"><text:tab/><text:tab/>800190ea:<text:tab/>5c 78 <text:s text:c="6"/><text:tab/>castu.h<text:tab/>r8</text:p>
      <text:p text:style-name="P117"><text:tab/><text:tab/>800190ec:<text:tab/>ee ca 01 14 <text:tab/>sub<text:tab/>r10,r7,276</text:p>
      <text:p text:style-name="P117"><text:tab/><text:tab/>800190f0:<text:tab/>14 9b <text:s text:c="6"/><text:tab/>mov<text:tab/>r11,r10</text:p>
      <text:p text:style-name="P117"><text:tab/><text:tab/>800190f2:<text:tab/>10 9c <text:s text:c="6"/><text:tab/>mov<text:tab/>r12,r8</text:p>
      <text:p text:style-name="P84"><text:soft-page-break/><text:tab/><text:tab/>800190f4:<text:tab/>5d 19 <text:s text:c="6"/><text:tab/>icall<text:tab/>r9</text:p>
      <text:p text:style-name="P50"/>
      <text:p text:style-name="P50"><text:tab/><text:span text:style-name="T93">Result :</text:span></text:p>
      <text:p text:style-name="P112"><text:span text:style-name="T119"><text:tab/><text:tab/>From the generated assembly code and the expected assembly code it is found that the callback mechanism of the function pointer is performed by the instruction “icall” which is termed as the indirect call to subroutine stored in the register R9 in this case. So, the invocation of function using function pointers does not added any extra code </text:span><text:span text:style-name="T101">during</text:span><text:span text:style-name="T119"> compilation.</text:span></text:p>
      <text:h text:style-name="Heading_20_2" text:outline-level="2"><text:bookmark-start text:name="__RefHeading___Toc219984_3166274798"/>Operators<text:bookmark-end text:name="__RefHeading___Toc219984_3166274798"/></text:h>
      <text:h text:style-name="Heading_20_3" text:outline-level="3"><text:bookmark-start text:name="__RefHeading___Toc219986_3166274798"/>Arithmetic Operators<text:bookmark-end text:name="__RefHeading___Toc219986_3166274798"/></text:h>
      <text:p text:style-name="P13">Note : <text:span text:style-name="T89">For verifying the working of Arithmetic operators, a sample codes has been written using atmel studio IDE (Version 6.2) with the same project properties followed for DIU and object code is generated as per the procedure mentioned in section </text:span><text:span text:style-name="T89"><text:bookmark-ref text:reference-format="chapter" text:ref-name="__RefHeading___Toc186526_525644856">2.1</text:bookmark-ref></text:span><text:span text:style-name="T89">.</text:span></text:p>
      <text:h text:style-name="P185" text:outline-level="4"><text:bookmark-start text:name="__RefHeading___Toc121360_3206746324"/>Addition Operation<text:bookmark-end text:name="__RefHeading___Toc121360_3206746324"/></text:h>
      <text:p text:style-name="Standard"/>
      <text:p text:style-name="Standard"><text:tab/><text:span text:style-name="T93">C Code ;</text:span></text:p>
      <text:p text:style-name="P50"><text:tab/><text:tab/>iSum<text:tab/> = <text:s/>in_iOperand1 + in_iOperand2;</text:p>
      <text:p text:style-name="P50"/>
      <text:p text:style-name="P43"><text:tab/>Expected Assembly Code :</text:p>
      <text:p text:style-name="P43"><text:span text:style-name="T35"><text:tab/><text:tab/></text:span><text:span text:style-name="T34">add<text:tab/>r11,r12 – </text:span><text:span text:style-name="T35">Add the values stored in the register R11 and R12 and store the result in R11.</text:span></text:p>
      <text:p text:style-name="P43"><text:span text:style-name="T35"><text:tab/><text:tab/></text:span><text:span text:style-name="T34">st.w<text:tab/>r10[0x0],r11 – </text:span><text:span text:style-name="T35">Store a word in the register R10 with displacement 0 from R11.</text:span></text:p>
      <text:p text:style-name="P13"><text:tab/>Generated Assembly Code :</text:p>
      <text:p text:style-name="Standard"><text:span text:style-name="T93"><text:tab/></text:span><text:span text:style-name="T72"><text:tab/></text:span><text:span text:style-name="T23">8000010c:<text:tab/>18 0b <text:s text:c="6"/><text:tab/>add<text:tab/>r11,r12</text:span></text:p>
      <text:p text:style-name="P61"><text:tab/><text:tab/>8000010e:<text:tab/>95 0b <text:s text:c="6"/><text:tab/>st.w<text:tab/>r10[0x0],r11</text:p>
      <text:p text:style-name="P61"/>
      <text:p text:style-name="P50"><text:tab/><text:span text:style-name="T93">Result :</text:span></text:p>
      <text:p text:style-name="P94"><text:tab/> From the expected assembly code and generated assembly code it is verified that for addition operation only the instructions used for addition are only generated as a part of the assembly code, it is confirmed that no extra code is generated.</text:p>
      <text:p text:style-name="P47"/>
      <text:h text:style-name="P185" text:outline-level="4"><text:bookmark-start text:name="__RefHeading___Toc121362_3206746324"/><text:soft-page-break/>Subtraction Operation<text:bookmark-end text:name="__RefHeading___Toc121362_3206746324"/></text:h>
      <text:p text:style-name="P46"><text:tab/></text:p>
      <text:p text:style-name="Standard"><text:span text:style-name="T68"><text:tab/></text:span><text:span text:style-name="T72">C Code :</text:span></text:p>
      <text:p text:style-name="Standard"><text:span text:style-name="T72"><text:tab/><text:tab/></text:span><text:span text:style-name="T70">iDiff<text:tab/> = <text:s/>in_iOperand1 - in_iOperand2;</text:span></text:p>
      <text:p text:style-name="P75"/>
      <text:p text:style-name="P77"><text:tab/>Expected Assembly Code :</text:p>
      <text:p text:style-name="P43"><text:span text:style-name="T87"><text:tab/><text:tab/>sub<text:tab/>r11,r12,r11 –</text:span><text:span text:style-name="T88"> Subtract the value stored in the registers R12 and R11 and store the result in R11.</text:span></text:p>
      <text:p text:style-name="P41"><text:tab/><text:tab/><text:span text:style-name="T93">st.w<text:tab/>r10[0x0],r11</text:span> – Store word from the register R11 into the register R10 with a displacement of 0.</text:p>
      <text:p text:style-name="P41"/>
      <text:p text:style-name="Standard"><text:span text:style-name="T70"><text:tab/></text:span><text:span text:style-name="T72">Generated Assembly Code :</text:span></text:p>
      <text:p text:style-name="P41"><text:tab/><text:tab/>80000112:<text:tab/>f8 0b 01 0b <text:tab/>sub<text:tab/>r11,r12,r11</text:p>
      <text:p text:style-name="P41"><text:tab/><text:tab/>80000116:<text:tab/>95 0b <text:s text:c="6"/><text:tab/>st.w<text:tab/>r10[0x0],r11</text:p>
      <text:p text:style-name="P41"/>
      <text:p text:style-name="P84"><text:span text:style-name="T68"><text:tab/></text:span><text:span text:style-name="T72">Result :</text:span></text:p>
      <text:p text:style-name="P95"><text:tab/><text:tab/>From the expected assembly code and generated assembly code it is verified that for subtraction operation only the instructions used for subtraction are only generated as a part of the assembly code, it is confirmed that no extra code is generated.</text:p>
      <text:h text:style-name="P187" text:outline-level="4"><text:bookmark-start text:name="__RefHeading___Toc19978_748551475"/>Multiplication Operation<text:bookmark-end text:name="__RefHeading___Toc19978_748551475"/></text:h>
      <text:p text:style-name="P113"/>
      <text:p text:style-name="P43"><text:tab/>C Code :</text:p>
      <text:p text:style-name="Standard"><text:span text:style-name="T72"><text:tab/><text:tab/></text:span><text:span text:style-name="T70">iDiff<text:tab/> = <text:s/>in_iOperand1 * in_iOperand2;</text:span></text:p>
      <text:p text:style-name="P41"/>
      <text:p text:style-name="P77"><text:tab/>Expected Assembly Code :</text:p>
      <text:p text:style-name="P75"><text:tab/><text:tab/><text:span text:style-name="T93">mul<text:tab/>r11,r12 –</text:span> Multiply the values stored in the register R11 and R12 and store the result in R11.</text:p>
      <text:p text:style-name="P75"><text:tab/><text:tab/><text:span text:style-name="T93">st.w<text:tab/>r10[0x0],r11 – </text:span>Store word from the register R11 into the register R10 with a displacement of 0.</text:p>
      <text:p text:style-name="P75"/>
      <text:p text:style-name="P77"><text:tab/>Generated Assembly Code :</text:p>
      <text:p text:style-name="P75"><text:tab/><text:tab/>8000011a:<text:tab/>b9 3b <text:s text:c="6"/><text:tab/>mul<text:tab/>r11,r12</text:p>
      <text:p text:style-name="P75"><text:tab/><text:tab/>8000011c:<text:tab/>95 0b <text:s text:c="6"/><text:tab/>st.w<text:tab/>r10[0x0],r11</text:p>
      <text:p text:style-name="P77"/>
      <text:p text:style-name="P77"><text:soft-page-break/><text:tab/>Result :</text:p>
      <text:p text:style-name="P95"><text:tab/>From the expected assembly code and generated assembly code it is verified that for multiplication operation only the instructions used for multiplication are only generated as a part of the assembly code, it is confirmed that no extra code is generated.</text:p>
      <text:p text:style-name="P77"/>
      <text:h text:style-name="P187" text:outline-level="4"><text:bookmark-start text:name="__RefHeading___Toc19980_748551475"/>Division Operation<text:bookmark-end text:name="__RefHeading___Toc19980_748551475"/></text:h>
      <text:p text:style-name="P113"/>
      <text:p text:style-name="P43"><text:tab/>C Code :</text:p>
      <text:p text:style-name="Standard"><text:span text:style-name="T72"><text:tab/><text:tab/></text:span><text:span text:style-name="T70">iDiff<text:tab/> = <text:s/>in_iOperand1/ in_iOperand2;</text:span></text:p>
      <text:p text:style-name="P77"><text:tab/>Expected Assembly Code :</text:p>
      <text:p text:style-name="P77"><text:tab/><text:tab/>divs<text:tab/>r8,r12,r11 – <text:span text:style-name="T89">Perform a signed divide operations for the values stored in the registers R12 and R11 and store the results in the register R8.</text:span></text:p>
      <text:p text:style-name="P75"><text:tab/><text:tab/><text:span text:style-name="T93">st.w<text:tab/>r10[0x0],r8 – </text:span>Store a word from the register R8 into the register R10 with the displacement of 0.</text:p>
      <text:p text:style-name="P77"/>
      <text:p text:style-name="P77"><text:tab/>Generated Assembly Code :</text:p>
      <text:p text:style-name="P75"><text:tab/><text:tab/>80000120:<text:tab/>f8 0b 0c 08 <text:tab/>divs<text:tab/>r8,r12,r11</text:p>
      <text:p text:style-name="P75"><text:tab/><text:tab/>80000124:<text:tab/>95 08 <text:s text:c="6"/><text:tab/>st.w<text:tab/>r10[0x0],r8</text:p>
      <text:p text:style-name="P77"/>
      <text:p text:style-name="P77"><text:tab/>Result :</text:p>
      <text:p text:style-name="P95"><text:span text:style-name="T93"><text:tab/></text:span>From the expected assembly code and generated assembly code it is verified that for division operation only the instructions used for division are only generated as a part of the assembly code, it is confirmed that no extra code is generated.</text:p>
      <text:h text:style-name="P187" text:outline-level="4"><text:bookmark-start text:name="__RefHeading___Toc19982_748551475"/>Modulus Operation<text:bookmark-end text:name="__RefHeading___Toc19982_748551475"/></text:h>
      <text:p text:style-name="P113"/>
      <text:p text:style-name="P43"><text:tab/>C Code :</text:p>
      <text:p text:style-name="Standard"><text:span text:style-name="T72"><text:tab/><text:tab/></text:span><text:span text:style-name="T70">iDiff<text:tab/> = <text:s/>in_iOperand1 % in_iOperand2;</text:span></text:p>
      <text:p text:style-name="P41"/>
      <text:p text:style-name="P77"><text:tab/>Expected Assembly Code :</text:p>
      <text:p text:style-name="P75"><text:tab/><text:tab/><text:span text:style-name="T93">divs<text:tab/>r8,r12,r11 – </text:span>Perform a signed divide operations for the values stored in the registers R12 and R11 and store the results in the register R8.</text:p>
      <text:p text:style-name="P75"><text:tab/><text:tab/><text:span text:style-name="T93">st.w<text:tab/>r10[0x0],r9 - </text:span>Store a word from the register R9 into the register R10 with the displacement of 0.</text:p>
      <text:p text:style-name="P75"><text:soft-page-break/></text:p>
      <text:p text:style-name="P77">Note : <text:span text:style-name="T89">For signed divide operation, the quotient is stored in the register specified in the instruction and remainder is stored in the next register. In the above instruction, the quotient is taken from R8 and Remainder is stored in R9.</text:span></text:p>
      <text:p text:style-name="P77"/>
      <text:p text:style-name="P77"><text:tab/>Generated Assembly Code :</text:p>
      <text:p text:style-name="P75"><text:tab/><text:tab/>80000128:<text:tab/>f8 0b 0c 08 <text:tab/>divs<text:tab/>r8,r12,r11</text:p>
      <text:p text:style-name="P75"><text:tab/><text:tab/>8000012c:<text:tab/>95 09 <text:s text:c="6"/><text:tab/>st.w<text:tab/>r10[0x0],r9</text:p>
      <text:p text:style-name="P75"/>
      <text:p text:style-name="P77"><text:tab/>Result :</text:p>
      <text:p text:style-name="P95"><text:span text:style-name="T93"><text:tab/></text:span>From the expected assembly code and generated assembly code it is verified that for modulus division operation only the instructions used for modulus division are only generated as a part of the assembly code, it is confirmed that no extra code is generated.</text:p>
      <text:p text:style-name="P95"/>
      <text:h text:style-name="P187" text:outline-level="4"><text:bookmark-start text:name="__RefHeading___Toc19984_748551475"/>Increment Operation<text:bookmark-end text:name="__RefHeading___Toc19984_748551475"/></text:h>
      <text:p text:style-name="P113"/>
      <text:p text:style-name="P13"><text:tab/>C Code :</text:p>
      <text:p text:style-name="P84"><text:tab/><text:tab/>*out_piResult = ++in_num;</text:p>
      <text:p text:style-name="P13"/>
      <text:p text:style-name="P47"><text:tab/>Expected Assembly Code :</text:p>
      <text:p text:style-name="P13"><text:span text:style-name="T42"><text:tab/><text:tab/>sub<text:tab/>r12,-1</text:span><text:span text:style-name="T75"> – subtract the value stored in the registers R12 and the value -1 and store the result in R12.</text:span></text:p>
      <text:p text:style-name="P84"><text:span text:style-name="T42"><text:tab/><text:tab/></text:span><text:span text:style-name="T43">st.w<text:tab/>r11[0x0],r12</text:span><text:span text:style-name="T42"> - store a word from the register R12 into the register R11 with a displacement of 0.</text:span></text:p>
      <text:p text:style-name="P50"/>
      <text:p text:style-name="P13"><text:tab/>Generated Assembly Code :</text:p>
      <text:p text:style-name="P84"><text:tab/><text:tab/>80000158:<text:tab/>2f fc <text:s text:c="6"/><text:tab/>sub<text:tab/>r12,-1</text:p>
      <text:p text:style-name="P84"><text:tab/><text:tab/>8000015a:<text:tab/>97 0c <text:s text:c="6"/><text:tab/>st.w<text:tab/>r11[0x0],r12</text:p>
      <text:p text:style-name="P13"><text:tab/></text:p>
      <text:p text:style-name="P50"><text:span text:style-name="T127"><text:tab/></text:span><text:span text:style-name="T128">Result : </text:span></text:p>
      <text:p text:style-name="P95"><text:span text:style-name="T93"><text:tab/></text:span>From the expected assembly code and generated assembly code it is verified that for increment operation only the instructions used for incrementing are only generated as a part of the assembly code, it is confirmed that no extra code is generated.</text:p>
      <text:p text:style-name="P43"><text:soft-page-break/></text:p>
      <text:h text:style-name="P187" text:outline-level="4"><text:bookmark-start text:name="__RefHeading___Toc19986_748551475"/>Decrement Operation<text:bookmark-end text:name="__RefHeading___Toc19986_748551475"/></text:h>
      <text:p text:style-name="P113"/>
      <text:p text:style-name="P13"><text:tab/>C Code :</text:p>
      <text:p text:style-name="P84"><text:tab/><text:tab/>*out_piResult = --in_num;</text:p>
      <text:p text:style-name="P13"/>
      <text:p text:style-name="P47"><text:tab/>Expected Assembly Code :</text:p>
      <text:p text:style-name="P13"><text:span text:style-name="T42"><text:tab/><text:tab/>sub<text:tab/>r12,1</text:span><text:span text:style-name="T75"> – subtract the value stored in the registers R12 and the value 1 and store the result in R12.</text:span></text:p>
      <text:p text:style-name="P84"><text:span text:style-name="T42"><text:tab/><text:tab/></text:span><text:span text:style-name="T43">st.w<text:tab/>r11[0x0],r12</text:span><text:span text:style-name="T42"> - store a word from the register R12 into the register R11 with a displacement of 0.</text:span></text:p>
      <text:p text:style-name="P47"/>
      <text:p text:style-name="P13"><text:tab/>Generated Assembly Code :</text:p>
      <text:p text:style-name="P84"><text:tab/><text:tab/>8000015e:<text:tab/>20 1c <text:s text:c="6"/><text:tab/>sub<text:tab/>r12,1</text:p>
      <text:p text:style-name="P84"><text:tab/><text:tab/>80000160:<text:tab/>97 0c <text:s text:c="6"/><text:tab/>st.w<text:tab/>r11[0x0],r12</text:p>
      <text:p text:style-name="P13"><text:tab/></text:p>
      <text:p text:style-name="P50"><text:span text:style-name="T127"><text:tab/></text:span><text:span text:style-name="T128">Result : </text:span></text:p>
      <text:p text:style-name="P95"><text:span text:style-name="T93"><text:tab/></text:span>From the expected assembly code and generated assembly code it is verified that for decrement operation only the instructions used for decrementing are only generated as a part of the assembly code, it is confirmed that no extra code is generated.</text:p>
      <text:h text:style-name="P181" text:outline-level="3"><text:bookmark-start text:name="__RefHeading___Toc219988_3166274798"/>Bit wise Operators<text:bookmark-end text:name="__RefHeading___Toc219988_3166274798"/></text:h>
      <text:p text:style-name="P13">Note : <text:span text:style-name="T89">For verifying the working of </text:span><text:span text:style-name="T7">Bitwise</text:span><text:span text:style-name="T89"> operators, a sample codes has been written using atmel studio IDE (Version 6.2) with the same project properties followed for DIU and object code is generated as per the procedure mentioned in section </text:span><text:span text:style-name="T89"><text:bookmark-ref text:reference-format="chapter" text:ref-name="__RefHeading___Toc186526_525644856">2.1</text:bookmark-ref></text:span><text:span text:style-name="T89">.</text:span></text:p>
      <text:h text:style-name="P185" text:outline-level="4"><text:bookmark-start text:name="__RefHeading___Toc121364_3206746324"/>Bitwise OR Operation<text:bookmark-end text:name="__RefHeading___Toc121364_3206746324"/></text:h>
      <text:p text:style-name="Standard"/>
      <text:p text:style-name="Standard"><text:tab/><text:span text:style-name="T93">C Code :</text:span></text:p>
      <text:p text:style-name="P84"><text:tab/><text:tab/>*out_piResult = in_iNumber1 | in_iNumber2;</text:p>
      <text:p text:style-name="P13"/>
      <text:p text:style-name="P47"><text:tab/>Expected Assembly Code :</text:p>
      <text:p text:style-name="P13"><text:span text:style-name="T42"><text:tab/><text:tab/>or<text:tab/>r11,r12 – </text:span><text:span text:style-name="T75">performs a bitwise logical OR for the values stored in the registers <text:s/>R11 and R12 and store the results in the register R11.</text:span></text:p>
      <text:p text:style-name="P84"><text:span text:style-name="T42"><text:tab/><text:tab/></text:span><text:span text:style-name="T43">st.w<text:tab/>r10[0x0],r11 – </text:span><text:span text:style-name="T42">store a word from the register R11 into the register R10 with a displacement of 0.</text:span></text:p>
      <text:p text:style-name="P47"/>
      <text:p text:style-name="P13"><text:tab/>Generated Assembly Code :</text:p>
      <text:p text:style-name="P84"><text:tab/><text:tab/>80000140:<text:tab/>18 4b <text:s text:c="6"/><text:tab/>or<text:tab/>r11,r12</text:p>
      <text:p text:style-name="P84"><text:tab/><text:tab/>80000142:<text:tab/>95 0b <text:s text:c="6"/><text:tab/>st.w<text:tab/>r10[0x0],r11</text:p>
      <text:p text:style-name="P13"><text:tab/></text:p>
      <text:p text:style-name="P50"><text:tab/><text:span text:style-name="T93">Result : </text:span></text:p>
      <text:p text:style-name="P95"><text:span text:style-name="T93"><text:tab/></text:span>From the expected assembly code and generated assembly code it is verified that for Bitwise OR operation only the instructions used for performing Bitwise OR operation are only generated as a part of the assembly code, it is confirmed that no extra code is generated.</text:p>
      <text:p text:style-name="P47"/>
      <text:h text:style-name="P185" text:outline-level="4"><text:bookmark-start text:name="__RefHeading___Toc121366_3206746324"/>Bitwise AND Operation<text:bookmark-end text:name="__RefHeading___Toc121366_3206746324"/></text:h>
      <text:p text:style-name="P46"><text:tab/></text:p>
      <text:p text:style-name="Standard"><text:span text:style-name="T68"><text:tab/></text:span><text:span text:style-name="T72">C Code :</text:span></text:p>
      <text:p text:style-name="P41"><text:tab/><text:tab/>*out_piResult = in_iNumber1 &amp; in_iNumber2;</text:p>
      <text:p text:style-name="P41"/>
      <text:p text:style-name="P13"><text:span text:style-name="T68"><text:tab/>Expected assembly code :</text:span><text:span text:style-name="T70"> <text:tab/></text:span></text:p>
      <text:p text:style-name="P84"><text:span text:style-name="T68"><text:tab/><text:tab/></text:span><text:span text:style-name="T72">and<text:tab/>r11,r12 – </text:span><text:span text:style-name="T68">Perform a bitwise logical AND operation for the values stored in the registers R11 and R12 and store the results in the register R11.</text:span></text:p>
      <text:p text:style-name="P84"><text:soft-page-break/><text:span text:style-name="T68"><text:tab/><text:tab/></text:span><text:span text:style-name="T72">st.w<text:tab/>r10[0x0],r11 – </text:span><text:span text:style-name="T68">Store a word from the register R11 into the register R10 <text:s/>with <text:s text:c="2"/>a displacement of 0.</text:span></text:p>
      <text:p text:style-name="P43"/>
      <text:p text:style-name="Standard"><text:span text:style-name="T70"><text:tab/></text:span><text:span text:style-name="T72">Generated Assembly Code :</text:span></text:p>
      <text:p text:style-name="P41"><text:tab/><text:tab/>80000146:<text:tab/>18 6b <text:s text:c="6"/><text:tab/>and<text:tab/>r11,r12</text:p>
      <text:p text:style-name="P41"><text:tab/><text:tab/>80000148:<text:tab/>95 0b <text:s text:c="6"/><text:tab/>st.w<text:tab/>r10[0x0],r11</text:p>
      <text:p text:style-name="P41"/>
      <text:p text:style-name="P84"><text:span text:style-name="T68"><text:tab/></text:span><text:span text:style-name="T72">Result :</text:span></text:p>
      <text:p text:style-name="P95"><text:tab/><text:tab/>From the expected assembly code and generated assembly code it is verified that for Bitwise AND operation only the instructions used for performing Bitwise AND operation are only generated as a part of the assembly code, it is confirmed that no extra code is generated.</text:p>
      <text:p text:style-name="P95"/>
      <text:h text:style-name="P187" text:outline-level="4"><text:bookmark-start text:name="__RefHeading___Toc19988_748551475"/>Left Shift Operation<text:bookmark-end text:name="__RefHeading___Toc19988_748551475"/></text:h>
      <text:p text:style-name="P113"/>
      <text:p text:style-name="Standard"><text:span text:style-name="T68"><text:tab/></text:span><text:span text:style-name="T72">C Code :</text:span></text:p>
      <text:p text:style-name="P41"><text:tab/><text:tab/>*out_piResult = in_iNumber &lt;&lt; in_iPos;</text:p>
      <text:p text:style-name="P41"/>
      <text:p text:style-name="P13"><text:span text:style-name="T68"><text:tab/>Expected assembly code :</text:span><text:span text:style-name="T70"> </text:span></text:p>
      <text:p text:style-name="P13"><text:span text:style-name="T70"><text:tab/><text:tab/></text:span><text:span text:style-name="T68">lsl<text:tab/>r11,r12,r11</text:span><text:span text:style-name="T70"> – perform logical shift left operation for the value stored in register R12 with the number of shift stored in the register R11 and store the result in R11.</text:span></text:p>
      <text:p text:style-name="P13"><text:span text:style-name="T68"><text:tab/><text:tab/>st.w<text:tab/>r10[0x0],r11</text:span><text:span text:style-name="T70"> – store a word from the register R11 into the register R10 with a displacement of 0.</text:span></text:p>
      <text:p text:style-name="P41"/>
      <text:p text:style-name="Standard"><text:span text:style-name="T70"><text:tab/></text:span><text:span text:style-name="T72">Generated Assembly Code :</text:span></text:p>
      <text:p text:style-name="P41"><text:tab/><text:tab/>80000130:<text:tab/>f8 0b 09 4b <text:tab/>lsl<text:tab/>r11,r12,r11</text:p>
      <text:p text:style-name="Standard"><text:span text:style-name="T70"><text:tab/><text:tab/>80000134:<text:tab/>95 0b <text:s text:c="6"/><text:tab/>st.w<text:tab/>r10[0x0],r11<text:tab/></text:span><text:span text:style-name="T72"><text:tab/></text:span></text:p>
      <text:p text:style-name="P43"/>
      <text:p text:style-name="P84"><text:span text:style-name="T68"><text:tab/></text:span><text:span text:style-name="T72">Result :</text:span></text:p>
      <text:p text:style-name="P95"><text:span text:style-name="T93"><text:tab/></text:span>From the expected assembly code and generated assembly code it is verified that for Logical left shift operation only the instructions used for performing left shift operation are only generated as a part of the assembly code, it is confirmed that no extra code is generated.</text:p>
      <text:h text:style-name="P187" text:outline-level="4"><text:bookmark-start text:name="__RefHeading___Toc19990_748551475"/>Right Shift Operation<text:bookmark-end text:name="__RefHeading___Toc19990_748551475"/></text:h>
      <text:p text:style-name="P113"/>
      <text:p text:style-name="Standard"><text:soft-page-break/><text:span text:style-name="T68"><text:tab/></text:span><text:span text:style-name="T72">C Code :</text:span></text:p>
      <text:p text:style-name="P41"><text:tab/><text:tab/>*out_piResult = in_iNumber &gt;&gt; in_iPos;</text:p>
      <text:p text:style-name="P41"><text:tab/></text:p>
      <text:p text:style-name="P13"><text:span text:style-name="T68"><text:tab/>Expected assembly code :</text:span><text:span text:style-name="T70"> </text:span></text:p>
      <text:p text:style-name="P13"><text:span text:style-name="T70"><text:tab/><text:tab/></text:span><text:span text:style-name="T68">lsr<text:tab/>r11,r12,r11 -</text:span><text:span text:style-name="T70"> perform logical shift </text:span><text:span text:style-name="T23">right</text:span><text:span text:style-name="T70"> operation for the value stored in register R12 with the number of shift stored in the register R11 and store the result in R11.</text:span></text:p>
      <text:p text:style-name="P84"><text:span text:style-name="T68"><text:tab/><text:tab/></text:span><text:span text:style-name="T72">st.w<text:tab/>r10[0x0],r11 </text:span><text:span text:style-name="T68">- store a word from the register R11 into the register R10 with a displacement of 0.</text:span></text:p>
      <text:p text:style-name="P41"/>
      <text:p text:style-name="Standard"><text:span text:style-name="T70"><text:tab/></text:span><text:span text:style-name="T72">Generated Assembly Code :</text:span></text:p>
      <text:p text:style-name="P41"><text:tab/><text:tab/>80000138:<text:tab/>f8 0b 0a 4b <text:tab/>lsr<text:tab/>r11,r12,r11</text:p>
      <text:p text:style-name="P41"><text:tab/><text:tab/>8000013c:<text:tab/>95 0b <text:s text:c="6"/><text:tab/>st.w<text:tab/>r10[0x0],r11</text:p>
      <text:p text:style-name="P43"/>
      <text:p text:style-name="P84"><text:span text:style-name="T68"><text:tab/></text:span><text:span text:style-name="T72">Result :</text:span></text:p>
      <text:p text:style-name="P95"><text:span text:style-name="T93"><text:tab/></text:span>From the expected assembly code and generated assembly code it is verified that for Logical right shift operation only the instructions used for performing right shift operation are only generated as a part of the assembly code, it is confirmed that no extra code is generated.</text:p>
      <text:h text:style-name="P187" text:outline-level="4"><text:bookmark-start text:name="__RefHeading___Toc19992_748551475"/>Complement <text:span text:style-name="T40">Operation</text:span><text:bookmark-end text:name="__RefHeading___Toc19992_748551475"/></text:h>
      <text:p text:style-name="P67"/>
      <text:p text:style-name="Standard"><text:span text:style-name="T68"><text:tab/></text:span><text:span text:style-name="T72">C Code :</text:span></text:p>
      <text:p text:style-name="P41"><text:tab/><text:tab/>*out_piResult = ~in_iNumber;</text:p>
      <text:p text:style-name="P41"/>
      <text:p text:style-name="P13"><text:span text:style-name="T68"><text:tab/>Expected assembly code :</text:span><text:span text:style-name="T70"> </text:span></text:p>
      <text:p text:style-name="P13"><text:span text:style-name="T70"><text:tab/><text:tab/></text:span><text:span text:style-name="T68">com<text:tab/>r12 </text:span><text:span text:style-name="T70">- Perform one’s complement for the value stored in the register R12 and store the result in the register R12.</text:span></text:p>
      <text:p text:style-name="P13"><text:span text:style-name="T70"><text:tab/><text:tab/></text:span><text:span text:style-name="T68">st.w<text:tab/>r11[0x0],r12</text:span><text:span text:style-name="T70"> - store a word from the register R12 into the register R11 with a displacement of 0.</text:span></text:p>
      <text:p text:style-name="P41"/>
      <text:p text:style-name="Standard"><text:span text:style-name="T70"><text:tab/></text:span><text:span text:style-name="T72">Generated Assembly Code :</text:span></text:p>
      <text:p text:style-name="P41"><text:tab/><text:tab/>8000014c:<text:tab/>5c dc <text:s text:c="6"/><text:tab/>com<text:tab/>r12</text:p>
      <text:p text:style-name="P41"><text:tab/><text:tab/>8000014e:<text:tab/>97 0c <text:s text:c="6"/><text:tab/>st.w<text:tab/>r11[0x0],r12</text:p>
      <text:p text:style-name="Standard"><text:span text:style-name="T72"><text:tab/></text:span><text:span text:style-name="T22">Result :</text:span></text:p>
      <text:p text:style-name="P95"><text:soft-page-break/><text:span text:style-name="T97"><text:tab/><text:tab/></text:span><text:span text:style-name="T134">From the expected assembly code and generated assembly code it is verified that for complement operation only the instructions used for performing complement operation are only generated as a part of the assembly code, it is confirmed that no extra code is generated.</text:span></text:p>
      <text:h text:style-name="P187" text:outline-level="4"><text:bookmark-start text:name="__RefHeading___Toc19994_748551475"/>Exclusive OR Operation<text:bookmark-end text:name="__RefHeading___Toc19994_748551475"/></text:h>
      <text:p text:style-name="P113"/>
      <text:p text:style-name="Standard"><text:span text:style-name="T68"><text:tab/></text:span><text:span text:style-name="T72">C Code :</text:span></text:p>
      <text:p text:style-name="P41"><text:tab/><text:tab/>*out_piResult = in_iNumber1 ^ in_iNumber2;</text:p>
      <text:p text:style-name="P41"/>
      <text:p text:style-name="P13"><text:span text:style-name="T68"><text:tab/>Expected assembly code :</text:span><text:span text:style-name="T70"> </text:span></text:p>
      <text:p text:style-name="P13"><text:span text:style-name="T70"><text:tab/><text:tab/></text:span><text:span text:style-name="T68">eor<text:tab/>r11,r12 –</text:span><text:span text:style-name="T70"> performs a bitwise logical exclusive OR for the values stored in the registers R11 and R12 and store the result in R11.</text:span></text:p>
      <text:p text:style-name="P13"><text:span text:style-name="T70"><text:tab/><text:tab/></text:span><text:span text:style-name="T68">st.w<text:tab/>r10[0x0],r11</text:span><text:span text:style-name="T70"> - store a word from the register R11 into the register R10 with a displacement of 0.</text:span></text:p>
      <text:p text:style-name="P41"/>
      <text:p text:style-name="Standard"><text:span text:style-name="T70"><text:tab/></text:span><text:span text:style-name="T72">Generated Assembly Code :</text:span></text:p>
      <text:p text:style-name="P41"><text:tab/><text:tab/>80000152:<text:tab/>18 5b <text:s text:c="6"/><text:tab/>eor<text:tab/>r11,r12</text:p>
      <text:p text:style-name="P41"><text:tab/><text:tab/>80000154:<text:tab/>95 0b <text:s text:c="6"/><text:tab/>st.w<text:tab/>r10[0x0],r11</text:p>
      <text:p text:style-name="P43"><text:tab/><text:tab/></text:p>
      <text:p text:style-name="P64"><text:tab/>Result :</text:p>
      <text:p text:style-name="P95"><text:span text:style-name="T97"><text:tab/><text:tab/></text:span><text:span text:style-name="T134">From the expected assembly code and generated assembly code it is verified that for exclusive OR operation only the instructions used for performing exclusive OR operation are only generated as a part of the assembly code, it is confirmed that no extra code is generated.</text:span></text:p>
      <text:p text:style-name="P64"/>
      <text:h text:style-name="Heading_20_3" text:outline-level="3"><text:bookmark-start text:name="__RefHeading___Toc19996_748551475"/>Address of Operator<text:bookmark-end text:name="__RefHeading___Toc19996_748551475"/></text:h>
      <text:p text:style-name="P13"><text:tab/>C Code:</text:p>
      <text:p text:style-name="P13"><text:tab/><text:span text:style-name="T89"><text:tab/>*usart = &amp;AVR32_USART0;</text:span></text:p>
      <text:p text:style-name="P84">where <text:s/>AVR32_USART0 = 0xFFFF2800.</text:p>
      <text:p text:style-name="P84"/>
      <text:p text:style-name="P13"><text:span text:style-name="T70"><text:tab/></text:span><text:span text:style-name="T68">Expected assembly code : </text:span></text:p>
      <text:p text:style-name="P84"><text:span text:style-name="T68"><text:tab/><text:tab/></text:span><text:span text:style-name="T72">ld.w<text:tab/>r8,r7[-8] – </text:span><text:span text:style-name="T68">load word from the register R7 with a displacement of -8 into the register R8.</text:span></text:p>
      <text:p text:style-name="P84"><text:span text:style-name="T68"><text:tab/><text:tab/></text:span><text:span text:style-name="T72">mov<text:tab/>r9,-55296 - <text:s/></text:span><text:span text:style-name="T68">move the value of -55296 into the register R9.</text:span></text:p>
      <text:p text:style-name="P84"><text:soft-page-break/><text:span text:style-name="T68"><text:tab/><text:tab/></text:span><text:span text:style-name="T72">st.w<text:tab/>r8[0x0],r9 – </text:span><text:span text:style-name="T68">store word from the register R9 into the register R8 with a displacement of 0.</text:span></text:p>
      <text:p text:style-name="P84"><text:span text:style-name="T68"><text:tab/><text:tab/></text:span><text:span text:style-name="T72">rjmp<text:tab/>80034ffa – </text:span><text:span text:style-name="T68">jump to location 80034ffa</text:span></text:p>
      <text:p text:style-name="P43"/>
      <text:p text:style-name="P13"><text:span text:style-name="T70"><text:tab/></text:span><text:span text:style-name="T68">Generated Assembly Code :</text:span></text:p>
      <text:p text:style-name="P41"><text:tab/><text:tab/>80034f88:<text:tab/>ee f8 ff f8 <text:tab/>ld.w<text:tab/>r8,r7[-8]</text:p>
      <text:p text:style-name="P84"><text:span text:style-name="T68"><text:tab/><text:tab/></text:span><text:span text:style-name="T73">80034f8c:<text:tab/>fe 79 28 00 <text:tab/>mov<text:tab/>r9,-55296</text:span></text:p>
      <text:p text:style-name="P41"><text:tab/><text:tab/>80034f90:<text:tab/>91 09 <text:s text:c="6"/><text:tab/>st.w<text:tab/>r8[0x0],r9</text:p>
      <text:p text:style-name="P41"><text:tab/><text:tab/>80034f92:<text:tab/>c3 48 <text:s text:c="6"/><text:tab/>rjmp<text:tab/>80034ffa</text:p>
      <text:p text:style-name="P43"/>
      <text:p text:style-name="P64"><text:tab/>Result :</text:p>
      <text:p text:style-name="P95"><text:span text:style-name="T97"><text:tab/><text:tab/></text:span><text:span text:style-name="T134">From the highlighted line it is shown that the address of operator directly assigns the address of the variable used in the C code. It is confirmed that the address of operator does not generate any extra code.</text:span></text:p>
      <text:h text:style-name="Heading_20_3" text:outline-level="3"><text:bookmark-start text:name="__RefHeading___Toc19998_748551475"/>Sizeof Operator<text:bookmark-end text:name="__RefHeading___Toc19998_748551475"/></text:h>
      <text:p text:style-name="P13">Note : <text:span text:style-name="T89">For verifying the working of </text:span><text:span text:style-name="T7">sizeof</text:span><text:span text:style-name="T89"> operators, a sample code has been written using atmel studio IDE (Version 6.2) with the same project properties followed for DIU and object code is generated as per the procedure mentioned in section </text:span><text:span text:style-name="T89"><text:bookmark-ref text:reference-format="chapter" text:ref-name="__RefHeading___Toc186526_525644856">2.1</text:bookmark-ref></text:span><text:span text:style-name="T89">.</text:span></text:p>
      <text:p text:style-name="P84"/>
      <text:p text:style-name="P43"><text:tab/>C Code :</text:p>
      <text:p text:style-name="P41"><text:tab/><text:tab/>*out_piResult = sizeof(iNum);</text:p>
      <text:p text:style-name="P41">where iNum is a variable with int data type and size of the integer is 4 as per C standards.</text:p>
      <text:p text:style-name="P41"/>
      <text:p text:style-name="P13"><text:span text:style-name="T68"><text:tab/>Expected assembly code :</text:span><text:span text:style-name="T70"> </text:span></text:p>
      <text:p text:style-name="P13"><text:span text:style-name="T70"><text:tab/><text:tab/></text:span><text:span text:style-name="T68">mov<text:tab/>r8,4</text:span><text:span text:style-name="T70"> – move the value of 4 into the register R8.</text:span></text:p>
      <text:p text:style-name="P84"><text:span text:style-name="T68"><text:tab/><text:tab/></text:span><text:span text:style-name="T72">st.w<text:tab/>r11[0x0],r8</text:span><text:span text:style-name="T68"> – store word from a register R8 into the register R11 with a displacement of 0.</text:span></text:p>
      <text:p text:style-name="P41"/>
      <text:p text:style-name="Standard"><text:span text:style-name="T70"><text:tab/></text:span><text:span text:style-name="T72">Generated Assembly Code :</text:span></text:p>
      <text:p text:style-name="P84"><text:span text:style-name="T68"><text:tab/><text:tab/></text:span><text:span text:style-name="T73">80000188:<text:tab/>30 48 <text:s text:c="6"/><text:tab/>mov<text:tab/>r8,4</text:span></text:p>
      <text:p text:style-name="P41"><text:tab/><text:tab/>8000018a:<text:tab/>97 08 <text:s text:c="6"/><text:tab/>st.w<text:tab/>r11[0x0],r8</text:p>
      <text:p text:style-name="P43"><text:tab/><text:tab/></text:p>
      <text:p text:style-name="P64"><text:soft-page-break/><text:tab/>Result :</text:p>
      <text:p text:style-name="P84"><text:span text:style-name="T22"><text:tab/><text:tab/></text:span><text:span text:style-name="T20">From the generated assembly code it is verified that the sizeof operator generates the size of int as 4 in the highlighted line. It is confirmed that the sizeof operation does not add any extra code.</text:span></text:p>
      <text:p text:style-name="P62"/>
      <text:p text:style-name="P62">Note : Sizeof int is 4 in gcc compiler.</text:p>
      <text:p text:style-name="P64"/>
      <text:h text:style-name="Heading_20_3" text:outline-level="3"><text:bookmark-start text:name="__RefHeading___Toc219990_3166274798"/>Assignment Operators<text:bookmark-end text:name="__RefHeading___Toc219990_3166274798"/></text:h>
      <text:h text:style-name="P183" text:outline-level="4"><text:bookmark-start text:name="__RefHeading___Toc121368_3206746324"/>Sample 1<text:bookmark-end text:name="__RefHeading___Toc121368_3206746324"/></text:h>
      <text:p text:style-name="Standard"/>
      <text:p text:style-name="Standard"><text:tab/><text:span text:style-name="T93">C Code :</text:span></text:p>
      <text:p text:style-name="Standard"><text:span text:style-name="T93"><text:tab/><text:tab/></text:span><text:span text:style-name="T75">iIndex = iIndex + 1;</text:span></text:p>
      <text:p text:style-name="P13"><text:tab/><text:tab/>where,</text:p>
      <text:p text:style-name="Standard"><text:span text:style-name="T93"><text:tab/><text:tab/><text:tab/> <text:s/></text:span><text:span text:style-name="T75">DIU_MM_VAR_INIT = 0</text:span></text:p>
      <text:p text:style-name="P13"><text:span text:style-name="T42"><text:tab/>Expected Assembly Code:</text:span><text:span text:style-name="T75"> </text:span></text:p>
      <text:p text:style-name="P50"><text:span text:style-name="T75"><text:tab/><text:tab/>ld.w<text:tab/>r8,r7[-12] – </text:span>Load word from the register R7 with displacement -12 into register R8.</text:p>
      <text:p text:style-name="P50"><text:span text:style-name="T75"><text:tab/><text:tab/>sub<text:tab/>r8,-1 – </text:span>Subtract the value of -1 from the value stored in the register R8.</text:p>
      <text:p text:style-name="P84"><text:span text:style-name="T75"><text:tab/><text:tab/>st.w<text:tab/>r7[-12],r8 – </text:span><text:span text:style-name="T42">store word from register R8 into register R7 with displacement of -12.</text:span></text:p>
      <text:p text:style-name="P13"><text:tab/>Generated Assembly Code :</text:p>
      <text:p text:style-name="P50"><text:tab/><text:tab/><text:span text:style-name="T125">8001aa2a:<text:tab/>ee f8 ff f4 <text:tab/>ld.w<text:tab/>r8,r7[-12]</text:span></text:p>
      <text:p text:style-name="P50"><text:tab/><text:tab/>8001aa2e:<text:tab/>2f f8 <text:s text:c="6"/><text:tab/>sub<text:tab/>r8,-1</text:p>
      <text:p text:style-name="Standard"><text:span text:style-name="T75"><text:tab/><text:tab/></text:span><text:span text:style-name="T77">8001aa30:<text:tab/>ef 48 ff f4 <text:tab/>st.w<text:tab/>r7[-12],r8</text:span></text:p>
      <text:p text:style-name="P47">Result :</text:p>
      <text:p text:style-name="P94"><text:tab/>From the highlighted in the generated assembly code it is found that the value taken from the register r7[-12] is written back finally after performing the operations (Addition in this case) in the same location. This implies that the working of all assignment operators are correct.</text:p>
      <text:p text:style-name="P47"/>
      <text:h text:style-name="P183" text:outline-level="4"><text:bookmark-start text:name="__RefHeading___Toc121370_3206746324"/>Sample 2<text:bookmark-end text:name="__RefHeading___Toc121370_3206746324"/></text:h>
      <text:p text:style-name="P46"><text:tab/></text:p>
      <text:p text:style-name="Standard"><text:span text:style-name="T68"><text:tab/></text:span><text:span text:style-name="T72">C Code :</text:span></text:p>
      <text:p text:style-name="Standard"><text:soft-page-break/><text:span text:style-name="T72"><text:tab/><text:tab/></text:span><text:span text:style-name="T70">sSize += DIU_MM_UART_BUFF_LENGTH;</text:span></text:p>
      <text:p text:style-name="P43"><text:tab/><text:tab/>where ,</text:p>
      <text:p text:style-name="Standard"><text:span text:style-name="T72"><text:tab/><text:tab/><text:tab/> </text:span><text:span text:style-name="T70">DIU_MM_UART_BUFF_LENGTH = 512</text:span></text:p>
      <text:p text:style-name="P41"/>
      <text:p text:style-name="P43"><text:tab/>Expected Assembly Code :</text:p>
      <text:p text:style-name="P13"><text:span text:style-name="T68"><text:tab/><text:tab/>ld.sh r8,r7[-2] –</text:span><text:span text:style-name="T70"> load a signed half word from the register R7 with displacement -2 into R8.</text:span></text:p>
      <text:p text:style-name="P13"><text:span text:style-name="T70"><text:tab/><text:tab/></text:span><text:span text:style-name="T68">sub<text:tab/>r8,r8,-512</text:span><text:span text:style-name="T70"> – Subtract the value -512 from the value stored in register R8 and store the result in R8.</text:span></text:p>
      <text:p text:style-name="P13"><text:span text:style-name="T70"><text:tab/><text:tab/></text:span><text:span text:style-name="T120">castu.h r8 –</text:span><text:span text:style-name="T121"> </text:span><text:span text:style-name="T70"><text:tab/>typecast a half word stored in R8 to unsigned word.<text:tab/></text:span></text:p>
      <text:p text:style-name="P13"><text:span text:style-name="T70"><text:tab/><text:tab/></text:span><text:span text:style-name="T68">st.h<text:tab/>r7[-12],r8</text:span><text:span text:style-name="T70"> </text:span><text:span text:style-name="T68">–</text:span><text:span text:style-name="T70"> Store a half word data from register R8 into R7 displaced by <text:s text:c="4"/>-12.<text:tab/><text:tab/></text:span></text:p>
      <text:p text:style-name="P41"/>
      <text:p text:style-name="P43"><text:tab/>Generated Assembly Code :</text:p>
      <text:p text:style-name="Standard"><text:span text:style-name="T72"><text:tab/><text:tab/></text:span><text:span text:style-name="T71">800353aa:<text:tab/>ef 08 ff fe <text:tab/>ld.sh<text:tab/>r8,r7[-2]</text:span></text:p>
      <text:p text:style-name="P84"><text:tab/><text:tab/>800353ae:<text:tab/>f0 c8 fe 00 <text:tab/>sub<text:tab/>r8,r8,-512</text:p>
      <text:p text:style-name="P84"><text:tab/><text:tab/>800353b2:<text:tab/>5c 88 <text:s text:c="6"/><text:tab/>casts.h<text:tab/>r8</text:p>
      <text:p text:style-name="P41"><text:tab/><text:tab/><text:span text:style-name="T125">800353b4:<text:tab/>ef 58 ff fe <text:tab/>st.h<text:tab/>r7[-2],r8</text:span></text:p>
      <text:p text:style-name="P41"/>
      <text:p text:style-name="Standard"><text:span text:style-name="T75"><text:tab/></text:span><text:span text:style-name="T43">Result :</text:span></text:p>
      <text:p text:style-name="P95"><text:tab/>From the highlighted in the generated assembly code it is found that the value taken from the register r7[-2] is written back finally after performing the operations (Addition in this case) in the same location. This implies that the working of all assignment operators are correct.</text:p>
      <text:p text:style-name="P95"/>
      <text:h text:style-name="Heading_20_3" text:outline-level="3"><text:bookmark-start text:name="__RefHeading___Toc219992_3166274798"/>Logical Operators<text:bookmark-end text:name="__RefHeading___Toc219992_3166274798"/></text:h>
      <text:h text:style-name="P185" text:outline-level="4"><text:bookmark-start text:name="__RefHeading___Toc54441_1111455129"/>Logical AND Operation<text:bookmark-end text:name="__RefHeading___Toc54441_1111455129"/></text:h>
      <text:p text:style-name="Standard"><text:tab/></text:p>
      <text:p text:style-name="P13">C Code :</text:p>
      <text:p text:style-name="P84"><text:tab/><text:tab/>if((in_ucChipNumber != DIU_MM_DISC_IP_CHIP_NO_7) &amp;&amp; (in_ucChipNumber != DIU_MM_DISC_IP_CHIP_NO_8))</text:p>
      <text:p text:style-name="P84"><text:tab/><text:tab/>{</text:p>
      <text:p text:style-name="P84"><text:tab/><text:tab/>}</text:p>
      <text:p text:style-name="Standard"><text:soft-page-break/><text:span text:style-name="T89"><text:tab/></text:span><text:span text:style-name="T93">where,</text:span><text:span text:style-name="T89"> </text:span></text:p>
      <text:p text:style-name="P84"><text:tab/><text:tab/> DIU_MM_DISC_IP_CHIP_NO_7 = 7</text:p>
      <text:p text:style-name="P84"><text:tab/><text:tab/> DIU_MM_DISC_IP_CHIP_NO_8 = 8</text:p>
      <text:p text:style-name="P84"/>
      <text:p text:style-name="Standard"><text:span text:style-name="T89"><text:tab/></text:span><text:span text:style-name="T72">Expected Assembly Code :</text:span></text:p>
      <text:p text:style-name="Standard"><text:span text:style-name="T72"><text:tab/><text:tab/>ld.ub r9,r7[-36] – </text:span><text:span text:style-name="T70">Load an unsigned byte from the register R7 with displacement -36 into R9.</text:span></text:p>
      <text:p text:style-name="Standard"><text:span text:style-name="T70"><text:tab/><text:tab/></text:span><text:span text:style-name="T72">mov r8,7 –</text:span><text:span text:style-name="T70"> Move the value of 7 in the register R8.</text:span></text:p>
      <text:p text:style-name="Standard"><text:span text:style-name="T70"><text:tab/><text:tab/></text:span><text:span text:style-name="T72">cp.b r9,r8 –</text:span><text:span text:style-name="T70"> Compare bytes stored in register R9 and R8.</text:span></text:p>
      <text:p text:style-name="Standard"><text:span text:style-name="T70"><text:tab/><text:tab/></text:span><text:span text:style-name="T72">breq 8001d55c –</text:span><text:span text:style-name="T70"> Branch the location 8001d55c if </text:span><text:span text:style-name="T23">Equal</text:span><text:span text:style-name="T70">.</text:span></text:p>
      <text:p text:style-name="Standard"><text:span text:style-name="T70"><text:tab/><text:tab/></text:span><text:span text:style-name="T72">ld.ub r9,r7[-36] –</text:span><text:span text:style-name="T70"> Load an unsigned byte from the register R7 with displacement -36 into R9.</text:span></text:p>
      <text:p text:style-name="Standard"><text:span text:style-name="T70"><text:tab/><text:tab/></text:span><text:span text:style-name="T72">mov r8,8 –</text:span><text:span text:style-name="T70"> Move the value of 8 in the register R8.</text:span></text:p>
      <text:p text:style-name="Standard"><text:span text:style-name="T70"><text:tab/><text:tab/></text:span><text:span text:style-name="T72">cp.b r9,r8 –</text:span><text:span text:style-name="T70"> Compare bytes stored in register R9 and R8.</text:span></text:p>
      <text:p text:style-name="Standard"><text:span text:style-name="T70"><text:tab/><text:tab/></text:span><text:span text:style-name="T72">breq 8001d55c –</text:span><text:span text:style-name="T70"> Branch the location 8001d55c if </text:span><text:span text:style-name="T23">equal</text:span><text:span text:style-name="T70">.</text:span></text:p>
      <text:p text:style-name="P41"/>
      <text:p text:style-name="P13"><text:tab/>Generated assembly code :<text:span text:style-name="T89"> </text:span></text:p>
      <text:p text:style-name="P50"><text:tab/><text:tab/>8001d53c:<text:tab/>ef 39 ff dc <text:tab/>ld.ub<text:tab/>r9,r7[-36]</text:p>
      <text:p text:style-name="P50"><text:tab/><text:tab/>8001d540:<text:tab/>30 78 <text:s text:c="6"/><text:tab/>mov<text:tab/>r8,7</text:p>
      <text:p text:style-name="P50"><text:tab/><text:tab/>8001d542:<text:tab/>f0 09 18 00 <text:tab/>cp.b<text:tab/>r9,r8</text:p>
      <text:p text:style-name="P50"><text:tab/><text:tab/><text:span text:style-name="T125">8001d546:<text:tab/>c0 b0 <text:s text:c="6"/><text:tab/>breq<text:tab/>8001d55c</text:span></text:p>
      <text:p text:style-name="P50"><text:tab/><text:tab/>8001d548:<text:tab/>ef 39 ff dc <text:tab/>ld.ub<text:tab/>r9,r7[-36]</text:p>
      <text:p text:style-name="P50"><text:tab/><text:tab/>8001d54c:<text:tab/>30 88 <text:s text:c="6"/><text:tab/>mov<text:tab/>r8,8</text:p>
      <text:p text:style-name="P50"><text:tab/><text:tab/>8001d54e:<text:tab/>f0 09 18 00 <text:tab/>cp.b<text:tab/>r9,r8</text:p>
      <text:p text:style-name="P50"><text:tab/><text:tab/><text:span text:style-name="T125">8001d552:<text:tab/>c0 50 <text:s text:c="6"/><text:tab/>breq<text:tab/>8001d55c</text:span></text:p>
      <text:p text:style-name="P50"><text:tab/><text:tab/><text:tab/>{</text:p>
      <text:p text:style-name="P50"><text:tab/><text:tab/><text:tab/>8001d554:<text:tab/>fe 78 fe 99 <text:tab/>mov<text:tab/>r8,-359<text:tab/><text:tab/></text:p>
      <text:p text:style-name="P50"><text:tab/><text:tab/><text:tab/>}<text:tab/><text:tab/><text:tab/><text:tab/><text:tab/></text:p>
      <text:p text:style-name="P50"><text:tab/><text:tab/><text:span text:style-name="T125">8001d55c:<text:tab/>ef 39 ff d8 <text:tab/>ld.ub<text:tab/>r9,r7[-40]</text:span></text:p>
      <text:p text:style-name="P50"><text:tab/></text:p>
      <text:p text:style-name="P47"><text:span text:style-name="T89"><text:tab/></text:span>Result :</text:p>
      <text:p text:style-name="P94"><text:tab/>From the highlighted statements it is found that the logical AND operator used in the condition is satisfied when both of the conditions used are not equal, from the generated code it is found that the working of logical AND operator is correct and no extra code is generated for the same.</text:p>
      <text:p text:style-name="P94"><text:soft-page-break/></text:p>
      <text:h text:style-name="P186" text:outline-level="4"><text:bookmark-start text:name="__RefHeading___Toc54443_1111455129"/>Logical OR Operation<text:bookmark-end text:name="__RefHeading___Toc54443_1111455129"/></text:h>
      <text:p text:style-name="P113"/>
      <text:p text:style-name="P47"><text:tab/>C Code :</text:p>
      <text:p text:style-name="P50"><text:tab/><text:tab/>if((sBit_Result.m_ulChannelNumber == DIU_FREQ_FUEL_PROBE_CH1) || (sBit_Result.m_ulChannelNumber == <text:s/>DIU_FREQ_FUEL_FLOW_RATE_CH1))</text:p>
      <text:p text:style-name="P50"><text:tab/><text:span text:style-name="T93">where,</text:span></text:p>
      <text:p text:style-name="P50"><text:span text:style-name="T93"><text:tab/><text:tab/></text:span>DIU_FREQ_FUEL_PROBE_CH1 = 1</text:p>
      <text:p text:style-name="P50"><text:tab/><text:tab/>DIU_FREQ_FUEL_FLOW_RATE_CH1 = 9</text:p>
      <text:p text:style-name="P50"/>
      <text:p text:style-name="P47"><text:tab/>Expected Assembly code :<text:span text:style-name="T89"> </text:span></text:p>
      <text:p text:style-name="P50"><text:tab/><text:tab/><text:span text:style-name="T93">ld.w r8,r7[-24]</text:span> – Load a word from the register R7 with displacement -24 into R8.</text:p>
      <text:p text:style-name="P47"><text:span text:style-name="T89"><text:tab/><text:tab/></text:span>cp.w r8,1<text:span text:style-name="T89"> – Compare the </text:span><text:span text:style-name="T35">word</text:span><text:span text:style-name="T89"> stored in register R8 and </text:span><text:span text:style-name="T35">the value 1</text:span><text:span text:style-name="T89">.</text:span></text:p>
      <text:p text:style-name="P47"><text:span text:style-name="T129"><text:tab/><text:tab/></text:span><text:span text:style-name="T127">breq 8001deac –</text:span><text:span text:style-name="T129"> Branch the location 8001deac if </text:span><text:span text:style-name="T36">equal</text:span><text:span text:style-name="T129">.</text:span></text:p>
      <text:p text:style-name="P47"><text:span text:style-name="T89"><text:tab/><text:tab/></text:span>ld.w r8,r7[-24]<text:span text:style-name="T89"> – Load a signed half word from the register R7 with displacement <text:s text:c="3"/>-24 into R8.</text:span></text:p>
      <text:p text:style-name="P47"><text:span text:style-name="T129"><text:tab/><text:tab/></text:span><text:span text:style-name="T127">cp.w r8,9</text:span><text:span text:style-name="T129"> – Compare the </text:span><text:span text:style-name="T36">word</text:span><text:span text:style-name="T129"> stored in register R8 and the value 9.</text:span></text:p>
      <text:p text:style-name="P47"><text:span text:style-name="T129"><text:tab/><text:tab/></text:span><text:span text:style-name="T127">brne 8001ded8 –</text:span><text:span text:style-name="T129"> Branch the location 8001ded8 if </text:span><text:span text:style-name="T36">not equal</text:span><text:span text:style-name="T129">.</text:span></text:p>
      <text:p text:style-name="P41"/>
      <text:p text:style-name="Standard"><text:span text:style-name="T43"><text:tab/>Generated assembly code :</text:span><text:span text:style-name="T75"> <text:tab/></text:span></text:p>
      <text:p text:style-name="P50"><text:tab/><text:tab/>8001de9c:<text:tab/>ee f8 ff e8 <text:tab/>ld.w<text:tab/>r8,r7[-24]</text:p>
      <text:p text:style-name="P50"><text:tab/><text:tab/>8001dea0:<text:tab/>58 18 <text:s text:c="6"/><text:tab/>cp.w<text:tab/>r8,1</text:p>
      <text:p text:style-name="P50"><text:tab/><text:span text:style-name="T2"><text:tab/></text:span><text:span text:style-name="T125">8001dea2:<text:tab/>c0 50 <text:s text:c="6"/><text:tab/>breq<text:tab/>8001deac</text:span> </text:p>
      <text:p text:style-name="P50"><text:tab/><text:tab/>8001dea4:<text:tab/>ee f8 ff e8 <text:tab/>ld.w<text:tab/>r8,r7[-24]</text:p>
      <text:p text:style-name="P50"><text:tab/><text:tab/>8001dea8:<text:tab/>58 98 <text:s text:c="6"/><text:tab/>cp.w<text:tab/>r8,9</text:p>
      <text:p text:style-name="P50"><text:tab/><text:tab/><text:span text:style-name="T125">8001deaa:<text:tab/>c1 71 <text:s text:c="6"/><text:tab/>brne<text:tab/>8001ded8 </text:span></text:p>
      <text:p text:style-name="P50"><text:tab/><text:tab/><text:tab/><text:tab/>{</text:p>
      <text:p text:style-name="P50"><text:tab/><text:tab/><text:tab/><text:tab/><text:span text:style-name="T125">8001deac:<text:tab/>ee c8 00 18 <text:tab/>sub<text:tab/>r8,r7,24</text:span></text:p>
      <text:p text:style-name="P50"><text:tab/><text:tab/><text:tab/><text:tab/>}</text:p>
      <text:p text:style-name="P50"><text:tab/><text:tab/><text:span text:style-name="T125">8001ded8:<text:tab/>ef 38 ff f9 <text:tab/>ld.ub<text:tab/>r8,r7[-7]</text:span></text:p>
      <text:p text:style-name="P50"/>
      <text:p text:style-name="P47"><text:span text:style-name="T89"><text:tab/></text:span>Result :</text:p>
      <text:p text:style-name="P95"><text:soft-page-break/><text:tab/>From the highlighted statements it is found that the logical OR operator used in the condition is satisfied when any one of the conditions used is true, from the generated code it is found that the working of logical OR operator is correct and no extra code is generated for the same.</text:p>
      <text:h text:style-name="Heading_20_2" text:outline-level="2"><text:bookmark-start text:name="__RefHeading___Toc219996_3166274798"/>Type Casting<text:bookmark-end text:name="__RefHeading___Toc219996_3166274798"/></text:h>
      <text:h text:style-name="Heading_20_3" text:outline-level="3"><text:bookmark-start text:name="__RefHeading___Toc219998_3166274798"/>Sample 1<text:bookmark-end text:name="__RefHeading___Toc219998_3166274798"/></text:h>
      <text:p text:style-name="Standard"><text:tab/><text:span text:style-name="T93">C Code :</text:span></text:p>
      <text:p text:style-name="P13"><text:tab/><text:tab/><text:span text:style-name="T89">cString[iIndex] = (char)'-';</text:span></text:p>
      <text:p text:style-name="P84"/>
      <text:p text:style-name="P13"><text:tab/>Expected Assembly Code:</text:p>
      <text:p text:style-name="P13"><text:tab/><text:tab/>ld.w<text:tab/>r8,r7[-12]<text:span text:style-name="T89"> – Load a word from the register R7 with displacement -8 into register R8.</text:span><text:tab/><text:tab/></text:p>
      <text:p text:style-name="P84"><text:span text:style-name="T89"><text:tab/><text:tab/></text:span><text:span text:style-name="T93">ld.w<text:tab/>r9,r7[-20]</text:span><text:span text:style-name="T89"> - </text:span>Load a word from the register R7 with displacement -20 into register R9.</text:p>
      <text:p text:style-name="P84"><text:span text:style-name="T89"><text:tab/><text:tab/></text:span><text:span text:style-name="T93">add<text:tab/>r9,r8</text:span><text:span text:style-name="T89"> – </text:span>Add the values stored in the register R9 and R8 and store the values in register R9.</text:p>
      <text:p text:style-name="P84"><text:span text:style-name="T89"><text:tab/><text:tab/></text:span><text:span text:style-name="T10">Mov r8,45</text:span><text:span text:style-name="T89"> - <text:s/></text:span><text:span text:style-name="T9">Move the value of 45 into register R8.</text:span></text:p>
      <text:p text:style-name="P84"><text:tab/><text:tab/><text:span text:style-name="T93">st.b<text:tab/>r9[0x0],r8</text:span> – Store a byte from the register R8 into register R9 with displacement of 0.</text:p>
      <text:p text:style-name="P84"/>
      <text:p text:style-name="P13"><text:tab/>Generated Assembly Code:</text:p>
      <text:p text:style-name="P84"><text:tab/>8001aa1c:<text:tab/>ee f8 ff f4 <text:tab/>ld.w<text:tab/>r8,r7[-12]</text:p>
      <text:p text:style-name="P84"><text:tab/>8001aa20:<text:tab/>ee f9 ff ec <text:tab/>ld.w<text:tab/>r9,r7[-20]</text:p>
      <text:p text:style-name="P84"><text:tab/>8001aa24:<text:tab/>10 09 <text:s text:c="6"/><text:tab/>add<text:tab/>r9,r8</text:p>
      <text:p text:style-name="P84"><text:tab/>8001aa26:<text:tab/>32 d8 <text:s text:c="6"/><text:tab/>mov<text:tab/>r8,45</text:p>
      <text:p text:style-name="P84"><text:tab/>8001aa28:<text:tab/>b2 88 <text:s text:c="6"/><text:tab/>st.b<text:tab/>r9[0x0],r8</text:p>
      <text:p text:style-name="P84"/>
      <text:p text:style-name="P47"><text:tab/>Result :</text:p>
      <text:p text:style-name="P94"><text:tab/><text:tab/>By Referring to the generated assembly code and the expected code it is verified that explicit typecasting of values are directly used as constants (45 in this case) without any modifications to the values. It is confirmed that no additional code is generated for the same.</text:p>
      <text:p text:style-name="P47"/>
      <text:h text:style-name="Heading_20_3" text:outline-level="3"><text:bookmark-start text:name="__RefHeading___Toc220000_3166274798"/><text:soft-page-break/>Sample 2<text:bookmark-end text:name="__RefHeading___Toc220000_3166274798"/></text:h>
      <text:p text:style-name="Standard"><text:tab/><text:span text:style-name="T93">C Code :</text:span></text:p>
      <text:p text:style-name="P50"><text:tab/><text:tab/>ucTemp = ucTemp + (unsigned char)'A'- 10;</text:p>
      <text:p text:style-name="P50"/>
      <text:p text:style-name="P13"><text:span text:style-name="T42"><text:tab/>Expected Assembly Code :</text:span><text:span text:style-name="T75"> </text:span></text:p>
      <text:p text:style-name="P13"><text:span text:style-name="T42"><text:tab/><text:tab/> ld.ub<text:tab/>r8,r7[-1]</text:span><text:span text:style-name="T75"> - Load a word from the register R7 with displacement -</text:span><text:span text:style-name="T7">1</text:span><text:span text:style-name="T75"> into register R8.</text:span></text:p>
      <text:p text:style-name="P84"><text:span text:style-name="T42"><text:tab/><text:tab/></text:span><text:span text:style-name="T43">sub<text:tab/>r8,-55</text:span><text:span text:style-name="T42"> – Subtract the value of -55 from the value stored in the register R8.</text:span></text:p>
      <text:p text:style-name="P50"><text:tab/><text:tab/><text:span text:style-name="T93">st.b<text:tab/>r7[-1],r8</text:span> – Store byte stored in the register R8 to register R7 with displacement -1.</text:p>
      <text:p text:style-name="P50"/>
      <text:p text:style-name="P13"><text:tab/>Assembly Code :</text:p>
      <text:p text:style-name="P84"><text:tab/><text:tab/>8001a8d0:<text:tab/>ef 38 ff ff <text:tab/>ld.ub<text:tab/>r8,r7[-1]</text:p>
      <text:p text:style-name="P84"><text:tab/><text:tab/>8001a8d4:<text:tab/>2c 98 <text:s text:c="6"/><text:tab/>sub<text:tab/>r8,-55</text:p>
      <text:p text:style-name="P84"><text:tab/><text:tab/>8001a8d6:<text:tab/>ef 68 ff ff <text:tab/>st.b<text:tab/>r7[-1],r8</text:p>
      <text:p text:style-name="P84"/>
      <text:p text:style-name="Standard"><text:tab/><text:span text:style-name="T43">Result :</text:span></text:p>
      <text:p text:style-name="P94"><text:tab/> By Referring to the generated assembly code and the expected code it is verified that explicit typecasting of values are directly used as constants (55 in this case) without any modifications to the values. It is confirmed that no additional code is generated for the same.</text:p>
      <text:p text:style-name="P47"/>
      <text:h text:style-name="Heading_20_2" text:outline-level="2"><text:bookmark-start text:name="__RefHeading___Toc220002_3166274798"/>Type casting for return Statements<text:bookmark-end text:name="__RefHeading___Toc220002_3166274798"/></text:h>
      <text:h text:style-name="Heading_20_3" text:outline-level="3"><text:bookmark-start text:name="__RefHeading___Toc220004_3166274798"/>Sample 1<text:bookmark-end text:name="__RefHeading___Toc220004_3166274798"/></text:h>
      <text:p text:style-name="Standard"><text:tab/><text:span text:style-name="T93">C Code :</text:span></text:p>
      <text:p text:style-name="Standard"><text:span text:style-name="T93"><text:tab/><text:tab/></text:span><text:span text:style-name="T75">return DIU_E_INVALID_CHIP_SELECT;</text:span></text:p>
      <text:p text:style-name="P50">where <text:s/>DIU_E_INVALID_CHIP_SELECT = -357</text:p>
      <text:p text:style-name="P50"/>
      <text:p text:style-name="P47"><text:tab/>Expected Assembly Code : </text:p>
      <text:p text:style-name="P50"><text:tab/><text:tab/>mov r8,-357 – Move the value of -357 in the register R8.</text:p>
      <text:p text:style-name="P50"><text:tab/><text:tab/>rjmp – jump to location 80021d60.</text:p>
      <text:p text:style-name="P50"><text:soft-page-break/></text:p>
      <text:p text:style-name="P13"><text:tab/>Generated Assembly Code :</text:p>
      <text:p text:style-name="Standard"><text:span text:style-name="T93"><text:tab/><text:tab/></text:span><text:span text:style-name="T75">80021c14:<text:tab/>fe 78 fe 9b <text:tab/>mov<text:tab/>r8,-357</text:span></text:p>
      <text:p text:style-name="P50"><text:tab/><text:tab/>80021c18:<text:tab/>ca 48 <text:s text:c="6"/><text:tab/>rjmp<text:tab/>80021d60</text:p>
      <text:p text:style-name="P50"/>
      <text:p text:style-name="P50"><text:tab/><text:span text:style-name="T93">Result :</text:span></text:p>
      <text:p text:style-name="P94"><text:tab/> By Referring to the generated assembly code and the expected code it is verified that typecasting the values in return statements are directly used as constants without any modifications to the values. It is confirmed that no additional code is generated for the same.</text:p>
      <text:p text:style-name="P47"/>
      <text:h text:style-name="Heading_20_3" text:outline-level="3"><text:bookmark-start text:name="__RefHeading___Toc220006_3166274798"/>Sample 2<text:bookmark-end text:name="__RefHeading___Toc220006_3166274798"/></text:h>
      <text:p text:style-name="Standard"><text:tab/><text:span text:style-name="T93">C Code :</text:span></text:p>
      <text:p text:style-name="P13"><text:tab/><text:tab/>where,</text:p>
      <text:p text:style-name="Standard"><text:span text:style-name="T93"><text:tab/><text:tab/><text:tab/> </text:span><text:span text:style-name="T89">DIU_E_INVALID_BIT_ID = -351</text:span></text:p>
      <text:p text:style-name="Standard"><text:span text:style-name="T93"><text:tab/><text:tab/></text:span><text:span text:style-name="T89">return (short)DIU_E_INVALID_BIT_ID;</text:span></text:p>
      <text:p text:style-name="P84"/>
      <text:p text:style-name="P47"><text:tab/>Expected Assembly Code : </text:p>
      <text:p text:style-name="P50"><text:tab/><text:tab/>mov r8,-351 – Move the value of -351 in the register R8.</text:p>
      <text:p text:style-name="P50"><text:tab/><text:tab/>rjmp 80021a88 – jump to location 80021a88.</text:p>
      <text:p text:style-name="P50"/>
      <text:p text:style-name="P13"><text:tab/>Assembly Code :</text:p>
      <text:p text:style-name="Standard"><text:tab/><text:tab/><text:span text:style-name="T89">800219e6:<text:tab/>fe 78 fe a1 <text:tab/>mov<text:tab/>r8,-351</text:span></text:p>
      <text:p text:style-name="P84"><text:tab/><text:tab/>800219ea:<text:tab/>c4 f8 <text:s text:c="6"/><text:tab/>rjmp<text:tab/>80021a88 </text:p>
      <text:p text:style-name="P84"/>
      <text:p text:style-name="P84"><text:tab/><text:span text:style-name="T43">Result :</text:span></text:p>
      <text:p text:style-name="P94"><text:tab/> By Referring to the generated assembly code and the expected code it is verified that typecasting the values in return statements are directly used as constants without any modifications to the values. It is confirmed that no additional code is generated for the same.</text:p>
      <text:h text:style-name="Heading_20_2" text:outline-level="2"><text:bookmark-start text:name="__RefHeading___Toc220014_3166274798"/>Line Continuation Statements<text:bookmark-end text:name="__RefHeading___Toc220014_3166274798"/></text:h>
      <text:h text:style-name="Heading_20_3" text:outline-level="3"><text:bookmark-start text:name="__RefHeading___Toc220016_3166274798"/>Sample 1<text:bookmark-end text:name="__RefHeading___Toc220016_3166274798"/></text:h>
      <text:p text:style-name="Standard"><text:soft-page-break/><text:tab/><text:span text:style-name="T93">C Code :</text:span></text:p>
      <text:p text:style-name="Standard"><text:span text:style-name="T93"><text:tab/><text:tab/></text:span><text:span text:style-name="T89">DIU_MM_VALIDATE_POINTER(out_pResetVal)</text:span></text:p>
      <text:p text:style-name="P84">Where the Macro expansion is as follows,</text:p>
      <text:p text:style-name="Standard"><text:tab/><text:tab/>#define DIU_MM_VALIDATE_POINTER(in_ptr)\</text:p>
      <text:p text:style-name="Standard"><text:tab/><text:tab/>if((in_ptr) == (NULL))\</text:p>
      <text:p text:style-name="Standard"><text:tab/><text:tab/>{\</text:p>
      <text:p text:style-name="Standard"><text:tab/><text:tab/><text:tab/>return DIU_E_POINTER_ADDR;\</text:p>
      <text:p text:style-name="Standard"><text:tab/><text:tab/>}</text:p>
      <text:p text:style-name="Standard">where <text:s/>DIU_E_POINTER_ADDR = -463,</text:p>
      <text:p text:style-name="Standard"><text:tab/>NULL = 0</text:p>
      <text:p text:style-name="Standard"/>
      <text:p text:style-name="P13"><text:tab/>Expected Assembly Code :<text:span text:style-name="T89"> </text:span></text:p>
      <text:p text:style-name="P84"><text:tab/><text:tab/><text:span text:style-name="T93">ld.w<text:tab/>r8,r7[-12]</text:span> – Load a word stored in the register R7 with displacement of -12 into R8.</text:p>
      <text:p text:style-name="P84"><text:tab/><text:tab/><text:span text:style-name="T93">cp.w<text:tab/>r8,0</text:span> – Compare the value stored in the register R8 with the value 0.</text:p>
      <text:p text:style-name="P84"><text:tab/><text:tab/><text:span text:style-name="T93">brne<text:tab/>800339da</text:span> – Branch to the location 800339da if not equal</text:p>
      <text:p text:style-name="P84"><text:tab/><text:tab/><text:span text:style-name="T93">mov<text:tab/>r8,-463</text:span> – Move the value of -463 into register R8.</text:p>
      <text:p text:style-name="P84"><text:tab/><text:tab/><text:span text:style-name="T93">rjmp<text:tab/>80033a0e –</text:span> jump to location 80033a0e</text:p>
      <text:p text:style-name="P13"/>
      <text:p text:style-name="P13"><text:tab/>Generated Assembly Code :</text:p>
      <text:p text:style-name="P84"><text:tab/><text:tab/>800339cc:<text:tab/>ee f8 ff f4 <text:tab/>ld.w<text:tab/>r8,r7[-12]</text:p>
      <text:p text:style-name="P84"><text:tab/><text:tab/>800339d0:<text:tab/>58 08 <text:s text:c="6"/><text:tab/>cp.w<text:tab/>r8,0</text:p>
      <text:p text:style-name="P84"><text:tab/><text:tab/>800339d2:<text:tab/>c0 41 <text:s text:c="6"/><text:tab/>brne<text:tab/>800339da</text:p>
      <text:p text:style-name="P84"><text:tab/><text:tab/>800339d4:<text:tab/>fe 78 fe 31 <text:tab/>mov<text:tab/>r8,-463</text:p>
      <text:p text:style-name="P84"><text:tab/><text:tab/>800339d8:<text:tab/>c1 b8 <text:s text:c="6"/><text:tab/>rjmp<text:tab/>80033a0e</text:p>
      <text:p text:style-name="P13"/>
      <text:p text:style-name="P84"><text:tab/><text:span text:style-name="T43">Result :</text:span></text:p>
      <text:p text:style-name="P94"><text:tab/><text:tab/>By referring the expected assembly code and generated assembly code it is observed that compiler is considering all the lines as a single line when continuation symbol is used. Therefore it can be justified that compiler is not adding any extra code for the “C” source code.</text:p>
      <text:p text:style-name="P47"/>
      <text:h text:style-name="Heading_20_3" text:outline-level="3"><text:bookmark-start text:name="__RefHeading___Toc220018_3166274798"/>Sample 2<text:bookmark-end text:name="__RefHeading___Toc220018_3166274798"/></text:h>
      <text:p text:style-name="Standard"><text:soft-page-break/><text:tab/><text:span text:style-name="T93">C Code :</text:span></text:p>
      <text:p text:style-name="Standard"><text:span text:style-name="T133"><text:tab/><text:tab/></text:span>DIU_ARINC_VALIDATE_DATARATE(in_ucDataRate)</text:p>
      <text:p text:style-name="Standard">Where the macro expansion is as follows,</text:p>
      <text:p text:style-name="Standard"><text:tab/><text:tab/>#define <text:s/>DIU_ARINC_VALIDATE_DATARATE(in_ucDataRate)\</text:p>
      <text:p text:style-name="Standard"><text:tab/><text:tab/>{\</text:p>
      <text:p text:style-name="Standard"><text:tab/><text:tab/><text:tab/>if ((in_ucDataRate) &gt; (DIU_MM_ARINC_TWELVE_POINT_FIVE_KHZ))\</text:p>
      <text:p text:style-name="Standard"><text:tab/><text:tab/><text:tab/>return DIU_E_ARINC_DATARATE;\</text:p>
      <text:p text:style-name="Standard"><text:tab/><text:tab/>}</text:p>
      <text:p text:style-name="P84">Where <text:s/>DIU_E_ARINC_DATARATE = -475,</text:p>
      <text:p text:style-name="P84">DIU_MM_ARINC_TWELVE_POINT_FIVE_KHZ = 1.</text:p>
      <text:p text:style-name="P84"/>
      <text:p text:style-name="P13"><text:tab/>Expected Assembly Code:</text:p>
      <text:p text:style-name="P13"><text:tab/><text:tab/>ld.ub<text:tab/>r9,r7[-12]<text:span text:style-name="T89"> - Load a word stored in the register R7 with displacement of -12 into R9.<text:tab/></text:span></text:p>
      <text:p text:style-name="P84"><text:span text:style-name="T42"><text:tab/><text:tab/></text:span><text:span text:style-name="T43">mov<text:tab/>r8,1</text:span><text:span text:style-name="T42"> – Move the value of 1 </text:span><text:span text:style-name="T17">to the register R8.</text:span></text:p>
      <text:p text:style-name="P84"><text:span text:style-name="T42"><text:tab/><text:tab/></text:span><text:span text:style-name="T43">cp.b<text:tab/>r9,r8</text:span><text:span text:style-name="T42"> – compare bytes stored in registers R9 and R8.</text:span></text:p>
      <text:p text:style-name="P84"><text:span text:style-name="T42"><text:tab/><text:tab/></text:span><text:span text:style-name="T43">brls<text:tab/>8002bf12</text:span><text:span text:style-name="T42"> – Branch to location 8002bf12 if less than or equal to.</text:span></text:p>
      <text:p text:style-name="P84"><text:span text:style-name="T42"><text:tab/><text:tab/></text:span><text:span text:style-name="T43">mov<text:tab/>r8,-475</text:span><text:span text:style-name="T42"> – Move the value of -475 into register R8.</text:span></text:p>
      <text:p text:style-name="P84"><text:span text:style-name="T42"><text:tab/><text:tab/></text:span><text:span text:style-name="T43">rjmp<text:tab/>8002bffa</text:span><text:span text:style-name="T42"> – Jump to location 8002bffa</text:span></text:p>
      <text:p text:style-name="P13"/>
      <text:p text:style-name="P13"><text:tab/>Assembly Code :</text:p>
      <text:p text:style-name="Standard"><text:tab/><text:tab/>8002befe:<text:tab/>ef 39 ff f4 <text:tab/>ld.ub<text:tab/>r9,r7[-12]</text:p>
      <text:p text:style-name="Standard"><text:tab/><text:tab/>8002bf02:<text:tab/>30 18 <text:s text:c="6"/><text:tab/>mov<text:tab/>r8,1</text:p>
      <text:p text:style-name="Standard"><text:tab/><text:tab/>8002bf04:<text:tab/>f0 09 18 00 <text:tab/>cp.b<text:tab/>r9,r8</text:p>
      <text:p text:style-name="Standard"><text:tab/><text:tab/>8002bf08:<text:tab/>e0 88 00 05 <text:tab/>brls<text:tab/>8002bf12</text:p>
      <text:p text:style-name="Standard"><text:tab/><text:tab/>8002bf0c:<text:tab/>fe 78 fe 25 <text:tab/>mov<text:tab/>r8,-475</text:p>
      <text:p text:style-name="Standard"><text:tab/><text:tab/>8002bf10:<text:tab/>c7 58 <text:s text:c="6"/><text:tab/>rjmp<text:tab/>8002bffa</text:p>
      <text:p text:style-name="P84"/>
      <text:p text:style-name="P84"><text:tab/><text:span text:style-name="T43">Result :</text:span></text:p>
      <text:p text:style-name="P102"><text:span text:style-name="T27"><text:tab/><text:tab/></text:span><text:span text:style-name="T17">By referring the expected assembly code and generated assembly code it is observed that compiler is considering all the lines as a single line when continuation symbol is used. Therefore it can be justified that compiler is not adding any extra code for the “C” source code.</text:span></text:p>
      <text:p text:style-name="P47"/>
      <text:h text:style-name="Heading_20_2" text:outline-level="2"><text:bookmark-start text:name="__RefHeading___Toc220020_3166274798"/><text:soft-page-break/>NOP Statements<text:bookmark-end text:name="__RefHeading___Toc220020_3166274798"/></text:h>
      <text:h text:style-name="P177" text:outline-level="3"><text:bookmark-start text:name="__RefHeading___Toc220022_3166274798"/>Sample<text:bookmark-end text:name="__RefHeading___Toc220022_3166274798"/></text:h>
      <text:p text:style-name="Standard"><text:tab/><text:span text:style-name="T93">C Code :</text:span></text:p>
      <text:p text:style-name="Standard"><text:span text:style-name="T93"><text:tab/><text:tab/></text:span><text:span text:style-name="T75">asm("NOP");</text:span></text:p>
      <text:p text:style-name="P50"/>
      <text:p text:style-name="P47"><text:tab/>Expected Assembly Code :</text:p>
      <text:p text:style-name="P50"><text:span text:style-name="T93"><text:tab/><text:tab/>nop – </text:span>No operation for one <text:span text:style-name="T34">instruction</text:span> cycle.</text:p>
      <text:p text:style-name="P50"/>
      <text:p text:style-name="P13"><text:tab/>Generated Assembly Code :</text:p>
      <text:p text:style-name="Standard"><text:tab/><text:tab/><text:span text:style-name="T75">8000a1dc:<text:tab/>d7 03 <text:s text:c="6"/><text:tab/>nop</text:span></text:p>
      <text:p text:style-name="Standard"><text:span text:style-name="T75"><text:tab/></text:span><text:span text:style-name="T43">Result :</text:span></text:p>
      <text:p text:style-name="P94"><text:tab/><text:tab/>By referring to the expected and generated assembly code it is verified that the compiler is directly adding a NOP instruction for the asm(NOP) statement used in the code, there is not extra code added for the same.</text:p>
      <text:h text:style-name="P176" text:outline-level="2"><text:bookmark-start text:name="__RefHeading__51813_379190513"/>Driver Functions<text:bookmark-end text:name="__RefHeading__51813_379190513"/></text:h>
      <text:p text:style-name="P84"><text:tab/>The driver functions which are used to communicate with the low level hardware interfaces are considered as critical and their corresponding assembly instructions are validated manually.</text:p>
      <text:h text:style-name="P178" text:outline-level="3">adcifa_configure_sequencer</text:h>
      <text:p text:style-name="P121"><text:tab/><text:span text:style-name="T93">C Code :</text:span></text:p>
      <text:p text:style-name="P87">uint8_t adcifa_configure_sequencer(volatile avr32_adcifa_t *adcifa,</text:p>
      <text:p text:style-name="P87"><text:tab/><text:tab/>uint8_t sequencer,</text:p>
      <text:p text:style-name="P87"><text:tab/><text:tab/>adcifa_sequencer_opt_t *p_adcifa_sequencer_opt,</text:p>
      <text:p text:style-name="P87"><text:tab/><text:tab/>adcifa_sequencer_conversion_opt_t *p_adcifa_sequencer_conversion_opt)</text:p>
      <text:p text:style-name="P121"><text:span text:style-name="T93"><text:tab/></text:span><text:span text:style-name="T89">{</text:span></text:p>
      <text:p text:style-name="P121"><text:span text:style-name="T93"><text:tab/><text:tab/></text:span><text:span text:style-name="T89">uint8_t g[16] = {0};</text:span></text:p>
      <text:p text:style-name="P87"><text:tab/><text:tab/>uint8_t mp[16] = {0};</text:p>
      <text:p text:style-name="P87"><text:tab/><text:tab/>uint8_t mn[16] = {0};</text:p>
      <text:p text:style-name="P87"><text:tab/><text:tab/>uint8_t i;</text:p>
      <text:p text:style-name="P87"><text:tab/><text:tab/>Assert( adcifa != NULL );</text:p>
      <text:p text:style-name="P87"><text:tab/><text:tab/>switch (sequencer)</text:p>
      <text:p text:style-name="P87"><text:tab/><text:tab/> {</text:p>
      <text:p text:style-name="P87"><text:tab/><text:tab/><text:tab/>case 0:</text:p>
      <text:p text:style-name="P87"><text:tab/><text:tab/><text:tab/><text:tab/>ADCIFA_configure_sequencer_0(</text:p>
      <text:p text:style-name="P87"><text:tab/><text:tab/><text:tab/><text:tab/>(p_adcifa_sequencer_opt-&gt;convnb - 1),</text:p>
      <text:p text:style-name="P87"><text:tab/><text:tab/><text:tab/><text:tab/>(p_adcifa_sequencer_opt-&gt;resolution),</text:p>
      <text:p text:style-name="P87"><text:tab/><text:tab/><text:tab/><text:tab/>(p_adcifa_sequencer_opt-&gt;trigger_selection),</text:p>
      <text:p text:style-name="P87"><text:tab/><text:tab/><text:tab/><text:tab/>(p_adcifa_sequencer_opt-&gt;start_of_conversion),</text:p>
      <text:p text:style-name="P87">#if (defined AVR32_ADCIFA_100_H_INCLUDED)</text:p>
      <text:p text:style-name="P87"><text:tab/><text:tab/><text:tab/><text:tab/>(p_adcifa_sequencer_opt-&gt;oversampling),</text:p>
      <text:p text:style-name="P87">#else</text:p>
      <text:p text:style-name="P87"><text:tab/><text:tab/><text:tab/><text:tab/>(p_adcifa_sequencer_opt-&gt;sh_mode),</text:p>
      <text:p text:style-name="P87">#endif</text:p>
      <text:p text:style-name="P87"><text:tab/><text:tab/><text:tab/><text:tab/>(p_adcifa_sequencer_opt-&gt;half_word_adjustment),</text:p>
      <text:p text:style-name="P87"><text:tab/><text:tab/><text:tab/><text:tab/>(p_adcifa_sequencer_opt-&gt;software_acknowledge));</text:p>
      <text:p text:style-name="P87"><text:tab/><text:tab/><text:tab/><text:tab/>for (i = 0; i &lt; p_adcifa_sequencer_opt-&gt;convnb; i++) </text:p>
      <text:p text:style-name="P87"><text:soft-page-break/><text:tab/><text:tab/><text:tab/><text:tab/>{</text:p>
      <text:p text:style-name="P87"><text:tab/><text:tab/><text:tab/><text:tab/><text:tab/>g[i] = p_adcifa_sequencer_conversion_opt[i].gain;</text:p>
      <text:p text:style-name="P87"><text:tab/><text:tab/><text:tab/><text:tab/>}</text:p>
      <text:p text:style-name="P87"><text:tab/><text:tab/><text:tab/><text:tab/>ADCIFA_configure_sh0gain(g[7], g[6], g[5], g[4], g[3], g[2],</text:p>
      <text:p text:style-name="P87"><text:tab/><text:tab/><text:tab/><text:tab/>g[1], g[0]);</text:p>
      <text:p text:style-name="P87"><text:tab/><text:tab/><text:tab/><text:tab/>for (i = 0; i &lt; p_adcifa_sequencer_opt-&gt;convnb; i++) </text:p>
      <text:p text:style-name="P87"><text:tab/><text:tab/><text:tab/><text:tab/>{</text:p>
      <text:p text:style-name="P87"><text:tab/><text:tab/><text:tab/><text:tab/><text:tab/>mp[i] = p_adcifa_sequencer_conversion_opt[i].channel_p;</text:p>
      <text:p text:style-name="P87"><text:tab/><text:tab/><text:tab/><text:tab/><text:tab/>mn[i] = p_adcifa_sequencer_conversion_opt[i].channel_n;</text:p>
      <text:p text:style-name="P87"><text:tab/><text:tab/><text:tab/><text:tab/>}</text:p>
      <text:p text:style-name="P87"><text:tab/><text:tab/><text:tab/><text:tab/>ADCIFA_configure_muxsel0p(mp[7], mp[6], mp[5], mp[4], mp[3],mp[2], mp[1], mp[0]);</text:p>
      <text:p text:style-name="P87"><text:tab/><text:tab/><text:tab/><text:tab/>ADCIFA_configure_muxsel0n(mn[7], mn[6], mn[5], mn[4], mn[3],mn[2], mn[1], mn[0]);</text:p>
      <text:p text:style-name="P87"><text:tab/><text:tab/><text:tab/><text:tab/>if(!adcifa_seq1_configured)</text:p>
      <text:p text:style-name="P87"><text:tab/><text:tab/><text:tab/><text:tab/>{</text:p>
      <text:p text:style-name="P87"><text:tab/><text:tab/><text:tab/><text:tab/><text:tab/>ADCIFA_configure_sh1gain(g[15], g[14], g[13], g[12], g[11], g[10], g[9], g[8]);</text:p>
      <text:p text:style-name="P87"><text:tab/><text:tab/><text:tab/><text:tab/><text:tab/>ADCIFA_configure_muxsel1p(mp[15], mp[14], mp[13], mp[12], mp[11], mp[10], mp[9], mp[8]);</text:p>
      <text:p text:style-name="P87"><text:tab/><text:tab/><text:tab/><text:tab/><text:tab/>ADCIFA_configure_muxsel1n(mn[15], mn[14], mn[13], mn[12], mn[11], mn[10], mn[9], mn[8]);</text:p>
      <text:p text:style-name="P87"><text:tab/><text:tab/><text:tab/><text:tab/>}</text:p>
      <text:p text:style-name="P87"/>
      <text:p text:style-name="P87"><text:tab/><text:tab/><text:tab/><text:tab/>break;</text:p>
      <text:p text:style-name="P87"><text:tab/><text:tab/><text:tab/>case 1:</text:p>
      <text:p text:style-name="P87"><text:tab/><text:tab/><text:tab/><text:tab/>ADCIFA_configure_sequencer_1(</text:p>
      <text:p text:style-name="P87"><text:tab/><text:tab/><text:tab/><text:tab/>(p_adcifa_sequencer_opt-&gt;convnb - 1),</text:p>
      <text:p text:style-name="P87"><text:tab/><text:tab/><text:tab/><text:tab/>(p_adcifa_sequencer_opt-&gt;resolution),</text:p>
      <text:p text:style-name="P87"><text:tab/><text:tab/><text:tab/><text:tab/>(p_adcifa_sequencer_opt-&gt;trigger_selection),</text:p>
      <text:p text:style-name="P87"><text:tab/><text:tab/><text:tab/><text:tab/>(p_adcifa_sequencer_opt-&gt;start_of_conversion),</text:p>
      <text:p text:style-name="P87">#if (defined AVR32_ADCIFA_100_H_INCLUDED)</text:p>
      <text:p text:style-name="P87"><text:tab/><text:tab/><text:tab/><text:tab/>(p_adcifa_sequencer_opt-&gt;oversampling),</text:p>
      <text:p text:style-name="P87">#else</text:p>
      <text:p text:style-name="P87"><text:soft-page-break/><text:tab/><text:tab/><text:tab/><text:tab/>(p_adcifa_sequencer_opt-&gt;sh_mode),</text:p>
      <text:p text:style-name="P87">#endif</text:p>
      <text:p text:style-name="P87"><text:tab/><text:tab/><text:tab/><text:tab/>(p_adcifa_sequencer_opt-&gt;half_word_adjustment),</text:p>
      <text:p text:style-name="P87"><text:tab/><text:tab/><text:tab/><text:tab/>(p_adcifa_sequencer_opt-&gt;software_acknowledge));</text:p>
      <text:p text:style-name="P87"><text:tab/><text:tab/><text:tab/><text:tab/>for (i = 0; i &lt; p_adcifa_sequencer_opt-&gt;convnb; i++) </text:p>
      <text:p text:style-name="P87"><text:tab/><text:tab/><text:tab/><text:tab/>{</text:p>
      <text:p text:style-name="P87"><text:tab/><text:tab/><text:tab/><text:tab/><text:tab/>g[i] = p_adcifa_sequencer_conversion_opt[i].gain;</text:p>
      <text:p text:style-name="P87"><text:tab/><text:tab/><text:tab/><text:tab/>}</text:p>
      <text:p text:style-name="P87"><text:tab/><text:tab/><text:tab/><text:tab/>ADCIFA_configure_sh1gain(g[7], g[6], g[5], g[4], g[3], g[2],g[1], g[0]);<text:tab/></text:p>
      <text:p text:style-name="P87"><text:tab/><text:tab/><text:tab/><text:tab/>for (i = 0; i &lt; p_adcifa_sequencer_opt-&gt;convnb; i++)</text:p>
      <text:p text:style-name="P87"><text:tab/><text:tab/><text:tab/><text:tab/> {</text:p>
      <text:p text:style-name="P87"><text:tab/><text:tab/><text:tab/><text:tab/><text:tab/>mp[i] = p_adcifa_sequencer_conversion_opt[i].channel_p;</text:p>
      <text:p text:style-name="P87"><text:tab/><text:tab/><text:tab/><text:tab/><text:tab/>mn[i] = p_adcifa_sequencer_conversion_opt[i].channel_n;</text:p>
      <text:p text:style-name="P87"><text:tab/><text:tab/><text:tab/><text:tab/>}</text:p>
      <text:p text:style-name="P87"><text:tab/><text:tab/><text:tab/><text:tab/>ADCIFA_configure_muxsel1p(mp[7], mp[6], mp[5], mp[4], mp[3],mp[2], mp[1], mp[0]);</text:p>
      <text:p text:style-name="P87"><text:tab/><text:tab/><text:tab/><text:tab/>ADCIFA_configure_muxsel1n(mn[7], mn[6], mn[5], mn[4], mn[3],mn[2], mn[1], mn[0]);</text:p>
      <text:p text:style-name="P87"><text:tab/><text:tab/><text:tab/><text:tab/>adcifa_seq1_configured = true;</text:p>
      <text:p text:style-name="P87"><text:tab/><text:tab/><text:tab/><text:tab/>break;<text:tab/><text:tab/></text:p>
      <text:p text:style-name="P87"><text:tab/><text:tab/><text:tab/>default:</text:p>
      <text:p text:style-name="P87"><text:tab/><text:tab/><text:tab/><text:tab/>break;</text:p>
      <text:p text:style-name="P87"><text:tab/><text:tab/>}</text:p>
      <text:p text:style-name="P87"><text:tab/><text:tab/>return ADCIFA_CONFIGURATION_ACCEPTED;</text:p>
      <text:p text:style-name="P87"><text:tab/>}</text:p>
      <text:p text:style-name="P87"/>
      <text:p text:style-name="P121"><text:span text:style-name="T89"><text:tab/></text:span><text:span text:style-name="T93">Generated Assembly Code :</text:span></text:p>
      <text:p text:style-name="P121"><text:tab/><text:span text:style-name="T93">C Code :</text:span></text:p>
      <text:p text:style-name="P16">uint8_t adcifa_configure_sequencer(volatile avr32_adcifa_t *adcifa,</text:p>
      <text:p text:style-name="P16"><text:tab/><text:tab/>uint8_t sequencer, adcifa_sequencer_opt_t *p_adcifa_sequencer_opt,</text:p>
      <text:p text:style-name="P16"><text:tab/><text:tab/>adcifa_sequencer_conversion_opt_t *p_adcifa_sequencer_conversion_opt)</text:p>
      <text:p text:style-name="P16"><text:tab/>{</text:p>
      <text:p text:style-name="P16"/>
      <text:p text:style-name="P121"><text:span text:style-name="T93"><text:tab/><text:tab/></text:span><text:span text:style-name="T89">80008200:<text:tab/>eb cd 40 80 <text:tab/>pushm<text:tab/>r7,lr</text:span></text:p>
      <text:p text:style-name="P87"><text:soft-page-break/><text:tab/><text:tab/>80008204:<text:tab/>1a 97 <text:s text:c="6"/><text:tab/>mov<text:tab/>r7,sp <text:s/></text:p>
      <text:p text:style-name="P87"><text:tab/><text:tab/>80008206:<text:tab/>21 1d <text:s text:c="6"/><text:tab/>sub<text:tab/>sp,68 <text:s/>//Entry stack operation</text:p>
      <text:p text:style-name="P87"><text:tab/><text:tab/><text:span text:style-name="T96">80008208:<text:tab/>ef 4c ff c8 <text:tab/>st.w<text:tab/>r7[-56],r12</text:span><text:span text:style-name="T125"> – </text:span><text:span text:style-name="T137">The input parameter(</text:span><text:span text:style-name="T125">adcifa</text:span><text:span text:style-name="T137">) is stored to register R7[-56].</text:span></text:p>
      <text:p text:style-name="P87"><text:tab/><text:tab/>8000820c:<text:tab/>16 98 <text:s text:c="6"/><text:tab/>mov<text:tab/>r8,r11</text:p>
      <text:p text:style-name="P87"><text:tab/><text:tab/><text:span text:style-name="T96">8000820e:<text:tab/>ef 4a ff c0 <text:tab/>st.w<text:tab/>r7[-64],r10</text:span><text:span text:style-name="T125"> <text:s/>- </text:span><text:span text:style-name="T137">The input parameter(</text:span><text:span text:style-name="T125">sequencer</text:span><text:span text:style-name="T137">) is stored to register R7[-64].</text:span></text:p>
      <text:p text:style-name="Standard"><text:tab/><text:tab/><text:span text:style-name="T125">4]</text:span><text:span text:style-name="T96">80008212:<text:tab/>ef 49 ff bc <text:tab/>st.w<text:tab/>r7[-68],r9 –</text:span><text:span text:style-name="T2"> The input parameter(</text:span><text:span text:style-name="T92">*p_adcifa_sequencer_opt</text:span><text:span text:style-name="T2">) is stored in register R7[-6]</text:span></text:p>
      <text:p text:style-name="P90"><text:tab/><text:tab/><text:span text:style-name="T96">80008216:<text:tab/>ef 68 ff c4 <text:tab/>st.b<text:tab/>r7[-60],r8 </text:span><text:span text:style-name="T125">– </text:span><text:span text:style-name="T137">The input parameter (</text:span><text:span text:style-name="T125">*p_adcifa_sequence_conversion_opt</text:span><text:span text:style-name="T137">) is stored to register R7[-60].</text:span></text:p>
      <text:p text:style-name="P18"/>
      <text:p text:style-name="P87"/>
      <text:p text:style-name="P87"><text:tab/><text:span text:style-name="T93">uint8_t g[16] = {0};</text:span></text:p>
      <text:p text:style-name="P87"><text:tab/><text:tab/></text:p>
      <text:p text:style-name="P87"><text:tab/><text:tab/>8000821a:<text:tab/>30 08 <text:s text:c="6"/><text:tab/>mov<text:tab/>r8,0 </text:p>
      <text:p text:style-name="P87"><text:tab/><text:tab/>8000821c:<text:tab/>30 09 <text:s text:c="6"/><text:tab/>mov<text:tab/>r9,0 </text:p>
      <text:p text:style-name="P87"><text:tab/><text:tab/>8000821e:<text:tab/>ee e9 ff ec <text:tab/>st.d<text:tab/>r7[-20],r8 </text:p>
      <text:p text:style-name="P87"><text:tab/><text:tab/>80008222:<text:tab/>30 08 <text:s text:c="6"/><text:tab/>mov<text:tab/>r8,0 </text:p>
      <text:p text:style-name="P87"><text:tab/><text:tab/>80008224:<text:tab/>30 09 <text:s text:c="6"/><text:tab/>mov<text:tab/>r9,0</text:p>
      <text:p text:style-name="P87"><text:tab/><text:tab/>80008226:<text:tab/>ee e9 ff f4 <text:tab/>st.d<text:tab/>r7[-12],r8</text:p>
      <text:p text:style-name="P87"><text:tab/><text:tab/></text:p>
      <text:p text:style-name="P87"><text:tab/><text:span text:style-name="T93">uint8_t mp[16] = {0};</text:span></text:p>
      <text:p text:style-name="P16"/>
      <text:p text:style-name="P87"><text:tab/><text:tab/>8000822a:<text:tab/>30 08 <text:s text:c="6"/><text:tab/>mov<text:tab/>r8,0 </text:p>
      <text:p text:style-name="P87"><text:tab/><text:tab/>8000822c:<text:tab/>30 09 <text:s text:c="6"/><text:tab/>mov<text:tab/>r9,0</text:p>
      <text:p text:style-name="P87"><text:tab/><text:tab/>8000822e:<text:tab/>ee e9 ff dc <text:tab/>st.d<text:tab/>r7[-36],r8 </text:p>
      <text:p text:style-name="P87"><text:tab/><text:tab/>80008232:<text:tab/>30 08 <text:s text:c="6"/><text:tab/>mov<text:tab/>r8,0</text:p>
      <text:p text:style-name="P87"><text:tab/><text:tab/>80008234:<text:tab/>30 09 <text:s text:c="6"/><text:tab/>mov<text:tab/>r9,0</text:p>
      <text:p text:style-name="P87"><text:tab/><text:tab/>80008236:<text:tab/>ee e9 ff e4 <text:tab/>st.d<text:tab/>r7[-28],r8</text:p>
      <text:p text:style-name="P57"/>
      <text:p text:style-name="P87"><text:span text:style-name="T64"><text:tab/></text:span><text:span text:style-name="T67">uint8_t mn[16] = {0};</text:span></text:p>
      <text:p text:style-name="P57"/>
      <text:p text:style-name="P87"><text:tab/><text:tab/>8000823a:<text:tab/>30 08 <text:s text:c="6"/><text:tab/>mov<text:tab/>r8,0</text:p>
      <text:p text:style-name="P87"><text:soft-page-break/><text:tab/><text:tab/>8000823c:<text:tab/>30 09 <text:s text:c="6"/><text:tab/>mov<text:tab/>r9,0</text:p>
      <text:p text:style-name="P87"><text:tab/><text:tab/>8000823e:<text:tab/>ee e9 ff cc <text:tab/>st.d<text:tab/>r7[-52],r8 </text:p>
      <text:p text:style-name="P87"><text:tab/><text:tab/>80008242:<text:tab/>30 08 <text:s text:c="6"/><text:tab/>mov<text:tab/>r8,0</text:p>
      <text:p text:style-name="P87"><text:tab/><text:tab/>80008244:<text:tab/>30 09 <text:s text:c="6"/><text:tab/>mov<text:tab/>r9,0 </text:p>
      <text:p text:style-name="P87"><text:tab/><text:tab/>80008246:<text:tab/>ee e9 ff d4 <text:tab/>st.d<text:tab/>r7[-44],r8 </text:p>
      <text:p text:style-name="P87"><text:span text:style-name="T64"><text:tab/></text:span><text:span text:style-name="T67">Assert( adcifa != NULL );</text:span></text:p>
      <text:p text:style-name="P57"/>
      <text:p text:style-name="P87"><text:span text:style-name="T64"><text:tab/></text:span><text:span text:style-name="T67">switch (sequencer) {</text:span></text:p>
      <text:p text:style-name="P87"><text:tab/><text:tab/>8000824a:<text:tab/>ef 38 ff c4 <text:tab/>ld.ub<text:tab/>r8,r7[-60]</text:p>
      <text:p text:style-name="P87"><text:tab/><text:tab/>8000824e:<text:tab/>58 08 <text:s text:c="6"/><text:tab/><text:span text:style-name="T42">cp.w<text:tab/>r8,0 </text:span></text:p>
      <text:p text:style-name="P87"><text:tab/><text:tab/>80008250:<text:tab/>c0 60 <text:s text:c="6"/><text:tab/>breq<text:tab/>8000825c </text:p>
      <text:p text:style-name="P87"><text:tab/><text:tab/>80008252:<text:tab/>58 18 <text:s text:c="6"/><text:tab/>cp.w<text:tab/>r8,1</text:p>
      <text:p text:style-name="P87"><text:tab/><text:tab/>80008254:<text:tab/>e0 80 01 65 <text:tab/>breq<text:tab/>8000851e</text:p>
      <text:p text:style-name="P87"><text:tab/><text:tab/>80008258:<text:tab/>e0 8f 02 54 <text:tab/>bral<text:tab/>80008700 </text:p>
      <text:p text:style-name="P87"><text:span text:style-name="T56"><text:tab/></text:span><text:span text:style-name="T46">case 0:</text:span></text:p>
      <text:p text:style-name="P22"><text:tab/>ADCIFA_configure_sequencer_0(</text:p>
      <text:p text:style-name="P22"><text:tab/><text:tab/><text:tab/><text:tab/>(p_adcifa_sequencer_opt-&gt;convnb - 1),</text:p>
      <text:p text:style-name="P22"><text:tab/><text:tab/><text:tab/><text:tab/>(p_adcifa_sequencer_opt-&gt;resolution),</text:p>
      <text:p text:style-name="P22"><text:tab/><text:tab/><text:tab/><text:tab/>(p_adcifa_sequencer_opt-&gt;trigger_selection),</text:p>
      <text:p text:style-name="P22"><text:tab/><text:tab/><text:tab/><text:tab/>(p_adcifa_sequencer_opt-&gt;start_of_conversion),</text:p>
      <text:p text:style-name="P22"><text:s text:c="5"/><text:tab/>#if (defined AVR32_ADCIFA_100_H_INCLUDED)</text:p>
      <text:p text:style-name="P22"><text:tab/><text:tab/><text:tab/><text:tab/>(p_adcifa_sequencer_opt-&gt;oversampling),</text:p>
      <text:p text:style-name="P22"><text:tab/>#else</text:p>
      <text:p text:style-name="P22"><text:tab/><text:tab/><text:tab/><text:tab/>(p_adcifa_sequencer_opt-&gt;sh_mode),</text:p>
      <text:p text:style-name="P22"><text:tab/>#endif</text:p>
      <text:p text:style-name="P22"><text:tab/><text:tab/><text:tab/><text:tab/>(p_adcifa_sequencer_opt-&gt;half_word_adjustment),</text:p>
      <text:p text:style-name="P22"><text:tab/><text:tab/><text:tab/><text:tab/>(p_adcifa_sequencer_opt→software_acknowledge));</text:p>
      <text:p text:style-name="P22"/>
      <text:p text:style-name="P87"><text:tab/><text:tab/><text:span text:style-name="T95">8000825c:<text:tab/>fc 78 24 00 <text:tab/>mov<text:tab/>r8,-187392</text:span> <text:span text:style-name="T56">//Operation to find the base address of ADCIFA, </text:span><text:span text:style-name="T59">0xFFFD2400</text:span><text:span text:style-name="T56">.</text:span></text:p>
      <text:p text:style-name="P87"><text:tab/><text:tab/>80008260:<text:tab/>ee f9 ff c0 <text:tab/>ld.w<text:tab/>r9,r7[-64] </text:p>
      <text:p text:style-name="P87"><text:tab/><text:tab/>80008264:<text:tab/>13 89 <text:s text:c="6"/><text:tab/>ld.ub<text:tab/>r9,r9[0x0]</text:p>
      <text:p text:style-name="P87"><text:tab/><text:tab/>80008266:<text:tab/>20 19 <text:s text:c="6"/><text:tab/>sub<text:tab/>r9,1 </text:p>
      <text:p text:style-name="P87"><text:tab/><text:tab/>80008268:<text:tab/>f2 0a 15 10 <text:tab/>lsl<text:tab/>r10,r9,0x10 </text:p>
      <text:p text:style-name="P87"><text:soft-page-break/><text:tab/><text:tab/>8000826c:<text:tab/>ee f9 ff c0 <text:tab/>ld.w<text:tab/>r9,r7[-64]</text:p>
      <text:p text:style-name="P87"><text:tab/><text:tab/>80008270:<text:tab/>13 99 <text:s text:c="6"/><text:tab/>ld.ub<text:tab/>r9,r9[0x1] </text:p>
      <text:p text:style-name="P87"><text:tab/><text:tab/>80008272:<text:tab/>ad 69 <text:s text:c="6"/><text:tab/>lsl<text:tab/>r9,0xc</text:p>
      <text:p text:style-name="P87"><text:tab/><text:tab/>80008274:<text:tab/>12 4a <text:s text:c="6"/><text:tab/>or<text:tab/>r10,r9</text:p>
      <text:p text:style-name="P87"><text:tab/><text:tab/>80008276:<text:tab/>ee f9 ff c0 <text:tab/>ld.w<text:tab/>r9,r7[-64]</text:p>
      <text:p text:style-name="P87"><text:tab/><text:tab/>8000827a:<text:tab/>13 a9 <text:s text:c="6"/><text:tab/>ld.ub<text:tab/>r9,r9[0x2] </text:p>
      <text:p text:style-name="P87"><text:tab/><text:tab/>8000827c:<text:tab/>a9 69 <text:s text:c="6"/><text:tab/>lsl<text:tab/>r9,0x8 </text:p>
      <text:p text:style-name="P87"><text:tab/><text:tab/>8000827e:<text:tab/>12 4a <text:s text:c="6"/><text:tab/>or<text:tab/>r10,r9 </text:p>
      <text:p text:style-name="P87"><text:tab/><text:tab/>80008280:<text:tab/>ee f9 ff c0 <text:tab/>ld.w<text:tab/>r9,r7[-64]</text:p>
      <text:p text:style-name="P87"><text:tab/><text:tab/>80008284:<text:tab/>13 b9 <text:s text:c="6"/><text:tab/>ld.ub<text:tab/>r9,r9[0x3]</text:p>
      <text:p text:style-name="P87"><text:tab/><text:tab/>80008286:<text:tab/>a3 69 <text:s text:c="6"/><text:tab/>lsl<text:tab/>r9,0x2 </text:p>
      <text:p text:style-name="P87"><text:tab/><text:tab/>80008288:<text:tab/>12 4a <text:s text:c="6"/><text:tab/>or<text:tab/>r10,r9 </text:p>
      <text:p text:style-name="P87"><text:tab/><text:tab/>8000828a:<text:tab/>ee f9 ff c0 <text:tab/>ld.w<text:tab/>r9,r7[-64] </text:p>
      <text:p text:style-name="P87"><text:tab/><text:tab/>8000828e:<text:tab/>13 c9 <text:s text:c="6"/><text:tab/>ld.ub<text:tab/>r9,r9[0x4] </text:p>
      <text:p text:style-name="P87"><text:tab/><text:tab/>80008290:<text:tab/>a3 79 <text:s text:c="6"/><text:tab/>lsl<text:tab/>r9,0x3 </text:p>
      <text:p text:style-name="P87"><text:tab/><text:tab/>80008292:<text:tab/>12 4a <text:s text:c="6"/><text:tab/>or<text:tab/>r10,r9 </text:p>
      <text:p text:style-name="P87"><text:tab/><text:tab/>80008294:<text:tab/>ee f9 ff c0 <text:tab/>ld.w<text:tab/>r9,r7[-64] </text:p>
      <text:p text:style-name="P87"><text:tab/><text:tab/>80008298:<text:tab/>13 d9 <text:s text:c="6"/><text:tab/>ld.ub<text:tab/>r9,r9[0x5] </text:p>
      <text:p text:style-name="P87"><text:tab/><text:tab/>8000829a:<text:tab/>a1 79 <text:s text:c="6"/><text:tab/>lsl<text:tab/>r9,0x1 </text:p>
      <text:p text:style-name="P87"><text:tab/><text:tab/>8000829c:<text:tab/>12 4a <text:s text:c="6"/><text:tab/>or<text:tab/>r10,r9 </text:p>
      <text:p text:style-name="P87"><text:tab/><text:tab/>8000829e:<text:tab/>ee f9 ff c0 <text:tab/>ld.w<text:tab/>r9,r7[-64] </text:p>
      <text:p text:style-name="P87"><text:tab/><text:tab/>800082a2:<text:tab/>13 e9 <text:s text:c="6"/><text:tab/>ld.ub<text:tab/>r9,r9[0x6]</text:p>
      <text:p text:style-name="P87"><text:tab/><text:tab/>800082a4:<text:tab/>f5 e9 10 09 <text:tab/>or<text:tab/>r9,r10,r9</text:p>
      <text:p text:style-name="P87"><text:tab/><text:tab/><text:span text:style-name="T96">800082a8:<text:tab/>91 59 <text:s text:c="6"/><text:tab/>st.w<text:tab/>r8[0x14],r9</text:span> –- <text:s/>S<text:span text:style-name="T64">tore the value in the register R9 in register R8[0x14](</text:span><text:span text:style-name="T66">SEQCFG0 register offset: 0x14</text:span><text:span text:style-name="T64">).</text:span></text:p>
      <text:p text:style-name="P87"><text:tab/><text:tab/></text:p>
      <text:p text:style-name="P87"><text:tab/><text:span text:style-name="T93">for (i = 0; i &lt; p_adcifa_sequencer_opt-&gt;convnb; i++) {</text:span></text:p>
      <text:p text:style-name="P16"/>
      <text:p text:style-name="P87"><text:tab/><text:tab/>800082aa:<text:tab/>30 08 <text:s text:c="6"/><text:tab/>mov<text:tab/>r8,0</text:p>
      <text:p text:style-name="P87"><text:tab/><text:tab/>800082ac:<text:tab/>ef 68 ff ff <text:tab/>st.b<text:tab/>r7[-1],r8</text:p>
      <text:p text:style-name="P87"><text:tab/><text:tab/>800082b0:<text:tab/>c1 68 <text:s text:c="6"/><text:tab/>rjmp<text:tab/>800082dc // Jump to else block</text:p>
      <text:p text:style-name="P87"><text:tab/><text:span text:style-name="T93">g[i] = p_adcifa_sequencer_conversion_opt[i].gain;</text:span></text:p>
      <text:p text:style-name="P87"><text:tab/><text:tab/>800082b2:<text:tab/>ef 3a ff ff <text:tab/>ld.ub<text:tab/>r10,r7[-1]</text:p>
      <text:p text:style-name="P87"><text:tab/><text:tab/>800082b6:<text:tab/>ef 39 ff ff <text:tab/>ld.ub<text:tab/>r9,r7[-1]</text:p>
      <text:p text:style-name="P87"><text:soft-page-break/><text:tab/><text:tab/>800082ba:<text:tab/>12 98 <text:s text:c="6"/><text:tab/>mov<text:tab/>r8,r9</text:p>
      <text:p text:style-name="P87"><text:tab/><text:tab/>800082bc:<text:tab/>a1 78 <text:s text:c="6"/><text:tab/>lsl<text:tab/>r8,0x1 </text:p>
      <text:p text:style-name="P87"><text:tab/><text:tab/>800082be:<text:tab/>12 08 <text:s text:c="6"/><text:tab/>add<text:tab/>r8,r9 </text:p>
      <text:p text:style-name="P87"><text:tab/><text:tab/>800082c0:<text:tab/>ee f9 ff bc <text:tab/>ld.w<text:tab/>r9,r7[-68] </text:p>
      <text:p text:style-name="P87"><text:tab/><text:tab/>800082c4:<text:tab/>f2 08 00 08 <text:tab/>add<text:tab/>r8,r9,r8 </text:p>
      <text:p text:style-name="P87"><text:tab/><text:tab/>800082c8:<text:tab/>11 a8 <text:s text:c="6"/><text:tab/>ld.ub<text:tab/>r8,r8[0x2] </text:p>
      <text:p text:style-name="P87"><text:tab/><text:tab/>800082ca:<text:tab/>ee 0a 00 09 <text:tab/>add<text:tab/>r9,r7,r10</text:p>
      <text:p text:style-name="P87"><text:tab/><text:tab/>800082ce:<text:tab/>f3 68 ff ec <text:tab/>st.b<text:tab/>r9[-20],r8</text:p>
      <text:p text:style-name="P87"><text:span text:style-name="T64"><text:tab/></text:span><text:span text:style-name="T67">for (i = 0; i &lt; p_adcifa_sequencer_opt-&gt;convnb; i++) {</text:span></text:p>
      <text:p text:style-name="P57"/>
      <text:p text:style-name="P87"><text:tab/><text:tab/>800082d2:<text:tab/>ef 38 ff ff <text:tab/>ld.ub<text:tab/>r8,r7[-1]</text:p>
      <text:p text:style-name="P87"><text:tab/><text:tab/>800082d6:<text:tab/>2f f8 <text:s text:c="6"/><text:tab/>sub<text:tab/>r8,-1 </text:p>
      <text:p text:style-name="P87"><text:tab/><text:tab/>800082d8:<text:tab/>ef 68 ff ff <text:tab/>st.b<text:tab/>r7[-1],r8</text:p>
      <text:p text:style-name="P87"><text:tab/><text:tab/>800082dc:<text:tab/>ee f8 ff c0 <text:tab/>ld.w<text:tab/>r8,r7[-64] </text:p>
      <text:p text:style-name="P87"><text:tab/><text:tab/>800082e0:<text:tab/>11 88 <text:s text:c="6"/><text:tab/>ld.ub<text:tab/>r8,r8[0x0]</text:p>
      <text:p text:style-name="P87"><text:tab/><text:tab/>800082e2:<text:tab/>ef 39 ff ff <text:tab/>ld.ub<text:tab/>r9,r7[-1]</text:p>
      <text:p text:style-name="P87"><text:tab/><text:tab/>800082e6:<text:tab/>f0 09 18 00 <text:tab/>cp.b<text:tab/>r9,r8 </text:p>
      <text:p text:style-name="P87"><text:tab/><text:tab/>800082ea:<text:tab/>ce 43 <text:s text:c="6"/><text:tab/>brcs<text:tab/>800082b2 </text:p>
      <text:p text:style-name="P87"><text:tab/><text:span text:style-name="T93">g[i] = p_adcifa_sequencer_conversion_opt[i].gain;</text:span></text:p>
      <text:p text:style-name="P16"><text:tab/>}</text:p>
      <text:p text:style-name="P16"><text:tab/>ADCIFA_configure_sh0gain(g[7], g[6], g[5], g[4], g[3], g[2],g[1], g[0]);</text:p>
      <text:p text:style-name="P87"/>
      <text:p text:style-name="P87"><text:tab/><text:tab/><text:span text:style-name="T96">800082ec:<text:tab/>fc 78 24 00 <text:tab/>mov<text:tab/>r8,-187392</text:span><text:span text:style-name="T137"> - </text:span><text:span text:style-name="T104">//</text:span><text:span text:style-name="T104">Operation to find the base address of ADCIFA, </text:span><text:span text:style-name="T114">0xFFFD2400</text:span><text:span text:style-name="T104">.</text:span></text:p>
      <text:p text:style-name="P87"><text:tab/><text:tab/>800082f0:<text:tab/>ef 39 ff f3 <text:tab/>ld.ub<text:tab/>r9,r7[-13] </text:p>
      <text:p text:style-name="P87"><text:tab/><text:tab/>800082f4:<text:tab/>f2 0a 15 1c <text:tab/>lsl<text:tab/>r10,r9,0x1c</text:p>
      <text:p text:style-name="P87"><text:tab/><text:tab/>800082f8:<text:tab/>ef 39 ff f2 <text:tab/>ld.ub<text:tab/>r9,r7[-14] </text:p>
      <text:p text:style-name="P87"><text:tab/><text:tab/>800082fc:<text:tab/>b9 69 <text:s text:c="6"/><text:tab/>lsl<text:tab/>r9,0x18 </text:p>
      <text:p text:style-name="P87"><text:tab/><text:tab/>800082fe:<text:tab/>12 4a <text:s text:c="6"/><text:tab/>or<text:tab/>r10,r9 </text:p>
      <text:p text:style-name="P87"><text:tab/><text:tab/>80008300:<text:tab/>ef 39 ff f1 <text:tab/>ld.ub<text:tab/>r9,r7[-15] </text:p>
      <text:p text:style-name="P87"><text:tab/><text:tab/>80008304:<text:tab/>b5 69 <text:s text:c="6"/><text:tab/>lsl<text:tab/>r9,0x14 </text:p>
      <text:p text:style-name="P87"><text:tab/><text:tab/>80008306:<text:tab/>12 4a <text:s text:c="6"/><text:tab/>or<text:tab/>r10,r9</text:p>
      <text:p text:style-name="P87"><text:tab/><text:tab/>80008308:<text:tab/>ef 39 ff f0 <text:tab/>ld.ub<text:tab/>r9,r7[-16] </text:p>
      <text:p text:style-name="P87"><text:tab/><text:tab/>8000830c:<text:tab/>b1 69 <text:s text:c="6"/><text:tab/>lsl<text:tab/>r9,0x10</text:p>
      <text:p text:style-name="P87"><text:soft-page-break/><text:tab/><text:tab/>8000830e:<text:tab/>12 4a <text:s text:c="6"/><text:tab/>or<text:tab/>r10,r9 </text:p>
      <text:p text:style-name="P87"><text:tab/><text:tab/>80008310:<text:tab/>ef 39 ff ef <text:tab/>ld.ub<text:tab/>r9,r7[-17]</text:p>
      <text:p text:style-name="P87"><text:tab/><text:tab/>80008314:<text:tab/>ad 69 <text:s text:c="6"/><text:tab/>lsl<text:tab/>r9,0xc </text:p>
      <text:p text:style-name="P87"><text:tab/><text:tab/>80008316:<text:tab/>12 4a <text:s text:c="6"/><text:tab/>or<text:tab/>r10,r9 </text:p>
      <text:p text:style-name="P87"><text:tab/><text:tab/>80008318:<text:tab/>ef 39 ff ee <text:tab/>ld.ub<text:tab/>r9,r7[-18] </text:p>
      <text:p text:style-name="P87"><text:tab/><text:tab/>8000831c:<text:tab/>a9 69 <text:s text:c="6"/><text:tab/>lsl<text:tab/>r9,0x8</text:p>
      <text:p text:style-name="P87"><text:tab/><text:tab/>8000831e:<text:tab/>12 4a <text:s text:c="6"/><text:tab/>or<text:tab/>r10,r9 </text:p>
      <text:p text:style-name="P87"><text:tab/><text:tab/>80008320:<text:tab/>ef 39 ff ed <text:tab/>ld.ub<text:tab/>r9,r7[-19] </text:p>
      <text:p text:style-name="P87"><text:tab/><text:tab/>80008324:<text:tab/>a5 69 <text:s text:c="6"/><text:tab/>lsl<text:tab/>r9,0x4 </text:p>
      <text:p text:style-name="P87"><text:tab/><text:tab/>80008326:<text:tab/>12 4a <text:s text:c="6"/><text:tab/>or<text:tab/>r10,r9 </text:p>
      <text:p text:style-name="P87"><text:tab/><text:tab/>80008328:<text:tab/>ef 39 ff ec <text:tab/>ld.ub<text:tab/>r9,r7[-20] </text:p>
      <text:p text:style-name="P87"><text:tab/><text:tab/>8000832c:<text:tab/>f5 e9 10 09 <text:tab/>or<text:tab/>r9,r10,r9</text:p>
      <text:p text:style-name="P87"><text:tab/><text:tab/><text:span text:style-name="T96">80008330:<text:tab/>91 79 <text:s text:c="6"/><text:tab/>st.w<text:tab/>r8[0x1c],r9</text:span> - S<text:span text:style-name="T64">tore the value in the register R9 into register R8[0x1c]</text:span><text:span text:style-name="T66">(SHG0 register offset: 0x1C</text:span><text:span text:style-name="T64">).</text:span></text:p>
      <text:p text:style-name="P57"/>
      <text:p text:style-name="P87"><text:span text:style-name="T64"><text:tab/></text:span><text:span text:style-name="T67">for (i = 0; i &lt; p_adcifa_sequencer_opt-&gt;convnb; i++) {</text:span></text:p>
      <text:p text:style-name="P87"><text:tab/><text:tab/>80008332:<text:tab/>30 08 <text:s text:c="6"/><text:tab/>mov<text:tab/>r8,0</text:p>
      <text:p text:style-name="P87"><text:tab/><text:tab/>80008334:<text:tab/>ef 68 ff ff <text:tab/>st.b<text:tab/>r7[-1],r8 </text:p>
      <text:p text:style-name="P87"><text:tab/><text:tab/>80008338:<text:tab/>c2 68 <text:s text:c="6"/><text:tab/>rjmp<text:tab/>80008384 </text:p>
      <text:p text:style-name="P42"/>
      <text:p text:style-name="P87"><text:span text:style-name="T68"><text:tab/><text:tab/></text:span><text:span text:style-name="T72">mp[i] = p_adcifa_sequencer_conversion_opt[i].channel_p;</text:span></text:p>
      <text:p text:style-name="P87"><text:tab/><text:tab/>8000833a:<text:tab/>ef 3a ff ff <text:tab/>ld.ub<text:tab/>r10,r7[-1] </text:p>
      <text:p text:style-name="P87"><text:tab/><text:tab/>8000833e:<text:tab/>ef 39 ff ff <text:tab/>ld.ub<text:tab/>r9,r7[-1]</text:p>
      <text:p text:style-name="P87"><text:tab/><text:tab/>80008342:<text:tab/>12 98 <text:s text:c="6"/><text:tab/>mov<text:tab/>r8,r9</text:p>
      <text:p text:style-name="P87"><text:tab/><text:tab/>80008344:<text:tab/>a1 78 <text:s text:c="6"/><text:tab/>lsl<text:tab/>r8,0x1</text:p>
      <text:p text:style-name="P87"><text:tab/><text:tab/>80008346:<text:tab/>12 08 <text:s text:c="6"/><text:tab/>add<text:tab/>r8,r9 </text:p>
      <text:p text:style-name="P87"><text:tab/><text:tab/>80008348:<text:tab/>ee f9 ff bc <text:tab/>ld.w<text:tab/>r9,r7[-68] </text:p>
      <text:p text:style-name="P87"><text:tab/><text:tab/>8000834c:<text:tab/>f2 08 00 08 <text:tab/>add<text:tab/>r8,r9,r8</text:p>
      <text:p text:style-name="P87"><text:tab/><text:tab/>80008350:<text:tab/>11 88 <text:s text:c="6"/><text:tab/>ld.ub<text:tab/>r8,r8[0x0] </text:p>
      <text:p text:style-name="P87"><text:tab/><text:tab/>80008352:<text:tab/>ee 0a 00 09 <text:tab/>add<text:tab/>r9,r7,r10 </text:p>
      <text:p text:style-name="P87"><text:tab/><text:tab/>80008356:<text:tab/>f3 68 ff dc <text:tab/>st.b<text:tab/>r9[-36],r8</text:p>
      <text:p text:style-name="P87"><text:span text:style-name="T64"><text:tab/><text:tab/></text:span><text:span text:style-name="T67">mn[i] = p_adcifa_sequencer_conversion_opt[i].channel_n;</text:span></text:p>
      <text:p text:style-name="P57"/>
      <text:p text:style-name="P87"><text:tab/><text:tab/>8000835a:<text:tab/>ef 3a ff ff <text:tab/>ld.ub<text:tab/>r10,r7[-1]</text:p>
      <text:p text:style-name="P87"><text:soft-page-break/><text:tab/><text:tab/>8000835e:<text:tab/>ef 39 ff ff <text:tab/>ld.ub<text:tab/>r9,r7[-1]</text:p>
      <text:p text:style-name="P87"><text:tab/><text:tab/>80008362:<text:tab/>12 98 <text:s text:c="6"/><text:tab/>mov<text:tab/>r8,r9 </text:p>
      <text:p text:style-name="P87"><text:tab/><text:tab/>80008364:<text:tab/>a1 78 <text:s text:c="6"/><text:tab/>lsl<text:tab/>r8,0x1 </text:p>
      <text:p text:style-name="P87"><text:tab/><text:tab/>80008366:<text:tab/>12 08 <text:s text:c="6"/><text:tab/>add<text:tab/>r8,r9</text:p>
      <text:p text:style-name="P87"><text:tab/><text:tab/>80008368:<text:tab/>ee f9 ff bc <text:tab/>ld.w<text:tab/>r9,r7[-68]</text:p>
      <text:p text:style-name="P87"><text:tab/><text:tab/>8000836c:<text:tab/>f2 08 00 08 <text:tab/>add<text:tab/>r8,r9,r8 </text:p>
      <text:p text:style-name="P87"><text:tab/><text:tab/>80008370:<text:tab/>11 98 <text:s text:c="6"/><text:tab/>ld.ub<text:tab/>r8,r8[0x1]</text:p>
      <text:p text:style-name="P87"><text:tab/><text:tab/>80008372:<text:tab/>ee 0a 00 09 <text:tab/>add<text:tab/>r9,r7,r10 </text:p>
      <text:p text:style-name="P87"><text:tab/><text:tab/>80008376:<text:tab/>f3 68 ff cc <text:tab/>st.b<text:tab/>r9[-52],r8 </text:p>
      <text:p text:style-name="P16"><text:tab/>}</text:p>
      <text:p text:style-name="P87"><text:span text:style-name="T64"><text:tab/></text:span><text:span text:style-name="T67">for (i = 0; i &lt; p_adcifa_sequencer_opt-&gt;convnb; i++) {</text:span></text:p>
      <text:p text:style-name="P57"/>
      <text:p text:style-name="P87"><text:tab/><text:tab/>8000837a:<text:tab/>ef 38 ff ff <text:tab/>ld.ub<text:tab/>r8,r7[-1]</text:p>
      <text:p text:style-name="P87"><text:tab/><text:tab/>8000837e:<text:tab/>2f f8 <text:s text:c="6"/><text:tab/>sub<text:tab/>r8,-1 </text:p>
      <text:p text:style-name="P87"><text:tab/><text:tab/>80008380:<text:tab/>ef 68 ff ff <text:tab/>st.b<text:tab/>r7[-1],r8</text:p>
      <text:p text:style-name="P87"><text:tab/><text:tab/>80008384:<text:tab/>ee f8 ff c0 <text:tab/>ld.w<text:tab/>r8,r7[-64] </text:p>
      <text:p text:style-name="P87"><text:tab/><text:tab/>80008388:<text:tab/>11 88 <text:s text:c="6"/><text:tab/>ld.ub<text:tab/>r8,r8[0x0]</text:p>
      <text:p text:style-name="P87"><text:tab/><text:tab/>8000838a:<text:tab/>ef 39 ff ff <text:tab/>ld.ub<text:tab/>r9,r7[-1]</text:p>
      <text:p text:style-name="P87"><text:tab/><text:tab/>8000838e:<text:tab/>f0 09 18 00 <text:tab/>cp.b<text:tab/>r9,r8 </text:p>
      <text:p text:style-name="P87"><text:tab/><text:tab/>80008392:<text:tab/>cd 43 <text:s text:c="6"/><text:tab/>brcs<text:tab/>8000833a</text:p>
      <text:p text:style-name="P87"><text:tab/><text:tab/><text:tab/><text:span text:style-name="T93">mp[i] = p_adcifa_sequencer_conversion_opt[i].channel_p;</text:span></text:p>
      <text:p text:style-name="P16"><text:tab/><text:tab/><text:tab/>mn[i] = p_adcifa_sequencer_conversion_opt[i].channel_n;</text:p>
      <text:p text:style-name="P16"><text:tab/>}</text:p>
      <text:p text:style-name="P87"><text:tab/><text:span text:style-name="T93">ADCIFA_configure_muxsel0p(mp[7], mp[6], mp[5], mp[4], mp[3], mp[2], mp[1], mp[0]);</text:span></text:p>
      <text:p text:style-name="P87"/>
      <text:p text:style-name="P87"><text:tab/><text:tab/><text:span text:style-name="T96">80008394:<text:tab/>fc 78 24 00 <text:tab/>mov<text:tab/>r8,-187392</text:span><text:span text:style-name="T137"> -</text:span>- <text:span text:style-name="T104">//</text:span><text:span text:style-name="T104">Operation to find the base address of ADCIFA, </text:span><text:span text:style-name="T114">0xFFFD2400</text:span><text:span text:style-name="T104">.</text:span></text:p>
      <text:p text:style-name="P87"><text:tab/><text:tab/>80008398:<text:tab/>ef 39 ff e3 <text:tab/>ld.ub<text:tab/>r9,r7[-29] </text:p>
      <text:p text:style-name="P87"><text:tab/><text:tab/>8000839c:<text:tab/>f2 0a 15 18 <text:tab/>lsl<text:tab/>r10,r9,0x18 </text:p>
      <text:p text:style-name="P87"><text:tab/><text:tab/>800083a0:<text:tab/>ef 39 ff e2 <text:tab/>ld.ub<text:tab/>r9,r7[-30] </text:p>
      <text:p text:style-name="P87"><text:tab/><text:tab/>800083a4:<text:tab/>b1 69 <text:s text:c="6"/><text:tab/>lsl<text:tab/>r9,0x10 </text:p>
      <text:p text:style-name="P87"><text:tab/><text:tab/>800083a6:<text:tab/>12 4a <text:s text:c="6"/><text:tab/>or<text:tab/>r10,r9</text:p>
      <text:p text:style-name="P87"><text:tab/><text:tab/>800083a8:<text:tab/>ef 39 ff e1 <text:tab/>ld.ub<text:tab/>r9,r7[-31] </text:p>
      <text:p text:style-name="P87"><text:tab/><text:tab/>800083ac:<text:tab/>a9 69 <text:s text:c="6"/><text:tab/>lsl<text:tab/>r9,0x8</text:p>
      <text:p text:style-name="P87"><text:soft-page-break/><text:tab/><text:tab/>800083ae:<text:tab/>12 4a <text:s text:c="6"/><text:tab/>or<text:tab/>r10,r9 </text:p>
      <text:p text:style-name="P87"><text:tab/><text:tab/>800083b0:<text:tab/>ef 39 ff e0 <text:tab/>ld.ub<text:tab/>r9,r7[-32] </text:p>
      <text:p text:style-name="P87"><text:tab/><text:tab/>800083b4:<text:tab/>f5 e9 10 09 <text:tab/>or<text:tab/>r9,r10,r9</text:p>
      <text:p text:style-name="P121"><text:span text:style-name="T89"><text:tab/><text:tab/></text:span><text:span text:style-name="T96">800083b8:<text:tab/>91 b9 <text:s text:c="6"/><text:tab/>st.w<text:tab/>r8[0x2c],r9</text:span><text:span text:style-name="T89"> - S</text:span><text:span text:style-name="T65">tore </text:span><text:span text:style-name="T15">the value </text:span><text:span text:style-name="T65">in the register R9 into register R8[0x2c](</text:span><text:span text:style-name="T62">I</text:span><text:span text:style-name="T86">NPSEL10 register offset: 0x2C</text:span><text:span text:style-name="T65">).</text:span></text:p>
      <text:p text:style-name="P87"><text:tab/><text:tab/><text:span text:style-name="T93">800083ba:<text:tab/>fc 78 24 00 <text:tab/>mov<text:tab/>r8,-187392 </text:span>- <text:span text:style-name="T104">//</text:span><text:span text:style-name="T104">Operation to find the base address of ADCIFA, 0xFFFD2400.</text:span></text:p>
      <text:p text:style-name="P87"><text:tab/><text:tab/>800083be:<text:tab/>ef 39 ff df <text:tab/>ld.ub<text:tab/>r9,r7[-33]</text:p>
      <text:p text:style-name="P87"><text:tab/><text:tab/>800083c2:<text:tab/>f2 0a 15 18 <text:tab/>lsl<text:tab/>r10,r9,0x18</text:p>
      <text:p text:style-name="P87"><text:tab/><text:tab/>800083c6:<text:tab/>ef 39 ff de <text:tab/>ld.ub<text:tab/>r9,r7[-34] </text:p>
      <text:p text:style-name="P87"><text:tab/><text:tab/>800083ca:<text:tab/>b1 69 <text:s text:c="6"/><text:tab/>lsl<text:tab/>r9,0x10 </text:p>
      <text:p text:style-name="P87"><text:tab/><text:tab/>800083cc:<text:tab/>12 4a <text:s text:c="6"/><text:tab/>or<text:tab/>r10,r9</text:p>
      <text:p text:style-name="P87"><text:tab/><text:tab/>800083ce:<text:tab/>ef 39 ff dd <text:tab/>ld.ub<text:tab/>r9,r7[-35] </text:p>
      <text:p text:style-name="P87"><text:tab/><text:tab/>800083d2:<text:tab/>a9 69 <text:s text:c="6"/><text:tab/>lsl<text:tab/>r9,0x8 </text:p>
      <text:p text:style-name="P87"><text:tab/><text:tab/>800083d4:<text:tab/>12 4a <text:s text:c="6"/><text:tab/>or<text:tab/>r10,r9</text:p>
      <text:p text:style-name="P87"><text:tab/><text:tab/>800083d6:<text:tab/>ef 39 ff dc <text:tab/>ld.ub<text:tab/>r9,r7[-36] </text:p>
      <text:p text:style-name="P87"><text:tab/><text:tab/>800083da:<text:tab/>f5 e9 10 09 <text:tab/>or<text:tab/>r9,r10,r9</text:p>
      <text:p text:style-name="P87"><text:tab/><text:tab/><text:span text:style-name="T96">800083de:<text:tab/>91 99 <text:s text:c="6"/><text:tab/>st.w<text:tab/>r8[0x24],r9</text:span> - S<text:span text:style-name="T64">tore </text:span><text:span text:style-name="T14">value</text:span><text:span text:style-name="T64"> in the register R9 into register R8[0x24](</text:span><text:span text:style-name="T66">INPSEL00 register offset: 0x24</text:span><text:span text:style-name="T64">).</text:span></text:p>
      <text:p text:style-name="P57"/>
      <text:p text:style-name="P58"><text:tab/>ADCIFA_configure_muxsel0n(mn[7], mn[6], mn[5], mn[4], mn[3],mn[2], mn[1], mn[0]);</text:p>
      <text:p text:style-name="P58"/>
      <text:p text:style-name="P87"><text:tab/><text:tab/><text:span text:style-name="T96">800083e0:<text:tab/>fc 78 24 00 <text:tab/>mov<text:tab/>r8,-187392</text:span><text:span text:style-name="T137"> </text:span>- <text:span text:style-name="T104">//</text:span><text:span text:style-name="T104">Operation to find the base address of ADCIFA, </text:span><text:span text:style-name="T114">0xFFFD2400</text:span><text:span text:style-name="T104">.</text:span></text:p>
      <text:p text:style-name="P87"><text:tab/><text:tab/>800083e4:<text:tab/>ef 39 ff d3 <text:tab/>ld.ub<text:tab/>r9,r7[-45] </text:p>
      <text:p text:style-name="P87"><text:tab/><text:tab/>800083e8:<text:tab/>f2 0a 15 18 <text:tab/>lsl<text:tab/>r10,r9,0x18</text:p>
      <text:p text:style-name="P87"><text:tab/><text:tab/>800083ec:<text:tab/>ef 39 ff d2 <text:tab/>ld.ub<text:tab/>r9,r7[-46]</text:p>
      <text:p text:style-name="P87"><text:tab/><text:tab/>800083f0:<text:tab/>b1 69 <text:s text:c="6"/><text:tab/>lsl<text:tab/>r9,0x10 </text:p>
      <text:p text:style-name="P87"><text:tab/><text:tab/>800083f2:<text:tab/>12 4a <text:s text:c="6"/><text:tab/>or<text:tab/>r10,r9 </text:p>
      <text:p text:style-name="P87"><text:tab/><text:tab/>800083f4:<text:tab/>ef 39 ff d1 <text:tab/>ld.ub<text:tab/>r9,r7[-47] </text:p>
      <text:p text:style-name="P87"><text:tab/><text:tab/>800083f8:<text:tab/>a9 69 <text:s text:c="6"/><text:tab/>lsl<text:tab/>r9,0x8 </text:p>
      <text:p text:style-name="P87"><text:tab/><text:tab/>800083fa:<text:tab/>12 4a <text:s text:c="6"/><text:tab/>or<text:tab/>r10,r9 </text:p>
      <text:p text:style-name="P87"><text:tab/><text:tab/>800083fc:<text:tab/>ef 39 ff d0 <text:tab/>ld.ub<text:tab/>r9,r7[-48] </text:p>
      <text:p text:style-name="P87"><text:tab/><text:tab/>80008400:<text:tab/>f5 e9 10 09 <text:tab/>or<text:tab/>r9,r10,r9 </text:p>
      <text:p text:style-name="P87"><text:soft-page-break/><text:tab/><text:tab/><text:span text:style-name="T96">80008404:<text:tab/>91 f9 <text:s text:c="6"/><text:tab/>st.w<text:tab/>r8[0x3c],r9</text:span> - S<text:span text:style-name="T64">tore </text:span><text:span text:style-name="T14">the value </text:span><text:span text:style-name="T64">in the register R9 into register R8[0x3c](</text:span><text:span text:style-name="T66">INNSEL10 register offset: 0x3C</text:span><text:span text:style-name="T64">).</text:span></text:p>
      <text:p text:style-name="P87"><text:tab/><text:tab/><text:span text:style-name="T95">80008406:<text:tab/>fc 78 24 00 <text:tab/>mov<text:tab/>r8,-187392</text:span><text:span text:style-name="T124"> </text:span>- <text:span text:style-name="T104">//</text:span><text:span text:style-name="T104">Operation to find the base address of ADCIFA, </text:span><text:span text:style-name="T114">0xFFFD2400</text:span><text:span text:style-name="T104">.</text:span></text:p>
      <text:p text:style-name="P87"><text:tab/><text:tab/>8000840a:<text:tab/>ef 39 ff cf <text:tab/>ld.ub<text:tab/>r9,r7[-49] </text:p>
      <text:p text:style-name="P87"><text:tab/><text:tab/>8000840e:<text:tab/>f2 0a 15 18 <text:tab/>lsl<text:tab/>r10,r9,0x18</text:p>
      <text:p text:style-name="P87"><text:tab/><text:tab/>80008412:<text:tab/>ef 39 ff ce <text:tab/>ld.ub<text:tab/>r9,r7[-50] </text:p>
      <text:p text:style-name="P87"><text:tab/><text:tab/>80008416:<text:tab/>b1 69 <text:s text:c="6"/><text:tab/>lsl<text:tab/>r9,0x10 </text:p>
      <text:p text:style-name="P87"><text:tab/><text:tab/>80008418:<text:tab/>12 4a <text:s text:c="6"/><text:tab/>or<text:tab/>r10,r9</text:p>
      <text:p text:style-name="P87"><text:tab/><text:tab/>8000841a:<text:tab/>ef 39 ff cd <text:tab/>ld.ub<text:tab/>r9,r7[-51] </text:p>
      <text:p text:style-name="P87"><text:tab/><text:tab/>8000841e:<text:tab/>a9 69 <text:s text:c="6"/><text:tab/>lsl<text:tab/>r9,0x8</text:p>
      <text:p text:style-name="P87"><text:tab/><text:tab/>80008420:<text:tab/>12 4a <text:s text:c="6"/><text:tab/>or<text:tab/>r10,r9</text:p>
      <text:p text:style-name="P87"><text:tab/><text:tab/>80008422:<text:tab/>ef 39 ff cc <text:tab/>ld.ub<text:tab/>r9,r7[-52]</text:p>
      <text:p text:style-name="P87"><text:tab/><text:tab/>80008426:<text:tab/>f5 e9 10 09 <text:tab/>or<text:tab/>r9,r10,r9 </text:p>
      <text:p text:style-name="P87"><text:tab/><text:tab/><text:span text:style-name="T96">8000842a:<text:tab/>91 d9 <text:s text:c="6"/><text:tab/>st.w<text:tab/>r8[0x34],r9</text:span> - S<text:span text:style-name="T64">tore </text:span><text:span text:style-name="T14">the value</text:span><text:span text:style-name="T64"> in the register R9 into register R8[0x34](</text:span><text:span text:style-name="T66">INNSEL00 register offset: 0x34</text:span><text:span text:style-name="T64">).</text:span></text:p>
      <text:p text:style-name="P57"/>
      <text:p text:style-name="P87"><text:span text:style-name="T64"><text:tab/></text:span><text:span text:style-name="T67">if(!adcifa_seq1_configured)</text:span></text:p>
      <text:p text:style-name="P87"><text:tab/><text:tab/>8000842c:<text:tab/>fe f8 02 e0 <text:tab/>ld.w<text:tab/>r8,pc[736]</text:p>
      <text:p text:style-name="P87"><text:tab/><text:tab/>80008430:<text:tab/>11 88 <text:s text:c="6"/><text:tab/>ld.ub<text:tab/>r8,r8[0x0] </text:p>
      <text:p text:style-name="P87"><text:tab/><text:tab/>80008432:<text:tab/>ec 18 00 01 <text:tab/>eorl<text:tab/>r8,0x1 </text:p>
      <text:p text:style-name="P87"><text:tab/><text:tab/>80008436:<text:tab/>5c 58 <text:s text:c="6"/><text:tab/>castu.b<text:tab/>r8 </text:p>
      <text:p text:style-name="P87"><text:tab/><text:tab/>80008438:<text:tab/>e0 80 01 63 <text:tab/>breq<text:tab/>800086fe</text:p>
      <text:p text:style-name="P119"><text:tab/>{</text:p>
      <text:p text:style-name="P119"><text:tab/><text:tab/>ADCIFA_configure_sh1gain(g[15], g[14], g[13], g[12], g[11], g[10], g[9], g[8]);</text:p>
      <text:p text:style-name="P87"><text:tab/><text:tab/></text:p>
      <text:p text:style-name="P87"><text:tab/><text:tab/><text:span text:style-name="T95">8000843c:<text:tab/>fc 78 24 00 <text:tab/>mov<text:tab/>r8,-187392</text:span> – \\<text:span text:style-name="T9">Operation to find the base address of ADCIFA (</text:span><text:span text:style-name="T12">0xFFFD2400</text:span><text:span text:style-name="T9">)</text:span></text:p>
      <text:p text:style-name="P87"><text:tab/><text:tab/>80008440:<text:tab/>ef 39 ff fb <text:tab/>ld.ub<text:tab/>r9,r7[-5] </text:p>
      <text:p text:style-name="P87"><text:tab/><text:tab/>80008444:<text:tab/>f2 0a 15 1c <text:tab/>lsl<text:tab/>r10,r9,0x1c</text:p>
      <text:p text:style-name="P87"><text:tab/><text:tab/>80008448:<text:tab/>ef 39 ff fa <text:tab/>ld.ub<text:tab/>r9,r7[-6] </text:p>
      <text:p text:style-name="P87"><text:tab/><text:tab/>8000844c:<text:tab/>b9 69 <text:s text:c="6"/><text:tab/>lsl<text:tab/>r9,0x18 </text:p>
      <text:p text:style-name="P87"><text:tab/><text:tab/>8000844e:<text:tab/>12 4a <text:s text:c="6"/><text:tab/>or<text:tab/>r10,r9 </text:p>
      <text:p text:style-name="P87"><text:tab/><text:tab/>80008450:<text:tab/>ef 39 ff f9 <text:tab/>ld.ub<text:tab/>r9,r7[-7] </text:p>
      <text:p text:style-name="P87"><text:soft-page-break/><text:tab/><text:tab/>80008454:<text:tab/>b5 69 <text:s text:c="6"/><text:tab/>lsl<text:tab/>r9,0x14 </text:p>
      <text:p text:style-name="P87"><text:tab/><text:tab/>80008456:<text:tab/>12 4a <text:s text:c="6"/><text:tab/>or<text:tab/>r10,r9 </text:p>
      <text:p text:style-name="P87"><text:tab/><text:tab/>80008458:<text:tab/>ef 39 ff f8 <text:tab/>ld.ub<text:tab/>r9,r7[-8]</text:p>
      <text:p text:style-name="P87"><text:tab/><text:tab/>8000845c:<text:tab/>b1 69 <text:s text:c="6"/><text:tab/>lsl<text:tab/>r9,0x10 </text:p>
      <text:p text:style-name="P87"><text:tab/><text:tab/>8000845e:<text:tab/>12 4a <text:s text:c="6"/><text:tab/>or<text:tab/>r10,r9 </text:p>
      <text:p text:style-name="P87"><text:tab/><text:tab/>80008460:<text:tab/>ef 39 ff f7 <text:tab/>ld.ub<text:tab/>r9,r7[-9] </text:p>
      <text:p text:style-name="P87"><text:tab/><text:tab/>80008464:<text:tab/>ad 69 <text:s text:c="6"/><text:tab/>lsl<text:tab/>r9,0xc </text:p>
      <text:p text:style-name="P87"><text:tab/><text:tab/>80008466:<text:tab/>12 4a <text:s text:c="6"/><text:tab/>or<text:tab/>r10,r9 </text:p>
      <text:p text:style-name="P87"><text:tab/><text:tab/>80008468:<text:tab/>ef 39 ff f6 <text:tab/>ld.ub<text:tab/>r9,r7[-10] </text:p>
      <text:p text:style-name="P87"><text:tab/><text:tab/>8000846c:<text:tab/>a9 69 <text:s text:c="6"/><text:tab/>lsl<text:tab/>r9,0x8</text:p>
      <text:p text:style-name="P87"><text:tab/><text:tab/>8000846e:<text:tab/>12 4a <text:s text:c="6"/><text:tab/>or<text:tab/>r10,r9</text:p>
      <text:p text:style-name="P87"><text:tab/><text:tab/>80008470:<text:tab/>ef 39 ff f5 <text:tab/>ld.ub<text:tab/>r9,r7[-11]</text:p>
      <text:p text:style-name="P87"><text:tab/><text:tab/>80008474:<text:tab/>a5 69 <text:s text:c="6"/><text:tab/>lsl<text:tab/>r9,0x4 </text:p>
      <text:p text:style-name="P87"><text:tab/><text:tab/>80008476:<text:tab/>12 4a <text:s text:c="6"/><text:tab/>or<text:tab/>r10,r9 </text:p>
      <text:p text:style-name="P87"><text:tab/><text:tab/>80008478:<text:tab/>ef 39 ff f4 <text:tab/>ld.ub<text:tab/>r9,r7[-12]</text:p>
      <text:p text:style-name="P87"><text:tab/><text:tab/>8000847c:<text:tab/>f5 e9 10 09 <text:tab/>or<text:tab/>r9,r10,r9</text:p>
      <text:p text:style-name="P87"><text:tab/><text:tab/>80008480:<text:tab/>91 89 <text:s text:c="6"/><text:tab/>st.w<text:tab/>r8[0x20],r9</text:p>
      <text:p text:style-name="P87"><text:span text:style-name="T64"><text:tab/><text:tab/></text:span><text:span text:style-name="T67">ADCIFA_configure_muxsel1p(mp[15], mp[14], mp[13], mp[12], mp[11], </text:span></text:p>
      <text:p text:style-name="P58"><text:tab/><text:tab/><text:tab/><text:tab/>mp[10], mp[9], mp[8]);</text:p>
      <text:p text:style-name="P57"/>
      <text:p text:style-name="P87"><text:tab/><text:tab/><text:span text:style-name="T95">80008482:<text:tab/>fc 78 24 00 <text:tab/>mov<text:tab/>r8,-187392 </text:span>- \\<text:span text:style-name="T9">Operation to find the base address of ADCIFA </text:span><text:span text:style-name="T12">(0xFFFD2400)</text:span></text:p>
      <text:p text:style-name="P87"><text:tab/><text:tab/>80008486:<text:tab/>ef 39 ff eb <text:tab/>ld.ub<text:tab/>r9,r7[-21]</text:p>
      <text:p text:style-name="P87"><text:tab/><text:tab/>8000848a:<text:tab/>f2 0a 15 18 <text:tab/>lsl<text:tab/>r10,r9,0x18 </text:p>
      <text:p text:style-name="P87"><text:tab/><text:tab/>8000848e:<text:tab/>ef 39 ff ea <text:tab/>ld.ub<text:tab/>r9,r7[-22]</text:p>
      <text:p text:style-name="P87"><text:tab/><text:tab/>80008492:<text:tab/>b1 69 <text:s text:c="6"/><text:tab/>lsl<text:tab/>r9,0x10 </text:p>
      <text:p text:style-name="P87"><text:tab/><text:tab/>80008494:<text:tab/>12 4a <text:s text:c="6"/><text:tab/>or<text:tab/>r10,r9 </text:p>
      <text:p text:style-name="P87"><text:tab/><text:tab/>80008496:<text:tab/>ef 39 ff e9 <text:tab/>ld.ub<text:tab/>r9,r7[-23] </text:p>
      <text:p text:style-name="P87"><text:tab/><text:tab/>8000849a:<text:tab/>a9 69 <text:s text:c="6"/><text:tab/>lsl<text:tab/>r9,0x8 </text:p>
      <text:p text:style-name="P87"><text:tab/><text:tab/>8000849c:<text:tab/>12 4a <text:s text:c="6"/><text:tab/>or<text:tab/>r10,r9</text:p>
      <text:p text:style-name="P87"><text:tab/><text:tab/>8000849e:<text:tab/>ef 39 ff e8 <text:tab/>ld.ub<text:tab/>r9,r7[-24]</text:p>
      <text:p text:style-name="P87"><text:tab/><text:tab/>800084a2:<text:tab/>f5 e9 10 09 <text:tab/>or<text:tab/>r9,r10,r9</text:p>
      <text:p text:style-name="P87"><text:tab/><text:tab/>800084a6:<text:tab/>91 c9 <text:s text:c="6"/><text:tab/>st.w<text:tab/>r8[0x30],r9 </text:p>
      <text:p text:style-name="P87"><text:soft-page-break/><text:tab/><text:tab/><text:span text:style-name="T95">800084a8:<text:tab/>fc 78 24 00 <text:tab/>mov<text:tab/>r8,-187392</text:span>- \\<text:span text:style-name="T9">Operation to find the base address of ADCIFA </text:span><text:span text:style-name="T12">(0xFFFD2400)</text:span></text:p>
      <text:p text:style-name="P87"><text:tab/><text:tab/>800084ac:<text:tab/>ef 39 ff e7 <text:tab/>ld.ub<text:tab/>r9,r7[-25]</text:p>
      <text:p text:style-name="P87"><text:tab/><text:tab/>800084b0:<text:tab/>f2 0a 15 18 <text:tab/>lsl<text:tab/>r10,r9,0x18</text:p>
      <text:p text:style-name="P87"><text:tab/><text:tab/>800084b4:<text:tab/>ef 39 ff e6 <text:tab/>ld.ub<text:tab/>r9,r7[-26] </text:p>
      <text:p text:style-name="P87"><text:tab/><text:tab/>800084b8:<text:tab/>b1 69 <text:s text:c="6"/><text:tab/>lsl<text:tab/>r9,0x10 </text:p>
      <text:p text:style-name="P87"><text:tab/><text:tab/>800084ba:<text:tab/>12 4a <text:s text:c="6"/><text:tab/>or<text:tab/>r10,r9 </text:p>
      <text:p text:style-name="P87"><text:tab/><text:tab/>800084bc:<text:tab/>ef 39 ff e5 <text:tab/>ld.ub<text:tab/>r9,r7[-27] </text:p>
      <text:p text:style-name="P87"><text:tab/><text:tab/>800084c0:<text:tab/>a9 69 <text:s text:c="6"/><text:tab/>lsl<text:tab/>r9,0x8</text:p>
      <text:p text:style-name="P87"><text:tab/><text:tab/>800084c2:<text:tab/>12 4a <text:s text:c="6"/><text:tab/>or<text:tab/>r10,r9</text:p>
      <text:p text:style-name="P87"><text:tab/><text:tab/>800084c4:<text:tab/>ef 39 ff e4 <text:tab/>ld.ub<text:tab/>r9,r7[-28]</text:p>
      <text:p text:style-name="P87"><text:tab/><text:tab/>800084c8:<text:tab/>f5 e9 10 09 <text:tab/>or<text:tab/>r9,r10,r9 </text:p>
      <text:p text:style-name="P87"><text:tab/><text:tab/>800084cc:<text:tab/>91 a9 <text:s text:c="6"/><text:tab/>st.w<text:tab/>r8[0x28],r9 </text:p>
      <text:p text:style-name="P87"><text:span text:style-name="T64"><text:tab/><text:tab/></text:span><text:span text:style-name="T67">ADCIFA_configure_muxsel1n(mn[15], mn[14], mn[13], mn[12], mn[11], mn[10], mn[9], mn[8]);</text:span></text:p>
      <text:p text:style-name="P57"/>
      <text:p text:style-name="P87"><text:tab/><text:tab/><text:span text:style-name="T93">800084ce:<text:tab/>fc 78 24 00 <text:tab/>mov<text:tab/>r8,-187392</text:span> - \\<text:span text:style-name="T9">Operation to find the base address of ADCIFA </text:span><text:span text:style-name="T12">(0xFFFD2400)</text:span></text:p>
      <text:p text:style-name="P87"><text:tab/><text:tab/>800084d2:<text:tab/>ef 39 ff db <text:tab/>ld.ub<text:tab/>r9,r7[-37]</text:p>
      <text:p text:style-name="P87"><text:tab/><text:tab/>800084d6:<text:tab/>f2 0a 15 18 <text:tab/>lsl<text:tab/>r10,r9,0x18</text:p>
      <text:p text:style-name="P87"><text:tab/><text:tab/>800084da:<text:tab/>ef 39 ff da <text:tab/>ld.ub<text:tab/>r9,r7[-38] </text:p>
      <text:p text:style-name="P87"><text:tab/><text:tab/>800084de:<text:tab/>b1 69 <text:s text:c="6"/><text:tab/>lsl<text:tab/>r9,0x10 </text:p>
      <text:p text:style-name="P87"><text:tab/><text:tab/>800084e0:<text:tab/>12 4a <text:s text:c="6"/><text:tab/>or<text:tab/>r10,r9</text:p>
      <text:p text:style-name="P87"><text:tab/><text:tab/>800084e2:<text:tab/>ef 39 ff d9 <text:tab/>ld.ub<text:tab/>r9,r7[-39] </text:p>
      <text:p text:style-name="P87"><text:tab/><text:tab/>800084e6:<text:tab/>a9 69 <text:s text:c="6"/><text:tab/>lsl<text:tab/>r9,0x8</text:p>
      <text:p text:style-name="P87"><text:tab/><text:tab/>800084e8:<text:tab/>12 4a <text:s text:c="6"/><text:tab/>or<text:tab/>r10,r9</text:p>
      <text:p text:style-name="P87"><text:tab/><text:tab/>800084ea:<text:tab/>ef 39 ff d8 <text:tab/>ld.ub<text:tab/>r9,r7[-40] </text:p>
      <text:p text:style-name="P87"><text:tab/><text:tab/>800084ee:<text:tab/>f5 e9 10 09 <text:tab/>or<text:tab/>r9,r10,r9</text:p>
      <text:p text:style-name="P87"><text:tab/><text:tab/>800084f2:<text:tab/>f1 49 00 40 <text:tab/>st.w<text:tab/>r8[64],r9 </text:p>
      <text:p text:style-name="P87"><text:tab/><text:tab/><text:span text:style-name="T95">800084f6:<text:tab/>fc 78 24 00 <text:tab/>mov<text:tab/>r8,-187392</text:span>- \\<text:span text:style-name="T9">Operation to find the base address of ADCIFA </text:span><text:span text:style-name="T12">(0xFFFD2400)</text:span></text:p>
      <text:p text:style-name="P87"><text:tab/><text:tab/>800084fa:<text:tab/>ef 39 ff d7 <text:tab/>ld.ub<text:tab/>r9,r7[-41]</text:p>
      <text:p text:style-name="P87"><text:tab/><text:tab/>800084fe:<text:tab/>f2 0a 15 18 <text:tab/>lsl<text:tab/>r10,r9,0x18 </text:p>
      <text:p text:style-name="P87"><text:tab/><text:tab/>80008502:<text:tab/>ef 39 ff d6 <text:tab/>ld.ub<text:tab/>r9,r7[-42]</text:p>
      <text:p text:style-name="P87"><text:soft-page-break/><text:tab/><text:tab/>80008506:<text:tab/>b1 69 <text:s text:c="6"/><text:tab/>lsl<text:tab/>r9,0x10 </text:p>
      <text:p text:style-name="P87"><text:tab/><text:tab/>80008508:<text:tab/>12 4a <text:s text:c="6"/><text:tab/>or<text:tab/>r10,r9</text:p>
      <text:p text:style-name="P87"><text:tab/><text:tab/>8000850a:<text:tab/>ef 39 ff d5 <text:tab/>ld.ub<text:tab/>r9,r7[-43] </text:p>
      <text:p text:style-name="P87"><text:tab/><text:tab/>8000850e:<text:tab/>a9 69 <text:s text:c="6"/><text:tab/>lsl<text:tab/>r9,0x8</text:p>
      <text:p text:style-name="P87"><text:tab/><text:tab/>80008510:<text:tab/>12 4a <text:s text:c="6"/><text:tab/>or<text:tab/>r10,r9</text:p>
      <text:p text:style-name="P87"><text:tab/><text:tab/>80008512:<text:tab/>ef 39 ff d4 <text:tab/>ld.ub<text:tab/>r9,r7[-44] </text:p>
      <text:p text:style-name="P87"><text:tab/><text:tab/>80008516:<text:tab/>f5 e9 10 09 <text:tab/>or<text:tab/>r9,r10,r9</text:p>
      <text:p text:style-name="P87"><text:tab/><text:tab/>8000851a:<text:tab/>91 e9 <text:s text:c="6"/><text:tab/>st.w<text:tab/>r8[0x38],r9 </text:p>
      <text:p text:style-name="P16"><text:tab/>}</text:p>
      <text:p text:style-name="P16"><text:tab/>break;</text:p>
      <text:p text:style-name="P87"><text:tab/><text:tab/>8000851c:<text:tab/>cf 28 <text:s text:c="6"/><text:tab/>rjmp<text:tab/>80008700 </text:p>
      <text:p text:style-name="P87"><text:tab/><text:span text:style-name="T93">case 1:</text:span></text:p>
      <text:p text:style-name="P16"><text:tab/>ADCIFA_configure_sequencer_1((p_adcifa_sequencer_opt-&gt;convnb - 1),</text:p>
      <text:p text:style-name="P16"><text:tab/><text:tab/><text:tab/><text:tab/>(p_adcifa_sequencer_opt-&gt;resolution),</text:p>
      <text:p text:style-name="P16"><text:tab/><text:tab/><text:tab/><text:tab/>(p_adcifa_sequencer_opt-&gt;trigger_selection),</text:p>
      <text:p text:style-name="P16"><text:tab/><text:tab/><text:tab/><text:tab/>(p_adcifa_sequencer_opt-&gt;start_of_conversion),</text:p>
      <text:p text:style-name="P16">#if (defined AVR32_ADCIFA_100_H_INCLUDED)</text:p>
      <text:p text:style-name="P16"><text:tab/><text:tab/><text:tab/><text:tab/>(p_adcifa_sequencer_opt-&gt;oversampling),</text:p>
      <text:p text:style-name="P16">#else</text:p>
      <text:p text:style-name="P16"><text:tab/><text:tab/><text:tab/><text:tab/>(p_adcifa_sequencer_opt-&gt;sh_mode),</text:p>
      <text:p text:style-name="P16">#endif</text:p>
      <text:p text:style-name="P16"><text:tab/><text:tab/><text:tab/><text:tab/>(p_adcifa_sequencer_opt-&gt;half_word_adjustment),</text:p>
      <text:p text:style-name="P16"><text:tab/><text:tab/><text:tab/><text:tab/>(p_adcifa_sequencer_opt-&gt;software_acknowledge));</text:p>
      <text:p text:style-name="P87"><text:tab/><text:tab/></text:p>
      <text:p text:style-name="P87"><text:tab/><text:tab/><text:span text:style-name="T95">8000851e:<text:tab/>fc 78 24 00 <text:tab/>mov<text:tab/>r8,-187392</text:span> - \\<text:span text:style-name="T9">Operation to find the base address of ADCIFA </text:span><text:span text:style-name="T12">(0xFFFD2400)</text:span></text:p>
      <text:p text:style-name="P87"/>
      <text:p text:style-name="P87"><text:tab/> <text:tab/>80008522:<text:tab/>ee f9 ff c0 <text:tab/>ld.w<text:tab/>r9,r7[-64]</text:p>
      <text:p text:style-name="P87"><text:tab/><text:tab/>80008526:<text:tab/>13 89 <text:s text:c="6"/><text:tab/>ld.ub<text:tab/>r9,r9[0x0]</text:p>
      <text:p text:style-name="P87"><text:tab/><text:tab/>80008528:<text:tab/>20 19 <text:s text:c="6"/><text:tab/>sub<text:tab/>r9,1</text:p>
      <text:p text:style-name="P87"><text:tab/><text:tab/>8000852a:<text:tab/>f2 0a 15 10 <text:tab/>lsl<text:tab/>r10,r9,0x10 </text:p>
      <text:p text:style-name="P87"><text:tab/><text:tab/>8000852e:<text:tab/>ee f9 ff c0 <text:tab/>ld.w<text:tab/>r9,r7[-64]</text:p>
      <text:p text:style-name="P87"><text:tab/><text:tab/>80008532:<text:tab/>13 99 <text:s text:c="6"/><text:tab/>ld.ub<text:tab/>r9,r9[0x1]</text:p>
      <text:p text:style-name="P87"><text:tab/><text:tab/>80008534:<text:tab/>ad 69 <text:s text:c="6"/><text:tab/>lsl<text:tab/>r9,0xc </text:p>
      <text:p text:style-name="P87"><text:soft-page-break/><text:tab/><text:tab/>80008536:<text:tab/>12 4a <text:s text:c="6"/><text:tab/>or<text:tab/>r10,r9</text:p>
      <text:p text:style-name="P87"><text:tab/><text:tab/>80008538:<text:tab/>ee f9 ff c0 <text:tab/>ld.w<text:tab/>r9,r7[-64] </text:p>
      <text:p text:style-name="P87"><text:tab/><text:tab/>8000853c:<text:tab/>13 a9 <text:s text:c="6"/><text:tab/>ld.ub<text:tab/>r9,r9[0x2]</text:p>
      <text:p text:style-name="P87"><text:tab/><text:tab/>8000853e:<text:tab/>a9 69 <text:s text:c="6"/><text:tab/>lsl<text:tab/>r9,0x8 </text:p>
      <text:p text:style-name="P87"><text:tab/><text:tab/>80008540:<text:tab/>12 4a <text:s text:c="6"/><text:tab/>or<text:tab/>r10,r9</text:p>
      <text:p text:style-name="P87"><text:tab/><text:tab/>80008542:<text:tab/>ee f9 ff c0 <text:tab/>ld.w<text:tab/>r9,r7[-64] </text:p>
      <text:p text:style-name="P87"><text:tab/><text:tab/>80008546:<text:tab/>13 b9 <text:s text:c="6"/><text:tab/>ld.ub<text:tab/>r9,r9[0x3]</text:p>
      <text:p text:style-name="P87"><text:tab/><text:tab/>80008548:<text:tab/>a3 69 <text:s text:c="6"/><text:tab/>lsl<text:tab/>r9,0x2</text:p>
      <text:p text:style-name="P87"><text:tab/><text:tab/>8000854a:<text:tab/>12 4a <text:s text:c="6"/><text:tab/>or<text:tab/>r10,r9 </text:p>
      <text:p text:style-name="P87"><text:tab/><text:tab/>8000854c:<text:tab/>ee f9 ff c0 <text:tab/>ld.w<text:tab/>r9,r7[-64] </text:p>
      <text:p text:style-name="P87"><text:tab/><text:tab/>80008550:<text:tab/>13 c9 <text:s text:c="6"/><text:tab/>ld.ub<text:tab/>r9,r9[0x4]</text:p>
      <text:p text:style-name="P87"><text:tab/><text:tab/>80008552:<text:tab/>a3 79 <text:s text:c="6"/><text:tab/>lsl<text:tab/>r9,0x3 </text:p>
      <text:p text:style-name="P87"><text:tab/><text:tab/>80008554:<text:tab/>12 4a <text:s text:c="6"/><text:tab/>or<text:tab/>r10,r9</text:p>
      <text:p text:style-name="P87"><text:tab/><text:tab/>80008556:<text:tab/>ee f9 ff c0 <text:tab/>ld.w<text:tab/>r9,r7[-64] </text:p>
      <text:p text:style-name="P87"><text:tab/><text:tab/>8000855a:<text:tab/>13 d9 <text:s text:c="6"/><text:tab/>ld.ub<text:tab/>r9,r9[0x5]</text:p>
      <text:p text:style-name="P87"><text:tab/><text:tab/>8000855c:<text:tab/>a1 79 <text:s text:c="6"/><text:tab/>lsl<text:tab/>r9,0x1</text:p>
      <text:p text:style-name="P87"><text:tab/><text:tab/>8000855e:<text:tab/>f5 e9 10 09 <text:tab/>or<text:tab/>r9,r10,r9 </text:p>
      <text:p text:style-name="P87"><text:tab/><text:tab/>80008562:<text:tab/>12 9a <text:s text:c="6"/><text:tab/>mov<text:tab/>r10,r9 </text:p>
      <text:p text:style-name="P87"><text:tab/><text:tab/><text:span text:style-name="T137">80008564:<text:tab/>a5 aa <text:s text:c="6"/><text:tab/>sbr<text:tab/>r10,0x4</text:span></text:p>
      <text:p text:style-name="P87"><text:tab/><text:tab/>80008566:<text:tab/>ee f9 ff c0 <text:tab/>ld.w<text:tab/>r9,r7[-64] </text:p>
      <text:p text:style-name="P87"><text:tab/><text:tab/>8000856a:<text:tab/>13 e9 <text:s text:c="6"/><text:tab/>ld.ub<text:tab/>r9,r9[0x6]</text:p>
      <text:p text:style-name="P87"><text:tab/><text:tab/>8000856c:<text:tab/>f5 e9 10 09 <text:tab/>or<text:tab/>r9,r10,r9 </text:p>
      <text:p text:style-name="P87"><text:tab/><text:tab/>80008570:<text:tab/>91 69 <text:s text:c="6"/><text:tab/>st.w<text:tab/>r8[0x18],r9 </text:p>
      <text:p text:style-name="P87"><text:span text:style-name="T64"><text:tab/><text:tab/></text:span><text:span text:style-name="T67">for (i = 0; i &lt; p_adcifa_sequencer_opt-&gt;convnb; i++) {</text:span></text:p>
      <text:p text:style-name="P57"/>
      <text:p text:style-name="P87"><text:tab/><text:tab/>80008572:<text:tab/>30 08 <text:s text:c="6"/><text:tab/>mov<text:tab/>r8,0</text:p>
      <text:p text:style-name="P87"><text:tab/><text:tab/>80008574:<text:tab/>ef 68 ff ff <text:tab/>st.b<text:tab/>r7[-1],r8 </text:p>
      <text:p text:style-name="P87"><text:tab/><text:tab/>80008578:<text:tab/>c1 68 <text:s text:c="6"/><text:tab/>rjmp<text:tab/>800085a4 </text:p>
      <text:p text:style-name="P87"/>
      <text:p text:style-name="P87"><text:tab/><text:tab/><text:span text:style-name="T93">g[i] = p_adcifa_sequencer_conversion_opt[i].gain;</text:span></text:p>
      <text:p text:style-name="P87"><text:tab/><text:tab/>8000857a:<text:tab/>ef 3a ff ff <text:tab/>ld.ub<text:tab/>r10,r7[-1]</text:p>
      <text:p text:style-name="P87"><text:tab/><text:tab/>8000857e:<text:tab/>ef 39 ff ff <text:tab/>ld.ub<text:tab/>r9,r7[-1]</text:p>
      <text:p text:style-name="P87"><text:tab/><text:tab/>80008582:<text:tab/>12 98 <text:s text:c="6"/><text:tab/>mov<text:tab/>r8,r9 </text:p>
      <text:p text:style-name="P87"><text:tab/><text:tab/>80008584:<text:tab/>a1 78 <text:s text:c="6"/><text:tab/>lsl<text:tab/>r8,0x1 </text:p>
      <text:p text:style-name="P87"><text:soft-page-break/><text:tab/><text:tab/>80008586:<text:tab/>12 08 <text:s text:c="6"/><text:tab/>add<text:tab/>r8,r9 </text:p>
      <text:p text:style-name="P87"><text:tab/><text:tab/>80008588:<text:tab/>ee f9 ff bc <text:tab/>ld.w<text:tab/>r9,r7[-68]</text:p>
      <text:p text:style-name="P87"><text:tab/><text:tab/>8000858c:<text:tab/>f2 08 00 08 <text:tab/>add<text:tab/>r8,r9,r8</text:p>
      <text:p text:style-name="P87"><text:tab/><text:tab/>80008590:<text:tab/>11 a8 <text:s text:c="6"/><text:tab/>ld.ub<text:tab/>r8,r8[0x2]</text:p>
      <text:p text:style-name="P87"><text:tab/><text:tab/>80008592:<text:tab/>ee 0a 00 09 <text:tab/>add<text:tab/>r9,r7,r10</text:p>
      <text:p text:style-name="P87"><text:tab/><text:tab/>80008596:<text:tab/>f3 68 ff ec <text:tab/>st.b<text:tab/>r9[-20],r8</text:p>
      <text:p text:style-name="P87"/>
      <text:p text:style-name="P58"><text:tab/><text:tab/>for (i = 0; i &lt; p_adcifa_sequencer_opt-&gt;convnb; i++) {</text:p>
      <text:p text:style-name="P57"/>
      <text:p text:style-name="P87"><text:tab/><text:tab/>8000859a:<text:tab/>ef 38 ff ff <text:tab/>ld.ub<text:tab/>r8,r7[-1] </text:p>
      <text:p text:style-name="P87"><text:tab/><text:tab/>8000859e:<text:tab/>2f f8 <text:s text:c="6"/><text:tab/>sub<text:tab/>r8,-1 </text:p>
      <text:p text:style-name="P87"><text:tab/><text:tab/>800085a0:<text:tab/>ef 68 ff ff <text:tab/>st.b<text:tab/>r7[-1],r8</text:p>
      <text:p text:style-name="P87"><text:tab/><text:tab/>800085a4:<text:tab/>ee f8 ff c0 <text:tab/>ld.w<text:tab/>r8,r7[-64] </text:p>
      <text:p text:style-name="P87"><text:tab/><text:tab/>800085a8:<text:tab/>11 88 <text:s text:c="6"/><text:tab/>ld.ub<text:tab/>r8,r8[0x0]</text:p>
      <text:p text:style-name="P87"><text:tab/><text:tab/>800085aa:<text:tab/>ef 39 ff ff <text:tab/>ld.ub<text:tab/>r9,r7[-1] </text:p>
      <text:p text:style-name="P87"><text:tab/><text:tab/>800085ae:<text:tab/>f0 09 18 00 <text:tab/>cp.b<text:tab/>r9,r8</text:p>
      <text:p text:style-name="P87"><text:tab/><text:tab/>800085b2:<text:tab/>ce 43 <text:s text:c="6"/><text:tab/>brcs<text:tab/>8000857a </text:p>
      <text:p text:style-name="P87"/>
      <text:p text:style-name="P87"><text:tab/><text:tab/><text:span text:style-name="T93">ADCIFA_configure_sh1gain(g[7], g[6], g[5], g[4], g[3], g[2],g[1], g[0]);</text:span></text:p>
      <text:p text:style-name="P87"/>
      <text:p text:style-name="P87"><text:tab/><text:tab/><text:span text:style-name="T95">800085b4:<text:tab/>fc 78 24 00 <text:tab/>mov<text:tab/>r8,-187392</text:span>- \\<text:span text:style-name="T9">Operation to find the base address of ADCIFA</text:span><text:span text:style-name="T12"> (0xFFFD2400)</text:span></text:p>
      <text:p text:style-name="P87"><text:tab/><text:tab/>800085b8:<text:tab/>ef 39 ff f3 <text:tab/>ld.ub<text:tab/>r9,r7[-13] </text:p>
      <text:p text:style-name="P87"><text:tab/><text:tab/>800085bc:<text:tab/>f2 0a 15 1c <text:tab/>lsl<text:tab/>r10,r9,0x1c</text:p>
      <text:p text:style-name="P87"><text:tab/><text:tab/>800085c0:<text:tab/>ef 39 ff f2 <text:tab/>ld.ub<text:tab/>r9,r7[-14]</text:p>
      <text:p text:style-name="P87"><text:tab/><text:tab/>800085c4:<text:tab/>b9 69 <text:s text:c="6"/><text:tab/>lsl<text:tab/>r9,0x18</text:p>
      <text:p text:style-name="P87"><text:tab/><text:tab/>800085c6:<text:tab/>12 4a <text:s text:c="6"/><text:tab/>or<text:tab/>r10,r9</text:p>
      <text:p text:style-name="P87"><text:tab/><text:tab/>800085c8:<text:tab/>ef 39 ff f1 <text:tab/>ld.ub<text:tab/>r9,r7[-15]</text:p>
      <text:p text:style-name="P87"><text:tab/><text:tab/>800085cc:<text:tab/>b5 69 <text:s text:c="6"/><text:tab/>lsl<text:tab/>r9,0x14</text:p>
      <text:p text:style-name="P87"><text:tab/><text:tab/>800085ce:<text:tab/>12 4a <text:s text:c="6"/><text:tab/>or<text:tab/>r10,r9 </text:p>
      <text:p text:style-name="P87"><text:tab/><text:tab/>800085d0:<text:tab/>ef 39 ff f0 <text:tab/>ld.ub<text:tab/>r9,r7[-16]</text:p>
      <text:p text:style-name="P87"><text:tab/><text:tab/>800085d4:<text:tab/>b1 69 <text:s text:c="6"/><text:tab/>lsl<text:tab/>r9,0x10 </text:p>
      <text:p text:style-name="P87"><text:tab/><text:tab/>800085d6:<text:tab/>12 4a <text:s text:c="6"/><text:tab/>or<text:tab/>r10,r9 </text:p>
      <text:p text:style-name="P87"><text:tab/><text:tab/>800085d8:<text:tab/>ef 39 ff ef <text:tab/>ld.ub<text:tab/>r9,r7[-17] </text:p>
      <text:p text:style-name="P87"><text:soft-page-break/><text:tab/><text:tab/>800085dc:<text:tab/>ad 69 <text:s text:c="6"/><text:tab/>lsl<text:tab/>r9,0xc</text:p>
      <text:p text:style-name="P87"><text:tab/><text:tab/>800085de:<text:tab/>12 4a <text:s text:c="6"/><text:tab/>or<text:tab/>r10,r9</text:p>
      <text:p text:style-name="P87"><text:tab/><text:tab/>800085e0:<text:tab/>ef 39 ff ee <text:tab/>ld.ub<text:tab/>r9,r7[-18]</text:p>
      <text:p text:style-name="P87"><text:tab/><text:tab/>800085e4:<text:tab/>a9 69 <text:s text:c="6"/><text:tab/>lsl<text:tab/>r9,0x8</text:p>
      <text:p text:style-name="P87"><text:tab/><text:tab/>800085e6:<text:tab/>12 4a <text:s text:c="6"/><text:tab/>or<text:tab/>r10,r9</text:p>
      <text:p text:style-name="P87"><text:tab/><text:tab/>800085e8:<text:tab/>ef 39 ff ed <text:tab/>ld.ub<text:tab/>r9,r7[-19] </text:p>
      <text:p text:style-name="P87"><text:tab/><text:tab/>800085ec:<text:tab/>a5 69 <text:s text:c="6"/><text:tab/>lsl<text:tab/>r9,0x4 </text:p>
      <text:p text:style-name="P87"><text:tab/><text:tab/>800085ee:<text:tab/>12 4a <text:s text:c="6"/><text:tab/>or<text:tab/>r10,r9 </text:p>
      <text:p text:style-name="P87"><text:tab/><text:tab/>800085f0:<text:tab/>ef 39 ff ec <text:tab/>ld.ub<text:tab/>r9,r7[-20] </text:p>
      <text:p text:style-name="P87"><text:tab/><text:tab/>800085f4:<text:tab/>f5 e9 10 09 <text:tab/>or<text:tab/>r9,r10,r9 </text:p>
      <text:p text:style-name="P87"><text:tab/><text:tab/>800085f8:<text:tab/>91 89 <text:s text:c="6"/><text:tab/>st.w<text:tab/>r8[0x20],r9</text:p>
      <text:p text:style-name="P57"/>
      <text:p text:style-name="P87"><text:span text:style-name="T64"><text:tab/><text:tab/></text:span><text:span text:style-name="T67">for (i = 0; i &lt; p_adcifa_sequencer_opt-&gt;convnb; i++) {</text:span></text:p>
      <text:p text:style-name="P58"/>
      <text:p text:style-name="P87"><text:tab/><text:tab/>800085fa:<text:tab/>30 08 <text:s text:c="6"/><text:tab/>mov<text:tab/>r8,0 </text:p>
      <text:p text:style-name="P87"><text:tab/><text:tab/>800085fc:<text:tab/>ef 68 ff ff <text:tab/>st.b<text:tab/>r7[-1],r8 </text:p>
      <text:p text:style-name="P87"><text:tab/><text:tab/>80008600:<text:tab/>c2 68 <text:s text:c="6"/><text:tab/>rjmp<text:tab/>8000864c.</text:p>
      <text:p text:style-name="P87"/>
      <text:p text:style-name="P87"><text:tab/><text:tab/><text:span text:style-name="T93">mp[i] = p_adcifa_sequencer_conversion_opt[i].channel_p;</text:span></text:p>
      <text:p text:style-name="P87"/>
      <text:p text:style-name="P87"><text:tab/><text:tab/>80008602:<text:tab/>ef 3a ff ff <text:tab/>ld.ub<text:tab/>r10,r7[-1] </text:p>
      <text:p text:style-name="P87"><text:tab/><text:tab/>80008606:<text:tab/>ef 39 ff ff <text:tab/>ld.ub<text:tab/>r9,r7[-1] </text:p>
      <text:p text:style-name="P87"><text:tab/><text:tab/>8000860a:<text:tab/>12 98 <text:s text:c="6"/><text:tab/>mov<text:tab/>r8,r9 </text:p>
      <text:p text:style-name="P87"><text:tab/><text:tab/>8000860c:<text:tab/>a1 78 <text:s text:c="6"/><text:tab/>lsl<text:tab/>r8,0x1</text:p>
      <text:p text:style-name="P87"><text:tab/><text:tab/>8000860e:<text:tab/>12 08 <text:s text:c="6"/><text:tab/>add<text:tab/>r8,r9 </text:p>
      <text:p text:style-name="P87"><text:tab/><text:tab/>80008610:<text:tab/>ee f9 ff bc <text:tab/>ld.w<text:tab/>r9,r7[-68] </text:p>
      <text:p text:style-name="P87"><text:tab/><text:tab/>80008614:<text:tab/>f2 08 00 08 <text:tab/>add<text:tab/>r8,r9,r8</text:p>
      <text:p text:style-name="P87"><text:tab/><text:tab/>80008618:<text:tab/>11 88 <text:s text:c="6"/><text:tab/>ld.ub<text:tab/>r8,r8[0x0]</text:p>
      <text:p text:style-name="P87"><text:tab/><text:tab/>8000861a:<text:tab/>ee 0a 00 09 <text:tab/>add<text:tab/>r9,r7,r10</text:p>
      <text:p text:style-name="P87"><text:tab/><text:tab/>8000861e:<text:tab/>f3 68 ff dc <text:tab/>st.b<text:tab/>r9[-36],r8</text:p>
      <text:p text:style-name="P87"/>
      <text:p text:style-name="P87"/>
      <text:p text:style-name="P87"/>
      <text:p text:style-name="P87"/>
      <text:p text:style-name="P87"><text:soft-page-break/><text:tab/><text:tab/><text:span text:style-name="T93">mn[i] = p_adcifa_sequencer_conversion_opt[i].channel_n;</text:span></text:p>
      <text:p text:style-name="P16"/>
      <text:p text:style-name="P87"><text:tab/><text:tab/>80008622:<text:tab/>ef 3a ff ff <text:tab/>ld.ub<text:tab/>r10,r7[-1]</text:p>
      <text:p text:style-name="P87"><text:tab/><text:tab/>80008626:<text:tab/>ef 39 ff ff <text:tab/>ld.ub<text:tab/>r9,r7[-1]</text:p>
      <text:p text:style-name="P87"><text:tab/><text:tab/>8000862a:<text:tab/>12 98 <text:s text:c="6"/><text:tab/>mov<text:tab/>r8,r9 </text:p>
      <text:p text:style-name="P87"><text:tab/><text:tab/>8000862c:<text:tab/>a1 78 <text:s text:c="6"/><text:tab/>lsl<text:tab/>r8,0x1 </text:p>
      <text:p text:style-name="P87"><text:tab/><text:tab/>8000862e:<text:tab/>12 08 <text:s text:c="6"/><text:tab/>add<text:tab/>r8,r9 </text:p>
      <text:p text:style-name="P87"><text:tab/><text:tab/>80008630:<text:tab/>ee f9 ff bc <text:tab/>ld.w<text:tab/>r9,r7[-68]</text:p>
      <text:p text:style-name="P87"><text:tab/><text:tab/>80008634:<text:tab/>f2 08 00 08 <text:tab/>add<text:tab/>r8,r9,r8</text:p>
      <text:p text:style-name="P87"><text:tab/><text:tab/>80008638:<text:tab/>11 98 <text:s text:c="6"/><text:tab/>ld.ub<text:tab/>r8,r8[0x1]</text:p>
      <text:p text:style-name="P87"><text:tab/><text:tab/>8000863a:<text:tab/>ee 0a 00 09 <text:tab/>add<text:tab/>r9,r7,r10</text:p>
      <text:p text:style-name="P87"><text:tab/><text:tab/>8000863e:<text:tab/>f3 68 ff cc <text:tab/>st.b<text:tab/>r9[-52],r8</text:p>
      <text:p text:style-name="P57"/>
      <text:p text:style-name="P87"><text:span text:style-name="T64"><text:tab/><text:tab/></text:span><text:span text:style-name="T67">ADCIFA_configure_sh1gain(g[7], g[6], g[5], g[4], g[3], g[2],g[1], g[0]);</text:span></text:p>
      <text:p text:style-name="P57"/>
      <text:p text:style-name="P87"><text:tab/><text:tab/>80008642:<text:tab/>ef 38 ff ff <text:tab/>ld.ub<text:tab/>r8,r7[-1] </text:p>
      <text:p text:style-name="P87"><text:tab/><text:tab/>80008646:<text:tab/>2f f8 <text:s text:c="6"/><text:tab/>sub<text:tab/>r8,-1</text:p>
      <text:p text:style-name="P87"><text:tab/><text:tab/>80008648:<text:tab/>ef 68 ff ff <text:tab/>st.b<text:tab/>r7[-1],r8 </text:p>
      <text:p text:style-name="P87"><text:tab/><text:tab/>8000864c:<text:tab/>ee f8 ff c0 <text:tab/>ld.w<text:tab/>r8,r7[-64]</text:p>
      <text:p text:style-name="P87"><text:tab/><text:tab/>80008650:<text:tab/>11 88 <text:s text:c="6"/><text:tab/>ld.ub<text:tab/>r8,r8[0x0]</text:p>
      <text:p text:style-name="P87"><text:tab/><text:tab/>80008652:<text:tab/>ef 39 ff ff <text:tab/>ld.ub<text:tab/>r9,r7[-1] </text:p>
      <text:p text:style-name="P87"><text:tab/><text:tab/>80008656:<text:tab/>f0 09 18 00 <text:tab/>cp.b<text:tab/>r9,r8 </text:p>
      <text:p text:style-name="P87"><text:tab/><text:tab/>8000865a:<text:tab/>cd 43 <text:s text:c="6"/><text:tab/>brcs<text:tab/>80008602 </text:p>
      <text:p text:style-name="P87"><text:tab/><text:tab/><text:span text:style-name="T93">mp[i] = p_adcifa_sequencer_conversion_opt[i].channel_p;</text:span></text:p>
      <text:p text:style-name="P16"><text:tab/><text:tab/>mn[i] = p_adcifa_sequencer_conversion_opt[i].channel_n;</text:p>
      <text:p text:style-name="P16"><text:tab/>}</text:p>
      <text:p text:style-name="P87"><text:tab/><text:tab/><text:span text:style-name="T93">ADCIFA_configure_muxsel1p(mp[7], mp[6], mp[5], mp[4], mp[3],mp[2], mp[1], mp[0]);</text:span></text:p>
      <text:p text:style-name="P87"><text:tab/><text:tab/><text:span text:style-name="T95">8000865c:<text:tab/>fc 78 24 00 <text:tab/>mov<text:tab/>r8,-187392</text:span> -//<text:span text:style-name="T9">Operation to find the base address of ADCIFA </text:span><text:span text:style-name="T12">(0xFFFD2400)</text:span></text:p>
      <text:p text:style-name="P87"><text:tab/><text:tab/>80008660:<text:tab/>ef 39 ff e3 <text:tab/>ld.ub<text:tab/>r9,r7[-29] </text:p>
      <text:p text:style-name="P87"><text:tab/><text:tab/>80008664:<text:tab/>f2 0a 15 18 <text:tab/>lsl<text:tab/>r10,r9,0x18</text:p>
      <text:p text:style-name="P87"><text:tab/><text:tab/>80008668:<text:tab/>ef 39 ff e2 <text:tab/>ld.ub<text:tab/>r9,r7[-30]</text:p>
      <text:p text:style-name="P87"><text:tab/><text:tab/>8000866c:<text:tab/>b1 69 <text:s text:c="6"/><text:tab/>lsl<text:tab/>r9,0x10 </text:p>
      <text:p text:style-name="P87"><text:soft-page-break/><text:tab/><text:tab/>8000866e:<text:tab/>12 4a <text:s text:c="6"/><text:tab/>or<text:tab/>r10,r9</text:p>
      <text:p text:style-name="P87"><text:tab/><text:tab/>80008670:<text:tab/>ef 39 ff e1 <text:tab/>ld.ub<text:tab/>r9,r7[-31] </text:p>
      <text:p text:style-name="P87"><text:tab/><text:tab/>80008674:<text:tab/>a9 69 <text:s text:c="6"/><text:tab/>lsl<text:tab/>r9,0x8 </text:p>
      <text:p text:style-name="P87"><text:tab/><text:tab/>80008676:<text:tab/>12 4a <text:s text:c="6"/><text:tab/>or<text:tab/>r10,r9 </text:p>
      <text:p text:style-name="P87"><text:tab/><text:tab/>80008678:<text:tab/>ef 39 ff e0 <text:tab/>ld.ub<text:tab/>r9,r7[-32]</text:p>
      <text:p text:style-name="P87"><text:tab/><text:tab/>8000867c:<text:tab/>f5 e9 10 09 <text:tab/>or<text:tab/>r9,r10,r9<text:span text:style-name="T68">.</text:span></text:p>
      <text:p text:style-name="P87"><text:tab/><text:tab/>80008680:<text:tab/>91 c9 <text:s text:c="6"/><text:tab/>st.w<text:tab/>r8[0x30],r9 </text:p>
      <text:p text:style-name="P87"><text:tab/><text:tab/>80008682:<text:tab/>fc 78 24 00 <text:tab/>mov<text:tab/>r8,-187392</text:p>
      <text:p text:style-name="P87"><text:tab/><text:tab/>80008686:<text:tab/>ef 39 ff df <text:tab/>ld.ub<text:tab/>r9,r7[-33]</text:p>
      <text:p text:style-name="P87"><text:tab/><text:tab/>8000868a:<text:tab/>f2 0a 15 18 <text:tab/>lsl<text:tab/>r10,r9,0x18</text:p>
      <text:p text:style-name="P87"><text:tab/><text:tab/>8000868e:<text:tab/>ef 39 ff de <text:tab/>ld.ub<text:tab/>r9,r7[-34] </text:p>
      <text:p text:style-name="P87"><text:tab/><text:tab/>80008692:<text:tab/>b1 69 <text:s text:c="6"/><text:tab/>lsl<text:tab/>r9,0x10 </text:p>
      <text:p text:style-name="P87"><text:tab/><text:tab/>80008694:<text:tab/>12 4a <text:s text:c="6"/><text:tab/>or<text:tab/>r10,r9</text:p>
      <text:p text:style-name="P87"><text:tab/><text:tab/>80008696:<text:tab/>ef 39 ff dd <text:tab/>ld.ub<text:tab/>r9,r7[-35] </text:p>
      <text:p text:style-name="P87"><text:tab/><text:tab/>8000869a:<text:tab/>a9 69 <text:s text:c="6"/><text:tab/>lsl<text:tab/>r9,0x8</text:p>
      <text:p text:style-name="P87"><text:tab/><text:tab/>8000869c:<text:tab/>12 4a <text:s text:c="6"/><text:tab/>or<text:tab/>r10,r9</text:p>
      <text:p text:style-name="P87"><text:tab/><text:tab/>8000869e:<text:tab/>ef 39 ff dc <text:tab/>ld.ub<text:tab/>r9,r7[-36]</text:p>
      <text:p text:style-name="P87"><text:tab/><text:tab/>800086a2:<text:tab/>f5 e9 10 09 <text:tab/>or<text:tab/>r9,r10,r9<text:span text:style-name="T68">.</text:span></text:p>
      <text:p text:style-name="P87"><text:tab/><text:tab/>800086a6:<text:tab/>91 a9 <text:s text:c="6"/><text:tab/>st.w<text:tab/>r8[0x28],r9</text:p>
      <text:p text:style-name="P57"/>
      <text:p text:style-name="P87"><text:span text:style-name="T64"><text:tab/><text:tab/></text:span><text:span text:style-name="T67">ADCIFA_configure_muxsel1n(mn[7], mn[6], mn[5], mn[4], mn[3],</text:span></text:p>
      <text:p text:style-name="P58"><text:tab/><text:tab/><text:tab/><text:tab/>mn[2], mn[1], mn[0]);</text:p>
      <text:p text:style-name="P57"/>
      <text:p text:style-name="P87"><text:tab/><text:tab/><text:span text:style-name="T95">800086a8:<text:tab/>fc 78 24 00 <text:tab/>mov<text:tab/>r8,-187392</text:span> - //<text:span text:style-name="T9">Operation to find the base address of ADCIFA </text:span><text:span text:style-name="T12">(0xFFFD2400)</text:span></text:p>
      <text:p text:style-name="P87"><text:tab/><text:tab/>800086ac:<text:tab/>ef 39 ff d3 <text:tab/>ld.ub<text:tab/>r9,r7[-45]</text:p>
      <text:p text:style-name="P87"><text:tab/><text:tab/>800086b0:<text:tab/>f2 0a 15 18 <text:tab/>lsl<text:tab/>r10,r9,0x18 </text:p>
      <text:p text:style-name="P87"><text:tab/><text:tab/>800086b4:<text:tab/>ef 39 ff d2 <text:tab/>ld.ub<text:tab/>r9,r7[-46]</text:p>
      <text:p text:style-name="P87"><text:tab/><text:tab/>800086b8:<text:tab/>b1 69 <text:s text:c="6"/><text:tab/>lsl<text:tab/>r9,0x10 </text:p>
      <text:p text:style-name="P87"><text:tab/><text:tab/>800086ba:<text:tab/>12 4a <text:s text:c="6"/><text:tab/>or<text:tab/>r10,r9 </text:p>
      <text:p text:style-name="P87"><text:tab/><text:tab/>800086bc:<text:tab/>ef 39 ff d1 <text:tab/>ld.ub<text:tab/>r9,r7[-47] </text:p>
      <text:p text:style-name="P87"><text:tab/><text:tab/>800086c0:<text:tab/>a9 69 <text:s text:c="6"/><text:tab/>lsl<text:tab/>r9,0x8 </text:p>
      <text:p text:style-name="P87"><text:tab/><text:tab/>800086c2:<text:tab/>12 4a <text:s text:c="6"/><text:tab/>or<text:tab/>r10,r9</text:p>
      <text:p text:style-name="P87"><text:tab/><text:tab/>800086c4:<text:tab/>ef 39 ff d0 <text:tab/>ld.ub<text:tab/>r9,r7[-48]</text:p>
      <text:p text:style-name="P87"><text:soft-page-break/><text:tab/><text:tab/>800086c8:<text:tab/>f5 e9 10 09 <text:tab/>or<text:tab/>r9,r10,r9 </text:p>
      <text:p text:style-name="P87"><text:tab/><text:tab/>800086cc:<text:tab/>f1 49 00 40 <text:tab/>st.w<text:tab/>r8[64],r9 </text:p>
      <text:p text:style-name="P87"><text:tab/><text:tab/>800086d0:<text:tab/>fc 78 24 00 <text:tab/>mov<text:tab/>r8,-187392 </text:p>
      <text:p text:style-name="P87"><text:tab/><text:tab/>800086d4:<text:tab/>ef 39 ff cf <text:tab/>ld.ub<text:tab/>r9,r7[-49]</text:p>
      <text:p text:style-name="P87"><text:tab/><text:tab/>800086d8:<text:tab/>f2 0a 15 18 <text:tab/>lsl<text:tab/>r10,r9,0x18 </text:p>
      <text:p text:style-name="P87"><text:tab/><text:tab/>800086dc:<text:tab/>ef 39 ff ce <text:tab/>ld.ub<text:tab/>r9,r7[-50] </text:p>
      <text:p text:style-name="P87"><text:tab/><text:tab/>800086e0:<text:tab/>b1 69 <text:s text:c="6"/><text:tab/>lsl<text:tab/>r9,0x10 </text:p>
      <text:p text:style-name="P87"><text:tab/><text:tab/>800086e2:<text:tab/>12 4a <text:s text:c="6"/><text:tab/>or<text:tab/>r10,r9</text:p>
      <text:p text:style-name="P87"><text:tab/><text:tab/>800086e4:<text:tab/>ef 39 ff cd <text:tab/>ld.ub<text:tab/>r9,r7[-51]</text:p>
      <text:p text:style-name="P87"><text:tab/><text:tab/>800086e8:<text:tab/>a9 69 <text:s text:c="6"/><text:tab/>lsl<text:tab/>r9,0x8</text:p>
      <text:p text:style-name="P87"><text:tab/><text:tab/>800086ea:<text:tab/>12 4a <text:s text:c="6"/><text:tab/>or<text:tab/>r10,r9</text:p>
      <text:p text:style-name="P87"><text:tab/><text:tab/>800086ec:<text:tab/>ef 39 ff cc <text:tab/>ld.ub<text:tab/>r9,r7[-52] </text:p>
      <text:p text:style-name="P87"><text:tab/><text:tab/>800086f0:<text:tab/>f5 e9 10 09 <text:tab/>or<text:tab/>r9,r10,r9 </text:p>
      <text:p text:style-name="P87"><text:tab/><text:tab/>800086f4:<text:tab/>91 e9 <text:s text:c="6"/><text:tab/>st.w<text:tab/>r8[0x38],r9</text:p>
      <text:p text:style-name="P57"/>
      <text:p text:style-name="P87"><text:span text:style-name="T64"><text:tab/><text:tab/></text:span><text:span text:style-name="T67">adcifa_seq1_configured = true;</text:span></text:p>
      <text:p text:style-name="P57"/>
      <text:p text:style-name="P87"><text:tab/><text:tab/>800086f6:<text:tab/>48 69 <text:s text:c="6"/><text:tab/>lddpc<text:tab/>r9,8000870c </text:p>
      <text:p text:style-name="P87"><text:tab/><text:tab/>800086f8:<text:tab/>30 18 <text:s text:c="6"/><text:tab/>mov<text:tab/>r8,1 </text:p>
      <text:p text:style-name="P87"><text:tab/><text:tab/>800086fa:<text:tab/>b2 88 <text:s text:c="6"/><text:tab/>st.b<text:tab/>r9[0x0],r8 </text:p>
      <text:p text:style-name="P87"><text:tab/><text:tab/>800086fc:<text:tab/>c0 28 <text:s text:c="6"/><text:tab/>rjmp<text:tab/>80008700</text:p>
      <text:p text:style-name="P16"><text:tab/>}</text:p>
      <text:p text:style-name="P16"><text:tab/>break;</text:p>
      <text:p text:style-name="P87"><text:tab/><text:tab/>800086fe:<text:tab/>d7 03 <text:s text:c="6"/><text:tab/>nop </text:p>
      <text:p text:style-name="P87"><text:tab/><text:span text:style-name="T93">break;</text:span></text:p>
      <text:p text:style-name="P16"><text:tab/>default:</text:p>
      <text:p text:style-name="P16"><text:tab/><text:tab/>break;</text:p>
      <text:p text:style-name="P16"><text:tab/>}</text:p>
      <text:p text:style-name="P16"><text:tab/>return ADCIFA_CONFIGURATION_ACCEPTED;</text:p>
      <text:p text:style-name="P87"><text:tab/></text:p>
      <text:p text:style-name="P87"><text:tab/><text:tab/>80008700:<text:tab/>30 18 <text:s text:c="6"/><text:tab/>mov<text:tab/>r8,1</text:p>
      <text:p text:style-name="P87"><text:tab/><text:span text:style-name="T93">}</text:span></text:p>
      <text:p text:style-name="P87"><text:tab/><text:tab/>80008702:<text:tab/>10 9c <text:s text:c="6"/><text:tab/>mov<text:tab/>r12,r8 </text:p>
      <text:p text:style-name="P87"><text:tab/><text:tab/>80008704:<text:tab/>2e fd <text:s text:c="6"/><text:tab/>sub<text:tab/>sp,-68</text:p>
      <text:p text:style-name="P87"><text:soft-page-break/><text:tab/><text:tab/>80008706:<text:tab/>e3 cd 80 80 <text:tab/>ldm<text:tab/>sp++,r7,pc <text:s/><text:span text:style-name="T56">– <text:s/>Exit Stack operations.</text:span></text:p>
      <text:p text:style-name="P87"><text:tab/><text:tab/>8000870a:<text:tab/>00 00 <text:s text:c="6"/><text:tab/>add<text:tab/>r0,r0 </text:p>
      <text:p text:style-name="P87"><text:tab/><text:tab/>8000870c:<text:tab/>00 00 <text:s text:c="6"/><text:tab/>add<text:tab/>r0,r0 </text:p>
      <text:p text:style-name="P87"><text:tab/><text:tab/>8000870e:<text:tab/>05 88 <text:s text:c="6"/><text:tab/>ld.ub<text:tab/>r8,r2[0x0]</text:p>
      <text:p text:style-name="P42"/>
      <text:p text:style-name="P87"><text:tab/><text:span text:style-name="T43">Result :</text:span></text:p>
      <text:p text:style-name="P96"><text:tab/>From the generated assembly code it is verified that each of the statements generated for the driver function adcifa_configure_sequencer is manually verified and found that no extra statements are generated for the same.</text:p>
      <text:p text:style-name="P96"/>
      <text:h text:style-name="P178" text:outline-level="3"><text:bookmark-start text:name="__RefHeading__51821_379190513"/>adcifa_start_sequencer<text:bookmark-end text:name="__RefHeading__51821_379190513"/></text:h>
      <text:p text:style-name="P121"><text:tab/><text:span text:style-name="T93">C Code :</text:span></text:p>
      <text:p text:style-name="P87">void adcifa_start_sequencer(volatile avr32_adcifa_t *adcifa, uint8_t sequencer)</text:p>
      <text:p text:style-name="P87"><text:tab/>{</text:p>
      <text:p text:style-name="P121"><text:span text:style-name="T93"><text:tab/><text:tab/></text:span><text:span text:style-name="T89">Assert( adcifa != NULL );</text:span></text:p>
      <text:p text:style-name="P87"><text:tab/><text:tab/>switch (sequencer)</text:p>
      <text:p text:style-name="P87"><text:tab/><text:tab/> {</text:p>
      <text:p text:style-name="P87"><text:tab/><text:tab/><text:tab/>case ADCIFA_SEQ0:</text:p>
      <text:p text:style-name="P87"><text:tab/><text:tab/><text:tab/><text:tab/>ADCIFA_softsoc_sequencer(AVR32_ADCIFA_CR_SOC0_MASK);</text:p>
      <text:p text:style-name="P87"><text:tab/><text:tab/><text:tab/><text:tab/>break;</text:p>
      <text:p text:style-name="P87"><text:tab/><text:tab/><text:tab/>case ADCIFA_SEQ1:</text:p>
      <text:p text:style-name="P87"><text:tab/><text:tab/><text:tab/><text:tab/>ADCIFA_softsoc_sequencer(AVR32_ADCIFA_CR_SOC1_MASK);</text:p>
      <text:p text:style-name="P87"><text:tab/><text:tab/><text:tab/><text:tab/>break;</text:p>
      <text:p text:style-name="P87"><text:tab/><text:tab/><text:tab/>case ADCIFA_SEQ0_SEQ1:</text:p>
      <text:p text:style-name="P87"><text:tab/><text:tab/><text:tab/><text:tab/>ADCIFA_softsoc_sequencer(AVR32_ADCIFA_CR_SOC0_MASK | AVR32_ ADCIFA_CR_SOC1_MASK);</text:p>
      <text:p text:style-name="P87"><text:tab/><text:tab/><text:tab/><text:tab/>break;</text:p>
      <text:p text:style-name="P87"><text:tab/><text:tab/><text:tab/>default:</text:p>
      <text:p text:style-name="P87"><text:tab/><text:tab/><text:tab/><text:tab/>break;</text:p>
      <text:p text:style-name="P87"><text:tab/><text:tab/>}</text:p>
      <text:p text:style-name="P87"><text:tab/>}</text:p>
      <text:p text:style-name="P87"/>
      <text:p text:style-name="P121"><text:soft-page-break/><text:span text:style-name="T89"><text:tab/></text:span><text:span text:style-name="T93"> Assembly Code :</text:span></text:p>
      <text:p text:style-name="P16"><text:tab/>void adcifa_start_sequencer(volatile avr32_adcifa_t *adcifa, uint8_t sequencer)</text:p>
      <text:p text:style-name="P16"><text:tab/>{</text:p>
      <text:p text:style-name="P121"><text:span text:style-name="T93"><text:tab/><text:tab/></text:span><text:span text:style-name="T89">80008710:<text:tab/>eb cd 40 80 <text:tab/>pushm<text:tab/>r7,lr</text:span></text:p>
      <text:p text:style-name="P87"><text:tab/><text:tab/>80008714:<text:tab/>1a 97 <text:s text:c="6"/><text:tab/>mov<text:tab/>r7,sp<text:span text:style-name="T56"> </text:span></text:p>
      <text:p text:style-name="P87"><text:tab/><text:tab/>80008716:<text:tab/>20 2d <text:s text:c="6"/><text:tab/>sub<text:tab/>sp,8<text:span text:style-name="T56"> <text:tab/><text:tab/>//Entry stack operation.</text:span></text:p>
      <text:p text:style-name="P87"><text:tab/><text:tab/><text:span text:style-name="T96">80008718:<text:tab/>ef 4c ff fc <text:tab/>st.w<text:tab/>r7[-4],r12</text:span><text:span text:style-name="T60"> <text:s/>- </text:span><text:span text:style-name="T56">The input parameter(</text:span><text:span text:style-name="T60">adcifa</text:span><text:span text:style-name="T56">) is stored in <text:s/>register R7[4].</text:span></text:p>
      <text:p text:style-name="P87"><text:tab/><text:tab/>8000871c:<text:tab/>16 98 <text:s text:c="6"/><text:tab/>mov<text:tab/>r8,r11</text:p>
      <text:p text:style-name="P87"><text:tab/><text:tab/><text:span text:style-name="T96">8000871e:<text:tab/>ef 68 ff f8 <text:tab/>st.b<text:tab/>r7[-8],r8</text:span><text:span text:style-name="T125"> - </text:span>T<text:span text:style-name="T56">he input parameter(</text:span><text:span text:style-name="T60">sequencer</text:span><text:span text:style-name="T56">) is stored in <text:s/>register R7[-8].</text:span></text:p>
      <text:p text:style-name="P92"><text:span text:style-name="T56"><text:s/><text:tab/></text:span><text:span text:style-name="T46">Assert( adcifa != NULL );</text:span></text:p>
      <text:p text:style-name="P24"/>
      <text:p text:style-name="P24"><text:tab/>switch (sequencer)</text:p>
      <text:p text:style-name="P24"><text:tab/>{</text:p>
      <text:p text:style-name="P87"><text:tab/><text:tab/>80008722:<text:tab/>ef 38 ff f8 <text:tab/>ld.ub<text:tab/>r8,r7[-8] </text:p>
      <text:p text:style-name="P87"><text:tab/><text:tab/>80008726:<text:tab/>58 18 <text:s text:c="6"/><text:tab/>cp.w<text:tab/>r8,1 </text:p>
      <text:p text:style-name="P87"><text:tab/><text:tab/>80008728:<text:tab/>c0 a0 <text:s text:c="6"/><text:tab/>breq<text:tab/>8000873c</text:p>
      <text:p text:style-name="P87"><text:tab/><text:tab/>8000872a:<text:tab/>58 38 <text:s text:c="6"/><text:tab/>cp.w<text:tab/>r8,3 </text:p>
      <text:p text:style-name="P87"><text:tab/><text:tab/>8000872c:<text:tab/>c0 d0 <text:s text:c="6"/><text:tab/>breq<text:tab/>80008746 </text:p>
      <text:p text:style-name="P87"><text:tab/><text:tab/>8000872e:<text:tab/>58 08 <text:s text:c="6"/><text:tab/>cp.w<text:tab/>r8,0</text:p>
      <text:p text:style-name="P87"><text:tab/><text:tab/>80008730:<text:tab/>c0 f1 <text:s text:c="6"/><text:tab/>brne<text:tab/>8000874e </text:p>
      <text:p text:style-name="P87"/>
      <text:p text:style-name="P87"><text:tab/><text:span text:style-name="T93">case ADCIFA_SEQ0:</text:span></text:p>
      <text:p text:style-name="P16"><text:tab/><text:tab/>ADCIFA_softsoc_sequencer(AVR32_ADCIFA_CR_SOC0_MASK);</text:p>
      <text:p text:style-name="P87"><text:tab/><text:tab/><text:span text:style-name="T93">80008732:<text:tab/>fc 78 24 00 <text:tab/>mov<text:tab/>r8,-187392</text:span><text:span text:style-name="T46"> </text:span><text:span text:style-name="T56"><text:tab/>//Operation to find the base address of ADCIFA, </text:span><text:span text:style-name="T59">0xFFFD2400.</text:span></text:p>
      <text:p text:style-name="P87"><text:tab/><text:tab/>80008736:<text:tab/>30 19 <text:s text:c="6"/><text:tab/>mov<text:tab/>r9,1</text:p>
      <text:p text:style-name="P87"><text:tab/><text:tab/><text:span text:style-name="T96">80008738:<text:tab/>91 09 <text:s text:c="6"/><text:tab/>st.w<text:tab/>r8[0x0],r9</text:span><text:span text:style-name="T56"> – </text:span><text:span text:style-name="T60">store the value from register </text:span><text:span text:style-name="T26">R9</text:span><text:span text:style-name="T60"> into register R8[0x</text:span><text:span text:style-name="T26">0](CR register offset: 0x0)</text:span><text:span text:style-name="T60">.</text:span></text:p>
      <text:p text:style-name="P38"/>
      <text:p text:style-name="P87"><text:span text:style-name="T56"><text:tab/></text:span><text:span text:style-name="T46">break:</text:span></text:p>
      <text:p text:style-name="P87"><text:tab/><text:tab/>8000873a:<text:tab/>c0 a8 <text:s text:c="6"/><text:tab/>rjmp<text:tab/>8000874e </text:p>
      <text:p text:style-name="P87"/>
      <text:p text:style-name="P87"><text:soft-page-break/><text:tab/><text:span text:style-name="T93">case ADCIFA_SEQ1:</text:span></text:p>
      <text:p text:style-name="P16"><text:tab/><text:tab/>ADCIFA_softsoc_sequencer(AVR32_ADCIFA_CR_SOC1_MASK);</text:p>
      <text:p text:style-name="P87"><text:tab/><text:tab/><text:span text:style-name="T95">8000873c:<text:tab/>fc 78 24 00 <text:tab/>mov<text:tab/>r8,-187392</text:span><text:span text:style-name="T56"> <text:tab/>//Operation to find the base address of ADCIFA, </text:span><text:span text:style-name="T59">0xFFFD2400.</text:span></text:p>
      <text:p text:style-name="P87"><text:tab/><text:tab/>80008740:<text:tab/>30 29 <text:s text:c="6"/><text:tab/>mov<text:tab/>r9,2<text:span text:style-name="T56"> </text:span></text:p>
      <text:p text:style-name="P87"><text:tab/><text:tab/><text:span text:style-name="T96">80008742:<text:tab/>91 09 <text:s text:c="6"/><text:tab/>st.w<text:tab/>r8[0x0],r9</text:span><text:span text:style-name="T60"> – </text:span><text:span text:style-name="T56">store the value from register </text:span><text:span text:style-name="T18">R9</text:span><text:span text:style-name="T56"> into register R8[0x</text:span><text:span text:style-name="T18">0]</text:span><text:span text:style-name="T26">(CR register offset: 0x0)</text:span><text:span text:style-name="T63">.</text:span></text:p>
      <text:p text:style-name="P39"/>
      <text:p text:style-name="P93"><text:span text:style-name="T56"><text:tab/></text:span><text:span text:style-name="T46">break;</text:span></text:p>
      <text:p text:style-name="P87"><text:tab/><text:tab/>80008744:<text:tab/>c0 58 <text:s text:c="6"/><text:tab/>rjmp<text:tab/>8000874e</text:p>
      <text:p text:style-name="P87"/>
      <text:p text:style-name="P87"><text:tab/><text:span text:style-name="T93">case ADCIFA_SEQ0_SEQ1:</text:span></text:p>
      <text:p text:style-name="P16"><text:tab/>ADCIFA_softsoc_sequencer(AVR32_ADCIFA_CR_SOC0_MASK |<text:tab/><text:tab/>AVR32_ADCIFA_CR_SOC1_MASK);</text:p>
      <text:p text:style-name="P87"><text:tab/><text:tab/><text:span text:style-name="T93">80008746:<text:tab/>fc 78 24 00 <text:tab/>mov<text:tab/>r8,-187392</text:span><text:span text:style-name="T46"> </text:span><text:span text:style-name="T56"><text:tab/>//Operation to find the base address of ADCIFA,</text:span><text:span text:style-name="T59"> 0xFFFD2400.</text:span></text:p>
      <text:p text:style-name="P87"><text:tab/><text:tab/>8000874a:<text:tab/>30 39 <text:s text:c="6"/><text:tab/>mov<text:tab/>r9,3<text:span text:style-name="T46"> </text:span><text:span text:style-name="T56">.</text:span></text:p>
      <text:p text:style-name="P87"><text:tab/><text:tab/><text:span text:style-name="T96">8000874c:<text:tab/>91 09 <text:s text:c="6"/><text:tab/>st.w<text:tab/>r8[0x0],r9</text:span><text:span text:style-name="T60"> – </text:span><text:span text:style-name="T56">store word from register </text:span><text:span text:style-name="T18">R9</text:span><text:span text:style-name="T56"> into register R8[0x</text:span><text:span text:style-name="T18">0]</text:span><text:span text:style-name="T26">(CR register offset: 0x0)</text:span><text:span text:style-name="T60">.</text:span></text:p>
      <text:p text:style-name="P92"><text:span text:style-name="T56"><text:tab/></text:span><text:span text:style-name="T47">break</text:span><text:span text:style-name="T46">;</text:span><text:span text:style-name="T46"><office:annotation><dc:creator>Unknown Author</dc:creator><dc:date>2022-02-18T13:04:28.08</dc:date><text:p text:style-name="P227"><text:span text:style-name="T139">For this statement object code not there.</text:span></text:p></office:annotation></text:span></text:p>
      <text:p text:style-name="P24"><text:tab/>default:</text:p>
      <text:p text:style-name="P24"><text:tab/><text:tab/>break;</text:p>
      <text:p text:style-name="P24"><text:tab/>}</text:p>
      <text:p text:style-name="P24"><text:tab/>}</text:p>
      <text:p text:style-name="P87"><text:tab/><text:tab/>8000874e:<text:tab/>2f ed <text:s text:c="6"/><text:tab/>sub<text:tab/>sp,-8<text:span text:style-name="T56"><text:tab/>sp,-8 </text:span></text:p>
      <text:p text:style-name="P87"><text:tab/><text:tab/>80008750:<text:tab/>e3 cd 80 80 <text:tab/>ldm<text:tab/>sp++,r7,pc<text:span text:style-name="T56"> <text:tab/><text:tab/>//Exit stack operation.</text:span></text:p>
      <text:p text:style-name="P87"><text:tab/><text:span text:style-name="T43">Result :</text:span></text:p>
      <text:p text:style-name="P96"><text:tab/><text:tab/>From the generated assembly code it is verified that each of the statements generated for the driver function adcifa_start_sequencer is manually verified and found that no extra statements are generated for the same.</text:p>
      <text:p text:style-name="P96"/>
      <text:p text:style-name="P96"/>
      <text:p text:style-name="P96"/>
      <text:h text:style-name="P179" text:outline-level="3"><text:bookmark-start text:name="__RefHeading__48060_118953356"/><text:soft-page-break/>adcifa_check_eos<text:bookmark-end text:name="__RefHeading__48060_118953356"/></text:h>
      <text:p text:style-name="P100"><text:tab/>C Code:</text:p>
      <text:p text:style-name="P96">bool adcifa_check_eos(volatile avr32_adcifa_t *adcifa, uint8_t sequencer)</text:p>
      <text:p text:style-name="P96">{</text:p>
      <text:p text:style-name="P121"><text:span text:style-name="T105"><text:tab/></text:span><text:span text:style-name="T122">Assert( adcifa != NULL );</text:span></text:p>
      <text:p text:style-name="P73"/>
      <text:p text:style-name="P74"><text:tab/>/* get SR register : EOS bit for channel */</text:p>
      <text:p text:style-name="P74"><text:tab/>switch (sequencer) {</text:p>
      <text:p text:style-name="P74"><text:tab/>case 0:</text:p>
      <text:p text:style-name="P74"><text:tab/><text:tab/>return ((ADCIFA_is_eos_sequencer_0()) ? true : false);</text:p>
      <text:p text:style-name="P73"/>
      <text:p text:style-name="P74"><text:tab/>case 1:</text:p>
      <text:p text:style-name="P74"><text:tab/><text:tab/>return ((ADCIFA_is_eos_sequencer_1()) ? true : false);</text:p>
      <text:p text:style-name="P73"/>
      <text:p text:style-name="P74"><text:tab/>default:</text:p>
      <text:p text:style-name="P74"><text:tab/><text:tab/>break;</text:p>
      <text:p text:style-name="P74"><text:tab/>}</text:p>
      <text:p text:style-name="P74"><text:tab/>return false;</text:p>
      <text:p text:style-name="P74">}</text:p>
      <text:p text:style-name="P100"><text:tab/>Assembly Code:</text:p>
      <text:p text:style-name="P100"><text:tab/></text:p>
      <text:p text:style-name="P100"><text:tab/>bool adcifa_check_eos(volatile avr32_adcifa_t *adcifa, uint8_t sequencer)</text:p>
      <text:p text:style-name="P100"><text:tab/>{</text:p>
      <text:p text:style-name="P16"><text:span text:style-name="T101"><text:tab/><text:tab/></text:span><text:span text:style-name="T99">80008754:<text:tab/>eb cd 40 80 <text:tab/>pushm<text:tab/>r7,lr </text:span></text:p>
      <text:p text:style-name="P96"><text:tab/><text:tab/>80008758:<text:tab/>1a 97 <text:s text:c="6"/><text:tab/>mov<text:tab/>r7,sp </text:p>
      <text:p text:style-name="P96"><text:tab/><text:tab/>8000875a:<text:tab/>20 2d <text:s text:c="6"/><text:tab/>sub<text:tab/>sp,8 - <text:span text:style-name="T135">// Entry stack operations</text:span></text:p>
      <text:p text:style-name="P96"><text:tab/><text:tab/><text:span text:style-name="T96">8000875c:<text:tab/>ef 4c ff fc <text:tab/>st.w<text:tab/>r7[-4],r12</text:span><text:span text:style-name="T125"> – </text:span><text:span text:style-name="T138">The input parameter (</text:span><text:span text:style-name="T125">adcifa</text:span><text:span text:style-name="T138">) is stored in register R7[-4]</text:span></text:p>
      <text:p text:style-name="P96"><text:tab/><text:tab/>80008760:<text:tab/>16 98 <text:s text:c="6"/><text:tab/>mov<text:tab/>r8,r11</text:p>
      <text:p text:style-name="P87"><text:span text:style-name="T101"><text:tab/><text:tab/></text:span><text:span text:style-name="T108">80008762:<text:tab/>ef 68 ff f8 <text:tab/>st.b<text:tab/>r7[-8],r8</text:span><text:span text:style-name="T112"> - </text:span><text:span text:style-name="T117">The input parameter (</text:span><text:span text:style-name="T113">sequencer</text:span><text:span text:style-name="T117">) is stored in register R7[-8]</text:span></text:p>
      <text:p text:style-name="P99"/>
      <text:p text:style-name="P87"><text:span text:style-name="T101"><text:tab/></text:span><text:span text:style-name="T105">Assert( adcifa != NULL );</text:span></text:p>
      <text:p text:style-name="P100"><text:soft-page-break/><text:tab/>switch (sequencer)</text:p>
      <text:p text:style-name="P87"><text:span text:style-name="T105"><text:tab/></text:span><text:span text:style-name="T105">{</text:span></text:p>
      <text:p text:style-name="P96"><text:tab/><text:tab/>80008766:<text:tab/>ef 38 ff f8 <text:tab/>ld.ub<text:tab/>r8,r7[-8] </text:p>
      <text:p text:style-name="P96"><text:tab/><text:tab/>8000876a:<text:tab/>58 08 <text:s text:c="6"/><text:tab/>cp.w<text:tab/>r8,0 </text:p>
      <text:p text:style-name="P87"><text:span text:style-name="T101"><text:tab/><text:tab/>8000876c:<text:tab/>c0 40 <text:s text:c="6"/><text:tab/>breq<text:tab/>80008774 </text:span><text:span text:style-name="T103">.</text:span></text:p>
      <text:p text:style-name="P96"><text:tab/><text:tab/>8000876e:<text:tab/>58 18 <text:s text:c="6"/><text:tab/>cp.w<text:tab/>r8,1</text:p>
      <text:p text:style-name="P96"><text:tab/><text:tab/>80008770:<text:tab/>c0 90 <text:s text:c="6"/><text:tab/>breq<text:tab/>80008782 </text:p>
      <text:p text:style-name="P96"><text:tab/><text:tab/>80008772:<text:tab/>c1 08 <text:s text:c="6"/><text:tab/>rjmp<text:tab/>80008792 </text:p>
      <text:p text:style-name="P96"/>
      <text:p text:style-name="P87"><text:span text:style-name="T101"><text:tab/></text:span><text:span text:style-name="T105">case 0:</text:span></text:p>
      <text:p text:style-name="P100"><text:tab/><text:tab/>return ((ADCIFA_is_eos_sequencer_0()) ? true : false);</text:p>
      <text:p text:style-name="P99"/>
      <text:p text:style-name="P87"><text:span text:style-name="T101"><text:tab/><text:tab/></text:span><text:span text:style-name="T107">80008774:<text:tab/>fc 78 24 00 <text:tab/>mov<text:tab/>r8,-187392</text:span><text:span text:style-name="T101"> </text:span><text:span text:style-name="T104">//</text:span><text:span text:style-name="T104">Operation to find the base address of ADCIFA,</text:span><text:span text:style-name="T114"> 0xFFFD2400.</text:span></text:p>
      <text:p text:style-name="P87"><text:span text:style-name="T101"><text:tab/><text:tab/></text:span><text:span text:style-name="T108">80008778:<text:tab/>70 28 <text:s text:c="6"/><text:tab/>ld.w</text:span><text:span text:style-name="T111"> <text:tab/></text:span><text:span text:style-name="T107">r8,r8[0x8] </text:span><text:span text:style-name="T101">- load word from R8[0x8 ]into R8 (</text:span><text:span text:style-name="T112">SR Register offset: 0x8</text:span><text:span text:style-name="T101">).</text:span></text:p>
      <text:p text:style-name="P96"><text:tab/><text:tab/>8000877a:<text:tab/>f1 d8 c0 01 <text:tab/>bfextu<text:tab/>r8,r8,0x0,0x1</text:p>
      <text:p text:style-name="P96"><text:tab/><text:tab/>8000877e:<text:tab/>5c 58 <text:s text:c="6"/><text:tab/>castu.b<text:tab/>r8 </text:p>
      <text:p text:style-name="P96"><text:tab/><text:tab/>80008780:<text:tab/>c0 a8 <text:s text:c="6"/><text:tab/>rjmp<text:tab/>80008794 <text:s/></text:p>
      <text:p text:style-name="P87"><text:span text:style-name="T101"><text:tab/></text:span><text:span text:style-name="T105">case 1:</text:span></text:p>
      <text:p text:style-name="P100"><text:tab/><text:tab/>return ((ADCIFA_is_eos_sequencer_1()) ? true : false);</text:p>
      <text:p text:style-name="P100"/>
      <text:p text:style-name="P87"><text:span text:style-name="T101"><text:tab/><text:tab/></text:span><text:span text:style-name="T107">80008782:<text:tab/>fc 78 24 00 <text:tab/>mov<text:tab/>r8,-187392</text:span><text:span text:style-name="T101"> </text:span><text:span text:style-name="T104">//</text:span><text:span text:style-name="T104">Operation to find the base address of ADCIFA, </text:span><text:span text:style-name="T114">0xFFFD2400.</text:span></text:p>
      <text:p text:style-name="P87"><text:span text:style-name="T101"><text:tab/><text:tab/></text:span><text:span text:style-name="T108">80008786:<text:tab/>70 28 <text:s text:c="6"/><text:tab/>ld.w<text:tab/>r8,r8[0x8]</text:span><text:span text:style-name="T101"> - Load the value from R8[0x8] into R8</text:span></text:p>
      <text:p text:style-name="P96">(<text:span text:style-name="T125">SR register offset: 0x8</text:span>).</text:p>
      <text:p text:style-name="P96"><text:tab/><text:tab/>80008788:<text:tab/>e2 18 00 10 <text:tab/>andl<text:tab/>r8,0x10,COH </text:p>
      <text:p text:style-name="P96"><text:tab/><text:tab/>8000878c:<text:tab/>5f 18 <text:s text:c="6"/><text:tab/>srne<text:tab/>r8</text:p>
      <text:p text:style-name="P96"><text:tab/><text:tab/>8000878e:<text:tab/>5c 58 <text:s text:c="6"/><text:tab/>castu.b<text:tab/>r8 </text:p>
      <text:p text:style-name="P96"><text:tab/><text:tab/>80008790:<text:tab/>c0 28 <text:s text:c="6"/><text:tab/>rjmp<text:tab/>80008794</text:p>
      <text:p text:style-name="P87"><text:span text:style-name="T101"><text:tab/></text:span><text:span text:style-name="T105">default:</text:span></text:p>
      <text:p text:style-name="P100"><text:tab/><text:tab/>break;</text:p>
      <text:p text:style-name="P100"><text:tab/>}</text:p>
      <text:p text:style-name="P87"><text:span text:style-name="T102"><text:tab/></text:span><text:span text:style-name="T106">return false;</text:span></text:p>
      <text:p text:style-name="P96"><text:soft-page-break/><text:tab/><text:tab/>80008792:<text:tab/>30 08 <text:s text:c="6"/><text:tab/>mov<text:tab/>r8,0 </text:p>
      <text:p text:style-name="P96"><text:tab/><text:span text:style-name="T93">}</text:span></text:p>
      <text:p text:style-name="P96"><text:tab/><text:tab/>80008794:<text:tab/>10 9c <text:s text:c="6"/><text:tab/>mov<text:tab/>r12,r8</text:p>
      <text:p text:style-name="P96"><text:tab/><text:tab/>80008796:<text:tab/>2f ed <text:s text:c="6"/><text:tab/>sub<text:tab/>sp,-8 </text:p>
      <text:p text:style-name="P96"><text:tab/><text:tab/>80008798:<text:tab/>e3 cd 80 80 <text:tab/>ldm<text:tab/>sp++,r7,pc <text:span text:style-name="T135">– <text:s/>Exit Stack operations.</text:span></text:p>
      <text:p text:style-name="P96"><text:tab/><text:span text:style-name="T93">Result:</text:span></text:p>
      <text:p text:style-name="P96"><text:tab/>From the generated assembly code it is verified that each of the statements generated for the driver function adcifa_check_eos is manually verified and found that no extra statements are generated for the same.</text:p>
      <text:h text:style-name="P180" text:outline-level="3"><text:bookmark-start text:name="__RefHeading___Toc93065_3266971254"/>gpio_get_pin_value<text:bookmark-end text:name="__RefHeading___Toc93065_3266971254"/></text:h>
      <text:p text:style-name="P16"><text:tab/>C Code:</text:p>
      <text:p text:style-name="P87">bool gpio_get_pin_value(uint32_t pin)</text:p>
      <text:p text:style-name="P87">{</text:p>
      <text:p text:style-name="P121"><text:tab/>bool gpio_get_pin_value(uint32_t pin)</text:p>
      <text:p text:style-name="P121"><text:tab/>{</text:p>
      <text:p text:style-name="P121"><text:tab/><text:tab/>volatile avr32_gpio_port_t *gpio_port = &amp;AVR32_GPIO.port[pin &gt;&gt; 5];</text:p>
      <text:p text:style-name="P121"><text:tab/><text:tab/>return (gpio_port-&gt;pvr &gt;&gt; (pin &amp; 0x1F)) &amp; 1;</text:p>
      <text:p text:style-name="P121"><text:tab/>}</text:p>
      <text:p text:style-name="P121">}</text:p>
      <text:p text:style-name="P16"><text:tab/>Assembly Code:</text:p>
      <text:p text:style-name="P16"><text:tab/><text:span text:style-name="T56">bool gpio_get_pin_value(uint32_t pin)</text:span></text:p>
      <text:p text:style-name="P23"><text:tab/>{</text:p>
      <text:p text:style-name="P37"><text:tab/><text:tab/>800332d6:<text:tab/>eb cd 40 80 <text:tab/>pushm<text:tab/>r7,lr </text:p>
      <text:p text:style-name="P37"><text:tab/><text:tab/>800332da:<text:tab/>1a 97 <text:s text:c="6"/><text:tab/>mov<text:tab/>r7,sp <text:s/></text:p>
      <text:p text:style-name="P37"><text:tab/><text:tab/>800332dc:<text:tab/>20 2d <text:s text:c="6"/><text:tab/>sub<text:tab/>sp,8 <text:tab/>// Entry stack operations</text:p>
      <text:p text:style-name="P37"><text:tab/><text:tab/><text:span text:style-name="T95">800332de:<text:tab/>ef 4c ff f8 <text:tab/>st.w<text:tab/>r7[-8],r12</text:span> – <text:s/><text:span text:style-name="T124">The input parameter(uint32_t pin) is stored in register R7[-8].</text:span></text:p>
      <text:p text:style-name="P37"><text:tab/></text:p>
      <text:p text:style-name="P37"><text:tab/><text:span text:style-name="T93">volatile avr32_gpio_port_t *gpio_port = &amp;AVR32_GPIO.port[pin &gt;&gt; 5];</text:span></text:p>
      <text:p text:style-name="P37"><text:tab/><text:tab/><text:span text:style-name="T95">800332e2:<text:tab/>ee f8 ff f8 <text:tab/>ld.w<text:tab/>r8,r7[-8]</text:span> </text:p>
      <text:p text:style-name="P37"><text:tab/><text:tab/>800332e6:<text:tab/>a5 98 <text:s text:c="6"/><text:tab/>lsr<text:tab/>r8,0x5 </text:p>
      <text:p text:style-name="P37"><text:tab/><text:tab/>800332e8:<text:tab/>a9 78 <text:s text:c="6"/><text:tab/>lsl<text:tab/>r8,0x9 </text:p>
      <text:p text:style-name="P37"><text:soft-page-break/><text:tab/><text:tab/>800332ea:<text:tab/>e0 28 e0 00 <text:tab/>sub<text:tab/>r8,57344 <text:tab/></text:p>
      <text:p text:style-name="P37"><text:tab/><text:tab/>800332ee:<text:tab/>ef 48 ff fc <text:tab/>st.w<text:tab/>r7[-4],r8 // <text:s/>operations to get base address of GPIO, 0xFFFF2000, R8 contains base address of GPIO</text:p>
      <text:p text:style-name="P37"><text:tab/></text:p>
      <text:p text:style-name="P37"><text:tab/><text:span text:style-name="T93">return (gpio_port-&gt;pvr &gt;&gt; (pin &amp; 0x1F)) &amp; 1;</text:span></text:p>
      <text:p text:style-name="P37"><text:tab/><text:tab/><text:span text:style-name="T137">800332f2:<text:tab/>ee f8 ff fc <text:tab/>ld.w<text:tab/>r8,r7[-4] </text:span></text:p>
      <text:p text:style-name="P37"><text:tab/><text:tab/><text:span text:style-name="T95">800332f6:<text:tab/>71 89 <text:s text:c="6"/><text:tab/>ld.w<text:tab/>r9,r8[0x60]</text:span><text:span text:style-name="T93"> </text:span>– <text:s/>read from 0x60 (<text:span text:style-name="T124">Pin Value Register offset: 0x60</text:span>) and load to R9</text:p>
      <text:p text:style-name="P37"><text:tab/><text:tab/>800332f8:<text:tab/>ee f8 ff f8 <text:tab/>ld.w<text:tab/>r8,r7[-8] </text:p>
      <text:p text:style-name="P37"><text:tab/><text:tab/>800332fc:<text:tab/>f1 d8 c0 05 <text:tab/>bfextu<text:tab/>r8,r8,0x0,0x5 </text:p>
      <text:p text:style-name="P37"><text:tab/><text:tab/>80033300:<text:tab/>f2 08 0a 48 <text:tab/>lsr<text:tab/>r8,r9,r8 </text:p>
      <text:p text:style-name="P37"><text:tab/><text:tab/>80033304:<text:tab/>f1 d8 c0 01 <text:tab/>bfextu<text:tab/>r8,r8,0x0,0x1 <text:s/>// operations to return pin value</text:p>
      <text:p text:style-name="P37"><text:tab/><text:tab/>80033308:<text:tab/>5c 58 <text:s text:c="6"/><text:tab/>castu.b<text:tab/>r8 </text:p>
      <text:p text:style-name="P37"><text:tab/><text:span text:style-name="T93">}</text:span></text:p>
      <text:p text:style-name="P37"><text:tab/><text:tab/>8003330a:<text:tab/>10 9c <text:s text:c="6"/><text:tab/>mov<text:tab/>r12,r8 – </text:p>
      <text:p text:style-name="P37"><text:tab/><text:tab/>8003330c:<text:tab/>2f ed <text:s text:c="6"/><text:tab/>sub<text:tab/>sp,-8 – </text:p>
      <text:p text:style-name="P35"><text:tab/><text:tab/>8003330e:<text:tab/>e3 cd 80 80 <text:tab/>ldm<text:tab/>sp++,r7,pc – <text:s/>Exit Stack operations.</text:p>
      <text:p text:style-name="P87"/>
      <text:p text:style-name="P16"><text:tab/>Result:</text:p>
      <text:p text:style-name="P97"><text:tab/>From the generated assembly code it is verified that each of the statements generated for the driver function gpio_get_pin_value is manually verified and found that no extra statements are generated for the same.</text:p>
      <text:p text:style-name="P97"/>
      <text:h text:style-name="P180" text:outline-level="3"><text:bookmark-start text:name="__RefHeading___Toc93067_3266971254"/>gpio_set_gpio_pin<text:bookmark-end text:name="__RefHeading___Toc93067_3266971254"/></text:h>
      <text:p text:style-name="P16"><text:tab/>C Code:</text:p>
      <text:p text:style-name="P121"><text:tab/>void gpio_set_gpio_pin(uint32_t pin)</text:p>
      <text:p text:style-name="P121"><text:tab/>{</text:p>
      <text:p text:style-name="P121"><text:tab/><text:tab/>volatile avr32_gpio_port_t *gpio_port = &amp;AVR32_GPIO.port[pin &gt;&gt; 5];</text:p>
      <text:p text:style-name="P121"><text:tab/><text:tab/>/* Value to be driven on the I/O line: 1. */</text:p>
      <text:p text:style-name="P121"><text:tab/><text:tab/>gpio_port-&gt;ovrs <text:s/>= 1 &lt;&lt; (pin &amp; 0x1F);</text:p>
      <text:p text:style-name="P121"><text:tab/><text:tab/>/* The GPIO output driver is enabled for that pin. */ </text:p>
      <text:p text:style-name="P121"><text:tab/><text:tab/>gpio_port-&gt;oders = 1 &lt;&lt; (pin &amp; 0x1F);</text:p>
      <text:p text:style-name="P121"><text:soft-page-break/><text:tab/><text:tab/>/* The GPIO module controls that pin. */</text:p>
      <text:p text:style-name="P121"><text:tab/><text:tab/>gpio_port-&gt;gpers = 1 &lt;&lt; (pin &amp; 0x1F);</text:p>
      <text:p text:style-name="P121"><text:tab/>}</text:p>
      <text:p text:style-name="P121"/>
      <text:p text:style-name="P16"><text:tab/>Assembly Code:</text:p>
      <text:p text:style-name="P16"><text:tab/>void gpio_set_gpio_pin(uint32_t pin)</text:p>
      <text:p text:style-name="P16"><text:tab/>{</text:p>
      <text:p text:style-name="P16"><text:tab/><text:tab/><text:span text:style-name="T89">80033312:<text:tab/>eb cd 40 80 <text:tab/>pushm<text:tab/>r7,lr </text:span></text:p>
      <text:p text:style-name="P87"><text:tab/><text:tab/>80033316:<text:tab/>1a 97 <text:s text:c="6"/><text:tab/>mov<text:tab/>r7,sp</text:p>
      <text:p text:style-name="P87"><text:tab/><text:tab/>80033318:<text:tab/>20 2d <text:s text:c="6"/><text:tab/>sub<text:tab/>sp,8 <text:tab/><text:tab/><text:span text:style-name="T56">// Entry stack operations</text:span></text:p>
      <text:p text:style-name="P87"><text:tab/><text:tab/><text:span text:style-name="T95">8003331a:<text:tab/>ef 4c ff f8 <text:tab/>st.w<text:tab/>r7[-8],r12</text:span> – <text:span text:style-name="T124">The input parameter(uint32_t pin) is stored in register R7[-8].</text:span></text:p>
      <text:p text:style-name="P91"/>
      <text:p text:style-name="P87"><text:tab/><text:tab/><text:span text:style-name="T93">volatile avr32_gpio_port_t *gpio_port = &amp;AVR32_GPIO.port[pin &gt;&gt; 5];</text:span></text:p>
      <text:p text:style-name="P87"><text:tab/><text:tab/><text:span text:style-name="T95">8003331e:<text:tab/>ee f8 ff f8 <text:tab/>ld.w<text:tab/>r8,r7[-8]</text:span></text:p>
      <text:p text:style-name="P87"><text:tab/><text:tab/>80033322:<text:tab/>a5 98 <text:s text:c="6"/><text:tab/>lsr<text:tab/>r8,0x5</text:p>
      <text:p text:style-name="P87"><text:tab/><text:tab/>80033324:<text:tab/>a9 78 <text:s text:c="6"/><text:tab/>lsl<text:tab/>r8,0x</text:p>
      <text:p text:style-name="P87"><text:tab/><text:tab/>80033326:<text:tab/>e0 28 e0 00 <text:tab/>sub<text:tab/>r8,5734</text:p>
      <text:p text:style-name="P87"><text:tab/><text:tab/>8003332a:<text:tab/>ef 48 ff fc <text:tab/>st.w<text:tab/>r7[-4],r8 <text:tab/><text:span text:style-name="T56">// <text:s/>operations to get base address of GPIO, 0xFFFF2000, R8 contains base address of GPIO</text:span></text:p>
      <text:p text:style-name="P35"/>
      <text:p text:style-name="P35"><text:tab/><text:tab/>/* Value to be driven on the I/O line: 1. */</text:p>
      <text:p text:style-name="P87"><text:span text:style-name="T56"><text:tab/><text:tab/></text:span><text:span text:style-name="T46">gpio_port-&gt;ovrs <text:s/>= 1 &lt;&lt; (pin &amp; 0x1F);</text:span></text:p>
      <text:p text:style-name="P87"><text:tab/><text:tab/><text:span text:style-name="T137">8003332e</text:span><text:span text:style-name="T137">:<text:tab/></text:span><text:span text:style-name="T137">ee f8 ff f8 <text:tab/>ld.w<text:tab/>r8,r7[-8]</text:span><text:span text:style-name="T137"> </text:span></text:p>
      <text:p text:style-name="P87"><text:tab/><text:tab/>80033332:<text:tab/>f1 d8 c0 05 <text:tab/>bfextu<text:tab/>r8,r8,0x0,0x5</text:p>
      <text:p text:style-name="P87"><text:tab/><text:tab/>80033336:<text:tab/>30 19 <text:s text:c="6"/><text:tab/>mov<text:tab/>r9,1 </text:p>
      <text:p text:style-name="P87"><text:tab/><text:tab/>80033338:<text:tab/>f2 08 09 48 <text:tab/>lsl<text:tab/>r8,r9,r8 </text:p>
      <text:p text:style-name="P87"><text:tab/><text:tab/>8003333c:<text:tab/>10 99 <text:s text:c="6"/><text:tab/>mov<text:tab/>r9,r8</text:p>
      <text:p text:style-name="P87"><text:tab/><text:tab/>8003333e:<text:tab/>ee f8 ff fc <text:tab/>ld.w<text:tab/>r8,r7[-4] </text:p>
      <text:p text:style-name="P87"><text:tab/><text:tab/><text:span text:style-name="T95">80033342:<text:tab/>f1 49 00 54 <text:tab/>st.w<text:tab/>r8[84],r9</text:span> – Write to r8 from 0x54(<text:span text:style-name="T124">Output value register offset: 0x54</text:span>) from register R9</text:p>
      <text:p text:style-name="P87"/>
      <text:p text:style-name="P87"/>
      <text:p text:style-name="P87"><text:tab/><text:tab/>/* The GPIO output driver is enabled for that pin. */ </text:p>
      <text:p text:style-name="P87"><text:soft-page-break/><text:tab/><text:tab/><text:span text:style-name="T93">gpio_port-&gt;oders = 1 &lt;&lt; (pin &amp; 0x1F);</text:span></text:p>
      <text:p text:style-name="P87"><text:tab/><text:tab/>80033346:<text:tab/>ee f8 ff f8 <text:tab/>ld.w<text:tab/>r8,r7[-8] </text:p>
      <text:p text:style-name="P87"><text:tab/><text:tab/>8003334a:<text:tab/>f1 d8 c0 05 <text:tab/>bfextu<text:tab/>r8,r8,0x0,0x5 </text:p>
      <text:p text:style-name="P87"><text:tab/><text:tab/>8003334e:<text:tab/>30 19 <text:s text:c="6"/><text:tab/>mov<text:tab/>r9,1 - move the value of 1 into R9.</text:p>
      <text:p text:style-name="P87"><text:tab/><text:tab/>80033350:<text:tab/>f2 08 09 48 <text:tab/>lsl<text:tab/>r8,r9,r8 </text:p>
      <text:p text:style-name="P87"><text:tab/><text:tab/>80033354:<text:tab/>10 99 <text:s text:c="6"/><text:tab/>mov<text:tab/>r9,r8 </text:p>
      <text:p text:style-name="P87"><text:tab/><text:tab/>80033356:<text:tab/>ee f8 ff fc <text:tab/>ld.w<text:tab/>r8,r7[-4]</text:p>
      <text:p text:style-name="P87"><text:tab/><text:tab/><text:span text:style-name="T95">8003335a:<text:tab/>f1 49 00 44 <text:tab/>st.w<text:tab/>r8[68],r9</text:span> - <text:s/>Write to R8 from 0x44(<text:span text:style-name="T124">Output driver enable register offset: 0x44</text:span>) from register R9.</text:p>
      <text:p text:style-name="P87"/>
      <text:p text:style-name="P87"><text:tab/><text:tab/>/* The GPIO module controls that pin. */</text:p>
      <text:p text:style-name="P87"><text:tab/><text:tab/><text:span text:style-name="T93">gpio_port-&gt;gpers = 1 &lt;&lt; (pin &amp; 0x1F);</text:span></text:p>
      <text:p text:style-name="P87"><text:tab/><text:tab/>8003335e:<text:tab/>ee f8 ff f8 <text:tab/>ld.w<text:tab/>r8,r7[-8]</text:p>
      <text:p text:style-name="P87"><text:tab/><text:tab/>80033362:<text:tab/>f1 d8 c0 05 <text:tab/>bfextu<text:tab/>r8,r8,0x0,0x5</text:p>
      <text:p text:style-name="P87"><text:tab/><text:tab/>80033366:<text:tab/>30 19 <text:s text:c="6"/><text:tab/>mov<text:tab/>r9,1</text:p>
      <text:p text:style-name="P87"><text:tab/><text:tab/>80033368:<text:tab/>f2 08 09 48 <text:tab/>lsl<text:tab/>r8,r9,r8</text:p>
      <text:p text:style-name="P87"><text:tab/><text:tab/>8003336c:<text:tab/>10 99 <text:s text:c="6"/><text:tab/>mov<text:tab/>r9,r8</text:p>
      <text:p text:style-name="P87"><text:tab/><text:tab/>8003336e:<text:tab/>ee f8 ff fc <text:tab/>ld.w<text:tab/>r8,r7[-4] </text:p>
      <text:p text:style-name="P16"><text:span text:style-name="T89"><text:tab/><text:tab/></text:span><text:span text:style-name="T124">80033372:<text:tab/>91 19 <text:s text:c="6"/><text:tab/>st.w<text:tab/>r8[0x4],r9 </text:span><text:span text:style-name="T89">- store </text:span><text:span text:style-name="T7">the value </text:span><text:span text:style-name="T89">from R9 into R8[0x</text:span><text:span text:style-name="T7">4](</text:span><text:span text:style-name="T8">GPIO Enable register offset: 0x4</text:span><text:span text:style-name="T7">)</text:span><text:span text:style-name="T89">.</text:span></text:p>
      <text:p text:style-name="P87"><text:tab/>}</text:p>
      <text:p text:style-name="P87"><text:tab/><text:tab/>80033374:<text:tab/>2f ed <text:s text:c="6"/><text:tab/>sub<text:tab/>sp,-8</text:p>
      <text:p text:style-name="P87"><text:tab/><text:tab/>80033376:<text:tab/>e3 cd 80 80 <text:tab/>ldm<text:tab/>sp++,r7,pc <text:tab/>//<text:span text:style-name="T56">Exit Stack operations.</text:span></text:p>
      <text:p text:style-name="P87"/>
      <text:p text:style-name="P16"><text:tab/>result:</text:p>
      <text:p text:style-name="P16"><text:tab/><text:span text:style-name="T99">From the generated assembly code it is verified that each of the statements generated for the driver function gpio_set_gpio_pin is manually verified and found that no extra statements are generated for the same.</text:span></text:p>
      <text:p text:style-name="P96"/>
      <text:p text:style-name="P96"/>
      <text:p text:style-name="P96"/>
      <text:p text:style-name="P96"/>
      <text:p text:style-name="P96"/>
      <text:p text:style-name="P96"/>
      <text:p text:style-name="P96"><text:soft-page-break/></text:p>
      <text:p text:style-name="P96"/>
      <text:h text:style-name="P180" text:outline-level="3"><text:bookmark-start text:name="__RefHeading___Toc587105_4056621977"/>flashc_set_wait_state<text:bookmark-end text:name="__RefHeading___Toc587105_4056621977"/></text:h>
      <text:p text:style-name="P16"><text:tab/>C Code :</text:p>
      <text:p text:style-name="P87"><text:tab/>void flashc_set_wait_state(unsigned int wait_state)</text:p>
      <text:p text:style-name="P87"><text:tab/>{</text:p>
      <text:p text:style-name="P121"><text:span text:style-name="T93"><text:tab/><text:tab/></text:span><text:span text:style-name="T89">u_avr32_flashc_fcr_t u_avr32_flashc_fcr = {AVR32_FLASHC.fcr};</text:span></text:p>
      <text:p text:style-name="P87"><text:tab/><text:tab/>u_avr32_flashc_fcr.FCR.fws = wait_state;</text:p>
      <text:p text:style-name="P87"><text:tab/><text:tab/>AVR32_FLASHC.fcr = u_avr32_flashc_fcr.fcr;</text:p>
      <text:p text:style-name="P87"><text:tab/>}<text:tab/></text:p>
      <text:p text:style-name="P121"><text:span text:style-name="T89"><text:tab/></text:span><text:span text:style-name="T93">Assembly Code :</text:span></text:p>
      <text:p text:style-name="P16"><text:tab/>void flashc_set_wait_state(unsigned int wait_state)</text:p>
      <text:p text:style-name="P16"><text:tab/>{</text:p>
      <text:p text:style-name="P121"><text:span text:style-name="T93"><text:tab/><text:tab/></text:span><text:span text:style-name="T89">80032994:<text:tab/>eb cd 40 80 <text:tab/>pushm<text:tab/>r7,lr</text:span></text:p>
      <text:p text:style-name="P87"><text:tab/><text:tab/>80032998:<text:tab/>1a 97 <text:s text:c="6"/><text:tab/>mov<text:tab/>r7,sp</text:p>
      <text:p text:style-name="P87"><text:tab/><text:tab/>8003299a:<text:tab/>20 2d <text:s text:c="6"/><text:tab/>sub<text:tab/>sp,8<text:tab/>// Entry stack Operation.</text:p>
      <text:p text:style-name="P87"><text:tab/><text:tab/><text:span text:style-name="T95">8003299c:<text:tab/>ef 4c ff f8 <text:tab/>st.w<text:tab/>r7[-8],r12 –</text:span><text:span text:style-name="T124"> The input parameter(unsigned int wait_state) is stored in register R7[-8].</text:span></text:p>
      <text:p text:style-name="P87"/>
      <text:p text:style-name="P87"><text:tab/><text:tab/><text:span text:style-name="T93">u_avr32_flashc_fcr_t u_avr32_flashc_fcr = {AVR32_FLASHC.fcr};</text:span></text:p>
      <text:p text:style-name="P87"><text:tab/><text:tab/><text:span text:style-name="T137">800329a0:<text:tab/>fe 68 00 00 <text:tab/>mov<text:tab/>r8,-131072</text:span></text:p>
      <text:p text:style-name="P87"><text:tab/><text:tab/>800329a4:<text:tab/>70 08 <text:s text:c="6"/><text:tab/>ld.w<text:tab/>r8,r8[0x0]</text:p>
      <text:p text:style-name="P87"><text:tab/><text:tab/>800329a6:<text:tab/>30 09 <text:s text:c="6"/><text:tab/>mov<text:tab/>r9,0</text:p>
      <text:p text:style-name="P87"><text:tab/><text:tab/>800329a8:<text:tab/>ef 49 ff fc <text:tab/>st.w<text:tab/>r7[-4],r9</text:p>
      <text:p text:style-name="P87"><text:tab/><text:tab/>800329ac:<text:tab/>ef 48 ff fc <text:tab/>st.w<text:tab/>r7[-4],r8<text:tab/><text:span text:style-name="T56">// operations to get base address of Flashc, 0xFFFE0000, R8 contains base address of FLashc</text:span></text:p>
      <text:p text:style-name="P87"/>
      <text:p text:style-name="P87"><text:tab/><text:tab/><text:span text:style-name="T93">u_avr32_flashc_fcr.FCR.fws = wait_state;</text:span></text:p>
      <text:p text:style-name="P87"><text:tab/><text:tab/><text:span text:style-name="T93">800329b0:<text:tab/>ee f8 ff f8 <text:tab/>ld.w<text:tab/>r8,r7[-8]</text:span></text:p>
      <text:p text:style-name="P87"><text:tab/><text:tab/>800329b4:<text:tab/>5c 58 <text:s text:c="6"/><text:tab/>castu.b<text:tab/>r8</text:p>
      <text:p text:style-name="P87"><text:tab/><text:tab/>800329b6:<text:tab/>f1 d8 c0 01 <text:tab/>bfextu<text:tab/>r8,r8,0x0,0x1</text:p>
      <text:p text:style-name="P87"><text:tab/><text:tab/>800329ba:<text:tab/>f3 d8 c0 08 <text:tab/>bfextu<text:tab/>r9,r8,0x0,0x8</text:p>
      <text:p text:style-name="P87"><text:soft-page-break/><text:tab/><text:tab/>800329be:<text:tab/>ee f8 ff fc <text:tab/>ld.w<text:tab/>r8,r7[-4]</text:p>
      <text:p text:style-name="P87"><text:tab/><text:tab/>800329c2:<text:tab/>f1 d9 d0 c1 <text:tab/>bfins<text:tab/>r8,r9,0x6,0x1</text:p>
      <text:p text:style-name="P87"><text:tab/><text:tab/>800329c6:<text:tab/>ef 48 ff fc <text:tab/>st.w<text:tab/>r7[-4],r8<text:tab/>// operation to store wait_state value.</text:p>
      <text:p text:style-name="P87"/>
      <text:p text:style-name="P87"><text:tab/><text:tab/><text:span text:style-name="T93">AVR32_FLASHC.fcr = u_avr32_flashc_fcr.fcr;</text:span></text:p>
      <text:p text:style-name="P87"><text:tab/><text:tab/>800329ca:<text:tab/>fe 68 00 00 <text:tab/>mov<text:tab/>r8,-131072<text:tab/></text:p>
      <text:p text:style-name="P87"><text:tab/><text:tab/>800329ce:<text:tab/>ee f9 ff fc <text:tab/>ld.w<text:tab/>r9,r7[-4]</text:p>
      <text:p text:style-name="P87"><text:tab/><text:tab/><text:span text:style-name="T95">800329d2:<text:tab/>91 09 <text:s text:c="6"/><text:tab/>st.w<text:tab/>r8[0x0],r9</text:span><text:span text:style-name="T124"> </text:span>- store the value from register R9 into registerR8[0x0]. (<text:span text:style-name="T124">Flash Control Register Offset :0x0</text:span>).</text:p>
      <text:p text:style-name="P87"><text:tab/>}</text:p>
      <text:p text:style-name="P87"><text:tab/><text:tab/>800329d4:<text:tab/>2f ed <text:s text:c="6"/><text:tab/>sub<text:tab/>sp,-8 </text:p>
      <text:p text:style-name="P87"><text:tab/><text:tab/>800329d6:<text:tab/>e3 cd 80 80 <text:tab/>ldm<text:tab/>sp++,r7,pc </text:p>
      <text:p text:style-name="P87"><text:tab/><text:tab/>800329da:<text:tab/>d7 03 <text:s text:c="6"/><text:tab/>nop – No operation <text:tab/>//<text:span text:style-name="T56">Exit Stack operations.</text:span></text:p>
      <text:p text:style-name="P87"><text:tab/><text:span text:style-name="T43">Result :</text:span></text:p>
      <text:p text:style-name="P96"><text:tab/><text:tab/>From the generated assembly code it is verified that each of the statements generated for the driver function flashc_set_wait_state is manually verified and found that no extra statements are generated for the same.</text:p>
      <text:h text:style-name="P180" text:outline-level="3"><text:bookmark-start text:name="__RefHeading___Toc587159_4056621977"/>spi_initMaster<text:bookmark-end text:name="__RefHeading___Toc587159_4056621977"/></text:h>
      <text:p text:style-name="P16"><text:tab/>C Code:</text:p>
      <text:p text:style-name="P16"><text:tab/><text:span text:style-name="T89">spi_status_t spi_initMaster(volatile avr32_spi_t *spi,</text:span></text:p>
      <text:p text:style-name="P87"><text:tab/><text:tab/>const spi_options_t *options)</text:p>
      <text:p text:style-name="P87"><text:tab/>{</text:p>
      <text:p text:style-name="P121"><text:span text:style-name="T93"><text:tab/><text:tab/></text:span><text:span text:style-name="T89">u_avr32_spi_mr_t u_avr32_spi_mr;</text:span></text:p>
      <text:p text:style-name="P87"><text:tab/><text:tab/>if (options-&gt;modfdis &gt; 1)</text:p>
      <text:p text:style-name="P87"><text:tab/><text:tab/> {</text:p>
      <text:p text:style-name="P87"><text:tab/><text:tab/><text:tab/>return SPI_ERROR_ARGUMENT;</text:p>
      <text:p text:style-name="P87"><text:tab/><text:tab/>}</text:p>
      <text:p text:style-name="P87"><text:tab/><text:tab/>spi-&gt;cr = AVR32_SPI_CR_SWRST_MASK;</text:p>
      <text:p text:style-name="P87"><text:tab/><text:tab/>u_avr32_spi_mr.mr <text:tab/><text:tab/>= spi-&gt;mr;</text:p>
      <text:p text:style-name="P87"><text:tab/><text:tab/>u_avr32_spi_mr.MR.mstr <text:tab/>= 1;</text:p>
      <text:p text:style-name="P87"><text:tab/><text:tab/>u_avr32_spi_mr.MR.modfdis = options-&gt;modfdis;</text:p>
      <text:p text:style-name="P87"><text:soft-page-break/><text:tab/><text:tab/>u_avr32_spi_mr.MR.llb <text:tab/>= 0;</text:p>
      <text:p text:style-name="P87"><text:tab/><text:tab/>u_avr32_spi_mr.MR.pcs <text:tab/>= (1 &lt;&lt; AVR32_SPI_MR_PCS_SIZE) - 1;</text:p>
      <text:p text:style-name="P87"><text:tab/><text:tab/>spi→mr<text:tab/><text:tab/><text:tab/> = u_avr32_spi_mr.mr;</text:p>
      <text:p text:style-name="P87"><text:tab/><text:tab/>return SPI_OK;</text:p>
      <text:p text:style-name="P87"><text:tab/>}</text:p>
      <text:p text:style-name="P121"><text:span text:style-name="T89"><text:tab/></text:span><text:span text:style-name="T93">Assembly Code :</text:span></text:p>
      <text:p text:style-name="P16"><text:tab/>spi_status_t spi_initMaster(volatile avr32_spi_t *spi, const spi_options_t *options)</text:p>
      <text:p text:style-name="P87"><text:span text:style-name="T93"><text:tab/>{</text:span><text:tab/></text:p>
      <text:p text:style-name="P121"><text:span text:style-name="T93"><text:tab/><text:tab/></text:span><text:span text:style-name="T89">80033ea8:<text:tab/>eb cd 40 80 <text:tab/>pushm<text:tab/>r7,lr </text:span></text:p>
      <text:p text:style-name="P87"><text:tab/><text:tab/>80033eac:<text:tab/>1a 97 <text:s text:c="6"/><text:tab/>mov<text:tab/>r7,sp</text:p>
      <text:p text:style-name="P87"><text:tab/><text:tab/>80033eae:<text:tab/>20 3d <text:s text:c="6"/><text:tab/>sub<text:tab/>sp,12<text:tab/><text:tab/>//Entry stack operation.</text:p>
      <text:p text:style-name="P87"><text:tab/><text:tab/><text:span text:style-name="T95">80033eb0:<text:tab/>ef 4c ff f8 <text:tab/>st.w<text:tab/>r7[-8],r12 </text:span>– The input parameter(<text:span text:style-name="T124">*spi</text:span>) is stored in register R7[-8]</text:p>
      <text:p text:style-name="P87"><text:tab/><text:tab/><text:span text:style-name="T95">80033eb4:<text:tab/>ef 4b ff f4 <text:tab/>st.w<text:tab/>r7[-12],r11</text:span><text:span text:style-name="T93"> </text:span>–<text:span text:style-name="T93"> </text:span>The input parameter(<text:span text:style-name="T124">*options</text:span>) is stored in register R7[-12]<text:span text:style-name="T93"> </text:span></text:p>
      <text:p text:style-name="P16"/>
      <text:p text:style-name="P16"><text:tab/>u_avr32_spi_mr_t u_avr32_spi_mr;</text:p>
      <text:p text:style-name="P16"><text:tab/>if (options-&gt;modfdis &gt; 1) {</text:p>
      <text:p text:style-name="P87"><text:tab/><text:tab/>80033eb8:<text:tab/>ee f8 ff f4 <text:tab/>ld.w<text:tab/>r8,r7[-12]</text:p>
      <text:p text:style-name="P87"><text:tab/><text:tab/>80033ebc:<text:tab/>f1 39 00 0d <text:tab/>ld.ub<text:tab/>r9,r8[13]</text:p>
      <text:p text:style-name="P87"><text:tab/><text:tab/>80033ec0:<text:tab/>30 18 <text:s text:c="6"/><text:tab/>mov<text:tab/>r8,1</text:p>
      <text:p text:style-name="P87"><text:tab/><text:tab/>80033ec2:<text:tab/>f0 09 18 00 <text:tab/>cp.b<text:tab/>r9,r8</text:p>
      <text:p text:style-name="P87"><text:tab/><text:tab/>80033ec6:<text:tab/>e0 88 00 04 <text:tab/>brls<text:tab/>80033ece<text:tab/>//If condition check</text:p>
      <text:p text:style-name="P87"/>
      <text:p text:style-name="P87"><text:tab/><text:span text:style-name="T93">return SPI_ERROR_ARGUMENT;</text:span></text:p>
      <text:p text:style-name="P87"><text:tab/><text:tab/>80033eca:<text:tab/>30 28 <text:s text:c="6"/><text:tab/>mov<text:tab/>r8,2<text:span text:style-name="T93"><text:tab/><text:tab/></text:span></text:p>
      <text:p text:style-name="P87"><text:tab/><text:tab/>80033ecc:<text:tab/>c3 48 <text:s text:c="6"/><text:tab/>rjmp<text:tab/>80033f34<text:span text:style-name="T42"><text:tab/>//Return the Macro</text:span></text:p>
      <text:p text:style-name="P51"/>
      <text:p text:style-name="P51"><text:tab/><text:tab/><text:tab/>/* Reset. */</text:p>
      <text:p text:style-name="P87"><text:span text:style-name="T42"><text:tab/></text:span><text:span text:style-name="T43">spi-&gt;cr = AVR32_SPI_CR_SWRST_MASK;</text:span></text:p>
      <text:p text:style-name="P87"><text:tab/><text:tab/><text:span text:style-name="T137">80033ece:<text:tab/>ee f8 ff f8 <text:tab/>ld.w<text:tab/>r8,r7[-8]</text:span></text:p>
      <text:p text:style-name="P87"><text:tab/><text:tab/>80033ed2:<text:tab/>e0 69 00 80 <text:tab/>mov<text:tab/>r9,128</text:p>
      <text:p text:style-name="P87"><text:tab/><text:tab/><text:span text:style-name="T95">80033ed6:<text:tab/>91 09 <text:s text:c="6"/><text:tab/>st.w<text:tab/>r8[0x0],r9</text:span> – Copy the value from register R9 to register R8[0x0](<text:span text:style-name="T124">Control register offset: 0x0</text:span>).</text:p>
      <text:p text:style-name="P87"><text:soft-page-break/></text:p>
      <text:p text:style-name="P87"/>
      <text:p text:style-name="P87"><text:tab/><text:tab/>/* Master Mode. */</text:p>
      <text:p text:style-name="P87"><text:tab/><text:span text:style-name="T93">u_avr32_spi_mr.mr = spi-&gt;mr;</text:span></text:p>
      <text:p text:style-name="P87"><text:tab/><text:tab/><text:span text:style-name="T137">80033ed8:<text:tab/>ee f8 ff f8 <text:tab/>ld.w<text:tab/>r8,r7[-8]</text:span></text:p>
      <text:p text:style-name="P87"><text:tab/><text:tab/><text:span text:style-name="T95">80033edc:<text:tab/>70 18 <text:s text:c="6"/><text:tab/>ld.w<text:tab/>r8,r8[0x4]</text:span> <text:span text:style-name="T42"><text:s/><text:tab/>// </text:span><text:span text:style-name="T56">read from 0x4 (</text:span><text:span text:style-name="T59">Mode register offset: 0x4</text:span><text:span text:style-name="T56">) and load to R8</text:span></text:p>
      <text:p text:style-name="P87"><text:tab/><text:tab/>80033ede:<text:tab/>ef 48 ff fc <text:tab/>st.w<text:tab/>r7[-4],r8</text:p>
      <text:p text:style-name="P87"/>
      <text:p text:style-name="P87"><text:tab/><text:span text:style-name="T93">u_avr32_spi_mr.MR.mstr = 1;</text:span></text:p>
      <text:p text:style-name="P87"><text:tab/><text:tab/>80033ee2:<text:tab/>ee f8 ff fc <text:tab/>ld.w<text:tab/>r8,r7[-4]</text:p>
      <text:p text:style-name="P87"><text:tab/><text:tab/>80033ee6:<text:tab/>30 19 <text:s text:c="6"/><text:tab/>mov<text:tab/>r9,1<text:tab/><text:tab/>// Move the value 1 into register R9</text:p>
      <text:p text:style-name="P87"><text:tab/><text:tab/>80033ee8:<text:tab/>f1 d9 d0 01 <text:tab/>bfins<text:tab/>r8,r9,0x0,0x1</text:p>
      <text:p text:style-name="P87"><text:tab/><text:tab/>80033eec:<text:tab/>ef 48 ff fc <text:tab/>st.w<text:tab/>r7[-4],r8</text:p>
      <text:p text:style-name="P87"/>
      <text:p text:style-name="P87"><text:tab/><text:span text:style-name="T93">u_avr32_spi_mr.MR.modfdis = options-&gt;modfdis;</text:span></text:p>
      <text:p text:style-name="P87"><text:tab/><text:tab/>80033ef0:<text:tab/>ee f8 ff f4 <text:tab/>ld.w<text:tab/>r8,r7[-12]</text:p>
      <text:p text:style-name="P87"><text:tab/><text:tab/>80033ef4:<text:tab/>f1 38 00 0d <text:tab/>ld.ub<text:tab/>r8,r8[13]</text:p>
      <text:p text:style-name="P87"><text:tab/><text:tab/>80033ef8:<text:tab/>f1 d8 c0 01 <text:tab/>bfextu<text:tab/>r8,r8,0x0,0x1</text:p>
      <text:p text:style-name="P87"><text:tab/><text:tab/>80033efc:<text:tab/>f3 d8 c0 08 <text:tab/>bfextu<text:tab/>r9,r8,0x0,0x8</text:p>
      <text:p text:style-name="P87"><text:tab/><text:tab/>80033f00:<text:tab/>ee f8 ff fc <text:tab/>ld.w<text:tab/>r8,r7[-4]</text:p>
      <text:p text:style-name="P87"><text:tab/><text:tab/>80033f04:<text:tab/>f1 d9 d0 81 <text:tab/>bfins<text:tab/>r8,r9,0x4,0x1</text:p>
      <text:p text:style-name="P87"><text:tab/><text:tab/>80033f08:<text:tab/>ef 48 ff fc <text:tab/>st.w<text:tab/>r7[-4],r8</text:p>
      <text:p text:style-name="P87"/>
      <text:p text:style-name="P87"><text:tab/><text:span text:style-name="T93">u_avr32_spi_mr.MR.llb = 0;</text:span></text:p>
      <text:p text:style-name="P87"><text:tab/><text:tab/>80033f0c:<text:tab/>ee f8 ff fc <text:tab/>ld.w<text:tab/>r8,r7[-4]</text:p>
      <text:p text:style-name="P87"><text:tab/><text:tab/>80033f10:<text:tab/>30 09 <text:s text:c="6"/><text:tab/>mov<text:tab/>r9,0 <text:tab/><text:tab/>//Move the value 0 into register R9.</text:p>
      <text:p text:style-name="P87"><text:tab/><text:tab/>80033f12:<text:tab/>f1 d9 d0 e1 <text:tab/>bfins<text:tab/>r8,r9,0x7,0x</text:p>
      <text:p text:style-name="P87"><text:tab/><text:tab/>80033f16:<text:tab/>ef 48 ff fc <text:tab/>st.w<text:tab/>r7[-4],r8</text:p>
      <text:p text:style-name="P87"/>
      <text:p text:style-name="P87"><text:tab/><text:span text:style-name="T93">u_avr32_spi_mr.MR.pcs = (1 &lt;&lt; AVR32_SPI_MR_PCS_SIZE) - 1;</text:span></text:p>
      <text:p text:style-name="P87"><text:tab/><text:tab/>80033f1a:<text:tab/>ee f8 ff fc <text:tab/>ld.w<text:tab/>r8,r7[-4]</text:p>
      <text:p text:style-name="P87"><text:tab/><text:tab/>80033f1e:<text:tab/>30 f9 <text:s text:c="6"/><text:tab/>mov<text:tab/>r9,15<text:tab/><text:tab/>//Move value 15 into register R9.</text:p>
      <text:p text:style-name="P87"><text:tab/><text:tab/>80033f20:<text:tab/>f1 d9 d2 04 <text:tab/>bfins<text:tab/>r8,r9,0x10,0x4</text:p>
      <text:p text:style-name="P87"><text:soft-page-break/><text:tab/><text:tab/>80033f24:<text:tab/>ef 48 ff fc <text:tab/>st.w<text:tab/>r7[-4],r8</text:p>
      <text:p text:style-name="P87"/>
      <text:p text:style-name="P87"><text:tab/><text:span text:style-name="T93">spi-&gt;mr = u_avr32_spi_mr.mr;</text:span></text:p>
      <text:p text:style-name="P87"><text:tab/><text:tab/><text:span text:style-name="T137">80033f28:<text:tab/>ee f9 ff fc <text:tab/>ld.w<text:tab/>r9,r7[-4]</text:span></text:p>
      <text:p text:style-name="P87"><text:tab/><text:tab/>80033f2c:<text:tab/>ee f8 ff f8 <text:tab/>ld.w<text:tab/>r8,r7[-8]</text:p>
      <text:p text:style-name="P87"><text:tab/><text:tab/><text:span text:style-name="T95">80033f30:<text:tab/>91 19 <text:s text:c="6"/><text:tab/>st.w<text:tab/>r8[0x4],r9</text:span> <text:span text:style-name="T9">– </text:span>store <text:span text:style-name="T9">the value </text:span>from register R9 into register R8[0x4](<text:span text:style-name="T124">Mode register offset: 0x4</text:span>).</text:p>
      <text:p text:style-name="P87"/>
      <text:p text:style-name="P87"><text:tab/>}</text:p>
      <text:p text:style-name="P51"><text:span text:style-name="T41"><text:tab/></text:span><text:span text:style-name="T39">return SPI_OK;</text:span></text:p>
      <text:p text:style-name="P87"><text:tab/><text:tab/>80033f32:<text:tab/>30 08 <text:s text:c="6"/><text:tab/>mov<text:tab/>r8,0 – Move the value of 0 into the register R8.</text:p>
      <text:p text:style-name="P87"><text:tab/><text:tab/></text:p>
      <text:p text:style-name="P87"><text:tab/><text:tab/>80033f34:<text:tab/>10 9c <text:s text:c="6"/><text:tab/>mov<text:tab/>r12,r8</text:p>
      <text:p text:style-name="P87"><text:tab/><text:tab/>80033f36:<text:tab/>2f dd <text:s text:c="6"/><text:tab/>sub<text:tab/>sp,-12</text:p>
      <text:p text:style-name="P87"><text:tab/><text:tab/>80033f38:<text:tab/>e3 cd 80 80 <text:tab/>ldm<text:tab/>sp++,r7,pc<text:span text:style-name="T9"> <text:tab/>//Exit stack operation.</text:span></text:p>
      <text:p text:style-name="P87"><text:tab/><text:span text:style-name="T43">Result :</text:span></text:p>
      <text:p text:style-name="P96"><text:tab/><text:tab/>From the generated assembly code it is verified that each of the statements generated for the driver function spi_initmaster is manually verified and found that no extra statements are generated for the same.</text:p>
      <text:p text:style-name="P48"/>
      <text:h text:style-name="P180" text:outline-level="3"><text:bookmark-start text:name="__RefHeading___Toc587161_4056621977"/>spi_selectionMode<text:bookmark-end text:name="__RefHeading___Toc587161_4056621977"/></text:h>
      <text:p text:style-name="P16"><text:tab/>C Code:</text:p>
      <text:p text:style-name="P87"><text:tab/>spi_status_t spi_selectionMode(volatile avr32_spi_t *spi, uint8_t variable_ps, uint8_t <text:tab/>pcs_decode,</text:p>
      <text:p text:style-name="P87"><text:tab/><text:tab/>uint8_t delay)</text:p>
      <text:p text:style-name="P16"><text:tab/><text:span text:style-name="T89">{</text:span></text:p>
      <text:p text:style-name="P121"><text:span text:style-name="T93"><text:tab/><text:tab/></text:span><text:span text:style-name="T89">u_avr32_spi_mr_t u_avr32_spi_mr;</text:span></text:p>
      <text:p text:style-name="P87"/>
      <text:p text:style-name="P87"><text:tab/><text:tab/>if (variable_ps &gt; 1 || pcs_decode &gt; 1)</text:p>
      <text:p text:style-name="P87"><text:tab/><text:tab/> {</text:p>
      <text:p text:style-name="P87"><text:tab/><text:tab/><text:tab/>return SPI_ERROR_ARGUMENT;</text:p>
      <text:p text:style-name="P87"><text:tab/><text:tab/>}</text:p>
      <text:p text:style-name="P87"><text:soft-page-break/><text:tab/><text:tab/>u_avr32_spi_mr.mr <text:tab/><text:tab/>= spi-&gt;mr;</text:p>
      <text:p text:style-name="P87"><text:tab/><text:tab/>u_avr32_spi_mr.MR.ps <text:tab/>= variable_ps;</text:p>
      <text:p text:style-name="P87"><text:tab/><text:tab/>u_avr32_spi_mr.MR.pcsdec <text:s/>= pcs_decode;</text:p>
      <text:p text:style-name="P87"><text:tab/><text:tab/>u_avr32_spi_mr.MR.dlybcs <text:s text:c="2"/>= delay;</text:p>
      <text:p text:style-name="P87"><text:tab/><text:tab/>spi-&gt;mr <text:tab/><text:tab/><text:tab/>= u_avr32_spi_mr.mr;</text:p>
      <text:p text:style-name="P87"><text:tab/><text:tab/>return SPI_OK;</text:p>
      <text:p text:style-name="P87"><text:tab/>}</text:p>
      <text:p text:style-name="P121"><text:span text:style-name="T89"><text:tab/></text:span><text:span text:style-name="T93">Assembly Code:</text:span></text:p>
      <text:p text:style-name="P16"><text:tab/>spi_status_t spi_selectionMode(volatile avr32_spi_t *spi, uint8_t variable_ps, uint8_t <text:tab/><text:tab/><text:tab/><text:tab/><text:tab/><text:tab/>pcs_decode, uint8_t delay)</text:p>
      <text:p text:style-name="P121"><text:span text:style-name="T93"><text:tab/></text:span><text:span text:style-name="T89">{</text:span></text:p>
      <text:p text:style-name="P121"><text:span text:style-name="T93"><text:tab/><text:tab/></text:span><text:span text:style-name="T89">80033f3c:<text:tab/>eb cd 40 80 <text:tab/>pushm<text:tab/>r7,lr </text:span></text:p>
      <text:p text:style-name="P87"><text:tab/><text:tab/>80033f40:<text:tab/>1a 97 <text:s text:c="6"/><text:tab/>mov<text:tab/>r7,sp</text:p>
      <text:p text:style-name="P87"><text:tab/><text:tab/>80033f42:<text:tab/>20 5d <text:s text:c="6"/><text:tab/>sub<text:tab/>sp,20<text:tab/><text:tab/>//Entry stack operation<text:tab/><text:tab/><text:tab/><text:span text:style-name="T93">80033f44:<text:tab/>ef 4c ff f8 <text:tab/>st.w<text:tab/>r7[-8],r12</text:span><text:tab/>//Input parameter(*spi) is stored in register R7[-8]</text:p>
      <text:p text:style-name="P87"><text:tab/><text:tab/>80033f48:<text:tab/>12 98 <text:s text:c="6"/><text:tab/>mov<text:tab/>r8,r9</text:p>
      <text:p text:style-name="P87"><text:tab/><text:tab/>80033f4a:<text:tab/>16 99 <text:s text:c="6"/><text:tab/>mov<text:tab/>r9,r11</text:p>
      <text:p text:style-name="P87"><text:tab/><text:tab/><text:span text:style-name="T93">80033f4c:<text:tab/>ef 69 ff f4 <text:tab/>st.b<text:tab/>r7[-12],r9</text:span><text:tab/>//Input parameter(variable_ps) is stored in register R7[-12]. <text:tab/><text:tab/></text:p>
      <text:p text:style-name="P87"><text:tab/><text:tab/>80033f50:<text:tab/>14 99 <text:s text:c="6"/><text:tab/>mov<text:tab/>r9,r10</text:p>
      <text:p text:style-name="P87"><text:tab/><text:tab/><text:span text:style-name="T93">80033f52:<text:tab/>ef 69 ff f0 <text:tab/>st.b<text:tab/>r7[-16],r9</text:span><text:tab/>//Input parameter(pcs_decode) is stored in register R7[-16]</text:p>
      <text:p text:style-name="P87"><text:tab/><text:tab/><text:span text:style-name="T93">80033f56:<text:tab/>ef 68 ff ec <text:tab/>st.b<text:tab/>r7[-20],r8</text:span><text:tab/>//Input parameter(delay) is stored in register R7[-20].</text:p>
      <text:p text:style-name="P51"/>
      <text:p text:style-name="P87"><text:span text:style-name="T42"><text:tab/><text:tab/></text:span><text:span text:style-name="T43">u_avr32_spi_mr_t u_avr32_spi_mr;</text:span></text:p>
      <text:p text:style-name="P48"><text:tab/><text:tab/>if (variable_ps &gt; 1 ||<text:tab/>pcs_decode &gt; 1) </text:p>
      <text:p text:style-name="P51"><text:tab/>{</text:p>
      <text:p text:style-name="P87"><text:tab/><text:tab/>80033f5a:<text:tab/>ef 39 ff f4 <text:tab/>ld.ub<text:tab/>r9,r7[-12]<text:span text:style-name="T56"><text:tab/>//Input parameter validation.</text:span></text:p>
      <text:p text:style-name="P87"><text:tab/><text:tab/>80033f5e:<text:tab/>30 18 <text:s text:c="6"/><text:tab/>mov<text:tab/>r8,1</text:p>
      <text:p text:style-name="P87"><text:tab/><text:tab/>80033f60:<text:tab/>f0 09 18 00 <text:tab/>cp.b<text:tab/>r9,r8</text:p>
      <text:p text:style-name="P87"><text:tab/><text:tab/>80033f64:<text:tab/>e0 8b 00 09 <text:tab/>brhi<text:tab/>80033f76</text:p>
      <text:p text:style-name="P87"><text:tab/><text:tab/>80033f68:<text:tab/>ef 39 ff f0 <text:tab/>ld.ub<text:tab/>r9,r7[-16]</text:p>
      <text:p text:style-name="P87"><text:soft-page-break/><text:tab/><text:tab/>80033f6c:<text:tab/>30 18 <text:s text:c="6"/><text:tab/>mov<text:tab/>r8,1</text:p>
      <text:p text:style-name="P87"><text:tab/><text:tab/>80033f6e:<text:tab/>f0 09 18 00 <text:tab/>cp.b<text:tab/>r9,r8 </text:p>
      <text:p text:style-name="P87"><text:tab/><text:tab/>80033f72:<text:tab/>e0 88 00 04 <text:tab/>brls<text:tab/>80033f7a</text:p>
      <text:p text:style-name="P87"/>
      <text:p text:style-name="P87"><text:tab/><text:tab/><text:span text:style-name="T93">return SPI_ERROR_ARGUMENT;</text:span></text:p>
      <text:p text:style-name="P87"><text:tab/><text:tab/>80033f76:<text:tab/>30 28 <text:s text:c="6"/><text:tab/>mov<text:tab/>r8,2</text:p>
      <text:p text:style-name="P87"><text:tab/><text:tab/>80033f78:<text:tab/>c2 88 <text:s text:c="6"/><text:tab/>rjmp<text:tab/>80033fc8<text:tab/>//Return from the function.</text:p>
      <text:p text:style-name="P26"/>
      <text:p text:style-name="P87"><text:span text:style-name="T51"><text:tab/><text:tab/></text:span><text:span text:style-name="T53">u_avr32_spi_mr.mr = spi-&gt;mr;</text:span></text:p>
      <text:p text:style-name="P87"><text:tab/><text:tab/><text:span text:style-name="T137">80033f7a:<text:tab/>ee f8 ff f8 <text:tab/>ld.w<text:tab/>r8,r7[-8]<text:tab/>//SPI base address is stored.</text:span></text:p>
      <text:p text:style-name="P87"><text:tab/><text:tab/><text:span text:style-name="T95">80033f7e:<text:tab/>70 18 <text:s text:c="6"/><text:tab/>ld.w<text:tab/>r8,r8[0x4]</text:span> – <text:span text:style-name="T42"><text:s/>Read from 0x4(</text:span><text:span text:style-name="T74">Mode Register offset: 0x4</text:span><text:span text:style-name="T42">)and load to R9.</text:span></text:p>
      <text:p text:style-name="P87"><text:tab/><text:tab/>80033f80:<text:tab/>ef 48 ff fc <text:tab/>st.w<text:tab/>r7[-4],r8</text:p>
      <text:p text:style-name="P16"/>
      <text:p text:style-name="P16"><text:tab/><text:tab/>u_avr32_spi_mr.MR.ps = variable_ps;</text:p>
      <text:p text:style-name="P87"><text:tab/><text:tab/><text:span text:style-name="T93">80033f84:<text:tab/>ef 38 ff f4 <text:tab/>ld.ub<text:tab/>r8,r7[-12]<text:tab/></text:span>//Assign the input parameter value.</text:p>
      <text:p text:style-name="P87"><text:tab/><text:tab/>80033f88:<text:tab/>f1 d8 c0 01 <text:tab/>bfextu<text:tab/>r8,r8,0x0,0x1</text:p>
      <text:p text:style-name="P87"><text:tab/><text:tab/>80033f8c:<text:tab/>f3 d8 c0 08 <text:tab/>bfextu<text:tab/>r9,r8,0x0,0x8</text:p>
      <text:p text:style-name="P87"><text:tab/><text:tab/>80033f90:<text:tab/>ee f8 ff fc <text:tab/>ld.w<text:tab/>r8,r7[-4]</text:p>
      <text:p text:style-name="P87"><text:tab/><text:tab/>80033f94:<text:tab/>f1 d9 d0 21 <text:tab/>bfins<text:tab/>r8,r9,0x1,0x</text:p>
      <text:p text:style-name="P87"><text:tab/><text:tab/>80033f98:<text:tab/>ef 48 ff fc <text:tab/>st.w<text:tab/>r7[-4],r8<text:tab/> <text:s/></text:p>
      <text:p text:style-name="P87"/>
      <text:p text:style-name="P87"><text:tab/><text:tab/><text:span text:style-name="T93">u_avr32_spi_mr.MR.pcsdec = pcs_decode;</text:span></text:p>
      <text:p text:style-name="P87"><text:tab/><text:tab/>80033f9c:<text:tab/>ef 38 ff f0 <text:tab/>ld.ub<text:tab/>r8,r7[-16]<text:tab/>//Assign the input parameter value.</text:p>
      <text:p text:style-name="P87"><text:tab/><text:tab/>80033fa0:<text:tab/>f1 d8 c0 01 <text:tab/>bfextu<text:tab/>r8,r8,0x0,0x1</text:p>
      <text:p text:style-name="P87"><text:tab/><text:tab/>80033fa4:<text:tab/>f3 d8 c0 08 <text:tab/>bfextu<text:tab/>r9,r8,0x0,0x8 </text:p>
      <text:p text:style-name="P87"><text:tab/><text:tab/>80033fa8:<text:tab/>ee f8 ff fc <text:tab/>ld.w<text:tab/>r8,r7[-4</text:p>
      <text:p text:style-name="P87"><text:tab/><text:tab/>80033fac:<text:tab/>f1 d9 d0 41 <text:tab/>bfins<text:tab/>r8,r9,0x2,0x1</text:p>
      <text:p text:style-name="P87"><text:tab/><text:tab/>80033fb0:<text:tab/>ef 48 ff fc <text:tab/>st.w<text:tab/>r7[-4],r8</text:p>
      <text:p text:style-name="P87"/>
      <text:p text:style-name="P87"><text:tab/><text:tab/><text:span text:style-name="T93">u_avr32_spi_mr.MR.dlybcs = delay;</text:span></text:p>
      <text:p text:style-name="P87"><text:tab/><text:tab/><text:span text:style-name="T93">80033fb4:<text:tab/>ef 38 ff ec <text:tab/>ld.ub<text:tab/>r8,r7[-20]</text:span><text:tab/>//Assign the input parameter value.</text:p>
      <text:p text:style-name="P87"><text:tab/><text:tab/>80033fb8:<text:tab/>ef 68 ff fc <text:tab/>st.b<text:tab/>r7[-4],r8</text:p>
      <text:p text:style-name="P26"/>
      <text:p text:style-name="P26"><text:soft-page-break/></text:p>
      <text:p text:style-name="P87"/>
      <text:p text:style-name="P87"/>
      <text:p text:style-name="P87"><text:tab/><text:tab/><text:span text:style-name="T93">spi-&gt;mr = u_avr32_spi_mr.mr;</text:span></text:p>
      <text:p text:style-name="P87"><text:tab/><text:tab/><text:span text:style-name="T137">80033fbc:<text:tab/>ee f9 ff fc <text:tab/>ld.w<text:tab/>r9,r7[-4]</text:span></text:p>
      <text:p text:style-name="P87"><text:tab/><text:tab/>80033fc0:<text:tab/>ee f8 ff f8 <text:tab/>ld.w<text:tab/>r8,r7[-8]</text:p>
      <text:p text:style-name="P87"><text:tab/><text:tab/><text:span text:style-name="T95">80033fc4:<text:tab/>91 19 <text:s text:c="6"/><text:tab/>st.w<text:tab/>r8[0x4],r9</text:span><text:span text:style-name="T124"> </text:span>– store <text:span text:style-name="T9">the value </text:span>from register R9 into register R8<text:span text:style-name="T9">[</text:span>0x4] (<text:span text:style-name="T124">Mode register offset: 0x4</text:span>).</text:p>
      <text:p text:style-name="P87"/>
      <text:p text:style-name="P87"><text:tab/><text:tab/><text:span text:style-name="T93">return SPI_OK;</text:span></text:p>
      <text:p text:style-name="P87"><text:tab/><text:tab/>80033fc6:<text:tab/>30 08 <text:s text:c="6"/><text:tab/>mov<text:tab/>r8,0<text:tab/><text:tab/>//Return from function</text:p>
      <text:p text:style-name="P87"><text:tab/>}</text:p>
      <text:p text:style-name="P87"><text:tab/><text:tab/>80033fc8:<text:tab/>10 9c <text:s text:c="6"/><text:tab/>mov<text:tab/>r12,r8</text:p>
      <text:p text:style-name="P87"><text:tab/><text:tab/>80033fca:<text:tab/>2f bd <text:s text:c="6"/><text:tab/>sub<text:tab/>sp,-20</text:p>
      <text:p text:style-name="P87"><text:tab/><text:tab/>80033fcc:<text:tab/>e3 cd 80 80 <text:tab/>ldm<text:tab/>sp++,r7,pc<text:span text:style-name="T9"><text:tab/>//Exit stack operation.</text:span></text:p>
      <text:p text:style-name="P87"><text:tab/><text:span text:style-name="T43">Result :</text:span></text:p>
      <text:p text:style-name="P96"><text:tab/><text:tab/>From the generated assembly code it is verified that each of the statements generated for the driver function spi_SelectionMode is manually verified and found that no extra statements are generated for the same.</text:p>
      <text:p text:style-name="P87"/>
      <text:p text:style-name="P87"/>
      <text:p text:style-name="P87"/>
      <text:h text:style-name="P180" text:outline-level="3"><text:bookmark-start text:name="__RefHeading___Toc587163_4056621977"/>spi_selectChip<text:bookmark-end text:name="__RefHeading___Toc587163_4056621977"/></text:h>
      <text:p text:style-name="P16"><text:tab/>C Code:</text:p>
      <text:p text:style-name="P87"><text:tab/>spi_status_t spi_selectChip(volatile avr32_spi_t *spi, uint8_t chip)</text:p>
      <text:p text:style-name="P87"><text:tab/>{</text:p>
      <text:p text:style-name="P121"><text:span text:style-name="T93"><text:tab/><text:tab/></text:span><text:span text:style-name="T89">#ifdef FREERTOS_USED</text:span></text:p>
      <text:p text:style-name="P87"><text:tab/><text:tab/>while (pdFALSE == xSemaphoreTake(xSPIMutex, 20)) {}</text:p>
      <text:p text:style-name="P87"><text:tab/><text:tab/>#endif</text:p>
      <text:p text:style-name="P87"><text:tab/><text:tab/>spi-&gt;mr |= AVR32_SPI_MR_PCS_MASK;</text:p>
      <text:p text:style-name="P87"><text:tab/><text:tab/>if (spi-&gt;mr &amp; AVR32_SPI_MR_PCSDEC_MASK) </text:p>
      <text:p text:style-name="P87"><text:tab/><text:tab/>{</text:p>
      <text:p text:style-name="P87"><text:soft-page-break/><text:tab/><text:tab/><text:tab/>if (chip &gt; 14) </text:p>
      <text:p text:style-name="P87"><text:tab/><text:tab/><text:tab/>{</text:p>
      <text:p text:style-name="P87"><text:tab/><text:tab/><text:tab/><text:tab/>return SPI_ERROR_ARGUMENT;</text:p>
      <text:p text:style-name="P87"><text:tab/><text:tab/><text:tab/>}</text:p>
      <text:p text:style-name="P87"><text:tab/><text:tab/>spi-&gt;mr &amp;= ~AVR32_SPI_MR_PCS_MASK |</text:p>
      <text:p text:style-name="P87"><text:tab/><text:tab/><text:tab/><text:tab/>(chip &lt;&lt; AVR32_SPI_MR_PCS_OFFSET);</text:p>
      <text:p text:style-name="P87"><text:tab/><text:tab/>} </text:p>
      <text:p text:style-name="P87"><text:tab/><text:tab/>else</text:p>
      <text:p text:style-name="P87"><text:tab/><text:tab/> {</text:p>
      <text:p text:style-name="P87"><text:tab/><text:tab/>if (chip &gt; 3)</text:p>
      <text:p text:style-name="P87"><text:tab/><text:tab/> {</text:p>
      <text:p text:style-name="P87"><text:tab/><text:tab/><text:tab/>return SPI_ERROR_ARGUMENT;</text:p>
      <text:p text:style-name="P87"><text:tab/><text:tab/>}</text:p>
      <text:p text:style-name="P87"/>
      <text:p text:style-name="P87"><text:tab/><text:tab/>spi-&gt;mr &amp;= ~(1 &lt;&lt; (AVR32_SPI_MR_PCS_OFFSET + chip));</text:p>
      <text:p text:style-name="P87"><text:tab/><text:tab/>}</text:p>
      <text:p text:style-name="P87"><text:tab/><text:tab/>return SPI_OK;</text:p>
      <text:p text:style-name="P87"><text:tab/>}</text:p>
      <text:p text:style-name="P121"><text:span text:style-name="T89"><text:tab/></text:span><text:span text:style-name="T93">Assembly Code :</text:span></text:p>
      <text:p text:style-name="P16"><text:tab/>spi_status_t spi_selectChip(volatile avr32_spi_t *spi, uint8_t chip)</text:p>
      <text:p text:style-name="P16"><text:tab/>{</text:p>
      <text:p text:style-name="P121"><text:span text:style-name="T93"><text:tab/><text:tab/></text:span><text:span text:style-name="T89">80033fd0:<text:tab/>eb cd 40 80 <text:tab/>pushm<text:tab/>r7,lr</text:span></text:p>
      <text:p text:style-name="P87"><text:tab/><text:tab/>80033fd4:<text:tab/>1a 97 <text:s text:c="6"/><text:tab/>mov<text:tab/>r7,sp</text:p>
      <text:p text:style-name="P87"><text:tab/><text:tab/>80033fd6:<text:tab/>20 2d <text:s text:c="6"/><text:tab/>sub<text:tab/>sp,8<text:tab/><text:tab/>//Entry stack operation.</text:p>
      <text:p text:style-name="P87"><text:tab/><text:tab/><text:span text:style-name="T95">80033fd8:<text:tab/>ef 4c ff fc <text:tab/>st.w<text:tab/>r7[-4],r12</text:span><text:tab/>//The input parameter(<text:span text:style-name="T124">*spi</text:span>) is stored in register R7[-4]</text:p>
      <text:p text:style-name="P87"><text:tab/><text:tab/>80033fdc:<text:tab/>16 98 <text:s text:c="6"/><text:tab/>mov<text:tab/>r8,r11</text:p>
      <text:p text:style-name="P121"><text:tab/><text:tab/><text:span text:style-name="T95">80033fde:<text:tab/>ef 68 ff f8 <text:tab/>st.b<text:tab/>r7[-8],r8</text:span><text:tab/>//The input parameter(<text:span text:style-name="T124">Chip</text:span>) is stored in register R7[-8]</text:p>
      <text:p text:style-name="P27"><text:tab/>while (pdFALSE == xSemaphoreTake(xSPIMutex, 20)) {</text:p>
      <text:p text:style-name="P27"><text:tab/>}</text:p>
      <text:p text:style-name="P27"><text:tab/>#endif</text:p>
      <text:p text:style-name="P27"><text:tab/><text:tab/></text:p>
      <text:p text:style-name="P27"/>
      <text:p text:style-name="P27"><text:soft-page-break/></text:p>
      <text:p text:style-name="P27"/>
      <text:p text:style-name="P27"><text:tab/>/* Assert all lines; no peripheral is selected. */</text:p>
      <text:p text:style-name="P121"><text:span text:style-name="T51"><text:tab/></text:span><text:span text:style-name="T53">spi-&gt;mr |= AVR32_SPI_MR_PCS_MASK;</text:span></text:p>
      <text:p text:style-name="P87"><text:tab/><text:tab/><text:span text:style-name="T137">80033fe2:<text:tab/>ee f8 ff fc <text:tab/>ld.w<text:tab/>r8,r7[-4]</text:span></text:p>
      <text:p text:style-name="P87"><text:tab/><text:tab/>80033fe6:<text:tab/>70 18 <text:s text:c="6"/><text:tab/>ld.w<text:tab/>r8,r8[0x4]</text:p>
      <text:p text:style-name="P87"><text:tab/><text:tab/>80033fe8:<text:tab/>10 99 <text:s text:c="6"/><text:tab/>mov<text:tab/>r9,r8</text:p>
      <text:p text:style-name="P87"><text:tab/><text:tab/>80033fea:<text:tab/>ea 19 00 0f <text:tab/>orh<text:tab/>r9,0xf</text:p>
      <text:p text:style-name="P87"><text:tab/><text:tab/>80033fee:<text:tab/>ee f8 ff fc <text:tab/>ld.w<text:tab/>r8,r7[-4]</text:p>
      <text:p text:style-name="P87"><text:tab/><text:tab/><text:span text:style-name="T95">80033ff2:<text:tab/>91 19 <text:s text:c="6"/><text:tab/>st.w<text:tab/>r8[0x4],r9</text:span> <text:span text:style-name="T9">–</text:span> Data is copied into register R8[0x4] from R9.(<text:span text:style-name="T124">Mode register offset: 0x4</text:span>).</text:p>
      <text:p text:style-name="P87"/>
      <text:p text:style-name="P87"><text:tab/>if (spi-&gt;mr &amp; AVR32_SPI_MR_PCSDEC_MASK) </text:p>
      <text:p text:style-name="P87"><text:tab/>{</text:p>
      <text:p text:style-name="P87"><text:tab/><text:tab/><text:span text:style-name="T137">80033ff4:<text:tab/>ee f8 ff fc <text:tab/>ld.w<text:tab/>r8,r7[-4]</text:span></text:p>
      <text:p text:style-name="P87"><text:tab/><text:tab/><text:span text:style-name="T95">80033ff8:<text:tab/>70 18 <text:s text:c="6"/><text:tab/>ld.w<text:tab/>r8,r8[0x4]</text:span><text:span text:style-name="T124"> </text:span><text:span text:style-name="T9">–</text:span> Read data from <text:span text:style-name="T42">0x4(</text:span><text:span text:style-name="T74">Mode register offset: 0x4</text:span><text:span text:style-name="T42">).</text:span></text:p>
      <text:p text:style-name="P87"><text:tab/><text:tab/>80033ffa:<text:tab/>e2 18 00 04 <text:tab/>andl<text:tab/>r8,0x4,COH</text:p>
      <text:p text:style-name="P87"><text:tab/><text:tab/>80033ffe:<text:tab/>c1 90 <text:s text:c="6"/><text:tab/>breq<text:tab/>80034030</text:p>
      <text:p text:style-name="P45"/>
      <text:p text:style-name="P45"><text:tab/>spi-&gt;mr &amp;= ~AVR32_SPI_MR_PCS_MASK |</text:p>
      <text:p text:style-name="P42"><text:tab/>{</text:p>
      <text:p text:style-name="P87"><text:tab/><text:tab/>80034000:<text:tab/>ef 39 ff f8 <text:tab/>ld.ub<text:tab/>r9,r7[-8]</text:p>
      <text:p text:style-name="P87"><text:tab/><text:tab/>80034004:<text:tab/>30 e8 <text:s text:c="6"/><text:tab/>mov<text:tab/>r8,14</text:p>
      <text:p text:style-name="P87"><text:tab/><text:tab/>80034006:<text:tab/>f0 09 18 00 <text:tab/>cp.b<text:tab/>r9,r8</text:p>
      <text:p text:style-name="P87"><text:tab/><text:tab/>8003400a:<text:tab/>e0 88 00 04 <text:tab/>brls<text:tab/>80034012</text:p>
      <text:p text:style-name="P87"><text:tab/>}</text:p>
      <text:p text:style-name="P26"/>
      <text:p text:style-name="P87"><text:span text:style-name="T51"><text:tab/></text:span><text:span text:style-name="T53">return SPI_ERROR_ARGUMENT;<text:tab/></text:span></text:p>
      <text:p text:style-name="P87"><text:tab/><text:tab/>8003400e:<text:tab/>30 28 <text:s text:c="6"/><text:tab/>mov<text:tab/>r8,2</text:p>
      <text:p text:style-name="P87"><text:tab/><text:tab/>80034010:<text:tab/>c2 88 <text:s text:c="6"/><text:tab/>rjmp<text:tab/>80034060<text:span text:style-name="T51"><text:tab/>//Return from the function.</text:span></text:p>
      <text:p text:style-name="P26"><text:tab/>}</text:p>
      <text:p text:style-name="P26"/>
      <text:p text:style-name="P26"/>
      <text:p text:style-name="P26"><text:soft-page-break/></text:p>
      <text:p text:style-name="P26"/>
      <text:p text:style-name="P87"><text:span text:style-name="T51"><text:tab/></text:span><text:span text:style-name="T53">spi-&gt;mr &amp;= ~AVR32_SPI_MR_PCS_MASK | (chip &lt;&lt; AVR32_SPI_MR_PCS_OFFSET);</text:span></text:p>
      <text:p text:style-name="P87"><text:tab/><text:tab/><text:span text:style-name="T137">80034012:<text:tab/>ee f8 ff fc <text:tab/>ld.w<text:tab/>r8,r7[-4]</text:span></text:p>
      <text:p text:style-name="P87"><text:tab/><text:tab/>80034016:<text:tab/>70 19 <text:s text:c="6"/><text:tab/>ld.w<text:tab/>r9,r8[0x4]<text:tab/>//Read from 0x4(Mode register offset: 0x4)</text:p>
      <text:p text:style-name="P87"><text:tab/><text:tab/>80034018:<text:tab/>ef 38 ff f8 <text:tab/>ld.ub<text:tab/>r8,r7[-8]</text:p>
      <text:p text:style-name="P87"><text:tab/><text:tab/>8003401c:<text:tab/>b1 68 <text:s text:c="6"/><text:tab/>lsl<text:tab/>r8,0x10</text:p>
      <text:p text:style-name="P87"><text:tab/>/* The signal is decoded; allow up to 15 chips. */</text:p>
      <text:p text:style-name="P87"><text:tab/><text:span text:style-name="T93">if (chip &gt; 14) {</text:span></text:p>
      <text:p text:style-name="P16"><text:tab/><text:tab/>return SPI_ERROR_ARGUMENT;</text:p>
      <text:p text:style-name="P16"><text:tab/>}</text:p>
      <text:p text:style-name="P45"/>
      <text:p text:style-name="P45"><text:tab/>spi-&gt;mr &amp;= ~AVR32_SPI_MR_PCS_MASK | (chip &lt;&lt; AVR32_SPI_MR_PCS_OFFSET);</text:p>
      <text:p text:style-name="P87"><text:tab/><text:tab/><text:span text:style-name="T137">8003401e:<text:tab/>ea 18 ff f0 <text:tab/>orh<text:tab/>r8,0xfff0</text:span></text:p>
      <text:p text:style-name="P87"><text:tab/><text:tab/><text:span text:style-name="T137">80034022:<text:tab/>e8 18 ff ff <text:tab/>orl<text:tab/>r8,0xffff</text:span></text:p>
      <text:p text:style-name="P87"><text:tab/><text:tab/>80034026:<text:tab/>10 69 <text:s text:c="6"/><text:tab/>and<text:tab/>r9,r8</text:p>
      <text:p text:style-name="P87"><text:tab/><text:tab/>80034028:<text:tab/>ee f8 ff fc <text:tab/>ld.w<text:tab/>r8,r7[-4]</text:p>
      <text:p text:style-name="P87"><text:tab/><text:tab/><text:span text:style-name="T95">8003402c:<text:tab/>91 19 <text:s text:c="6"/><text:tab/>st.w<text:tab/>r8[0x4],r9</text:span> – Copy the data word from register R9 into register R8 [0x4](<text:span text:style-name="T124">Mode register offset: 0x4</text:span>).</text:p>
      <text:p text:style-name="P87"><text:tab/><text:tab/>8003402e:<text:tab/>c1 88 <text:s text:c="6"/><text:tab/>rjmp<text:tab/>8003405e</text:p>
      <text:p text:style-name="P87"><text:tab/><text:span text:style-name="T93">}</text:span></text:p>
      <text:p text:style-name="P28"/>
      <text:p text:style-name="P28"/>
      <text:p text:style-name="P28"><text:tab/> else</text:p>
      <text:p text:style-name="P28"><text:tab/> {</text:p>
      <text:p text:style-name="P28"><text:tab/><text:tab/>if (chip &gt; 3)</text:p>
      <text:p text:style-name="P28"><text:tab/><text:tab/>{</text:p>
      <text:p text:style-name="P87"><text:tab/><text:tab/>80034030:<text:tab/>ef 39 ff f8 <text:tab/>ld.ub<text:tab/>r9,r7[-8]</text:p>
      <text:p text:style-name="P87"><text:tab/><text:tab/>80034034:<text:tab/>30 38 <text:s text:c="6"/><text:tab/>mov<text:tab/>r8,3</text:p>
      <text:p text:style-name="P87"><text:tab/><text:tab/>80034036:<text:tab/>f0 09 18 00 <text:tab/>cp.b<text:tab/>r9,r8</text:p>
      <text:p text:style-name="P87"><text:tab/><text:tab/>8003403a:<text:tab/>e0 88 00 04 <text:tab/>brls</text:p>
      <text:p text:style-name="P26"/>
      <text:p text:style-name="P87"><text:span text:style-name="T51"><text:tab/><text:tab/></text:span><text:span text:style-name="T53">return SPI_ERROR_ARGUMENT;</text:span></text:p>
      <text:p text:style-name="P87"><text:soft-page-break/><text:tab/><text:tab/>8003403e:<text:tab/>30 28 <text:s text:c="6"/><text:tab/>mov<text:tab/>r8,2 – move the value of 2 into the register R8.</text:p>
      <text:p text:style-name="P87"><text:tab/><text:tab/>80034040:<text:tab/>c1 08 <text:s text:c="6"/><text:tab/>rjmp<text:tab/>80034060 <text:span text:style-name="T137">–</text:span> <text:span text:style-name="T51">Jump to location <text:s/>80034060.</text:span></text:p>
      <text:p text:style-name="P87"><text:span text:style-name="T51"><text:tab/><text:tab/></text:span><text:span text:style-name="T53">}</text:span></text:p>
      <text:p text:style-name="P28"/>
      <text:p text:style-name="P28"><text:tab/>spi-&gt;mr &amp;= ~(1 &lt;&lt; (AVR32_SPI_MR_PCS_OFFSET + chip));</text:p>
      <text:p text:style-name="P87"><text:tab/><text:tab/><text:span text:style-name="T137">80034042:<text:tab/>ee f8 ff fc <text:tab/>ld.w<text:tab/>r8,r7[-4]</text:span></text:p>
      <text:p text:style-name="P87"><text:tab/><text:tab/>80034046:<text:tab/>70 19 <text:s text:c="6"/><text:tab/>ld.w<text:tab/>r9,r8[0x4]</text:p>
      <text:p text:style-name="P87"><text:tab/><text:tab/>80034048:<text:tab/>ef 38 ff f8 <text:tab/>ld.ub<text:tab/>r8,r7[-8]</text:p>
      <text:p text:style-name="P87"><text:tab/><text:tab/>8003404c:<text:tab/>2f 08 <text:s text:c="6"/><text:tab/>sub<text:tab/>r8,-16</text:p>
      <text:p text:style-name="P87"><text:tab/><text:tab/>8003404e:<text:tab/>30 1a <text:s text:c="6"/><text:tab/>mov<text:tab/>r10,1</text:p>
      <text:p text:style-name="P87"><text:tab/><text:tab/>80034050:<text:tab/>f4 08 09 48 <text:tab/>lsl<text:tab/>r8,r10,r8</text:p>
      <text:p text:style-name="P87"><text:tab/><text:tab/>80034054:<text:tab/>5c d8 <text:s text:c="6"/><text:tab/>com<text:tab/>r8</text:p>
      <text:p text:style-name="P87"><text:tab/><text:tab/>80034056:<text:tab/>10 69 <text:s text:c="6"/><text:tab/>and<text:tab/>r9,r8</text:p>
      <text:p text:style-name="P87"><text:tab/><text:tab/>80034058:<text:tab/>ee f8 ff fc <text:tab/>ld.w<text:tab/>r8,r7[-4]</text:p>
      <text:p text:style-name="P87"><text:tab/><text:tab/><text:span text:style-name="T95">8003405c:<text:tab/>91 19 <text:s text:c="6"/><text:tab/>st.w<text:tab/>r8[0x4],r9</text:span> <text:span text:style-name="T9">– Copy the data word from register R9 into register R8 [0x4](</text:span><text:span text:style-name="T12">Mode register offset: 0x4</text:span><text:span text:style-name="T9">).</text:span></text:p>
      <text:p text:style-name="P87"><text:span text:style-name="T9"><text:tab/></text:span><text:span text:style-name="T10">}</text:span></text:p>
      <text:p text:style-name="P68"/>
      <text:p text:style-name="P87"><text:span text:style-name="T9"><text:tab/></text:span><text:span text:style-name="T10">return SPI_OK;</text:span></text:p>
      <text:p text:style-name="P87"><text:tab/><text:tab/>8003405e:<text:tab/>30 08 <text:s text:c="6"/><text:tab/>mov<text:tab/>r8,0<text:tab/><text:tab/>//Return from function.</text:p>
      <text:p text:style-name="P87"><text:tab/><text:span text:style-name="T93">}</text:span></text:p>
      <text:p text:style-name="P87"><text:tab/><text:tab/>80034060:<text:tab/>10 9c <text:s text:c="6"/><text:tab/>mov<text:tab/>r12,r8</text:p>
      <text:p text:style-name="P87"><text:tab/><text:tab/>80034062:<text:tab/>2f ed <text:s text:c="6"/><text:tab/>sub<text:tab/>sp,-8 </text:p>
      <text:p text:style-name="P87"><text:tab/><text:tab/>80034064:<text:tab/>e3 cd 80 80 <text:tab/>ldm<text:tab/>sp++,r7,pc<text:tab/>//Exit stack operation.</text:p>
      <text:p text:style-name="P68"/>
      <text:p text:style-name="P87"><text:tab/><text:span text:style-name="T43">Result:</text:span></text:p>
      <text:p text:style-name="P96"><text:tab/><text:tab/>From the generated assembly code it is verified that each of the statements generated for the driver function spi_SelectChip is manually verified and found that no extra statements are generated for the same.</text:p>
      <text:p text:style-name="P48"/>
      <text:p text:style-name="P48"/>
      <text:p text:style-name="P48"/>
      <text:p text:style-name="P48"/>
      <text:p text:style-name="P48"/>
      <text:p text:style-name="P48"><text:soft-page-break/></text:p>
      <text:h text:style-name="P180" text:outline-level="3"><text:bookmark-start text:name="__RefHeading___Toc587165_4056621977"/>spi_unselectChip<text:bookmark-end text:name="__RefHeading___Toc587165_4056621977"/></text:h>
      <text:p text:style-name="P16"><text:tab/>C Code:</text:p>
      <text:p text:style-name="P87"><text:tab/>spi_status_t spi_unselectChip(volatile avr32_spi_t *spi, uint8_t chip)</text:p>
      <text:p text:style-name="P87"><text:tab/>{</text:p>
      <text:p text:style-name="P121"><text:span text:style-name="T93"><text:tab/><text:tab/></text:span><text:span text:style-name="T89">uint32_t timeout = SPI_TIMEOUT;</text:span></text:p>
      <text:p text:style-name="P87"><text:tab/><text:tab/>while (!(spi-&gt;sr &amp; AVR32_SPI_SR_TXEMPTY_MASK)) </text:p>
      <text:p text:style-name="P87"><text:tab/><text:tab/>{</text:p>
      <text:p text:style-name="P87"><text:tab/><text:tab/><text:tab/>if (!timeout--) </text:p>
      <text:p text:style-name="P87"><text:tab/><text:tab/><text:tab/>{</text:p>
      <text:p text:style-name="P87"><text:tab/><text:tab/><text:tab/><text:tab/>return SPI_ERROR_TIMEOUT;</text:p>
      <text:p text:style-name="P87"><text:tab/><text:tab/><text:tab/>}</text:p>
      <text:p text:style-name="P87"><text:tab/><text:tab/>}</text:p>
      <text:p text:style-name="P87"><text:tab/><text:tab/>spi-&gt;mr |= AVR32_SPI_MR_PCS_MASK;</text:p>
      <text:p text:style-name="P87"><text:tab/><text:tab/>spi-&gt;cr = AVR32_SPI_CR_LASTXFER_MASK;</text:p>
      <text:p text:style-name="P87"><text:tab/><text:tab/>#ifdef FREERTOS_USED</text:p>
      <text:p text:style-name="P87"><text:tab/><text:tab/><text:tab/>xSemaphoreGive(xSPIMutex);</text:p>
      <text:p text:style-name="P87"><text:tab/><text:tab/>#endif</text:p>
      <text:p text:style-name="P87"><text:tab/><text:tab/>return SPI_OK;</text:p>
      <text:p text:style-name="P87"><text:tab/>}</text:p>
      <text:p text:style-name="P121"><text:span text:style-name="T89"><text:tab/></text:span><text:span text:style-name="T93">Assembly Code:</text:span></text:p>
      <text:p text:style-name="P16"><text:tab/>spi_status_t spi_unselectChip(volatile avr32_spi_t *spi, uint8_t chip)</text:p>
      <text:p text:style-name="P16"><text:tab/>{</text:p>
      <text:p text:style-name="P121"><text:span text:style-name="T93"><text:tab/><text:tab/></text:span><text:span text:style-name="T89">80034068:<text:tab/>eb cd 40 80 <text:tab/>pushm<text:tab/>r7,lr</text:span></text:p>
      <text:p text:style-name="P87"><text:tab/><text:tab/>8003406c:<text:tab/>1a 97 <text:s text:c="6"/><text:tab/>mov<text:tab/>r7,sp</text:p>
      <text:p text:style-name="P87"><text:tab/><text:tab/>8003406e:<text:tab/>20 3d <text:s text:c="6"/><text:tab/>sub<text:tab/>sp,12<text:tab/><text:tab/>//Entry stack operation.</text:p>
      <text:p text:style-name="P87"><text:tab/><text:tab/>80034070:<text:tab/>ef 4c ff f8 <text:tab/>st.w<text:tab/>r7[-8],r12 – The input parameter(*spi) is stored in register R7[-8].<text:tab/></text:p>
      <text:p text:style-name="P87"><text:tab/><text:tab/>80034074:<text:tab/>16 98 <text:s text:c="6"/><text:tab/>mov<text:tab/>r8,r11</text:p>
      <text:p text:style-name="P87"><text:tab/><text:tab/>80034076:<text:tab/>ef 68 ff f4 <text:tab/>st.b<text:tab/>r7[-12],r8 – The input parameter(chip) is stored in register R7[-12].</text:p>
      <text:p text:style-name="P26"/>
      <text:p text:style-name="P87"><text:soft-page-break/><text:span text:style-name="T51"><text:tab/></text:span><text:span text:style-name="T53">uint32_t timeout = SPI_TIMEOUT;</text:span></text:p>
      <text:p text:style-name="P87"><text:tab/><text:tab/>8003407a:<text:tab/>e0 68 3a 98 <text:tab/>mov<text:tab/>r8,15000</text:p>
      <text:p text:style-name="P87"><text:tab/><text:tab/>8003407e:<text:tab/>ef 48 ff fc <text:tab/>st.w<text:tab/>r7[-4],r8<text:tab/>//Assigning value.</text:p>
      <text:p text:style-name="P87"/>
      <text:p text:style-name="P87"><text:tab/><text:span text:style-name="T93">while (!(spi-&gt;sr &amp; AVR32_SPI_SR_TXEMPTY_MASK)) </text:span></text:p>
      <text:p text:style-name="P16"><text:tab/>{</text:p>
      <text:p text:style-name="P87"><text:tab/><text:tab/>80034082:<text:tab/>c0 f8 <text:s text:c="6"/><text:tab/>rjmp<text:tab/>800340a0 - <text:s/><text:span text:style-name="T51">Jump to location <text:s/>800340a0.</text:span></text:p>
      <text:p text:style-name="P87"><text:span text:style-name="T51"><text:tab/></text:span><text:span text:style-name="T53">if (!timeout--) {</text:span></text:p>
      <text:p text:style-name="P87"><text:tab/><text:tab/>80034084:<text:tab/>ee f8 ff fc <text:tab/>ld.w<text:tab/>r8,r7[-4]</text:p>
      <text:p text:style-name="P87"><text:tab/><text:tab/>80034088:<text:tab/>58 08 <text:s text:c="6"/><text:tab/>cp.w<text:tab/>r8,0</text:p>
      <text:p text:style-name="P87"><text:tab/><text:tab/>8003408a:<text:tab/>5f 08 <text:s text:c="6"/><text:tab/>sreq<text:tab/>r8 </text:p>
      <text:p text:style-name="P87"><text:tab/><text:tab/>8003408c:<text:tab/>5c 58 <text:s text:c="6"/><text:tab/>castu.b<text:tab/> r8</text:p>
      <text:p text:style-name="P87"><text:tab/><text:tab/>8003408e:<text:tab/>ee f9 ff fc <text:tab/>ld.w<text:tab/>r9,r7[-4]</text:p>
      <text:p text:style-name="P87"><text:tab/><text:tab/>80034092:<text:tab/>20 19 <text:s text:c="6"/><text:tab/>sub<text:tab/>r9,1</text:p>
      <text:p text:style-name="P87"><text:tab/><text:tab/>80034094:<text:tab/>ef 49 ff fc <text:tab/>st.w<text:tab/>r7[-4],r9</text:p>
      <text:p text:style-name="P87"><text:tab/><text:tab/>80034098:<text:tab/>58 08 <text:s text:c="6"/><text:tab/>cp.w<text:tab/>r8,0</text:p>
      <text:p text:style-name="P87"><text:tab/><text:tab/>8003409a:<text:tab/>c0 30 <text:s text:c="6"/><text:tab/>breq<text:tab/>800340a0</text:p>
      <text:p text:style-name="P42"/>
      <text:p text:style-name="P87"><text:span text:style-name="T68"><text:tab/></text:span><text:span text:style-name="T72">return SPI_ERROR_TIMEOUT;</text:span></text:p>
      <text:p text:style-name="P87"><text:tab/><text:tab/>8003409c:<text:tab/>30 18 <text:s text:c="6"/><text:tab/>mov<text:tab/>r8,1</text:p>
      <text:p text:style-name="P87"><text:tab/><text:tab/>8003409e:<text:tab/>c1 68 <text:s text:c="6"/><text:tab/>rjmp<text:tab/>800340ca</text:p>
      <text:p text:style-name="P26"/>
      <text:p text:style-name="P87"><text:span text:style-name="T51"><text:tab/></text:span><text:span text:style-name="T53">while (!(spi-&gt;sr &amp; AVR32_SPI_SR_TXEMPTY_MASK))</text:span></text:p>
      <text:p text:style-name="P28"><text:tab/>{</text:p>
      <text:p text:style-name="P87"><text:tab/><text:tab/><text:span text:style-name="T137">800340a0:<text:tab/>ee f8 ff f8 <text:tab/>ld.w<text:tab/>r8,r7[-8]</text:span></text:p>
      <text:p text:style-name="P87"><text:tab/><text:tab/><text:span text:style-name="T95">800340a4:<text:tab/>70 48 <text:s text:c="6"/><text:tab/>ld.w<text:tab/>r8,r8[0x10]</text:span> <text:span text:style-name="T9">–</text:span> <text:span text:style-name="T42">Copy the value into register R8 from register R8[0x10](</text:span><text:span text:style-name="T74">Status Register offset: 0x10</text:span><text:span text:style-name="T42">).</text:span></text:p>
      <text:p text:style-name="P87"><text:tab/><text:tab/>800340a6:<text:tab/>e2 18 02 00 <text:tab/>andl<text:tab/>r8,0x200,COH</text:p>
      <text:p text:style-name="P87"><text:tab/><text:tab/>800340aa:<text:tab/>ce d0 <text:s text:c="6"/><text:tab/>breq<text:tab/>80034084</text:p>
      <text:p text:style-name="P45"><text:tab/>return SPI_ERROR_TIMEOUT;</text:p>
      <text:p text:style-name="P45"><text:tab/><text:tab/>}</text:p>
      <text:p text:style-name="P45"><text:tab/>}</text:p>
      <text:p text:style-name="P45"/>
      <text:p text:style-name="P87"><text:span text:style-name="T72"><text:tab/></text:span><text:span text:style-name="T68">/* Assert all lines; no peripheral is selected. */</text:span></text:p>
      <text:p text:style-name="P45"><text:soft-page-break/><text:tab/>spi-&gt;mr |= AVR32_SPI_MR_PCS_MASK;</text:p>
      <text:p text:style-name="P87"><text:tab/><text:tab/><text:span text:style-name="T137">800340ac:<text:tab/>ee f8 ff f8 <text:tab/>ld.w<text:tab/>r8,r7[-8</text:span><text:span text:style-name="T126">]</text:span></text:p>
      <text:p text:style-name="P87"><text:tab/><text:tab/>800340b0:<text:tab/>70 18 <text:s text:c="6"/><text:tab/>ld.w<text:tab/>r8,r8[0x4]</text:p>
      <text:p text:style-name="P87"><text:tab/><text:tab/>800340b2:<text:tab/>10 99 <text:s text:c="6"/><text:tab/>mov<text:tab/>r9,r8 </text:p>
      <text:p text:style-name="P87"><text:tab/><text:tab/>800340b4:<text:tab/>ea 19 00 0f <text:tab/>orh<text:tab/>r9,0xf</text:p>
      <text:p text:style-name="P87"><text:tab/><text:tab/>800340b8:<text:tab/>ee f8 ff f8 <text:tab/>ld.w<text:tab/>r8,r7[-8]</text:p>
      <text:p text:style-name="P87"><text:tab/><text:tab/><text:span text:style-name="T95">800340bc:<text:tab/>91 19 <text:s text:c="6"/><text:tab/>st.w<text:tab/>r8[0x4],r9</text:span> <text:span text:style-name="T9">–</text:span> store value from register R9 into register R8[0x4](<text:span text:style-name="T124">Mode register offset: 0x4</text:span>). </text:p>
      <text:p text:style-name="P87"/>
      <text:p text:style-name="P87"><text:tab/></text:p>
      <text:p text:style-name="P87"><text:tab/>/* Last transfer, so de-assert the current NPCS if CSAAT is set. */</text:p>
      <text:p text:style-name="P87"><text:tab/><text:span text:style-name="T93">spi-&gt;cr = AVR32_SPI_CR_LASTXFER_MASK;</text:span></text:p>
      <text:p text:style-name="P87"><text:tab/><text:tab/><text:span text:style-name="T137">800340be:<text:tab/>ee f8 ff f8 <text:tab/>ld.w<text:tab/>r8,r7[-8</text:span></text:p>
      <text:p text:style-name="P87"><text:tab/><text:tab/>800340c2:<text:tab/>fc 19 01 00 <text:tab/>movh<text:tab/>r9,0x100</text:p>
      <text:p text:style-name="P87"><text:tab/><text:tab/><text:span text:style-name="T95">800340c6:<text:tab/>91 09 <text:s text:c="6"/><text:tab/>st.w<text:tab/>r8[0x0],r9</text:span> <text:span text:style-name="T9">– </text:span>store value from register R9 into register R8[0](<text:span text:style-name="T124">Control Register offset: 0x0</text:span>).</text:p>
      <text:p text:style-name="P87"/>
      <text:p text:style-name="P87"><text:tab/><text:span text:style-name="T93">#ifdef FREERTOS_USED</text:span></text:p>
      <text:p text:style-name="P16"><text:tab/>xSemaphoreGive(xSPIMutex);</text:p>
      <text:p text:style-name="P16"><text:tab/>#endif</text:p>
      <text:p text:style-name="P16"/>
      <text:p text:style-name="P16"><text:tab/>return SPI_OK;</text:p>
      <text:p text:style-name="P87"><text:tab/><text:tab/>800340c8:<text:tab/>30 08 <text:s text:c="6"/><text:tab/>mov<text:tab/>r8,0<text:tab/><text:tab/>//Return from function.</text:p>
      <text:p text:style-name="P87"/>
      <text:p text:style-name="P87"><text:tab/><text:tab/>800340ca:<text:tab/>10 9c <text:s text:c="6"/><text:tab/>mov<text:tab/>r12,r8</text:p>
      <text:p text:style-name="P87"><text:tab/><text:tab/>800340cc:<text:tab/>2f dd <text:s text:c="6"/><text:tab/>sub<text:tab/>sp,-12</text:p>
      <text:p text:style-name="P87"><text:tab/><text:tab/>800340ce:<text:tab/>e3 cd 80 80 <text:tab/>ldm<text:tab/>sp++,r7,pc</text:p>
      <text:p text:style-name="P87"><text:tab/><text:tab/>800340d2:<text:tab/>d7 03 <text:s text:c="6"/><text:tab/>nop<text:tab/><text:tab/><text:tab/>//Exit stack operation.</text:p>
      <text:p text:style-name="P87"><text:tab/><text:span text:style-name="T43">Result :</text:span></text:p>
      <text:p text:style-name="P96"><text:tab/><text:tab/>From the generated assembly code it is verified that each of the statements generated for the driver function spi_unselectChip is manually verified and found that no extra statements are generated for the same.</text:p>
      <text:p text:style-name="P96"/>
      <text:p text:style-name="P96"><text:soft-page-break/></text:p>
      <text:p text:style-name="P96"/>
      <text:h text:style-name="P180" text:outline-level="3"><text:bookmark-start text:name="__RefHeading___Toc587167_4056621977"/>spi_setupChipReg<text:bookmark-end text:name="__RefHeading___Toc587167_4056621977"/></text:h>
      <text:p text:style-name="P16"><text:tab/>C Code:</text:p>
      <text:p text:style-name="P87"><text:tab/>spi_status_t spi_setupChipReg(volatile avr32_spi_t *spi, const spi_options_t *options,</text:p>
      <text:p text:style-name="P87"><text:tab/><text:tab/>uint32_t pb_hz)</text:p>
      <text:p text:style-name="P87"><text:tab/>{</text:p>
      <text:p text:style-name="P87"><text:tab/><text:tab/>u_avr32_spi_csr_t u_avr32_spi_csr;</text:p>
      <text:p text:style-name="P87"><text:tab/><text:tab/>if (options-&gt;spi_mode &gt; 3 ||</text:p>
      <text:p text:style-name="P87"><text:tab/><text:tab/><text:tab/>options-&gt;stay_act &gt; 1 ||</text:p>
      <text:p text:style-name="P87"><text:tab/><text:tab/><text:tab/>options-&gt;bits &lt; 8 || options-&gt;bits &gt; 16) </text:p>
      <text:p text:style-name="P87"><text:tab/><text:tab/>{</text:p>
      <text:p text:style-name="P87"><text:tab/><text:tab/><text:tab/>return SPI_ERROR_ARGUMENT;</text:p>
      <text:p text:style-name="P87"><text:tab/><text:tab/>}</text:p>
      <text:p text:style-name="P87"><text:tab/><text:tab/>int baudDiv = getBaudDiv(options-&gt;baudrate, pb_hz);</text:p>
      <text:p text:style-name="P87"><text:tab/><text:tab/>if (baudDiv &lt; 0)</text:p>
      <text:p text:style-name="P87"><text:tab/><text:tab/> {</text:p>
      <text:p text:style-name="P87"><text:tab/><text:tab/>return SPI_ERROR_ARGUMENT;</text:p>
      <text:p text:style-name="P87"><text:tab/><text:tab/>}</text:p>
      <text:p text:style-name="P87"><text:tab/><text:tab/>u_avr32_spi_csr.csr <text:tab/><text:tab/><text:tab/>= 0;</text:p>
      <text:p text:style-name="P87"><text:tab/><text:tab/>u_avr32_spi_csr.CSR.cpol <text:s text:c="2"/><text:tab/><text:tab/> = options-&gt;spi_mode &gt;&gt; 1;</text:p>
      <text:p text:style-name="P87"><text:tab/><text:tab/>u_avr32_spi_csr.CSR.ncpha <text:tab/><text:tab/> = (options-&gt;spi_mode &amp; 0x1) ^ 0x1;</text:p>
      <text:p text:style-name="P87"><text:tab/><text:tab/>u_avr32_spi_csr.CSR.csaat <text:tab/><text:tab/> = options-&gt;stay_act;</text:p>
      <text:p text:style-name="P87"><text:tab/><text:tab/>u_avr32_spi_csr.CSR.bits <text:s/><text:tab/><text:tab/> = options-&gt;bits - 8;</text:p>
      <text:p text:style-name="P87"><text:tab/><text:tab/>u_avr32_spi_csr.CSR.scbr <text:s/><text:tab/><text:tab/> = baudDiv;</text:p>
      <text:p text:style-name="P87"><text:tab/><text:tab/>u_avr32_spi_csr.CSR.dlybs <text:s/><text:tab/><text:tab/>= options-&gt;spck_delay;</text:p>
      <text:p text:style-name="P87"><text:tab/><text:tab/>u_avr32_spi_csr.CSR.dlybct <text:tab/><text:tab/>= options-&gt;trans_delay;</text:p>
      <text:p text:style-name="P87"><text:tab/><text:tab/>switch (options-&gt;reg) </text:p>
      <text:p text:style-name="P87"><text:tab/><text:tab/>{</text:p>
      <text:p text:style-name="P87"><text:tab/><text:tab/><text:tab/>case 0:</text:p>
      <text:p text:style-name="P87"><text:tab/><text:tab/><text:tab/><text:tab/>spi-&gt;csr0 = u_avr32_spi_csr.csr;</text:p>
      <text:p text:style-name="P87"><text:tab/><text:tab/><text:tab/><text:tab/>break;</text:p>
      <text:p text:style-name="P87"><text:soft-page-break/><text:tab/><text:tab/><text:tab/>case 1:</text:p>
      <text:p text:style-name="P87"><text:tab/><text:tab/><text:tab/><text:tab/>spi-&gt;csr1 = u_avr32_spi_csr.csr;</text:p>
      <text:p text:style-name="P87"><text:tab/><text:tab/><text:tab/><text:tab/>break;</text:p>
      <text:p text:style-name="P87"><text:tab/><text:tab/><text:tab/>case 2:</text:p>
      <text:p text:style-name="P87"><text:tab/><text:tab/><text:tab/><text:tab/>spi-&gt;csr2 = u_avr32_spi_csr.csr;</text:p>
      <text:p text:style-name="P87"><text:tab/><text:tab/><text:tab/><text:tab/>break;</text:p>
      <text:p text:style-name="P87"><text:tab/><text:tab/><text:tab/>case 3:</text:p>
      <text:p text:style-name="P87"><text:tab/><text:tab/><text:tab/><text:tab/>spi-&gt;csr3 = u_avr32_spi_csr.csr;</text:p>
      <text:p text:style-name="P87"><text:tab/><text:tab/><text:tab/><text:tab/>break;</text:p>
      <text:p text:style-name="P87"><text:tab/><text:tab/><text:tab/>default:</text:p>
      <text:p text:style-name="P87"><text:tab/><text:tab/><text:tab/><text:tab/>return SPI_ERROR_ARGUMENT;</text:p>
      <text:p text:style-name="P87"><text:tab/><text:tab/><text:tab/>}</text:p>
      <text:p text:style-name="P87"/>
      <text:p text:style-name="P87"><text:tab/><text:tab/><text:tab/>#ifdef FREERTOS_USED</text:p>
      <text:p text:style-name="P87"><text:tab/><text:tab/><text:tab/><text:tab/>if (!xSPIMutex) </text:p>
      <text:p text:style-name="P87"><text:tab/><text:tab/><text:tab/><text:tab/>{</text:p>
      <text:p text:style-name="P87"><text:tab/><text:tab/><text:tab/><text:tab/><text:tab/>vSemaphoreCreateBinary(xSPIMutex);</text:p>
      <text:p text:style-name="P87"><text:tab/><text:tab/><text:tab/><text:tab/><text:tab/>if (!xSPIMutex) {</text:p>
      <text:p text:style-name="P87"><text:tab/><text:tab/><text:tab/><text:tab/><text:tab/><text:tab/>while (1) {</text:p>
      <text:p text:style-name="P87"><text:tab/><text:tab/><text:tab/><text:tab/><text:tab/><text:tab/>}</text:p>
      <text:p text:style-name="P87"><text:tab/><text:tab/><text:tab/><text:tab/><text:tab/>}</text:p>
      <text:p text:style-name="P87"><text:tab/><text:tab/><text:tab/><text:tab/>}</text:p>
      <text:p text:style-name="P87"><text:tab/><text:tab/><text:tab/><text:tab/>#endif</text:p>
      <text:p text:style-name="P87"><text:tab/><text:tab/>return SPI_OK;</text:p>
      <text:p text:style-name="P87"><text:tab/>}</text:p>
      <text:p text:style-name="P16"><text:tab/>Assembly Code :</text:p>
      <text:p text:style-name="P16"><text:tab/>spi_status_t spi_setupChipReg(volatile avr32_spi_t *spi, const spi_options_t *options,</text:p>
      <text:p text:style-name="P16"><text:tab/><text:tab/>uint32_t pb_hz)</text:p>
      <text:p text:style-name="P16"><text:tab/>{</text:p>
      <text:p text:style-name="P17"><text:tab/><text:tab/><text:span text:style-name="T89">800340d4:<text:tab/>eb cd 40 80 <text:tab/>pushm<text:tab/>r7,lr</text:span></text:p>
      <text:p text:style-name="P88"><text:tab/><text:tab/>800340d8:<text:tab/>1a 97 <text:s text:c="6"/><text:tab/>mov<text:tab/>r7,sp</text:p>
      <text:p text:style-name="P88"><text:tab/><text:tab/>800340da:<text:tab/>20 5d <text:s text:c="6"/><text:tab/>sub<text:tab/>sp,20 <text:tab/><text:tab/>//Entry stack operation.</text:p>
      <text:p text:style-name="P88"><text:tab/><text:tab/>800340dc:<text:tab/>ef 4c ff f4 <text:tab/>st.w<text:tab/>r7[-12],r1 – The input parameter is stored in register R7[-12]</text:p>
      <text:p text:style-name="P87"><text:soft-page-break/><text:tab/><text:tab/>800340e0:<text:tab/>ef 4b ff f0 <text:tab/>st.w<text:tab/>r7[-16],r11 – The input parameter is stored in register R7[-16]</text:p>
      <text:p text:style-name="P87"><text:tab/><text:tab/>800340e4:<text:tab/>ef 4a ff ec <text:tab/>st.w<text:tab/>r7[-20],r10 – The input parameter is stored in register R7[-16].</text:p>
      <text:p text:style-name="P16"><text:tab/>u_avr32_spi_csr_t u_avr32_spi_csr;</text:p>
      <text:p text:style-name="P16"/>
      <text:p text:style-name="P16"><text:tab/>if (options-&gt;spi_mode &gt; 3 ||</text:p>
      <text:p text:style-name="P87"><text:tab/><text:tab/>800340e8:<text:tab/>ee f8 ff f0 <text:tab/>ld.w<text:tab/>r8,r7[-16]</text:p>
      <text:p text:style-name="P87"><text:tab/><text:tab/>800340ec:<text:tab/>f1 39 00 0c <text:tab/>ld.ub<text:tab/>r9,r8[12</text:p>
      <text:p text:style-name="P87"><text:tab/><text:tab/>800340f0:<text:tab/>30 38 <text:s text:c="6"/><text:tab/>mov<text:tab/>r8,3</text:p>
      <text:p text:style-name="P87"><text:tab/><text:tab/>800340f2:<text:tab/>f0 09 18 00 <text:tab/>cp.b<text:tab/>r9,r8</text:p>
      <text:p text:style-name="P87"><text:tab/><text:tab/>800340f6:<text:tab/>e0 8b 00 1d <text:tab/>brhi<text:tab/>80034130</text:p>
      <text:p text:style-name="P87"><text:tab/></text:p>
      <text:p text:style-name="P16"/>
      <text:p text:style-name="P16"><text:tab/>options-&gt;stay_act &gt; 1 ||</text:p>
      <text:p text:style-name="P87"><text:tab/><text:tab/>800340fa:<text:tab/>ee f8 ff f0 <text:tab/>ld.w<text:tab/>r8,r7[-16]</text:p>
      <text:p text:style-name="P87"><text:tab/><text:tab/>800340fe:<text:tab/>f1 39 00 0b <text:tab/>ld.ub<text:tab/>r9,r8[11]</text:p>
      <text:p text:style-name="P87"><text:tab/><text:span text:style-name="T93">const spi_options_t *options,</text:span></text:p>
      <text:p text:style-name="P16"><text:tab/><text:tab/>uint32_t pb_hz)</text:p>
      <text:p text:style-name="P16"><text:tab/>{</text:p>
      <text:p text:style-name="P16"><text:tab/>u_avr32_spi_csr_t u_avr32_spi_csr;</text:p>
      <text:p text:style-name="P16"/>
      <text:p text:style-name="P16"><text:tab/></text:p>
      <text:p text:style-name="P87"><text:tab/><text:span text:style-name="T93">if (options-&gt;spi_mode &gt; 3 ||</text:span></text:p>
      <text:p text:style-name="P87"><text:tab/><text:tab/>80034102:<text:tab/>30 18 <text:s text:c="6"/><text:tab/>mov<text:tab/>r8,1</text:p>
      <text:p text:style-name="P87"><text:tab/><text:tab/>80034104:<text:tab/>f0 09 18 00 <text:tab/>cp.b<text:tab/>r9,r8</text:p>
      <text:p text:style-name="P87"><text:tab/><text:tab/>80034108:<text:tab/>e0 8b 00 14 <text:tab/>brhi<text:tab/>80034130</text:p>
      <text:p text:style-name="P26"/>
      <text:p text:style-name="P87"><text:span text:style-name="T51"><text:tab/></text:span><text:span text:style-name="T53">options-&gt;stay_act &gt; 1 ||</text:span></text:p>
      <text:p text:style-name="P28"><text:tab/>options-&gt;bits &lt; 8 || options-&gt;bits &gt; 16) {</text:p>
      <text:p text:style-name="P87"><text:tab/><text:tab/>8003410c:<text:tab/>ee f8 ff f0 <text:tab/>ld.w<text:tab/>r8,r7[-16]</text:p>
      <text:p text:style-name="P87"><text:tab/><text:tab/>80034110:<text:tab/>f1 39 00 08 <text:tab/>ld.ub<text:tab/>r9,r8[8] </text:p>
      <text:p text:style-name="P87"><text:span text:style-name="T51"><text:tab/></text:span><text:span text:style-name="T53">const spi_options_t *options,</text:span></text:p>
      <text:p text:style-name="P28"><text:tab/>uint32_t pb_hz)</text:p>
      <text:p text:style-name="P28"><text:soft-page-break/><text:tab/>{</text:p>
      <text:p text:style-name="P28"><text:tab/>u_avr32_spi_csr_t u_avr32_spi_csr;</text:p>
      <text:p text:style-name="P87"><text:tab/><text:span text:style-name="T93">if (options-&gt;spi_mode &gt; 3 ||</text:span></text:p>
      <text:p text:style-name="P87"><text:tab/><text:tab/>80034114:<text:tab/>30 78 <text:s text:c="6"/><text:tab/>mov<text:tab/>r8,7</text:p>
      <text:p text:style-name="P87"><text:tab/><text:tab/>80034116:<text:tab/>f0 09 18 00 <text:tab/>cp.b<text:tab/>r9,r8</text:p>
      <text:p text:style-name="P87"><text:tab/><text:tab/>8003411a:<text:tab/>e0 88 00 0b <text:tab/>brls<text:tab/>80034130</text:p>
      <text:p text:style-name="P26"/>
      <text:p text:style-name="P87"><text:span text:style-name="T51"><text:tab/></text:span><text:span text:style-name="T53">options-&gt;stay_act &gt; 1 ||</text:span></text:p>
      <text:p text:style-name="P28"><text:tab/>options-&gt;bits &lt; 8 || options-&gt;bits &gt; 16) {</text:p>
      <text:p text:style-name="P87"><text:tab/><text:tab/>8003411e:<text:tab/>ee f8 ff f0 <text:tab/>ld.w<text:tab/>r8,r7[-16]</text:p>
      <text:p text:style-name="P87"><text:tab/><text:tab/>80034122:<text:tab/>f1 39 00 08 <text:tab/>ld.ub<text:tab/>r9,r8[8]</text:p>
      <text:p text:style-name="P87"><text:tab/><text:span text:style-name="T93">const spi_options_t *options,</text:span></text:p>
      <text:p text:style-name="P16"><text:tab/>uint32_t pb_hz)</text:p>
      <text:p text:style-name="P16"><text:tab/>{</text:p>
      <text:p text:style-name="P16"><text:tab/>u_avr32_spi_csr_t u_avr32_spi_csr;</text:p>
      <text:p text:style-name="P16"><text:tab/></text:p>
      <text:p text:style-name="P87"><text:tab/><text:span text:style-name="T93">if (options-&gt;spi_mode &gt; 3 ||</text:span></text:p>
      <text:p text:style-name="P87"><text:tab/><text:tab/>80034126:<text:tab/>31 08 <text:s text:c="6"/><text:tab/>mov<text:tab/>r8,16</text:p>
      <text:p text:style-name="P87"><text:tab/><text:tab/>80034128:<text:tab/>f0 09 18 00 <text:tab/>cp.b<text:tab/>r9,r8</text:p>
      <text:p text:style-name="P87"><text:tab/><text:tab/>8003412c:<text:tab/>e0 88 00 04 <text:tab/>brls<text:tab/>80034134</text:p>
      <text:p text:style-name="P26"/>
      <text:p text:style-name="P87"><text:span text:style-name="T51"><text:tab/></text:span><text:span text:style-name="T53">options-&gt;stay_act &gt; 1 ||</text:span></text:p>
      <text:p text:style-name="P28"><text:tab/>options-&gt;bits &lt; 8 || options-&gt;bits &gt; 16) {</text:p>
      <text:p text:style-name="P28"><text:tab/><text:tab/>return SPI_ERROR_ARGUMENT;</text:p>
      <text:p text:style-name="P87"><text:tab/><text:tab/>80034130:<text:tab/>30 28 <text:s text:c="6"/><text:tab/>mov<text:tab/>r8,2</text:p>
      <text:p text:style-name="P87"><text:tab/><text:tab/>80034132:<text:tab/>c8 d8 <text:s text:c="6"/><text:tab/>rjmp<text:tab/>8003424c</text:p>
      <text:p text:style-name="P87"><text:span text:style-name="T51"><text:tab/></text:span><text:span text:style-name="T53">}</text:span></text:p>
      <text:p text:style-name="P26"><text:tab/></text:p>
      <text:p text:style-name="P26"/>
      <text:p text:style-name="P87"><text:span text:style-name="T51"><text:tab/></text:span><text:span text:style-name="T53">int baudDiv = getBaudDiv(options-&gt;baudrate, pb_hz);</text:span></text:p>
      <text:p text:style-name="P87"><text:tab/><text:tab/>80034134:<text:tab/>ee f8 ff f0 <text:tab/>ld.w<text:tab/>r8,r7[-16]</text:p>
      <text:p text:style-name="P87"><text:tab/><text:tab/>80034138:<text:tab/>70 18 <text:s text:c="6"/><text:tab/>ld.w<text:tab/>r8,r8[0x4]</text:p>
      <text:p text:style-name="P87"><text:tab/><text:tab/>8003413a:<text:tab/>ee fb ff ec <text:tab/>ld.w<text:tab/>r11,r7[-20]</text:p>
      <text:p text:style-name="P87"><text:tab/><text:tab/>8003413e:<text:tab/>10 9c <text:s text:c="6"/><text:tab/>mov<text:tab/>r12,r8</text:p>
      <text:p text:style-name="P87"><text:soft-page-break/><text:tab/><text:tab/>80034140:<text:tab/>f0 1f 00 45 <text:tab/>mcall<text:tab/>80034254</text:p>
      <text:p text:style-name="P87"><text:tab/><text:tab/>80034144:<text:tab/>18 98 <text:s text:c="6"/><text:tab/>mov<text:tab/>r8,r12</text:p>
      <text:p text:style-name="P87"><text:tab/><text:tab/>80034146:<text:tab/>ef 48 ff fc <text:tab/>st.w<text:tab/>r7[-4],r8<text:tab/>//Function call return value stored in the variable.</text:p>
      <text:p text:style-name="P87"/>
      <text:p text:style-name="P87"><text:tab/><text:span text:style-name="T93">if (baudDiv &lt; 0) {</text:span></text:p>
      <text:p text:style-name="P87"><text:tab/><text:tab/>8003414a:<text:tab/>ee f8 ff fc <text:tab/>ld.w<text:tab/>r8,r7[-4]</text:p>
      <text:p text:style-name="P87"><text:tab/><text:tab/>8003414e:<text:tab/>58 08 <text:s text:c="6"/><text:tab/>cp.w<text:tab/>r8,0</text:p>
      <text:p text:style-name="P87"><text:tab/><text:tab/>80034150:<text:tab/>c0 34 <text:s text:c="6"/><text:tab/>brge<text:tab/>80034156</text:p>
      <text:p text:style-name="P35"/>
      <text:p text:style-name="P87"><text:span text:style-name="T56"><text:tab/></text:span><text:span text:style-name="T46">return SPI_ERROR_ARGUMENT;</text:span></text:p>
      <text:p text:style-name="P87"><text:tab/><text:tab/>80034152:<text:tab/>30 28 <text:s text:c="6"/><text:tab/>mov<text:tab/>r8,2</text:p>
      <text:p text:style-name="P87"><text:tab/><text:tab/>80034154:<text:tab/>c7 c8 <text:s text:c="6"/><text:tab/>rjmp<text:tab/>8003424c</text:p>
      <text:p text:style-name="P87"><text:span text:style-name="T51"><text:tab/></text:span><text:span text:style-name="T53">}</text:span></text:p>
      <text:p text:style-name="P26"><text:tab/></text:p>
      <text:p text:style-name="P26"/>
      <text:p text:style-name="P87"><text:span text:style-name="T51"><text:tab/></text:span><text:span text:style-name="T53">u_avr32_spi_csr.csr = 0;</text:span></text:p>
      <text:p text:style-name="P87"><text:tab/><text:tab/>80034156:<text:tab/>30 08 <text:s text:c="6"/><text:tab/>mov<text:tab/>r8,0</text:p>
      <text:p text:style-name="P87"><text:tab/><text:tab/>80034158:<text:tab/>ef 48 ff f8 <text:tab/>st.w<text:tab/>r7[-8],r8</text:p>
      <text:p text:style-name="P87"/>
      <text:p text:style-name="P87"><text:tab/><text:span text:style-name="T93">u_avr32_spi_csr.CSR.cpol <text:s text:c="2"/>= options-&gt;spi_mode &gt;&gt; 1;</text:span></text:p>
      <text:p text:style-name="P87"><text:tab/><text:tab/>8003415c:<text:tab/>ee f8 ff f0 <text:tab/>ld.w<text:tab/>r8,r7[-16]</text:p>
      <text:p text:style-name="P87"><text:tab/><text:tab/>80034160:<text:tab/>f1 38 00 0c <text:tab/>ld.ub<text:tab/>r8,r8[12] </text:p>
      <text:p text:style-name="P87"><text:tab/><text:tab/>80034164:<text:tab/>a1 98 <text:s text:c="6"/><text:tab/>lsr<text:tab/>r8,0x1</text:p>
      <text:p text:style-name="P87"><text:tab/><text:tab/>80034166:<text:tab/>5c 58 <text:s text:c="6"/><text:tab/>castu.b <text:tab/>r8</text:p>
      <text:p text:style-name="P87"><text:tab/><text:tab/>80034168:<text:tab/>f1 d8 c0 01 <text:tab/>bfextu<text:tab/>r8,r8,0x0,0x1</text:p>
      <text:p text:style-name="P87"><text:tab/><text:tab/>8003416c:<text:tab/>f3 d8 c0 08 <text:tab/>bfextu<text:tab/>r9,r8,0x0,0x8</text:p>
      <text:p text:style-name="P87"><text:tab/><text:tab/>80034170:<text:tab/>ee f8 ff f8 <text:tab/>ld.w<text:tab/>r8,r7[-8]</text:p>
      <text:p text:style-name="P87"><text:tab/><text:tab/>80034174:<text:tab/>f1 d9 d0 01 <text:tab/>bfins<text:tab/>r8,r9,0x0,0x1</text:p>
      <text:p text:style-name="P87"><text:tab/><text:tab/>80034178:<text:tab/>ef 48 ff f8 <text:tab/>st.w<text:tab/>r7[-8],r8<text:tab/>//Assigning value to variable.</text:p>
      <text:p text:style-name="P87"/>
      <text:p text:style-name="P87"><text:tab/></text:p>
      <text:p text:style-name="P87"><text:tab/><text:span text:style-name="T93">u_avr32_spi_csr.CSR.ncpha <text:s/>= (options-&gt;spi_mode &amp; 0x1) ^ 0x1;</text:span></text:p>
      <text:p text:style-name="P87"><text:tab/><text:tab/>8003417c:<text:tab/>ee f8 ff f0 <text:tab/>ld.w<text:tab/>r8,r7[-16]</text:p>
      <text:p text:style-name="P87"><text:soft-page-break/><text:tab/><text:tab/>80034180:<text:tab/>f1 38 00 0c <text:tab/>ld.ub<text:tab/>r8,r8[12]</text:p>
      <text:p text:style-name="P87"><text:tab/><text:tab/>80034184:<text:tab/>f1 d8 c0 01 <text:tab/>bfextu<text:tab/>r8,r8,0x0,0x1</text:p>
      <text:p text:style-name="P87"><text:tab/><text:tab/>80034188:<text:tab/>5f 08 <text:s text:c="6"/><text:tab/>sreq<text:tab/>r8</text:p>
      <text:p text:style-name="P87"><text:tab/><text:tab/>8003418a:<text:tab/>f3 d8 c0 08 <text:tab/>bfextu<text:tab/>r9,r8,0x0,0x8</text:p>
      <text:p text:style-name="P87"><text:tab/><text:tab/>8003418e:<text:tab/>ee f8 ff f8 <text:tab/>ld.w<text:tab/>r8,r7[-8]</text:p>
      <text:p text:style-name="P87"><text:tab/><text:tab/>80034192:<text:tab/>f1 d9 d0 21 <text:tab/>bfins<text:tab/>r8,r9,0x1,0x1</text:p>
      <text:p text:style-name="P87"><text:tab/><text:tab/>80034196:<text:tab/>ef 48 ff f8 <text:tab/>st.w<text:tab/>r7[-8],r8<text:tab/>//Assigning value to variable.</text:p>
      <text:p text:style-name="P87"/>
      <text:p text:style-name="P87"><text:tab/><text:span text:style-name="T93">u_avr32_spi_csr.CSR.csaat <text:s/>= options-&gt;stay_act;</text:span></text:p>
      <text:p text:style-name="P87"><text:tab/><text:tab/>8003419a:<text:tab/>ee f8 ff f0 <text:tab/>ld.w<text:tab/>r8,r7[-16]</text:p>
      <text:p text:style-name="P87"><text:tab/><text:tab/>8003419e:<text:tab/>f1 38 00 0b <text:tab/>ld.ub<text:tab/>r8,r8[11]</text:p>
      <text:p text:style-name="P87"><text:tab/><text:tab/>800341a2:<text:tab/>f1 d8 c0 01 <text:tab/>bfextu<text:tab/>r8,r8,0x0,0x1</text:p>
      <text:p text:style-name="P87"><text:tab/><text:tab/>800341a6:<text:tab/>f3 d8 c0 08 <text:tab/>bfextu<text:tab/>r9,r8,0x0,0x8</text:p>
      <text:p text:style-name="P87"><text:tab/><text:tab/>800341aa:<text:tab/>ee f8 ff f8 <text:tab/>ld.w<text:tab/>r8,r7[-8]</text:p>
      <text:p text:style-name="P87"><text:tab/><text:tab/>800341ae:<text:tab/>f1 d9 d0 61 <text:tab/>bfins<text:tab/>r8,r9,0x3,0x1</text:p>
      <text:p text:style-name="P87"><text:tab/><text:tab/>800341b2:<text:tab/>ef 48 ff f8 <text:tab/>st.w<text:tab/>r7[-8],r8<text:tab/>//Assigning value to variable.</text:p>
      <text:p text:style-name="P87"/>
      <text:p text:style-name="P87"><text:tab/><text:span text:style-name="T93">u_avr32_spi_csr.CSR.bits <text:s text:c="2"/>= options-&gt;bits - 8;</text:span></text:p>
      <text:p text:style-name="P87"><text:tab/><text:tab/>800341b6:<text:tab/>ee f8 ff f0 <text:tab/>ld.w<text:tab/>r8,r7[-16]</text:p>
      <text:p text:style-name="P87"><text:tab/><text:tab/>800341ba:<text:tab/>f1 38 00 08 <text:tab/>ld.ub<text:tab/>r8,r8[8]</text:p>
      <text:p text:style-name="P87"><text:tab/><text:tab/>800341be:<text:tab/>20 88 <text:s text:c="6"/><text:tab/>sub<text:tab/>r8,8</text:p>
      <text:p text:style-name="P87"><text:tab/><text:tab/>800341c0:<text:tab/>5c 58 <text:s text:c="6"/><text:tab/>castu.b <text:tab/>r8</text:p>
      <text:p text:style-name="P87"><text:tab/><text:tab/>800341c2:<text:tab/>f1 d8 c0 04 <text:tab/>bfextu<text:tab/>r8,r8,0x0,0x4</text:p>
      <text:p text:style-name="P87"><text:tab/><text:tab/>800341c6:<text:tab/>f3 d8 c0 08 <text:tab/>bfextu<text:tab/>r9,r8,0x0,0x8</text:p>
      <text:p text:style-name="P87"><text:tab/><text:tab/>800341ca:<text:tab/>ee f8 ff f8 <text:tab/>ld.w<text:tab/>r8,r7[-8]</text:p>
      <text:p text:style-name="P87"><text:tab/><text:tab/>800341ce:<text:tab/>f1 d9 d0 84 <text:tab/>bfins<text:tab/>r8,r9,0x4,0x4</text:p>
      <text:p text:style-name="P87"><text:tab/><text:tab/>800341d2:<text:tab/>ef 48 ff f8 <text:tab/>st.w<text:tab/>r7[-8],r8<text:tab/>//Assigning value to variable.</text:p>
      <text:p text:style-name="P87"/>
      <text:p text:style-name="P87"><text:tab/><text:span text:style-name="T93">u_avr32_spi_csr.CSR.scbr <text:s text:c="2"/>= baudDiv;</text:span></text:p>
      <text:p text:style-name="P87"><text:tab/><text:tab/>800341d6:<text:tab/>ee f8 ff fc <text:tab/>ld.w<text:tab/>r8,r7[-4]</text:p>
      <text:p text:style-name="P87"><text:tab/><text:tab/>800341da:<text:tab/>5c 58 <text:s text:c="6"/><text:tab/>castu.b <text:tab/>r8</text:p>
      <text:p text:style-name="P87"><text:tab/><text:tab/>800341dc:<text:tab/>ef 68 ff fa <text:tab/>st.b<text:tab/>r7[-6],r8<text:tab/>//Assigning value to variable.</text:p>
      <text:p text:style-name="P26"/>
      <text:p text:style-name="P28"><text:tab/>u_avr32_spi_csr.CSR.dlybs <text:s/>= options-&gt;spck_delay;</text:p>
      <text:p text:style-name="P87"><text:soft-page-break/><text:tab/><text:tab/>800341e0:<text:tab/>ee f8 ff f0 <text:tab/>ld.w<text:tab/>r8,r7[-16]</text:p>
      <text:p text:style-name="P87"><text:tab/><text:tab/>800341e4:<text:tab/>f1 38 00 09 <text:tab/>ld.ub<text:tab/>r8,r8[9]</text:p>
      <text:p text:style-name="P87"><text:tab/><text:tab/>800341e8:<text:tab/>ef 68 ff f9 <text:tab/>st.b<text:tab/>r7[-7],r8<text:tab/>//Assigning value to variable.</text:p>
      <text:p text:style-name="P26"/>
      <text:p text:style-name="P87"><text:span text:style-name="T51"><text:tab/></text:span><text:span text:style-name="T53">u_avr32_spi_csr.CSR.dlybct = options-&gt;trans_delay;</text:span></text:p>
      <text:p text:style-name="P87"><text:tab/><text:tab/>800341ec:<text:tab/>ee f8 ff f0 <text:tab/>ld.w<text:tab/>r8,r7[-16]</text:p>
      <text:p text:style-name="P87"><text:tab/><text:tab/>800341f0:<text:tab/>f1 38 00 0a <text:tab/>ld.ub<text:tab/>r8,r8[10]</text:p>
      <text:p text:style-name="P87"><text:tab/><text:tab/>800341f4:<text:tab/>ef 68 ff f8 <text:tab/>st.b<text:tab/>r7[-8],r8</text:p>
      <text:p text:style-name="P87"/>
      <text:p text:style-name="P87"><text:tab/><text:span text:style-name="T93">switch (options-&gt;reg) {</text:span></text:p>
      <text:p text:style-name="P87"><text:tab/><text:tab/>800341f8:<text:tab/>ee f8 ff f0 <text:tab/>ld.w<text:tab/>r8,r7[-16]</text:p>
      <text:p text:style-name="P87"><text:tab/><text:tab/>800341fc:<text:tab/>11 88 <text:s text:c="6"/><text:tab/>ld.ub<text:tab/>r8,r8[0x0]</text:p>
      <text:p text:style-name="P87"><text:tab/><text:tab/>800341fe:<text:tab/>58 18 <text:s text:c="6"/><text:tab/>cp.w<text:tab/>r8,1</text:p>
      <text:p text:style-name="P87"><text:tab/><text:tab/>80034200:<text:tab/>c1 10 <text:s text:c="6"/><text:tab/>breq<text:tab/>80034222</text:p>
      <text:p text:style-name="P87"><text:tab/><text:tab/>80034202:<text:tab/>e0 89 00 05 <text:tab/>brgt<text:tab/>8003420c</text:p>
      <text:p text:style-name="P87"><text:tab/><text:tab/>80034206:<text:tab/>58 08 <text:s text:c="6"/><text:tab/>cp.w<text:tab/>r8,0</text:p>
      <text:p text:style-name="P87"><text:tab/><text:tab/>80034208:<text:tab/>c0 70 <text:s text:c="6"/><text:tab/>breq<text:tab/>80034216</text:p>
      <text:p text:style-name="P87"><text:tab/><text:tab/>8003420a:<text:tab/>c1 e8 <text:s text:c="6"/><text:tab/>rjmp<text:tab/>80034246</text:p>
      <text:p text:style-name="P87"><text:tab/><text:tab/>8003420c:<text:tab/>58 28 <text:s text:c="6"/><text:tab/>cp.w<text:tab/>r8,2</text:p>
      <text:p text:style-name="P87"><text:tab/><text:tab/>8003420e:<text:tab/>c1 00 <text:s text:c="6"/><text:tab/>breq<text:tab/>8003422e</text:p>
      <text:p text:style-name="P87"><text:tab/><text:tab/>80034210:<text:tab/>58 38 <text:s text:c="6"/><text:tab/>cp.w<text:tab/>r8,3</text:p>
      <text:p text:style-name="P87"><text:tab/><text:tab/>80034212:<text:tab/>c1 40 <text:s text:c="6"/><text:tab/>breq<text:tab/>8003423a</text:p>
      <text:p text:style-name="P87"><text:tab/><text:tab/>80034214:<text:tab/>c1 98 <text:s text:c="6"/><text:tab/>rjmp<text:tab/>80034246<text:tab/>//Switch case operation.</text:p>
      <text:p text:style-name="P26"/>
      <text:p text:style-name="P87"><text:span text:style-name="T51"><text:tab/></text:span><text:span text:style-name="T53">case 0:</text:span></text:p>
      <text:p text:style-name="P28"><text:tab/><text:tab/>spi-&gt;csr0 = u_avr32_spi_csr.csr;</text:p>
      <text:p text:style-name="P87"><text:tab/><text:tab/><text:span text:style-name="T137">80034216:<text:tab/>ee f9 ff f8 <text:tab/>ld.w<text:tab/>r9,r7[-8]</text:span></text:p>
      <text:p text:style-name="P87"><text:tab/><text:tab/>8003421a:<text:tab/>ee f8 ff f4 <text:tab/>ld.w<text:tab/>r8,r7[-12]</text:p>
      <text:p text:style-name="P87"><text:tab/><text:tab/><text:span text:style-name="T95">8003421e:<text:tab/>91 c9 <text:s text:c="6"/><text:tab/>st.w<text:tab/>r8[0x30],r9</text:span> <text:span text:style-name="T9">– </text:span>store value from register R9 into register R8 [0x30](<text:span text:style-name="T124">Chip select register0 offset: 0x30</text:span>).</text:p>
      <text:p text:style-name="P87"/>
      <text:p text:style-name="P87"><text:tab/><text:tab/><text:span text:style-name="T93">break;</text:span></text:p>
      <text:p text:style-name="P87"><text:tab/><text:tab/>80034220:<text:tab/>c1 58 <text:s text:c="6"/><text:tab/>rjmp<text:tab/>8003424a</text:p>
      <text:p text:style-name="P26"/>
      <text:p text:style-name="P26"><text:soft-page-break/></text:p>
      <text:p text:style-name="P87"><text:tab/><text:tab/></text:p>
      <text:p text:style-name="P16"><text:tab/>case 1:</text:p>
      <text:p text:style-name="P16"><text:tab/><text:tab/>spi-&gt;csr1 = u_avr32_spi_csr.csr;</text:p>
      <text:p text:style-name="P87"><text:span text:style-name="T94"><text:tab/><text:tab/></text:span><text:span text:style-name="T137">80034222:<text:tab/>ee f9 ff f8 <text:tab/>ld.w<text:tab/>r9,r7[-8]</text:span></text:p>
      <text:p text:style-name="P87"><text:tab/><text:tab/>80034226:<text:tab/>ee f8 ff f4 <text:tab/>ld.w<text:tab/>r8,r7[-12]</text:p>
      <text:p text:style-name="P87"><text:tab/><text:tab/><text:span text:style-name="T95">8003422a:<text:tab/>91 d9 <text:s text:c="6"/><text:tab/>st.w<text:tab/>r8[0x34],r9</text:span> <text:span text:style-name="T9">– </text:span>store value from register R9 into register R8[0x34](<text:span text:style-name="T124">Chip select register1 offset: 0x34</text:span>).</text:p>
      <text:p text:style-name="P87"/>
      <text:p text:style-name="P87"><text:tab/><text:tab/><text:span text:style-name="T93">break;</text:span></text:p>
      <text:p text:style-name="P87"><text:tab/><text:tab/>8003422c:<text:tab/>c0 f8 <text:s text:c="6"/><text:tab/>rjmp<text:tab/>8003424a<text:span text:style-name="T9"> – </text:span><text:span text:style-name="T51">Jump to location <text:s text:c="2"/>8003424a.</text:span></text:p>
      <text:p text:style-name="P26"/>
      <text:p text:style-name="P87"><text:span text:style-name="T51"><text:tab/></text:span><text:span text:style-name="T53">case 2:</text:span></text:p>
      <text:p text:style-name="P28"><text:tab/><text:tab/>spi-&gt;csr2 = u_avr32_spi_csr.csr;</text:p>
      <text:p text:style-name="P87"><text:tab/><text:tab/><text:span text:style-name="T137">8003422e:<text:tab/>ee f9 ff f8 <text:tab/>ld.w<text:tab/>r9,r7[-8]</text:span></text:p>
      <text:p text:style-name="P87"><text:tab/><text:tab/>80034232:<text:tab/>ee f8 ff f4 <text:tab/>ld.w<text:tab/>r8,r7[-12]</text:p>
      <text:p text:style-name="P87"><text:tab/><text:tab/><text:span text:style-name="T95">80034236:<text:tab/>91 e9 <text:s text:c="6"/><text:tab/>st.w<text:tab/>r8[0x38],r9</text:span> <text:span text:style-name="T9">–</text:span> store a word from register R9 into register R8 with displacement 0x38(<text:span text:style-name="T124">Chip select register2 offset: 0x38</text:span>).</text:p>
      <text:p text:style-name="P87"/>
      <text:p text:style-name="P87"><text:tab/><text:tab/><text:span text:style-name="T93">break;</text:span></text:p>
      <text:p text:style-name="P87"><text:tab/><text:tab/>80034238:<text:tab/>c0 98 <text:s text:c="6"/><text:tab/>rjmp<text:tab/>8003424a -<text:span text:style-name="T51">Jump to location <text:s/>8003424a.</text:span></text:p>
      <text:p text:style-name="P26"/>
      <text:p text:style-name="P87"><text:span text:style-name="T51"><text:tab/></text:span><text:span text:style-name="T53">case 3:</text:span></text:p>
      <text:p text:style-name="P28"><text:tab/><text:tab/>spi-&gt;csr3 = u_avr32_spi_csr.csr;</text:p>
      <text:p text:style-name="P87"><text:tab/><text:tab/><text:span text:style-name="T137">8003423a:<text:tab/>ee f9 ff f8 <text:tab/>ld.w<text:tab/>r9,r7[-8]</text:span><text:span text:style-name="T94"> </text:span></text:p>
      <text:p text:style-name="P16"><text:tab/><text:tab/><text:span text:style-name="T89">8003423e:<text:tab/>ee f8 ff f4 <text:tab/>ld.w<text:tab/>r8,r7[-12] </text:span></text:p>
      <text:p text:style-name="P16"><text:tab/><text:tab/><text:span text:style-name="T124">80034242:<text:tab/>91 f9 <text:s text:c="6"/><text:tab/>st.w<text:tab/>r8[0x3c],r9</text:span> <text:span text:style-name="T7">–</text:span> <text:span text:style-name="T89">store a word from register R9 into register R8 with displacement 0x3c(</text:span><text:span text:style-name="T91">Chip select register3 offset: 0x3c</text:span><text:span text:style-name="T89">).</text:span></text:p>
      <text:p text:style-name="P87"/>
      <text:p text:style-name="P16"><text:span text:style-name="T89"><text:tab/><text:tab/></text:span>break;</text:p>
      <text:p text:style-name="P87"><text:tab/><text:tab/>80034244:<text:tab/>c0 38 <text:s text:c="6"/><text:tab/>rjmp<text:tab/>8003424a - <text:span text:style-name="T51">Jump to location <text:s text:c="2"/>8003424a.</text:span></text:p>
      <text:p text:style-name="P26"/>
      <text:p text:style-name="P87"><text:span text:style-name="T51"><text:tab/></text:span><text:span text:style-name="T53">Default:</text:span></text:p>
      <text:p text:style-name="P28"><text:tab/><text:tab/>return SPI_ERROR_ARGUMENT;</text:p>
      <text:p text:style-name="P87"><text:soft-page-break/><text:tab/><text:tab/>80034246:<text:tab/>30 28 <text:s text:c="6"/><text:tab/>mov<text:tab/>r8,2</text:p>
      <text:p text:style-name="P87"><text:tab/><text:tab/>80034248:<text:tab/>c0 28 <text:s text:c="6"/><text:tab/>rjmp<text:tab/>8003424c<text:span text:style-name="T51"><text:tab/>//Return from function.</text:span></text:p>
      <text:p text:style-name="P87"><text:span text:style-name="T51"><text:tab/><text:tab/><text:tab/></text:span><text:span text:style-name="T53">}</text:span></text:p>
      <text:p text:style-name="P28"><text:tab/><text:tab/>}</text:p>
      <text:p text:style-name="P28"><text:tab/>}</text:p>
      <text:p text:style-name="P28">#endif</text:p>
      <text:p text:style-name="P28"/>
      <text:p text:style-name="P28"><text:tab/>return SPI_OK;</text:p>
      <text:p text:style-name="P87"><text:tab/><text:tab/>8003424a:<text:tab/>30 08 <text:s text:c="6"/><text:tab/>mov<text:tab/>r8,0<text:tab/><text:tab/>//Return from function.</text:p>
      <text:p text:style-name="P87"><text:tab/><text:span text:style-name="T93">}</text:span></text:p>
      <text:p text:style-name="P87"><text:tab/><text:tab/>8003424c:<text:tab/>10 9c <text:s text:c="6"/><text:tab/>mov<text:tab/>r12,r8</text:p>
      <text:p text:style-name="P87"><text:tab/><text:tab/>8003424e:<text:tab/>2f bd <text:s text:c="6"/><text:tab/>sub<text:tab/>sp,-20</text:p>
      <text:p text:style-name="P87"><text:tab/><text:tab/>80034250:<text:tab/>e3 cd 80 80 <text:tab/>ldm<text:tab/>sp++,r7,pc</text:p>
      <text:p text:style-name="P87"><text:tab/><text:tab/>80034254:<text:tab/>80 03 <text:s text:c="6"/><text:tab/>ld.sh<text:tab/>r3,r0[0x0]</text:p>
      <text:p text:style-name="P87"><text:tab/><text:tab/>80034256:<text:tab/>3e 58 <text:s text:c="6"/><text:tab/>mov<text:tab/>r8,-27 <text:tab/><text:tab/>//Exit stack operation.</text:p>
      <text:p text:style-name="P87"><text:tab/><text:span text:style-name="T43">Result :</text:span></text:p>
      <text:p text:style-name="P96"><text:span text:style-name="T82"><text:tab/><text:tab/></text:span><text:span text:style-name="T87">From the generated assembly code it is verified that each of the statements generated for the driver function spi_setupChipReg is manually verified and found that no extra statements are generated for the same.</text:span></text:p>
      <text:p text:style-name="P48"/>
      <text:h text:style-name="P180" text:outline-level="3"><text:bookmark-start text:name="__RefHeading___Toc587169_4056621977"/>spi_enable<text:bookmark-end text:name="__RefHeading___Toc587169_4056621977"/></text:h>
      <text:p text:style-name="P16"><text:tab/>C Code:</text:p>
      <text:p text:style-name="P16"><text:tab/><text:span text:style-name="T89">void spi_enable(volatile avr32_spi_t *spi)</text:span></text:p>
      <text:p text:style-name="P87"><text:tab/>{</text:p>
      <text:p text:style-name="P121"><text:span text:style-name="T93"><text:tab/><text:tab/></text:span><text:span text:style-name="T89">spi-&gt;cr = AVR32_SPI_CR_SPIEN_MASK;</text:span></text:p>
      <text:p text:style-name="P87"><text:tab/>}<text:tab/></text:p>
      <text:p text:style-name="P121"><text:span text:style-name="T89"><text:tab/></text:span><text:span text:style-name="T93">Assembly Code:</text:span></text:p>
      <text:p text:style-name="P16"><text:tab/>void spi_enable(volatile avr32_spi_t *spi)</text:p>
      <text:p text:style-name="P16"><text:tab/>{</text:p>
      <text:p text:style-name="P121"><text:span text:style-name="T93"><text:tab/><text:tab/></text:span><text:span text:style-name="T89">80034258:<text:tab/>eb cd 40 80 <text:tab/>pushm<text:tab/>r7,lr</text:span></text:p>
      <text:p text:style-name="P87"><text:tab/><text:tab/>8003425c:<text:tab/>1a 97 <text:s text:c="6"/><text:tab/>mov<text:tab/>r7,sp</text:p>
      <text:p text:style-name="P87"><text:tab/><text:tab/>8003425e:<text:tab/>20 1d <text:s text:c="6"/><text:tab/>sub<text:tab/>sp,4<text:tab/><text:tab/>//Entry stack operation.</text:p>
      <text:p text:style-name="P87"><text:soft-page-break/><text:tab/><text:tab/><text:span text:style-name="T95">80034260:<text:tab/>ef 4c ff fc <text:tab/>st.w<text:tab/>r7[-4],r12</text:span><text:span text:style-name="T93"> </text:span>– The input parameter(<text:span text:style-name="T124">*spi)</text:span> is stored in register R7[-4].</text:p>
      <text:p text:style-name="P16"><text:tab/>spi-&gt;cr = AVR32_SPI_CR_SPIEN_MASK;</text:p>
      <text:p text:style-name="P87"><text:tab/><text:tab/><text:span text:style-name="T137">80034264:<text:tab/>ee f8 ff fc <text:tab/>ld.w<text:tab/>r8,r7[-4]</text:span></text:p>
      <text:p text:style-name="P87"><text:tab/><text:tab/>80034268:<text:tab/>30 19 <text:s text:c="6"/><text:tab/>mov<text:tab/>r9,1</text:p>
      <text:p text:style-name="P16"><text:tab/><text:tab/><text:span text:style-name="T124">8003426a:<text:tab/>91 09 <text:s text:c="6"/><text:tab/>st.w<text:tab/>r8[0x0],r9</text:span> <text:span text:style-name="T89">– write value from register R9 into register R8[0x0](</text:span><text:span text:style-name="T91">control register offset: 0x0</text:span><text:span text:style-name="T89">). </text:span></text:p>
      <text:p text:style-name="P16"><text:span text:style-name="T89"><text:tab/></text:span>}</text:p>
      <text:p text:style-name="P87"><text:tab/><text:tab/>8003426c:<text:tab/>2f fd <text:s text:c="6"/><text:tab/>sub<text:tab/>sp,-4<text:tab/><text:tab/>//Exit stack operation.</text:p>
      <text:p text:style-name="P87"><text:tab/><text:tab/>8003426e:<text:tab/>e3 cd 80 80 <text:tab/>ldm<text:tab/>sp++,r7,pc</text:p>
      <text:p text:style-name="P68"/>
      <text:p text:style-name="P87"><text:tab/><text:span text:style-name="T43">Result :</text:span></text:p>
      <text:p text:style-name="P96"><text:tab/><text:tab/>From the generated assembly code it is verified that each of the statements generated for the driver function spi_enable is manually verified and found that no extra statements are generated for the same.</text:p>
      <text:p text:style-name="P48"/>
      <text:p text:style-name="P48"/>
      <text:h text:style-name="P178" text:outline-level="3"><text:bookmark-start text:name="__RefHeading___Toc587171_4056621977"/>spi_write<text:bookmark-end text:name="__RefHeading___Toc587171_4056621977"/></text:h>
      <text:p text:style-name="P16"><text:tab/>C code:</text:p>
      <text:p text:style-name="P87"><text:tab/>spi_status_t spi_write(volatile avr32_spi_t *spi, uint16_t data)</text:p>
      <text:p text:style-name="P87"><text:tab/>{</text:p>
      <text:p text:style-name="P121"><text:span text:style-name="T93"><text:tab/><text:tab/></text:span><text:span text:style-name="T89">uint32_t timeout = SPI_TIMEOUT;</text:span></text:p>
      <text:p text:style-name="P87"><text:tab/><text:tab/>while (!(spi-&gt;sr &amp; AVR32_SPI_SR_TXEMPTY_MASK))</text:p>
      <text:p text:style-name="P87"><text:tab/><text:tab/> {<text:tab/></text:p>
      <text:p text:style-name="P87"><text:tab/><text:tab/><text:tab/>if (!timeout--)</text:p>
      <text:p text:style-name="P87"><text:tab/><text:tab/><text:tab/> {</text:p>
      <text:p text:style-name="P87"><text:tab/><text:tab/><text:tab/><text:tab/>return SPI_ERROR_TIMEOUT;</text:p>
      <text:p text:style-name="P87"><text:tab/><text:tab/><text:tab/>}</text:p>
      <text:p text:style-name="P87"><text:tab/><text:tab/>}</text:p>
      <text:p text:style-name="P87"><text:tab/><text:tab/>spi-&gt;tdr = data &lt;&lt; AVR32_SPI_TDR_TD_OFFSET;</text:p>
      <text:p text:style-name="P87"><text:tab/><text:tab/>return SPI_OK;</text:p>
      <text:p text:style-name="P87"><text:tab/>}</text:p>
      <text:p text:style-name="P87"><text:soft-page-break/></text:p>
      <text:p text:style-name="P87"/>
      <text:p text:style-name="P121"><text:span text:style-name="T89"><text:tab/></text:span><text:span text:style-name="T93">Assembly Code:</text:span></text:p>
      <text:p text:style-name="P16"><text:tab/>spi_status_t spi_write(volatile avr32_spi_t *spi, uint16_t data)</text:p>
      <text:p text:style-name="P16"><text:tab/>{</text:p>
      <text:p text:style-name="P87"><text:tab/><text:tab/>80034272:<text:tab/>eb cd 40 80 <text:tab/>pushm<text:tab/>r7,lr</text:p>
      <text:p text:style-name="P87"><text:tab/><text:tab/>80034276:<text:tab/>1a 97 <text:s text:c="6"/><text:tab/>mov<text:tab/>r7,sp</text:p>
      <text:p text:style-name="P87"><text:tab/><text:tab/>80034278:<text:tab/>20 3d <text:s text:c="6"/><text:tab/>sub<text:tab/>sp,12<text:tab/><text:tab/>//Entry stack operation.</text:p>
      <text:p text:style-name="P87"><text:tab/><text:tab/><text:span text:style-name="T95">8003427a:<text:tab/>ef 4c ff f8 <text:tab/>st.w<text:tab/>r7[-8],r12</text:span><text:span text:style-name="T93"> </text:span>– The input parameter(<text:span text:style-name="T124">*spi</text:span>) is stored in register R7[-8].</text:p>
      <text:p text:style-name="P87"><text:tab/><text:tab/>8003427e:<text:tab/>16 98 <text:s text:c="6"/><text:tab/>mov<text:tab/>r8,r11</text:p>
      <text:p text:style-name="P87"><text:tab/><text:tab/><text:span text:style-name="T95">80034280:<text:tab/>ef 58 ff f4 <text:tab/>st.h<text:tab/>r7[-12],r8</text:span> – The input parameter(<text:span text:style-name="T124">data</text:span>) is stored in register R7[-12].</text:p>
      <text:p text:style-name="P42"/>
      <text:p text:style-name="P87"><text:span text:style-name="T68"><text:tab/></text:span><text:span text:style-name="T72">uint32_t timeout = SPI_TIMEOUT;</text:span></text:p>
      <text:p text:style-name="P87"><text:tab/><text:tab/>80034284:<text:tab/>e0 68 3a 98 <text:tab/>mov<text:tab/>r8,15000</text:p>
      <text:p text:style-name="P87"><text:tab/><text:tab/>80034288:<text:tab/>ef 48 ff fc <text:tab/>st.w<text:tab/>r7[-4],r8 <text:tab/>//Assigning value to variable. </text:p>
      <text:p text:style-name="P87"/>
      <text:p text:style-name="P87"><text:tab/><text:span text:style-name="T93">while (!(spi-&gt;sr &amp; AVR32_SPI_SR_TXEMPTY_MASK)) {</text:span></text:p>
      <text:p text:style-name="P87"><text:tab/><text:tab/>8003428c:<text:tab/>c0 f8 <text:s text:c="6"/><text:tab/>rjmp<text:tab/>800342aa </text:p>
      <text:p text:style-name="P87"><text:span text:style-name="T51"><text:tab/></text:span><text:span text:style-name="T53">if (!timeout--) {</text:span></text:p>
      <text:p text:style-name="P87"><text:tab/><text:tab/>8003428e:<text:tab/>ee f8 ff fc <text:tab/>ld.w<text:tab/>r8,r7[-4]</text:p>
      <text:p text:style-name="P87"><text:tab/><text:tab/>80034292:<text:tab/>58 08 <text:s text:c="6"/><text:tab/>cp.w<text:tab/>r8,0</text:p>
      <text:p text:style-name="P87"><text:tab/><text:tab/>80034294:<text:tab/>5f 08 <text:s text:c="6"/><text:tab/>sreq<text:tab/>r8 </text:p>
      <text:p text:style-name="P87"><text:tab/><text:tab/>80034296:<text:tab/>5c 58 <text:s text:c="6"/><text:tab/>castu.b r8</text:p>
      <text:p text:style-name="P87"><text:tab/><text:tab/>80034298:<text:tab/>ee f9 ff fc <text:tab/>ld.w<text:tab/>r9,r7[-4]</text:p>
      <text:p text:style-name="P87"><text:tab/><text:tab/>8003429c:<text:tab/>20 19 <text:s text:c="6"/><text:tab/>sub<text:tab/>r9,1</text:p>
      <text:p text:style-name="P87"><text:tab/><text:tab/>8003429e:<text:tab/>ef 49 ff fc <text:tab/>st.w<text:tab/>r7[-4],r9</text:p>
      <text:p text:style-name="P87"><text:tab/><text:tab/>800342a2:<text:tab/>58 08 <text:s text:c="6"/><text:tab/>cp.w<text:tab/>r8,0</text:p>
      <text:p text:style-name="P87"><text:tab/><text:tab/>800342a4:<text:tab/>c0 30 <text:s text:c="6"/><text:tab/>breq<text:tab/>800342aa</text:p>
      <text:p text:style-name="P42"/>
      <text:p text:style-name="P87"><text:span text:style-name="T68"><text:tab/></text:span><text:span text:style-name="T72">return SPI_ERROR_TIMEOUT;</text:span></text:p>
      <text:p text:style-name="P87"><text:tab/><text:tab/>800342a6:<text:tab/>30 18 <text:s text:c="6"/><text:tab/>mov<text:tab/>r8,1</text:p>
      <text:p text:style-name="P87"><text:tab/><text:tab/>800342a8:<text:tab/>c0 d8 <text:s text:c="6"/><text:tab/>rjmp<text:tab/>800342c2</text:p>
      <text:p text:style-name="P87"><text:soft-page-break/></text:p>
      <text:p text:style-name="P87"><text:tab/><text:tab/></text:p>
      <text:p text:style-name="P16"><text:tab/>while (!(spi-&gt;sr &amp; AVR32_SPI_SR_TXEMPTY_MASK)) {</text:p>
      <text:p text:style-name="P87"><text:span text:style-name="T94"><text:tab/><text:tab/></text:span><text:span text:style-name="T137">800342aa:<text:tab/>ee f8 ff f8 <text:tab/>ld.w<text:tab/>r8,r7[-8]</text:span></text:p>
      <text:p text:style-name="P87"><text:tab/><text:tab/><text:span text:style-name="T95">800342ae:<text:tab/>70 48 <text:s text:c="6"/><text:tab/>ld.w<text:tab/>r8,r8[0x10]</text:span> - load <text:span text:style-name="T9">the value</text:span> from register R8[0x10] into register R8(<text:span text:style-name="T124">Status register offset: 0x10</text:span>).</text:p>
      <text:p text:style-name="P87"><text:tab/><text:tab/>800342b0:<text:tab/>e2 18 02 00 <text:tab/>andl<text:tab/>r8,0x200,COH</text:p>
      <text:p text:style-name="P87"><text:tab/><text:tab/>800342b4:<text:tab/>ce d0 <text:s text:c="6"/><text:tab/>breq<text:tab/>8003428e</text:p>
      <text:p text:style-name="P87"><text:tab/><text:span text:style-name="T93">if (!timeout--) {</text:span></text:p>
      <text:p text:style-name="P16"><text:tab/><text:tab/><text:tab/>return SPI_ERROR_TIMEOUT;</text:p>
      <text:p text:style-name="P16"><text:tab/><text:tab/>}</text:p>
      <text:p text:style-name="P16"><text:tab/>}</text:p>
      <text:p text:style-name="P87"><text:tab/></text:p>
      <text:p text:style-name="P87"><text:tab/><text:span text:style-name="T93">spi-&gt;tdr = data &lt;&lt; AVR32_SPI_TDR_TD_OFFSET;</text:span></text:p>
      <text:p text:style-name="P87"><text:tab/><text:tab/><text:span text:style-name="T137">800342b6:<text:tab/>ef 19 ff f4 <text:tab/>ld.uh<text:tab/>r9,r7[-12]</text:span></text:p>
      <text:p text:style-name="P87"><text:tab/><text:tab/>800342ba:<text:tab/>ee f8 ff f8 <text:tab/>ld.w<text:tab/>r8,r7[-8]</text:p>
      <text:p text:style-name="P87"><text:tab/><text:tab/><text:span text:style-name="T95">800342be:<text:tab/>91 39 <text:s text:c="6"/><text:tab/>st.w<text:tab/>r8[0xc],r9</text:span> – Copy the value in register r9 into register r8[0xc](<text:span text:style-name="T124">Transmit data register offset: 0xc</text:span>)</text:p>
      <text:p text:style-name="P87"/>
      <text:p text:style-name="P16"><text:tab/>return SPI_OK;</text:p>
      <text:p text:style-name="P87"><text:tab/><text:tab/>800342c0:<text:tab/>30 08 <text:s text:c="6"/><text:tab/>mov<text:tab/>r8,0<text:tab/><text:tab/>//Return from the function.</text:p>
      <text:p text:style-name="P87"><text:tab/><text:span text:style-name="T93">}</text:span></text:p>
      <text:p text:style-name="P87"><text:tab/><text:tab/>800342c2:<text:tab/>10 9c <text:s text:c="6"/><text:tab/>mov<text:tab/>r12,r8</text:p>
      <text:p text:style-name="P87"><text:tab/><text:tab/>800342c4:<text:tab/>2f dd <text:s text:c="6"/><text:tab/>sub<text:tab/>sp,-12</text:p>
      <text:p text:style-name="P87"><text:tab/><text:tab/>800342c6:<text:tab/>e3 cd 80 80 <text:tab/>ldm<text:tab/>sp++,r7,pc<text:tab/>//Exit stack operation.</text:p>
      <text:p text:style-name="P68"/>
      <text:p text:style-name="P87"><text:tab/><text:span text:style-name="T43">Result:</text:span></text:p>
      <text:p text:style-name="P96"><text:tab/><text:tab/>From the generated assembly code it is verified that each of the statements generated for the driver function spi_write is manually verified and found that no extra statements are generated for the same.</text:p>
      <text:h text:style-name="P180" text:outline-level="3"><text:bookmark-start text:name="__RefHeading___Toc587173_4056621977"/>spi_read<text:bookmark-end text:name="__RefHeading___Toc587173_4056621977"/></text:h>
      <text:p text:style-name="P16"><text:tab/>C Code:</text:p>
      <text:p text:style-name="P87"><text:soft-page-break/><text:tab/>spi_status_t spi_read(volatile avr32_spi_t *spi, uint16_t *data)</text:p>
      <text:p text:style-name="P87"><text:tab/>{</text:p>
      <text:p text:style-name="P121"><text:span text:style-name="T93"><text:tab/><text:tab/></text:span><text:span text:style-name="T89">unsigned int timeout = SPI_TIMEOUT;</text:span></text:p>
      <text:p text:style-name="P87"><text:tab/><text:tab/>while ((spi-&gt;sr &amp;</text:p>
      <text:p text:style-name="P87"><text:tab/><text:tab/><text:tab/>(AVR32_SPI_SR_RDRF_MASK | AVR32_SPI_SR_TXEMPTY_MASK)) !=</text:p>
      <text:p text:style-name="P87"><text:tab/><text:tab/><text:tab/>(AVR32_SPI_SR_RDRF_MASK | AVR32_SPI_SR_TXEMPTY_MASK)) </text:p>
      <text:p text:style-name="P87"><text:tab/><text:tab/>{</text:p>
      <text:p text:style-name="P87"><text:tab/><text:tab/><text:tab/>if (!timeout--) </text:p>
      <text:p text:style-name="P87"><text:tab/><text:tab/><text:tab/>{</text:p>
      <text:p text:style-name="P87"><text:tab/><text:tab/><text:tab/><text:tab/>return SPI_ERROR_TIMEOUT;</text:p>
      <text:p text:style-name="P87"><text:tab/><text:tab/><text:tab/>}</text:p>
      <text:p text:style-name="P87"><text:tab/><text:tab/>}</text:p>
      <text:p text:style-name="P87"><text:tab/><text:tab/>*data = spi-&gt;rdr &gt;&gt; AVR32_SPI_RDR_RD_OFFSET;</text:p>
      <text:p text:style-name="P87"><text:tab/><text:tab/>return SPI_OK;</text:p>
      <text:p text:style-name="P87"><text:tab/>}</text:p>
      <text:p text:style-name="P121"><text:span text:style-name="T89"><text:tab/></text:span><text:span text:style-name="T93">Assembly Code:</text:span></text:p>
      <text:p text:style-name="P16"><text:tab/>spi_status_t spi_read(volatile avr32_spi_t *spi, uint16_t *data)</text:p>
      <text:p text:style-name="P16"><text:tab/>{</text:p>
      <text:p text:style-name="P121"><text:span text:style-name="T93"><text:tab/><text:tab/></text:span><text:span text:style-name="T89">800342ca:<text:tab/>eb cd 40 80 <text:tab/>pushm<text:tab/>r7,lr</text:span></text:p>
      <text:p text:style-name="P87"><text:tab/><text:tab/>800342ce:<text:tab/>1a 97 <text:s text:c="6"/><text:tab/>mov<text:tab/>r7,sp</text:p>
      <text:p text:style-name="P87"><text:tab/><text:tab/>800342d0:<text:tab/>20 3d <text:s text:c="6"/><text:tab/>sub<text:tab/>sp,12<text:tab/><text:tab/>//Entry stack operation.</text:p>
      <text:p text:style-name="P16"><text:tab/><text:tab/><text:span text:style-name="T124">800342d2:<text:tab/>ef 4c ff f8 <text:tab/>st.w<text:tab/>r7[-8],r12</text:span> <text:span text:style-name="T89">– The input parameter(</text:span><text:span text:style-name="T91">*spi</text:span><text:span text:style-name="T89">) is stored in register R7[-8].</text:span></text:p>
      <text:p text:style-name="P87"><text:tab/><text:tab/><text:span text:style-name="T95">800342d6:<text:tab/>ef 4b ff f4 <text:tab/>st.w<text:tab/>r7[-12],r11</text:span> – The input parameter(<text:span text:style-name="T124">*data</text:span>) is stored in register R7[-12] </text:p>
      <text:p text:style-name="P87"/>
      <text:p text:style-name="P87"><text:tab/><text:span text:style-name="T93">unsigned int timeout = SPI_TIMEOUT;</text:span></text:p>
      <text:p text:style-name="P87"><text:tab/><text:tab/>800342da:<text:tab/>e0 68 3a 98 <text:tab/>mov<text:tab/>r8,15000</text:p>
      <text:p text:style-name="P87"><text:tab/><text:tab/>800342de:<text:tab/>ef 48 ff fc <text:tab/>st.w<text:tab/>r7[-4],r8<text:tab/>//Assigning value to the variable.<text:tab/></text:p>
      <text:p text:style-name="P87"/>
      <text:p text:style-name="P16"><text:tab/>while ((spi-&gt;sr &amp;</text:p>
      <text:p text:style-name="P87"><text:tab/><text:tab/>800342e2:<text:tab/>c0 f8 <text:s text:c="6"/><text:tab/>rjmp<text:tab/>80034300 – jump to location 80034300. </text:p>
      <text:p text:style-name="P87"/>
      <text:p text:style-name="P87"><text:tab/><text:span text:style-name="T93">(AVR32_SPI_SR_RDRF_MASK | AVR32_SPI_SR_TXEMPTY_MASK)) !=</text:span></text:p>
      <text:p text:style-name="P16"><text:soft-page-break/><text:tab/><text:tab/><text:tab/>(AVR32_SPI_SR_RDRF_MASK | AVR32_SPI_SR_TXEMPTY_MASK)) {</text:p>
      <text:p text:style-name="P16"><text:tab/><text:tab/>if (!timeout--) {</text:p>
      <text:p text:style-name="P87"><text:tab/><text:tab/>800342e4:<text:tab/>ee f8 ff fc <text:tab/>ld.w<text:tab/>r8,r7[-4]</text:p>
      <text:p text:style-name="P87"><text:tab/><text:tab/>800342e8:<text:tab/>58 08 <text:s text:c="6"/><text:tab/>cp.w<text:tab/>r8,0</text:p>
      <text:p text:style-name="P87"><text:tab/><text:tab/>800342ea:<text:tab/>5f 08 <text:s text:c="6"/><text:tab/>sreq<text:tab/>r8</text:p>
      <text:p text:style-name="P87"><text:tab/><text:tab/>800342ec:<text:tab/>5c 58 <text:s text:c="6"/><text:tab/>castu.b r8</text:p>
      <text:p text:style-name="P87"><text:tab/><text:tab/>800342ee:<text:tab/>ee f9 ff fc <text:tab/>ld.w<text:tab/>r9,r7[-4]</text:p>
      <text:p text:style-name="P87"><text:tab/><text:tab/>800342f2:<text:tab/>20 19 <text:s text:c="6"/><text:tab/>sub<text:tab/>r9,1</text:p>
      <text:p text:style-name="P87"><text:tab/><text:tab/>800342f4:<text:tab/>ef 49 ff fc <text:tab/>st.w<text:tab/>r7[-4],r9</text:p>
      <text:p text:style-name="P87"><text:tab/><text:tab/>800342f8:<text:tab/>58 08 <text:s text:c="6"/><text:tab/>cp.w<text:tab/>r8,0</text:p>
      <text:p text:style-name="P87"><text:tab/><text:tab/>800342fa:<text:tab/>c0 30 <text:s text:c="6"/><text:tab/>breq<text:tab/>80034300</text:p>
      <text:p text:style-name="P87"/>
      <text:p text:style-name="P87"><text:tab/><text:span text:style-name="T93">return SPI_ERROR_TIMEOUT;</text:span></text:p>
      <text:p text:style-name="P87"><text:tab/><text:tab/>800342fc:<text:tab/>30 18 <text:s text:c="6"/><text:tab/>mov<text:tab/>r8,1</text:p>
      <text:p text:style-name="P87"><text:tab/><text:tab/>800342fe:<text:tab/>c1 18 <text:s text:c="6"/><text:tab/>rjmp<text:tab/>80034320<text:tab/>//Return from the function.</text:p>
      <text:p text:style-name="P87"/>
      <text:p text:style-name="P87"><text:tab/><text:span text:style-name="T93">while ((spi-&gt;sr &amp;</text:span></text:p>
      <text:p text:style-name="P87"><text:tab/><text:tab/><text:span text:style-name="T137">80034300:<text:tab/>ee f8 ff f8 <text:tab/>ld.w<text:tab/>r8,r7[-8]</text:span></text:p>
      <text:p text:style-name="P87"><text:tab/><text:tab/><text:span text:style-name="T95">80034304:<text:tab/>70 48 <text:s text:c="6"/><text:tab/>ld.w<text:tab/>r8,r8[0x10]</text:span> - <text:span text:style-name="T42">load the value from register R8[0x10] into register R8(</text:span><text:span text:style-name="T74">Status register offset: 0x10</text:span><text:span text:style-name="T42">).</text:span></text:p>
      <text:p text:style-name="P87"><text:tab/><text:tab/>80034306:<text:tab/>e2 18 02 01 <text:tab/>andl<text:tab/>r8,0x201,COH</text:p>
      <text:p text:style-name="P87"><text:tab/><text:tab/>8003430a:<text:tab/>e0 48 02 01 <text:tab/>cp.w<text:tab/>r8,513</text:p>
      <text:p text:style-name="P87"><text:tab/><text:tab/>8003430e:<text:tab/>ce b1 <text:s text:c="6"/><text:tab/>brne<text:tab/>800342e4</text:p>
      <text:p text:style-name="P87"><text:tab/><text:span text:style-name="T93">if (!timeout--) {</text:span></text:p>
      <text:p text:style-name="P16"><text:tab/><text:tab/><text:tab/>return SPI_ERROR_TIMEOUT;</text:p>
      <text:p text:style-name="P16"><text:tab/><text:tab/>}</text:p>
      <text:p text:style-name="P16"><text:tab/>}</text:p>
      <text:p text:style-name="P87"/>
      <text:p text:style-name="P87"><text:tab/><text:span text:style-name="T93">*data = spi-&gt;rdr &gt;&gt; AVR32_SPI_RDR_RD_OFFSET;</text:span></text:p>
      <text:p text:style-name="P87"><text:tab/><text:tab/><text:span text:style-name="T137">80034310:<text:tab/>ee f8 ff f8 <text:tab/>ld.w<text:tab/>r8,r7[-8]</text:span></text:p>
      <text:p text:style-name="P87"><text:tab/><text:tab/><text:span text:style-name="T95">80034314:<text:tab/>70 28 <text:s text:c="6"/><text:tab/>ld.w<text:tab/>r8,r8[0x8]</text:span> – <text:span text:style-name="T42">copy value from register R8[0x8](</text:span><text:span text:style-name="T74">Receive data register offset: 0x8</text:span><text:span text:style-name="T42">) into register R8.</text:span></text:p>
      <text:p text:style-name="P87"><text:tab/><text:tab/>80034316:<text:tab/>5c 88 <text:s text:c="6"/><text:tab/>casts.h r8</text:p>
      <text:p text:style-name="P87"><text:tab/><text:tab/>80034318:<text:tab/>ee f9 ff f4 <text:tab/>ld.w<text:tab/>r9,r7[-12]</text:p>
      <text:p text:style-name="P87"><text:soft-page-break/><text:tab/><text:tab/>8003431c:<text:tab/>b2 08 <text:s text:c="6"/><text:tab/>st.h<text:tab/>r9[0x0],r8 </text:p>
      <text:p text:style-name="P42"/>
      <text:p text:style-name="P45"><text:tab/>return SPI_OK;</text:p>
      <text:p text:style-name="P87"><text:tab/><text:tab/>8003431e:<text:tab/>30 08 <text:s text:c="6"/><text:tab/>mov<text:tab/>r8,0 <text:tab/><text:tab/>//Return from function.</text:p>
      <text:p text:style-name="P87"><text:tab/><text:span text:style-name="T93">}</text:span></text:p>
      <text:p text:style-name="P87"><text:tab/><text:tab/>80034320:<text:tab/>10 9c <text:s text:c="6"/><text:tab/>mov<text:tab/>r12,r8</text:p>
      <text:p text:style-name="P87"><text:tab/><text:tab/>80034322:<text:tab/>2f dd <text:s text:c="6"/><text:tab/>sub<text:tab/>sp,-12</text:p>
      <text:p text:style-name="P87"><text:tab/><text:tab/>80034324:<text:tab/>e3 cd 80 80 <text:tab/>ldm<text:tab/>sp++,r7,pc<text:tab/>//Exit stack operation.</text:p>
      <text:p text:style-name="P68"/>
      <text:p text:style-name="P87"><text:tab/><text:span text:style-name="T43">Result :</text:span></text:p>
      <text:p text:style-name="P105"><text:tab/><text:tab/>From the generated assembly code it is verified that each of the statements generated for the driver function spi_read is manually verified and found that no extra statements are generated for the same.</text:p>
      <text:h text:style-name="P180" text:outline-level="3"><text:bookmark-start text:name="__RefHeading___Toc54445_1111455129"/>spi_reset<text:bookmark-end text:name="__RefHeading___Toc54445_1111455129"/></text:h>
      <text:p text:style-name="P16"><text:tab/>C Code:</text:p>
      <text:p text:style-name="P87"><text:tab/>static inline void spi_reset(volatile avr32_spi_t *spi)</text:p>
      <text:p text:style-name="P87"><text:tab/>{</text:p>
      <text:p text:style-name="P121"><text:span text:style-name="T89"><text:tab/></text:span><text:span text:style-name="T93"><text:tab/></text:span><text:span text:style-name="T89">spi-&gt;cr = AVR32_SPI_CR_SWRST_MASK;</text:span></text:p>
      <text:p text:style-name="P87"><text:tab/>}</text:p>
      <text:p text:style-name="P121"><text:span text:style-name="T89"><text:tab/></text:span><text:span text:style-name="T93">Assembly Code:</text:span></text:p>
      <text:p text:style-name="P16"><text:tab/>static inline void spi_reset(volatile avr32_spi_t *spi)</text:p>
      <text:p text:style-name="P16"><text:tab/>{</text:p>
      <text:p text:style-name="P121"><text:span text:style-name="T93"><text:tab/><text:tab/></text:span><text:span text:style-name="T89">80033a16:<text:tab/>eb cd 40 80 <text:tab/>pushm<text:tab/>r7,lr</text:span></text:p>
      <text:p text:style-name="P87"><text:tab/><text:tab/>80033a1a:<text:tab/>1a 97 <text:s text:c="6"/><text:tab/>mov<text:tab/>r7,sp</text:p>
      <text:p text:style-name="P87"><text:tab/><text:tab/>80033a1c:<text:tab/>20 1d <text:s text:c="6"/><text:tab/>sub<text:tab/>sp,4<text:tab/><text:tab/>//Entry stack operation.</text:p>
      <text:p text:style-name="P87"><text:tab/><text:tab/><text:span text:style-name="T95">80033a1e:<text:tab/>ef 4c ff fc <text:tab/>st.w<text:tab/>r7[-4],r12</text:span> – The input parameter(<text:span text:style-name="T124">*spi</text:span>) is stored in register R7[-8].</text:p>
      <text:p text:style-name="P87"/>
      <text:p text:style-name="P87"><text:tab/><text:span text:style-name="T93">spi-&gt;cr = AVR32_SPI_CR_SWRST_MASK;</text:span></text:p>
      <text:p text:style-name="P87"><text:tab/><text:tab/><text:span text:style-name="T137">80033a22:<text:tab/>ee f8 ff fc <text:tab/>ld.w<text:tab/>r8,r7[-4]</text:span></text:p>
      <text:p text:style-name="P87"><text:tab/><text:tab/>80033a26:<text:tab/>e0 69 00 80 <text:tab/>mov<text:tab/>r9,128</text:p>
      <text:p text:style-name="P87"><text:soft-page-break/><text:tab/><text:tab/><text:span text:style-name="T95">80033a2a:<text:tab/>91 09 <text:s text:c="6"/><text:tab/>st.w<text:tab/>r8[0x0],r9</text:span> <text:span text:style-name="T9">– Store</text:span> the value register from R9 into register R8 [0x0]<text:span text:style-name="T124">(Control register offset: 0x0</text:span>).</text:p>
      <text:p text:style-name="P87"><text:tab/><text:tab/></text:p>
      <text:p text:style-name="P87"><text:tab/><text:tab/>80033a2c:<text:tab/>2f fd <text:s text:c="6"/><text:tab/>sub<text:tab/>sp,-4</text:p>
      <text:p text:style-name="P87"><text:tab/><text:tab/>80033a2e:<text:tab/>e3 cd 80 80 <text:tab/>ldm<text:tab/>sp++,r7,pc</text:p>
      <text:p text:style-name="P87"><text:tab/><text:tab/>80033a32:<text:tab/>d7 03 <text:s text:c="6"/><text:tab/>nop<text:tab/><text:tab/><text:tab/>//Exit stack operation.</text:p>
      <text:p text:style-name="P87"><text:tab/><text:span text:style-name="T43">Result:</text:span></text:p>
      <text:p text:style-name="P96"><text:tab/><text:tab/>From the generated assembly code it is verified that each of the statements generated for the driver function spi_reset is manually verified and found that no extra statements are generated for the same.</text:p>
      <text:p text:style-name="P48"/>
      <text:h text:style-name="P178" text:outline-level="3"><text:bookmark-start text:name="__RefHeading___Toc93069_3266971254"/>tc_configure_interrupts<office:annotation><dc:creator>Makesh M</dc:creator><dc:date>2022-02-17T20:31:22.32</dc:date><text:p text:style-name="P227"><text:span text:style-name="T141">To be continued,.</text:span></text:p></office:annotation><text:bookmark-end text:name="__RefHeading___Toc93069_3266971254"/></text:h>
      <text:p text:style-name="P16"><text:tab/>C Code :</text:p>
      <text:p text:style-name="P87"><text:tab/>int tc_configure_interrupts(volatile avr32_tc_t *tc, unsigned int channel, const tc_interrupt_t *bitfield)</text:p>
      <text:p text:style-name="P87"><text:tab/>{</text:p>
      <text:p text:style-name="P121"><text:span text:style-name="T93"><text:tab/><text:tab/></text:span><text:span text:style-name="T89">bool global_interrupt_enabled = Is_global_interrupt_enabled();</text:span></text:p>
      <text:p text:style-name="P87"><text:s text:c="2"/><text:tab/><text:tab/>if (channel &gt;= TC_NUMBER_OF_CHANNELS)</text:p>
      <text:p text:style-name="P87"><text:s/><text:tab/><text:tab/><text:tab/> <text:s text:c="2"/>return TC_INVALID_ARGUMENT;</text:p>
      <text:p text:style-name="P87"><text:tab/><text:tab/>tc-&gt;channel[channel].ier = bitfield-&gt;etrgs &lt;&lt; AVR32_TC_ETRGS_OFFSET |</text:p>
      <text:p text:style-name="P87"><text:s text:c="29"/>bitfield-&gt;ldrbs &lt;&lt; AVR32_TC_LDRBS_OFFSET |</text:p>
      <text:p text:style-name="P87"><text:s text:c="29"/>bitfield-&gt;ldras &lt;&lt; AVR32_TC_LDRAS_OFFSET |</text:p>
      <text:p text:style-name="P87"><text:s text:c="29"/>bitfield-&gt;cpcs &lt;&lt; AVR32_TC_CPCS_OFFSET |</text:p>
      <text:p text:style-name="P87"><text:s text:c="29"/>bitfield-&gt;cpbs &lt;&lt; AVR32_TC_CPBS_OFFSET |</text:p>
      <text:p text:style-name="P87"><text:s text:c="29"/>bitfield-&gt;cpas &lt;&lt; AVR32_TC_CPAS_OFFSET |</text:p>
      <text:p text:style-name="P87"><text:s text:c="29"/>bitfield-&gt;lovrs &lt;&lt; AVR32_TC_LOVRS_OFFSET |</text:p>
      <text:p text:style-name="P87"><text:s text:c="29"/>bitfield-&gt;covfs &lt;&lt; AVR32_TC_COVFS_OFFSET;</text:p>
      <text:p text:style-name="P87"><text:tab/><text:tab/> if (global_interrupt_enabled) Disable_global_interrupt();</text:p>
      <text:p text:style-name="P87"><text:s/><text:tab/><text:tab/> tc-&gt;channel[channel].idr = (~bitfield-&gt;etrgs &amp; 1) &lt;&lt; AVR32_TC_ETRGS_OFFSET |</text:p>
      <text:p text:style-name="P87"><text:s text:c="29"/>(~bitfield-&gt;ldrbs &amp; 1) &lt;&lt; AVR32_TC_LDRBS_OFFSET |</text:p>
      <text:p text:style-name="P87"><text:s text:c="29"/>(~bitfield-&gt;ldras &amp; 1) &lt;&lt; AVR32_TC_LDRAS_OFFSET |</text:p>
      <text:p text:style-name="P87"><text:s text:c="29"/>(~bitfield-&gt;cpcs &amp; 1) &lt;&lt; AVR32_TC_CPCS_OFFSET |</text:p>
      <text:p text:style-name="P87"><text:soft-page-break/><text:s text:c="29"/>(~bitfield-&gt;cpbs &amp; 1) &lt;&lt; AVR32_TC_CPBS_OFFSET |</text:p>
      <text:p text:style-name="P87"><text:s text:c="29"/>(~bitfield-&gt;cpas &amp; 1) &lt;&lt; AVR32_TC_CPAS_OFFSET |</text:p>
      <text:p text:style-name="P87"><text:s text:c="29"/>(~bitfield-&gt;lovrs &amp; 1) &lt;&lt; AVR32_TC_LOVRS_OFFSET |</text:p>
      <text:p text:style-name="P87"><text:s text:c="29"/>(~bitfield-&gt;covfs &amp; 1) &lt;&lt; AVR32_TC_COVFS_OFFSET;</text:p>
      <text:p text:style-name="P87"><text:s text:c="2"/><text:tab/><text:tab/>tc-&gt;channel[channel].sr;</text:p>
      <text:p text:style-name="P87"><text:tab/> <text:tab/> if (global_interrupt_enabled) Enable_global_interrupt();</text:p>
      <text:p text:style-name="P87"><text:tab/><text:tab/><text:tab/>return 0;</text:p>
      <text:p text:style-name="P87"><text:tab/>}</text:p>
      <text:p text:style-name="P121"><text:span text:style-name="T89"><text:tab/></text:span><text:span text:style-name="T93">Assembly Code :</text:span></text:p>
      <text:p text:style-name="P16"><text:tab/>int tc_configure_interrupts(volatile avr32_tc_t *tc, unsigned int channel, const tc_interrupt_t *bitfield)</text:p>
      <text:p text:style-name="P16"><text:tab/>{</text:p>
      <text:p text:style-name="P122"><text:span text:style-name="T93"><text:tab/><text:tab/></text:span><text:span text:style-name="T89">800349a4:<text:tab/>eb cd 40 80 <text:tab/>pushm<text:tab/>r7,lr</text:span></text:p>
      <text:p text:style-name="P89"><text:tab/><text:tab/>800349a8:<text:tab/>1a 97 <text:s text:c="6"/><text:tab/>mov<text:tab/>r7,sp</text:p>
      <text:p text:style-name="P89"><text:tab/><text:tab/>800349aa:<text:tab/>20 4d <text:s text:c="6"/><text:tab/>sub<text:tab/>sp,16<text:tab/><text:tab/><text:tab/>//Entry stack operation.</text:p>
      <text:p text:style-name="P89"><text:tab/><text:tab/><text:span text:style-name="T95">800349ac:<text:tab/>ef 4c ff f8 <text:tab/>st.w<text:tab/>r7[-8],r12</text:span> – The input parameter(<text:span text:style-name="T124">*tc</text:span>) is stored in register R7[-8].</text:p>
      <text:p text:style-name="Standard"><text:tab/><text:tab/><text:span text:style-name="T95">800349b0:<text:tab/>ef 4b ff f4 <text:tab/>st.w<text:tab/>r7[-12],r11</text:span> – The input parameter(<text:span text:style-name="T91">channel</text:span>) is stored in register R7[-12].</text:p>
      <text:p text:style-name="Standard"><text:tab/><text:tab/><text:span text:style-name="T95">800349b4:<text:tab/>ef 4a ff f0 <text:tab/>st.w<text:tab/>r7[-16],r10</text:span> – The input parameter(<text:span text:style-name="T91">*bitfield</text:span>) is stored in register R7[-16].</text:p>
      <text:p text:style-name="P36"/>
      <text:p text:style-name="P89"><text:span text:style-name="T56"><text:tab/></text:span><text:span text:style-name="T46">bool global_interrupt_enabled = Is_global_interrupt_enabled();</text:span></text:p>
      <text:p text:style-name="P87"><text:tab/><text:tab/>800349b8:<text:tab/>e1 b8 00 00 <text:tab/>mfsr<text:tab/>r8,0x0</text:p>
      <text:p text:style-name="P87"><text:tab/><text:tab/>800349bc:<text:tab/>10 9c <text:s text:c="6"/><text:tab/>mov<text:tab/>r12,r8</text:p>
      <text:p text:style-name="P87"><text:tab/><text:tab/>800349be:<text:tab/>f0 1f 00 73 <text:tab/>mcall<text:tab/>80034b88</text:p>
      <text:p text:style-name="P87"><text:tab/><text:tab/>800349c2:<text:tab/>18 98 <text:s text:c="6"/><text:tab/>mov<text:tab/>r8,r12 </text:p>
      <text:p text:style-name="P87"><text:tab/><text:tab/>800349c4:<text:tab/>ef 68 ff ff <text:tab/>st.b<text:tab/>r7[-1],r8<text:tab/>//Assigning value to variable.</text:p>
      <text:p text:style-name="P87"><text:tab/></text:p>
      <text:p text:style-name="P87"><text:tab/>// Check for valid input.</text:p>
      <text:p text:style-name="P87"><text:s text:c="2"/><text:tab/><text:span text:style-name="T93">if (channel &gt;= TC_NUMBER_OF_CHANNELS)</text:span></text:p>
      <text:p text:style-name="P87"><text:tab/><text:tab/>800349c8:<text:tab/>ee f8 ff f4 <text:tab/>ld.w<text:tab/>r8,r7[-12]</text:p>
      <text:p text:style-name="P87"><text:tab/><text:tab/>800349cc:<text:tab/>58 28 <text:s text:c="6"/><text:tab/>cp.w<text:tab/>r8,2</text:p>
      <text:p text:style-name="P87"><text:tab/><text:tab/>800349ce:<text:tab/>e0 88 00 04 <text:tab/>brls<text:tab/>800349d6<text:tab/>//Input parameter validation.</text:p>
      <text:p text:style-name="P42"><text:soft-page-break/><text:tab/></text:p>
      <text:p text:style-name="P87"><text:span text:style-name="T68"><text:tab/></text:span><text:span text:style-name="T72">return TC_INVALID_ARGUMENT;</text:span></text:p>
      <text:p text:style-name="P87"><text:tab/><text:tab/>800349d2:<text:tab/>3f f8 <text:s text:c="6"/><text:tab/>mov<text:tab/>r8,-1</text:p>
      <text:p text:style-name="P87"><text:tab/><text:tab/>800349d4:<text:tab/>cd 68 <text:s text:c="6"/><text:tab/>rjmp<text:tab/>80034b80<text:tab/>//Return from function.</text:p>
      <text:p text:style-name="P42"/>
      <text:p text:style-name="P42"><text:tab/>// Enable the appropriate interrupts.</text:p>
      <text:p text:style-name="P45"><text:s text:c="2"/><text:tab/>tc-&gt;channel[channel].ier = bitfield-&gt;etrgs &lt;&lt; AVR32_TC_ETRGS_OFFSET |</text:p>
      <text:p text:style-name="P87"><text:tab/><text:tab/><text:span text:style-name="T137">800349d6:<text:tab/>ee fb ff f4 <text:tab/>ld.w<text:tab/>r11,r7[-12]</text:span></text:p>
      <text:p text:style-name="P87"><text:tab/><text:tab/>800349da:<text:tab/>ee f8 ff f0 <text:tab/>ld.w<text:tab/>r8,r7[-16]</text:p>
      <text:p text:style-name="P87"><text:tab/><text:tab/>800349de:<text:tab/>70 08 <text:s text:c="6"/><text:tab/>ld.w<text:tab/>r8,r8[0x0]</text:p>
      <text:p text:style-name="P87"><text:tab/><text:tab/>800349e0:<text:tab/>f1 d8 c0 e1 <text:tab/>bfextu<text:tab/>r8,r8,0x7,0x1</text:p>
      <text:p text:style-name="P87"><text:tab/><text:tab/>800349e4:<text:tab/>5c 58 <text:s text:c="6"/><text:tab/>castu.b<text:tab/>r 8</text:p>
      <text:p text:style-name="P87"><text:tab/><text:tab/>800349e6:<text:tab/>f0 09 15 07 <text:tab/>lsl<text:tab/>r9,r8,0x7<text:tab/>//Bitwise shifting operation.</text:p>
      <text:p text:style-name="P16"/>
      <text:p text:style-name="P16"><text:tab/><text:tab/><text:tab/><text:tab/><text:tab/>bitfield-&gt;ldrbs &lt;&lt; AVR32_TC_LDRBS_OFFSET |</text:p>
      <text:p text:style-name="P87"><text:tab/><text:tab/>800349ea:<text:tab/>ee f8 ff f0 <text:tab/>ld.w<text:tab/>r8,r7[-16]</text:p>
      <text:p text:style-name="P87"><text:tab/><text:tab/>800349ee:<text:tab/>70 08 <text:s text:c="6"/><text:tab/>ld.w<text:tab/>r8,r8[0x0]</text:p>
      <text:p text:style-name="P87"><text:tab/><text:tab/>800349f0:<text:tab/>f1 d8 c0 c1 <text:tab/>bfextu<text:tab/>r8,r8,0x6,0x1</text:p>
      <text:p text:style-name="P87"><text:tab/><text:tab/>800349f4:<text:tab/>5c 58 <text:s text:c="6"/><text:tab/>castu.b<text:tab/>r8 </text:p>
      <text:p text:style-name="P87"><text:tab/><text:tab/>800349f6:<text:tab/>a7 68 <text:s text:c="6"/><text:tab/>lsl<text:tab/>r8,0x6</text:p>
      <text:p text:style-name="P87"><text:tab/><text:tab/>800349f8:<text:tab/>10 49 <text:s text:c="6"/><text:tab/>or<text:tab/>r9,r8<text:tab/><text:tab/>//Bitwise shifting &amp; OR operation.</text:p>
      <text:p text:style-name="P35"/>
      <text:p text:style-name="P87"><text:span text:style-name="T56"><text:tab/><text:tab/><text:tab/><text:tab/><text:tab/></text:span><text:span text:style-name="T46">bitfield-&gt;ldras &lt;&lt; AVR32_TC_LDRAS_OFFSET |</text:span></text:p>
      <text:p text:style-name="P87"><text:tab/><text:tab/>800349fa:<text:tab/>ee f8 ff f0 <text:tab/>ld.w<text:tab/>r8,r7[-16]</text:p>
      <text:p text:style-name="P87"><text:tab/><text:tab/>800349fe:<text:tab/>70 08 <text:s text:c="6"/><text:tab/>ld.w<text:tab/>r8,r8[0x0]</text:p>
      <text:p text:style-name="P87"><text:tab/><text:tab/>80034a00:<text:tab/>f1 d8 c0 a1 <text:tab/>bfextu<text:tab/>r8,r8,0x5,0x1</text:p>
      <text:p text:style-name="P87"><text:tab/><text:tab/>80034a04:<text:tab/>5c 58 <text:s text:c="6"/><text:tab/>castu.b<text:tab/>r8</text:p>
      <text:p text:style-name="P87"><text:tab/><text:tab/>80034a06:<text:tab/>a5 78 <text:s text:c="6"/><text:tab/>lsl<text:tab/>r8,0x5</text:p>
      <text:p text:style-name="P87"><text:tab/><text:tab/>80034a08:<text:tab/>10 49 <text:s text:c="6"/><text:tab/>or<text:tab/>r9,r8<text:tab/><text:tab/>//Bitwise shifting &amp; OR operation.</text:p>
      <text:p text:style-name="P35"/>
      <text:p text:style-name="P87"><text:span text:style-name="T56"><text:tab/><text:tab/><text:tab/><text:tab/><text:tab/></text:span><text:span text:style-name="T46"> bitfield-&gt;cpcs &lt;&lt; AVR32_TC_CPCS_OFFSET |</text:span></text:p>
      <text:p text:style-name="P87"><text:tab/><text:tab/>80034a0a:<text:tab/>ee f8 ff f0 <text:tab/>ld.w<text:tab/>r8,r7[-16]</text:p>
      <text:p text:style-name="P87"><text:tab/><text:tab/>80034a0e:<text:tab/>70 08 <text:s text:c="6"/><text:tab/>ld.w<text:tab/>r8,r8[0x0] </text:p>
      <text:p text:style-name="P87"><text:tab/><text:tab/>80034a10:<text:tab/>f1 d8 c0 81 <text:tab/>bfextu<text:tab/>r8,r8,0x4,0x1</text:p>
      <text:p text:style-name="P87"><text:soft-page-break/><text:tab/><text:tab/>80034a14:<text:tab/>5c 58 <text:s text:c="6"/><text:tab/>castu.b<text:tab/>r8 </text:p>
      <text:p text:style-name="P87"><text:tab/><text:tab/>80034a16:<text:tab/>a5 68 <text:s text:c="6"/><text:tab/>lsl<text:tab/>r8,0x4</text:p>
      <text:p text:style-name="P87"><text:tab/><text:tab/>80034a18:<text:tab/>10 49 <text:s text:c="6"/><text:tab/>or<text:tab/>r9,r8<text:tab/><text:tab/>//Bitwise shifting &amp; OR operation.</text:p>
      <text:p text:style-name="P22"><text:tab/><text:tab/><text:tab/><text:tab/><text:tab/>bitfield-&gt;cpbs &lt;&lt; AVR32_TC_CPBS_OFFSET |</text:p>
      <text:p text:style-name="P87"><text:tab/><text:tab/>80034a1a:<text:tab/>ee f8 ff f0 <text:tab/>ld.w<text:tab/>r8,r7[-16]</text:p>
      <text:p text:style-name="P87"><text:tab/><text:tab/>80034a1e:<text:tab/>70 08 <text:s text:c="6"/><text:tab/>ld.w<text:tab/>r8,r8[0x0]</text:p>
      <text:p text:style-name="P87"><text:tab/><text:tab/>80034a20:<text:tab/>f1 d8 c0 61 <text:tab/>bfextu<text:tab/>r8,r8,0x3,0x1</text:p>
      <text:p text:style-name="P87"><text:tab/><text:tab/>80034a24:<text:tab/>5c 58 <text:s text:c="6"/><text:tab/>castu.b<text:tab/>r8</text:p>
      <text:p text:style-name="P87"><text:tab/><text:tab/>80034a26:<text:tab/>a3 78 <text:s text:c="6"/><text:tab/>lsl<text:tab/>r8,0x3 </text:p>
      <text:p text:style-name="P87"><text:tab/><text:tab/>80034a28:<text:tab/>10 49 <text:s text:c="6"/><text:tab/>or<text:tab/>r9,r8<text:tab/><text:tab/>//Bitwise shifting &amp; OR operation.</text:p>
      <text:p text:style-name="P35"/>
      <text:p text:style-name="P87"><text:span text:style-name="T56"><text:tab/><text:tab/><text:tab/><text:tab/><text:tab/></text:span><text:span text:style-name="T46">bitfield-&gt;cpas &lt;&lt; AVR32_TC_CPAS_OFFSET |</text:span></text:p>
      <text:p text:style-name="P87"><text:tab/><text:tab/>80034a2a:<text:tab/>ee f8 ff f0 <text:tab/>ld.w<text:tab/>r8,r7[-16]</text:p>
      <text:p text:style-name="P87"><text:tab/><text:tab/>80034a2e:<text:tab/>70 08 <text:s text:c="6"/><text:tab/>ld.w<text:tab/>r8,r8[0x0]</text:p>
      <text:p text:style-name="P87"><text:tab/><text:tab/>80034a30:<text:tab/>f1 d8 c0 41 <text:tab/>bfextu<text:tab/>r8,r8,0x2,0x1</text:p>
      <text:p text:style-name="P87"><text:tab/><text:tab/>80034a34:<text:tab/>5c 58 <text:s text:c="6"/><text:tab/>castu.b<text:tab/>r8</text:p>
      <text:p text:style-name="P87"><text:tab/><text:tab/>80034a36:<text:tab/>a3 68 <text:s text:c="6"/><text:tab/>lsl<text:tab/>r8,0x2</text:p>
      <text:p text:style-name="P87"><text:tab/><text:tab/>80034a38:<text:tab/>10 49 <text:s text:c="6"/><text:tab/>or<text:tab/>r9,r8<text:tab/><text:tab/>//Bitwise shifting &amp; OR operation.</text:p>
      <text:p text:style-name="P16"/>
      <text:p text:style-name="P16"><text:tab/><text:tab/><text:tab/><text:tab/><text:tab/>bitfield-&gt;lovrs &lt;&lt; AVR32_TC_LOVRS_OFFSET |</text:p>
      <text:p text:style-name="P87"><text:tab/><text:tab/>80034a3a:<text:tab/>ee f8 ff f0 <text:tab/>ld.w<text:tab/>r8,r7[-16]</text:p>
      <text:p text:style-name="P87"><text:tab/><text:tab/>80034a3e:<text:tab/>70 08 <text:s text:c="6"/><text:tab/>ld.w<text:tab/>r8,r8[0x0]</text:p>
      <text:p text:style-name="P87"><text:tab/><text:tab/>80034a40:<text:tab/>f1 d8 c0 21 <text:tab/>bfextu<text:tab/>r8,r8,0x1,0x1</text:p>
      <text:p text:style-name="P87"><text:tab/><text:tab/>80034a44:<text:tab/>5c 58 <text:s text:c="6"/><text:tab/>castu.b<text:tab/>r8</text:p>
      <text:p text:style-name="P87"><text:tab/><text:tab/>80034a46:<text:tab/>a1 78 <text:s text:c="6"/><text:tab/>lsl<text:tab/>r8,0x1</text:p>
      <text:p text:style-name="P87"><text:tab/><text:tab/>80034a48:<text:tab/>10 49 <text:s text:c="6"/><text:tab/>or<text:tab/>r9,r8<text:tab/><text:tab/>//Bitwise shifting &amp; OR operation.</text:p>
      <text:p text:style-name="P22"/>
      <text:p text:style-name="P22"><text:tab/><text:tab/><text:tab/><text:tab/><text:tab/>bitfield-&gt;covfs &lt;&lt; AVR32_TC_COVFS_OFFSET;</text:p>
      <text:p text:style-name="P87"><text:tab/><text:tab/>80034a4a:<text:tab/>ee f8 ff f0 <text:tab/>ld.w<text:tab/>r8,r7[-16]</text:p>
      <text:p text:style-name="P87"><text:tab/><text:tab/>80034a4e:<text:tab/>70 08 <text:s text:c="6"/><text:tab/>ld.w<text:tab/>r8,r8[0x0] </text:p>
      <text:p text:style-name="P87"><text:tab/><text:tab/>80034a50:<text:tab/>f1 d8 c0 01 <text:tab/>bfextu<text:tab/>r8,r8,0x0,0x1</text:p>
      <text:p text:style-name="P87"><text:tab/><text:tab/>80034a54:<text:tab/>5c 58 <text:s text:c="6"/><text:tab/>castu.b<text:tab/>r8</text:p>
      <text:p text:style-name="P87"><text:span text:style-name="T46"><text:tab/></text:span><text:span text:style-name="T56">// Check for valid input.</text:span></text:p>
      <text:p text:style-name="P22"><text:s/><text:tab/> if (channel &gt;= TC_NUMBER_OF_CHANNELS)</text:p>
      <text:p text:style-name="P22"><text:soft-page-break/><text:s text:c="3"/><text:tab/><text:tab/> return TC_INVALID_ARGUMENT;</text:p>
      <text:p text:style-name="P22"/>
      <text:p text:style-name="P87"><text:tab/><text:tab/></text:p>
      <text:p text:style-name="P87"><text:span text:style-name="T94"><text:tab/></text:span><text:span text:style-name="T137">// Enable the appropriate interrupts.</text:span></text:p>
      <text:p text:style-name="P16"><text:s text:c="2"/><text:tab/>tc-&gt;channel[channel].ier = bitfield-&gt;etrgs &lt;&lt; AVR32_TC_ETRGS_OFFSET |</text:p>
      <text:p text:style-name="P87"><text:span text:style-name="T94"><text:tab/><text:tab/></text:span><text:span text:style-name="T137">80034a56:<text:tab/>f3 e8 10 08 <text:tab/>or<text:tab/>r8,r9,r8</text:span></text:p>
      <text:p text:style-name="P87"><text:tab/><text:tab/>80034a5a:<text:tab/>10 99 <text:s text:c="6"/><text:tab/>mov<text:tab/>r9,r8 </text:p>
      <text:p text:style-name="P87"><text:tab/><text:tab/>80034a5c:<text:tab/>ee fa ff f8 <text:tab/>ld.w<text:tab/>r10,r7[-8]</text:p>
      <text:p text:style-name="P87"><text:tab/><text:tab/>80034a60:<text:tab/>f6 08 15 06 <text:tab/>lsl<text:tab/>r8,r11,0x6</text:p>
      <text:p text:style-name="P87"><text:tab/><text:tab/>80034a64:<text:tab/>f4 08 00 08 <text:tab/>add<text:tab/>r8,r10,r8</text:p>
      <text:p text:style-name="P87"><text:tab/><text:tab/><text:span text:style-name="T95">80034a68:<text:tab/>2d c8 <text:s text:c="6"/><text:tab/>sub<text:tab/>r8,-36</text:span> <text:span text:style-name="T56">– subtract the value of -36 to </text:span><text:span text:style-name="T18">register R8(</text:span><text:span text:style-name="T25">Interrupt Enable Register offset: 0x24</text:span><text:span text:style-name="T18">).</text:span></text:p>
      <text:p text:style-name="P87"><text:tab/><text:tab/>80034a6a:<text:tab/>91 09 <text:s text:c="6"/><text:tab/>st.w<text:tab/>r8[0x0],r9 </text:p>
      <text:p text:style-name="P87"><text:span text:style-name="T56"><text:tab/><text:tab/><text:tab/><text:tab/><text:tab/></text:span><text:span text:style-name="T46">bitfield-&gt;cpas &lt;&lt; AVR32_TC_CPAS_OFFSET |</text:span></text:p>
      <text:p text:style-name="P22"><text:s text:c="29"/><text:tab/><text:tab/><text:tab/>bitfield-&gt;lovrs &lt;&lt; AVR32_TC_LOVRS_OFFSET |</text:p>
      <text:p text:style-name="P22"><text:s text:c="29"/><text:tab/><text:tab/><text:tab/>bitfield-&gt;covfs &lt;&lt; AVR32_TC_COVFS_OFFSET;</text:p>
      <text:p text:style-name="P22"><text:tab/><text:tab/></text:p>
      <text:p text:style-name="P22"><text:tab/><text:tab/></text:p>
      <text:p text:style-name="P35"><text:tab/>// Disable the appropriate interrupts.</text:p>
      <text:p text:style-name="P87"><text:span text:style-name="T56"><text:s text:c="2"/><text:tab/></text:span><text:span text:style-name="T46">if (global_interrupt_enabled) Disable_global_interrupt();</text:span><text:span text:style-name="T56"><text:tab/><text:tab/><text:tab/></text:span></text:p>
      <text:p text:style-name="P87"><text:tab/><text:tab/>80034a6c:<text:tab/>ef 39 ff ff <text:tab/>ld.ub<text:tab/>r9,r7[-1]</text:p>
      <text:p text:style-name="P87"><text:tab/><text:tab/>80034a70:<text:tab/>30 08 <text:s text:c="6"/><text:tab/>mov<text:tab/>r8,0</text:p>
      <text:p text:style-name="P87"><text:tab/><text:tab/>80034a72:<text:tab/>f0 09 18 00 <text:tab/>cp.b<text:tab/>r9,r8</text:p>
      <text:p text:style-name="P87"><text:tab/><text:tab/>80034a76:<text:tab/>c0 20 <text:s text:c="6"/><text:tab/>breq<text:tab/>80034a7a</text:p>
      <text:p text:style-name="P87"><text:tab/><text:tab/>80034a78:<text:tab/>d3 03 <text:s text:c="6"/><text:tab/>ssrf<text:tab/>0x10<text:tab/><text:tab/>//Variable valiadtion.</text:p>
      <text:p text:style-name="P35"/>
      <text:p text:style-name="P87"><text:span text:style-name="T56"><text:tab/></text:span><text:span text:style-name="T46">tc-&gt;channel[channel].idr = (~bitfield-&gt;etrgs &amp; 1) &lt;&lt; AVR32_TC_ETRGS_OFFSET |</text:span></text:p>
      <text:p text:style-name="P87"><text:tab/><text:tab/><text:span text:style-name="T137">80034a7a:<text:tab/>ee fb ff f4 <text:tab/>ld.w<text:tab/>r11,r7[-12]</text:span><text:span text:style-name="T137"> </text:span></text:p>
      <text:p text:style-name="P87"><text:tab/><text:tab/>80034a7e:<text:tab/>ee f8 ff f0 <text:tab/>ld.w<text:tab/>r8,r7[-16]</text:p>
      <text:p text:style-name="P87"><text:tab/><text:tab/>80034a82:<text:tab/>70 08 <text:s text:c="6"/><text:tab/>ld.w<text:tab/>r8,r8[0x0]</text:p>
      <text:p text:style-name="P87"><text:tab/><text:tab/>80034a84:<text:tab/>f1 d8 c0 e1 <text:tab/>bfextu<text:tab/>r8,r8,0x7,0x1</text:p>
      <text:p text:style-name="P87"><text:tab/><text:tab/>80034a88:<text:tab/>5c 58 <text:s text:c="6"/><text:tab/>castu.b<text:tab/>r8</text:p>
      <text:p text:style-name="P87"><text:tab/><text:tab/>80034a8a:<text:tab/>f1 d8 c0 01 <text:tab/>bfextu<text:tab/>r8,r8,0x0,0x1</text:p>
      <text:p text:style-name="P87"><text:tab/><text:tab/>80034a8e:<text:tab/>c0 41 <text:s text:c="6"/><text:tab/>brne<text:tab/>80034a96<text:tab/></text:p>
      <text:p text:style-name="P87"><text:soft-page-break/><text:tab/><text:tab/>80034a90:<text:tab/>e0 69 00 80 <text:tab/>mov<text:tab/>r9,128</text:p>
      <text:p text:style-name="P87"><text:tab/><text:tab/>80034a94:<text:tab/>c0 28 <text:s text:c="6"/><text:tab/>rjmp<text:tab/>80034a98</text:p>
      <text:p text:style-name="P87"><text:tab/><text:tab/>80034a96:<text:tab/>30 09 <text:s text:c="6"/><text:tab/>mov<text:tab/>r9,0<text:tab/><text:tab/>//Bitwise shifting operation.</text:p>
      <text:p text:style-name="P87"><text:span text:style-name="T56"><text:tab/><text:tab/><text:tab/><text:tab/><text:tab/></text:span><text:span text:style-name="T46">(~bitfield-&gt;ldrbs &amp; 1) &lt;&lt; AVR32_TC_LDRBS_OFFSET |</text:span></text:p>
      <text:p text:style-name="P87"><text:tab/><text:tab/>80034a98:<text:tab/>ee f8 ff f0 <text:tab/>ld.w<text:tab/>r8,r7[-16]</text:p>
      <text:p text:style-name="P87"><text:tab/><text:tab/>80034a9c:<text:tab/>70 08 <text:s text:c="6"/><text:tab/>ld.w<text:tab/>r8,r8[0x0]</text:p>
      <text:p text:style-name="P87"><text:tab/><text:tab/>80034a9e:<text:tab/>f1 d8 c0 c1 <text:tab/>bfextu<text:tab/>r8,r8,0x6,0x1</text:p>
      <text:p text:style-name="P87"><text:tab/><text:tab/>80034aa2:<text:tab/>5c 58 <text:s text:c="6"/><text:tab/>castu.b<text:tab/>r8</text:p>
      <text:p text:style-name="P87"><text:tab/><text:tab/>80034aa4:<text:tab/>f1 d8 c0 01 <text:tab/>bfextu<text:tab/>r8,r8,0x0,0x1</text:p>
      <text:p text:style-name="P87"><text:tab/><text:tab/>80034aa8:<text:tab/>c0 31 <text:s text:c="6"/><text:tab/>brne<text:tab/>80034aae</text:p>
      <text:p text:style-name="P87"><text:tab/><text:tab/>80034aaa:<text:tab/>34 08 <text:s text:c="6"/><text:tab/>mov<text:tab/>r8,64</text:p>
      <text:p text:style-name="P87"><text:tab/><text:tab/>80034aac:<text:tab/>c0 28 <text:s text:c="6"/><text:tab/>rjmp<text:tab/>80034ab0<text:tab/></text:p>
      <text:p text:style-name="P87"><text:tab/><text:tab/>80034aae:<text:tab/>30 08 <text:s text:c="6"/><text:tab/>mov<text:tab/>r8,0 </text:p>
      <text:p text:style-name="P87"><text:tab/><text:tab/>80034ab0:<text:tab/>10 49 <text:s text:c="6"/><text:tab/>or<text:tab/>r9,r8<text:tab/><text:tab/>//Bitwise shifting &amp; OR operation.</text:p>
      <text:p text:style-name="P16"/>
      <text:p text:style-name="P16"><text:tab/><text:tab/><text:tab/><text:tab/><text:tab/> (~bitfield-&gt;ldras &amp; 1) &lt;&lt; AVR32_TC_LDRAS_OFFSET |</text:p>
      <text:p text:style-name="P87"><text:tab/><text:tab/>80034ab2:<text:tab/>ee f8 ff f0 <text:tab/>ld.w<text:tab/>r8,r7[-16]</text:p>
      <text:p text:style-name="P87"><text:tab/><text:tab/>80034ab6:<text:tab/>70 08 <text:s text:c="6"/><text:tab/>ld.w<text:tab/>r8,r8[0x0]</text:p>
      <text:p text:style-name="P87"><text:tab/><text:tab/>80034ab8:<text:tab/>f1 d8 c0 a1 <text:tab/>bfextu<text:tab/>r8,r8,0x5,0x1</text:p>
      <text:p text:style-name="P87"><text:tab/><text:tab/>80034abe:<text:tab/>f1 d8 c0 01 <text:tab/>bfextu<text:tab/>r8,r8,0x0,0x1</text:p>
      <text:p text:style-name="P87"><text:tab/><text:tab/>80034ac2:<text:tab/>c0 31 <text:s text:c="6"/><text:tab/>brne<text:tab/>80034ac8 </text:p>
      <text:p text:style-name="P87"><text:tab/><text:tab/>80034ac4:<text:tab/>32 08 <text:s text:c="6"/><text:tab/>mov<text:tab/>r8,32</text:p>
      <text:p text:style-name="P87"><text:tab/><text:tab/>80034ac6:<text:tab/>c0 28 <text:s text:c="6"/><text:tab/>rjmp<text:tab/>80034aca</text:p>
      <text:p text:style-name="P87"><text:tab/><text:tab/>80034ac8:<text:tab/>30 08 <text:s text:c="6"/><text:tab/>mov<text:tab/>r8,0</text:p>
      <text:p text:style-name="P87"><text:tab/><text:tab/>80034aca:<text:tab/>10 49 <text:s text:c="6"/><text:tab/>or<text:tab/>r9,r8<text:tab/><text:tab/>//Bitwise shifting &amp; OR operation.</text:p>
      <text:p text:style-name="P22"/>
      <text:p text:style-name="P22"><text:tab/><text:tab/><text:tab/><text:tab/><text:tab/>(~bitfield-&gt;cpcs &amp; 1) &lt;&lt; AVR32_TC_CPCS_OFFSET |</text:p>
      <text:p text:style-name="P87"><text:tab/><text:tab/>80034acc:<text:tab/>ee f8 ff f0 <text:tab/>ld.w<text:tab/>r8,r7[-16]</text:p>
      <text:p text:style-name="P87"><text:tab/><text:tab/>80034ad0:<text:tab/>70 08 <text:s text:c="6"/><text:tab/>ld.w<text:tab/>r8,r8[0x0]</text:p>
      <text:p text:style-name="P87"><text:tab/><text:tab/>80034ad2:<text:tab/>f1 d8 c0 81 <text:tab/>bfextu<text:tab/>r8,r8,0x4,0x1</text:p>
      <text:p text:style-name="P87"><text:tab/><text:tab/>80034ad6:<text:tab/>5c 58 <text:s text:c="6"/><text:tab/>castu.b<text:tab/>r8</text:p>
      <text:p text:style-name="P87"><text:tab/><text:tab/>80034ad8:<text:tab/>f1 d8 c0 01 <text:tab/>bfextu<text:tab/>r8,r8,0x0,0x1</text:p>
      <text:p text:style-name="P87"><text:tab/><text:tab/>80034adc:<text:tab/>c0 31 <text:s text:c="6"/><text:tab/>brne<text:tab/>80034ae2</text:p>
      <text:p text:style-name="P87"><text:tab/><text:tab/>80034ade:<text:tab/>31 08 <text:s text:c="6"/><text:tab/>mov<text:tab/>r8,16</text:p>
      <text:p text:style-name="P87"><text:soft-page-break/><text:tab/><text:tab/>80034ae0:<text:tab/>c0 28 <text:s text:c="6"/><text:tab/>rjmp<text:tab/>80034ae4 </text:p>
      <text:p text:style-name="P87"><text:tab/><text:tab/>80034ae2:<text:tab/>30 08 <text:s text:c="6"/><text:tab/>mov<text:tab/>r8,0</text:p>
      <text:p text:style-name="P87"><text:tab/><text:tab/>80034ae4:<text:tab/>10 49 <text:s text:c="6"/><text:tab/>or<text:tab/>r9,r8<text:tab/><text:tab/>//Bitwise shifting &amp; OR operation.</text:p>
      <text:p text:style-name="P87"><text:span text:style-name="T56"><text:tab/><text:tab/><text:tab/><text:tab/><text:tab/></text:span><text:span text:style-name="T46">(~bitfield-&gt;cpbs &amp; 1) &lt;&lt; AVR32_TC_CPBS_OFFSET |</text:span></text:p>
      <text:p text:style-name="P87"><text:tab/><text:tab/>80034ae6:<text:tab/>ee f8 ff f0 <text:tab/>ld.w<text:tab/>r8,r7[-16]</text:p>
      <text:p text:style-name="P87"><text:tab/><text:tab/>80034aea:<text:tab/>70 08 <text:s text:c="6"/><text:tab/>ld.w<text:tab/>r8,r8[0x0]</text:p>
      <text:p text:style-name="P87"><text:tab/><text:tab/>80034aec:<text:tab/>f1 d8 c0 61 <text:tab/>bfextu<text:tab/>r8,r8,0x3,0x1</text:p>
      <text:p text:style-name="P87"><text:tab/><text:tab/>80034af0:<text:tab/>5c 58 <text:s text:c="6"/><text:tab/>castu.b<text:tab/>r8</text:p>
      <text:p text:style-name="P87"><text:tab/><text:tab/>80034af2:<text:tab/>f1 d8 c0 01 <text:tab/>bfextu<text:tab/>r8,r8,0x0,0x1</text:p>
      <text:p text:style-name="P87"><text:tab/><text:tab/>80034af6:<text:tab/>c0 31 <text:s text:c="6"/><text:tab/>brne<text:tab/>80034afc</text:p>
      <text:p text:style-name="P87"><text:tab/><text:tab/>80034af8:<text:tab/>30 88 <text:s text:c="6"/><text:tab/>mov<text:tab/>r8,8</text:p>
      <text:p text:style-name="P87"><text:tab/><text:tab/>80034afa:<text:tab/>c0 28 <text:s text:c="6"/><text:tab/>rjmp<text:tab/>80034afe<text:span text:style-name="T68">e.</text:span></text:p>
      <text:p text:style-name="P87"><text:tab/><text:tab/>80034afc:<text:tab/>30 08 <text:s text:c="6"/><text:tab/>mov<text:tab/>r8,0</text:p>
      <text:p text:style-name="P87"><text:tab/><text:tab/>80034afe:<text:tab/>10 49 <text:s text:c="6"/><text:tab/>or<text:tab/>r9,r8<text:tab/><text:tab/>//Bitwise shifting &amp; OR operation.</text:p>
      <text:p text:style-name="P22"/>
      <text:p text:style-name="P22"><text:tab/><text:tab/><text:tab/><text:tab/><text:tab/>(~bitfield-&gt;cpas &amp; 1) &lt;&lt; AVR32_TC_CPAS_OFFSET |</text:p>
      <text:p text:style-name="P87"><text:s text:c="23"/>80034b00:<text:tab/>ee f8 ff f0 <text:tab/>ld.w<text:tab/>r8,r7[-16]</text:p>
      <text:p text:style-name="P87"><text:tab/><text:tab/>80034b04:<text:tab/>70 08 <text:s text:c="6"/><text:tab/>ld.w<text:tab/>r8,r8[0x0]</text:p>
      <text:p text:style-name="P87"><text:tab/><text:tab/>80034b06:<text:tab/>f1 d8 c0 41 <text:tab/>bfextu<text:tab/>r8,r8,0x2,0x1</text:p>
      <text:p text:style-name="P87"><text:tab/><text:tab/>80034b0a:<text:tab/>5c 58 <text:s text:c="6"/><text:tab/>castu.b<text:tab/>r8</text:p>
      <text:p text:style-name="P87"><text:tab/><text:tab/>80034b0c:<text:tab/>f1 d8 c0 01 <text:tab/>bfextu<text:tab/>r8,r8,0x0,0x1</text:p>
      <text:p text:style-name="P87"><text:tab/><text:tab/>80034b10:<text:tab/>c0 31 <text:s text:c="6"/><text:tab/>brne<text:tab/>80034b16</text:p>
      <text:p text:style-name="P87"><text:tab/><text:tab/>80034b12:<text:tab/>30 48 <text:s text:c="6"/><text:tab/>mov<text:tab/>r8,4</text:p>
      <text:p text:style-name="P87"><text:tab/><text:tab/>80034b14:<text:tab/>c0 28 <text:s text:c="6"/><text:tab/>rjmp<text:tab/>80034b18</text:p>
      <text:p text:style-name="P87"><text:tab/><text:tab/>80034b16:<text:tab/>30 08 <text:s text:c="6"/><text:tab/>mov<text:tab/>r8,0</text:p>
      <text:p text:style-name="P87"><text:tab/><text:tab/>80034b18:<text:tab/>10 49 <text:s text:c="6"/><text:tab/>or<text:tab/>r9,r8<text:tab/><text:tab/>//Bitwise shifting &amp; OR operation.</text:p>
      <text:p text:style-name="P16"/>
      <text:p text:style-name="P16"><text:tab/><text:tab/><text:tab/><text:tab/><text:tab/>(~bitfield-&gt;lovrs &amp; 1) &lt;&lt; AVR32_TC_LOVRS_OFFSET |</text:p>
      <text:p text:style-name="P87"><text:tab/><text:tab/>80034b1a:<text:tab/>ee f8 ff f0 <text:tab/>ld.w<text:tab/>r8,r7[-16]</text:p>
      <text:p text:style-name="P87"><text:tab/><text:tab/>80034b1e:<text:tab/>70 08 <text:s text:c="6"/><text:tab/>ld.w<text:tab/>r8,r8[0x0]</text:p>
      <text:p text:style-name="P87"><text:tab/><text:tab/>80034b20:<text:tab/>f1 d8 c0 21 <text:tab/>bfextu<text:tab/>r8,r8,0x1,0x1</text:p>
      <text:p text:style-name="P87"><text:tab/><text:tab/>80034b24:<text:tab/>5c 58 <text:s text:c="6"/><text:tab/>castu.b<text:tab/>r8</text:p>
      <text:p text:style-name="P87"><text:tab/><text:tab/>80034b26:<text:tab/>f1 d8 c0 01 <text:tab/>bfextu<text:tab/>r8,r8,0x0,0x1</text:p>
      <text:p text:style-name="P87"><text:tab/><text:tab/>80034b2a:<text:tab/>c0 31 <text:s text:c="6"/><text:tab/>brne<text:tab/>80034b30</text:p>
      <text:p text:style-name="P87"><text:soft-page-break/><text:tab/><text:tab/>80034b2c:<text:tab/>30 28 <text:s text:c="6"/><text:tab/>mov<text:tab/>r8,2</text:p>
      <text:p text:style-name="P87"><text:tab/><text:tab/>80034b2e:<text:tab/>c0 28 <text:s text:c="6"/><text:tab/>rjmp<text:tab/>80034b32</text:p>
      <text:p text:style-name="P87"><text:tab/><text:tab/>80034b30:<text:tab/>30 08 <text:s text:c="6"/><text:tab/>mov<text:tab/>r8,0</text:p>
      <text:p text:style-name="P87"><text:tab/><text:tab/>80034b32:<text:tab/>10 49 <text:s text:c="6"/><text:tab/>or<text:tab/>r9,r8<text:tab/><text:tab/>//Bitwise shifting &amp; OR operation.</text:p>
      <text:p text:style-name="P22"><text:tab/></text:p>
      <text:p text:style-name="P22"><text:tab/><text:tab/><text:tab/><text:tab/><text:tab/>(~bitfield-&gt;covfs &amp; 1) &lt;&lt; AVR32_TC_COVFS_OFFSET;</text:p>
      <text:p text:style-name="P87"><text:tab/><text:tab/>80034b34:<text:tab/>ee f8 ff f0 <text:tab/>ld.w<text:tab/>r8,r7[-16]</text:p>
      <text:p text:style-name="P87"><text:tab/><text:tab/>80034b38:<text:tab/>70 08 <text:s text:c="6"/><text:tab/>ld.w<text:tab/>r8,r8[0x0]</text:p>
      <text:p text:style-name="P87"><text:tab/><text:tab/>80034b3a:<text:tab/>f1 d8 c0 01 <text:tab/>bfextu<text:tab/>r8,r8,0x0,0x1</text:p>
      <text:p text:style-name="P87"><text:tab/><text:tab/>80034b3e:<text:tab/>5c 58 <text:s text:c="6"/><text:tab/>castu.b<text:tab/>r8</text:p>
      <text:p text:style-name="P87"><text:tab/><text:tab/>80034b40:<text:tab/>f1 d8 c0 01 <text:tab/>bfextu<text:tab/>r8,r8,0x0,0x1</text:p>
      <text:p text:style-name="P87"><text:tab/><text:tab/>80034b44:<text:tab/>5f 08 <text:s text:c="6"/><text:span text:style-name="T137"><text:tab/>sreq<text:tab/>r8<text:tab/><text:tab/>//Bitwise shifting operation.</text:span></text:p>
      <text:p text:style-name="P35"/>
      <text:p text:style-name="P35"><text:tab/>// Disable the appropriate interrupts.</text:p>
      <text:p text:style-name="P87"><text:span text:style-name="T56"><text:s text:c="2"/><text:tab/></text:span><text:span text:style-name="T46">if (global_interrupt_enabled) Disable_global_interrupt();</text:span></text:p>
      <text:p text:style-name="P22"><text:s text:c="2"/><text:tab/>tc-&gt;channel[channel].idr = (~bitfield-&gt;etrgs &amp; 1) &lt;&lt; AVR32_TC_ETRGS_OFFSET |</text:p>
      <text:p text:style-name="P87"><text:tab/><text:tab/><text:span text:style-name="T137">80034b46:<text:tab/>f3 e8 10 08 <text:tab/>or<text:tab/>r8,r9,r8</text:span></text:p>
      <text:p text:style-name="P87"><text:tab/><text:tab/>80034b4a:<text:tab/>10 99 <text:s text:c="6"/><text:tab/>mov<text:tab/>r9,r8</text:p>
      <text:p text:style-name="P87"><text:tab/><text:tab/>80034b4c:<text:tab/>ee fa ff f8 <text:tab/>ld.w<text:tab/>r10,r7[-8</text:p>
      <text:p text:style-name="P87"><text:tab/><text:tab/>80034b50:<text:tab/>f6 08 15 06 <text:tab/>lsl<text:tab/>r8,r11,0x6</text:p>
      <text:p text:style-name="P87"><text:tab/><text:tab/>80034b54:<text:tab/>f4 08 00 08 <text:tab/>add<text:tab/>r8,r10,r8</text:p>
      <text:p text:style-name="P87"><text:tab/><text:tab/><text:span text:style-name="T95">80034b58:<text:tab/>2d 88 <text:s text:c="6"/><text:tab/>sub<text:tab/>r8,-40</text:span><text:span text:style-name="T93"> </text:span><text:span text:style-name="T56">– subtract the value of -36 to </text:span><text:span text:style-name="T18">register R8(</text:span><text:span text:style-name="T25">Interrupt disable register </text:span><text:span text:style-name="T16">offset</text:span><text:span text:style-name="T25">: 0x28</text:span><text:span text:style-name="T18">).</text:span></text:p>
      <text:p text:style-name="P87"><text:tab/><text:tab/>80034b5a:<text:tab/>91 09 <text:s text:c="6"/><text:tab/>st.w<text:tab/>r8[0x0],r9</text:p>
      <text:p text:style-name="P87"><text:span text:style-name="T56"><text:tab/><text:tab/><text:tab/><text:tab/><text:tab/></text:span><text:span text:style-name="T46">(~bitfield-&gt;cpcs &amp; 1) &lt;&lt; AVR32_TC_CPCS_OFFSET |</text:span></text:p>
      <text:p text:style-name="P22"><text:s text:c="29"/><text:tab/><text:tab/><text:tab/>(~bitfield-&gt;cpbs &amp; 1) &lt;&lt; AVR32_TC_CPBS_OFFSET |</text:p>
      <text:p text:style-name="P22"><text:s text:c="29"/><text:tab/><text:tab/><text:tab/>(~bitfield-&gt;cpas &amp; 1) &lt;&lt; AVR32_TC_CPAS_OFFSET |</text:p>
      <text:p text:style-name="P22"><text:s text:c="29"/><text:tab/><text:tab/><text:tab/>(~bitfield-&gt;lovrs &amp; 1) &lt;&lt; AVR32_TC_LOVRS_OFFSET |</text:p>
      <text:p text:style-name="P22"><text:s text:c="29"/><text:tab/><text:tab/><text:tab/>(~bitfield-&gt;covfs &amp; 1) &lt;&lt; AVR32_TC_COVFS_OFFSET;</text:p>
      <text:p text:style-name="P35"/>
      <text:p text:style-name="P87"><text:span text:style-name="T56"><text:tab/></text:span><text:span text:style-name="T46">tc-&gt;channel[channel].sr;</text:span></text:p>
      <text:p text:style-name="P87"><text:tab/><text:tab/>80034b5c:<text:tab/>ee f8 ff f4 <text:tab/>ld.w<text:tab/>r8,r7[-12]</text:p>
      <text:p text:style-name="P87"><text:tab/><text:tab/>80034b60:<text:tab/>ee f9 ff f8 <text:tab/>ld.w<text:tab/>r9,r7[-8] </text:p>
      <text:p text:style-name="P87"><text:tab/><text:tab/>80034b64:<text:tab/>a1 78 <text:s text:c="6"/><text:tab/>lsl<text:tab/>r8,0x1</text:p>
      <text:p text:style-name="P87"><text:soft-page-break/><text:tab/><text:tab/>80034b66:<text:tab/>2f f8 <text:s text:c="6"/><text:tab/>sub<text:tab/>r8,-1</text:p>
      <text:p text:style-name="P87"><text:tab/><text:tab/>80034b68:<text:tab/>a5 78 <text:s text:c="6"/><text:tab/>lsl<text:tab/>r8,0x5</text:p>
      <text:p text:style-name="P87"><text:tab/><text:tab/>80034b6a:<text:tab/>f2 08 00 08 <text:tab/>add<text:tab/>r8,r9,r8</text:p>
      <text:p text:style-name="P87"><text:tab/><text:tab/>80034b6e:<text:tab/>70 08 <text:s text:c="6"/><text:tab/>ld.w<text:tab/>r8,r8[0x0]</text:p>
      <text:p text:style-name="P35"/>
      <text:p text:style-name="P87"><text:span text:style-name="T56"><text:tab/></text:span><text:span text:style-name="T46">if (global_interrupt_enabled) Enable_global_interrupt();</text:span></text:p>
      <text:p text:style-name="P87"><text:tab/><text:tab/>80034b70:<text:tab/>ef 39 ff ff <text:tab/>ld.ub<text:tab/>r9,r7[-1]</text:p>
      <text:p text:style-name="P87"><text:tab/><text:tab/>80034b74:<text:tab/>30 08 <text:s text:c="6"/><text:tab/>mov<text:tab/>r8,0</text:p>
      <text:p text:style-name="P87"><text:tab/><text:tab/>80034b76:<text:tab/>f0 09 18 00 <text:tab/>cp.b<text:tab/>r9,r8</text:p>
      <text:p text:style-name="P87"><text:tab/><text:tab/>80034b7a:<text:tab/>c0 20 <text:s text:c="6"/><text:tab/>breq<text:tab/>80034b7e</text:p>
      <text:p text:style-name="P87"><text:tab/><text:tab/>80034b7c:<text:tab/>d5 03 <text:s text:c="6"/><text:tab/>csrf<text:tab/>0x10<text:tab/><text:tab/>//Variable validation.</text:p>
      <text:p text:style-name="P87"/>
      <text:p text:style-name="P16"><text:tab/> <text:s/>return 0;</text:p>
      <text:p text:style-name="P87"><text:tab/><text:tab/>80034b7e:<text:tab/>30 08 <text:s text:c="6"/><text:tab/>mov<text:tab/>r8,0<text:tab/><text:tab/>//Return from function.</text:p>
      <text:p text:style-name="P87"><text:tab/><text:span text:style-name="T93">}</text:span></text:p>
      <text:p text:style-name="P87"/>
      <text:p text:style-name="P87"><text:tab/><text:tab/>80034b80:<text:tab/>10 9c <text:s text:c="6"/><text:tab/>mov<text:tab/>r12,r8</text:p>
      <text:p text:style-name="P87"><text:tab/><text:tab/>80034b82:<text:tab/>2f cd <text:s text:c="6"/><text:tab/>sub<text:tab/>sp,-16</text:p>
      <text:p text:style-name="P87"><text:tab/><text:tab/>80034b84:<text:tab/>e3 cd 80 80 <text:tab/>ldm<text:tab/>sp++,r7,pc</text:p>
      <text:p text:style-name="P87"><text:tab/><text:tab/>80034b88:<text:tab/>80 03 <text:s text:c="6"/><text:tab/>ld.sh<text:tab/>r3,r0[0x0]</text:p>
      <text:p text:style-name="P87"><text:tab/><text:tab/>80034b8a:<text:tab/>49 84 <text:s text:c="6"/><text:tab/>lddpc<text:tab/>r4,80034be8<text:tab/>//Exit stack operation.</text:p>
      <text:p text:style-name="P87"><text:tab/><text:span text:style-name="T43">Result :</text:span></text:p>
      <text:p text:style-name="P96"><text:tab/><text:tab/>From the generated assembly code it is verified that each of the statements generated for the driver function tc_configure_interrupts is manually verified and found that no extra statements are generated for the same.</text:p>
      <text:p text:style-name="P48"/>
      <text:h text:style-name="P180" text:outline-level="3"><text:bookmark-start text:name="__RefHeading___Toc587191_4056621977"/>tc_start<text:bookmark-end text:name="__RefHeading___Toc587191_4056621977"/></text:h>
      <text:p text:style-name="P16"><text:tab/>C Code:</text:p>
      <text:p text:style-name="P87"><text:tab/>int tc_start(volatile avr32_tc_t *tc, unsigned int channel)</text:p>
      <text:p text:style-name="P87"><text:tab/>{</text:p>
      <text:p text:style-name="P121"><text:span text:style-name="T93"><text:tab/><text:tab/></text:span><text:span text:style-name="T89"> if (channel &gt;= TC_NUMBER_OF_CHANNELS)</text:span></text:p>
      <text:p text:style-name="P87"><text:s/><text:tab/><text:tab/><text:tab/> <text:s text:c="2"/>return TC_INVALID_ARGUMENT;</text:p>
      <text:p text:style-name="P87"><text:soft-page-break/><text:s/><text:tab/><text:tab/> tc-&gt;channel[channel].ccr = AVR32_TC_SWTRG_MASK | AVR32_TC_CLKEN</text:p>
      <text:p text:style-name="P87">_MASK;</text:p>
      <text:p text:style-name="P87"><text:tab/><text:tab/> return 0;</text:p>
      <text:p text:style-name="P87"><text:tab/>}</text:p>
      <text:p text:style-name="P121"><text:span text:style-name="T89"><text:tab/></text:span><text:span text:style-name="T93">Assembly Code :</text:span></text:p>
      <text:p text:style-name="P16"><text:tab/>int tc_start(volatile avr32_tc_t *tc, unsigned int channel)</text:p>
      <text:p text:style-name="P16"><text:tab/>{</text:p>
      <text:p text:style-name="P121"><text:span text:style-name="T93"><text:tab/><text:tab/></text:span><text:span text:style-name="T89">80034ce0:<text:tab/>eb cd 40 80 <text:tab/>pushm<text:tab/>r7,lrr</text:span></text:p>
      <text:p text:style-name="P87"><text:tab/><text:tab/>80034ce4:<text:tab/>1a 97 <text:s text:c="6"/><text:tab/>mov<text:tab/>r7,sp</text:p>
      <text:p text:style-name="P87"><text:tab/><text:tab/>80034ce6:<text:tab/>20 2d <text:s text:c="6"/><text:tab/>sub<text:tab/>sp,8<text:tab/><text:tab/>//Entry Stack operation.</text:p>
      <text:p text:style-name="P87"><text:tab/><text:tab/><text:span text:style-name="T95">80034ce8:<text:tab/>ef 4c ff fc <text:tab/>st.w<text:tab/>r7[-4],r12</text:span><text:span text:style-name="T93"> </text:span>– The input parameter(<text:span text:style-name="T124">*tc</text:span>) is stored in register R7[-4].</text:p>
      <text:p text:style-name="P87"><text:tab/><text:tab/><text:span text:style-name="T95">80034cec:<text:tab/>ef 4b ff f8 <text:tab/>st.w<text:tab/>r7[-8],r11</text:span><text:span text:style-name="T93"> </text:span>– The input parameter(<text:span text:style-name="T124">channel</text:span>) is stored in register R7[-8].</text:p>
      <text:p text:style-name="P35"/>
      <text:p text:style-name="P35"><text:tab/>// Check for valid input.</text:p>
      <text:p text:style-name="P87"><text:span text:style-name="T56"><text:s text:c="2"/><text:tab/></text:span><text:span text:style-name="T46">if (channel &gt;= TC_NUMBER_OF_CHANNELS)</text:span></text:p>
      <text:p text:style-name="P87"><text:tab/><text:tab/>80034cf0:<text:tab/>ee f8 ff f8 <text:tab/>ld.w<text:tab/>r8,r7[-8]</text:p>
      <text:p text:style-name="P87"><text:tab/><text:tab/>80034cf4:<text:tab/>58 28 <text:s text:c="6"/><text:tab/>cp.w<text:tab/>r8,2</text:p>
      <text:p text:style-name="P87"><text:tab/><text:tab/>80034cf6:<text:tab/>e0 88 00 04 <text:tab/>brls<text:tab/>80034cfe<text:span text:style-name="T68"><text:tab/>//Input parameter validation.</text:span></text:p>
      <text:p text:style-name="P42"/>
      <text:p text:style-name="P87"><text:span text:style-name="T68"><text:tab/></text:span><text:span text:style-name="T72">return TC_INVALID_ARGUMENT;</text:span></text:p>
      <text:p text:style-name="P87"><text:tab/><text:tab/>80034cfa:<text:tab/>3f f8 <text:s text:c="6"/><text:tab/>mov<text:tab/>r8,-1</text:p>
      <text:p text:style-name="P87"><text:tab/><text:tab/>80034cfc:<text:tab/>c0 b8 <text:s text:c="6"/><text:tab/>rjmp<text:tab/>80034d12<text:span text:style-name="T68"><text:tab/>//Return from function.</text:span></text:p>
      <text:p text:style-name="P42"/>
      <text:p text:style-name="P42"><text:tab/>// Enable, reset and start the selected timer/counter channel.</text:p>
      <text:p text:style-name="P45"><text:s/><text:tab/> tc-&gt;channel[channel].ccr = AVR32_TC_SWTRG_MASK | AVR32_TC_CLKEN_MASK;</text:p>
      <text:p text:style-name="P87"><text:tab/><text:tab/><text:span text:style-name="T137">80034cfe:<text:tab/>ee f8 ff f8 <text:tab/>ld.w<text:tab/>r8,r7[-8]</text:span></text:p>
      <text:p text:style-name="P87"><text:tab/><text:tab/>80034d02:<text:tab/>ee f9 ff fc <text:tab/>ld.w<text:tab/>r9,r7[-4]</text:p>
      <text:p text:style-name="P87"><text:tab/><text:tab/>80034d06:<text:tab/>a7 68 <text:s text:c="6"/><text:tab/>lsl<text:tab/>r8,0x6</text:p>
      <text:p text:style-name="P87"><text:tab/><text:tab/>80034d08:<text:tab/>f2 08 00 08 <text:tab/>add<text:tab/>r8,r9,r8</text:p>
      <text:p text:style-name="P87"><text:tab/><text:tab/>80034d0c:<text:tab/>30 59 <text:s text:c="6"/><text:tab/>mov<text:tab/>r9,5</text:p>
      <text:p text:style-name="P87"><text:tab/><text:tab/><text:span text:style-name="T95">80034d0e:<text:tab/>91 09 <text:s text:c="6"/><text:tab/>st.w<text:tab/>r8[0x0],r9</text:span><text:span text:style-name="T56"> <text:s/>– store the value 5 from register R9 into register R8[0x0](</text:span><text:span text:style-name="T59">Channel Control Register offset: 0x0</text:span><text:span text:style-name="T56">).</text:span></text:p>
      <text:p text:style-name="P35"><text:soft-page-break/></text:p>
      <text:p text:style-name="P87"><text:span text:style-name="T56"><text:tab/></text:span><text:span text:style-name="T46">return 0;</text:span></text:p>
      <text:p text:style-name="P87"><text:tab/><text:tab/>80034d10:<text:tab/>30 08 <text:s text:c="6"/><text:tab/>mov<text:tab/>r8,0<text:span text:style-name="T56"><text:tab/><text:tab/>//Return from function.</text:span></text:p>
      <text:p text:style-name="P87"><text:span text:style-name="T56"><text:tab/></text:span><text:span text:style-name="T46">}</text:span></text:p>
      <text:p text:style-name="P87"><text:tab/><text:tab/>80034d12:<text:tab/>10 9c <text:s text:c="6"/><text:tab/>mov<text:tab/>r12,r8</text:p>
      <text:p text:style-name="P87"><text:tab/><text:tab/>80034d14:<text:tab/>2f ed <text:s text:c="6"/><text:tab/>sub<text:tab/>sp,-8</text:p>
      <text:p text:style-name="P87"><text:tab/><text:tab/>80034d16:<text:tab/>e3 cd 80 80 <text:tab/>ldm<text:tab/>sp++,r7,pc<text:tab/>//Exit stack operation.</text:p>
      <text:p text:style-name="P87"><text:tab/><text:span text:style-name="T43">Result :</text:span></text:p>
      <text:p text:style-name="P96"><text:tab/><text:tab/>From the generated assembly code it is verified that each of the statements generated for the driver function tc_start is manually verified and found that no extra statements are generated for the same.</text:p>
      <text:p text:style-name="P48"/>
      <text:h text:style-name="P180" text:outline-level="3"><text:bookmark-start text:name="__RefHeading___Toc587193_4056621977"/>tc_stop<text:bookmark-end text:name="__RefHeading___Toc587193_4056621977"/></text:h>
      <text:p text:style-name="P16"><text:tab/>C Code :</text:p>
      <text:p text:style-name="P16"><text:tab/><text:span text:style-name="T89">int tc_stop(volatile avr32_tc_t *tc, unsigned int channel)</text:span></text:p>
      <text:p text:style-name="P87"><text:tab/>{</text:p>
      <text:p text:style-name="P121"><text:span text:style-name="T93"><text:tab/><text:tab/></text:span><text:span text:style-name="T89">if (channel &gt;= TC_NUMBER_OF_CHANNELS)</text:span></text:p>
      <text:p text:style-name="P87"><text:s/><text:tab/><text:tab/><text:tab/> <text:s text:c="2"/>return TC_INVALID_ARGUMENT;</text:p>
      <text:p text:style-name="P87"><text:tab/><text:tab/> <text:s/>tc-&gt;channel[channel].ccr = AVR32_TC_CLKDIS_MASK;</text:p>
      <text:p text:style-name="P87"><text:tab/><text:tab/> <text:s/>return 0;</text:p>
      <text:p text:style-name="P87"><text:tab/>}</text:p>
      <text:p text:style-name="P87"/>
      <text:p text:style-name="P87"/>
      <text:p text:style-name="P87"/>
      <text:p text:style-name="P87"><text:tab/><text:span text:style-name="T93">Assembly Code :</text:span></text:p>
      <text:p text:style-name="P16"><text:tab/>int tc_stop(volatile avr32_tc_t *tc, unsigned int channel)</text:p>
      <text:p text:style-name="P16"><text:tab/>{</text:p>
      <text:p text:style-name="P16"><text:tab/><text:tab/><text:span text:style-name="T89">80034d1a:<text:tab/>eb cd 40 80 <text:tab/>pushm<text:tab/>r7,lr</text:span></text:p>
      <text:p text:style-name="P87"><text:tab/><text:tab/>80034d1e:<text:tab/>1a 97 <text:s text:c="6"/><text:tab/>mov<text:tab/>r7,sp</text:p>
      <text:p text:style-name="P87"><text:tab/><text:tab/>80034d20:<text:tab/>20 2d <text:s text:c="6"/><text:tab/>sub<text:tab/>sp,8<text:tab/><text:tab/>//Entry stack operation.</text:p>
      <text:p text:style-name="P87"><text:tab/><text:tab/><text:span text:style-name="T95">80034d22:<text:tab/>ef 4c ff fc <text:tab/>st.w<text:tab/>r7[-4],r12</text:span> – The input parameter(<text:span text:style-name="T124">*tc</text:span>) is stored in register R7[-4].</text:p>
      <text:p text:style-name="P87"><text:soft-page-break/><text:tab/><text:tab/><text:span text:style-name="T95">80034d26:<text:tab/>ef 4b ff f8 <text:tab/>st.w<text:tab/>r7[-8],r11</text:span> – The input parameter(<text:span text:style-name="T124">channel</text:span>) is stored in register R7[-8].</text:p>
      <text:p text:style-name="P87"/>
      <text:p text:style-name="P35"><text:tab/>// Check for valid input.</text:p>
      <text:p text:style-name="P87"><text:span text:style-name="T56"><text:s/><text:tab/> </text:span><text:span text:style-name="T46">if (channel &gt;= TC_NUMBER_OF_CHANNELS)</text:span><text:tab/><text:tab/></text:p>
      <text:p text:style-name="P87"><text:tab/><text:tab/>80034d2a:<text:tab/>ee f8 ff f8 <text:tab/>ld.w<text:tab/>r8,r7[-8]</text:p>
      <text:p text:style-name="P87"><text:tab/><text:tab/>80034d2e:<text:tab/>58 28 <text:s text:c="6"/><text:tab/>cp.w<text:tab/>r8,2</text:p>
      <text:p text:style-name="P87"><text:tab/><text:tab/>80034d30:<text:tab/>e0 88 00 04 <text:tab/>brls<text:tab/>80034d38<text:span text:style-name="T68"><text:tab/>//Input parameter validation.</text:span></text:p>
      <text:p text:style-name="P42"/>
      <text:p text:style-name="P87"><text:span text:style-name="T68"><text:tab/></text:span><text:span text:style-name="T72">return TC_INVALID_ARGUMENT;</text:span></text:p>
      <text:p text:style-name="P87"><text:tab/><text:tab/>80034d34:<text:tab/>3f f8 <text:s text:c="6"/><text:tab/>mov<text:tab/>r8,-1</text:p>
      <text:p text:style-name="P87"><text:tab/><text:tab/>80034d36:<text:tab/>c0 b8 <text:s text:c="6"/><text:tab/>rjmp<text:tab/>80034d4c<text:tab/>//Return from function.</text:p>
      <text:p text:style-name="P42"/>
      <text:p text:style-name="P42"><text:tab/>// Disable the selected timer/counter channel.</text:p>
      <text:p text:style-name="P87"><text:span text:style-name="T68"><text:s text:c="2"/><text:tab/></text:span><text:span text:style-name="T72">tc-&gt;channel[channel].ccr = AVR32_TC_CLKDIS_MASK;</text:span></text:p>
      <text:p text:style-name="P87"><text:tab/><text:tab/><text:span text:style-name="T137">80034d38:<text:tab/>ee f8 ff f8 <text:tab/>ld.w<text:tab/>r8,r7[-8]</text:span><text:span text:style-name="T57"> </text:span></text:p>
      <text:p text:style-name="P87"><text:tab/><text:tab/>80034d3c:<text:tab/>ee f9 ff fc <text:tab/>ld.w<text:tab/>r9,r7[-4]</text:p>
      <text:p text:style-name="P87"><text:tab/><text:tab/>80034d40:<text:tab/>a7 68 <text:s text:c="6"/><text:tab/>lsl<text:tab/>r8,0x6</text:p>
      <text:p text:style-name="P87"><text:tab/><text:tab/>80034d42:<text:tab/>f2 08 00 08 <text:tab/>add<text:tab/>r8,r9,r8</text:p>
      <text:p text:style-name="P87"><text:tab/><text:tab/>80034d46:<text:tab/>30 29 <text:s text:c="6"/><text:tab/>mov<text:tab/>r9,2</text:p>
      <text:p text:style-name="P87"><text:tab/><text:tab/><text:span text:style-name="T95">80034d48:<text:tab/>91 09 <text:s text:c="6"/><text:tab/>st.w<text:tab/>r8[0x0],r9</text:span><text:span text:style-name="T56"> – store value 2 from register R9 into register R8[0x0](</text:span><text:span text:style-name="T59">Channel Control Register offset: 0x0</text:span><text:span text:style-name="T56">).</text:span></text:p>
      <text:p text:style-name="P35"/>
      <text:p text:style-name="P87"><text:span text:style-name="T56"><text:tab/></text:span><text:span text:style-name="T46">return 0;</text:span></text:p>
      <text:p text:style-name="P87"><text:tab/><text:tab/>80034d4a:<text:tab/>30 08 <text:s text:c="6"/><text:tab/>mov<text:tab/>r8,0<text:span text:style-name="T56"><text:tab/><text:tab/>//Return from function.</text:span></text:p>
      <text:p text:style-name="P87"><text:span text:style-name="T56"><text:tab/></text:span><text:span text:style-name="T46">}</text:span></text:p>
      <text:p text:style-name="P35"/>
      <text:p text:style-name="P87"><text:tab/><text:tab/>80034d4c:<text:tab/>10 9c <text:s text:c="6"/><text:tab/>mov<text:tab/>r12,r8</text:p>
      <text:p text:style-name="P87"><text:tab/><text:tab/>80034d4e:<text:tab/>2f ed <text:s text:c="6"/><text:tab/>sub<text:tab/>sp,-8</text:p>
      <text:p text:style-name="P87"><text:tab/><text:tab/>80034d50:<text:tab/>e3 cd 80 80 <text:tab/>ldm<text:tab/>sp++,r7,pc<text:tab/>//Exit stack operation.</text:p>
      <text:p text:style-name="P87"><text:tab/><text:span text:style-name="T43">Result :</text:span></text:p>
      <text:p text:style-name="P96"><text:tab/><text:tab/>From the generated assembly code it is verified that each of the statements generated for the driver function tc_stop is manually verified and found that no extra statements are generated for the same.</text:p>
      <text:p text:style-name="P96"><text:soft-page-break/></text:p>
      <text:p text:style-name="P96"/>
      <text:h text:style-name="P180" text:outline-level="3"><text:bookmark-start text:name="__RefHeading___Toc54449_1111455129"/>tc_init_waveform<text:bookmark-end text:name="__RefHeading___Toc54449_1111455129"/></text:h>
      <text:p text:style-name="P16"><text:tab/>C Code :</text:p>
      <text:p text:style-name="P87"><text:tab/>int tc_init_waveform(volatile avr32_tc_t *tc, const tc_waveform_opt_t *opt)</text:p>
      <text:p text:style-name="P87"><text:tab/>{</text:p>
      <text:p text:style-name="P87"><text:tab/><text:tab/>// Check for valid input.</text:p>
      <text:p text:style-name="P87"><text:tab/><text:tab/>if (opt-&gt;channel &gt;= TC_NUMBER_OF_CHANNELS)</text:p>
      <text:p text:style-name="P87"><text:tab/><text:tab/><text:tab/>return TC_INVALID_ARGUMENT;</text:p>
      <text:p text:style-name="P87"><text:tab/><text:tab/></text:p>
      <text:p text:style-name="P87"><text:tab/><text:tab/>// GENERATE SIGNALS: Waveform operating mode.</text:p>
      <text:p text:style-name="P87"><text:tab/><text:tab/><text:tab/><text:tab/><text:tab/>tc-&gt;channel[opt-&gt;channel].cmr = </text:p>
      <text:p text:style-name="P87"><text:tab/><text:tab/><text:tab/><text:tab/><text:tab/>opt-&gt;bswtrg &lt;&lt; AVR32_TC_BSWTRG_OFFSET |</text:p>
      <text:p text:style-name="P87"><text:tab/><text:tab/><text:tab/><text:tab/><text:tab/>opt-&gt;beevt &lt;&lt; AVR32_TC_BEEVT_OFFSET |</text:p>
      <text:p text:style-name="P87"><text:tab/><text:tab/><text:tab/><text:tab/><text:tab/>opt-&gt;bcpc &lt;&lt; AVR32_TC_BCPC_OFFSET |</text:p>
      <text:p text:style-name="P87"><text:tab/><text:tab/><text:tab/><text:tab/><text:tab/>opt-&gt;bcpb &lt;&lt; AVR32_TC_BCPB_OFFSET |</text:p>
      <text:p text:style-name="P87"><text:tab/><text:tab/><text:tab/><text:tab/><text:tab/>opt-&gt;aswtrg &lt;&lt; AVR32_TC_ASWTRG_OFFSET |</text:p>
      <text:p text:style-name="P87"><text:tab/><text:tab/><text:tab/><text:tab/><text:tab/>opt-&gt;aeevt &lt;&lt; AVR32_TC_AEEVT_OFFSET |</text:p>
      <text:p text:style-name="P87"><text:tab/><text:tab/><text:tab/><text:tab/><text:tab/>opt-&gt;acpc &lt;&lt; AVR32_TC_ACPC_OFFSET |</text:p>
      <text:p text:style-name="P87"><text:tab/><text:tab/><text:tab/><text:tab/><text:tab/>opt-&gt;acpa &lt;&lt; AVR32_TC_ACPA_OFFSET |</text:p>
      <text:p text:style-name="P87"><text:tab/><text:tab/><text:tab/><text:tab/><text:tab/>1 &lt;&lt; AVR32_TC_WAVE_OFFSET |</text:p>
      <text:p text:style-name="P87"><text:tab/><text:tab/><text:tab/><text:tab/><text:tab/>opt-&gt;wavsel &lt;&lt; AVR32_TC_WAVSEL_OFFSET |</text:p>
      <text:p text:style-name="P87"><text:tab/><text:tab/><text:tab/><text:tab/><text:tab/>opt-&gt;enetrg &lt;&lt; AVR32_TC_ENETRG_OFFSET |</text:p>
      <text:p text:style-name="P87"><text:tab/><text:tab/><text:tab/><text:tab/><text:tab/>opt-&gt;eevt &lt;&lt; AVR32_TC_EEVT_OFFSET |</text:p>
      <text:p text:style-name="P87"><text:tab/><text:tab/><text:tab/><text:tab/><text:tab/>opt-&gt;eevtedg &lt;&lt; AVR32_TC_EEVTEDG_OFFSET |</text:p>
      <text:p text:style-name="P87"><text:tab/><text:tab/><text:tab/><text:tab/><text:tab/>opt-&gt;cpcdis &lt;&lt; AVR32_TC_CPCDIS_OFFSET |</text:p>
      <text:p text:style-name="P87"><text:tab/><text:tab/><text:tab/><text:tab/><text:tab/>opt-&gt;cpcstop &lt;&lt; AVR32_TC_CPCSTOP_OFFSET |</text:p>
      <text:p text:style-name="P87"><text:tab/><text:tab/><text:tab/><text:tab/><text:tab/>opt-&gt;burst &lt;&lt; AVR32_TC_BURST_OFFSET |</text:p>
      <text:p text:style-name="P87"><text:tab/><text:tab/><text:tab/><text:tab/><text:tab/>opt-&gt;clki &lt;&lt; AVR32_TC_CLKI_OFFSET |</text:p>
      <text:p text:style-name="P87"><text:tab/><text:tab/><text:tab/><text:tab/><text:tab/>opt-&gt;tcclks &lt;&lt; AVR32_TC_TCCLKS_OFFSET;</text:p>
      <text:p text:style-name="P87"/>
      <text:p text:style-name="P87"><text:tab/><text:tab/>return 0;</text:p>
      <text:p text:style-name="P87"><text:soft-page-break/><text:tab/>}</text:p>
      <text:p text:style-name="P87"/>
      <text:p text:style-name="P87"/>
      <text:p text:style-name="P87"><text:tab/><text:span text:style-name="T93">Assembly Code :</text:span></text:p>
      <text:p text:style-name="P16"><text:tab/>int tc_init_waveform(volatile avr32_tc_t *tc, const tc_waveform_opt_t *opt)</text:p>
      <text:p text:style-name="P16"><text:tab/>{</text:p>
      <text:p text:style-name="P87"><text:tab/><text:tab/>80034b8c:<text:tab/>eb cd 40 80 <text:tab/>pushm<text:tab/>r7,lr</text:p>
      <text:p text:style-name="P87"><text:tab/><text:tab/>80034b90:<text:tab/>1a 97 <text:s text:c="6"/><text:tab/>mov<text:tab/>r7,sp</text:p>
      <text:p text:style-name="P87"><text:tab/><text:tab/>80034b92:<text:tab/>20 2d <text:s text:c="6"/><text:tab/>sub<text:tab/>sp,8<text:tab/><text:tab/>//Entry stack operation.</text:p>
      <text:p text:style-name="P87"><text:tab/><text:tab/><text:span text:style-name="T95">80034b94:<text:tab/>ef 4c ff fc <text:tab/>st.w<text:tab/>r7[-4],r12 </text:span>– The input parameter(<text:span text:style-name="T124">*tc</text:span>) is stored in register R7[-4]</text:p>
      <text:p text:style-name="Standard"><text:tab/><text:tab/><text:span text:style-name="T95">80034b98:<text:tab/>ef 4b ff f8 <text:tab/>st.w<text:tab/>r7[-8],r11</text:span> – The input parameter(<text:span text:style-name="T124">*opt</text:span>) is stored in register R7[-4]</text:p>
      <text:p text:style-name="P35"/>
      <text:p text:style-name="P87"><text:tab/>// Check for valid input.</text:p>
      <text:p text:style-name="P87"><text:s text:c="2"/><text:tab/><text:span text:style-name="T93">if (opt-&gt;channel &gt;= TC_NUMBER_OF_CHANNELS)</text:span></text:p>
      <text:p text:style-name="P87"><text:tab/><text:tab/>80034b9c:<text:tab/>ee f8 ff f8 <text:tab/>ld.w<text:tab/>r8,r7[-8]</text:p>
      <text:p text:style-name="P87"><text:tab/><text:tab/>80034ba0:<text:tab/>70 08 <text:s text:c="6"/><text:tab/>ld.w<text:tab/>r8,r8[0x0</text:p>
      <text:p text:style-name="P87"><text:tab/><text:tab/>80034ba2:<text:tab/>58 28 <text:s text:c="6"/><text:tab/>cp.w<text:tab/>r8,2</text:p>
      <text:p text:style-name="P87"><text:tab/><text:tab/>80034ba4:<text:tab/>e0 88 00 04 <text:tab/>brls<text:tab/>80034bac<text:span text:style-name="T68"><text:tab/>//Input parameter validation.</text:span></text:p>
      <text:p text:style-name="P45"/>
      <text:p text:style-name="P87"><text:span text:style-name="T72"><text:tab/>return TC_INVALID_ARGUMENT;</text:span><text:span text:style-name="T68"><text:tab/></text:span></text:p>
      <text:p text:style-name="P87"><text:tab/><text:tab/>80034ba8:<text:tab/>3f f8 <text:s text:c="6"/><text:tab/>mov<text:tab/>r8,-1</text:p>
      <text:p text:style-name="P87"><text:tab/><text:tab/>80034baa:<text:tab/>c9 78 <text:s text:c="6"/><text:tab/>rjmp<text:tab/>80034cd8<text:span text:style-name="T51"><text:tab/>//Return from function.</text:span> </text:p>
      <text:p text:style-name="P87"><text:tab/><text:tab/></text:p>
      <text:p text:style-name="P87"><text:tab/>// GENERATE SIGNALS: Waveform operating mode.</text:p>
      <text:p text:style-name="P87"><text:s text:c="2"/><text:tab/><text:span text:style-name="T93">tc-&gt;channel[opt-&gt;channel].cmr = opt-&gt;bswtrg &lt;&lt; AVR32_TC_BSWTRG_OFFSET |</text:span><text:tab/></text:p>
      <text:p text:style-name="P87"><text:tab/><text:tab/><text:span text:style-name="T137">80034bac:<text:tab/>ee f8 ff f8 <text:tab/>ld.w<text:tab/>r8,r7[-8]</text:span></text:p>
      <text:p text:style-name="P87"><text:tab/><text:tab/>80034bb0:<text:tab/>70 09 <text:s text:c="6"/><text:tab/>ld.w<text:tab/>r9,r8[0x0]</text:p>
      <text:p text:style-name="P87"><text:tab/><text:tab/>80034bb2:<text:tab/>ee f8 ff f8 <text:tab/>ld.w<text:tab/>r8,r7[-8]</text:p>
      <text:p text:style-name="P87"><text:tab/><text:tab/>80034bb6:<text:tab/>70 18 <text:s text:c="6"/><text:tab/>ld.w<text:tab/>r8,r8[0x4]</text:p>
      <text:p text:style-name="P87"><text:tab/><text:tab/>80034bb8:<text:tab/>f1 d8 c3 c2 <text:tab/>bfextu<text:tab/>r8,r8,0x1e,0x2</text:p>
      <text:p text:style-name="P87"><text:tab/><text:tab/>80034bbc:<text:tab/>5c 58 <text:s text:c="6"/><text:tab/>castu.b<text:tab/>r8</text:p>
      <text:p text:style-name="P87"><text:tab/><text:tab/>80034bbe:<text:tab/>f0 0a 15 1e <text:tab/>lsl<text:tab/>r10,r8,0x1e<text:tab/>//Bitwise operation.</text:p>
      <text:p text:style-name="P63"><text:soft-page-break/></text:p>
      <text:p text:style-name="P63"/>
      <text:p text:style-name="P87"/>
      <text:p text:style-name="P16"><text:tab/><text:tab/><text:tab/><text:tab/><text:tab/><text:tab/>opt-&gt;beevt &lt;&lt; AVR32_TC_BEEVT_OFFSET |</text:p>
      <text:p text:style-name="P87"><text:span text:style-name="T93"><text:tab/><text:tab/></text:span>80034bc2:<text:tab/>ee f8 ff f8 <text:tab/>ld.w<text:tab/>r8,r7[-8]</text:p>
      <text:p text:style-name="P87"><text:tab/><text:tab/>80034bc6:<text:tab/>70 18 <text:s text:c="6"/><text:tab/>ld.w<text:tab/>r8,r8[0x4]</text:p>
      <text:p text:style-name="P87"><text:tab/><text:tab/>80034bc8:<text:tab/>f1 d8 c3 82 <text:tab/>bfextu<text:tab/>r8,r8,0x1c,0x2</text:p>
      <text:p text:style-name="P87"><text:tab/><text:tab/>80034bcc:<text:tab/>5c 58 <text:s text:c="6"/><text:tab/>castu.b<text:tab/>r8</text:p>
      <text:p text:style-name="P87"><text:tab/><text:tab/>80034bce:<text:tab/>bd 68 <text:s text:c="6"/><text:tab/>lsl<text:tab/>r8,0x1c</text:p>
      <text:p text:style-name="P87"><text:tab/><text:tab/>80034bd0:<text:tab/>10 4a <text:s text:c="6"/><text:tab/>or<text:tab/>r10,r8<text:tab/><text:tab/>//Bitwise &amp; OR operation.</text:p>
      <text:p text:style-name="P35"/>
      <text:p text:style-name="P87"><text:tab/><text:tab/><text:tab/><text:tab/><text:tab/><text:tab/><text:span text:style-name="T93">opt-&gt;bcpc &lt;&lt; AVR32_TC_BCPC_OFFSET |</text:span></text:p>
      <text:p text:style-name="P87"><text:tab/><text:tab/>80034bd2:<text:tab/>ee f8 ff f8 <text:tab/>ld.w<text:tab/>r8,r7[-8]</text:p>
      <text:p text:style-name="P87"><text:tab/><text:tab/>80034bd6:<text:tab/>70 18 <text:s text:c="6"/><text:tab/>ld.w<text:tab/>r8,r8[0x4]</text:p>
      <text:p text:style-name="P87"><text:tab/><text:tab/>80034bd8:<text:tab/>f1 d8 c3 42 <text:tab/>bfextu<text:tab/>r8,r8,0x1a,0x2</text:p>
      <text:p text:style-name="P87"><text:tab/><text:tab/>80034bdc:<text:tab/>5c 58 <text:s text:c="6"/><text:tab/>castu.b<text:tab/>r8</text:p>
      <text:p text:style-name="P87"><text:tab/><text:tab/>80034bde:<text:tab/>bb 68 <text:s text:c="6"/><text:tab/>lsl<text:tab/>r8,0x1a</text:p>
      <text:p text:style-name="P87"><text:tab/><text:tab/>80034be0:<text:tab/>10 4a <text:s text:c="6"/><text:tab/>or<text:tab/>r10,r8<text:tab/><text:tab/>//Bitwise &amp; OR operation.</text:p>
      <text:p text:style-name="P35"/>
      <text:p text:style-name="P87"><text:tab/><text:tab/><text:tab/><text:tab/><text:tab/><text:tab/><text:span text:style-name="T93">opt-&gt;bcpb &lt;&lt; AVR32_TC_BCPB_OFFSET |</text:span></text:p>
      <text:p text:style-name="P87"><text:tab/><text:tab/>80034be2:<text:tab/>ee f8 ff f8 <text:tab/>ld.w<text:tab/>r8,r7[-8]</text:p>
      <text:p text:style-name="P87"><text:tab/><text:tab/>80034be6:<text:tab/>70 18 <text:s text:c="6"/><text:tab/>ld.w<text:tab/>r8,r8[0x4]</text:p>
      <text:p text:style-name="P87"><text:tab/><text:tab/>80034be8:<text:tab/>f1 d8 c3 02 <text:tab/>bfextu<text:tab/>r8,r8,0x18,0x2</text:p>
      <text:p text:style-name="P87"><text:tab/><text:tab/>80034bec:<text:tab/>5c 58 <text:s text:c="6"/><text:tab/>castu.b<text:tab/>r8 </text:p>
      <text:p text:style-name="P87"><text:tab/><text:tab/>80034bee:<text:tab/>b9 68 <text:s text:c="6"/><text:tab/>lsl<text:tab/>r8,0x18 </text:p>
      <text:p text:style-name="P87"><text:tab/><text:tab/>80034bf0:<text:tab/>10 4a <text:s text:c="6"/><text:tab/>or<text:tab/>r10,r8<text:span text:style-name="T56"> <text:tab/><text:tab/>//Bitwise &amp; OR operation.</text:span></text:p>
      <text:p text:style-name="P22"/>
      <text:p text:style-name="P87"><text:tab/><text:tab/><text:tab/><text:tab/><text:tab/><text:tab/><text:span text:style-name="T93">opt-&gt;aswtrg &lt;&lt; AVR32_TC_ASWTRG_OFFSET |</text:span></text:p>
      <text:p text:style-name="P87"><text:tab/><text:tab/>80034bf2:<text:tab/>ee f8 ff f8 <text:tab/>ld.w<text:tab/>r8,r7[-8]</text:p>
      <text:p text:style-name="P87"><text:tab/><text:tab/>80034bf6:<text:tab/>70 18 <text:s text:c="6"/><text:tab/>ld.w<text:tab/>r8,r8[0x4]</text:p>
      <text:p text:style-name="P87"><text:tab/><text:tab/>80034bf8:<text:tab/>f1 d8 c2 c2 <text:tab/>bfextu<text:tab/>r8,r8,0x16,0x2</text:p>
      <text:p text:style-name="P87"><text:tab/><text:tab/>80034bfc:<text:tab/>5c 58 <text:s text:c="6"/><text:tab/>castu.b<text:tab/>r8</text:p>
      <text:p text:style-name="P87"><text:tab/><text:tab/>80034bfe:<text:tab/>b7 68 <text:s text:c="6"/><text:tab/>lsl<text:tab/>r8,0x16</text:p>
      <text:p text:style-name="P87"><text:tab/><text:tab/>80034c00:<text:tab/>10 4a <text:s text:c="6"/><text:tab/>or<text:tab/>r10,r8<text:tab/><text:tab/>//Bitwise &amp; OR operation.</text:p>
      <text:p text:style-name="P22"><text:soft-page-break/></text:p>
      <text:p text:style-name="P87"/>
      <text:p text:style-name="P87"/>
      <text:p text:style-name="P87"><text:tab/><text:tab/><text:tab/><text:tab/><text:tab/><text:tab/><text:span text:style-name="T93">opt-&gt;aeevt &lt;&lt; AVR32_TC_AEEVT_OFFSET |</text:span></text:p>
      <text:p text:style-name="P87"><text:tab/><text:tab/>80034c02:<text:tab/>ee f8 ff f8 <text:tab/>ld.w<text:tab/>r8,r7[-8]</text:p>
      <text:p text:style-name="P87"><text:tab/><text:tab/>80034c06:<text:tab/>70 18 <text:s text:c="6"/><text:tab/>ld.w<text:tab/>r8,r8[0x4]</text:p>
      <text:p text:style-name="P87"><text:tab/><text:tab/>80034c08:<text:tab/>f1 d8 c2 82 <text:tab/>bfextu<text:tab/>r8,r8,0x14,0x2</text:p>
      <text:p text:style-name="P87"><text:tab/><text:tab/>80034c0c:<text:tab/>5c 58 <text:s text:c="6"/><text:tab/>castu.b<text:tab/>r8</text:p>
      <text:p text:style-name="P87"><text:tab/><text:tab/>80034c0e:<text:tab/>b5 68 <text:s text:c="6"/><text:tab/>lsl<text:tab/>r8,0x14</text:p>
      <text:p text:style-name="P87"><text:tab/><text:tab/>80034c10:<text:tab/>10 4a <text:s text:c="6"/><text:tab/>or<text:tab/>r10,r8<text:tab/><text:tab/>//Bitwise &amp; OR operation.</text:p>
      <text:p text:style-name="P35"/>
      <text:p text:style-name="P87"><text:tab/><text:tab/><text:tab/><text:tab/><text:tab/><text:tab/><text:span text:style-name="T93">opt-&gt;acpc &lt;&lt; AVR32_TC_ACPC_OFFSET |</text:span></text:p>
      <text:p text:style-name="P87"><text:tab/><text:tab/>80034c12:<text:tab/>ee f8 ff f8 <text:tab/>ld.w<text:tab/>r8,r7[-8]</text:p>
      <text:p text:style-name="P87"><text:tab/><text:tab/>80034c16:<text:tab/>70 18 <text:s text:c="6"/><text:tab/>ld.w<text:tab/>r8,r8[0x4]</text:p>
      <text:p text:style-name="P87"><text:tab/><text:tab/>80034c18:<text:tab/>f1 d8 c2 42 <text:tab/>bfextu<text:tab/>r8,r8,0x12,0x2</text:p>
      <text:p text:style-name="P87"><text:tab/><text:tab/>80034c1c:<text:tab/>5c 58 <text:s text:c="6"/><text:tab/>castu.b<text:tab/>r8</text:p>
      <text:p text:style-name="P87"><text:tab/><text:tab/>80034c1e:<text:tab/>b3 68 <text:s text:c="6"/><text:tab/>lsl<text:tab/>r8,0x12</text:p>
      <text:p text:style-name="P87"><text:tab/><text:tab/>80034c20:<text:tab/>10 4a <text:s text:c="6"/><text:tab/>or<text:tab/>r10,r8<text:tab/><text:tab/>//Bitwise &amp; OR operation.</text:p>
      <text:p text:style-name="P22"/>
      <text:p text:style-name="P87"><text:tab/><text:tab/><text:tab/><text:tab/><text:tab/><text:tab/><text:span text:style-name="T93">opt-&gt;acpa &lt;&lt; AVR32_TC_ACPA_OFFSET |</text:span></text:p>
      <text:p text:style-name="P87"><text:tab/><text:tab/>80034c22:<text:tab/>ee f8 ff f8 <text:tab/>ld.w<text:tab/>r8,r7[-8]</text:p>
      <text:p text:style-name="P87"><text:tab/><text:tab/>80034c26:<text:tab/>70 18 <text:s text:c="6"/><text:tab/>ld.w<text:tab/>r8,r8[0x4]</text:p>
      <text:p text:style-name="P87"><text:tab/><text:tab/>80034c28:<text:tab/>f1 d8 c2 02 <text:tab/>bfextu<text:tab/>r8,r8,0x10,0x2</text:p>
      <text:p text:style-name="P87"><text:tab/><text:tab/>80034c2c:<text:tab/>5c 58 <text:s text:c="6"/><text:tab/>castu.b<text:tab/>r8</text:p>
      <text:p text:style-name="P87"><text:tab/><text:tab/>80034c2e:<text:tab/>b1 68 <text:s text:c="6"/><text:tab/>lsl<text:tab/>r8,0x10</text:p>
      <text:p text:style-name="P87"><text:tab/><text:tab/>80034c30:<text:tab/>f5 e8 10 08 <text:tab/>or<text:tab/>r8,r10,r8<text:tab/>//Bitwise &amp; OR operation.</text:p>
      <text:p text:style-name="P35"/>
      <text:p text:style-name="P87"><text:tab/><text:tab/><text:tab/><text:tab/><text:tab/><text:tab/><text:span text:style-name="T93">1 &lt;&lt; AVR32_TC_WAVE_OFFSET |</text:span></text:p>
      <text:p text:style-name="P87"><text:tab/><text:tab/>80034c34:<text:tab/>10 9a <text:s text:c="6"/><text:tab/>mov<text:tab/>r10,r8</text:p>
      <text:p text:style-name="P87"><text:tab/><text:tab/>80034c36:<text:tab/>af ba <text:s text:c="6"/><text:tab/>sbr<text:tab/>r10,0xf<text:tab/><text:tab/>//Bitwise operation.</text:p>
      <text:p text:style-name="P87"/>
      <text:p text:style-name="P87"><text:tab/><text:tab/><text:tab/><text:tab/><text:tab/><text:tab/><text:span text:style-name="T93">opt-&gt;wavsel &lt;&lt; AVR32_TC_WAVSEL_OFFSET |</text:span></text:p>
      <text:p text:style-name="P87"><text:tab/><text:tab/>80034c38:<text:tab/>ee f8 ff f8 <text:tab/>ld.w<text:tab/>r8,r7[-8]</text:p>
      <text:p text:style-name="P87"><text:tab/><text:tab/>80034c3c:<text:tab/>70 18 <text:s text:c="6"/><text:tab/>ld.w<text:tab/>r8,r8[0x4]</text:p>
      <text:p text:style-name="P87"><text:soft-page-break/><text:tab/><text:tab/>80034c3e:<text:tab/>f1 d8 c1 a2 <text:tab/>bfextu<text:tab/>r8,r8,0xd,0x2</text:p>
      <text:p text:style-name="P87"><text:tab/><text:tab/>80034c42:<text:tab/>5c 58 <text:s text:c="6"/><text:tab/>castu.b<text:tab/>r8</text:p>
      <text:p text:style-name="P87"><text:tab/><text:tab/>80034c44:<text:tab/>ad 78 <text:s text:c="6"/><text:tab/>lsl<text:tab/>r8,0xd</text:p>
      <text:p text:style-name="P87"><text:tab/><text:tab/>80034c46:<text:tab/>10 4a <text:s text:c="6"/><text:tab/>or<text:tab/>r10,r8<text:tab/><text:tab/>//Bitwise &amp; OR operation.</text:p>
      <text:p text:style-name="P87"/>
      <text:p text:style-name="P87"><text:tab/><text:tab/><text:tab/><text:tab/><text:tab/><text:tab/> <text:span text:style-name="T93">opt-&gt;enetrg &lt;&lt; AVR32_TC_ENETRG_OFFSET |</text:span></text:p>
      <text:p text:style-name="P87"><text:tab/><text:tab/>80034c48:<text:tab/>ee f8 ff f8 <text:tab/>ld.w<text:tab/>r8,r7[-8]</text:p>
      <text:p text:style-name="P87"><text:tab/><text:tab/>80034c4c:<text:tab/>70 18 <text:s text:c="6"/><text:tab/>ld.w<text:tab/>r8,r8[0x4]</text:p>
      <text:p text:style-name="P87"><text:tab/><text:tab/>80034c4e:<text:tab/>f1 d8 c1 81 <text:tab/>bfextu<text:tab/>r8,r8,0xc,0x1</text:p>
      <text:p text:style-name="P87"><text:tab/><text:tab/>80034c52:<text:tab/>5c 58 <text:s text:c="6"/><text:tab/>castu.b<text:tab/>r8</text:p>
      <text:p text:style-name="P87"><text:tab/><text:tab/>80034c54:<text:tab/>ad 68 <text:s text:c="6"/><text:tab/>lsl<text:tab/>r8,0xc</text:p>
      <text:p text:style-name="P87"><text:tab/><text:tab/>80034c56:<text:tab/>10 4a <text:s text:c="6"/><text:tab/>or<text:tab/>r10,r8<text:tab/><text:tab/>//Bitwise &amp; OR Operation.</text:p>
      <text:p text:style-name="P22"/>
      <text:p text:style-name="P87"><text:tab/><text:tab/><text:tab/><text:tab/><text:tab/><text:tab/><text:span text:style-name="T93">opt-&gt;eevt &lt;&lt; AVR32_TC_EEVT_OFFSET |</text:span></text:p>
      <text:p text:style-name="P87"><text:tab/><text:tab/>80034c58:<text:tab/>ee f8 ff f8 <text:tab/>ld.w<text:tab/>r8,r7[-8]</text:p>
      <text:p text:style-name="P87"><text:tab/><text:tab/>80034c5c:<text:tab/>70 18 <text:s text:c="6"/><text:tab/>ld.w<text:tab/>r8,r8[0x4]</text:p>
      <text:p text:style-name="P87"><text:tab/><text:tab/>80034c5e:<text:tab/>f1 d8 c1 42 <text:tab/>bfextu<text:tab/>r8,r8,0xa,0x2</text:p>
      <text:p text:style-name="P87"><text:tab/><text:tab/>80034c62:<text:tab/>5c 58 <text:s text:c="6"/><text:tab/>castu.b<text:tab/>r8</text:p>
      <text:p text:style-name="P87"><text:tab/><text:tab/>80034c64:<text:tab/>ab 68 <text:s text:c="6"/><text:tab/>lsl<text:tab/>r8,0xa</text:p>
      <text:p text:style-name="P87"><text:tab/><text:tab/>80034c66:<text:tab/>10 4a <text:s text:c="6"/><text:tab/>or<text:tab/>r10,r8<text:tab/><text:tab/>//Bitwise &amp; OR Operation.</text:p>
      <text:p text:style-name="P87"/>
      <text:p text:style-name="P87"><text:tab/><text:tab/><text:tab/><text:tab/><text:tab/><text:tab/><text:span text:style-name="T93">opt-&gt;eevtedg &lt;&lt; AVR32_TC_EEVTEDG_OFFSET |</text:span></text:p>
      <text:p text:style-name="P87"><text:tab/><text:tab/>80034c68:<text:tab/>ee f8 ff f8 <text:tab/>ld.w<text:tab/>r8,r7[-8]</text:p>
      <text:p text:style-name="P87"><text:tab/><text:tab/>80034c6c:<text:tab/>70 18 <text:s text:c="6"/><text:tab/>ld.w<text:tab/>r8,r8[0x4]</text:p>
      <text:p text:style-name="P87"><text:tab/><text:tab/>80034c6e:<text:tab/>f1 d8 c1 02 <text:tab/>bfextu<text:tab/>r8,r8,0x8,0x2</text:p>
      <text:p text:style-name="P87"><text:tab/><text:tab/>80034c72:<text:tab/>5c 58 <text:s text:c="6"/><text:tab/>castu.b<text:tab/>r8</text:p>
      <text:p text:style-name="P87"><text:tab/><text:tab/>80034c74:<text:tab/>a9 68 <text:s text:c="6"/><text:tab/>lsl<text:tab/>r8,0x8</text:p>
      <text:p text:style-name="P87"><text:tab/><text:tab/>80034c76:<text:tab/>10 4a <text:s text:c="6"/><text:tab/>or<text:tab/>r10,r8<text:tab/><text:tab/>//Bitwise &amp; OR Operation.</text:p>
      <text:p text:style-name="P35"/>
      <text:p text:style-name="P87"><text:tab/><text:tab/><text:tab/><text:tab/><text:tab/><text:tab/><text:span text:style-name="T93">opt-&gt;cpcdis &lt;&lt; AVR32_TC_CPCDIS_OFFSET |</text:span></text:p>
      <text:p text:style-name="P87"><text:tab/><text:tab/>80034c78:<text:tab/>ee f8 ff f8 <text:tab/>ld.w<text:tab/>r8,r7[-8]</text:p>
      <text:p text:style-name="P87"><text:tab/><text:tab/>80034c7c:<text:tab/>70 18 <text:s text:c="6"/><text:tab/>ld.w<text:tab/>r8,r8[0x4]</text:p>
      <text:p text:style-name="P87"><text:tab/><text:tab/>80034c7e:<text:tab/>f1 d8 c0 e1 <text:tab/>bfextu<text:tab/>r8,r8,0x7,0x1</text:p>
      <text:p text:style-name="P87"><text:tab/><text:tab/>80034c82:<text:tab/>5c 58 <text:s text:c="6"/><text:tab/>castu.b<text:tab/>r8</text:p>
      <text:p text:style-name="P87"><text:soft-page-break/><text:tab/><text:tab/>80034c84:<text:tab/>a7 78 <text:s text:c="6"/><text:tab/>lsl<text:tab/>r8,0x7</text:p>
      <text:p text:style-name="P87"><text:tab/><text:tab/>80034c86:<text:tab/>10 4a <text:s text:c="6"/><text:tab/>or<text:tab/>r10,r8<text:tab/><text:tab/>//Bitwise &amp; OR Operation.</text:p>
      <text:p text:style-name="P22"/>
      <text:p text:style-name="P87"><text:tab/><text:tab/><text:tab/><text:tab/><text:tab/><text:tab/><text:span text:style-name="T93">opt-&gt;cpcstop &lt;&lt; AVR32_TC_CPCSTOP_OFFSET |</text:span></text:p>
      <text:p text:style-name="P87"><text:span text:style-name="T93"><text:tab/><text:tab/></text:span>80034c88:<text:tab/>ee f8 ff f8 <text:tab/>ld.w<text:tab/>r8,r7[-8]</text:p>
      <text:p text:style-name="P87"><text:tab/><text:tab/>80034c8c:<text:tab/>70 18 <text:s text:c="6"/><text:tab/>ld.w<text:tab/>r8,r8[0x4]</text:p>
      <text:p text:style-name="P87"><text:tab/><text:tab/>80034c8e:<text:tab/>f1 d8 c0 c1 <text:tab/>bfextu<text:tab/>r8,r8,0x6,0x1</text:p>
      <text:p text:style-name="P87"><text:tab/><text:tab/>80034c92:<text:tab/>5c 58 <text:s text:c="6"/><text:tab/>castu.b<text:tab/>r8</text:p>
      <text:p text:style-name="P87"><text:tab/><text:tab/>80034c94:<text:tab/>a7 68 <text:s text:c="6"/><text:tab/>lsl<text:tab/>r8,0x6</text:p>
      <text:p text:style-name="P87"><text:tab/><text:tab/>80034c96:<text:tab/>10 4a <text:s text:c="6"/><text:tab/>or<text:tab/>r10,r8<text:tab/><text:tab/>//Bitwise &amp; OR Operation.</text:p>
      <text:p text:style-name="P22"/>
      <text:p text:style-name="P87"><text:tab/><text:tab/><text:tab/><text:tab/><text:tab/><text:tab/><text:span text:style-name="T93">opt-&gt;burst &lt;&lt; AVR32_TC_BURST_OFFSET |</text:span></text:p>
      <text:p text:style-name="P87"><text:tab/><text:tab/>80034c98:<text:tab/>ee f8 ff f8 <text:tab/>ld.w<text:tab/>r8,r7[-8]</text:p>
      <text:p text:style-name="P87"><text:tab/><text:tab/>80034c9c:<text:tab/>70 18 <text:s text:c="6"/><text:tab/>ld.w<text:tab/>r8,r8[0x4]</text:p>
      <text:p text:style-name="P87"><text:tab/><text:tab/>80034c9e:<text:tab/>f1 d8 c0 82 <text:tab/>bfextu<text:tab/>r8,r8,0x4,0x2</text:p>
      <text:p text:style-name="P87"><text:tab/><text:tab/>80034ca2:<text:tab/>5c 58 <text:s text:c="6"/><text:tab/>castu.b<text:tab/>r8</text:p>
      <text:p text:style-name="P87"><text:tab/><text:tab/>80034ca4:<text:tab/>a5 68 <text:s text:c="6"/><text:tab/>lsl<text:tab/>r8,0x4</text:p>
      <text:p text:style-name="P87"><text:tab/><text:tab/>80034ca6:<text:tab/>10 4a <text:s text:c="6"/><text:tab/>or<text:tab/>r10,r8<text:tab/><text:tab/>//Bitwise &amp; OR Operation.</text:p>
      <text:p text:style-name="P87"/>
      <text:p text:style-name="P87"><text:tab/><text:tab/><text:tab/><text:tab/><text:tab/><text:tab/><text:span text:style-name="T93">opt-&gt;clki &lt;&lt; AVR32_TC_CLKI_OFFSET |</text:span></text:p>
      <text:p text:style-name="P87"><text:tab/><text:tab/>80034ca8:<text:tab/>ee f8 ff f8 <text:tab/>ld.w<text:tab/>r8,r7[-8]</text:p>
      <text:p text:style-name="P87"><text:tab/><text:tab/>80034cac:<text:tab/>70 18 <text:s text:c="6"/><text:tab/>ld.w<text:tab/>r8,r8[0x4]</text:p>
      <text:p text:style-name="P87"><text:tab/><text:tab/>80034cae:<text:tab/>f1 d8 c0 61 <text:tab/>bfextu<text:tab/>r8,r8,0x3,0x1</text:p>
      <text:p text:style-name="P87"><text:tab/><text:tab/>80034cb2:<text:tab/>5c 58 <text:s text:c="6"/><text:tab/>castu.b<text:tab/>r8</text:p>
      <text:p text:style-name="P87"><text:tab/><text:tab/>80034cb4:<text:tab/>a3 78 <text:s text:c="6"/><text:tab/>lsl<text:tab/>r8,0x3</text:p>
      <text:p text:style-name="P87"><text:tab/><text:tab/>80034cb6:<text:tab/>10 4a <text:s text:c="6"/><text:tab/>or<text:tab/>r10,r8<text:tab/><text:tab/>//Bitwise &amp; OR Operation.</text:p>
      <text:p text:style-name="P16"/>
      <text:p text:style-name="P87"><text:tab/><text:tab/><text:tab/><text:tab/><text:tab/><text:tab/><text:span text:style-name="T93">opt-&gt;tcclks &lt;&lt; AVR32_TC_TCCLKS_OFFSET;</text:span></text:p>
      <text:p text:style-name="P87"><text:tab/><text:tab/>80034cb8:<text:tab/>ee f8 ff f8 <text:tab/>ld.w<text:tab/>r8,r7[-8]</text:p>
      <text:p text:style-name="P87"><text:tab/><text:tab/>80034cbc:<text:tab/>70 18 <text:s text:c="6"/><text:tab/>ld.w<text:tab/>r8,r8[0x4]</text:p>
      <text:p text:style-name="P87"><text:tab/><text:tab/>80034cbe:<text:tab/>f1 d8 c0 03 <text:tab/>bfextu<text:tab/>r8,r8,0x0,0x3</text:p>
      <text:p text:style-name="P87"><text:tab/><text:tab/>80034cc2:<text:tab/>5c 58 <text:s text:c="6"/><text:tab/>castu.b<text:tab/>r8<text:tab/><text:tab/>//Bitwise Operation.</text:p>
      <text:p text:style-name="P87"><text:tab/>// Check for valid input.</text:p>
      <text:p text:style-name="P87"><text:s/><text:tab/><text:span text:style-name="T93"> if (opt-&gt;channel &gt;= TC_NUMBER_OF_CHANNELS)</text:span></text:p>
      <text:p text:style-name="P16"><text:soft-page-break/><text:s text:c="4"/><text:tab/><text:tab/>return TC_INVALID_ARGUMENT;</text:p>
      <text:p text:style-name="P87"/>
      <text:p text:style-name="P87"><text:tab/><text:tab/></text:p>
      <text:p text:style-name="P87"><text:span text:style-name="T94"><text:tab/></text:span><text:span text:style-name="T137">// GENERATE SIGNALS: Waveform operating mode.</text:span></text:p>
      <text:p text:style-name="P16"><text:s text:c="2"/><text:tab/>tc-&gt;channel[opt-&gt;channel].cmr = opt-&gt;bswtrg &lt;&lt; AVR32_TC_BSWTRG_OFFSET |</text:p>
      <text:p text:style-name="P87"><text:span text:style-name="T94"><text:tab/><text:tab/></text:span><text:span text:style-name="T137">80034cc4:<text:tab/>f5 e8 10 08 <text:tab/>or<text:tab/>r8,r10,r8</text:span></text:p>
      <text:p text:style-name="P87"><text:tab/><text:tab/>80034cc8:<text:tab/>10 9a <text:s text:c="6"/><text:tab/>mov<text:tab/>r10,r8</text:p>
      <text:p text:style-name="P87"><text:tab/><text:tab/>80034cca:<text:tab/>ee f8 ff fc <text:tab/>ld.w<text:tab/>r8,r7[-4]</text:p>
      <text:p text:style-name="P87"><text:tab/><text:tab/><text:span text:style-name="T95">80034cce:<text:tab/>a5 69 <text:s text:c="6"/><text:tab/>lsl<text:tab/>r9,0x4</text:span> <text:span text:style-name="T19">– Logical shift left the value with shift amount 4 and store into R9(</text:span><text:span text:style-name="T24">Channel Mode register offset: 0x4</text:span><text:span text:style-name="T19">).</text:span></text:p>
      <text:p text:style-name="P87"><text:tab/><text:tab/>80034cd0:<text:tab/>2f f9 <text:s text:c="6"/><text:tab/>sub<text:tab/>r9,-1<text:span text:style-name="T56"> </text:span></text:p>
      <text:p text:style-name="P87"><text:tab/><text:tab/>80034cd2:<text:tab/>f0 09 09 2a<text:span text:style-name="T137"> <text:tab/>st.w<text:tab/>r8[r9&lt;&lt;0x2],r10</text:span><text:span text:style-name="T57"> </text:span></text:p>
      <text:p text:style-name="P87"><text:span text:style-name="T56"><text:tab/><text:tab/><text:tab/><text:tab/><text:tab/><text:tab/></text:span><text:span text:style-name="T46">opt-&gt;cpcstop &lt;&lt; AVR32_TC_CPCSTOP_OFFSET |</text:span></text:p>
      <text:p text:style-name="P22"><text:s text:c="34"/><text:tab/><text:tab/><text:tab/><text:tab/>opt-&gt;burst &lt;&lt; AVR32_TC_BURST_OFFSET |</text:p>
      <text:p text:style-name="P22"><text:s text:c="32"/><text:tab/><text:tab/><text:tab/><text:tab/>opt-&gt;clki &lt;&lt; AVR32_TC_CLKI_OFFSET |</text:p>
      <text:p text:style-name="P22"><text:s text:c="34"/><text:tab/><text:tab/><text:tab/><text:tab/>opt-&gt;tcclks &lt;&lt; AVR32_TC_TCCLKS_OFFSET;</text:p>
      <text:p text:style-name="P87"/>
      <text:p text:style-name="P87"><text:tab/><text:span text:style-name="T93">return 0;</text:span></text:p>
      <text:p text:style-name="P87"><text:tab/><text:tab/>80034cd6:<text:tab/>30 08 <text:s text:c="6"/><text:tab/>mov<text:tab/>r8,0<text:span text:style-name="T56"><text:tab/><text:tab/>//Return from function.</text:span></text:p>
      <text:p text:style-name="P87"><text:span text:style-name="T56"><text:tab/></text:span><text:span text:style-name="T46">}</text:span></text:p>
      <text:p text:style-name="P87"><text:tab/><text:tab/>80034cd8:<text:tab/>10 9c <text:s text:c="6"/><text:tab/>mov<text:tab/>r12,r8</text:p>
      <text:p text:style-name="P87"><text:tab/><text:tab/>80034cda:<text:tab/>2f ed <text:s text:c="6"/><text:tab/>sub<text:tab/>sp,-8</text:p>
      <text:p text:style-name="P87"><text:tab/><text:tab/>80034cdc:<text:tab/>e3 cd 80 80 <text:tab/>ldm<text:tab/>sp++,r7,pc<text:span text:style-name="T56"><text:tab/>//Exit stack operation.</text:span></text:p>
      <text:p text:style-name="P87"/>
      <text:p text:style-name="P87"><text:tab/><text:span text:style-name="T43">Result :</text:span></text:p>
      <text:p text:style-name="P96"><text:tab/><text:tab/>From the generated assembly code it is verified that each of the statements generated for the driver function tc_init_waveform is manually verified and found that no extra statements are generated for the same.</text:p>
      <text:p text:style-name="P48"/>
      <text:h text:style-name="P180" text:outline-level="3"><text:bookmark-start text:name="__RefHeading___Toc587197_4056621977"/>tc_write_rc<text:bookmark-end text:name="__RefHeading___Toc587197_4056621977"/></text:h>
      <text:p text:style-name="P16"><text:tab/>C Code :</text:p>
      <text:p text:style-name="P87"><text:tab/>int tc_write_rc(volatile avr32_tc_t *tc, unsigned int channel, unsigned short value)</text:p>
      <text:p text:style-name="P87"><text:soft-page-break/><text:tab/>{</text:p>
      <text:p text:style-name="P121"><text:span text:style-name="T93"><text:tab/><text:tab/></text:span><text:span text:style-name="T89"> if (channel &gt;= TC_NUMBER_OF_CHANNELS)</text:span></text:p>
      <text:p text:style-name="P87"><text:s text:c="2"/><text:tab/><text:tab/><text:tab/> <text:s/>return TC_INVALID_ARGUMENT;</text:p>
      <text:p text:style-name="P87"><text:tab/><text:tab/> <text:s/>if (Tst_bits(tc-&gt;channel[channel].cmr, AVR32_TC_WAVE_MASK))</text:p>
      <text:p text:style-name="P87"><text:s text:c="3"/><text:tab/><text:tab/><text:tab/><text:tab/> Wr_bitfield(tc-&gt;channel[channel].rc, AVR32_TC_RC_MASK, value);</text:p>
      <text:p text:style-name="P87"><text:tab/><text:tab/>return value;</text:p>
      <text:p text:style-name="P87"><text:tab/>}</text:p>
      <text:p text:style-name="P121"><text:span text:style-name="T89"><text:tab/></text:span><text:span text:style-name="T93">Assembly Code :</text:span></text:p>
      <text:p text:style-name="P16"><text:tab/>int tc_write_rc(volatile avr32_tc_t *tc, unsigned int channel, unsigned short value)</text:p>
      <text:p text:style-name="P16"><text:tab/>{</text:p>
      <text:p text:style-name="P121"><text:span text:style-name="T93"><text:tab/><text:tab/></text:span><text:span text:style-name="T89">80034d8e:<text:tab/>eb cd 40 80 <text:tab/>pushm<text:tab/>r7,lr</text:span></text:p>
      <text:p text:style-name="P87"><text:tab/><text:tab/>80034d92:<text:tab/>1a 97 <text:s text:c="6"/><text:tab/>mov<text:tab/>r7,sp</text:p>
      <text:p text:style-name="P87"><text:tab/><text:tab/>80034d94:<text:tab/>20 3d <text:s text:c="6"/><text:tab/>sub<text:tab/>sp,12<text:tab/><text:tab/>//Entry stack operation.</text:p>
      <text:p text:style-name="P87"><text:tab/><text:tab/><text:span text:style-name="T95">80034d96:<text:tab/>ef 4c ff fc <text:tab/>st.w<text:tab/>r7[-4],r12</text:span> – The input parameter(<text:span text:style-name="T124">*tc</text:span>) is stored in register R7[-4].</text:p>
      <text:p text:style-name="Standard"><text:tab/><text:tab/><text:span text:style-name="T95">80034d9a:<text:tab/>ef 4b ff f8 <text:tab/>st.w<text:tab/>r7[-8],r11</text:span> – The input parameter(<text:span text:style-name="T124">channel</text:span>) is stored in register R7[-8]</text:p>
      <text:p text:style-name="P87"><text:tab/><text:tab/>80034d9e:<text:tab/>14 98 <text:s text:c="6"/><text:tab/>mov<text:tab/>r8,r10</text:p>
      <text:p text:style-name="Standard"><text:tab/><text:tab/><text:span text:style-name="T95">80034da0:<text:tab/>ef 58 ff f4 <text:tab/>st.h<text:tab/>r7[-12],r8</text:span> – The input parameter(<text:span text:style-name="T124">value</text:span>) is stored in register R7[-12]</text:p>
      <text:p text:style-name="P35"/>
      <text:p text:style-name="P35"><text:tab/> // Check for valid input.</text:p>
      <text:p text:style-name="P87"><text:span text:style-name="T56"><text:s text:c="2"/><text:tab/></text:span><text:span text:style-name="T46">if (channel &gt;= TC_NUMBER_OF_CHANNELS)</text:span></text:p>
      <text:p text:style-name="P87"><text:tab/><text:tab/>80034da4:<text:tab/>ee f8 ff f8 <text:tab/>ld.w<text:tab/>r8,r7[-8]</text:p>
      <text:p text:style-name="P87"><text:tab/><text:tab/>80034da8:<text:tab/>58 28 <text:s text:c="6"/><text:tab/>cp.w<text:tab/>r8,2</text:p>
      <text:p text:style-name="P87"><text:tab/><text:tab/>80034daa:<text:tab/>e0 88 00 04 <text:tab/>brls<text:tab/>80034db2<text:tab/>//Input parameter validation.</text:p>
      <text:p text:style-name="P87"/>
      <text:p text:style-name="P87"><text:tab/><text:span text:style-name="T93">return TC_INVALID_ARGUMENT;</text:span></text:p>
      <text:p text:style-name="P87"><text:tab/><text:tab/>80034dae:<text:tab/>3f f8 <text:s text:c="6"/><text:tab/>mov<text:tab/>r8,-1</text:p>
      <text:p text:style-name="P87"><text:tab/><text:tab/>80034db0:<text:tab/>c2 78 <text:s text:c="6"/><text:tab/>rjmp<text:tab/>80034dfe<text:tab/>//Return from function.</text:p>
      <text:p text:style-name="P26"/>
      <text:p text:style-name="P87"><text:s/><text:tab/>// This function is only available in WAVEFORM mode.</text:p>
      <text:p text:style-name="P87"><text:s text:c="2"/><text:tab/><text:span text:style-name="T93">if (Tst_bits(tc-&gt;channel[channel].cmr, AVR32_TC_WAVE_MASK))</text:span></text:p>
      <text:p text:style-name="P87"><text:tab/><text:tab/><text:span text:style-name="T137">80034db2:<text:tab/>ee f9 ff f8 <text:tab/>ld.w<text:tab/>r9,r7[-8]</text:span></text:p>
      <text:p text:style-name="P87"><text:soft-page-break/><text:tab/><text:tab/>80034db6:<text:tab/>ee f8 ff fc <text:tab/>ld.w<text:tab/>r8,r7[-4]</text:p>
      <text:p text:style-name="P87"><text:tab/><text:tab/><text:span text:style-name="T95">80034dba:<text:tab/>a5 69 <text:s text:c="6"/><text:tab/>lsl<text:tab/>r9,0x4</text:span> <text:span text:style-name="T19">– Logical shift left the value with shift amount 4 and store into R9(</text:span><text:span text:style-name="T24">Channel Mode register offset: 0x4</text:span><text:span text:style-name="T19">).</text:span></text:p>
      <text:p text:style-name="P87"><text:tab/><text:tab/>80034dbc:<text:tab/>2f f9 <text:s text:c="6"/><text:tab/>sub<text:tab/>r9,-1</text:p>
      <text:p text:style-name="P87"><text:tab/><text:tab/>80034dbe:<text:tab/>f0 09 03 28<text:span text:style-name="T137"> <text:tab/>ld.w<text:tab/>r8,r8[r9&lt;&lt;0x2]</text:span></text:p>
      <text:p text:style-name="P87"><text:tab/><text:tab/>80034dc2:<text:tab/>e2 18 80 00 <text:tab/>andl<text:tab/>r8,0x8000,COH</text:p>
      <text:p text:style-name="P87"><text:tab/><text:tab/>80034dc6:<text:tab/>c1 a0 <text:s text:c="6"/><text:tab/>breq<text:tab/>80034dfa</text:p>
      <text:p text:style-name="P87"/>
      <text:p text:style-name="P87"><text:tab/><text:span text:style-name="T93">Wr_bitfield(tc-&gt;channel[channel].rc, AVR32_TC_RC_MASK, value);</text:span></text:p>
      <text:p text:style-name="P87"><text:tab/><text:tab/>80034dc8:<text:tab/>ee f8 ff f8 <text:tab/>ld.w<text:tab/>r8,r7[-8]</text:p>
      <text:p text:style-name="P87"><text:tab/><text:tab/>80034dcc:<text:tab/>ee f9 ff f8 <text:tab/>ld.w<text:tab/>r9,r7[-8]</text:p>
      <text:p text:style-name="P87"><text:tab/><text:tab/>80034dd0:<text:tab/>ee fa ff fc <text:tab/>ld.w<text:tab/>r10,r7[-4]</text:p>
      <text:p text:style-name="P87"><text:tab/><text:tab/>80034dd4:<text:tab/>a7 69 <text:s text:c="6"/><text:tab/>lsl<text:tab/>r9,0x6</text:p>
      <text:p text:style-name="P87"><text:tab/><text:tab/>80034dd6:<text:tab/>f4 09 00 09 <text:tab/>add<text:tab/>r9,r10,r9</text:p>
      <text:p text:style-name="P87"><text:tab/><text:tab/><text:span text:style-name="T93">80034dda:<text:tab/>2e 49 <text:s text:c="6"/><text:tab/>sub<text:tab/>r9,-28<text:tab/></text:span><text:span text:style-name="T56">– subtract the value of -28 to </text:span><text:span text:style-name="T18">register R8(</text:span><text:span text:style-name="T16">Channel Register C</text:span><text:span text:style-name="T25">: 0x1C</text:span><text:span text:style-name="T18">).</text:span></text:p>
      <text:p text:style-name="P87"><text:tab/><text:tab/>80034ddc:<text:tab/>72 09 <text:s text:c="6"/><text:tab/>ld.w<text:tab/>r9,r9[0x0]</text:p>
      <text:p text:style-name="P87"><text:tab/><text:tab/>80034dde:<text:tab/>12 9a <text:s text:c="6"/><text:tab/>mov<text:tab/>r10,r9</text:p>
      <text:p text:style-name="P87"><text:tab/><text:tab/>80034de0:<text:tab/>e0 1a 00 00 <text:tab/>andl<text:tab/>r10,0x0</text:p>
      <text:p text:style-name="P87"><text:tab/><text:tab/>80034de4:<text:tab/>ef 19 ff f4 <text:tab/>ld.uh<text:tab/>r9,r7[-12]</text:p>
      <text:p text:style-name="P87"><text:tab/><text:tab/>80034de8:<text:tab/>f5 e9 10 09 <text:tab/>or<text:tab/>r9,r10,r9</text:p>
      <text:p text:style-name="P87"><text:tab/><text:tab/>80034dec:<text:tab/>ee fa ff fc <text:tab/>ld.w<text:tab/>r10,r7[-4]</text:p>
      <text:p text:style-name="P87"><text:tab/><text:tab/>80034df0:<text:tab/>a7 68 <text:s text:c="6"/><text:tab/>lsl<text:tab/>r8,0x6</text:p>
      <text:p text:style-name="P87"><text:tab/><text:tab/>80034df2:<text:tab/>f4 08 00 08 <text:tab/>add<text:tab/>r8,r10,r8</text:p>
      <text:p text:style-name="P87"><text:tab/><text:tab/><text:span text:style-name="T93">80034df6:<text:tab/>2e 48 <text:s text:c="6"/><text:tab/>sub<text:tab/>r8,-28<text:tab/></text:span><text:span text:style-name="T56">– subtract the value of -28 to </text:span><text:span text:style-name="T18">register R8(</text:span><text:span text:style-name="T16">Channel Register C</text:span><text:span text:style-name="T25">: 0x1C</text:span><text:span text:style-name="T18">).</text:span></text:p>
      <text:p text:style-name="P87"><text:tab/><text:tab/>80034df8:<text:tab/>91 09 <text:s text:c="6"/><text:tab/>st.w<text:tab/>r8[0x0],r9</text:p>
      <text:p text:style-name="P35"/>
      <text:p text:style-name="P87"><text:span text:style-name="T56"><text:tab/></text:span><text:span text:style-name="T46">return value;</text:span></text:p>
      <text:p text:style-name="P87"><text:tab/><text:tab/>80034dfa:<text:tab/>ef 18 ff f4 <text:tab/>ld.uh<text:tab/>r8,r7[-12]</text:p>
      <text:p text:style-name="P87"><text:tab/><text:span text:style-name="T93">}</text:span></text:p>
      <text:p text:style-name="P87"><text:tab/><text:tab/>80034dfe:<text:tab/>10 9c <text:s text:c="6"/><text:tab/>mov<text:tab/>r12,r8</text:p>
      <text:p text:style-name="P87"><text:tab/><text:tab/>80034e00:<text:tab/>2f dd <text:s text:c="6"/><text:tab/>sub<text:tab/>sp,-12</text:p>
      <text:p text:style-name="P87"><text:tab/><text:tab/>80034e02:<text:tab/>e3 cd 80 80 <text:tab/>ldm<text:tab/>sp++,r7,pc</text:p>
      <text:p text:style-name="P87"><text:soft-page-break/><text:tab/><text:tab/>80034e06:<text:tab/>d7 03 <text:s text:c="6"/><text:tab/>nop<text:tab/><text:tab/><text:tab/>//Exit stack operation.</text:p>
      <text:p text:style-name="P87"/>
      <text:p text:style-name="P87"/>
      <text:p text:style-name="P87"><text:tab/><text:span text:style-name="T43">Result :</text:span></text:p>
      <text:p text:style-name="P96"><text:tab/><text:tab/>From the generated assembly code it is verified that each of the statements generated for the driver function tc_write_rc is manually verified and found that no extra statements are generated for the same.</text:p>
      <text:p text:style-name="P96"/>
      <text:p text:style-name="P96"/>
      <text:p text:style-name="P96"/>
      <text:h text:style-name="P178" text:outline-level="3"><text:bookmark-start text:name="__RefHeading___Toc587227_4056621977"/>usart_reset<text:bookmark-end text:name="__RefHeading___Toc587227_4056621977"/></text:h>
      <text:p text:style-name="P121"><text:tab/><text:span text:style-name="T93"> C Code :</text:span></text:p>
      <text:p text:style-name="P87"><text:tab/>void usart_reset(volatile avr32_usart_t *usart)</text:p>
      <text:p text:style-name="P87"><text:tab/>{</text:p>
      <text:p text:style-name="P121"><text:span text:style-name="T93"><text:tab/><text:tab/></text:span><text:span text:style-name="T89"> bool global_interrupt_enabled = cpu_irq_is_enabled();<text:tab/></text:span></text:p>
      <text:p text:style-name="P87"><text:tab/><text:tab/> <text:s/>if (global_interrupt_enabled) cpu_irq_disable();</text:p>
      <text:p text:style-name="P87"><text:tab/><text:tab/> <text:s/>usart-&gt;idr = 0xFFFFFFFF;</text:p>
      <text:p text:style-name="P87"><text:s text:c="2"/><text:tab/><text:tab/> <text:s/>usart→csr;</text:p>
      <text:p text:style-name="P87"><text:tab/><text:tab/> <text:s/>if (global_interrupt_enabled) cpu_irq_enable();</text:p>
      <text:p text:style-name="P87"><text:tab/><text:tab/> <text:s/>usart-&gt;mr = 0;</text:p>
      <text:p text:style-name="P87"><text:tab/><text:tab/> <text:s/>usart-&gt;rtor = 0;</text:p>
      <text:p text:style-name="P87"><text:tab/><text:tab/> <text:s/>usart-&gt;ttgr = 0;</text:p>
      <text:p text:style-name="P87"><text:s/><text:tab/><text:tab/> usart-&gt;cr = AVR32_USART_CR_RSTRX_MASK <text:s text:c="2"/>|</text:p>
      <text:p text:style-name="P87"><text:tab/> <text:s text:c="2"/>AVR32_USART_CR_RSTTX_MASK <text:s text:c="2"/>|</text:p>
      <text:p text:style-name="P87"><text:s text:c="14"/>AVR32_USART_CR_RSTSTA_MASK <text:s/>|</text:p>
      <text:p text:style-name="P87"><text:s text:c="14"/>AVR32_USART_CR_RSTIT_MASK <text:s text:c="2"/>|</text:p>
      <text:p text:style-name="P87"><text:s text:c="14"/>AVR32_USART_CR_RSTNACK_MASK |</text:p>
      <text:p text:style-name="P87">#ifndef AVR32_USART_440_H_INCLUDED</text:p>
      <text:p text:style-name="P87"><text:s text:c="14"/>AVR32_USART_CR_DTRDIS_MASK <text:s/>|</text:p>
      <text:p text:style-name="P87">#endif</text:p>
      <text:p text:style-name="P87"><text:s text:c="14"/>AVR32_USART_CR_RTSDIS_MASK;</text:p>
      <text:p text:style-name="P87"><text:tab/>}</text:p>
      <text:p text:style-name="P87"><text:soft-page-break/></text:p>
      <text:p text:style-name="P87"/>
      <text:p text:style-name="P87"/>
      <text:p text:style-name="P121"><text:span text:style-name="T89"><text:tab/></text:span><text:span text:style-name="T93">Assembly Code :</text:span></text:p>
      <text:p text:style-name="P16"><text:tab/>void usart_reset(volatile avr32_usart_t *usart)</text:p>
      <text:p text:style-name="P16"><text:tab/>{</text:p>
      <text:p text:style-name="P121"><text:span text:style-name="T93"><text:tab/><text:tab/></text:span><text:span text:style-name="T89">8003610c:<text:tab/>eb cd 40 80 <text:tab/>pushm<text:tab/>r7,lr</text:span></text:p>
      <text:p text:style-name="P87"><text:tab/><text:tab/>80036110:<text:tab/>1a 97 <text:s text:c="6"/><text:tab/>mov<text:tab/>r7,sp</text:p>
      <text:p text:style-name="P87"><text:tab/><text:tab/>80036112:<text:tab/>20 2d <text:s text:c="6"/><text:tab/>sub<text:tab/>sp,8</text:p>
      <text:p text:style-name="P87"><text:tab/><text:tab/><text:span text:style-name="T95">80036114:<text:tab/>ef 4c ff f8 <text:tab/>st.w<text:tab/>r7[-8],r12</text:span><text:span text:style-name="T56"> – The input parameter(</text:span><text:span text:style-name="T59">*usart</text:span><text:span text:style-name="T56">) is stored in register R7[-8].</text:span></text:p>
      <text:p text:style-name="P35"/>
      <text:p text:style-name="P87"><text:span text:style-name="T56"><text:tab/></text:span><text:span text:style-name="T46">bool global_interrupt_enabled = cpu_irq_is_enabled();</text:span></text:p>
      <text:p text:style-name="P87"><text:tab/><text:tab/>80036118:<text:tab/>e1 b8 00 00 <text:tab/>mfsr<text:tab/>r8,0x0</text:p>
      <text:p text:style-name="P87"><text:tab/><text:tab/>8003611c:<text:tab/>10 9c <text:s text:c="6"/><text:tab/>mov<text:tab/>r12,r8</text:p>
      <text:p text:style-name="P87"><text:tab/><text:tab/>8003611e:<text:tab/>f0 1f 00 18 <text:tab/>mcall<text:tab/>8003617c</text:p>
      <text:p text:style-name="P87"><text:tab/><text:tab/>80036122:<text:tab/>18 98 <text:s text:c="6"/><text:tab/>mov<text:tab/>r8,r12</text:p>
      <text:p text:style-name="P87"><text:tab/><text:tab/>80036124:<text:tab/>ef 68 ff ff <text:tab/>st.b<text:tab/>r7[-1],r8</text:p>
      <text:p text:style-name="P35"/>
      <text:p text:style-name="P35"><text:tab/>// Disable all USART interrupts.</text:p>
      <text:p text:style-name="P35"><text:tab/>// Interrupts needed should be set explicitly on every reset.</text:p>
      <text:p text:style-name="P22"><text:s text:c="2"/><text:tab/>if (global_interrupt_enabled) cpu_irq_disable();</text:p>
      <text:p text:style-name="P87"><text:tab/><text:tab/>80036128:<text:tab/>ef 39 ff ff <text:tab/>ld.ub<text:tab/>r9,r7[-1]</text:p>
      <text:p text:style-name="P87"><text:tab/><text:tab/>8003612c:<text:tab/>30 08 <text:s text:c="6"/><text:tab/>mov<text:tab/>r8,0</text:p>
      <text:p text:style-name="P87"><text:tab/><text:tab/>8003612e:<text:tab/>f0 09 18 00 <text:tab/>cp.b<text:tab/>r9,r8</text:p>
      <text:p text:style-name="P87"><text:tab/><text:tab/>80036132:<text:tab/>c0 20 <text:s text:c="6"/><text:tab/>breq<text:tab/>80036136</text:p>
      <text:p text:style-name="P87"><text:tab/><text:tab/>80036134:<text:tab/>d3 03 <text:s text:c="6"/><text:tab/>ssrf<text:tab/>0x10<text:span text:style-name="T56"><text:tab/><text:tab/>//If condition.</text:span></text:p>
      <text:p text:style-name="P35"/>
      <text:p text:style-name="P87"><text:span text:style-name="T56"><text:tab/></text:span><text:span text:style-name="T46">usart-&gt;idr = 0xFFFFFFFF;</text:span></text:p>
      <text:p text:style-name="P87"><text:tab/><text:tab/><text:span text:style-name="T137">80036136:<text:tab/>ee f8 ff f8 <text:tab/>ld.w<text:tab/>r8,r7[-8]</text:span></text:p>
      <text:p text:style-name="P87"><text:tab/><text:tab/>8003613a:<text:tab/>3f f9 <text:s text:c="6"/><text:tab/>mov<text:tab/>r9,-1</text:p>
      <text:p text:style-name="P87"><text:tab/><text:tab/><text:span text:style-name="T95">8003613c:<text:tab/>91 39 <text:s text:c="6"/><text:tab/>st.w<text:tab/>r8[0xc],r9</text:span><text:span text:style-name="T56"> – store value from register R9 into register R8[0xC]</text:span><text:span text:style-name="T59">(Interupt disable register offser: 0xC</text:span><text:span text:style-name="T56">).</text:span></text:p>
      <text:p text:style-name="P35"/>
      <text:p text:style-name="P87"><text:soft-page-break/><text:span text:style-name="T56"><text:tab/></text:span><text:span text:style-name="T46">usart-&gt;csr;</text:span></text:p>
      <text:p text:style-name="P87"><text:tab/><text:tab/><text:span text:style-name="T137">8003613e:<text:tab/>ee f8 ff f8 <text:tab/>ld.w<text:tab/>r8,r7[-8]</text:span></text:p>
      <text:p text:style-name="P87"><text:tab/><text:tab/><text:span text:style-name="T95">80036142:<text:tab/>70 58 <text:s text:c="6"/><text:tab/>ld.w<text:tab/>r8,r8[0x14]</text:span> <text:span text:style-name="T56">– load value from register R8[14] into register R</text:span><text:span text:style-name="T18">8(</text:span><text:span text:style-name="T25">Channel status register offset: 0x14</text:span><text:span text:style-name="T18">)</text:span><text:span text:style-name="T56">.</text:span></text:p>
      <text:p text:style-name="P35"/>
      <text:p text:style-name="P87"><text:span text:style-name="T56"><text:tab/></text:span><text:span text:style-name="T46">if (global_interrupt_enabled) cpu_irq_enable();</text:span></text:p>
      <text:p text:style-name="P87"><text:tab/><text:tab/>80036144:<text:tab/>ef 39 ff ff <text:tab/>ld.ub<text:tab/>r9,r7[-1]</text:p>
      <text:p text:style-name="P87"><text:tab/><text:tab/>80036148:<text:tab/>30 08 <text:s text:c="6"/><text:tab/>mov<text:tab/>r8,0</text:p>
      <text:p text:style-name="P87"><text:tab/><text:tab/>8003614a:<text:tab/>f0 09 18 00 <text:tab/>cp.b<text:tab/>r9,r8</text:p>
      <text:p text:style-name="P87"><text:tab/><text:tab/>8003614e:<text:tab/>c0 20 <text:s text:c="6"/><text:tab/>breq<text:tab/>80036152</text:p>
      <text:p text:style-name="P87"><text:tab/><text:tab/>80036150:<text:tab/>d5 03 <text:s text:c="6"/><text:tab/>csrf<text:tab/>0x10<text:tab/><text:tab/>//If condition.</text:p>
      <text:p text:style-name="P87"/>
      <text:p text:style-name="P87"><text:tab/> // Reset mode and other registers that could cause unpredictable behavior after reset.</text:p>
      <text:p text:style-name="P87"><text:s/><text:tab/> <text:span text:style-name="T93">usart-&gt;mr = 0;</text:span></text:p>
      <text:p text:style-name="P87"><text:tab/><text:tab/><text:span text:style-name="T137">80036152:<text:tab/>ee f8 ff f8 <text:tab/>ld.w<text:tab/>r8,r7[-8]</text:span></text:p>
      <text:p text:style-name="P87"><text:tab/><text:tab/>80036156:<text:tab/>30 09 <text:s text:c="6"/><text:tab/>mov<text:tab/>r9,0</text:p>
      <text:p text:style-name="P87"><text:tab/><text:tab/><text:span text:style-name="T95">80036158:<text:tab/>91 19 <text:s text:c="6"/><text:tab/>st.w<text:tab/>r8[0x4],r9</text:span><text:span text:style-name="T56"> – store value from register R9 into register R8[0x</text:span><text:span text:style-name="T18">4]</text:span><text:span text:style-name="T25">(Mode register offset: 0x4</text:span><text:span text:style-name="T18">)</text:span><text:span text:style-name="T56">.</text:span></text:p>
      <text:p text:style-name="P35"/>
      <text:p text:style-name="P87"><text:span text:style-name="T56"><text:tab/></text:span><text:span text:style-name="T46">usart-&gt;rtor = 0;</text:span></text:p>
      <text:p text:style-name="P87"><text:tab/><text:tab/>8<text:span text:style-name="T137">003615a:<text:tab/>ee f8 ff f8 <text:tab/>ld.w<text:tab/>r8,r7[-8]</text:span></text:p>
      <text:p text:style-name="P87"><text:tab/><text:tab/>8003615e:<text:tab/>30 09 <text:s text:c="6"/><text:tab/>mov<text:tab/>r9,0</text:p>
      <text:p text:style-name="P87"><text:tab/><text:tab/><text:span text:style-name="T95">80036160:<text:tab/>91 99 <text:s text:c="6"/><text:tab/>st.w<text:tab/>r8[0x24],r9</text:span><text:span text:style-name="T56"> – store value from register R9 into register R8[0x2</text:span><text:span text:style-name="T18">4](</text:span><text:span text:style-name="T25">Receiver Time-out register offset: 0x24</text:span><text:span text:style-name="T18">)</text:span><text:span text:style-name="T56">.</text:span></text:p>
      <text:p text:style-name="P35"/>
      <text:p text:style-name="P87"><text:span text:style-name="T56"><text:tab/></text:span><text:span text:style-name="T46">usart-&gt;ttgr = 0;</text:span></text:p>
      <text:p text:style-name="P87"><text:tab/><text:tab/><text:span text:style-name="T137">80036162:<text:tab/>ee f8 ff f8 <text:tab/>ld.w<text:tab/>r8,r7[-8]</text:span></text:p>
      <text:p text:style-name="P87"><text:tab/><text:tab/>80036166:<text:tab/>30 09 <text:s text:c="6"/><text:tab/>mov<text:tab/>r9,0</text:p>
      <text:p text:style-name="P87"><text:tab/><text:tab/><text:span text:style-name="T95">80036168:<text:tab/>91 a9 <text:s text:c="6"/><text:tab/>st.w<text:tab/>r8[0x28],r9</text:span><text:span text:style-name="T56"> – store value from register R9 into register R8[0x</text:span><text:span text:style-name="T18">28](</text:span><text:span text:style-name="T25">Transmitter Time guard register offset: 0x28</text:span><text:span text:style-name="T18">)</text:span><text:span text:style-name="T56">.</text:span></text:p>
      <text:p text:style-name="P35"/>
      <text:p text:style-name="P35"><text:tab/>// Shutdown TX and RX (will be re-enabled when setup has successfully completed),</text:p>
      <text:p text:style-name="P35"><text:s text:c="2"/><text:tab/>// reset status bits and turn off DTR and RTS.</text:p>
      <text:p text:style-name="P87"><text:span text:style-name="T56"><text:s text:c="2"/><text:tab/></text:span><text:span text:style-name="T46">usart-&gt;cr = AVR32_USART_CR_RSTRX_MASK <text:s text:c="2"/>|</text:span></text:p>
      <text:p text:style-name="P87"><text:soft-page-break/><text:tab/><text:tab/>8<text:span text:style-name="T137">003616a:<text:tab/>ee f8 ff f8 <text:tab/>ld.w<text:tab/>r8,r7[-8]</text:span></text:p>
      <text:p text:style-name="P87"><text:tab/><text:tab/>8003616e:<text:tab/>ea 69 61 0c <text:tab/>mov<text:tab/>r9,680204</text:p>
      <text:p text:style-name="P87"><text:tab/><text:tab/><text:span text:style-name="T95">80036172:<text:tab/>91 09 <text:s text:c="6"/><text:tab/>st.w<text:tab/>r8[0x0],r9</text:span><text:span text:style-name="T56"> – store the value from register R9 into register R8[0x0](</text:span><text:span text:style-name="T59">Control Register offset: 0x0</text:span><text:span text:style-name="T56">).</text:span></text:p>
      <text:p text:style-name="P87"><text:span text:style-name="T56"><text:tab/></text:span><text:span text:style-name="T46">#ifndef AVR32_USART_440_H_INCLUDED</text:span></text:p>
      <text:p text:style-name="P35"><text:tab/>// Note: Modem Signal Management DTR-DSR-DCD-RI are not included in USART rev.440.</text:p>
      <text:p text:style-name="P87"><text:span text:style-name="T56"><text:s text:c="12"/><text:tab/> <text:s/></text:span><text:span text:style-name="T46">AVR32_USART_CR_DTRDIS_MASK <text:s/>|</text:span></text:p>
      <text:p text:style-name="P87"><text:span text:style-name="T56"><text:tab/></text:span><text:span text:style-name="T46">#endif</text:span></text:p>
      <text:p text:style-name="P87"><text:span text:style-name="T56"><text:s text:c="14"/><text:tab/></text:span><text:span text:style-name="T46">AVR32_USART_CR_RTSDIS_MASK;</text:span></text:p>
      <text:p text:style-name="P87"><text:span text:style-name="T56"><text:tab/></text:span><text:span text:style-name="T46">}</text:span></text:p>
      <text:p text:style-name="P87"><text:tab/><text:tab/>80036174:<text:tab/>2f ed <text:s text:c="6"/><text:tab/>sub<text:tab/>sp,-8</text:p>
      <text:p text:style-name="P87"><text:tab/><text:tab/>80036176:<text:tab/>e3 cd 80 80 <text:tab/>ldm<text:tab/>sp++,r7,pc<text:tab/>//Exit stack operation.</text:p>
      <text:p text:style-name="P87"><text:tab/><text:tab/>8003617a:<text:tab/>00 00 <text:s text:c="6"/><text:tab/>add<text:tab/>r0,r0</text:p>
      <text:p text:style-name="P87"><text:tab/><text:tab/>8003617c:<text:tab/>80 03 <text:s text:c="6"/><text:tab/>ld.sh<text:tab/>r3,r0[0x0]</text:p>
      <text:p text:style-name="P87"><text:tab/><text:tab/>8003617e:<text:tab/>60 10 <text:s text:c="6"/><text:tab/>ld.w<text:tab/>r0,r0[0x4]<text:tab/></text:p>
      <text:p text:style-name="P87"><text:tab/><text:span text:style-name="T43">Result :</text:span></text:p>
      <text:p text:style-name="P96"><text:tab/><text:tab/>From the generated assembly code it is verified that each of the statements generated for the driver function usart_reset is manually verified and found that no extra statements are generated for the same.</text:p>
      <text:p text:style-name="P48"/>
      <text:h text:style-name="P178" text:outline-level="3"><text:bookmark-start text:name="__RefHeading___Toc587229_4056621977"/>usart_init_rs232<text:bookmark-end text:name="__RefHeading___Toc587229_4056621977"/></text:h>
      <text:p text:style-name="P121"><text:tab/><text:span text:style-name="T93">C Code :</text:span></text:p>
      <text:p text:style-name="P87"><text:tab/>int usart_init_rs232(volatile avr32_usart_t *usart, const usart_options_t *opt, long pba_hz)</text:p>
      <text:p text:style-name="P87"><text:tab/>{</text:p>
      <text:p text:style-name="P121"><text:span text:style-name="T93"><text:tab/><text:tab/></text:span><text:span text:style-name="T89">usart_reset(usart);</text:span></text:p>
      <text:p text:style-name="P87"><text:tab/><text:tab/> <text:s/>if (!opt || </text:p>
      <text:p text:style-name="P87"><text:s text:c="2"/><text:tab/><text:tab/> <text:s text:c="3"/>opt-&gt;charlength &lt; 5 || opt-&gt;charlength &gt; 9 ||</text:p>
      <text:p text:style-name="P87"><text:tab/><text:tab/> <text:s text:c="5"/>opt-&gt;paritytype &gt; 7 ||</text:p>
      <text:p text:style-name="P87"><text:tab/><text:tab/> <text:s text:c="5"/>opt-&gt;stopbits &gt; 2 + 255 ||</text:p>
      <text:p text:style-name="P87"><text:s/><text:tab/><text:tab/> <text:s text:c="4"/>opt-&gt;channelmode &gt; 3 ||</text:p>
      <text:p text:style-name="P87"><text:s text:c="6"/><text:tab/><text:tab/><text:tab/>usart_set_async_baudrate(usart, opt-&gt;baudrate, pba_hz) == USA<text:tab/>RT_INVALID_INPUT)</text:p>
      <text:p text:style-name="P87"><text:soft-page-break/><text:s text:c="2"/><text:tab/><text:tab/><text:tab/> <text:s/>return USART_INVALID_INPUT;</text:p>
      <text:p text:style-name="P87"><text:tab/><text:tab/> if (opt-&gt;charlength == 9)</text:p>
      <text:p text:style-name="P87"><text:tab/><text:tab/> <text:s/>{</text:p>
      <text:p text:style-name="P87"><text:tab/><text:tab/><text:tab/> <text:s text:c="3"/>usart-&gt;mr |= AVR32_USART_MR_MODE9_MASK;</text:p>
      <text:p text:style-name="P87"><text:tab/><text:tab/> <text:s/>}</text:p>
      <text:p text:style-name="P87"><text:tab/><text:tab/> <text:s/>else</text:p>
      <text:p text:style-name="P87"><text:s text:c="2"/><text:tab/><text:tab/> {</text:p>
      <text:p text:style-name="P87"><text:tab/><text:tab/><text:tab/> <text:s text:c="3"/>usart-&gt;mr |= (opt-&gt;charlength - 5) &lt;&lt; AVR32_USART_MR_CHRL_OFFSET;</text:p>
      <text:p text:style-name="P87"><text:tab/><text:tab/> <text:s/>}</text:p>
      <text:p text:style-name="P87"><text:tab/><text:tab/> <text:s/>usart-&gt;mr |= opt-&gt;paritytype &lt;&lt; AVR32_USART_MR_PAR_OFFSET |</text:p>
      <text:p text:style-name="P87"><text:s text:c="15"/>opt-&gt;channelmode &lt;&lt; AVR32_USART_MR_CHMODE_OFFSET;</text:p>
      <text:p text:style-name="P87"><text:tab/><text:tab/> <text:s/>if (opt-&gt;stopbits &gt; USART_2_STOPBITS)</text:p>
      <text:p text:style-name="P87"><text:tab/> <text:s/><text:tab/>{</text:p>
      <text:p text:style-name="P87"><text:s text:c="4"/><text:tab/><text:tab/><text:tab/>usart-&gt;mr |= AVR32_USART_MR_NBSTOP_2 &lt;&lt; AVR32_USART_MR_NBSTOP_OFFSET;</text:p>
      <text:p text:style-name="P87"><text:s text:c="4"/><text:tab/><text:tab/><text:tab/>usart-&gt;ttgr = opt-&gt;stopbits - USART_2_STOPBITS;</text:p>
      <text:p text:style-name="P87"><text:tab/><text:tab/> <text:s/>}</text:p>
      <text:p text:style-name="P87"><text:s/><text:tab/><text:tab/> else</text:p>
      <text:p text:style-name="P87"><text:s text:c="3"/><text:tab/><text:tab/> <text:tab/>usart-&gt;mr |= opt-&gt;stopbits &lt;&lt; AVR32_USART_MR_NBSTOP_OFFSET;</text:p>
      <text:p text:style-name="P87"><text:s/><text:tab/><text:tab/> usart-&gt;mr = (usart-&gt;mr &amp; ~AVR32_USART_MR_MODE_MASK) |</text:p>
      <text:p text:style-name="P87"><text:s text:c="9"/><text:tab/> <text:s text:c="4"/>AVR32_USART_MR_MODE_NORMAL &lt;&lt; AVR32_USART_MR_MODE_OFFSET;</text:p>
      <text:p text:style-name="P87"><text:tab/><text:tab/> <text:s/>usart-&gt;cr = AVR32_USART_CR_RXEN_MASK |</text:p>
      <text:p text:style-name="P87"><text:s text:c="7"/><text:tab/> <text:s text:c="6"/>AVR32_USART_CR_TXEN_MASK;</text:p>
      <text:p text:style-name="P87"><text:tab/><text:tab/> return USART_SUCCESS;</text:p>
      <text:p text:style-name="P87"><text:tab/>}</text:p>
      <text:p text:style-name="P121"><text:span text:style-name="T89"><text:tab/></text:span><text:span text:style-name="T93">Assembly Code :</text:span></text:p>
      <text:p text:style-name="P16"><text:tab/>int usart_init_rs232(volatile avr32_usart_t *usart, const usart_options_t *opt, long <text:tab/><text:tab/><text:tab/><text:tab/><text:tab/>pba_hz)</text:p>
      <text:p text:style-name="P16"><text:tab/>{</text:p>
      <text:p text:style-name="P121"><text:span text:style-name="T93"><text:tab/><text:tab/></text:span><text:span text:style-name="T89">80036180:<text:tab/>eb cd 40 80 <text:tab/>pushm<text:tab/>r7,lr</text:span></text:p>
      <text:p text:style-name="P87"><text:tab/><text:tab/>80036184:<text:tab/>1a 97 <text:s text:c="6"/><text:tab/>mov<text:tab/>r7,sp</text:p>
      <text:p text:style-name="P87"><text:tab/><text:tab/>80036186:<text:tab/>20 3d <text:s text:c="6"/><text:tab/>sub<text:tab/>sp,12<text:tab/><text:tab/>//Entry stack operation.</text:p>
      <text:p text:style-name="P87"><text:tab/><text:tab/><text:span text:style-name="T95">80036188:<text:tab/>ef 4c ff fc <text:tab/>st.w<text:tab/>r7[-4],r12</text:span> - <text:s/>The input parameter(<text:span text:style-name="T124">*usart</text:span>) is stored in register R7[-4]</text:p>
      <text:p text:style-name="P87"><text:soft-page-break/><text:tab/><text:tab/><text:span text:style-name="T95">8003618c:<text:tab/>ef 4b ff f8 <text:tab/>st.w<text:tab/>r7[-8],r11</text:span> - <text:s/>The input parameter(<text:span text:style-name="T124">*opt</text:span>) is stored in register R7[-8]</text:p>
      <text:p text:style-name="P87"><text:tab/><text:tab/><text:span text:style-name="T95">80036190:<text:tab/>ef 4a ff f4 <text:tab/>st.w<text:tab/>r7[-12],r10</text:span> - <text:s/>The input parameter(<text:span text:style-name="T124">pba_hz</text:span>)<text:tab/> is stored in register R7[-12]</text:p>
      <text:p text:style-name="P35"/>
      <text:p text:style-name="P35"><text:tab/>// Reset the USART and shutdown TX and RX.</text:p>
      <text:p text:style-name="P87"><text:span text:style-name="T56"><text:s text:c="2"/><text:tab/></text:span><text:span text:style-name="T46">usart_reset(usart);</text:span></text:p>
      <text:p text:style-name="P87"><text:tab/><text:tab/>80036194:<text:tab/>ee fc ff fc <text:tab/>ld.w<text:tab/>r12,r7[-4]</text:p>
      <text:p text:style-name="P87"><text:tab/><text:tab/>80036198:<text:tab/>f0 1f 00 54 <text:tab/>mcall<text:tab/>800362e8</text:p>
      <text:p text:style-name="P87"/>
      <text:p text:style-name="P87"><text:tab/>// Check input values.</text:p>
      <text:p text:style-name="P87"><text:s text:c="2"/><text:tab/><text:span text:style-name="T93">if (!opt || // Null pointer.</text:span></text:p>
      <text:p text:style-name="P87"><text:tab/><text:tab/>8003619c:<text:tab/>ee f8 ff f8 <text:tab/>ld.w<text:tab/>r8,r7[-8]</text:p>
      <text:p text:style-name="P87"><text:tab/><text:tab/>800361a0:<text:tab/>58 08 <text:s text:c="6"/><text:tab/>cp.w<text:tab/>r8,0</text:p>
      <text:p text:style-name="P87"><text:tab/><text:tab/>800361a2:<text:tab/>c3 90 <text:s text:c="6"/><text:tab/>breq<text:tab/>80036214</text:p>
      <text:p text:style-name="P35"/>
      <text:p text:style-name="P87"><text:span text:style-name="T56"><text:tab/><text:tab/><text:tab/><text:tab/><text:tab/><text:tab/></text:span><text:span text:style-name="T46">opt-&gt;charlength &lt; 5 || opt-&gt;charlength &gt; 9 ||</text:span></text:p>
      <text:p text:style-name="P87"><text:tab/><text:tab/>800361a4:<text:tab/>ee f8 ff f8 <text:tab/>ld.w<text:tab/>r8,r7[-8]</text:p>
      <text:p text:style-name="P87"><text:tab/><text:tab/>800361a8:<text:tab/>11 c9 <text:s text:c="6"/><text:tab/>ld.ub<text:tab/>r9,r8[0x4]</text:p>
      <text:p text:style-name="P87"><text:span text:style-name="T56"><text:tab/></text:span><text:span text:style-name="T46">{</text:span></text:p>
      <text:p text:style-name="P35"><text:tab/> // Reset the USART and shutdown TX and RX.</text:p>
      <text:p text:style-name="P87"><text:span text:style-name="T56"><text:s text:c="2"/><text:tab/></text:span><text:span text:style-name="T46">usart_reset(usart);</text:span></text:p>
      <text:p text:style-name="P22"/>
      <text:p text:style-name="P87"><text:span text:style-name="T46"><text:tab/></text:span><text:span text:style-name="T56">// Check input values.</text:span></text:p>
      <text:p text:style-name="P22"><text:s text:c="2"/><text:tab/>if (!opt || // Null pointer.</text:p>
      <text:p text:style-name="P87"><text:tab/><text:tab/>800361aa:<text:tab/>30 48 <text:s text:c="6"/><text:tab/>mov<text:tab/>r8,4</text:p>
      <text:p text:style-name="P87"><text:tab/><text:tab/>800361ac:<text:tab/>f0 09 18 00 <text:tab/>cp.b<text:tab/>r9,r8</text:p>
      <text:p text:style-name="P87"><text:tab/><text:tab/>800361b0:<text:tab/>e0 88 00 32 <text:tab/>brls<text:tab/>80036214</text:p>
      <text:p text:style-name="P87"/>
      <text:p text:style-name="P87"><text:tab/><text:tab/><text:tab/><text:tab/><text:tab/><text:tab/><text:span text:style-name="T93">opt-&gt;charlength &lt; 5 || opt-&gt;charlength &gt; 9 ||</text:span></text:p>
      <text:p text:style-name="P87"><text:tab/><text:tab/>800361b4:<text:tab/>ee f8 ff f8 <text:tab/>ld.w<text:tab/>r8,r7[-8]</text:p>
      <text:p text:style-name="P87"><text:tab/><text:tab/>800361b8:<text:tab/>11 c9 <text:s text:c="6"/><text:tab/>ld.ub<text:tab/>r9,r8[0x4]</text:p>
      <text:p text:style-name="P87"><text:span text:style-name="T56"><text:tab/></text:span><text:span text:style-name="T46">{</text:span></text:p>
      <text:p text:style-name="P35"><text:s text:c="2"/><text:tab/>// Reset the USART and shutdown TX and RX.</text:p>
      <text:p text:style-name="P87"><text:soft-page-break/><text:span text:style-name="T56"><text:s text:c="2"/><text:tab/></text:span><text:span text:style-name="T46">usart_reset(usart);</text:span></text:p>
      <text:p text:style-name="P35"/>
      <text:p text:style-name="P87"><text:tab/>// Check input values.</text:p>
      <text:p text:style-name="P87"><text:tab/> <text:span text:style-name="T93"><text:s/>if (!opt || // Null pointer.</text:span><text:tab/><text:tab/></text:p>
      <text:p text:style-name="P87"><text:tab/><text:tab/>800361ba:<text:tab/>30 98 <text:s text:c="6"/><text:tab/>mov<text:tab/>r8,9</text:p>
      <text:p text:style-name="P87"><text:tab/><text:tab/>800361bc:<text:tab/>f0 09 18 00 <text:tab/>cp.b<text:tab/>r9,r8 </text:p>
      <text:p text:style-name="P87"><text:tab/><text:tab/>800361c0:<text:tab/>e0 8b 00 2a <text:tab/>brhi<text:tab/>80036214</text:p>
      <text:p text:style-name="P42"/>
      <text:p text:style-name="P87"><text:span text:style-name="T68"><text:tab/><text:tab/><text:tab/><text:tab/><text:tab/><text:tab/></text:span><text:span text:style-name="T72">opt-&gt;charlength &lt; 5 || opt-&gt;charlength &gt; 9 ||</text:span></text:p>
      <text:p text:style-name="P45"><text:s text:c="6"/><text:tab/><text:tab/><text:tab/><text:tab/><text:tab/><text:tab/>opt-&gt;paritytype &gt; 7 ||</text:p>
      <text:p text:style-name="P87"><text:tab/><text:tab/>800361c4:<text:tab/>ee f8 ff f8 <text:tab/>ld.w<text:tab/>r8,r7[-8]</text:p>
      <text:p text:style-name="P87"><text:tab/><text:tab/>800361c8:<text:tab/>11 d9 <text:s text:c="6"/><text:tab/>ld.ub<text:tab/>r9,r8[0x5]</text:p>
      <text:p text:style-name="P87"><text:span text:style-name="T56"><text:tab/></text:span><text:span text:style-name="T46">{</text:span></text:p>
      <text:p text:style-name="P35"><text:s text:c="2"/><text:tab/>// Reset the USART and shutdown TX and RX.</text:p>
      <text:p text:style-name="P87"><text:span text:style-name="T56"><text:s/><text:tab/></text:span><text:span text:style-name="T46"> usart_reset(usart);</text:span></text:p>
      <text:p text:style-name="P87"><text:tab/><text:tab/>800361ca:<text:tab/>30 78 <text:s text:c="6"/><text:tab/>mov<text:tab/>r8,7</text:p>
      <text:p text:style-name="P87"><text:tab/><text:tab/>800361cc:<text:tab/>f0 09 18 00 <text:tab/>cp.b<text:tab/>r9,r8</text:p>
      <text:p text:style-name="P87"><text:span text:style-name="T137"><text:tab/><text:tab/>800361d0:<text:tab/>e0 8b 00 22 <text:tab/>brhi<text:tab/>80036</text:span>214</text:p>
      <text:p text:style-name="P87"/>
      <text:p text:style-name="P87"><text:tab/><text:tab/><text:tab/><text:tab/><text:tab/><text:tab/><text:span text:style-name="T93">opt-&gt;charlength &lt; 5 || opt-&gt;charlength &gt; 9 ||</text:span></text:p>
      <text:p text:style-name="P16"><text:s text:c="6"/><text:tab/><text:tab/><text:tab/><text:tab/><text:tab/><text:tab/>opt-&gt;paritytype &gt; 7 ||</text:p>
      <text:p text:style-name="P16"><text:s text:c="6"/><text:tab/><text:tab/><text:tab/><text:tab/><text:tab/><text:tab/>opt-&gt;stopbits &gt; 2 + 255 ||</text:p>
      <text:p text:style-name="P87"><text:tab/><text:tab/>800361d4:<text:tab/>ee f8 ff f8 <text:tab/>ld.w<text:tab/>r8,r7[-8]</text:p>
      <text:p text:style-name="P87"><text:tab/><text:tab/>800361d8:<text:tab/>90 39 <text:s text:c="6"/><text:tab/>ld.sh<text:tab/>r9,r8[0x6]</text:p>
      <text:p text:style-name="P87"/>
      <text:p text:style-name="P87"><text:tab/><text:span text:style-name="T93">{</text:span></text:p>
      <text:p text:style-name="P87"><text:s text:c="2"/><text:tab/>// Reset the USART and shutdown TX and RX.</text:p>
      <text:p text:style-name="P87"><text:tab/><text:span text:style-name="T93"> usart_reset(usart);</text:span></text:p>
      <text:p text:style-name="P16"/>
      <text:p text:style-name="P87"><text:span text:style-name="T93"><text:tab/></text:span>// Check input values.</text:p>
      <text:p text:style-name="P16"><text:s text:c="2"/><text:tab/>if (!opt || // Null pointer.</text:p>
      <text:p text:style-name="P87"><text:tab/><text:tab/>800361da:<text:tab/>e0 68 01 01 <text:tab/>mov<text:tab/>r8,257</text:p>
      <text:p text:style-name="P87"><text:tab/><text:tab/>800361de:<text:tab/>f0 09 19 00 <text:tab/>cp.h<text:tab/>r9,r8 </text:p>
      <text:p text:style-name="P87"><text:tab/><text:tab/>800361e2:<text:tab/>e0 8b 00 19 <text:tab/>brhi<text:tab/>80036214</text:p>
      <text:p text:style-name="P42"><text:soft-page-break/></text:p>
      <text:p text:style-name="P87"><text:tab/><text:tab/></text:p>
      <text:p text:style-name="P87"><text:tab/><text:tab/><text:tab/><text:tab/><text:span text:style-name="T93">opt-&gt;charlength &lt; 5 || opt-&gt;charlength &gt; 9 ||</text:span></text:p>
      <text:p text:style-name="P16"><text:s text:c="5"/><text:tab/><text:tab/><text:tab/><text:tab/>opt-&gt;paritytype &gt; 7 ||</text:p>
      <text:p text:style-name="P16"><text:s text:c="6"/><text:tab/><text:tab/><text:tab/><text:tab/>opt-&gt;stopbits &gt; 2 + 255 ||</text:p>
      <text:p text:style-name="P16"><text:s text:c="6"/><text:tab/><text:tab/><text:tab/><text:tab/>opt-&gt;channelmode &gt; 3 ||</text:p>
      <text:p text:style-name="P87"><text:tab/><text:tab/>800361e6:<text:tab/>ee f8 ff f8 <text:tab/>ld.w<text:tab/>r8,r7[-8]</text:p>
      <text:p text:style-name="P87"><text:tab/><text:tab/>800361ea:<text:tab/>f1 39 00 08 <text:tab/>ld.ub<text:tab/>r9,r8[8]</text:p>
      <text:p text:style-name="P87"><text:span text:style-name="T56"><text:tab/></text:span><text:span text:style-name="T46">{</text:span></text:p>
      <text:p text:style-name="P35"><text:s/><text:tab/>// Reset the USART and shutdown TX and RX.</text:p>
      <text:p text:style-name="P87"><text:span text:style-name="T56"><text:s text:c="2"/><text:tab/></text:span><text:span text:style-name="T46">usart_reset(usart);</text:span></text:p>
      <text:p text:style-name="P35"/>
      <text:p text:style-name="P35"><text:tab/>// Check input values.</text:p>
      <text:p text:style-name="P87"><text:span text:style-name="T56"><text:s text:c="2"/><text:tab/></text:span><text:span text:style-name="T46">if (!opt || // Null pointer.<text:tab/></text:span></text:p>
      <text:p text:style-name="P87"><text:tab/><text:tab/>800361ee:<text:tab/>30 38 <text:s text:c="6"/><text:tab/>mov<text:tab/>r8,3</text:p>
      <text:p text:style-name="P87"><text:tab/><text:tab/>800361f0:<text:tab/>f0 09 18 00 <text:tab/>cp.b<text:tab/>r9,r8</text:p>
      <text:p text:style-name="P87"><text:tab/><text:tab/>800361f4:<text:tab/>e0 8b 00 10 <text:tab/>brhi<text:tab/>80036214</text:p>
      <text:p text:style-name="P87"/>
      <text:p text:style-name="P87"><text:tab/><text:tab/><text:tab/><text:tab/><text:span text:style-name="T93">opt-&gt;charlength &lt; 5 || opt-&gt;charlength &gt; 9 ||</text:span></text:p>
      <text:p text:style-name="P16"><text:s text:c="6"/><text:tab/><text:tab/><text:tab/><text:tab/>opt-&gt;paritytype &gt; 7 ||</text:p>
      <text:p text:style-name="P16"><text:s text:c="6"/><text:tab/><text:tab/><text:tab/><text:tab/>opt-&gt;stopbits &gt; 2 + 255 ||</text:p>
      <text:p text:style-name="P16"><text:s text:c="6"/><text:tab/><text:tab/><text:tab/><text:tab/>opt-&gt;channelmode &gt; 3 ||</text:p>
      <text:p text:style-name="P16"><text:tab/><text:tab/>usart_set_async_baudrate(usart, opt-&gt;baudrate, pba_hz) == USART_INVALID_INPUT)</text:p>
      <text:p text:style-name="P87"><text:tab/><text:tab/>800361f8:<text:tab/>ee f9 ff f4 <text:tab/>ld.w<text:tab/>r9,r7[-12]</text:p>
      <text:p text:style-name="P87"><text:tab/><text:tab/>800361fc:<text:tab/>ee f8 ff f8 <text:tab/>ld.w<text:tab/>r8,r7[-8]<text:span text:style-name="T56"> </text:span></text:p>
      <text:p text:style-name="P87"><text:tab/><text:tab/>80036200:<text:tab/>70 08 <text:s text:c="6"/><text:tab/>ld.w<text:tab/>r8,r8[0x0]</text:p>
      <text:p text:style-name="P87"><text:tab/><text:tab/>80036202:<text:tab/>12 9a <text:s text:c="6"/><text:tab/>mov<text:tab/>r10,r9</text:p>
      <text:p text:style-name="P87"><text:tab/><text:tab/>80036204:<text:tab/>10 9b <text:s text:c="6"/><text:tab/>mov<text:tab/>r11,r8</text:p>
      <text:p text:style-name="P87"><text:tab/><text:tab/>80036206:<text:tab/>ee fc ff fc <text:tab/>ld.w<text:tab/>r12,r7[-4]</text:p>
      <text:p text:style-name="P87"><text:tab/><text:tab/>8003620a:<text:tab/>f0 1f 00 39 <text:tab/>mcall<text:tab/>800362ec</text:p>
      <text:p text:style-name="P87"><text:tab/><text:tab/>8003620e:<text:tab/>18 98 <text:s text:c="6"/><text:tab/>mov<text:tab/>r8,r12</text:p>
      <text:p text:style-name="P87"><text:tab/><text:span text:style-name="T93">{</text:span></text:p>
      <text:p text:style-name="P87"><text:s text:c="2"/><text:tab/>// Reset the USART and shutdown TX and RX.</text:p>
      <text:p text:style-name="P87"><text:soft-page-break/><text:tab/> <text:s/><text:span text:style-name="T93">usart_reset(usart);</text:span></text:p>
      <text:p text:style-name="P87"/>
      <text:p text:style-name="P87"><text:tab/><text:tab/> // Check input values.</text:p>
      <text:p text:style-name="P87"><text:s/><text:tab/><text:tab/><text:span text:style-name="T93"> if (!opt || // Null pointer.</text:span></text:p>
      <text:p text:style-name="P87"><text:tab/><text:tab/>80036210:<text:tab/>58 18 <text:s text:c="6"/><text:tab/>cp.w<text:tab/>r8,1</text:p>
      <text:p text:style-name="P87"><text:tab/><text:tab/>80036212:<text:tab/>c0 31 <text:s text:c="6"/><text:tab/>brne<text:tab/>80036218</text:p>
      <text:p text:style-name="P87"/>
      <text:p text:style-name="P87"><text:tab/><text:tab/><text:tab/><text:tab/><text:span text:style-name="T93">opt-&gt;charlength &lt; 5 || opt-&gt;charlength &gt; 9 ||</text:span></text:p>
      <text:p text:style-name="P16"><text:s text:c="6"/><text:tab/><text:tab/><text:tab/><text:tab/>opt-&gt;paritytype &gt; 7 ||</text:p>
      <text:p text:style-name="P16"><text:s text:c="5"/><text:tab/><text:tab/><text:tab/><text:tab/> opt-&gt;stopbits &gt; 2 + 255 ||</text:p>
      <text:p text:style-name="P16"><text:s text:c="6"/><text:tab/><text:tab/><text:tab/><text:tab/>opt-&gt;channelmode &gt; 3 ||</text:p>
      <text:p text:style-name="P16"><text:s text:c="6"/><text:tab/><text:tab/><text:tab/><text:tab/>usart_set_async_baudrate(usart, opt-&gt;baudrate, pba_hz) == USART_INVALID_INPUT)</text:p>
      <text:p text:style-name="P16"><text:s text:c="4"/><text:tab/><text:tab/><text:tab/><text:tab/>return USART_INVALID_INPUT;</text:p>
      <text:p text:style-name="P87"><text:tab/><text:tab/>80036214:<text:tab/>30 18 <text:s text:c="6"/><text:tab/>mov<text:tab/>r8,1</text:p>
      <text:p text:style-name="P87"><text:tab/><text:tab/>80036216:<text:tab/>c6 48 <text:s text:c="6"/><text:tab/>rjmp<text:tab/>800362de</text:p>
      <text:p text:style-name="P87"/>
      <text:p text:style-name="P87"><text:tab/><text:span text:style-name="T93">if (opt-&gt;charlength == 9)</text:span></text:p>
      <text:p text:style-name="P87"><text:tab/><text:tab/>80036218:<text:tab/>ee f8 ff f8 <text:tab/>ld.w<text:tab/>r8,r7[-8]</text:p>
      <text:p text:style-name="P87"><text:tab/><text:tab/>8003621c:<text:tab/>11 c9 <text:s text:c="6"/><text:tab/>ld.ub<text:tab/>r9,r8[0x4]</text:p>
      <text:p text:style-name="P87"><text:tab/><text:tab/>8003621e:<text:tab/>30 98 <text:s text:c="6"/><text:tab/>mov<text:tab/>r8,9</text:p>
      <text:p text:style-name="P87"><text:tab/><text:tab/>80036220:<text:tab/>f0 09 18 00 <text:tab/>cp.b<text:tab/>r9,r8</text:p>
      <text:p text:style-name="P87"><text:tab/><text:tab/>80036224:<text:tab/>c0 a1 <text:s text:c="6"/><text:tab/>brne<text:tab/>80036238<text:tab/>//Char length validation.</text:p>
      <text:p text:style-name="P87"><text:tab/><text:span text:style-name="T93">{</text:span></text:p>
      <text:p text:style-name="P87"/>
      <text:p text:style-name="P87"><text:tab/>// Character length set to 9 bits. MODE9 dominates CHRL.</text:p>
      <text:p text:style-name="P87"><text:s text:c="3"/><text:tab/> <text:span text:style-name="T93">usart-&gt;mr |= AVR32_USART_MR_MODE9_MASK;</text:span></text:p>
      <text:p text:style-name="P87"><text:tab/><text:tab/><text:span text:style-name="T137">80036226:<text:tab/>ee f8 ff fc <text:tab/>ld.w<text:tab/>r8,r7[-4]</text:span></text:p>
      <text:p text:style-name="P87"><text:tab/><text:tab/>8003622a:<text:tab/>70 18 <text:s text:c="6"/><text:tab/>ld.w<text:tab/>r8,r8[0x4]</text:p>
      <text:p text:style-name="P87"><text:tab/><text:tab/>8003622c:<text:tab/>10 99 <text:s text:c="6"/><text:tab/>mov<text:tab/>r9,r8<text:span text:style-name="T56"> </text:span></text:p>
      <text:p text:style-name="P87"><text:tab/><text:tab/>8003622e:<text:tab/>b1 b9 <text:s text:c="6"/><text:tab/>sbr<text:tab/>r9,0x11</text:p>
      <text:p text:style-name="P87"><text:tab/><text:tab/>80036230:<text:tab/>ee f8 ff fc <text:tab/>ld.w<text:tab/>r8,r7[-4]</text:p>
      <text:p text:style-name="P87"><text:tab/><text:tab/><text:span text:style-name="T95">80036234:<text:tab/>91 19 <text:s text:c="6"/><text:tab/>st.w<text:tab/>r8[0x4],r9</text:span><text:span text:style-name="T56"> – store value from register R9 into register R8 [0x</text:span><text:span text:style-name="T18">4](</text:span><text:span text:style-name="T25">Mode register offset: 0x4</text:span><text:span text:style-name="T18">)</text:span><text:span text:style-name="T56">.</text:span></text:p>
      <text:p text:style-name="P87"><text:soft-page-break/><text:tab/><text:tab/>80036236:<text:tab/>c0 d8 <text:s text:c="6"/><text:tab/>rjmp<text:tab/>80036250</text:p>
      <text:p text:style-name="P87"><text:tab/><text:span text:style-name="T93">}</text:span></text:p>
      <text:p text:style-name="P87"><text:tab/><text:span text:style-name="T93">else</text:span></text:p>
      <text:p text:style-name="P16"><text:s text:c="2"/><text:tab/>{</text:p>
      <text:p text:style-name="P87"><text:s text:c="4"/><text:tab/>// CHRL gives the character length (- 5) when MODE9 = 0.</text:p>
      <text:p text:style-name="P87"><text:s text:c="3"/><text:tab/> <text:span text:style-name="T93">usart-&gt;mr |= (opt-&gt;charlength - 5) &lt;&lt; AVR32_USART_MR_CHRL_OFFSET;</text:span></text:p>
      <text:p text:style-name="P87"><text:tab/><text:tab/><text:span text:style-name="T137">80036238:<text:tab/>ee f8 ff fc <text:tab/>ld.w<text:tab/>r8,r7[-4]</text:span></text:p>
      <text:p text:style-name="P87"><text:tab/><text:tab/>8003623c:<text:tab/>70 19 <text:s text:c="6"/><text:tab/>ld.w<text:tab/>r9,r8[0x4]</text:p>
      <text:p text:style-name="P87"><text:tab/><text:tab/>8003623e:<text:tab/>ee f8 ff f8 <text:tab/>ld.w<text:tab/>r8,r7[-8]<text:span text:style-name="T56"> </text:span></text:p>
      <text:p text:style-name="P87"><text:tab/><text:tab/>80036242:<text:tab/>11 c8 <text:s text:c="6"/><text:tab/>ld.ub<text:tab/>r8,r8[0x4]</text:p>
      <text:p text:style-name="P87"><text:tab/><text:tab/>80036244:<text:tab/>20 58 <text:s text:c="6"/><text:tab/>sub<text:tab/>r8,5</text:p>
      <text:p text:style-name="P87"><text:tab/><text:tab/>80036246:<text:tab/>a7 68 <text:s text:c="6"/><text:tab/>lsl<text:tab/>r8,0x6</text:p>
      <text:p text:style-name="P87"><text:tab/><text:tab/>80036248:<text:tab/>10 49 <text:s text:c="6"/><text:tab/>or<text:tab/>r9,r8</text:p>
      <text:p text:style-name="P87"><text:tab/><text:tab/>8003624a:<text:tab/>ee f8 ff fc <text:tab/>ld.w<text:tab/>r8,r7[-4]</text:p>
      <text:p text:style-name="P87"><text:tab/><text:tab/><text:span text:style-name="T95">8003624e:<text:tab/>91 19 <text:s text:c="6"/><text:tab/>st.w<text:tab/>r8[0x4],r9</text:span><text:span text:style-name="T56"> – store the value from register R9 into register R8[0x</text:span><text:span text:style-name="T18">4](</text:span><text:span text:style-name="T25">Mode register offset: 0x4</text:span><text:span text:style-name="T18">)</text:span><text:span text:style-name="T56">.</text:span></text:p>
      <text:p text:style-name="P87"><text:span text:style-name="T56"><text:tab/></text:span><text:span text:style-name="T46">}</text:span></text:p>
      <text:p text:style-name="P35"><text:tab/></text:p>
      <text:p text:style-name="P22"><text:tab/>usart-&gt;mr |= opt-&gt;paritytype &lt;&lt; AVR32_USART_MR_PAR_OFFSET |</text:p>
      <text:p text:style-name="P87"><text:tab/><text:tab/>8<text:span text:style-name="T137">0036250:<text:tab/>ee f8 ff fc <text:tab/>ld.w<text:tab/>r8,r7[-4]</text:span></text:p>
      <text:p text:style-name="P87"><text:tab/><text:tab/><text:span text:style-name="T95">80036254:<text:tab/>70 19 <text:s text:c="6"/><text:tab/>ld.w<text:tab/>r9,r8[0x4]</text:span> <text:span text:style-name="T56">–</text:span> <text:span text:style-name="T56">Read from 0x4(</text:span><text:span text:style-name="T59">Mode register offset:0x4</text:span><text:span text:style-name="T56">) and store to R9</text:span></text:p>
      <text:p text:style-name="P87"><text:tab/><text:tab/>80036256:<text:tab/>ee f8 ff f8 <text:tab/>ld.w<text:tab/>r8,r7[-8]</text:p>
      <text:p text:style-name="P87"><text:tab/><text:tab/>8003625a:<text:tab/>11 d8 <text:s text:c="6"/><text:tab/>ld.ub<text:tab/>r8,r8[0x5]</text:p>
      <text:p text:style-name="P87"><text:tab/><text:tab/>8003625c:<text:tab/>f0 0a 15 09 <text:tab/>lsl<text:tab/>r10,r8,0x9</text:p>
      <text:p text:style-name="P87"/>
      <text:p text:style-name="P87"><text:tab/> <text:span text:style-name="T93">opt-&gt;channelmode &lt;&lt; AVR32_USART_MR_CHMODE_OFFSET;</text:span></text:p>
      <text:p text:style-name="P87"><text:tab/><text:tab/>80036260:<text:tab/>ee f8 ff f8 <text:tab/>ld.w<text:tab/>r8,r7[-8]</text:p>
      <text:p text:style-name="P87"><text:tab/><text:tab/>80036264:<text:tab/>f1 38 00 08 <text:tab/>ld.ub<text:tab/>r8,r8[8]</text:p>
      <text:p text:style-name="P87"><text:tab/><text:tab/>80036268:<text:tab/>af 68 <text:s text:c="6"/><text:tab/>lsl<text:tab/>r8,0xe</text:p>
      <text:p text:style-name="P87"><text:tab/><text:span text:style-name="T93">{</text:span></text:p>
      <text:p text:style-name="P87"><text:s text:c="4"/><text:tab/>// CHRL gives the character length (- 5) when MODE9 = 0.</text:p>
      <text:p text:style-name="P87"><text:s text:c="3"/><text:tab/> <text:span text:style-name="T93">usart-&gt;mr |= (opt-&gt;charlength - 5) &lt;&lt; AVR32_USART_MR_CHRL_OFFSET;</text:span></text:p>
      <text:p text:style-name="P87"><text:s text:c="2"/><text:tab/><text:span text:style-name="T93">}</text:span></text:p>
      <text:p text:style-name="P87"><text:soft-page-break/></text:p>
      <text:p text:style-name="P87"><text:tab/><text:tab/></text:p>
      <text:p text:style-name="P87"><text:tab/><text:span text:style-name="T93">usart-&gt;mr |= opt-&gt;paritytype &lt;&lt; AVR32_USART_MR_PAR_OFFSET |</text:span><text:tab/></text:p>
      <text:p text:style-name="P87"><text:tab/><text:tab/>8003626a:<text:tab/>f5 e8 10 08 <text:tab/>or<text:tab/>r8,r10,r8</text:p>
      <text:p text:style-name="P87"><text:tab/><text:tab/>8003626e:<text:tab/>10 49 <text:s text:c="6"/><text:tab/>or<text:tab/>r9,r8</text:p>
      <text:p text:style-name="P87"><text:tab/><text:tab/>80036270:<text:tab/>ee f8 ff fc <text:tab/>ld.w<text:tab/>r8,r7[-4]</text:p>
      <text:p text:style-name="P87"><text:tab/><text:tab/><text:span text:style-name="T95">80036274:<text:tab/>91 19 <text:s text:c="6"/><text:tab/>st.w<text:tab/>r8[0x4],r9</text:span><text:span text:style-name="T56"> – store the value from register R9 into register R8[0x</text:span><text:span text:style-name="T18">4](</text:span><text:span text:style-name="T25">Mode register offset: 0x4</text:span><text:span text:style-name="T18">)</text:span><text:span text:style-name="T56">.</text:span></text:p>
      <text:p text:style-name="P87"><text:span text:style-name="T56"><text:tab/><text:tab/><text:tab/><text:tab/></text:span><text:span text:style-name="T46">opt-&gt;channelmode &lt;&lt; AVR32_USART_MR_CHMODE_OFFSET;</text:span></text:p>
      <text:p text:style-name="P35"/>
      <text:p text:style-name="P22"><text:tab/>if (opt-&gt;stopbits &gt; USART_2_STOPBITS)</text:p>
      <text:p text:style-name="P87"><text:tab/><text:tab/>80036276:<text:tab/>ee f8 ff f8 <text:tab/>ld.w<text:tab/>r8,r7[-8]</text:p>
      <text:p text:style-name="P87"><text:tab/><text:tab/>8003627a:<text:tab/>90 39 <text:s text:c="6"/><text:tab/>ld.sh<text:tab/>r9,r8[0x6]</text:p>
      <text:p text:style-name="P87"><text:tab/><text:tab/>8003627c:<text:tab/>30 28 <text:s text:c="6"/><text:tab/>mov<text:tab/>r8,2</text:p>
      <text:p text:style-name="P87"><text:tab/><text:tab/>8003627e:<text:tab/>f0 09 19 00 <text:tab/>cp.h<text:tab/>r9,r8</text:p>
      <text:p text:style-name="P87"><text:tab/><text:tab/>80036282:<text:tab/>e0 88 00 14 <text:tab/>brls<text:tab/>800362aa<text:span text:style-name="T68"><text:tab/>//Stop bit validation.</text:span></text:p>
      <text:p text:style-name="P87"><text:span text:style-name="T68"><text:tab/></text:span><text:span text:style-name="T72">{</text:span></text:p>
      <text:p text:style-name="P42"/>
      <text:p text:style-name="P42"><text:tab/>// Set two stop bits</text:p>
      <text:p text:style-name="P87"><text:span text:style-name="T68"><text:s text:c="4"/><text:tab/></text:span><text:span text:style-name="T72">usart-&gt;mr |= AVR32_USART_MR_NBSTOP_2 &lt;&lt; AVR32_USART_MR_NBSTOP_OFFSET;</text:span></text:p>
      <text:p text:style-name="P87"><text:tab/><text:tab/><text:span text:style-name="T94">80036286:<text:tab/>ee f8 ff fc <text:tab/>ld.w<text:tab/>r8,r7[-4]</text:span></text:p>
      <text:p text:style-name="P87"><text:tab/><text:tab/><text:span text:style-name="T93">8003628a:<text:tab/>70 18 <text:s text:c="6"/><text:tab/>ld.w<text:tab/>r8,r8[0x4]</text:span></text:p>
      <text:p text:style-name="P87"><text:tab/><text:tab/><text:span text:style-name="T93">8003628c:<text:tab/>10 99 <text:s text:c="6"/><text:tab/>mov<text:tab/>r9,r8</text:span><text:span text:style-name="T56"> </text:span></text:p>
      <text:p text:style-name="P87"><text:tab/><text:tab/><text:span text:style-name="T93">8003628e:<text:tab/>ad b9 <text:s text:c="6"/><text:tab/>sbr<text:tab/>r9,0xd</text:span> </text:p>
      <text:p text:style-name="P87"><text:tab/><text:tab/><text:span text:style-name="T93">80036290:<text:tab/>ee f8 ff fc <text:tab/>ld.w<text:tab/>r8,r7[-4]</text:span></text:p>
      <text:p text:style-name="P87"><text:tab/><text:tab/><text:span text:style-name="T95">80036294:<text:tab/>91 19 <text:s text:c="6"/><text:tab/>st.w<text:tab/>r8[0x4],r9</text:span><text:span text:style-name="T56"> – store value from register R9 into register R8[0x</text:span><text:span text:style-name="T18">4](</text:span><text:span text:style-name="T25">Mode Register offset: 0x4</text:span><text:span text:style-name="T18">)</text:span><text:span text:style-name="T56">.</text:span></text:p>
      <text:p text:style-name="P35"/>
      <text:p text:style-name="P35"><text:tab/>// and a timeguard period gives the rest.</text:p>
      <text:p text:style-name="P87"><text:span text:style-name="T56"><text:s text:c="4"/><text:tab/></text:span><text:span text:style-name="T46">usart-&gt;ttgr = opt-&gt;stopbits - USART_2_STOPBITS;</text:span></text:p>
      <text:p text:style-name="P87"><text:tab/><text:tab/><text:span text:style-name="T137">80036296:<text:tab/>ee f8 ff f8 <text:tab/>ld.w<text:tab/>r8,r7[-8]</text:span></text:p>
      <text:p text:style-name="P87"><text:tab/><text:tab/>8003629a:<text:tab/>90 38 <text:s text:c="6"/><text:tab/>ld.sh<text:tab/>r8,r8[0x6]</text:p>
      <text:p text:style-name="P87"><text:tab/><text:tab/>8003629c:<text:tab/>5c 78 <text:s text:c="6"/><text:tab/>castu.h<text:tab/>r8</text:p>
      <text:p text:style-name="P87"><text:soft-page-break/><text:tab/><text:tab/>8003629e:<text:tab/>20 28 <text:s text:c="6"/><text:tab/>sub<text:tab/>r8,2</text:p>
      <text:p text:style-name="P87"><text:tab/><text:tab/>800362a0:<text:tab/>10 99 <text:s text:c="6"/><text:tab/>mov<text:tab/>r9,r8<text:span text:style-name="T56"> </text:span></text:p>
      <text:p text:style-name="P87"><text:tab/><text:tab/>800362a2:<text:tab/>ee f8 ff fc <text:tab/>ld.w<text:tab/>r8,r7[-4]<text:span text:style-name="T56"> </text:span></text:p>
      <text:p text:style-name="P87"><text:tab/><text:tab/><text:span text:style-name="T95">800362a6:<text:tab/>91 a9 <text:s text:c="6"/><text:tab/>st.w<text:tab/>r8[0x28],r9</text:span><text:span text:style-name="T56"> – store value from register R9 into register R8[0x</text:span><text:span text:style-name="T18">28](</text:span><text:span text:style-name="T25">Transmit Time guard register offset: 0x28</text:span><text:span text:style-name="T18">)</text:span><text:span text:style-name="T56">.</text:span></text:p>
      <text:p text:style-name="P87"><text:tab/><text:tab/>800362a8:<text:tab/>c0 d8 <text:s text:c="6"/><text:tab/>rjmp<text:tab/>800362c2</text:p>
      <text:p text:style-name="P87"><text:span text:style-name="T51"><text:tab/></text:span><text:span text:style-name="T53">}</text:span></text:p>
      <text:p text:style-name="P28"/>
      <text:p text:style-name="P87"><text:span text:style-name="T51"><text:tab/> <text:s/></text:span><text:span text:style-name="T53">else</text:span></text:p>
      <text:p text:style-name="P26"><text:s text:c="4"/><text:tab/> <text:s/>// Insert 1, 1.5 or 2 stop bits.</text:p>
      <text:p text:style-name="P87"><text:span text:style-name="T51"><text:s text:c="4"/><text:tab/> </text:span><text:span text:style-name="T53">usart-&gt;mr |= opt-&gt;stopbits &lt;&lt; AVR32_USART_MR_NBSTOP_OFFSET;</text:span></text:p>
      <text:p text:style-name="P87"><text:tab/><text:tab/><text:span text:style-name="T137">800362aa:<text:tab/>ee f8 ff fc <text:tab/>ld.w<text:tab/>r8,r7[-4]</text:span></text:p>
      <text:p text:style-name="P87"><text:tab/><text:tab/>800362ae:<text:tab/>70 19 <text:s text:c="6"/><text:tab/>ld.w<text:tab/>r9,r8[0x4]</text:p>
      <text:p text:style-name="P87"><text:tab/><text:tab/>800362b0:<text:tab/>ee f8 ff f8 <text:tab/>ld.w<text:tab/>r8,r7[-8]</text:p>
      <text:p text:style-name="P87"><text:tab/><text:tab/>800362b4:<text:tab/>90 38 <text:s text:c="6"/><text:tab/>ld.sh<text:tab/>r8,r8[0x6] </text:p>
      <text:p text:style-name="P87"><text:tab/><text:tab/>800362b6:<text:tab/>5c 78 <text:s text:c="6"/><text:tab/>castu.h<text:tab/>r8</text:p>
      <text:p text:style-name="P87"><text:tab/><text:tab/>800362b8:<text:tab/>ad 68 <text:s text:c="6"/><text:tab/>lsl<text:tab/>r8,0xc</text:p>
      <text:p text:style-name="P87"><text:tab/><text:tab/>800362ba:<text:tab/>10 49 <text:s text:c="6"/><text:tab/>or<text:tab/>r9,r8</text:p>
      <text:p text:style-name="P87"><text:tab/><text:tab/>800362bc:<text:tab/>ee f8 ff fc <text:tab/>ld.w<text:tab/>r8,r7[-4]</text:p>
      <text:p text:style-name="P87"><text:tab/><text:tab/><text:span text:style-name="T95">800362c0:<text:tab/>91 19 <text:s text:c="6"/><text:tab/>st.w<text:tab/>r8[0x4],r9</text:span><text:span text:style-name="T59"> </text:span><text:span text:style-name="T56">– store the value from register R9 into register R8[0x</text:span><text:span text:style-name="T18">4](</text:span><text:span text:style-name="T25">Mode register offset: 0x4</text:span><text:span text:style-name="T18">)</text:span><text:span text:style-name="T56">.</text:span></text:p>
      <text:p text:style-name="P35"/>
      <text:p text:style-name="P35"><text:tab/>// Set normal mode.</text:p>
      <text:p text:style-name="P87"><text:span text:style-name="T56"><text:s text:c="2"/><text:tab/></text:span><text:span text:style-name="T46">usart-&gt;mr = (usart-&gt;mr &amp; ~AVR32_USART_MR_MODE_MASK) |</text:span></text:p>
      <text:p text:style-name="P87"><text:tab/><text:tab/><text:span text:style-name="T137">800362c2:<text:tab/>ee f8 ff fc <text:tab/>ld.w<text:tab/>r8,r7[-4]</text:span></text:p>
      <text:p text:style-name="P87"><text:tab/><text:tab/>800362c6:<text:tab/>70 18 <text:s text:c="6"/><text:tab/>ld.w<text:tab/>r8,r8[0x4]</text:p>
      <text:p text:style-name="P87"><text:tab/><text:tab/>800362c8:<text:tab/>10 99 <text:s text:c="6"/><text:tab/>mov<text:tab/>r9,r8</text:p>
      <text:p text:style-name="P87"><text:tab/><text:tab/>800362ca:<text:tab/>e0 19 ff f0 <text:tab/>andl<text:tab/>r9,0xfff0</text:p>
      <text:p text:style-name="P87"><text:tab/><text:tab/>800362ce:<text:tab/>ee f8 ff fc <text:tab/>ld.w<text:tab/>r8,r7[-4]</text:p>
      <text:p text:style-name="P87"><text:tab/><text:tab/><text:span text:style-name="T95">800362d2:<text:tab/>91 19 <text:s text:c="6"/><text:tab/>st.w<text:tab/>r8[0x4],r9</text:span><text:span text:style-name="T56"> – store the value from register R9 into register R8[0x</text:span><text:span text:style-name="T18">4](</text:span><text:span text:style-name="T25">Mode register offset: 0x4</text:span><text:span text:style-name="T18">)</text:span><text:span text:style-name="T56">.</text:span></text:p>
      <text:p text:style-name="P35"/>
      <text:p text:style-name="P35"><text:tab/>// Setup complete; enable communication.</text:p>
      <text:p text:style-name="P35"><text:s text:c="2"/><text:tab/>// Enable input and output.</text:p>
      <text:p text:style-name="P87"><text:soft-page-break/><text:span text:style-name="T56"><text:s text:c="2"/><text:tab/></text:span><text:span text:style-name="T46">usart-&gt;cr = AVR32_USART_CR_RXEN_MASK |</text:span></text:p>
      <text:p text:style-name="P87"><text:tab/><text:tab/>8<text:span text:style-name="T137">00362d4:<text:tab/>ee f8 ff fc <text:tab/>ld.w<text:tab/>r8,r7[-4]</text:span></text:p>
      <text:p text:style-name="P87"><text:tab/><text:tab/>800362d8:<text:tab/>35 09 <text:s text:c="6"/><text:tab/>mov<text:tab/>r9,80</text:p>
      <text:p text:style-name="P87"><text:tab/><text:tab/><text:span text:style-name="T95">800362da:<text:tab/>91 09 <text:s text:c="6"/><text:tab/>st.w<text:tab/>r8[0x0],r9</text:span><text:span text:style-name="T56"> – store the value from register R9 into register R8[0x</text:span><text:span text:style-name="T18">0](</text:span><text:span text:style-name="T25">Control register offset: 0x0</text:span><text:span text:style-name="T18">)</text:span><text:span text:style-name="T56">.</text:span></text:p>
      <text:p text:style-name="P87"><text:span text:style-name="T56"><text:tab/><text:tab/><text:tab/><text:tab/></text:span><text:span text:style-name="T46">AVR32_USART_CR_TXEN_MASK;</text:span></text:p>
      <text:p text:style-name="P35"/>
      <text:p text:style-name="P22"><text:tab/>return USART_SUCCESS;</text:p>
      <text:p text:style-name="P87"><text:tab/><text:tab/>800362dc:<text:tab/>30 08 <text:s text:c="6"/><text:tab/>mov<text:tab/>r8,0<text:span text:style-name="T56"> </text:span></text:p>
      <text:p text:style-name="P87"><text:span text:style-name="T56"><text:tab/></text:span><text:span text:style-name="T46">}</text:span></text:p>
      <text:p text:style-name="P87"><text:tab/><text:tab/>800362de:<text:tab/>10 9c <text:s text:c="6"/><text:tab/>mov<text:tab/>r12,r8</text:p>
      <text:p text:style-name="P87"><text:tab/><text:tab/>800362e0:<text:tab/>2f dd <text:s text:c="6"/><text:tab/>sub<text:tab/>sp,-12</text:p>
      <text:p text:style-name="P87"><text:tab/><text:tab/>800362e2:<text:tab/>e3 cd 80 80 <text:tab/>ldm<text:tab/>sp++,r7,pc<text:tab/><text:tab/>//Exit stack operation.</text:p>
      <text:p text:style-name="P87"><text:tab/><text:tab/>800362e6:<text:tab/>00 00 <text:s text:c="6"/><text:tab/>add<text:tab/>r0,r0</text:p>
      <text:p text:style-name="P87"><text:tab/><text:tab/>800362e8:<text:tab/>80 03 <text:s text:c="6"/><text:tab/>ld.sh<text:tab/>r3,r0[0x0]</text:p>
      <text:p text:style-name="P87"><text:tab/><text:tab/>800362ea:<text:tab/>61 0c <text:s text:c="6"/><text:tab/>ld.w<text:tab/>r12,r0[0x40]</text:p>
      <text:p text:style-name="P87"><text:tab/><text:tab/>800362ec:<text:tab/>80 03 <text:s text:c="6"/><text:tab/>ld.sh<text:tab/>r3,r0[0x0]</text:p>
      <text:p text:style-name="P87"><text:tab/><text:tab/>800362ee:<text:tab/>60 30 <text:s text:c="6"/><text:tab/>ld.w<text:tab/>r0,r0[0xc]</text:p>
      <text:p text:style-name="P87"><text:tab/><text:span text:style-name="T43">Result :</text:span></text:p>
      <text:p text:style-name="P96"><text:tab/><text:tab/>From the generated assembly code it is verified that each of the statements generated for the driver function usart_init_rs232 is manually verified and found that no extra statements are generated for the same.</text:p>
      <text:p text:style-name="P96"/>
      <text:h text:style-name="P178" text:outline-level="3"><text:bookmark-start text:name="__RefHeading___Toc587231_4056621977"/>usart_write_char<text:bookmark-end text:name="__RefHeading___Toc587231_4056621977"/></text:h>
      <text:p text:style-name="P121"><text:tab/><text:span text:style-name="T93"> C Code :</text:span></text:p>
      <text:p text:style-name="P121"><text:span text:style-name="T93"><text:tab/></text:span><text:span text:style-name="T89">int usart_write_char(volatile avr32_usart_t *usart, int c)</text:span></text:p>
      <text:p text:style-name="P87"><text:tab/>{</text:p>
      <text:p text:style-name="P121"><text:span text:style-name="T93"><text:tab/><text:tab/></text:span><text:span text:style-name="T89">if (usart_tx_ready(usart))</text:span></text:p>
      <text:p text:style-name="P87"><text:tab/><text:tab/> <text:s/>{</text:p>
      <text:p text:style-name="P87"><text:s text:c="4"/><text:tab/><text:tab/><text:tab/>usart-&gt;thr = (c &lt;&lt; AVR32_USART_THR_TXCHR_OFFSET) &amp; AVR32_USART_THR_TXCHR_MASK;</text:p>
      <text:p text:style-name="P87"><text:s text:c="4"/>return USART_SUCCESS;</text:p>
      <text:p text:style-name="P87"><text:soft-page-break/><text:s/><text:tab/><text:tab/> }</text:p>
      <text:p text:style-name="P87"><text:s/><text:tab/><text:tab/> else</text:p>
      <text:p text:style-name="P87"><text:s text:c="2"/><text:tab/><text:tab/><text:tab/> <text:s/>return USART_TX_BUSY;</text:p>
      <text:p text:style-name="P87"><text:tab/>}</text:p>
      <text:p text:style-name="P121"><text:span text:style-name="T89"><text:tab/></text:span><text:span text:style-name="T93">Assembly Code :</text:span></text:p>
      <text:p text:style-name="P16"><text:tab/>int usart_write_char(volatile avr32_usart_t *usart, int c)</text:p>
      <text:p text:style-name="P16"><text:tab/>{</text:p>
      <text:p text:style-name="P121"><text:span text:style-name="T93"><text:tab/><text:tab/></text:span><text:span text:style-name="T89">800362f0:<text:tab/>eb cd 40 80 <text:tab/>pushm<text:tab/>r7,lr</text:span></text:p>
      <text:p text:style-name="P87"><text:tab/><text:tab/>800362f4:<text:tab/>1a 97 <text:s text:c="6"/><text:tab/>mov<text:tab/>r7,sp</text:p>
      <text:p text:style-name="P87"><text:tab/><text:tab/>800362f6:<text:tab/>20 3d <text:s text:c="6"/><text:tab/>sub<text:tab/>sp,120<text:tab/><text:tab/>//Entry stack operation.</text:p>
      <text:p text:style-name="P87"><text:tab/><text:tab/><text:span text:style-name="T95">800362f8:<text:tab/>ef 4c ff f8 <text:tab/>st.w<text:tab/>r7[-8],r12</text:span> – The input parameter(<text:span text:style-name="T124">*usart</text:span>) is stored in register R7[-8].</text:p>
      <text:p text:style-name="P87"><text:tab/><text:tab/><text:span text:style-name="T95">800362fc:<text:tab/>ef 4b ff f4 <text:tab/>st.w<text:tab/>r7[-12],r11</text:span> – The input parameter(<text:span text:style-name="T124">c</text:span>) is stored in register R7[-12].</text:p>
      <text:p text:style-name="P87"><text:tab/><text:tab/>80036300:<text:tab/>ee f8 ff f8 <text:tab/>ld.w<text:tab/>r8,r7[-8]</text:p>
      <text:p text:style-name="P87"><text:tab/><text:tab/>80036304:<text:tab/>ef 48 ff fc <text:tab/>st.w<text:tab/>r7[-4],r8</text:p>
      <text:p text:style-name="P87"/>
      <text:p text:style-name="P87"><text:tab/><text:span text:style-name="T93">__always_inline static int usart_tx_ready(volatile avr32_usart_t *usart)</text:span></text:p>
      <text:p text:style-name="P16"><text:tab/>{</text:p>
      <text:p text:style-name="P16"><text:s text:c="2"/><text:tab/>return (usart-&gt;csr &amp; AVR32_USART_CSR_TXRDY_MASK) != 0;</text:p>
      <text:p text:style-name="P87"><text:tab/><text:tab/>80036308:<text:tab/>ee f8 ff fc <text:tab/>ld.w<text:tab/>r8,r7[-4]</text:p>
      <text:p text:style-name="P87"><text:tab/><text:tab/><text:span text:style-name="T95">8003630c:<text:tab/>70 58 <text:s text:c="6"/><text:tab/>ld.w<text:tab/>r8,r8[0x14]</text:span> <text:span text:style-name="T56">– Read from 0x14(</text:span><text:span text:style-name="T59">Channel status register offset: 0x14</text:span><text:span text:style-name="T56">) and store in register R8.</text:span></text:p>
      <text:p text:style-name="P87"><text:tab/><text:tab/>8003630e:<text:tab/>e2 18 00 02 <text:tab/>andl<text:tab/>r8,0x2,COH</text:p>
      <text:p text:style-name="P87"><text:tab/><text:tab/>80036312:<text:tab/>5f 18 <text:s text:c="6"/><text:tab/>srne<text:tab/>r8 <text:span text:style-name="T56">– Set the register R8.</text:span></text:p>
      <text:p text:style-name="P35"/>
      <text:p text:style-name="P87"><text:span text:style-name="T56"><text:tab/></text:span><text:span text:style-name="T46">if (usart_tx_ready(usart))</text:span></text:p>
      <text:p text:style-name="P87"><text:tab/><text:tab/>80036314:<text:tab/>58 08 <text:s text:c="6"/><text:tab/>cp.w<text:tab/>r8,0<text:tab/><text:tab/><text:span text:style-name="T56">//If condition.</text:span></text:p>
      <text:p text:style-name="P87"><text:tab/><text:tab/>80036316:<text:tab/>c0 a0 <text:s text:c="6"/><text:tab/>breq<text:tab/>8003632a</text:p>
      <text:p text:style-name="P87"/>
      <text:p text:style-name="P87"><text:tab/><text:span text:style-name="T93">usart-&gt;thr = (c &lt;&lt; AVR32_USART_THR_TXCHR_OFFSET) &amp; AVR32_USART_THR_TXCHR_MASK;</text:span></text:p>
      <text:p text:style-name="P87"><text:tab/><text:tab/><text:span text:style-name="T137">80036318:<text:tab/>ee f8 ff f4 <text:tab/>ld.w<text:tab/>r8,r7[-12]</text:span><text:span text:style-name="T137"> </text:span></text:p>
      <text:p text:style-name="P87"><text:tab/><text:tab/>8003631c:<text:tab/>f3 d8 c0 09 <text:tab/>bfextu<text:tab/>r9,r8,0x0,0x9</text:p>
      <text:p text:style-name="P87"><text:soft-page-break/><text:tab/><text:tab/>80036320:<text:tab/>ee f8 ff f8 <text:tab/>ld.w<text:tab/>r8,r7[-8]</text:p>
      <text:p text:style-name="P87"><text:tab/><text:tab/><text:span text:style-name="T95">80036324:<text:tab/>91 79 <text:s text:c="6"/><text:tab/>st.w<text:tab/>r8[0x1c],r9</text:span><text:span text:style-name="T56"> – store the value from register </text:span><text:span text:style-name="T18">R9</text:span><text:span text:style-name="T56"> into register R8[0x1c</text:span><text:span text:style-name="T18">](</text:span><text:span text:style-name="T25">Transmitter holding register</text:span><text:span text:style-name="T18">).</text:span></text:p>
      <text:p text:style-name="P65"/>
      <text:p text:style-name="P87"><text:span text:style-name="T18"><text:tab/></text:span><text:span text:style-name="T28">return USART_SUCCESS;</text:span></text:p>
      <text:p text:style-name="P87"><text:tab/><text:tab/>80036326:<text:tab/>30 08 <text:s text:c="6"/><text:tab/>mov<text:tab/>r8,0</text:p>
      <text:p text:style-name="P87"><text:tab/><text:tab/>80036328:<text:tab/>c0 28 <text:s text:c="6"/><text:tab/>rjmp<text:tab/>8003632c <text:tab/>//Return from function.</text:p>
      <text:p text:style-name="P26"/>
      <text:p text:style-name="P87"><text:span text:style-name="T51"><text:tab/></text:span><text:span text:style-name="T53">}</text:span></text:p>
      <text:p text:style-name="P28"><text:s/><text:tab/>else</text:p>
      <text:p text:style-name="P28"><text:s text:c="4"/><text:tab/>return USART_TX_BUSY;</text:p>
      <text:p text:style-name="P87"><text:tab/><text:tab/>8003632a:<text:tab/>30 28 <text:s text:c="6"/><text:tab/>mov<text:tab/>r8,2<text:span text:style-name="T56"><text:tab/><text:tab/>//Return from function.</text:span></text:p>
      <text:p text:style-name="P87"><text:span text:style-name="T56"><text:tab/></text:span><text:span text:style-name="T46">}</text:span></text:p>
      <text:p text:style-name="P87"><text:tab/><text:tab/>8003632c:<text:tab/>10 9c <text:s text:c="6"/><text:tab/>mov<text:tab/>r12,r8</text:p>
      <text:p text:style-name="P87"><text:tab/><text:tab/>8003632e:<text:tab/>2f dd <text:s text:c="6"/><text:tab/>sub<text:tab/>sp,-12</text:p>
      <text:p text:style-name="P87"><text:tab/><text:tab/>80036330:<text:tab/>e3 cd 80 80 <text:tab/>ldm<text:tab/>sp++,r7,pc<text:span text:style-name="T56"><text:tab/>//Exit stack operation..</text:span></text:p>
      <text:p text:style-name="P87"><text:tab/><text:span text:style-name="T43">Result :</text:span></text:p>
      <text:p text:style-name="P96"><text:span text:style-name="T101"><text:tab/><text:tab/></text:span>From the generated assembly code it is verified that each of the statements generated for the driver function usart_write_char is manually verified and found that no extra statements are generated for the same.</text:p>
      <text:h text:style-name="P178" text:outline-level="3"><text:bookmark-start text:name="__RefHeading___Toc587235_4056621977"/><text:s/>usart_read_char<text:bookmark-end text:name="__RefHeading___Toc587235_4056621977"/></text:h>
      <text:p text:style-name="P121"><text:tab/><text:span text:style-name="T93">C Code :</text:span></text:p>
      <text:p text:style-name="P121"><text:span text:style-name="T93"><text:tab/></text:span><text:span text:style-name="T89">int usart_read_char(volatile avr32_usart_t *usart, unsigned char *c)</text:span></text:p>
      <text:p text:style-name="P87"><text:tab/>{</text:p>
      <text:p text:style-name="P121"><text:span text:style-name="T93"><text:tab/><text:tab/></text:span><text:span text:style-name="T89"> if (usart-&gt;csr &amp; (AVR32_USART_CSR_OVRE_MASK |</text:span></text:p>
      <text:p text:style-name="P87"><text:tab/><text:tab/><text:tab/><text:tab/><text:tab/><text:tab/>AVR32_USART_CSR_FRAME_MASK |</text:p>
      <text:p text:style-name="P87"><text:tab/><text:tab/><text:tab/><text:tab/><text:tab/><text:tab/>AVR32_USART_CSR_PARE_MASK|<text:tab/><text:tab/><text:tab/><text:tab/><text:tab/><text:tab/><text:tab/><text:tab/>AVR32_USART_CSR_RXBRK_MASK))</text:p>
      <text:p text:style-name="P87"><text:tab/><text:tab/>{</text:p>
      <text:p text:style-name="P87"><text:tab/><text:tab/><text:tab/>gsDIU_Handle.m_ulUartErrReg = usart-&gt;csr;</text:p>
      <text:p text:style-name="P87"><text:tab/><text:tab/><text:tab/>*c = (usart-&gt;rhr &amp; AVR32_USART_RHR_RXCHR_MASK) &gt;&gt; AVR32_USART_RHR_RXCHR_OFFSET;</text:p>
      <text:p text:style-name="P87"><text:soft-page-break/><text:tab/><text:tab/><text:tab/>usart-&gt;CR.usart_mode.rststa = 1;<text:tab/><text:tab/><text:tab/><text:tab/><text:tab/></text:p>
      <text:p text:style-name="P87"><text:tab/><text:tab/><text:tab/>return USART_RX_ERROR;</text:p>
      <text:p text:style-name="P87"><text:tab/><text:tab/>}</text:p>
      <text:p text:style-name="P87"><text:s text:c="2"/><text:tab/><text:tab/>if (usart_test_hit(usart))</text:p>
      <text:p text:style-name="P87"><text:tab/><text:tab/> <text:s/>{</text:p>
      <text:p text:style-name="P87"><text:s text:c="4"/><text:tab/><text:tab/><text:tab/>*c = (usart-&gt;rhr &amp; AVR32_USART_RHR_RXCHR_MASK) &gt;&gt; AVR32_USART_RHR_RXCHR_OFFSET;</text:p>
      <text:p text:style-name="P87"><text:tab/><text:tab/><text:tab/> <text:s text:c="2"/>return USART_SUCCESS;</text:p>
      <text:p text:style-name="P87"><text:tab/><text:tab/> }</text:p>
      <text:p text:style-name="P87"/>
      <text:p text:style-name="P87"><text:tab/><text:tab/> <text:s/>else</text:p>
      <text:p text:style-name="P87"><text:s/><text:tab/><text:tab/><text:tab/> <text:s text:c="2"/>return USART_RX_EMPTY;</text:p>
      <text:p text:style-name="P87"><text:tab/>}</text:p>
      <text:p text:style-name="P121"><text:span text:style-name="T89"><text:tab/></text:span><text:span text:style-name="T93">Assembly Code :</text:span></text:p>
      <text:p text:style-name="P16"><text:tab/>int usart_read_char(volatile avr32_usart_t *usart, unsigned char *c)</text:p>
      <text:p text:style-name="P16"><text:tab/>{</text:p>
      <text:p text:style-name="P121"><text:span text:style-name="T93"><text:tab/><text:tab/></text:span><text:span text:style-name="T89">80036388:<text:tab/>eb cd 40 80 <text:tab/>pushm<text:tab/>r7,lr</text:span></text:p>
      <text:p text:style-name="P87"><text:tab/><text:tab/>8003638c:<text:tab/>1a 97 <text:s text:c="6"/><text:tab/>mov<text:tab/>r7,sp</text:p>
      <text:p text:style-name="P87"><text:tab/><text:tab/>8003638e:<text:tab/>20 3d <text:s text:c="6"/><text:tab/>sub<text:tab/>sp,12</text:p>
      <text:p text:style-name="P87"><text:tab/><text:tab/><text:span text:style-name="T95">80036390:<text:tab/>ef 4c ff f8 <text:tab/>st.w<text:tab/>r7[-8],r12</text:span> – The input parameter(<text:span text:style-name="T124">*usart</text:span>) is stored in register R7[-8].</text:p>
      <text:p text:style-name="P87"><text:tab/><text:tab/><text:span text:style-name="T95">80036394:<text:tab/>ef 4b ff f4 <text:tab/>st.w<text:tab/>r7[-12],r11</text:span> – The input parameter(<text:span text:style-name="T124">*c</text:span>) is stored in register R7[-12].</text:p>
      <text:p text:style-name="P35"/>
      <text:p text:style-name="P87"><text:span text:style-name="T56"><text:tab/></text:span><text:span text:style-name="T46">if (usart-&gt;csr &amp; (AVR32_USART_CSR_OVRE_MASK |</text:span></text:p>
      <text:p text:style-name="P87"><text:tab/><text:tab/><text:span text:style-name="T137">80036398:<text:tab/>ee f8 ff f8 <text:tab/>ld.w<text:tab/>r8,r7[-8]</text:span></text:p>
      <text:p text:style-name="P87"><text:tab/><text:tab/><text:span text:style-name="T95">8003639c:<text:tab/>70 58 <text:s text:c="6"/><text:tab/>ld.w<text:tab/>r8,r8[0x14]</text:span> <text:span text:style-name="T56">– load value from register </text:span><text:span text:style-name="T18">R8[0x</text:span><text:span text:style-name="T56">1</text:span><text:span text:style-name="T18">4]</text:span><text:span text:style-name="T56"> into register R</text:span><text:span text:style-name="T18">8(</text:span><text:span text:style-name="T25">Channel Status Register offset: 0x14</text:span><text:span text:style-name="T18">)</text:span><text:span text:style-name="T56">.</text:span></text:p>
      <text:p text:style-name="P87"><text:tab/><text:tab/>8003639e:<text:tab/>e2 18 00 e4 <text:tab/>andl<text:tab/>r8,0xe4,COH</text:p>
      <text:p text:style-name="P87"><text:tab/><text:tab/>800363a2:<text:tab/>c1 90 <text:s text:c="6"/><text:tab/>breq<text:tab/>800363d4</text:p>
      <text:p text:style-name="P16"><text:tab/><text:tab/><text:tab/><text:tab/>AVR32_USART_CSR_FRAME_MASK |</text:p>
      <text:p text:style-name="P16"><text:tab/><text:tab/><text:tab/><text:tab/>AVR32_USART_CSR_PARE_MASK|<text:tab/><text:tab/><text:tab/><text:tab/><text:tab/><text:tab/><text:tab/><text:tab/>AVR32_USART_CSR_RXBRK_MASK))</text:p>
      <text:p text:style-name="P16"/>
      <text:p text:style-name="P16"><text:soft-page-break/></text:p>
      <text:p text:style-name="P16"><text:tab/>{</text:p>
      <text:p text:style-name="P16"><text:tab/>gsDIU_Handle.m_ulUartErrReg = usart-&gt;csr;</text:p>
      <text:p text:style-name="P87"><text:tab/><text:tab/><text:span text:style-name="T137">800363a4:<text:tab/>ee f8 ff f8 <text:tab/>ld.w<text:tab/>r8,r7[-8]</text:span></text:p>
      <text:p text:style-name="P87"><text:tab/><text:tab/><text:span text:style-name="T95">800363a8:<text:tab/>70 5a <text:s text:c="6"/><text:tab/>ld.w<text:tab/>r10,r8[0x14]</text:span> <text:span text:style-name="T56"><text:s/>– Read from 0x14</text:span><text:span text:style-name="T18">(</text:span><text:span text:style-name="T25">Channel status register offset: 0x14</text:span><text:span text:style-name="T18">) and store in R10.</text:span></text:p>
      <text:p text:style-name="P87"><text:tab/><text:tab/>800363aa:<text:tab/>49 79 <text:s text:c="6"/><text:tab/>lddpc<text:tab/>r9,80036404</text:p>
      <text:p text:style-name="P87"><text:tab/><text:tab/>800363ac:<text:tab/>e0 68 90 fc <text:tab/>mov<text:tab/>r8,37116</text:p>
      <text:p text:style-name="P87"><text:tab/><text:tab/>800363b0:<text:tab/>f2 08 09 0a <text:tab/>st.w<text:tab/>r9[r8],r10</text:p>
      <text:p text:style-name="P35"/>
      <text:p text:style-name="P87"><text:span text:style-name="T56"><text:tab/></text:span><text:span text:style-name="T46">*c = (usart-&gt;rhr &amp; AVR32_USART_RHR_RXCHR_MASK) &gt;&gt; AVR32_USART_RHR_RXCHR_OFFSET;</text:span></text:p>
      <text:p text:style-name="P87"><text:tab/><text:tab/><text:span text:style-name="T137">800363b4:<text:tab/>ee f8 ff f8 <text:tab/>ld.w<text:tab/>r8,r7[-8]</text:span></text:p>
      <text:p text:style-name="P87"><text:tab/><text:tab/><text:span text:style-name="T95">800363b8:<text:tab/>70 68 <text:s text:c="6"/><text:tab/>ld.w<text:tab/>r8,r8[0x18]</text:span> <text:span text:style-name="T56"><text:s/>– Read from </text:span><text:span text:style-name="T18">0x</text:span><text:span text:style-name="T56">1</text:span><text:span text:style-name="T18">8(</text:span><text:span text:style-name="T25">Receiver holding register offset: 0x18</text:span><text:span text:style-name="T18">)and store in R8</text:span><text:span text:style-name="T56">.</text:span></text:p>
      <text:p text:style-name="P87"><text:tab/><text:tab/>800363ba:<text:tab/>5c 58 <text:s text:c="6"/><text:tab/>castu.b<text:tab/>r8</text:p>
      <text:p text:style-name="P87"><text:tab/><text:tab/>800363bc:<text:tab/>ee f9 ff f4 <text:tab/>ld.w<text:tab/>r9,r7[-12]</text:p>
      <text:p text:style-name="P87"><text:span text:style-name="T137"><text:tab/><text:tab/></text:span><text:span text:style-name="T137">800363c0:<text:tab/>b2 88 <text:s text:c="6"/><text:tab/>st.b<text:tab/>r9[0x0],r8</text:span><text:span text:style-name="T137"> </text:span></text:p>
      <text:p text:style-name="P35"/>
      <text:p text:style-name="P87"><text:span text:style-name="T137"><text:tab/></text:span><text:span text:style-name="T94">usart-&gt;CR.usart_mode.rststa = 1;</text:span><text:span text:style-name="T93"><text:tab/><text:tab/><text:tab/></text:span></text:p>
      <text:p text:style-name="P87"><text:tab/><text:tab/>800363c2:<text:tab/>ee f9 ff f8 <text:tab/>ld.w<text:tab/>r9,r7[-8]</text:p>
      <text:p text:style-name="P87"><text:tab/><text:tab/>800363c6:<text:tab/>72 08 <text:s text:c="6"/><text:tab/>ld.w<text:tab/>r8,r9[0x0]</text:p>
      <text:p text:style-name="P87"><text:tab/><text:tab/>800363c8:<text:tab/>30 1a <text:s text:c="6"/><text:tab/>mov<text:tab/>r10,1</text:p>
      <text:p text:style-name="P87"><text:tab/><text:tab/>800363ca:<text:tab/>f1 da d1 01 <text:tab/>bfins<text:tab/>r8,r10,0x8,0x1</text:p>
      <text:p text:style-name="P87"><text:tab/><text:tab/>800363ce:<text:tab/>93 08 <text:s text:c="6"/><text:tab/>st.w<text:tab/>r9[0x0],r8<text:span text:style-name="T56"> </text:span></text:p>
      <text:p text:style-name="P35"/>
      <text:p text:style-name="P87"><text:span text:style-name="T56"><text:tab/></text:span><text:span text:style-name="T46">return USART_RX_ERROR;</text:span></text:p>
      <text:p text:style-name="P87"><text:tab/><text:tab/>800363d0:<text:tab/>30 48 <text:s text:c="6"/><text:tab/>mov<text:tab/>r8,4</text:p>
      <text:p text:style-name="P87"><text:tab/><text:tab/>800363d2:<text:tab/>c1 58 <text:s text:c="6"/><text:tab/>rjmp<text:tab/>800363fc</text:p>
      <text:p text:style-name="P87"><text:tab/><text:tab/>800363d4:<text:tab/>ee f8 ff f8 <text:tab/>ld.w<text:tab/>r8,r7[-8]</text:p>
      <text:p text:style-name="P87"><text:tab/><text:tab/>800363d8:<text:tab/>ef 48 ff fc <text:tab/>st.w<text:tab/>r7[-4],r8</text:p>
      <text:p text:style-name="P35"/>
      <text:p text:style-name="P87"><text:span text:style-name="T56"><text:tab/></text:span><text:span text:style-name="T46">__always_inline static int usart_test_hit(volatile avr32_usart_t *usart)</text:span></text:p>
      <text:p text:style-name="P22"><text:tab/>{</text:p>
      <text:p text:style-name="P22"><text:soft-page-break/><text:s text:c="2"/><text:tab/>return (usart-&gt;csr &amp; AVR32_USART_CSR_RXRDY_MASK) != 0;</text:p>
      <text:p text:style-name="P87"><text:tab/><text:tab/>800363dc:<text:tab/>ee f8 ff fc <text:tab/>ld.w<text:tab/>r8,r7[-4]</text:p>
      <text:p text:style-name="P87"><text:tab/><text:tab/><text:span text:style-name="T95">800363e0:<text:tab/>70 58 <text:s text:c="6"/><text:tab/>ld.w<text:tab/>r8,r8[0x14]</text:span> <text:span text:style-name="T56"><text:s/>– Read from 0x14(</text:span><text:span text:style-name="T59">Channel status register offset: 0x14</text:span><text:span text:style-name="T56">) and store in R8.</text:span></text:p>
      <text:p text:style-name="P87"><text:tab/><text:tab/>800363e2:<text:tab/>f1 d8 c0 01 <text:tab/>bfextu<text:tab/>r8,r8,0x0,0x1</text:p>
      <text:p text:style-name="P87"><text:span text:style-name="T56"><text:tab/></text:span><text:span text:style-name="T46">}</text:span></text:p>
      <text:p text:style-name="P22"/>
      <text:p text:style-name="P87"><text:span text:style-name="T46"><text:tab/></text:span><text:span text:style-name="T56">// No error; if we really did receive a char, read it and return SUCCESS.</text:span></text:p>
      <text:p text:style-name="P22"><text:s text:c="2"/><text:tab/>if (usart_test_hit(usart))</text:p>
      <text:p text:style-name="P87"><text:tab/><text:tab/>800363e6:<text:tab/>c0 a0 <text:s text:c="6"/><text:tab/>breq<text:tab/>800363fa</text:p>
      <text:p text:style-name="P87"><text:tab/><text:span text:style-name="T93">{</text:span></text:p>
      <text:p text:style-name="P16"/>
      <text:p text:style-name="P16"><text:tab/>*c = (usart-&gt;rhr &amp; AVR32_USART_RHR_RXCHR_MASK) &gt;&gt; AVR32_USART_RHR_RXCHR_OFFSET;</text:p>
      <text:p text:style-name="P87"><text:tab/><text:tab/>800363e8:<text:tab/>ee f8 ff f8 <text:tab/>ld.w<text:tab/>r8,r7[-8]</text:p>
      <text:p text:style-name="P87"><text:tab/><text:tab/><text:span text:style-name="T95">800363ec:<text:tab/>70 68 <text:s text:c="6"/><text:tab/>ld.w<text:tab/>r8,r8[0x18]</text:span><text:span text:style-name="T57"> – Read from 0x18(</text:span><text:span text:style-name="T60">Receiver holding register offset: 0x18</text:span><text:span text:style-name="T57">) and store in R8.</text:span></text:p>
      <text:p text:style-name="P87"><text:tab/><text:tab/>800363ee:<text:tab/>5c 58 <text:s text:c="6"/><text:tab/>castu.b<text:tab/>r8</text:p>
      <text:p text:style-name="P87"><text:tab/><text:tab/>800363f0:<text:tab/>ee f9 ff f4 <text:tab/>ld.w<text:tab/>r9,r7[-12]</text:p>
      <text:p text:style-name="P87"><text:tab/><text:tab/>800363f4:<text:tab/>b2 88 <text:s text:c="6"/><text:tab/>st.b<text:tab/>r9[0x0],r8</text:p>
      <text:p text:style-name="P35"/>
      <text:p text:style-name="P87"><text:span text:style-name="T56"><text:s text:c="4"/><text:tab/></text:span><text:span text:style-name="T46">return USART_SUCCESS;</text:span></text:p>
      <text:p text:style-name="P87"><text:tab/><text:tab/>800363f6:<text:tab/>30 08 <text:s text:c="6"/><text:tab/>mov<text:tab/>r8,0</text:p>
      <text:p text:style-name="P87"><text:tab/><text:tab/>800363f8:<text:tab/>c0 28 <text:s text:c="6"/><text:tab/>rjmp<text:tab/>800363fc<text:tab/>//Return from function.</text:p>
      <text:p text:style-name="P87"/>
      <text:p text:style-name="P87"><text:tab/><text:span text:style-name="T93">}</text:span></text:p>
      <text:p text:style-name="P16"><text:s text:c="2"/><text:tab/>else</text:p>
      <text:p text:style-name="P16"><text:s text:c="4"/><text:tab/>return USART_RX_EMPTY;</text:p>
      <text:p text:style-name="P87"><text:tab/><text:tab/>800363fa:<text:tab/>30 38 <text:s text:c="6"/><text:tab/>mov<text:tab/>r8,3<text:span text:style-name="T56"><text:tab/><text:tab/>//Return from function.</text:span></text:p>
      <text:p text:style-name="P35"/>
      <text:p text:style-name="P87"><text:tab/><text:tab/>800363fc:<text:tab/>10 9c <text:s text:c="6"/><text:tab/>mov<text:tab/>r12,r8</text:p>
      <text:p text:style-name="P87"><text:tab/><text:tab/>800363fe:<text:tab/>2f dd <text:s text:c="6"/><text:tab/>sub<text:tab/>sp,-12</text:p>
      <text:p text:style-name="P87"><text:tab/><text:tab/>80036400:<text:tab/>e3 cd 80 80 <text:tab/>ldm<text:tab/>sp++,r7,pc</text:p>
      <text:p text:style-name="P87"><text:tab/><text:tab/>80036404:<text:tab/>00 00 <text:s text:c="6"/><text:tab/>add<text:tab/>r0,r0</text:p>
      <text:p text:style-name="P87"><text:soft-page-break/><text:tab/><text:tab/>80036406:<text:tab/>08 0c <text:s text:c="6"/><text:tab/>add<text:tab/>r12,r4 <text:tab/><text:tab/>//Exit stack operation.</text:p>
      <text:p text:style-name="P87"><text:tab/><text:span text:style-name="T43">Result :</text:span></text:p>
      <text:p text:style-name="P96"><text:span text:style-name="T101"><text:tab/><text:tab/></text:span>From the generated assembly code it is verified that each of the statements generated for the driver function usart_read_char is manually verified and found that no extra statements are generated for the same.</text:p>
      <text:h text:style-name="P178" text:outline-level="3"><text:bookmark-start text:name="__RefHeading___Toc54455_1111455129"/>DIU_FPGA_WriteWord<text:bookmark-end text:name="__RefHeading___Toc54455_1111455129"/></text:h>
      <text:p text:style-name="P121"><text:tab/><text:span text:style-name="T93">C Code :</text:span></text:p>
      <text:p text:style-name="P121"><text:span text:style-name="T93"><text:tab/></text:span><text:span text:style-name="T89">short DIU_FPGA_WriteWord(unsigned long in_ulOffset, unsigned short in_usWriteData)</text:span></text:p>
      <text:p text:style-name="P87"><text:tab/>{</text:p>
      <text:p text:style-name="P87"><text:tab/><text:tab/>/* </text:p>
      <text:p text:style-name="P87"><text:tab/><text:tab/><text:tab/>Validate the FPGA Address Offset </text:p>
      <text:p text:style-name="P87"><text:tab/><text:tab/><text:tab/>Write the data from FPGA Register</text:p>
      <text:p text:style-name="P87"><text:tab/><text:tab/>*/</text:p>
      <text:p text:style-name="P87"><text:tab/><text:tab/>/* <text:s/>Validate the address */</text:p>
      <text:p text:style-name="P87"><text:tab/><text:tab/>if(in_ulOffset <text:s/>&gt; DIU_FPGA_MAX_ADDRESS)</text:p>
      <text:p text:style-name="P87"><text:tab/><text:tab/>{</text:p>
      <text:p text:style-name="P87"><text:tab/><text:tab/><text:tab/>/* Return the Error Code of FPGA Invalid Address */</text:p>
      <text:p text:style-name="P87"><text:tab/><text:tab/><text:tab/>return DIU_E_FPGA_INVALID_ADDRESS;</text:p>
      <text:p text:style-name="P87"><text:tab/><text:tab/>}<text:tab/></text:p>
      <text:p text:style-name="P87"><text:tab/><text:tab/></text:p>
      <text:p text:style-name="P87"><text:tab/><text:tab/>/* Check the size is ODD or Even to WRITE the last byte */</text:p>
      <text:p text:style-name="P87"><text:tab/><text:tab/>if(in_ulOffset &amp; 0x01)</text:p>
      <text:p text:style-name="P87"><text:tab/><text:tab/>{</text:p>
      <text:p text:style-name="P87"><text:tab/><text:tab/><text:tab/>/* Return the Error code of FPGA Error Address*/</text:p>
      <text:p text:style-name="P87"><text:tab/><text:tab/><text:tab/>return DIU_E_FPGA_ERR_ADDRESS;</text:p>
      <text:p text:style-name="P87"><text:tab/><text:tab/>}</text:p>
      <text:p text:style-name="P87"><text:tab/><text:tab/></text:p>
      <text:p text:style-name="P87"><text:tab/><text:tab/>if(gsDIU_Handle.m_ucFPGA_UART_DBW!<text:tab/><text:tab/><text:tab/><text:tab/><text:tab/><text:tab/><text:tab/><text:tab/><text:tab/><text:tab/><text:tab/><text:tab/><text:tab/>=DIU_MM_SMC_CS2MODE_FPGA_DBW)</text:p>
      <text:p text:style-name="P87"><text:tab/><text:tab/>{</text:p>
      <text:p text:style-name="P87"><text:tab/><text:tab/><text:tab/>DIU_SMC_FPGA_Mode_Config(DIU_MM_SMC_CS2MODE_FPGA_DBW);</text:p>
      <text:p text:style-name="P87"><text:tab/><text:tab/>}</text:p>
      <text:p text:style-name="P87"><text:soft-page-break/><text:tab/><text:tab/></text:p>
      <text:p text:style-name="P87"><text:tab/><text:tab/>/* Read the FPGA Word in the FPGA Register*/</text:p>
      <text:p text:style-name="P87"><text:tab/><text:tab/>DIU_WRITE_WORD(DIU_FPGA_BASE_ADDRESS, in_ulOffset, </text:p>
      <text:p text:style-name="P87"><text:tab/><text:tab/><text:tab/><text:tab/><text:tab/><text:tab/><text:tab/>(unsigned short )in_usWriteData);</text:p>
      <text:p text:style-name="P87"><text:tab/><text:tab/></text:p>
      <text:p text:style-name="P87"><text:tab/><text:tab/>/* Return SUCCESS*/</text:p>
      <text:p text:style-name="P87"><text:tab/><text:tab/>return (short)DIU_MM_SUCCESS;</text:p>
      <text:p text:style-name="P87"><text:tab/>}</text:p>
      <text:p text:style-name="P121"><text:span text:style-name="T89"><text:tab/></text:span><text:span text:style-name="T93">Assembly Code :</text:span></text:p>
      <text:p text:style-name="P87"><text:tab/><text:span text:style-name="T46">short DIU_FPGA_WriteWord(unsigned long in_ulOffset, unsigned short in_usWriteData)</text:span></text:p>
      <text:p text:style-name="P20"><text:tab/>{</text:p>
      <text:p text:style-name="P30"><text:tab/><text:tab/>80027638:<text:tab/>eb cd 40 80 <text:tab/>pushm<text:tab/>r7,lr</text:p>
      <text:p text:style-name="P30"><text:tab/><text:tab/>8002763c:<text:tab/>1a 97 <text:s text:c="6"/><text:tab/>mov<text:tab/>r7,sp</text:p>
      <text:p text:style-name="P30"><text:tab/><text:tab/>8002763e:<text:tab/>20 2d <text:s text:c="6"/><text:tab/>sub<text:tab/>sp,8<text:tab/><text:tab/>//Entry stack operation.</text:p>
      <text:p text:style-name="P30"><text:tab/><text:tab/><text:span text:style-name="T95">80027640:<text:tab/>ef 4c ff fc <text:tab/>st.w<text:tab/>r7[-4],r12</text:span> – The input parameter(<text:span text:style-name="T124">in_ulOffset</text:span>) is stored in register R7[-4]</text:p>
      <text:p text:style-name="P30"><text:tab/><text:tab/>80027644:<text:tab/>16 98 <text:s text:c="6"/><text:tab/>mov<text:tab/>r8,r11</text:p>
      <text:p text:style-name="P30"><text:tab/><text:tab/><text:span text:style-name="T95">80027646:<text:tab/>ef 58 ff f8 <text:tab/>st.h<text:tab/>r7[-8],r8</text:span> – The input parameter(<text:span text:style-name="T124">in_usWriteData</text:span>) is stored in register R7[-8]</text:p>
      <text:p text:style-name="P30"><text:tab/></text:p>
      <text:p text:style-name="P30"><text:tab/><text:span text:style-name="T93">if(in_ulOffset <text:s/>&gt; DIU_FPGA_MAX_ADDRESS)</text:span></text:p>
      <text:p text:style-name="P30"><text:tab/><text:tab/>8002764a:<text:tab/>ee f8 ff fc <text:tab/>ld.w<text:tab/>r8,r7[-4]</text:p>
      <text:p text:style-name="P30"><text:tab/><text:tab/>8002764e:<text:tab/>e0 48 5f ff <text:tab/>cp.w<text:tab/>r8,24575<text:tab/>//in_ulOffset <text:s/>validation.</text:p>
      <text:p text:style-name="P30"><text:tab/><text:tab/>80027652:<text:tab/>e0 88 00 05 <text:tab/>brls<text:tab/>8002765c</text:p>
      <text:p text:style-name="P30"><text:tab/><text:span text:style-name="T93">{</text:span></text:p>
      <text:p text:style-name="P30"><text:tab/><text:span text:style-name="T93">return DIU_E_FPGA_INVALID_ADDRESS;</text:span></text:p>
      <text:p text:style-name="P30"><text:tab/><text:tab/>80027656:<text:tab/>fe 78 fe 35 <text:tab/>mov<text:tab/>r8,-459</text:p>
      <text:p text:style-name="P30"><text:tab/><text:tab/>8002765a:<text:tab/>c2 18 <text:s text:c="6"/><text:tab/>rjmp<text:tab/>8002769c<text:tab/>//Return from function.</text:p>
      <text:p text:style-name="P30"><text:tab/><text:span text:style-name="T93">}</text:span></text:p>
      <text:p text:style-name="P30"/>
      <text:p text:style-name="P30"><text:tab/><text:span text:style-name="T93">if(in_ulOffset &amp; 0x01)</text:span></text:p>
      <text:p text:style-name="P30"><text:tab/><text:tab/>8002765c:<text:tab/>ee f8 ff fc <text:tab/>ld.w<text:tab/>r8,r7[-4]</text:p>
      <text:p text:style-name="P30"><text:tab/><text:tab/>80027660:<text:tab/>f1 d8 c0 01 <text:tab/>bfextu<text:tab/>r8,r8,0x0,0x1</text:p>
      <text:p text:style-name="P30"><text:soft-page-break/><text:tab/><text:tab/>80027664:<text:tab/>5c 58 <text:s text:c="6"/><text:tab/>castu.b<text:tab/>r8</text:p>
      <text:p text:style-name="P30"><text:tab/><text:tab/>80027666:<text:tab/>c0 40 <text:s text:c="6"/><text:tab/>breq<text:tab/>8002766e<text:tab/>//Check the size is ODD or Even to WRITE the last byte</text:p>
      <text:p text:style-name="P30"><text:tab/><text:span text:style-name="T93">{</text:span></text:p>
      <text:p text:style-name="P30"><text:tab/><text:span text:style-name="T93">return DIU_E_FPGA_ERR_ADDRESS;</text:span></text:p>
      <text:p text:style-name="P30"><text:tab/><text:tab/>80027668:<text:tab/>fe 78 fe 36 <text:tab/>mov<text:tab/>r8,-458</text:p>
      <text:p text:style-name="P30"><text:tab/><text:tab/>8002766c:<text:tab/>c1 88 <text:s text:c="6"/><text:tab/>rjmp<text:tab/>8002769c<text:tab/>//Return from function.</text:p>
      <text:p text:style-name="P20"><text:tab/>}</text:p>
      <text:p text:style-name="P30"><text:tab/></text:p>
      <text:p text:style-name="P30"><text:tab/><text:span text:style-name="T93">if(gsDIU_Handle.m_ucFPGA_UART_DBW!=DIU_MM_SMC_CS2MODE_FPGA_DBW)</text:span></text:p>
      <text:p text:style-name="P30"><text:tab/><text:tab/>8002766e:<text:tab/>48 e9 <text:s text:c="6"/><text:tab/>lddpc<text:tab/>r9,800276a4</text:p>
      <text:p text:style-name="P30"><text:tab/><text:tab/>80027670:<text:tab/>e0 68 8c 30 <text:tab/>mov<text:tab/>r8,35888</text:p>
      <text:p text:style-name="P30"><text:tab/><text:tab/>80027674:<text:tab/>f2 08 07 09 <text:tab/>ld.ub<text:tab/>r9,r9[r8]</text:p>
      <text:p text:style-name="P30"><text:tab/><text:tab/>80027678:<text:tab/>30 18 <text:s text:c="6"/><text:tab/>mov<text:tab/>r8,1</text:p>
      <text:p text:style-name="P30"><text:tab/><text:tab/>8002767a:<text:tab/>f0 09 18 00 <text:tab/>cp.b<text:tab/>r9,r8</text:p>
      <text:p text:style-name="P30"><text:tab/><text:tab/>8002767e:<text:tab/>c0 40 <text:s text:c="6"/><text:tab/>breq<text:tab/>80027686</text:p>
      <text:p text:style-name="P30"><text:tab/><text:span text:style-name="T93">{</text:span></text:p>
      <text:p text:style-name="P20"><text:tab/>DIU_SMC_FPGA_Mode_Config(DIU_MM_SMC_CS2MODE_FPGA_DBW);</text:p>
      <text:p text:style-name="P30"><text:tab/><text:tab/>80027680:<text:tab/>30 1c <text:s text:c="6"/><text:tab/>mov<text:tab/>r12,1</text:p>
      <text:p text:style-name="P30"><text:tab/><text:tab/>80027682:<text:tab/>f0 1f 00 0a <text:tab/>mcall<text:tab/>800276a8</text:p>
      <text:p text:style-name="P30"><text:tab/><text:span text:style-name="T93">}</text:span></text:p>
      <text:p text:style-name="P30"/>
      <text:p text:style-name="P30"><text:tab/><text:span text:style-name="T93">DIU_WRITE_WORD(DIU_FPGA_BASE_ADDRESS, in_ulOffset, (unsigned short )in_usWriteData);</text:span></text:p>
      <text:p text:style-name="P30"><text:tab/><text:tab/>80027686:<text:tab/>ee f9 ff fc <text:tab/>ld.w<text:tab/>r9,r7[-4]</text:p>
      <text:p text:style-name="P30"><text:tab/><text:tab/><text:span text:style-name="T93">8002768a:<text:tab/>fc 18 c8 00 <text:tab/>movh<text:tab/>r8,0xc800 </text:span><text:span text:style-name="T89">– The FPGA base address,0xC800 is moved to register R8.</text:span></text:p>
      <text:p text:style-name="P30"><text:tab/><text:tab/>8002768e:<text:tab/>f2 08 00 08 <text:tab/>add<text:tab/>r8,r9,r8</text:p>
      <text:p text:style-name="P30"><text:tab/><text:tab/>80027692:<text:tab/>10 99 <text:s text:c="6"/><text:tab/>mov<text:tab/>r9,r8</text:p>
      <text:p text:style-name="P30"><text:tab/><text:tab/>80027694:<text:tab/>ef 08 ff f8 <text:tab/>ld.sh<text:tab/>r8,r7[-8]</text:p>
      <text:p text:style-name="P30"><text:tab/><text:tab/>80027698:<text:tab/>b2 08 <text:s text:c="6"/><text:tab/>st.h<text:tab/>r9[0x0],r8<text:tab/>//Read the FPGA Word in the FPGA Register</text:p>
      <text:p text:style-name="P30"><text:tab/></text:p>
      <text:p text:style-name="P30"><text:tab/><text:span text:style-name="T93">return (short)DIU_MM_SUCCESS;</text:span></text:p>
      <text:p text:style-name="P30"><text:soft-page-break/><text:tab/><text:tab/>8002769a:<text:tab/>30 08 <text:s text:c="6"/><text:tab/>mov<text:tab/>r8,0<text:tab/><text:tab/>//Return from function.</text:p>
      <text:p text:style-name="P20"><text:tab/>}</text:p>
      <text:p text:style-name="P30"><text:tab/><text:tab/>8002769c:<text:tab/>10 9c <text:s text:c="6"/><text:tab/>mov<text:tab/>r12,r8</text:p>
      <text:p text:style-name="P30"><text:tab/><text:tab/>8002769e:<text:tab/>2f ed <text:s text:c="6"/><text:tab/>sub<text:tab/>sp,-8</text:p>
      <text:p text:style-name="P30"><text:tab/><text:tab/>800276a0:<text:tab/>e3 cd 80 80 <text:tab/>ldm<text:tab/>sp++,r7,pc<text:tab/><text:tab/>//Exit stack operation.</text:p>
      <text:p text:style-name="P30"><text:tab/><text:tab/>800276a4:<text:tab/>00 00 <text:s text:c="6"/><text:tab/>add<text:tab/>r0,r0</text:p>
      <text:p text:style-name="P30"><text:tab/><text:tab/>800276a6:<text:tab/>08 0c <text:s text:c="6"/><text:tab/>add<text:tab/>r12,r4</text:p>
      <text:p text:style-name="P30"><text:tab/><text:tab/>800276a8:<text:tab/>80 03 <text:s text:c="6"/><text:tab/>ld.sh<text:tab/>r3,r0[0x0]</text:p>
      <text:p text:style-name="P68"><text:tab/><text:tab/>800276aa:<text:tab/>25 94 <text:s text:c="6"/><text:tab/>sub<text:tab/>r4,89</text:p>
      <text:p text:style-name="P87"/>
      <text:p text:style-name="P49"><text:tab/>Result :</text:p>
      <text:p text:style-name="P97"><text:tab/><text:tab/>From the generated assembly code it is verified that each of the statements generated for the driver function DIU_FPGA_WriteWord is manually verified and found that no extra statements are generated for the same.</text:p>
      <text:p text:style-name="P49"/>
      <text:h text:style-name="P178" text:outline-level="3"><text:bookmark-start text:name="__RefHeading___Toc93071_3266971254"/>DIU_FPGA_ReadWord<text:bookmark-end text:name="__RefHeading___Toc93071_3266971254"/></text:h>
      <text:p text:style-name="P121"><text:tab/><text:span text:style-name="T93">C Code :</text:span></text:p>
      <text:p text:style-name="P87">short DIU_FPGA_ReadWord(unsigned long in_ulOffset, unsigned short *out_pusReadData)</text:p>
      <text:p text:style-name="P87">{</text:p>
      <text:p text:style-name="P121"><text:tab/>//Pointer validation</text:p>
      <text:p text:style-name="P121"><text:tab/>DIU_MM_VALIDATE_POINTER(out_pusReadData)</text:p>
      <text:p text:style-name="P121"><text:tab/>/* </text:p>
      <text:p text:style-name="P121"><text:tab/><text:tab/>Validate the FPGA Address Offset </text:p>
      <text:p text:style-name="P121"><text:tab/><text:tab/>Read the data from FPGA Register</text:p>
      <text:p text:style-name="P121"><text:tab/>*/</text:p>
      <text:p text:style-name="P121"><text:tab/>/* <text:s/>Validate the address */</text:p>
      <text:p text:style-name="P121"><text:tab/>if(in_ulOffset <text:s/>&gt; DIU_FPGA_MAX_ADDRESS)</text:p>
      <text:p text:style-name="P121"><text:tab/>{</text:p>
      <text:p text:style-name="P121"><text:tab/><text:tab/>/* Return the Error Code of FPGA Invalid Address */</text:p>
      <text:p text:style-name="P121"><text:tab/><text:tab/>return DIU_E_FPGA_INVALID_ADDRESS;</text:p>
      <text:p text:style-name="P121"><text:tab/>}<text:tab/></text:p>
      <text:p text:style-name="P121"><text:tab/></text:p>
      <text:p text:style-name="P121"><text:soft-page-break/><text:tab/>/* Check the size is ODD or Even to WRITE the last byte */</text:p>
      <text:p text:style-name="P121"><text:tab/>if(in_ulOffset &amp; 0x01)</text:p>
      <text:p text:style-name="P121"><text:tab/>{</text:p>
      <text:p text:style-name="P121"><text:tab/><text:tab/>/* Return the Error code of FPGA Error Address*/</text:p>
      <text:p text:style-name="P121"><text:tab/><text:tab/>return DIU_E_FPGA_ERR_ADDRESS;</text:p>
      <text:p text:style-name="P121"><text:tab/>}</text:p>
      <text:p text:style-name="P121"><text:tab/></text:p>
      <text:p text:style-name="P121"><text:tab/>if(gsDIU_Handle.m_ucFPGA_UART_DBW!=DIU_MM_SMC_CS2MODE_FPGA_DBW)</text:p>
      <text:p text:style-name="P121"><text:tab/>{</text:p>
      <text:p text:style-name="P121"><text:tab/><text:tab/>DIU_SMC_FPGA_Mode_Config(DIU_MM_SMC_CS2MODE_FPGA_DBW);</text:p>
      <text:p text:style-name="P121"><text:tab/>}</text:p>
      <text:p text:style-name="P121"><text:tab/></text:p>
      <text:p text:style-name="P121"><text:tab/>/* Read the FPGA Word in the FPGA Register*/</text:p>
      <text:p text:style-name="P121"><text:tab/>DIU_READ_WORD(DIU_FPGA_BASE_ADDRESS, in_ulOffset, out_pusReadData);<text:tab/></text:p>
      <text:p text:style-name="P121"><text:tab/>/* Return SUCCESS*/</text:p>
      <text:p text:style-name="P121"><text:tab/>return (short)DIU_MM_SUCCESS;</text:p>
      <text:p text:style-name="P121">}</text:p>
      <text:p text:style-name="P121"/>
      <text:p text:style-name="P16"><text:tab/>Assembly Code:</text:p>
      <text:p text:style-name="P16"><text:tab/><text:span text:style-name="T56"><text:tab/>short DIU_FPGA_ReadWord(unsigned long in_ulOffset, unsigned short *out_pusReadData)</text:span></text:p>
      <text:p text:style-name="P20"><text:tab/>{</text:p>
      <text:p text:style-name="P30"><text:tab/><text:tab/>800275b4:<text:tab/>eb cd 40 80 <text:tab/>pushm<text:tab/>r7,lr</text:p>
      <text:p text:style-name="P30"><text:tab/><text:tab/>800275b8:<text:tab/>1a 97 <text:s text:c="6"/><text:tab/>mov<text:tab/>r7,sp</text:p>
      <text:p text:style-name="P30"><text:tab/><text:tab/>800275ba:<text:tab/>20 2d <text:s text:c="6"/><text:tab/>sub<text:tab/>sp,8<text:tab/><text:tab/>//Entry stack operation.</text:p>
      <text:p text:style-name="P30"><text:tab/><text:tab/><text:span text:style-name="T95">800275bc:<text:tab/>ef 4c ff fc <text:tab/>st.w<text:tab/>r7[-4],r12</text:span> – The input parameter(<text:span text:style-name="T124">in_ulOffset</text:span>) is stored in register R7[-4]</text:p>
      <text:p text:style-name="P30"><text:tab/><text:tab/><text:span text:style-name="T95">800275c0:<text:tab/>ef 4b ff f8 <text:tab/>st.w<text:tab/>r7[-8],r11</text:span> – The input parameter(<text:span text:style-name="T124">*out_pusReadData</text:span>) is stored in register R7[-8]</text:p>
      <text:p text:style-name="P30"/>
      <text:p text:style-name="P30"><text:tab/>//Pointer validation</text:p>
      <text:p text:style-name="P30"><text:tab/><text:span text:style-name="T93">DIU_MM_VALIDATE_POINTER(out_pusReadData)</text:span></text:p>
      <text:p text:style-name="P30"><text:tab/><text:tab/>800275c4:<text:tab/>ee f8 ff f8 <text:tab/>ld.w<text:tab/>r8,r7[-8]</text:p>
      <text:p text:style-name="P30"><text:tab/><text:tab/>800275c8:<text:tab/>58 08 <text:s text:c="6"/><text:tab/>cp.w<text:tab/>r8,0</text:p>
      <text:p text:style-name="P30"><text:soft-page-break/><text:tab/><text:tab/>800275ca:<text:tab/>c0 41 <text:s text:c="6"/><text:tab/>brne<text:tab/>800275d2</text:p>
      <text:p text:style-name="P30"><text:tab/><text:tab/>800275cc:<text:tab/>fe 78 fe 31 <text:tab/>mov<text:tab/>r8,-463</text:p>
      <text:p text:style-name="P30"><text:tab/><text:tab/>800275d0:<text:tab/>c2 b8 <text:s text:c="6"/><text:tab/>rjmp<text:tab/>80027626</text:p>
      <text:p text:style-name="P30"><text:tab/></text:p>
      <text:p text:style-name="P30"><text:tab/>/* <text:s/>Validate the address */</text:p>
      <text:p text:style-name="P30"><text:tab/><text:span text:style-name="T93">if(in_ulOffset <text:s/>&gt; DIU_FPGA_MAX_ADDRESS)</text:span></text:p>
      <text:p text:style-name="P30"><text:tab/><text:tab/>800275d2:<text:tab/>ee f8 ff fc <text:tab/>ld.w<text:tab/>r8,r7[-4]</text:p>
      <text:p text:style-name="P30"><text:tab/><text:tab/>800275d6:<text:tab/>e0 48 5f ff <text:tab/>cp.w<text:tab/>r8,24575</text:p>
      <text:p text:style-name="P30"><text:tab/><text:tab/>800275da:<text:tab/>e0 88 00 05 <text:tab/>brls<text:tab/>800275e4<text:tab/><text:tab/>//Offset validation.</text:p>
      <text:p text:style-name="P30"><text:tab/><text:span text:style-name="T93">{</text:span></text:p>
      <text:p text:style-name="P30"><text:tab/><text:tab/>/* Return the Error Code of FPGA Invalid Address */</text:p>
      <text:p text:style-name="P30"><text:tab/><text:tab/>return DIU_E_FPGA_INVALID_ADDRESS;</text:p>
      <text:p text:style-name="P30"><text:tab/><text:tab/>800275de:<text:tab/>fe 78 fe 35 <text:tab/>mov<text:tab/>r8,-459</text:p>
      <text:p text:style-name="P30"><text:tab/><text:tab/>800275e2:<text:tab/>c2 28 <text:s text:c="6"/><text:tab/>rjmp<text:tab/>80027626</text:p>
      <text:p text:style-name="P30"><text:tab/><text:span text:style-name="T93">}</text:span><text:tab/></text:p>
      <text:p text:style-name="P30"><text:tab/></text:p>
      <text:p text:style-name="P30"><text:tab/>/* Check the size is ODD or Even to WRITE the last byte */</text:p>
      <text:p text:style-name="P30"><text:tab/><text:span text:style-name="T93">if(in_ulOffset &amp; 0x01)</text:span></text:p>
      <text:p text:style-name="P30"><text:tab/><text:tab/>800275e4:<text:tab/>ee f8 ff fc <text:tab/>ld.w<text:tab/>r8,r7[-4]</text:p>
      <text:p text:style-name="P30"><text:tab/><text:tab/>800275e8:<text:tab/>f1 d8 c0 01 <text:tab/>bfextu<text:tab/>r8,r8,0x0,0x1</text:p>
      <text:p text:style-name="P30"><text:tab/><text:tab/>800275ec:<text:tab/>5c 58 <text:s text:c="6"/><text:tab/>castu.b<text:tab/>r8</text:p>
      <text:p text:style-name="P30"><text:tab/><text:tab/>800275ee:<text:tab/>c0 40 <text:s text:c="6"/><text:tab/>breq<text:tab/>800275f6</text:p>
      <text:p text:style-name="P30"><text:tab/><text:span text:style-name="T93">{</text:span></text:p>
      <text:p text:style-name="P30"><text:tab/><text:tab/>/* Return the Error code of FPGA Error Address*/</text:p>
      <text:p text:style-name="P30"><text:tab/><text:tab/><text:span text:style-name="T93">return DIU_E_FPGA_ERR_ADDRESS;</text:span></text:p>
      <text:p text:style-name="P30"><text:tab/><text:tab/>800275f0:<text:tab/>fe 78 fe 36 <text:tab/>mov<text:tab/>r8,-458</text:p>
      <text:p text:style-name="P30"><text:tab/><text:tab/>800275f4:<text:tab/>c1 98 <text:s text:c="6"/><text:tab/>rjmp<text:tab/>80027626</text:p>
      <text:p text:style-name="P30"><text:tab/><text:span text:style-name="T93">}</text:span></text:p>
      <text:p text:style-name="P30"><text:tab/></text:p>
      <text:p text:style-name="P30"><text:tab/><text:span text:style-name="T93">if(gsDIU_Handle.m_ucFPGA_UART_DBW!=DIU_MM_SMC_CS2MODE_FPGA_DBW)</text:span></text:p>
      <text:p text:style-name="P30"><text:tab/><text:tab/>800275f6:<text:tab/>48 f9 <text:s text:c="6"/><text:tab/>lddpc<text:tab/>r9,80027630</text:p>
      <text:p text:style-name="P30"><text:tab/><text:tab/>800275f8:<text:tab/>e0 68 8c 30 <text:tab/>mov<text:tab/>r8,35888</text:p>
      <text:p text:style-name="P30"><text:tab/><text:tab/>800275fc:<text:tab/>f2 08 07 09 <text:tab/>ld.ub<text:tab/>r9,r9[r8]</text:p>
      <text:p text:style-name="P30"><text:tab/><text:tab/>80027600:<text:tab/>30 18 <text:s text:c="6"/><text:tab/>mov<text:tab/>r8,1</text:p>
      <text:p text:style-name="P30"><text:soft-page-break/><text:tab/><text:tab/>80027602:<text:tab/>f0 09 18 00 <text:tab/>cp.b<text:tab/>r9,r8</text:p>
      <text:p text:style-name="P30"><text:tab/><text:tab/>80027606:<text:tab/>c0 40 <text:s text:c="6"/><text:tab/>breq<text:tab/>8002760e</text:p>
      <text:p text:style-name="P30"><text:tab/><text:span text:style-name="T93">{</text:span></text:p>
      <text:p text:style-name="P30"><text:tab/><text:tab/><text:span text:style-name="T93">DIU_SMC_FPGA_Mode_Config(DIU_MM_SMC_CS2MODE_FPGA_DBW);</text:span></text:p>
      <text:p text:style-name="P30"><text:tab/><text:tab/>80027608:<text:tab/>30 1c <text:s text:c="6"/><text:tab/>mov<text:tab/>r12,1</text:p>
      <text:p text:style-name="P30"><text:tab/><text:tab/>8002760a:<text:tab/>f0 1f 00 0b <text:tab/>mcall<text:tab/>80027634</text:p>
      <text:p text:style-name="P30"><text:tab/><text:span text:style-name="T93">}</text:span></text:p>
      <text:p text:style-name="P30"><text:tab/></text:p>
      <text:p text:style-name="P30"><text:tab/>/* Read the FPGA Word in the FPGA Register*/</text:p>
      <text:p text:style-name="P30"><text:tab/><text:span text:style-name="T93">DIU_READ_WORD(DIU_FPGA_BASE_ADDRESS, in_ulOffset, out_pusReadData);<text:tab/></text:span></text:p>
      <text:p text:style-name="P30"><text:tab/><text:tab/>8002760e:<text:tab/>ee f9 ff fc <text:tab/>ld.w<text:tab/>r9,r7[-4]</text:p>
      <text:p text:style-name="P30"><text:tab/><text:tab/><text:span text:style-name="T95">80027612:<text:tab/>fc 18 c8 00 <text:tab/>movh<text:tab/>r8,0xc800</text:span><text:span text:style-name="T93"> </text:span><text:span text:style-name="T89">– The FPGA base address,</text:span><text:span text:style-name="T91">0xC800</text:span><text:span text:style-name="T89"> is moved to register R8.</text:span></text:p>
      <text:p text:style-name="P30"><text:tab/><text:tab/>80027616:<text:tab/>f2 08 00 08 <text:tab/>add<text:tab/>r8,r9,r8</text:p>
      <text:p text:style-name="P30"><text:tab/><text:tab/>8002761a:<text:tab/>90 08 <text:s text:c="6"/><text:tab/>ld.sh<text:tab/>r8,r8[0x0]</text:p>
      <text:p text:style-name="P30"><text:tab/><text:tab/>8002761c:<text:tab/>5c 88 <text:s text:c="6"/><text:tab/>casts.h<text:tab/>r8</text:p>
      <text:p text:style-name="P30"><text:tab/><text:tab/>8002761e:<text:tab/>ee f9 ff f8 <text:tab/>ld.w<text:tab/>r9,r7[-8]</text:p>
      <text:p text:style-name="P30"><text:tab/><text:tab/>80027622:<text:tab/>b2 08 <text:s text:c="6"/><text:tab/>st.h<text:tab/>r9[0x0],r8</text:p>
      <text:p text:style-name="P30"/>
      <text:p text:style-name="P30"><text:tab/>/* Return SUCCESS*/</text:p>
      <text:p text:style-name="P30"><text:tab/><text:span text:style-name="T93">return (short)DIU_MM_SUCCESS;</text:span></text:p>
      <text:p text:style-name="P30"><text:tab/><text:tab/>80027624:<text:tab/>30 08 <text:s text:c="6"/><text:tab/>mov<text:tab/>r8,0<text:tab/></text:p>
      <text:p text:style-name="P30"><text:tab/><text:span text:style-name="T93">}</text:span></text:p>
      <text:p text:style-name="P30"><text:tab/><text:tab/>80027626:<text:tab/>10 9c <text:s text:c="6"/><text:tab/>mov<text:tab/>r12,r8</text:p>
      <text:p text:style-name="P30"><text:tab/><text:tab/>80027628:<text:tab/>2f ed <text:s text:c="6"/><text:tab/>sub<text:tab/>sp,-8</text:p>
      <text:p text:style-name="P30"><text:tab/><text:tab/>8002762a:<text:tab/>e3 cd 80 80 <text:tab/>ldm<text:tab/>sp++,r7,pc</text:p>
      <text:p text:style-name="P30"><text:tab/><text:tab/>8002762e:<text:tab/>00 00 <text:s text:c="6"/><text:tab/>add<text:tab/>r0,r0</text:p>
      <text:p text:style-name="P30"><text:tab/><text:tab/>80027630:<text:tab/>00 00 <text:s text:c="6"/><text:tab/>add<text:tab/>r0,r0</text:p>
      <text:p text:style-name="P30"><text:tab/><text:tab/>80027632:<text:tab/>08 0c <text:s text:c="6"/><text:tab/>add<text:tab/>r12,r4</text:p>
      <text:p text:style-name="P30"><text:tab/><text:tab/>80027634:<text:tab/>80 03 <text:s text:c="6"/><text:tab/>ld.sh<text:tab/>r3,r0[0x0]</text:p>
      <text:p text:style-name="P68"><text:tab/><text:tab/>80027636:<text:tab/>25 94 <text:s text:c="6"/><text:tab/>sub<text:tab/>r4,89</text:p>
      <text:p text:style-name="P87"><text:tab/><text:span text:style-name="T93">Result:</text:span></text:p>
      <text:p text:style-name="P97"><text:soft-page-break/><text:span text:style-name="T93"><text:tab/></text:span>From the generated assembly code it is verified that each of the statements generated for the driver function DIU_FPGA_ReadWord is manually verified and found that no extra statements are generated for the same.</text:p>
      <text:h text:style-name="P178" text:outline-level="3"><text:bookmark-start text:name="__RefHeading___Toc54453_1111455129"/>DIU_MM_1553B_WriteMemory<text:bookmark-end text:name="__RefHeading___Toc54453_1111455129"/></text:h>
      <text:p text:style-name="P121"><text:tab/><text:span text:style-name="T93">C Code :</text:span></text:p>
      <text:p text:style-name="P121"><text:span text:style-name="T93"><text:tab/></text:span><text:span text:style-name="T89">short DIU_MM_1553B_WriteMemory(unsigned short in_usOffset,unsigned short in_usData)</text:span></text:p>
      <text:p text:style-name="P87"><text:tab/>{</text:p>
      <text:p text:style-name="P87"><text:tab/><text:tab/>if(in_usOffset &gt; DIU_1553B_MEMORY_MAX_OFFSET)</text:p>
      <text:p text:style-name="P87"><text:tab/><text:tab/>{</text:p>
      <text:p text:style-name="P87"><text:tab/><text:tab/><text:tab/>return DIU_E_INVALID_OFFSET_VALUE;</text:p>
      <text:p text:style-name="P87"><text:tab/><text:tab/>}</text:p>
      <text:p text:style-name="P87"><text:tab/><text:tab/></text:p>
      <text:p text:style-name="P87"><text:tab/><text:tab/>#ifdef DIU_MM_VERSION1</text:p>
      <text:p text:style-name="P87"><text:tab/><text:tab/>DIU_WRITE_BYTE((DIU_MM_1553B_REG_BASE_ADDRESS +0x3000),</text:p>
      <text:p text:style-name="P87"><text:tab/><text:tab/><text:tab/><text:tab/><text:tab/><text:tab/><text:tab/>in_usOffset,((in_usData&gt;&gt;8)&amp;0xFF)); // MSB</text:p>
      <text:p text:style-name="P87"><text:tab/><text:tab/>DIU_WRITE_BYTE((DIU_MM_1553B_REG_BASE_ADDRESS +0x1000),</text:p>
      <text:p text:style-name="P87"><text:tab/><text:tab/><text:tab/><text:tab/><text:tab/><text:tab/><text:tab/>in_usOffset,(in_usData&amp;0xFF)); //LSB</text:p>
      <text:p text:style-name="P87"><text:tab/><text:tab/>#else</text:p>
      <text:p text:style-name="P87"><text:tab/><text:tab/>DIU_WRITE_WORD((DIU_MM_1553B_REG_BASE_ADDRESS +0x2000),</text:p>
      <text:p text:style-name="P87"><text:tab/><text:tab/><text:tab/><text:tab/><text:tab/><text:tab/><text:tab/>(in_usOffset&lt;&lt;1), in_usData);</text:p>
      <text:p text:style-name="P87"><text:tab/><text:tab/>#endif</text:p>
      <text:p text:style-name="P87"><text:tab/><text:tab/></text:p>
      <text:p text:style-name="P87"><text:tab/><text:tab/>return (short)DIU_MM_SUCCESS;</text:p>
      <text:p text:style-name="P87"><text:tab/>}</text:p>
      <text:p text:style-name="P121"><text:span text:style-name="T89"><text:tab/></text:span><text:span text:style-name="T93">Assembly Code :</text:span></text:p>
      <text:p text:style-name="P87"><text:tab/><text:tab/><text:span text:style-name="T56"><text:tab/></text:span><text:span text:style-name="T46">short DIU_MM_1553B_WriteMemory(unsigned short in_usOffset,unsigned short in_usData)</text:span></text:p>
      <text:p text:style-name="P20"><text:tab/>{</text:p>
      <text:p text:style-name="P40"><text:tab/><text:tab/>8002e762:<text:tab/>eb cd 40 80 <text:tab/>pushm<text:tab/>r7,lr</text:p>
      <text:p text:style-name="P40"><text:tab/><text:tab/>8002e766:<text:tab/>1a 97 <text:s text:c="6"/><text:tab/>mov<text:tab/>r7,sp</text:p>
      <text:p text:style-name="P40"><text:tab/><text:tab/>8002e768:<text:tab/>20 2d <text:s text:c="6"/><text:tab/>sub<text:tab/>sp,8<text:tab/><text:tab/>//Entry stack operation.</text:p>
      <text:p text:style-name="P40"><text:tab/><text:tab/>8002e76a:<text:tab/>18 99 <text:s text:c="6"/><text:tab/>mov<text:tab/>r9,r12</text:p>
      <text:p text:style-name="P40"><text:soft-page-break/><text:tab/><text:tab/>8002e76c:<text:tab/>16 98 <text:s text:c="6"/><text:tab/>mov<text:tab/>r8,r11</text:p>
      <text:p text:style-name="P40"><text:tab/><text:tab/><text:span text:style-name="T95">8002e76e:<text:tab/>ef 59 ff fc <text:tab/>st.h<text:tab/>r7[-4],r9</text:span> – The input parameter(<text:span text:style-name="T124">in_usOffset</text:span>) is stored in register R7[-4]</text:p>
      <text:p text:style-name="P40"><text:tab/><text:tab/><text:span text:style-name="T95">8002e772:<text:tab/>ef 58 ff f8 <text:tab/>st.h<text:tab/>r7[-8],r8</text:span> – The input parameter(<text:span text:style-name="T124">in_usData</text:span>) is stored in register R7[-8]</text:p>
      <text:p text:style-name="P40"><text:tab/><text:span text:style-name="T93">if(in_usOffset &gt; DIU_1553B_MEMORY_MAX_OFFSET)</text:span></text:p>
      <text:p text:style-name="P40"><text:tab/><text:tab/>8002e776:<text:tab/>ef 09 ff fc <text:tab/>ld.sh<text:tab/>r9,r7[-4]</text:p>
      <text:p text:style-name="P40"><text:tab/><text:tab/>8002e77a:<text:tab/>e0 68 0f ff <text:tab/>mov<text:tab/>r8,4095</text:p>
      <text:p text:style-name="P40"><text:tab/><text:tab/>8002e77e:<text:tab/>f0 09 19 00 <text:tab/>cp.h<text:tab/>r9,r8</text:p>
      <text:p text:style-name="P40"><text:tab/><text:tab/>8002e782:<text:tab/>e0 88 00 05 <text:tab/>brls<text:tab/>8002e78c</text:p>
      <text:p text:style-name="P40"><text:tab/><text:span text:style-name="T93">{</text:span></text:p>
      <text:p text:style-name="P20"><text:tab/><text:tab/>return DIU_E_INVALID_OFFSET_VALUE;</text:p>
      <text:p text:style-name="P40"><text:tab/><text:tab/>8002e786:<text:tab/>fe 78 fe a8 <text:tab/>mov<text:tab/>r8,-344</text:p>
      <text:p text:style-name="P40"><text:tab/><text:tab/>8002e78a:<text:tab/>c1 08 <text:s text:c="6"/><text:tab/>rjmp<text:tab/>8002e7aa</text:p>
      <text:p text:style-name="P40"><text:tab/></text:p>
      <text:p text:style-name="P40"><text:tab/><text:span text:style-name="T93">#ifdef DIU_MM_VERSION1</text:span></text:p>
      <text:p text:style-name="P20"><text:tab/>DIU_WRITE_BYTE((DIU_MM_1553B_REG_BASE_ADDRESS +0x3000),in_usOffset,((in_usData&gt;&gt;8)&amp;0xFF)); // MSB</text:p>
      <text:p text:style-name="P20"><text:tab/>DIU_WRITE_BYTE((DIU_MM_1553B_REG_BASE_ADDRESS +0x1000),in_usOffset,(in_usData&amp;0xFF)); //LSB</text:p>
      <text:p text:style-name="P20"><text:tab/>#else</text:p>
      <text:p text:style-name="P20"><text:tab/>DIU_WRITE_WORD((DIU_MM_1553B_REG_BASE_ADDRESS +0x2000),(in_usOffset&lt;&lt;1), in_usData);</text:p>
      <text:p text:style-name="P40"><text:tab/><text:tab/>8002e78c:<text:tab/>ef 18 ff fc <text:tab/>ld.uh<text:tab/>r8,r7[-4]</text:p>
      <text:p text:style-name="P40"><text:tab/><text:tab/>8002e790:<text:tab/>a1 78 <text:s text:c="6"/><text:tab/>lsl<text:tab/>r8,0x1</text:p>
      <text:p text:style-name="P40"><text:tab/><text:tab/>8002e792:<text:tab/>10 99 <text:s text:c="6"/><text:tab/>mov<text:tab/>r9,r8</text:p>
      <text:p text:style-name="P40"><text:tab/><text:tab/>8002e794:<text:tab/>e0 68 20 00 <text:tab/>mov<text:tab/>r8,8192</text:p>
      <text:p text:style-name="P40"><text:tab/><text:tab/><text:span text:style-name="T95">8002e798:<text:tab/>ea 18 d0 00 <text:tab/>orh<text:tab/>r8,0xd000</text:span><text:span text:style-name="T93"><text:tab/> </text:span>//The 1553B base address,<text:span text:style-name="T124">0xD000</text:span> is stored in registerr R8.</text:p>
      <text:p text:style-name="P40"><text:tab/><text:tab/>8002e79c:<text:tab/>f2 08 00 08 <text:tab/>add<text:tab/>r8,r9,r8</text:p>
      <text:p text:style-name="P40"><text:tab/><text:tab/>8002e7a0:<text:tab/>10 99 <text:s text:c="6"/><text:tab/>mov<text:tab/>r9,r8</text:p>
      <text:p text:style-name="P40"><text:tab/><text:tab/>8002e7a2:<text:tab/>ef 08 ff f8 <text:tab/>ld.sh<text:tab/>r8,r7[-8]</text:p>
      <text:p text:style-name="P40"><text:tab/><text:tab/>8002e7a6:<text:tab/>b2 08 <text:s text:c="6"/><text:tab/>st.h<text:tab/>r9[0x0],r8</text:p>
      <text:p text:style-name="P40"><text:tab/><text:span text:style-name="T93">#endif</text:span></text:p>
      <text:p text:style-name="P40"><text:soft-page-break/><text:tab/></text:p>
      <text:p text:style-name="P40"><text:tab/><text:span text:style-name="T93">return (short)DIU_MM_SUCCESS;</text:span></text:p>
      <text:p text:style-name="P40"><text:tab/><text:tab/>8002e7a8:<text:tab/>30 08 <text:s text:c="6"/><text:tab/>mov<text:tab/>r8,0</text:p>
      <text:p text:style-name="P20"><text:tab/>}</text:p>
      <text:p text:style-name="P40"><text:tab/><text:tab/>8002e7aa:<text:tab/>10 9c <text:s text:c="6"/><text:tab/>mov<text:tab/>r12,r8</text:p>
      <text:p text:style-name="P40"><text:tab/><text:tab/>8002e7ac:<text:tab/>2f ed <text:s text:c="6"/><text:tab/>sub<text:tab/>sp,-8</text:p>
      <text:p text:style-name="P68"><text:tab/><text:tab/>8002e7ae:<text:tab/>e3 cd 80 80 <text:tab/>ldm<text:tab/>sp++,r7,pc<text:tab/><text:tab/>//Exit stack operation.</text:p>
      <text:p text:style-name="P87"/>
      <text:p text:style-name="P87"><text:tab/><text:span text:style-name="T43">Result :</text:span></text:p>
      <text:p text:style-name="P96"><text:tab/><text:tab/>From the generated assembly code it is verified that each of the statements generated for the driver function DIU_MM_1553B_WriteMemory is manually verified and found that no extra statements are generated for the same.</text:p>
      <text:p text:style-name="P96"/>
      <text:h text:style-name="P178" text:outline-level="3"><text:bookmark-start text:name="__RefHeading___Toc54463_1111455129"/>DIU_MM_1553B_ReadMemory<text:bookmark-end text:name="__RefHeading___Toc54463_1111455129"/></text:h>
      <text:p text:style-name="P121"><text:tab/><text:span text:style-name="T93">C Code :</text:span></text:p>
      <text:p text:style-name="P87"><text:tab/>short DIU_MM_1553B_ReadMemory(unsigned short in_usOffset,unsigned short *out_pusData)</text:p>
      <text:p text:style-name="P87"><text:tab/>{</text:p>
      <text:p text:style-name="P87"><text:tab/><text:tab/>unsigned char ucMSB =DIU_MM_VAR_INIT;</text:p>
      <text:p text:style-name="P87"><text:tab/><text:tab/>unsigned char ucLSB =DIU_MM_VAR_INIT;</text:p>
      <text:p text:style-name="P87"><text:tab/><text:tab/>unsigned short usData = DIU_MM_VAR_INIT;</text:p>
      <text:p text:style-name="P87"><text:tab/><text:tab/></text:p>
      <text:p text:style-name="P87"><text:tab/><text:tab/>if(in_usOffset &gt; DIU_1553B_MEMORY_MAX_OFFSET)</text:p>
      <text:p text:style-name="P87"><text:tab/><text:tab/>{</text:p>
      <text:p text:style-name="P87"><text:tab/><text:tab/><text:tab/>return DIU_E_INVALID_OFFSET_VALUE;</text:p>
      <text:p text:style-name="P87"><text:tab/><text:tab/>}</text:p>
      <text:p text:style-name="P87"><text:tab/></text:p>
      <text:p text:style-name="P87"><text:tab/><text:tab/>DIU_MM_VALIDATE_POINTER(out_pusData)</text:p>
      <text:p text:style-name="P87"><text:tab/><text:tab/></text:p>
      <text:p text:style-name="P87"><text:tab/><text:tab/>#ifdef DIU_MM_VERSION1</text:p>
      <text:p text:style-name="P87"><text:tab/><text:tab/>DIU_READ_BYTE((DIU_MM_1553B_REG_BASE_ADDRESS +0x3000),</text:p>
      <text:p text:style-name="P87"><text:tab/><text:tab/><text:tab/><text:tab/>in_usOffset,&amp;ucMSB); //MSB</text:p>
      <text:p text:style-name="P87"><text:soft-page-break/><text:tab/><text:tab/></text:p>
      <text:p text:style-name="P87"><text:tab/><text:tab/>DIU_FPGA_ReadWord(DIU_FPGA_BASE_0+0xB2,out_pusData);</text:p>
      <text:p text:style-name="P87"><text:tab/><text:tab/></text:p>
      <text:p text:style-name="P87"><text:tab/><text:tab/>DIU_READ_BYTE((DIU_MM_1553B_REG_BASE_ADDRESS +0x1000),</text:p>
      <text:p text:style-name="P87"><text:tab/><text:tab/><text:tab/><text:tab/>in_usOffset,&amp;ucLSB); //LSB</text:p>
      <text:p text:style-name="P87"><text:tab/></text:p>
      <text:p text:style-name="P87"><text:tab/><text:tab/>*out_pusData = (*out_pusData)&amp;0xFF00;</text:p>
      <text:p text:style-name="P87"><text:tab/><text:tab/>*out_pusData = (*out_pusData) | ucLSB;</text:p>
      <text:p text:style-name="P87"><text:tab/><text:tab/>#else</text:p>
      <text:p text:style-name="P87"><text:tab/><text:tab/>DIU_READ_WORD((DIU_MM_1553B_REG_BASE_ADDRESS + 0x2000),</text:p>
      <text:p text:style-name="P87"><text:tab/><text:tab/><text:tab/><text:tab/>(in_usOffset&lt;&lt;1),&amp;usData);</text:p>
      <text:p text:style-name="P87"><text:tab/><text:tab/></text:p>
      <text:p text:style-name="P87"><text:tab/><text:tab/>*out_pusData = usData;</text:p>
      <text:p text:style-name="P87"><text:tab/><text:tab/>#endif<text:tab/><text:tab/></text:p>
      <text:p text:style-name="P87"><text:tab/><text:tab/>return (short)DIU_MM_SUCCESS;</text:p>
      <text:p text:style-name="P87"><text:tab/>}</text:p>
      <text:p text:style-name="P87"/>
      <text:p text:style-name="P121"><text:span text:style-name="T89"><text:tab/></text:span><text:span text:style-name="T93">Generated Assembly Code :</text:span></text:p>
      <text:p text:style-name="P87"><text:tab/><text:tab/><text:span text:style-name="T56"><text:tab/></text:span><text:span text:style-name="T46">short DIU_MM_1553B_ReadMemory(unsigned short in_usOffset,unsigned short <text:tab/>*out_pusData)</text:span></text:p>
      <text:p text:style-name="P20"><text:tab/>{</text:p>
      <text:p text:style-name="P40"><text:tab/><text:tab/>8002e7b2:<text:tab/>eb cd 40 80 <text:tab/>pushm<text:tab/>r7,lr</text:p>
      <text:p text:style-name="P40"><text:tab/><text:tab/>8002e7b6:<text:tab/>1a 97 <text:s text:c="6"/><text:tab/>mov<text:tab/>r7,sp<text:tab/><text:tab/>//</text:p>
      <text:p text:style-name="P40"><text:tab/><text:tab/>8002e7b8:<text:tab/>20 3d <text:s text:c="6"/><text:tab/>sub<text:tab/>sp,12</text:p>
      <text:p text:style-name="P40"><text:tab/><text:tab/>8002e7ba:<text:tab/>18 98 <text:s text:c="6"/><text:tab/>mov<text:tab/>r8,r12</text:p>
      <text:p text:style-name="P40"><text:tab/><text:tab/><text:span text:style-name="T95">8002e7bc:<text:tab/>ef 4b ff f4 <text:tab/>st.w<text:tab/>r7[-12],r11</text:span><text:span text:style-name="T93"> </text:span>– The input parameter(<text:span text:style-name="T124">in_usOffset</text:span>) is stored in register R8[-12].</text:p>
      <text:p text:style-name="P20"><text:tab/><text:tab/><text:span text:style-name="T124">8002e7c0:<text:tab/>ef 58 ff f8 <text:tab/>st.h<text:tab/>r7[-8],r8</text:span> <text:span text:style-name="T89">– The input parameter(</text:span><text:span text:style-name="T91">*out_pusData</text:span><text:span text:style-name="T89">) is stored in register R8[-8].</text:span></text:p>
      <text:p text:style-name="P40"/>
      <text:p text:style-name="P40"><text:tab/><text:span text:style-name="T93">unsigned char ucMSB =DIU_MM_VAR_INIT;</text:span></text:p>
      <text:p text:style-name="P40"><text:tab/><text:tab/>8002e7c4:<text:tab/>30 08 <text:s text:c="6"/><text:tab/>mov<text:tab/>r8,0</text:p>
      <text:p text:style-name="P40"><text:tab/><text:tab/>8002e7c6:<text:tab/>ef 68 ff fe <text:tab/>st.b<text:tab/>r7[-2],r8</text:p>
      <text:p text:style-name="P40"/>
      <text:p text:style-name="P40"><text:soft-page-break/><text:tab/><text:span text:style-name="T93">unsigned char ucLSB =DIU_MM_VAR_INIT;</text:span></text:p>
      <text:p text:style-name="P40"><text:tab/><text:tab/>8002e7ca:<text:tab/>30 08 <text:s text:c="6"/><text:tab/>mov<text:tab/>r8,0</text:p>
      <text:p text:style-name="P40"><text:tab/><text:tab/>8002e7cc:<text:tab/>ef 68 ff ff <text:tab/>st.b<text:tab/>r7[-1],r8</text:p>
      <text:p text:style-name="P40"/>
      <text:p text:style-name="P40"><text:tab/><text:span text:style-name="T93">unsigned short usData = DIU_MM_VAR_INIT;</text:span></text:p>
      <text:p text:style-name="P40"><text:tab/><text:tab/>8002e7d0:<text:tab/>30 08 <text:s text:c="6"/><text:tab/>mov<text:tab/>r8,0</text:p>
      <text:p text:style-name="P40"><text:tab/><text:tab/>8002e7d2:<text:tab/>ef 58 ff fc <text:tab/>st.h<text:tab/>r7[-4],r8</text:p>
      <text:p text:style-name="P40"><text:tab/></text:p>
      <text:p text:style-name="P40"><text:tab/><text:span text:style-name="T93">if(in_usOffset &gt; DIU_1553B_MEMORY_MAX_OFFSET)</text:span></text:p>
      <text:p text:style-name="P40"><text:tab/><text:tab/>8002e7d6:<text:tab/>ef 09 ff f8 <text:tab/>ld.sh<text:tab/>r9,r7[-8]</text:p>
      <text:p text:style-name="P40"><text:tab/><text:tab/>8002e7da:<text:tab/>e0 68 0f ff <text:tab/>mov<text:tab/>r8,4095</text:p>
      <text:p text:style-name="P40"><text:tab/><text:tab/>8002e7de:<text:tab/>f0 09 19 00 <text:tab/>cp.h<text:tab/>r9,r8</text:p>
      <text:p text:style-name="P40"><text:tab/><text:tab/>8002e7e2:<text:tab/>e0 88 00 05 <text:tab/>brls<text:tab/>8002e7ec </text:p>
      <text:p text:style-name="P40"><text:tab/><text:span text:style-name="T93">{</text:span></text:p>
      <text:p text:style-name="P20"><text:tab/><text:tab/>return DIU_E_INVALID_OFFSET_VALUE;</text:p>
      <text:p text:style-name="P40"><text:tab/><text:tab/>8002e7e6:<text:tab/>fe 78 fe a8 <text:tab/>mov<text:tab/>r8,-344</text:p>
      <text:p text:style-name="P40"><text:tab/><text:tab/>8002e7ea:<text:tab/>c1 c8 <text:s text:c="6"/><text:tab/>rjmp<text:tab/>8002e822</text:p>
      <text:p text:style-name="P40"><text:tab/><text:span text:style-name="T93">}</text:span></text:p>
      <text:p text:style-name="P20"/>
      <text:p text:style-name="P20"><text:tab/>DIU_MM_VALIDATE_POINTER(out_pusData)</text:p>
      <text:p text:style-name="P40"><text:tab/><text:tab/>8002e7ec:<text:tab/>ee f8 ff f4 <text:tab/>ld.w<text:tab/>r8,r7[-12]</text:p>
      <text:p text:style-name="P40"><text:tab/><text:tab/>8002e7f0:<text:tab/>58 08 <text:s text:c="6"/><text:tab/>cp.w<text:tab/>r8,0</text:p>
      <text:p text:style-name="P40"><text:tab/><text:tab/>8002e7f2:<text:tab/>c0 41 <text:s text:c="6"/><text:tab/>brne<text:tab/>8002e7fa</text:p>
      <text:p text:style-name="P40"><text:tab/><text:tab/>8002e7f4:<text:tab/>fe 78 fe 31 <text:tab/>mov<text:tab/>r8,-463</text:p>
      <text:p text:style-name="P40"><text:tab/><text:tab/>8002e7f8:<text:tab/>c1 58 <text:s text:c="6"/><text:tab/>rjmp<text:tab/>8002e822 </text:p>
      <text:p text:style-name="P40"><text:tab/><text:span text:style-name="T93">DIU_READ_BYTE((DIU_MM_1553B_REG_BASE_ADDRESS +0x1000),in_usOffset,&amp;ucLSB); //LSB</text:span></text:p>
      <text:p text:style-name="P40"/>
      <text:p text:style-name="P40"><text:tab/>*out_pusData = (*out_pusData)&amp;0xFF00;</text:p>
      <text:p text:style-name="P40"><text:tab/>*out_pusData = (*out_pusData) | ucLSB;</text:p>
      <text:p text:style-name="P40"><text:tab/>#else</text:p>
      <text:p text:style-name="P40"><text:tab/><text:span text:style-name="T93">DIU_READ_WORD((DIU_MM_1553B_REG_BASE_ADDRESS + 0x2000),(in_usOffset&lt;&lt;1),&amp;usData);</text:span></text:p>
      <text:p text:style-name="P40"><text:tab/><text:tab/>8002e7fa:<text:tab/>ef 18 ff f8 <text:tab/>ld.uh<text:tab/>r8,r7[-8]</text:p>
      <text:p text:style-name="P40"><text:soft-page-break/><text:tab/><text:tab/>8002e7fe:<text:tab/>a1 78 <text:s text:c="6"/><text:tab/>lsl<text:tab/>r8,0x1</text:p>
      <text:p text:style-name="P40"><text:tab/><text:tab/>8002e800:<text:tab/>10 99 <text:s text:c="6"/><text:tab/>mov<text:tab/>r9,r8</text:p>
      <text:p text:style-name="P40"><text:tab/><text:tab/>8002e802:<text:tab/>e0 68 20 00 <text:tab/>mov<text:tab/>r8,8192</text:p>
      <text:p text:style-name="P40"><text:tab/><text:tab/><text:span text:style-name="T95">8002e806:<text:tab/>ea 18 d0 00 <text:tab/>orh<text:tab/>r8,0xd000</text:span><text:span text:style-name="T93"> –</text:span> The 1553B base address,<text:span text:style-name="T124"> 0xD000</text:span> is OR with data register R8</text:p>
      <text:p text:style-name="P40"><text:tab/><text:tab/>8002e80a:<text:tab/>f2 08 00 08 <text:tab/>add<text:tab/>r8,r9,r8</text:p>
      <text:p text:style-name="P40"><text:tab/><text:tab/>8002e80e:<text:tab/>90 08 <text:s text:c="6"/><text:tab/>ld.sh<text:tab/>r8,r8[0x0]</text:p>
      <text:p text:style-name="P40"><text:tab/><text:tab/>8002e810:<text:tab/>5c 88 <text:s text:c="6"/><text:tab/>casts.h<text:tab/>r8</text:p>
      <text:p text:style-name="P40"><text:tab/><text:tab/>8002e812:<text:tab/>ef 58 ff fc <text:tab/>st.h<text:tab/>r7[-4],r8</text:p>
      <text:p text:style-name="P40"><text:tab/></text:p>
      <text:p text:style-name="P40"><text:tab/><text:span text:style-name="T93">*out_pusData = usData;</text:span></text:p>
      <text:p text:style-name="P40"><text:tab/><text:tab/>8002e816:<text:tab/>ef 08 ff fc <text:tab/>ld.sh<text:tab/>r8,r7[-4]</text:p>
      <text:p text:style-name="P40"><text:tab/><text:tab/>8002e81a:<text:tab/>ee f9 ff f4 <text:tab/>ld.w<text:tab/>r9,r7[-12]</text:p>
      <text:p text:style-name="P40"><text:tab/><text:tab/>8002e81e:<text:tab/>b2 08 <text:s text:c="6"/><text:tab/>st.h<text:tab/>r9[0x0],r8</text:p>
      <text:p text:style-name="P40"><text:tab/><text:span text:style-name="T93">#endif</text:span></text:p>
      <text:p text:style-name="P40"><text:tab/></text:p>
      <text:p text:style-name="P40"><text:tab/><text:span text:style-name="T93">return (short)DIU_MM_SUCCESS;</text:span></text:p>
      <text:p text:style-name="P40"><text:tab/><text:tab/>8002e820:<text:tab/>30 08 <text:s text:c="6"/><text:tab/>mov<text:tab/>r8,0</text:p>
      <text:p text:style-name="P40"><text:tab/><text:span text:style-name="T93">}</text:span></text:p>
      <text:p text:style-name="P40"><text:tab/><text:tab/>8002e822:<text:tab/>10 9c <text:s text:c="6"/><text:tab/>mov<text:tab/>r12,r8</text:p>
      <text:p text:style-name="P40"><text:tab/><text:tab/>8002e824:<text:tab/>2f dd <text:s text:c="6"/><text:tab/>sub<text:tab/>sp,-12</text:p>
      <text:p text:style-name="P40"><text:tab/><text:tab/>8002e826:<text:tab/>e3 cd 80 80 <text:tab/>ldm<text:tab/>sp++,r7,pc</text:p>
      <text:p text:style-name="P35"><text:tab/><text:tab/>8002e82a:<text:tab/>d7 03 <text:s text:c="6"/><text:tab/>nop</text:p>
      <text:p text:style-name="P87"/>
      <text:p text:style-name="P49"><text:tab/>Result :</text:p>
      <text:p text:style-name="P97"><text:tab/>From the generated assembly code it is verified that each of the statements generated for the driver function DIU_MM_1553B_ReadMemory is manually verified and found that no extra statements are generated for the same.</text:p>
      <text:p text:style-name="P97"/>
      <text:h text:style-name="Heading_20_3" text:outline-level="3">DIU_MM_1553B_WriteRegister</text:h>
      <text:p text:style-name="Standard"><text:tab/><text:span text:style-name="T93">Code:</text:span></text:p>
      <text:p text:style-name="P107"><text:tab/>short DIU_MM_1553B_WriteRegister(unsigned short in_usOffset,unsigned short in_usData)</text:p>
      <text:p text:style-name="P107"><text:soft-page-break/><text:tab/>{</text:p>
      <text:p text:style-name="P107"><text:tab/>if(in_usOffset &gt; DIU_1553B_MAX_OFFSET)</text:p>
      <text:p text:style-name="P107"><text:tab/>{</text:p>
      <text:p text:style-name="P107"><text:tab/><text:tab/>return DIU_E_INVALID_OFFSET_VALUE;</text:p>
      <text:p text:style-name="P107"><text:tab/>}</text:p>
      <text:p text:style-name="P107"><text:tab/></text:p>
      <text:p text:style-name="P107"><text:tab/>#ifdef DIU_MM_VERSION1</text:p>
      <text:p text:style-name="P107"><text:tab/>DIU_WRITE_BYTE((DIU_MM_1553B_REG_BASE_ADDRESS +0x2000),in_usOffset,<text:tab/>((in_usData&gt;&gt;8)&amp;0xFF)); // MSB</text:p>
      <text:p text:style-name="P107"><text:tab/>DIU_WRITE_BYTE((DIU_MM_1553B_REG_BASE_ADDRESS +0x0000),in_usOffset,<text:tab/>(in_usData&amp;0xFF)); //LSB</text:p>
      <text:p text:style-name="P107"><text:tab/>#else</text:p>
      <text:p text:style-name="P107"><text:tab/>/*1065 changed to left shift address*/</text:p>
      <text:p text:style-name="P107"><text:tab/>DIU_WRITE_WORD((DIU_MM_1553B_REG_BASE_ADDRESS),(in_usOffset&lt;&lt;1), <text:tab/><text:tab/>in_usData);</text:p>
      <text:p text:style-name="P107"><text:tab/>#endif</text:p>
      <text:p text:style-name="P107"><text:tab/></text:p>
      <text:p text:style-name="P107"><text:tab/>return (short)DIU_MM_SUCCESS;</text:p>
      <text:p text:style-name="P107"><text:tab/>}</text:p>
      <text:p text:style-name="P107"/>
      <text:p text:style-name="P107"><text:tab/><text:span text:style-name="T98">Generated Assembly Code :</text:span></text:p>
      <text:p text:style-name="P20"><text:tab/>short DIU_MM_1553B_WriteRegister(unsigned short in_usOffset,unsigned short <text:tab/>in_usData)</text:p>
      <text:p text:style-name="P20"><text:tab/>{</text:p>
      <text:p text:style-name="P40"><text:tab/><text:tab/>8002e690:<text:tab/>eb cd 40 80 <text:tab/>pushm<text:tab/>r7,lr</text:p>
      <text:p text:style-name="P40"><text:tab/><text:tab/>8002e694:<text:tab/>1a 97 <text:s text:c="6"/><text:tab/>mov<text:tab/>r7,sp</text:p>
      <text:p text:style-name="P40"><text:tab/><text:tab/>8002e696:<text:tab/>20 2d <text:s text:c="6"/><text:tab/>sub<text:tab/>sp,8<text:tab/><text:tab/><text:tab/>//Entry stack operartion.</text:p>
      <text:p text:style-name="P40"><text:tab/><text:tab/>8002e698:<text:tab/>18 99 <text:s text:c="6"/><text:tab/>mov<text:tab/>r9,r12</text:p>
      <text:p text:style-name="P40"><text:tab/><text:tab/>8002e69a:<text:tab/>16 98 <text:s text:c="6"/><text:tab/>mov<text:tab/>r8,r11</text:p>
      <text:p text:style-name="P40"><text:tab/><text:tab/><text:span text:style-name="T95">8002e69c:<text:tab/>ef 59 ff fc <text:tab/>st.h<text:tab/>r7[-4],r9</text:span><text:span text:style-name="T93"> </text:span>– The input parameter(<text:span text:style-name="T124">in_usOffset</text:span>) is stored in register R7[-4]</text:p>
      <text:p text:style-name="P40"><text:tab/><text:tab/><text:span text:style-name="T95">8002e6a0:<text:tab/>ef 58 ff f8 <text:tab/>st.h<text:tab/>r7[-8],r8</text:span> – The input parameter(<text:span text:style-name="T124">in_usData</text:span>) is stored in register R7[-8]</text:p>
      <text:p text:style-name="P40"><text:tab/><text:span text:style-name="T93">if(in_usOffset &gt; DIU_1553B_MAX_OFFSET)</text:span></text:p>
      <text:p text:style-name="P40"><text:soft-page-break/><text:tab/><text:tab/>8002e6a4:<text:tab/>ef 09 ff fc <text:tab/>ld.sh<text:tab/>r9,r7[-4]</text:p>
      <text:p text:style-name="P40"><text:tab/><text:tab/>8002e6a8:<text:tab/>31 f8 <text:s text:c="6"/><text:tab/>mov<text:tab/>r8,31</text:p>
      <text:p text:style-name="P40"><text:tab/><text:tab/>8002e6aa:<text:tab/>f0 09 19 00 <text:tab/>cp.h<text:tab/>r9,r8</text:p>
      <text:p text:style-name="P40"><text:tab/><text:tab/>8002e6ae:<text:tab/>e0 88 00 05 <text:tab/>brls<text:tab/>8002e6b8</text:p>
      <text:p text:style-name="P40"><text:tab/><text:span text:style-name="T93">{</text:span></text:p>
      <text:p text:style-name="P40"><text:tab/><text:tab/><text:span text:style-name="T93">return DIU_E_INVALID_OFFSET_VALUE;</text:span></text:p>
      <text:p text:style-name="P40"><text:tab/><text:tab/>8002e6b2:<text:tab/>fe 78 fe a8 <text:tab/>mov<text:tab/>r8,-344</text:p>
      <text:p text:style-name="P40"><text:tab/><text:tab/>8002e6b6:<text:tab/>c0 e8 <text:s text:c="6"/><text:tab/>rjmp<text:tab/>8002e6d2 </text:p>
      <text:p text:style-name="P40"><text:tab/><text:span text:style-name="T93">#ifdef DIU_MM_VERSION1</text:span></text:p>
      <text:p text:style-name="P20"><text:tab/>DIU_WRITE_BYTE((DIU_MM_1553B_REG_BASE_ADDRESS +0x2000),in_usOffset,<text:tab/>((in_usData&gt;&gt;8)&amp;0xFF)); // MSB</text:p>
      <text:p text:style-name="P20"><text:tab/>DIU_WRITE_BYTE((DIU_MM_1553B_REG_BASE_ADDRESS +0x0000),in_usOffset,<text:tab/>(in_usData&amp;0xFF)); //LSB</text:p>
      <text:p text:style-name="P20"><text:tab/>#else</text:p>
      <text:p text:style-name="P20"/>
      <text:p text:style-name="P40"><text:tab/>/*1065 changed to left shift address*/</text:p>
      <text:p text:style-name="P40"><text:tab/><text:span text:style-name="T93">DIU_WRITE_WORD((DIU_MM_1553B_REG_BASE_ADDRESS),(in_usOffset&lt;&lt;1), <text:tab/><text:tab/><text:tab/><text:tab/><text:tab/><text:tab/>in_usData);</text:span></text:p>
      <text:p text:style-name="P40"><text:tab/><text:tab/>8002e6b8:<text:tab/>ef 18 ff fc <text:tab/>ld.uh<text:tab/>r8,r7[-4]</text:p>
      <text:p text:style-name="P40"><text:tab/><text:tab/>8002e6bc:<text:tab/>a1 78 <text:s text:c="6"/><text:tab/>lsl<text:tab/>r8,0x1</text:p>
      <text:p text:style-name="P40"><text:tab/><text:tab/>8002e6be:<text:tab/>10 99 <text:s text:c="6"/><text:tab/>mov<text:tab/>r9,r8</text:p>
      <text:p text:style-name="P40"><text:tab/><text:tab/><text:span text:style-name="T95">8002e6c0:<text:tab/>fc 18 d0 00 <text:tab/>movh<text:tab/>r8,0xd000</text:span> - <text:s/>The 1553B base address <text:span text:style-name="T124">0xD000</text:span> is moved to R8.</text:p>
      <text:p text:style-name="P40"><text:tab/><text:tab/>8002e6c4:<text:tab/>f2 08 00 08 <text:tab/>add<text:tab/>r8,r9,r8</text:p>
      <text:p text:style-name="P40"><text:tab/><text:tab/>8002e6c8:<text:tab/>10 99 <text:s text:c="6"/><text:tab/>mov<text:tab/>r9,r8</text:p>
      <text:p text:style-name="P40"><text:tab/><text:tab/>8002e6ca:<text:tab/>ef 08 ff f8 <text:tab/>ld.sh<text:tab/>r8,r7[-8]</text:p>
      <text:p text:style-name="P40"><text:tab/><text:tab/>8002e6ce:<text:tab/>b2 08 <text:s text:c="6"/><text:tab/>st.h<text:tab/>r9[0x0],r8</text:p>
      <text:p text:style-name="P40"><text:tab/>#endif</text:p>
      <text:p text:style-name="P40"><text:tab/></text:p>
      <text:p text:style-name="P40"><text:tab/><text:span text:style-name="T93">return (short)DIU_MM_SUCCESS;</text:span></text:p>
      <text:p text:style-name="P40"><text:tab/><text:tab/>8002e6d0:<text:tab/>30 08 <text:s text:c="6"/><text:tab/>mov<text:tab/>r8,0</text:p>
      <text:p text:style-name="P40"><text:tab/>}</text:p>
      <text:p text:style-name="P40"><text:tab/><text:tab/>8002e6d2:<text:tab/>10 9c <text:s text:c="6"/><text:tab/>mov<text:tab/>r12,r8</text:p>
      <text:p text:style-name="P40"><text:tab/><text:tab/>8002e6d4:<text:tab/>2f ed <text:s text:c="6"/><text:tab/>sub<text:tab/>sp,-8<text:tab/><text:tab/>//Exit stack operation.</text:p>
      <text:p text:style-name="P40"><text:soft-page-break/><text:span text:style-name="T98"><text:tab/><text:tab/></text:span><text:span text:style-name="T1">8002e6d6:<text:tab/>e3 cd 80 80 <text:tab/>ldm<text:tab/>sp++,r7,pc</text:span></text:p>
      <text:p text:style-name="P48">Result :</text:p>
      <text:p text:style-name="P98"><text:tab/><text:tab/>From the generated assembly code it is verified that each of the statements generated for the driver function DIU_MM_1553B_WriteRegister is manually verified and found that no extra statements are generated for the same.</text:p>
      <text:h text:style-name="P182" text:outline-level="3">DIU_MM_1553B_ReadRegister</text:h>
      <text:p text:style-name="P101"><text:tab/> Code:</text:p>
      <text:p text:style-name="P107"><text:span text:style-name="T109"><text:tab/></text:span><text:span text:style-name="T100">short DIU_MM_1553B_ReadRegister(unsigned short in_usOffset,unsigned short <text:tab/>*out_pusData)</text:span></text:p>
      <text:p text:style-name="P98"><text:tab/>{</text:p>
      <text:p text:style-name="P98"><text:tab/><text:tab/>unsigned char ucMSB =DIU_MM_VAR_INIT;</text:p>
      <text:p text:style-name="P98"><text:tab/><text:tab/>unsigned char ucLSB =DIU_MM_VAR_INIT;</text:p>
      <text:p text:style-name="P98"><text:tab/><text:tab/>unsigned short usData = DIU_MM_VAR_INIT;</text:p>
      <text:p text:style-name="P98"><text:tab/><text:tab/></text:p>
      <text:p text:style-name="P98"><text:tab/><text:tab/>if((in_usOffset != 0x06) &amp;&amp; (in_usOffset != 0x09) &amp;&amp; (in_usOffset != 0x0F))</text:p>
      <text:p text:style-name="P98"><text:tab/><text:tab/>{</text:p>
      <text:p text:style-name="P98"><text:tab/><text:tab/><text:tab/>return DIU_E_INVALID_REGISTER_OFFSET;</text:p>
      <text:p text:style-name="P98"><text:tab/><text:tab/>}<text:tab/></text:p>
      <text:p text:style-name="P98"><text:tab/><text:tab/></text:p>
      <text:p text:style-name="P98"><text:tab/><text:tab/>DIU_MM_VALIDATE_POINTER(out_pusData)</text:p>
      <text:p text:style-name="P98"><text:tab/></text:p>
      <text:p text:style-name="P98"><text:tab/><text:tab/>#ifdef DIU_MM_VERSION1<text:tab/></text:p>
      <text:p text:style-name="P98"><text:tab/><text:tab/>DIU_READ_BYTE((DIU_MM_1553B_REG_BASE_ADDRESS <text:tab/><text:tab/><text:tab/>+0x2000),in_usOffset,&amp;ucMSB);</text:p>
      <text:p text:style-name="P98"><text:tab/></text:p>
      <text:p text:style-name="P98"><text:tab/><text:tab/>DIU_FPGA_ReadWord(DIU_FPGA_BASE_0+0xB2,out_pusData);</text:p>
      <text:p text:style-name="P98"><text:tab/></text:p>
      <text:p text:style-name="P98"><text:tab/><text:tab/>DIU_READ_BYTE((DIU_MM_1553B_REG_BASE_ADDRESS <text:tab/>+0x0000),in_usOffset,&amp;ucLSB);</text:p>
      <text:p text:style-name="P98"/>
      <text:p text:style-name="P98"><text:tab/><text:tab/>*out_pusData = (*out_pusData)&amp;0xFF00;</text:p>
      <text:p text:style-name="P98"><text:tab/><text:tab/>*out_pusData = (*out_pusData) | ucLSB;</text:p>
      <text:p text:style-name="P98"><text:tab/><text:tab/>#else</text:p>
      <text:p text:style-name="P98"><text:tab/><text:tab/>/*1065 changed to left shift address*/</text:p>
      <text:p text:style-name="P98"><text:tab/><text:tab/>DIU_READ_WORD((DIU_MM_1553B_REG_BASE_ADDRESS),(in_usOffset&lt;&lt;1),&amp;usData);</text:p>
      <text:p text:style-name="P98"><text:tab/><text:tab/>*out_pusData = usData;</text:p>
      <text:p text:style-name="P98"><text:soft-page-break/><text:tab/><text:tab/>#endif</text:p>
      <text:p text:style-name="P98"><text:tab/></text:p>
      <text:p text:style-name="P98"><text:tab/><text:tab/>return (short)DIU_MM_SUCCESS;</text:p>
      <text:p text:style-name="P98"><text:tab/>}</text:p>
      <text:p text:style-name="P86"><text:span text:style-name="T115"><text:tab/></text:span><text:span text:style-name="T109">Generated Assembly Code :</text:span></text:p>
      <text:p text:style-name="P86"><text:span text:style-name="T109"><text:tab/></text:span><text:span text:style-name="T116"><text:tab/></text:span><text:span text:style-name="T110">short DIU_MM_1553B_ReadRegister(unsigned short in_usOffset,unsigned short <text:tab/>*out_pusData)</text:span></text:p>
      <text:p text:style-name="P20"><text:tab/>{</text:p>
      <text:p text:style-name="P40"><text:tab/><text:tab/>8002e6da:<text:tab/>eb cd 40 80 <text:tab/>pushm<text:tab/>r7,lr</text:p>
      <text:p text:style-name="P40"><text:tab/><text:tab/>8002e6de:<text:tab/>1a 97 <text:s text:c="6"/><text:tab/>mov<text:tab/>r7,sp</text:p>
      <text:p text:style-name="P40"><text:tab/><text:tab/>8002e6e0:<text:tab/>20 3d <text:s text:c="6"/><text:tab/>sub<text:tab/>sp,12<text:tab/><text:tab/>//Entry stack operation.</text:p>
      <text:p text:style-name="P40"><text:tab/><text:tab/>8002e6e2:<text:tab/>18 98 <text:s text:c="6"/><text:tab/>mov<text:tab/>r8,r12</text:p>
      <text:p text:style-name="P40"><text:tab/><text:tab/><text:span text:style-name="T93">8002e6e4:<text:tab/>ef 4b ff f4 <text:tab/>st.w<text:tab/>r7[-12],r11</text:span> – The input parameter(<text:span text:style-name="T124">in_usOffset</text:span>) is stored in register R7[-12]</text:p>
      <text:p text:style-name="P40"><text:tab/><text:tab/><text:span text:style-name="T93">8002e6e8:<text:tab/>ef 58 ff f8 <text:tab/>st.h<text:tab/>r7[-8],r8 </text:span>– The input parameter(<text:span text:style-name="T124">*out_pusData</text:span>) <text:s/>is stored in register R7[-78] </text:p>
      <text:p text:style-name="P40"/>
      <text:p text:style-name="P40"><text:tab/><text:span text:style-name="T93">unsigned char ucMSB =DIU_MM_VAR_INIT;</text:span></text:p>
      <text:p text:style-name="P40"><text:tab/><text:tab/>8002e6ec:<text:tab/>30 08 <text:s text:c="6"/><text:tab/>mov<text:tab/>r8,0</text:p>
      <text:p text:style-name="P40"><text:tab/><text:tab/>8002e6ee:<text:tab/>ef 68 ff fe <text:tab/>st.b<text:tab/>r7[-2],r8</text:p>
      <text:p text:style-name="P40"/>
      <text:p text:style-name="P40"><text:tab/><text:span text:style-name="T93">unsigned char ucLSB =DIU_MM_VAR_INIT;</text:span></text:p>
      <text:p text:style-name="P40"><text:tab/><text:tab/>8002e6f2:<text:tab/>30 08 <text:s text:c="6"/><text:tab/>mov<text:tab/>r8,0</text:p>
      <text:p text:style-name="P40"><text:tab/><text:tab/>8002e6f4:<text:tab/>ef 68 ff ff <text:tab/>st.b<text:tab/>r7[-1],r8</text:p>
      <text:p text:style-name="P40"/>
      <text:p text:style-name="P40"><text:tab/><text:span text:style-name="T93">unsigned short usData = DIU_MM_VAR_INIT;</text:span></text:p>
      <text:p text:style-name="P40"><text:tab/><text:tab/>8002e6f8:<text:tab/>30 08 <text:s text:c="6"/><text:tab/>mov<text:tab/>r8,0</text:p>
      <text:p text:style-name="P40"><text:tab/><text:tab/>8002e6fa:<text:tab/>ef 58 ff fc <text:tab/>st.h<text:tab/>r7[-4],r8</text:p>
      <text:p text:style-name="P40"><text:tab/><text:tab/></text:p>
      <text:p text:style-name="P40"><text:tab/><text:span text:style-name="T93">if((in_usOffset != 0x06) &amp;&amp; (in_usOffset != 0x09) &amp;&amp; (in_usOffset != 0x0F))</text:span></text:p>
      <text:p text:style-name="P40"><text:tab/><text:tab/>8002e6fe:<text:tab/>ef 09 ff f8 <text:tab/>ld.sh<text:tab/>r9,r7[-8]</text:p>
      <text:p text:style-name="P40"><text:tab/><text:tab/>8002e702:<text:tab/>30 68 <text:s text:c="6"/><text:tab/>mov<text:tab/>r8,6</text:p>
      <text:p text:style-name="P40"><text:tab/><text:tab/>8002e704:<text:tab/>f0 09 19 00 <text:tab/>cp.h<text:tab/>r9,r8</text:p>
      <text:p text:style-name="P40"><text:tab/><text:tab/>8002e708:<text:tab/>c1 00 <text:s text:c="6"/><text:tab/>breq<text:tab/>8002e728 </text:p>
      <text:p text:style-name="P40"><text:soft-page-break/><text:tab/><text:tab/>8002e70a:<text:tab/>ef 09 ff f8 <text:tab/>ld.sh<text:tab/>r9,r7[-8]</text:p>
      <text:p text:style-name="P40"><text:tab/><text:tab/>8002e70e:<text:tab/>30 98 <text:s text:c="6"/><text:tab/>mov<text:tab/>r8,9</text:p>
      <text:p text:style-name="P40"><text:tab/><text:tab/>8002e710:<text:tab/>f0 09 19 00 <text:tab/>cp.h<text:tab/>r9,r8</text:p>
      <text:p text:style-name="P40"><text:tab/><text:tab/>8002e714:<text:tab/>c0 a0 <text:s text:c="6"/><text:tab/>breq<text:tab/>8002e728 </text:p>
      <text:p text:style-name="P40"><text:tab/><text:tab/>8002e716:<text:tab/>ef 09 ff f8 <text:tab/>ld.sh<text:tab/>r9,r7[-8]</text:p>
      <text:p text:style-name="P40"><text:tab/><text:tab/>8002e71a:<text:tab/>30 f8 <text:s text:c="6"/><text:tab/>mov<text:tab/>r8,15</text:p>
      <text:p text:style-name="P40"><text:tab/><text:tab/>8002e71c:<text:tab/>f0 09 19 00 <text:tab/>cp.h<text:tab/>r9,r8</text:p>
      <text:p text:style-name="P40"><text:tab/><text:tab/>8002e720:<text:tab/>c0 40 <text:s text:c="6"/><text:tab/>breq<text:tab/>8002e728 </text:p>
      <text:p text:style-name="P40"><text:tab/><text:span text:style-name="T93">{</text:span></text:p>
      <text:p text:style-name="P20"><text:tab/><text:tab/>return DIU_E_INVALID_REGISTER_OFFSET;</text:p>
      <text:p text:style-name="P40"><text:tab/><text:tab/>8002e722:<text:tab/>fe 78 fe b4 <text:tab/>mov<text:tab/>r8,-332</text:p>
      <text:p text:style-name="P40"><text:tab/><text:tab/>8002e726:<text:tab/>c1 a8 <text:s text:c="6"/><text:tab/>rjmp<text:tab/>8002e75a </text:p>
      <text:p text:style-name="P40"><text:tab/><text:span text:style-name="T93">}</text:span></text:p>
      <text:p text:style-name="P20"><text:tab/><text:tab/></text:p>
      <text:p text:style-name="P20"><text:tab/>DIU_MM_VALIDATE_POINTER(out_pusData)</text:p>
      <text:p text:style-name="P40"><text:tab/><text:tab/>8002e728:<text:tab/>ee f8 ff f4 <text:tab/>ld.w<text:tab/>r8,r7[-12]</text:p>
      <text:p text:style-name="P40"><text:tab/><text:tab/>8002e72c:<text:tab/>58 08 <text:s text:c="6"/><text:tab/>cp.w<text:tab/>r8,0</text:p>
      <text:p text:style-name="P40"><text:tab/><text:tab/>8002e72e:<text:tab/>c0 41 <text:s text:c="6"/><text:tab/>brne<text:tab/>8002e736 </text:p>
      <text:p text:style-name="P40"><text:tab/><text:tab/>8002e730:<text:tab/>fe 78 fe 31 <text:tab/>mov<text:tab/>r8,-463</text:p>
      <text:p text:style-name="P40"><text:tab/><text:tab/>8002e734:<text:tab/>c1 38 <text:s text:c="6"/><text:tab/>rjmp<text:tab/>8002e75a </text:p>
      <text:p text:style-name="P40"/>
      <text:p text:style-name="P40"><text:tab/><text:span text:style-name="T93">*out_pusData = (*out_pusData)&amp;0xFF00;</text:span></text:p>
      <text:p text:style-name="P20"><text:tab/>*out_pusData = (*out_pusData) | ucLSB;</text:p>
      <text:p text:style-name="P20"><text:tab/>#else</text:p>
      <text:p text:style-name="P40"><text:tab/>/*1065 changed to left shift address*/</text:p>
      <text:p text:style-name="P40"><text:tab/><text:span text:style-name="T93">DIU_READ_WORD((DIU_MM_1553B_REG_BASE_ADDRESS),(in_usOffset&lt;&lt;1),&amp;usData);</text:span></text:p>
      <text:p text:style-name="P40"><text:tab/><text:tab/>8002e736:<text:tab/>ef 18 ff f8 <text:tab/>ld.uh<text:tab/>r8,r7[-8]</text:p>
      <text:p text:style-name="P40"><text:tab/><text:tab/>8002e73a:<text:tab/>a1 78 <text:s text:c="6"/><text:tab/>lsl<text:tab/>r8,0x1</text:p>
      <text:p text:style-name="P40"><text:tab/><text:tab/>8002e73c:<text:tab/>10 99 <text:s text:c="6"/><text:tab/>mov<text:tab/>r9,r8</text:p>
      <text:p text:style-name="P40"><text:tab/><text:tab/><text:span text:style-name="T95">8002e73e:<text:tab/>fc 18 d0 00 <text:tab/>movh<text:tab/>r8,0xd000</text:span> – The 1553B base address, <text:span text:style-name="T124">0xD000</text:span> is moved to register R8.</text:p>
      <text:p text:style-name="P40"><text:tab/><text:tab/>8002e742:<text:tab/>f2 08 00 08 <text:tab/>add<text:tab/>r8,r9,r8</text:p>
      <text:p text:style-name="P40"><text:tab/><text:tab/>8002e746:<text:tab/>90 08 <text:s text:c="6"/><text:tab/>ld.sh<text:tab/>r8,r8[0x0]</text:p>
      <text:p text:style-name="P40"><text:soft-page-break/><text:tab/><text:tab/>8002e748:<text:tab/>5c 88 <text:s text:c="6"/><text:tab/>casts.h<text:tab/>r8</text:p>
      <text:p text:style-name="P40"><text:tab/><text:tab/>8002e74a:<text:tab/>ef 58 ff fc <text:tab/>st.h<text:tab/>r7[-4],r8</text:p>
      <text:p text:style-name="P40"><text:tab/><text:span text:style-name="T93">*out_pusData = usData;</text:span></text:p>
      <text:p text:style-name="P40"><text:tab/><text:tab/>8002e74e:<text:tab/>ef 08 ff fc <text:tab/>ld.sh<text:tab/>r8,r7[-4]</text:p>
      <text:p text:style-name="P40"><text:tab/><text:tab/>8002e752:<text:tab/>ee f9 ff f4 <text:tab/>ld.w<text:tab/>r9,r7[-12]</text:p>
      <text:p text:style-name="P40"><text:tab/><text:tab/>8002e756:<text:tab/>b2 08 <text:s text:c="6"/><text:tab/>st.h<text:tab/>r9[0x0],r8</text:p>
      <text:p text:style-name="P40"><text:tab/><text:span text:style-name="T93">#endif</text:span></text:p>
      <text:p text:style-name="P40"><text:tab/></text:p>
      <text:p text:style-name="P40"><text:tab/><text:span text:style-name="T93">return (short)DIU_MM_SUCCESS;</text:span></text:p>
      <text:p text:style-name="P40"><text:tab/><text:tab/>8002e758:<text:tab/>30 08 <text:s text:c="6"/><text:tab/>mov<text:tab/>r8,0</text:p>
      <text:p text:style-name="P40"><text:tab/><text:span text:style-name="T93">}</text:span></text:p>
      <text:p text:style-name="P40"><text:tab/><text:tab/>8002e75a:<text:tab/>10 9c <text:s text:c="6"/><text:tab/>mov<text:tab/>r12,r8</text:p>
      <text:p text:style-name="P40"><text:tab/><text:tab/>8002e75c:<text:tab/>2f dd <text:s text:c="6"/><text:tab/>sub<text:tab/>sp,-12</text:p>
      <text:p text:style-name="P101"><text:tab/><text:tab/>8002e75e:<text:tab/>e3 cd 80 80 <text:tab/>ldm<text:tab/>sp++,r7,pc<text:tab/><text:tab/>//Exit stack operation.</text:p>
      <text:p text:style-name="P49">Result :</text:p>
      <text:p text:style-name="P98"><text:span text:style-name="T109"><text:tab/></text:span>From the generated assembly code it is verified that each of the statements generated for the driver function DIU_MM_1553B_ReadRegister is manually verified and found that no extra statements are generated for the s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5" svg:font-family="Arial, sans-serif"/>
    <style:font-face style:name="OpenSymbol" svg:font-family="OpenSymbol"/>
    <style:font-face style:name="Tahoma2" svg:font-family="Tahoma"/>
    <style:font-face style:name="Segoe UI" svg:font-family="'Segoe UI'" style:font-family-generic="swiss"/>
    <style:font-face style:name="Liberation Mono" svg:font-family="'Liberation Mono'" style:font-family-generic="modern" style:font-pitch="fixed"/>
    <style:font-face style:name="Consolas" svg:font-family="Consolas" style:font-family-generic="swiss" style:font-pitch="fixed"/>
    <style:font-face style:name="MS Mincho" svg:font-family="'MS Mincho'" style:font-pitch="variable"/>
    <style:font-face style:name="Tahoma3" svg:font-family="Tahoma" style:font-pitch="variable"/>
    <style:font-face style:name="Arial4" svg:font-family="Arial" style:font-family-generic="roman"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e_20_1" draw:display-name="Bitmape 1" xlink:href="Pictures/1000000000000253000000D68E51C197.png" xlink:type="simple" xlink:show="embed" xlink:actuate="onLoad"/>
    <draw:stroke-dash draw:name="Dash_20_2" draw:display-name="Dash 2"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1" fo:font-size="11pt" fo:language="en" fo:country="US"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Arial2"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150%" fo:text-align="justify" style:justify-single-word="false" fo:text-indent="-0.25in" style:auto-text-indent="false">
        <style:tab-stops>
          <style:tab-stop style:position="1in"/>
          <style:tab-stop style:position="7.2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150%" fo:text-align="justify" style:justify-single-word="false" fo:text-indent="0in" style:auto-text-indent="false">
        <style:tab-stops>
          <style:tab-stop style:position="7.0626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4.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fo:line-height="150%" fo:text-align="center" style:justify-single-word="false" fo:keep-together="always" fo:keep-with-next="always"/>
      <style:text-properties style:font-name="Arial3" fo:font-size="16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line-height="150%" fo:text-indent="0in" style:auto-text-indent="false">
        <style:tab-stops>
          <style:tab-stop style:position="1.8335in"/>
          <style:tab-stop style:position="7.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8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8.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9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9.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10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10.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0.4626in" style:type="right" style:leader-style="dotted" style:leader-text="."/>
        </style:tab-stops>
      </style:paragraph-properties>
    </style:style>
    <style:style style:name="Table_20_Contents" style:display-name="Table Contents" style:family="paragraph" style:parent-style-name="Standard" style:list-style-name="List_20_1" style:class="extra" style:master-page-name="">
      <style:paragraph-properties style:page-number="auto" fo:background-color="transparent" style:shadow="none"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20_level_20_2_20_bullet" style:display-name=" level 2 bullet" style:family="paragraph" style:parent-style-name="Standard">
      <style:paragraph-properties fo:margin-left="0.4in" fo:margin-right="0.5in" fo:text-indent="-0.2in" style:auto-text-indent="false"/>
    </style:style>
    <style:style style:name="WW-Body_20_Text_20_2" style:display-name="WW-Body Text 2" style:family="paragraph" style:parent-style-name="Standard">
      <style:paragraph-properties fo:text-align="justify" style:justify-single-word="false"/>
    </style:style>
    <style:style style:name="WW-Default"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style:page-number="auto" fo:background-color="transparent" style:shadow="none" text:number-lines="false" text:line-number="0">
        <style:tab-stops/>
        <style:background-image/>
      </style:paragraph-properties>
      <style:text-properties fo:font-size="16pt" fo:font-weight="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master-page-name="">
      <style:paragraph-properties fo:margin-top="0in" fo:margin-bottom="0in" fo:line-height="150%" fo:text-align="center" style:justify-single-word="false" style:page-number="auto" style:shadow="none"/>
      <style:text-properties fo:font-variant="normal" fo:text-transform="none" fo:font-size="11pt" fo:font-style="normal" fo:font-weight="bold"/>
    </style:style>
    <style:style style:name="Body_20_Text_20_2" style:display-name="Body Text 2" style:family="paragraph" style:parent-style-name="Standard">
      <style:paragraph-properties fo:margin-top="0in" fo:margin-bottom="0.0835in" fo:line-height="20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Figure" style:family="paragraph" style:parent-style-name="Caption" style:class="extra"/>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dex_20_Link" style:display-name="Index Link" style:family="text"/>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fo:text-indent="-0.25in" fo:margin-left="0.4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8" text:consecutive-numbering="true">
      <text:list-level-style-number text:level="1" text:style-name="Numbering_20_Symbols" style:num-format="1">
        <style:list-level-properties text:list-level-position-and-space-mode="label-alignment">
          <style:list-level-label-alignment text:label-followed-by="nothing"/>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autospace="none" style:writing-mode="lr-tb">
        <style:tab-stops>
          <style:tab-stop style:position="6.5339in" style:type="center"/>
        </style:tab-stops>
      </style:paragraph-properties>
      <style:text-properties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style>
    <style:style style:name="MP2" style:family="paragraph" style:parent-style-name="Footer">
      <style:paragraph-properties fo:line-height="0.1665in" fo:text-align="start" style:justify-single-word="false" fo:orphans="2" fo:widows="2" fo:hyphenation-ladder-count="no-limit" style:writing-mode="lr-tb">
        <style:tab-stops>
          <style:tab-stop style:position="6.5945in" style:type="center"/>
        </style:tab-stops>
      </style:paragraph-properties>
      <style:text-properties fo:font-size="11pt" fo:font-style="normal" fo:font-weight="normal" style:font-size-asian="11pt" style:font-style-asian="normal" style:font-weight-asian="normal" style:font-size-complex="11pt" style:font-style-complex="normal" style:font-weight-complex="normal" fo:hyphenate="false" fo:hyphenation-remain-char-count="2" fo:hyphenation-push-char-count="2"/>
    </style:style>
    <style:style style:name="MP3" style:family="paragraph">
      <style:paragraph-properties fo:margin-left="0in" fo:margin-right="0in" fo:margin-top="0in" fo:margin-bottom="0in" fo:line-height="100%" fo:text-indent="0in"/>
    </style:style>
    <style:style style:name="MP4"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MP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4"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MP6" style:family="paragraph" style:parent-style-name="Standard">
      <style:paragraph-properties fo:line-height="0.1665in" fo:text-align="start" style:justify-single-word="false" fo:orphans="2" fo:widows="2" fo:hyphenation-ladder-count="no-limit" style:writing-mode="lr-tb">
        <style:tab-stops>
          <style:tab-stop style:position="6.5945in" style:type="center"/>
        </style:tab-stops>
      </style:paragraph-properties>
      <style:text-properties fo:font-size="11pt" fo:font-style="normal" fo:font-weight="bold" style:font-size-asian="11pt" style:font-style-asian="normal" style:font-weight-asian="bold" style:font-size-complex="11pt" style:font-style-complex="normal" style:font-weight-complex="bold" fo:hyphenate="false" fo:hyphenation-remain-char-count="2" fo:hyphenation-push-char-count="2"/>
    </style:style>
    <style:style style:name="MP7" style:family="paragraph" style:parent-style-name="Header">
      <style:paragraph-properties fo:text-align="start" style:justify-single-word="false"/>
    </style:style>
    <style:style style:name="MP8" style:family="paragraph" style:parent-style-name="Header">
      <style:paragraph-properties fo:text-align="end" style:justify-single-word="false" style:text-autospace="none" style:writing-mode="lr-tb">
        <style:tab-stops>
          <style:tab-stop style:position="6.5339in" style:type="center"/>
        </style:tab-stops>
      </style:paragraph-properties>
      <style:text-properties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style>
    <style:style style:name="MP9" style:family="paragraph" style:parent-style-name="Standard">
      <style:paragraph-properties fo:text-align="start" style:justify-single-word="false">
        <style:tab-stops>
          <style:tab-stop style:position="6.4201in" style:type="center"/>
        </style:tab-stops>
      </style:paragraph-properties>
      <style:text-properties fo:font-weight="bold" style:font-weight-asian="bold" style:font-weight-complex="bold"/>
    </style:style>
    <style:style style:name="MP10" style:family="paragraph" style:parent-style-name="Standard">
      <style:text-properties fo:font-weight="bold" style:font-weight-asian="bold" style:font-weight-complex="bold"/>
    </style:style>
    <style:style style:name="MP11" style:family="paragraph" style:parent-style-name="Header">
      <style:paragraph-properties fo:text-align="start" style:justify-single-word="false">
        <style:tab-stops>
          <style:tab-stop style:position="6.5339in" style:type="center"/>
        </style:tab-stops>
      </style:paragraph-properties>
      <style:text-properties fo:font-weight="bold" style:font-weight-asian="bold" style:font-weight-complex="bold"/>
    </style:style>
    <style:style style:name="MP12" style:family="paragraph" style:parent-style-name="Standard">
      <style:paragraph-properties fo:text-align="start" style:justify-single-word="false">
        <style:tab-stops>
          <style:tab-stop style:position="6.4201in" style:type="center"/>
        </style:tab-stops>
      </style:paragraph-properties>
      <style:text-properties style:font-name="Arial" fo:font-size="11pt" fo:font-weight="bold" style:font-size-asian="11pt" style:font-weight-asian="bold" style:font-size-complex="11pt" style:font-weight-complex="bold"/>
    </style:style>
    <style:style style:name="MT1" style:family="text">
      <style:text-properties fo:background-color="transparent" loext:char-shading-value="0"/>
    </style:style>
    <style:style style:name="MT2" style:family="text">
      <style:text-properties fo:background-color="#b2b2b2" loext:char-shading-value="0"/>
    </style:style>
    <style:style style:name="MT3" style:family="text">
      <style:text-properties style:use-window-font-color="true" style:text-outline="false" style:text-line-through-style="none" style:font-name="Arial"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loext:opacity="0%"/>
    </style:style>
    <style:style style:name="MT4" style:family="text">
      <style:text-properties style:font-name="Arial" fo:font-weight="bold" style:font-weight-asian="bold" style:font-weight-complex="bold"/>
    </style:style>
    <style:style style:name="MT5" style:family="text">
      <style:text-properties fo:color="#000000" style:font-name="Arial" fo:font-weight="bold" style:font-weight-asian="bold" style:font-name-complex="Arial" style:font-weight-complex="bold" loext:opacity="100%"/>
    </style:style>
    <style:style style:name="MT6" style:family="text">
      <style:text-properties fo:color="#000000" style:font-name="Arial" style:font-name-complex="Arial" loext:opacity="100%"/>
    </style:style>
    <style:style style:name="MT7" style:family="text">
      <style:text-properties style:font-name="Arial" fo:font-size="11pt" fo:font-weight="normal" style:font-size-asian="11pt" style:font-weight-asian="normal" style:font-size-complex="11pt" style:font-weight-complex="normal"/>
    </style:style>
    <style:style style:name="MT8" style:family="text">
      <style:text-properties style:font-name="Arial" fo:font-size="11pt" fo:font-weight="bold" style:font-size-asian="11pt" style:font-weight-asian="bold" style:font-size-complex="11pt" style:font-weight-complex="bold"/>
    </style:style>
    <style:style style:name="MT9"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MT10"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MT11"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MT12" style:family="text">
      <style:text-properties style:use-window-font-color="true" fo:language="en" fo:country="US" fo:background-color="#b2b2b2" style:language-asian="zxx" style:country-asian="none" style:language-complex="ar" style:country-complex="SA" loext:opacity="0%" loext:char-shading-value="0"/>
    </style:style>
    <style:style style:name="MT13" style:family="text">
      <style:text-properties style:font-name="Arial" fo:font-size="11pt" style:font-size-asian="11pt" style:font-size-complex="11pt"/>
    </style:style>
    <style:style style:name="MT14" style:family="text">
      <style:text-properties fo:color="#000000" style:font-name="Arial" fo:font-size="11pt" fo:font-style="normal" style:font-size-asian="11pt" style:font-style-asian="normal" style:font-name-complex="Arial" style:font-size-complex="11pt" style:font-style-complex="normal" loext:opacity="100%"/>
    </style:style>
    <style:style style:name="MT15" style:family="text">
      <style:text-properties style:font-name="Arial" fo:font-size="11pt" fo:font-style="normal" fo:background-color="transparent" style:font-size-asian="11pt" style:font-style-asian="normal" style:font-name-complex="Arial" style:font-size-complex="11pt" style:font-style-complex="normal" loext:char-shading-value="0"/>
    </style:style>
    <style:style style:name="MT16" style:family="text">
      <style:text-properties style:font-name="Arial" fo:font-size="11pt" fo:font-style="normal" style:font-size-asian="11pt" style:font-style-asian="normal" style:font-name-complex="Arial" style:font-size-complex="11pt" style:font-style-complex="normal"/>
    </style:style>
    <style:style style:name="MT17" style:family="text">
      <style:text-properties style:font-name="Arial" fo:font-size="11pt" fo:font-style="normal" fo:background-color="#b2b2b2" style:font-size-asian="11pt" style:font-style-asian="normal" style:font-name-complex="Arial" style:font-size-complex="11pt" style:font-style-complex="normal" loext:char-shading-value="0"/>
    </style:style>
    <style:style style:name="Mgr1" style:family="graphic">
      <style:graphic-properties loext:allow-overlap="true" draw:stroke="none" draw:stroke-dash="Dash_20_2" svg:stroke-width="0in" svg:stroke-color="#000000" draw:marker-start="" draw:marker-start-width="0.1181in" draw:marker-start-center="false" draw:marker-end="" draw:marker-end-width="0.1181in" draw:marker-end-center="false" draw:fill="none" draw:fill-color="#ffffff" fo:min-height="0.1661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Mgr2" style:family="graphic">
      <style:graphic-properties loext:allow-overlap="true" draw:stroke="solid" draw:stroke-dash="Dash_20_2" svg:stroke-width="0in" svg:stroke-color="#000000" draw:marker-start="" draw:marker-start-width="0.1181in" draw:marker-start-center="false" draw:marker-end="" draw:marker-end-width="0.1181in" draw:marker-end-center="false" draw:fill="solid" draw:fill-color="#000000"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Mgr3" style:family="graphic">
      <style:graphic-properties loext:allow-overlap="true" draw:stroke="solid" draw:stroke-dash="Dash_20_2" svg:stroke-width="0in" svg:stroke-color="#000000" draw:marker-start="" draw:marker-start-width="0.1181in" draw:marker-start-center="false" draw:marker-end="" draw:marker-end-width="0.1181in" draw:marker-end-center="false" draw:fill="solid" draw:fill-color="#000000"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i" style:print-orientation="portrait" fo:margin-top="0.5in" fo:margin-bottom="0.5in" fo:margin-left="0.7902in" fo:margin-right="0.7902in" fo:border="0.0008in solid #000000" fo:padding="0.0201in"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loext:margin-gutter="0cm" style:footnote-max-height="0in">
        <style:background-image xlink:href="Pictures/1000000000000253000000D68E51C197.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fo:border-top="none" fo:border-bottom="0.0008in solid #000000" fo:border-left="none" fo:border-right="none" fo:padding="0.0201in"/>
      </style:header-style>
      <style:footer-style>
        <style:header-footer-properties fo:min-height="0in" fo:margin-left="0in" fo:margin-right="0in" fo:margin-top="0.1965in" fo:border-top="0.0008in solid #000000" fo:border-bottom="none" fo:border-left="none" fo:border-right="none" fo:padding="0.0201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loext:margin-gutter="0cm" style:footnote-max-height="0in">
        <style:footnote-sep style:width="0.0071in" style:distance-before-sep="0.0398in" style:distance-after-sep="0.0398in"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299in" fo:margin-left="0in" fo:margin-right="0in" fo:margin-top="0.4909in" style:dynamic-spacing="true"/>
      </style:footer-style>
    </style:page-layout>
    <style:page-layout style:name="Mpm3">
      <style:page-layout-properties fo:page-width="8.5in" fo:page-height="11in" style:num-format="1" style:print-orientation="portrait" fo:margin-top="0.5in" fo:margin-bottom="0.5in" fo:margin-left="0.7902in" fo:margin-right="0.7902in" fo:border="0.0008in solid #000000" fo:padding="0.0201in"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loext:margin-gutter="0cm" style:footnote-max-height="0in">
        <style:background-image xlink:href="Pictures/1000000000000253000000D68E51C197.png" xlink:type="simple" xlink:actuate="onLoad" style:position="center center" style:repeat="no-repeat"/>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0201in" fo:background-color="transparent" style:dynamic-spacing="false">
          <style:background-image/>
        </style:header-footer-properties>
      </style:header-style>
      <style:footer-style>
        <style:header-footer-properties fo:min-height="0.4in" fo:margin-left="0in" fo:margin-right="0in" fo:margin-top="0.2in" fo:border-top="0.0008in solid #000000" fo:border-bottom="none" fo:border-left="none" fo:border-right="none" fo:padding="0.0201in" fo:background-color="transparent" style:dynamic-spacing="false">
          <style:background-image/>
        </style:header-footer-properties>
      </style:footer-style>
    </style:page-layout>
    <style:page-layout style:name="Mpm4">
      <style:page-layout-properties fo:page-width="8.2673in" fo:page-height="11.6925in" style:num-format="1" style:print-orientation="portrait" fo:margin-top="0.7874in" fo:margin-bottom="0.7874in" fo:margin-left="0.7874in" fo:margin-right="0.7874in" fo:border="0.0008in solid #000000"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cm" style:footnote-max-height="0in">
        <style:background-image xlink:href="Pictures/1000000000000253000000D68E51C197.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fo:border-top="none" fo:border-bottom="0.0008in solid #000000" fo:border-left="none" fo:border-right="none" fo:padding="0.0201in"/>
      </style:header-style>
      <style:footer-style>
        <style:header-footer-properties fo:min-height="0in" fo:margin-left="0in" fo:margin-right="0in" fo:margin-top="0.1965in" fo:border-top="0.0008in solid #000000" fo:border-bottom="none" fo:border-left="none" fo:border-right="none" fo:padding="0.0201in"/>
      </style:footer-style>
    </style:page-layout>
    <style:page-layout style:name="Mpm5">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cm"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 text:name="DOC_ORGIN_DEPT"/>
          <text:user-field-decl office:value-type="string" office:string-value="OCV" text:name="DOC_TYPE"/>
          <text:user-field-decl office:value-type="string" office:string-value="1" text:name="DOC_VER_MAJOR"/>
          <text:user-field-decl office:value-type="string" office:string-value="DP-DAU-8002-V1" text:name="PRJ_ID"/>
          <text:user-field-decl office:value-type="string" office:string-value="DIU" text:name="PRJ_MODULE"/>
        </text:user-field-decls>
        <text:p text:style-name="MP1"><text:span text:style-name="MT1"><text:s text:c="97"/></text:span><text:span text:style-name="MT1"><text:user-field-get text:name="PRJ_ID">DP-DAU-8002-V1</text:user-field-get></text:span><text:span text:style-name="MT1">-</text:span><text:span text:style-name="MT1"><text:user-field-get text:name="DOC_ORGIN_DEPT"/></text:span><text:span text:style-name="MT1"><text:user-field-get text:name="DOC_TYPE">OCV</text:user-field-get></text:span><text:span text:style-name="MT1">(</text:span><text:span text:style-name="MT1"><text:user-field-get text:name="PRJ_MODULE">DIU</text:user-field-get></text:span><text:span text:style-name="MT1">)-</text:span><text:span text:style-name="MT1"><text:user-field-get text:name="DOC_VER_MAJOR">1</text:user-field-get></text:span><text:span text:style-name="MT1">V</text:span><text:span text:style-name="MT2">00</text:span></text:p>
      </style:header>
      <style:footer>
        <text:user-field-decls>
          <text:user-field-decl office:value-type="string" office:string-value="January 22, 2022" text:name="DOC_VER_DATE"/>
          <text:user-field-decl office:value-type="string" office:string-value="1" text:name="DOC_VER_MAJOR"/>
          <text:user-field-decl office:value-type="string" office:string-value="00" text:name="DOV_VER_MINOR"/>
        </text:user-field-decls>
        <text:p text:style-name="MP2"><draw:frame text:anchor-type="paragraph" draw:z-index="6" draw:name="Shape1" draw:style-name="Mgr1" draw:text-style-name="MP4" svg:width="1.3858in" svg:height="0.265in" svg:x="2.8752in" svg:y="0.0083in"><draw:text-box><text:p text:style-name="MP3"><text:span text:style-name="MT3">Restricted</text:span></text:p></draw:text-box></draw:frame><draw:custom-shape text:anchor-type="paragraph" draw:z-index="13" draw:name="Shape2" draw:style-name="Mgr2" draw:text-style-name="MP5" svg:width="0.1504in" svg:height="0.1504in" svg:x="2.8008in" svg:y="0.0417in"><text:p/><draw:enhanced-geometry svg:viewBox="0 0 21600 21600" draw:text-areas="6722 8256 14878 15460" draw:type="star5" draw:enhanced-path="M 10797 0 L 8278 8256 0 8256 6722 13405 4198 21600 10797 16580 17401 21600 14878 13405 21600 8256 13321 8256 10797 0 Z N"/></draw:custom-shape><text:span text:style-name="MT4">Object Code Verification <text:s text:c="77"/></text:span><text:span text:style-name="MT5"><text:user-field-get text:name="DOC_VER_DATE">January 22, 2022</text:user-field-get></text:span></text:p>
        <text:p text:style-name="MP6"><text:span text:style-name="MT6">Version </text:span><text:span text:style-name="MT6"><text:user-field-get text:name="DOC_VER_MAJOR">1</text:user-field-get></text:span><text:span text:style-name="MT6">.</text:span><text:span text:style-name="MT6"><text:user-field-get text:name="DOV_VER_MINOR">00</text:user-field-get></text:span><text:span text:style-name="MT6"> <text:s text:c="104"/>Page </text:span><text:span text:style-name="MT6"><text:page-number style:num-format="Native Numbering" text:select-page="current">1</text:page-number></text:span><text:span text:style-name="MT6"> <text:s text:c="110"/></text:span></text:p>
      </style:footer>
    </style:master-page>
    <style:master-page style:name="Convert_20_1" style:display-name="Convert 1" style:page-layout-name="Mpm2">
      <style:header>
        <text:p text:style-name="MP7"><text:span text:style-name="MT7"><text:tab/><text:tab/> <text:s text:c="42"/>&lt;</text:span><text:span text:style-name="MT8">Document Reference</text:span><text:span text:style-name="MT7">&gt; </text:span></text:p>
      </style:header>
      <style:footer>
        <text:p text:style-name="Footer"><text:span text:style-name="MT9">Software Requirements Specification<text:tab/> <text:s text:c="88"/><text:tab/></text:span><text:span text:style-name="MT10">&lt;</text:span><text:span text:style-name="MT11">Date</text:span><text:span text:style-name="MT10">&gt;</text:span></text:p>
        <text:p text:style-name="Footer"><text:span text:style-name="MT9">Version</text:span><text:span text:style-name="MT10"> &lt;</text:span><text:span text:style-name="MT11">X.XX</text:span><text:span text:style-name="MT10">&gt;</text:span></text:p>
      </style:footer>
    </style:master-page>
    <style:master-page style:name="Convert_20_5" style:display-name="Convert 5" style:page-layout-name="Mpm3">
      <style:header>
        <text:user-field-decls>
          <text:user-field-decl office:value-type="string" office:string-value="" text:name="DOC_ORGIN_DEPT"/>
          <text:user-field-decl office:value-type="string" office:string-value="OCV" text:name="DOC_TYPE"/>
          <text:user-field-decl office:value-type="string" office:string-value="1" text:name="DOC_VER_MAJOR"/>
          <text:user-field-decl office:value-type="string" office:string-value="DP-DAU-8002-V1" text:name="PRJ_ID"/>
          <text:user-field-decl office:value-type="string" office:string-value="DIU" text:name="PRJ_MODULE"/>
        </text:user-field-decls>
        <text:p text:style-name="MP8"><text:span text:style-name="MT1"><text:s text:c="93"/></text:span><text:span text:style-name="MT1"><text:user-field-get text:name="PRJ_ID">DP-DAU-8002-V1</text:user-field-get></text:span><text:span text:style-name="MT1">-</text:span><text:span text:style-name="MT1"><text:user-field-get text:name="DOC_ORGIN_DEPT"/></text:span><text:span text:style-name="MT1"><text:user-field-get text:name="DOC_TYPE">OCV</text:user-field-get></text:span><text:span text:style-name="MT1">(</text:span><text:span text:style-name="MT1"><text:user-field-get text:name="PRJ_MODULE">DIU</text:user-field-get></text:span><text:span text:style-name="MT1">)-</text:span><text:span text:style-name="MT1"><text:user-field-get text:name="DOC_VER_MAJOR">1</text:user-field-get></text:span><text:span text:style-name="MT1">V</text:span><text:span text:style-name="MT12">00</text:span><text:span text:style-name="MT1"><text:tab/></text:span></text:p>
      </style:header>
      <style:footer>
        <text:user-field-decls>
          <text:user-field-decl office:value-type="string" office:string-value="January 22, 2022" text:name="DOC_VER_DATE"/>
          <text:user-field-decl office:value-type="string" office:string-value="1" text:name="DOC_VER_MAJOR"/>
          <text:user-field-decl office:value-type="string" office:string-value="00" text:name="DOV_VER_MINOR"/>
        </text:user-field-decls>
        <text:p text:style-name="MP9"><draw:frame text:anchor-type="paragraph" draw:z-index="233" draw:name="Shape5_0" draw:style-name="Mgr1" draw:text-style-name="MP4" svg:width="1.3858in" svg:height="0.265in" svg:x="2.8752in" svg:y="0.0083in"><draw:text-box><text:p text:style-name="MP3"><text:span text:style-name="MT3">Restricted</text:span></text:p></draw:text-box></draw:frame><draw:custom-shape text:anchor-type="paragraph" draw:z-index="451" draw:name="Shape6_0" draw:style-name="Mgr3" draw:text-style-name="MP5" svg:width="0.1504in" svg:height="0.1504in" svg:x="2.8008in" svg:y="0.0417in"><text:p/><draw:enhanced-geometry svg:viewBox="0 0 21600 21600" draw:text-areas="6722 8256 14878 15460" draw:type="star5" draw:enhanced-path="M 10797 0 L 8278 8256 0 8256 6722 13405 4198 21600 10797 16580 17401 21600 14878 13405 21600 8256 13321 8256 10797 0 Z N"/></draw:custom-shape><text:span text:style-name="MT13">Object Code Verification <text:s text:c="88"/></text:span><text:span text:style-name="MT14"><text:user-field-get text:name="DOC_VER_DATE">January 22, 2022</text:user-field-get></text:span></text:p>
        <text:p text:style-name="MP10"><text:span text:style-name="MT13">Version </text:span><text:span text:style-name="MT14"><text:user-field-get text:name="DOC_VER_MAJOR">1</text:user-field-get></text:span><text:span text:style-name="MT14">.</text:span><text:span text:style-name="MT14"><text:user-field-get text:name="DOV_VER_MINOR">00</text:user-field-get></text:span><text:span text:style-name="MT14"><text:tab/><text:tab/><text:tab/><text:tab/><text:tab/><text:tab/><text:tab/><text:tab/><text:tab/><text:tab/>Page </text:span><text:span text:style-name="MT14"><text:page-number style:num-format="Native Numbering" text:select-page="current">62</text:page-number></text:span></text:p>
      </style:footer>
    </style:master-page>
    <style:master-page style:name="Index" style:page-layout-name="Mpm4">
      <style:header>
        <text:user-field-decls>
          <text:user-field-decl office:value-type="string" office:string-value="" text:name="DOC_ORGIN_DEPT"/>
          <text:user-field-decl office:value-type="string" office:string-value="OCV" text:name="DOC_TYPE"/>
          <text:user-field-decl office:value-type="string" office:string-value="1" text:name="DOC_VER_MAJOR"/>
          <text:user-field-decl office:value-type="string" office:string-value="DP-DAU-8002-V1" text:name="PRJ_ID"/>
          <text:user-field-decl office:value-type="string" office:string-value="DIU" text:name="PRJ_MODULE"/>
        </text:user-field-decls>
        <text:p text:style-name="MP11"><text:span text:style-name="MT15"><text:s text:c="94"/></text:span><text:span text:style-name="MT15"><text:user-field-get text:name="PRJ_ID">DP-DAU-8002-V1</text:user-field-get></text:span><text:span text:style-name="MT15">-</text:span><text:span text:style-name="MT16"><text:user-field-get text:name="DOC_ORGIN_DEPT"/></text:span><text:span text:style-name="MT16"><text:user-field-get text:name="DOC_TYPE">OCV</text:user-field-get></text:span><text:span text:style-name="MT16">(</text:span><text:span text:style-name="MT16"><text:user-field-get text:name="PRJ_MODULE">DIU</text:user-field-get></text:span><text:span text:style-name="MT16">)-</text:span><text:span text:style-name="MT16"><text:user-field-get text:name="DOC_VER_MAJOR">1</text:user-field-get></text:span><text:span text:style-name="MT16">V</text:span><text:span text:style-name="MT17">00</text:span></text:p>
      </style:header>
      <style:footer>
        <text:user-field-decls>
          <text:user-field-decl office:value-type="string" office:string-value="1" text:name="DOC_VER_MAJOR"/>
          <text:user-field-decl office:value-type="string" office:string-value="00" text:name="DOV_VER_MINOR"/>
        </text:user-field-decls>
        <text:p text:style-name="MP12"><draw:frame text:anchor-type="paragraph" draw:z-index="14" draw:name="Shape5" draw:style-name="Mgr1" draw:text-style-name="MP4" svg:width="1.3858in" svg:height="0.265in" svg:x="2.8752in" svg:y="0.0083in"><draw:text-box><text:p text:style-name="MP3"><text:span text:style-name="MT3">Restricted</text:span></text:p></draw:text-box></draw:frame><draw:custom-shape text:anchor-type="paragraph" draw:z-index="15" draw:name="Shape6" draw:style-name="Mgr2" draw:text-style-name="MP5" svg:width="0.1504in" svg:height="0.1504in" svg:x="2.8008in" svg:y="0.0417in"><text:p/><draw:enhanced-geometry svg:viewBox="0 0 21600 21600" draw:text-areas="6722 8256 14878 15460" draw:type="star5" draw:enhanced-path="M 10797 0 L 8278 8256 0 8256 6722 13405 4198 21600 10797 16580 17401 21600 14878 13405 21600 8256 13321 8256 10797 0 Z N"/></draw:custom-shape>Object Code Verification <text:s text:c="72"/>January 04, 2022<text:tab/><text:tab/></text:p>
        <text:p text:style-name="MP10"><text:span text:style-name="MT13">Version </text:span><text:span text:style-name="MT14"><text:user-field-get text:name="DOC_VER_MAJOR">1</text:user-field-get></text:span><text:span text:style-name="MT14">.</text:span><text:span text:style-name="MT14"><text:user-field-get text:name="DOV_VER_MINOR">00</text:user-field-get></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bject Code Verification for DIU</dc:title>
    <meta:initial-creator>Doris Sturzenberger</meta:initial-creator>
    <meta:creation-date>2007-01-30T20:27:00</meta:creation-date>
    <dc:date>2022-02-19T14:54:58.54</dc:date>
    <meta:editing-cycles>1814</meta:editing-cycles>
    <meta:editing-duration>P11DT17H12M43S</meta:editing-duration>
    <meta:generator>OpenOffice/4.1.3$Win32 OpenOffice.org_project/413m1$Build-9783</meta:generator>
    <meta:document-statistic meta:table-count="8" meta:image-count="0" meta:object-count="0" meta:page-count="225" meta:paragraph-count="7037" meta:word-count="36129" meta:character-count="239796"/>
    <meta:user-defined meta:name="Info 1"/>
    <meta:user-defined meta:name="Info 2"/>
    <meta:user-defined meta:name="Info 3"/>
    <meta:user-defined meta:name="Info 4"/>
  </office:meta>
</office:document-meta>
</file>